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3.54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3.398cm" svg:height="11.973cm" svg:x="13.076cm" svg:y="36.826cm">
            <draw:object draw:notify-on-update-of-ranges="Hoja1.F2:Hoja1.F97 Hoja1.J1:Hoja1.J1 Hoja1.J2:Hoja1.J97 Hoja1.G1:Hoja1.G1 Hoja1.G2:Hoja1.G97 Hoja1.H1:Hoja1.H1 Hoja1.H2:Hoja1.H97 Hoja1.I1:Hoja1.I1 Hoja1.I2:Hoja1.I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Blocal Azar</text:p>
          </table:table-cell>
          <table:table-cell office:value-type="string">
            <text:p>Blocal Star</text:p>
          </table:table-cell>
          <table:table-cell office:value-type="string">
            <text:p>Blocal Web</text:p>
          </table:table-cell>
          <table:table-cell/>
          <table:table-cell office:value-type="string">
            <text:p>Promedio</text:p>
          </table:table-cell>
          <table:table-cell office:value-type="string">
            <text:p>BusquedaLocal Azar</text:p>
          </table:table-cell>
          <table:table-cell office:value-type="string">
            <text:p>BusquedaLocal Star</text:p>
          </table:table-cell>
          <table:table-cell office:value-type="string">
            <text:p>BusquedaLocal Web</text:p>
          </table:table-cell>
          <table:table-cell office:value-type="string">
            <text:p>Teórico</text:p>
          </table:table-cell>
          <table:table-cell/>
          <table:table-cell office:value-type="string">
            <text:p>Constante C: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8308">
            <text:p>78308</text:p>
          </table:table-cell>
          <table:table-cell office:value-type="float" office:value="23028">
            <text:p>23028</text:p>
          </table:table-cell>
          <table:table-cell office:value-type="float" office:value="64278">
            <text:p>64278</text:p>
          </table:table-cell>
          <table:table-cell/>
          <table:table-cell office:value-type="float" office:value="5">
            <text:p>5</text:p>
          </table:table-cell>
          <table:table-cell table:formula="of:=SUMIF([.$A$2:.$A$4801];[.$F2];[.B$2:.B$4801])/50" office:value-type="float" office:value="21703.64">
            <text:p>21703,64</text:p>
          </table:table-cell>
          <table:table-cell table:formula="of:=SUMIF([.$A$2:.$A$4801];[.$F2];[.C$2:.C$4801])/50" office:value-type="float" office:value="17250.6">
            <text:p>17250,6</text:p>
          </table:table-cell>
          <table:table-cell table:formula="of:=SUMIF([.$A$2:.$A$4801];[.$F2];[.D$2:.D$4801])/50" office:value-type="float" office:value="31106.56">
            <text:p>31106,56</text:p>
          </table:table-cell>
          <table:table-cell table:formula="of:=([.F2]^3)*[.$M$1]" office:value-type="float" office:value="1875">
            <text:p>1875</text:p>
          </table:table-cell>
          <table:table-cell table:formula="of:=[.H2]&lt;[.J2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541">
            <text:p>43541</text:p>
          </table:table-cell>
          <table:table-cell office:value-type="float" office:value="13847">
            <text:p>13847</text:p>
          </table:table-cell>
          <table:table-cell office:value-type="float" office:value="53128">
            <text:p>53128</text:p>
          </table:table-cell>
          <table:table-cell/>
          <table:table-cell office:value-type="float" office:value="6">
            <text:p>6</text:p>
          </table:table-cell>
          <table:table-cell table:formula="of:=SUMIF([.$A$2:.$A$4801];[.$F3];[.B$2:.B$4801])/50" office:value-type="float" office:value="20364.66">
            <text:p>20364,66</text:p>
          </table:table-cell>
          <table:table-cell table:formula="of:=SUMIF([.$A$2:.$A$4801];[.$F3];[.C$2:.C$4801])/50" office:value-type="float" office:value="21022.42">
            <text:p>21022,42</text:p>
          </table:table-cell>
          <table:table-cell table:formula="of:=SUMIF([.$A$2:.$A$4801];[.$F3];[.D$2:.D$4801])/50" office:value-type="float" office:value="21641.72">
            <text:p>21641,72</text:p>
          </table:table-cell>
          <table:table-cell table:formula="of:=([.F3]^3)*[.$M$1]" office:value-type="float" office:value="3240">
            <text:p>3240</text:p>
          </table:table-cell>
          <table:table-cell table:formula="of:=[.H3]&lt;[.J3]" office:value-type="boolean" office:boolean-value="false">
            <text:p>FALSO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759">
            <text:p>59759</text:p>
          </table:table-cell>
          <table:table-cell office:value-type="float" office:value="15684">
            <text:p>15684</text:p>
          </table:table-cell>
          <table:table-cell office:value-type="float" office:value="46511">
            <text:p>46511</text:p>
          </table:table-cell>
          <table:table-cell/>
          <table:table-cell office:value-type="float" office:value="7">
            <text:p>7</text:p>
          </table:table-cell>
          <table:table-cell table:formula="of:=SUMIF([.$A$2:.$A$4801];[.$F4];[.B$2:.B$4801])/50" office:value-type="float" office:value="35220.02">
            <text:p>35220,02</text:p>
          </table:table-cell>
          <table:table-cell table:formula="of:=SUMIF([.$A$2:.$A$4801];[.$F4];[.C$2:.C$4801])/50" office:value-type="float" office:value="23660.06">
            <text:p>23660,06</text:p>
          </table:table-cell>
          <table:table-cell table:formula="of:=SUMIF([.$A$2:.$A$4801];[.$F4];[.D$2:.D$4801])/50" office:value-type="float" office:value="22411.18">
            <text:p>22411,18</text:p>
          </table:table-cell>
          <table:table-cell table:formula="of:=([.F4]^3)*[.$M$1]" office:value-type="float" office:value="5145">
            <text:p>5145</text:p>
          </table:table-cell>
          <table:table-cell table:formula="of:=[.H4]&lt;[.J4]" office:value-type="boolean" office:boolean-value="false">
            <text:p>FALSO</text:p>
          </table:table-cell>
          <table:table-cell/>
          <table:table-cell office:value-type="string">
            <text:p>Teórico</text:p>
          </table:table-cell>
          <table:table-cell office:value-type="string">
            <text:p>O(C*n^3)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819">
            <text:p>31819</text:p>
          </table:table-cell>
          <table:table-cell office:value-type="float" office:value="28379">
            <text:p>28379</text:p>
          </table:table-cell>
          <table:table-cell office:value-type="float" office:value="95070">
            <text:p>95070</text:p>
          </table:table-cell>
          <table:table-cell/>
          <table:table-cell office:value-type="float" office:value="8">
            <text:p>8</text:p>
          </table:table-cell>
          <table:table-cell table:formula="of:=SUMIF([.$A$2:.$A$4801];[.$F5];[.B$2:.B$4801])/50" office:value-type="float" office:value="26655.08">
            <text:p>26655,08</text:p>
          </table:table-cell>
          <table:table-cell table:formula="of:=SUMIF([.$A$2:.$A$4801];[.$F5];[.C$2:.C$4801])/50" office:value-type="float" office:value="27566.2">
            <text:p>27566,2</text:p>
          </table:table-cell>
          <table:table-cell table:formula="of:=SUMIF([.$A$2:.$A$4801];[.$F5];[.D$2:.D$4801])/50" office:value-type="float" office:value="30180.38">
            <text:p>30180,38</text:p>
          </table:table-cell>
          <table:table-cell table:formula="of:=([.F5]^3)*[.$M$1]" office:value-type="float" office:value="7680">
            <text:p>7680</text:p>
          </table:table-cell>
          <table:table-cell table:formula="of:=[.H5]&lt;[.J5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775">
            <text:p>26775</text:p>
          </table:table-cell>
          <table:table-cell office:value-type="float" office:value="15247">
            <text:p>15247</text:p>
          </table:table-cell>
          <table:table-cell office:value-type="float" office:value="25178">
            <text:p>25178</text:p>
          </table:table-cell>
          <table:table-cell/>
          <table:table-cell office:value-type="float" office:value="9">
            <text:p>9</text:p>
          </table:table-cell>
          <table:table-cell table:formula="of:=SUMIF([.$A$2:.$A$4801];[.$F6];[.B$2:.B$4801])/50" office:value-type="float" office:value="34387.24">
            <text:p>34387,24</text:p>
          </table:table-cell>
          <table:table-cell table:formula="of:=SUMIF([.$A$2:.$A$4801];[.$F6];[.C$2:.C$4801])/50" office:value-type="float" office:value="31299.34">
            <text:p>31299,34</text:p>
          </table:table-cell>
          <table:table-cell table:formula="of:=SUMIF([.$A$2:.$A$4801];[.$F6];[.D$2:.D$4801])/50" office:value-type="float" office:value="37033.54">
            <text:p>37033,54</text:p>
          </table:table-cell>
          <table:table-cell table:formula="of:=([.F6]^3)*[.$M$1]" office:value-type="float" office:value="10935">
            <text:p>10935</text:p>
          </table:table-cell>
          <table:table-cell table:formula="of:=[.H6]&lt;[.J6]" office:value-type="boolean" office:boolean-value="false">
            <text:p>FALSO</text:p>
          </table:table-cell>
          <table:table-cell/>
          <table:table-cell table:formula="of:=COUNTIF([.K2:.K97];1)" office:value-type="float" office:value="81">
            <text:p>8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208">
            <text:p>16208</text:p>
          </table:table-cell>
          <table:table-cell office:value-type="float" office:value="15077">
            <text:p>15077</text:p>
          </table:table-cell>
          <table:table-cell office:value-type="float" office:value="23627">
            <text:p>23627</text:p>
          </table:table-cell>
          <table:table-cell/>
          <table:table-cell office:value-type="float" office:value="10">
            <text:p>10</text:p>
          </table:table-cell>
          <table:table-cell table:formula="of:=SUMIF([.$A$2:.$A$4801];[.$F7];[.B$2:.B$4801])/50" office:value-type="float" office:value="37653.1">
            <text:p>37653,1</text:p>
          </table:table-cell>
          <table:table-cell table:formula="of:=SUMIF([.$A$2:.$A$4801];[.$F7];[.C$2:.C$4801])/50" office:value-type="float" office:value="39024.66">
            <text:p>39024,66</text:p>
          </table:table-cell>
          <table:table-cell table:formula="of:=SUMIF([.$A$2:.$A$4801];[.$F7];[.D$2:.D$4801])/50" office:value-type="float" office:value="34476.08">
            <text:p>34476,08</text:p>
          </table:table-cell>
          <table:table-cell table:formula="of:=([.F7]^3)*[.$M$1]" office:value-type="float" office:value="15000">
            <text:p>15000</text:p>
          </table:table-cell>
          <table:table-cell table:formula="of:=[.H7]&lt;[.J7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883">
            <text:p>19883</text:p>
          </table:table-cell>
          <table:table-cell office:value-type="float" office:value="22311">
            <text:p>22311</text:p>
          </table:table-cell>
          <table:table-cell office:value-type="float" office:value="24136">
            <text:p>24136</text:p>
          </table:table-cell>
          <table:table-cell/>
          <table:table-cell office:value-type="float" office:value="11">
            <text:p>11</text:p>
          </table:table-cell>
          <table:table-cell table:formula="of:=SUMIF([.$A$2:.$A$4801];[.$F8];[.B$2:.B$4801])/50" office:value-type="float" office:value="46154.78">
            <text:p>46154,78</text:p>
          </table:table-cell>
          <table:table-cell table:formula="of:=SUMIF([.$A$2:.$A$4801];[.$F8];[.C$2:.C$4801])/50" office:value-type="float" office:value="37192.8">
            <text:p>37192,8</text:p>
          </table:table-cell>
          <table:table-cell table:formula="of:=SUMIF([.$A$2:.$A$4801];[.$F8];[.D$2:.D$4801])/50" office:value-type="float" office:value="40439.66">
            <text:p>40439,66</text:p>
          </table:table-cell>
          <table:table-cell table:formula="of:=([.F8]^3)*[.$M$1]" office:value-type="float" office:value="19965">
            <text:p>19965</text:p>
          </table:table-cell>
          <table:table-cell table:formula="of:=[.H8]&lt;[.J8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184">
            <text:p>16184</text:p>
          </table:table-cell>
          <table:table-cell office:value-type="float" office:value="13742">
            <text:p>13742</text:p>
          </table:table-cell>
          <table:table-cell office:value-type="float" office:value="40908">
            <text:p>40908</text:p>
          </table:table-cell>
          <table:table-cell/>
          <table:table-cell office:value-type="float" office:value="12">
            <text:p>12</text:p>
          </table:table-cell>
          <table:table-cell table:formula="of:=SUMIF([.$A$2:.$A$4801];[.$F9];[.B$2:.B$4801])/50" office:value-type="float" office:value="54991.26">
            <text:p>54991,26</text:p>
          </table:table-cell>
          <table:table-cell table:formula="of:=SUMIF([.$A$2:.$A$4801];[.$F9];[.C$2:.C$4801])/50" office:value-type="float" office:value="47154.32">
            <text:p>47154,32</text:p>
          </table:table-cell>
          <table:table-cell table:formula="of:=SUMIF([.$A$2:.$A$4801];[.$F9];[.D$2:.D$4801])/50" office:value-type="float" office:value="45738.74">
            <text:p>45738,74</text:p>
          </table:table-cell>
          <table:table-cell table:formula="of:=([.F9]^3)*[.$M$1]" office:value-type="float" office:value="25920">
            <text:p>25920</text:p>
          </table:table-cell>
          <table:table-cell table:formula="of:=[.H9]&lt;[.J9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163">
            <text:p>17163</text:p>
          </table:table-cell>
          <table:table-cell office:value-type="float" office:value="15656">
            <text:p>15656</text:p>
          </table:table-cell>
          <table:table-cell office:value-type="float" office:value="25437">
            <text:p>25437</text:p>
          </table:table-cell>
          <table:table-cell/>
          <table:table-cell office:value-type="float" office:value="13">
            <text:p>13</text:p>
          </table:table-cell>
          <table:table-cell table:formula="of:=SUMIF([.$A$2:.$A$4801];[.$F10];[.B$2:.B$4801])/50" office:value-type="float" office:value="53824.72">
            <text:p>53824,72</text:p>
          </table:table-cell>
          <table:table-cell table:formula="of:=SUMIF([.$A$2:.$A$4801];[.$F10];[.C$2:.C$4801])/50" office:value-type="float" office:value="56784.64">
            <text:p>56784,64</text:p>
          </table:table-cell>
          <table:table-cell table:formula="of:=SUMIF([.$A$2:.$A$4801];[.$F10];[.D$2:.D$4801])/50" office:value-type="float" office:value="52706.78">
            <text:p>52706,78</text:p>
          </table:table-cell>
          <table:table-cell table:formula="of:=([.F10]^3)*[.$M$1]" office:value-type="float" office:value="32955">
            <text:p>32955</text:p>
          </table:table-cell>
          <table:table-cell table:formula="of:=[.H10]&lt;[.J10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85">
            <text:p>18085</text:p>
          </table:table-cell>
          <table:table-cell office:value-type="float" office:value="38173">
            <text:p>38173</text:p>
          </table:table-cell>
          <table:table-cell office:value-type="float" office:value="29474">
            <text:p>29474</text:p>
          </table:table-cell>
          <table:table-cell/>
          <table:table-cell office:value-type="float" office:value="14">
            <text:p>14</text:p>
          </table:table-cell>
          <table:table-cell table:formula="of:=SUMIF([.$A$2:.$A$4801];[.$F11];[.B$2:.B$4801])/50" office:value-type="float" office:value="61732.72">
            <text:p>61732,72</text:p>
          </table:table-cell>
          <table:table-cell table:formula="of:=SUMIF([.$A$2:.$A$4801];[.$F11];[.C$2:.C$4801])/50" office:value-type="float" office:value="63587.82">
            <text:p>63587,82</text:p>
          </table:table-cell>
          <table:table-cell table:formula="of:=SUMIF([.$A$2:.$A$4801];[.$F11];[.D$2:.D$4801])/50" office:value-type="float" office:value="75676.42">
            <text:p>75676,42</text:p>
          </table:table-cell>
          <table:table-cell table:formula="of:=([.F11]^3)*[.$M$1]" office:value-type="float" office:value="41160">
            <text:p>41160</text:p>
          </table:table-cell>
          <table:table-cell table:formula="of:=[.H11]&lt;[.J11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623">
            <text:p>16623</text:p>
          </table:table-cell>
          <table:table-cell office:value-type="float" office:value="17600">
            <text:p>17600</text:p>
          </table:table-cell>
          <table:table-cell office:value-type="float" office:value="26321">
            <text:p>26321</text:p>
          </table:table-cell>
          <table:table-cell/>
          <table:table-cell office:value-type="float" office:value="15">
            <text:p>15</text:p>
          </table:table-cell>
          <table:table-cell table:formula="of:=SUMIF([.$A$2:.$A$4801];[.$F12];[.B$2:.B$4801])/50" office:value-type="float" office:value="64220.34">
            <text:p>64220,34</text:p>
          </table:table-cell>
          <table:table-cell table:formula="of:=SUMIF([.$A$2:.$A$4801];[.$F12];[.C$2:.C$4801])/50" office:value-type="float" office:value="66286.46">
            <text:p>66286,46</text:p>
          </table:table-cell>
          <table:table-cell table:formula="of:=SUMIF([.$A$2:.$A$4801];[.$F12];[.D$2:.D$4801])/50" office:value-type="float" office:value="68202.94">
            <text:p>68202,94</text:p>
          </table:table-cell>
          <table:table-cell table:formula="of:=([.F12]^3)*[.$M$1]" office:value-type="float" office:value="50625">
            <text:p>50625</text:p>
          </table:table-cell>
          <table:table-cell table:formula="of:=[.H12]&lt;[.J12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746">
            <text:p>18746</text:p>
          </table:table-cell>
          <table:table-cell office:value-type="float" office:value="17006">
            <text:p>17006</text:p>
          </table:table-cell>
          <table:table-cell office:value-type="float" office:value="23416">
            <text:p>23416</text:p>
          </table:table-cell>
          <table:table-cell/>
          <table:table-cell office:value-type="float" office:value="16">
            <text:p>16</text:p>
          </table:table-cell>
          <table:table-cell table:formula="of:=SUMIF([.$A$2:.$A$4801];[.$F13];[.B$2:.B$4801])/50" office:value-type="float" office:value="82390.38">
            <text:p>82390,38</text:p>
          </table:table-cell>
          <table:table-cell table:formula="of:=SUMIF([.$A$2:.$A$4801];[.$F13];[.C$2:.C$4801])/50" office:value-type="float" office:value="77585.04">
            <text:p>77585,04</text:p>
          </table:table-cell>
          <table:table-cell table:formula="of:=SUMIF([.$A$2:.$A$4801];[.$F13];[.D$2:.D$4801])/50" office:value-type="float" office:value="76358.94">
            <text:p>76358,94</text:p>
          </table:table-cell>
          <table:table-cell table:formula="of:=([.F13]^3)*[.$M$1]" office:value-type="float" office:value="61440">
            <text:p>61440</text:p>
          </table:table-cell>
          <table:table-cell table:formula="of:=[.H13]&lt;[.J13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217">
            <text:p>14217</text:p>
          </table:table-cell>
          <table:table-cell office:value-type="float" office:value="15085">
            <text:p>15085</text:p>
          </table:table-cell>
          <table:table-cell office:value-type="float" office:value="25329">
            <text:p>25329</text:p>
          </table:table-cell>
          <table:table-cell/>
          <table:table-cell office:value-type="float" office:value="17">
            <text:p>17</text:p>
          </table:table-cell>
          <table:table-cell table:formula="of:=SUMIF([.$A$2:.$A$4801];[.$F14];[.B$2:.B$4801])/50" office:value-type="float" office:value="92490.82">
            <text:p>92490,82</text:p>
          </table:table-cell>
          <table:table-cell table:formula="of:=SUMIF([.$A$2:.$A$4801];[.$F14];[.C$2:.C$4801])/50" office:value-type="float" office:value="82024.38">
            <text:p>82024,38</text:p>
          </table:table-cell>
          <table:table-cell table:formula="of:=SUMIF([.$A$2:.$A$4801];[.$F14];[.D$2:.D$4801])/50" office:value-type="float" office:value="89120.24">
            <text:p>89120,24</text:p>
          </table:table-cell>
          <table:table-cell table:formula="of:=([.F14]^3)*[.$M$1]" office:value-type="float" office:value="73695">
            <text:p>73695</text:p>
          </table:table-cell>
          <table:table-cell table:formula="of:=[.H14]&lt;[.J14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325">
            <text:p>18325</text:p>
          </table:table-cell>
          <table:table-cell office:value-type="float" office:value="13606">
            <text:p>13606</text:p>
          </table:table-cell>
          <table:table-cell office:value-type="float" office:value="24989">
            <text:p>24989</text:p>
          </table:table-cell>
          <table:table-cell/>
          <table:table-cell office:value-type="float" office:value="18">
            <text:p>18</text:p>
          </table:table-cell>
          <table:table-cell table:formula="of:=SUMIF([.$A$2:.$A$4801];[.$F15];[.B$2:.B$4801])/50" office:value-type="float" office:value="103172.68">
            <text:p>103172,68</text:p>
          </table:table-cell>
          <table:table-cell table:formula="of:=SUMIF([.$A$2:.$A$4801];[.$F15];[.C$2:.C$4801])/50" office:value-type="float" office:value="96259.84">
            <text:p>96259,84</text:p>
          </table:table-cell>
          <table:table-cell table:formula="of:=SUMIF([.$A$2:.$A$4801];[.$F15];[.D$2:.D$4801])/50" office:value-type="float" office:value="114380.02">
            <text:p>114380,02</text:p>
          </table:table-cell>
          <table:table-cell table:formula="of:=([.F15]^3)*[.$M$1]" office:value-type="float" office:value="87480">
            <text:p>87480</text:p>
          </table:table-cell>
          <table:table-cell table:formula="of:=[.H15]&lt;[.J15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062">
            <text:p>19062</text:p>
          </table:table-cell>
          <table:table-cell office:value-type="float" office:value="15165">
            <text:p>15165</text:p>
          </table:table-cell>
          <table:table-cell office:value-type="float" office:value="23118">
            <text:p>23118</text:p>
          </table:table-cell>
          <table:table-cell/>
          <table:table-cell office:value-type="float" office:value="19">
            <text:p>19</text:p>
          </table:table-cell>
          <table:table-cell table:formula="of:=SUMIF([.$A$2:.$A$4801];[.$F16];[.B$2:.B$4801])/50" office:value-type="float" office:value="99028.5">
            <text:p>99028,5</text:p>
          </table:table-cell>
          <table:table-cell table:formula="of:=SUMIF([.$A$2:.$A$4801];[.$F16];[.C$2:.C$4801])/50" office:value-type="float" office:value="109252.82">
            <text:p>109252,82</text:p>
          </table:table-cell>
          <table:table-cell table:formula="of:=SUMIF([.$A$2:.$A$4801];[.$F16];[.D$2:.D$4801])/50" office:value-type="float" office:value="116512.38">
            <text:p>116512,38</text:p>
          </table:table-cell>
          <table:table-cell table:formula="of:=([.F16]^3)*[.$M$1]" office:value-type="float" office:value="102885">
            <text:p>102885</text:p>
          </table:table-cell>
          <table:table-cell table:formula="of:=[.H16]&lt;[.J16]" office:value-type="boolean" office:boolean-value="false">
            <text:p>FALS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529">
            <text:p>36529</text:p>
          </table:table-cell>
          <table:table-cell office:value-type="float" office:value="13848">
            <text:p>13848</text:p>
          </table:table-cell>
          <table:table-cell office:value-type="float" office:value="39591">
            <text:p>39591</text:p>
          </table:table-cell>
          <table:table-cell/>
          <table:table-cell office:value-type="float" office:value="20">
            <text:p>20</text:p>
          </table:table-cell>
          <table:table-cell table:formula="of:=SUMIF([.$A$2:.$A$4801];[.$F17];[.B$2:.B$4801])/50" office:value-type="float" office:value="113405">
            <text:p>113405</text:p>
          </table:table-cell>
          <table:table-cell table:formula="of:=SUMIF([.$A$2:.$A$4801];[.$F17];[.C$2:.C$4801])/50" office:value-type="float" office:value="119169.54">
            <text:p>119169,54</text:p>
          </table:table-cell>
          <table:table-cell table:formula="of:=SUMIF([.$A$2:.$A$4801];[.$F17];[.D$2:.D$4801])/50" office:value-type="float" office:value="116592.68">
            <text:p>116592,68</text:p>
          </table:table-cell>
          <table:table-cell table:formula="of:=([.F17]^3)*[.$M$1]" office:value-type="float" office:value="120000">
            <text:p>120000</text:p>
          </table:table-cell>
          <table:table-cell table:formula="of:=[.H17]&lt;[.J1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935">
            <text:p>18935</text:p>
          </table:table-cell>
          <table:table-cell office:value-type="float" office:value="14648">
            <text:p>14648</text:p>
          </table:table-cell>
          <table:table-cell office:value-type="float" office:value="36885">
            <text:p>36885</text:p>
          </table:table-cell>
          <table:table-cell/>
          <table:table-cell office:value-type="float" office:value="21">
            <text:p>21</text:p>
          </table:table-cell>
          <table:table-cell table:formula="of:=SUMIF([.$A$2:.$A$4801];[.$F18];[.B$2:.B$4801])/50" office:value-type="float" office:value="123824.2">
            <text:p>123824,2</text:p>
          </table:table-cell>
          <table:table-cell table:formula="of:=SUMIF([.$A$2:.$A$4801];[.$F18];[.C$2:.C$4801])/50" office:value-type="float" office:value="133259.28">
            <text:p>133259,28</text:p>
          </table:table-cell>
          <table:table-cell table:formula="of:=SUMIF([.$A$2:.$A$4801];[.$F18];[.D$2:.D$4801])/50" office:value-type="float" office:value="131448.28">
            <text:p>131448,28</text:p>
          </table:table-cell>
          <table:table-cell table:formula="of:=([.F18]^3)*[.$M$1]" office:value-type="float" office:value="138915">
            <text:p>138915</text:p>
          </table:table-cell>
          <table:table-cell table:formula="of:=[.H18]&lt;[.J1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290">
            <text:p>15290</text:p>
          </table:table-cell>
          <table:table-cell office:value-type="float" office:value="22870">
            <text:p>22870</text:p>
          </table:table-cell>
          <table:table-cell office:value-type="float" office:value="166776">
            <text:p>166776</text:p>
          </table:table-cell>
          <table:table-cell/>
          <table:table-cell office:value-type="float" office:value="22">
            <text:p>22</text:p>
          </table:table-cell>
          <table:table-cell table:formula="of:=SUMIF([.$A$2:.$A$4801];[.$F19];[.B$2:.B$4801])/50" office:value-type="float" office:value="140540.34">
            <text:p>140540,34</text:p>
          </table:table-cell>
          <table:table-cell table:formula="of:=SUMIF([.$A$2:.$A$4801];[.$F19];[.C$2:.C$4801])/50" office:value-type="float" office:value="157088.16">
            <text:p>157088,16</text:p>
          </table:table-cell>
          <table:table-cell table:formula="of:=SUMIF([.$A$2:.$A$4801];[.$F19];[.D$2:.D$4801])/50" office:value-type="float" office:value="159808">
            <text:p>159808</text:p>
          </table:table-cell>
          <table:table-cell table:formula="of:=([.F19]^3)*[.$M$1]" office:value-type="float" office:value="159720">
            <text:p>159720</text:p>
          </table:table-cell>
          <table:table-cell table:formula="of:=[.H19]&lt;[.J1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298">
            <text:p>17298</text:p>
          </table:table-cell>
          <table:table-cell office:value-type="float" office:value="15349">
            <text:p>15349</text:p>
          </table:table-cell>
          <table:table-cell office:value-type="float" office:value="23856">
            <text:p>23856</text:p>
          </table:table-cell>
          <table:table-cell/>
          <table:table-cell office:value-type="float" office:value="23">
            <text:p>23</text:p>
          </table:table-cell>
          <table:table-cell table:formula="of:=SUMIF([.$A$2:.$A$4801];[.$F20];[.B$2:.B$4801])/50" office:value-type="float" office:value="172374.4">
            <text:p>172374,4</text:p>
          </table:table-cell>
          <table:table-cell table:formula="of:=SUMIF([.$A$2:.$A$4801];[.$F20];[.C$2:.C$4801])/50" office:value-type="float" office:value="161940.84">
            <text:p>161940,84</text:p>
          </table:table-cell>
          <table:table-cell table:formula="of:=SUMIF([.$A$2:.$A$4801];[.$F20];[.D$2:.D$4801])/50" office:value-type="float" office:value="155419.34">
            <text:p>155419,34</text:p>
          </table:table-cell>
          <table:table-cell table:formula="of:=([.F20]^3)*[.$M$1]" office:value-type="float" office:value="182505">
            <text:p>182505</text:p>
          </table:table-cell>
          <table:table-cell table:formula="of:=[.H20]&lt;[.J2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43">
            <text:p>17343</text:p>
          </table:table-cell>
          <table:table-cell office:value-type="float" office:value="12493">
            <text:p>12493</text:p>
          </table:table-cell>
          <table:table-cell office:value-type="float" office:value="40019">
            <text:p>40019</text:p>
          </table:table-cell>
          <table:table-cell/>
          <table:table-cell office:value-type="float" office:value="24">
            <text:p>24</text:p>
          </table:table-cell>
          <table:table-cell table:formula="of:=SUMIF([.$A$2:.$A$4801];[.$F21];[.B$2:.B$4801])/50" office:value-type="float" office:value="178697.28">
            <text:p>178697,28</text:p>
          </table:table-cell>
          <table:table-cell table:formula="of:=SUMIF([.$A$2:.$A$4801];[.$F21];[.C$2:.C$4801])/50" office:value-type="float" office:value="187637.52">
            <text:p>187637,52</text:p>
          </table:table-cell>
          <table:table-cell table:formula="of:=SUMIF([.$A$2:.$A$4801];[.$F21];[.D$2:.D$4801])/50" office:value-type="float" office:value="183509.52">
            <text:p>183509,52</text:p>
          </table:table-cell>
          <table:table-cell table:formula="of:=([.F21]^3)*[.$M$1]" office:value-type="float" office:value="207360">
            <text:p>207360</text:p>
          </table:table-cell>
          <table:table-cell table:formula="of:=[.H21]&lt;[.J2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309">
            <text:p>27309</text:p>
          </table:table-cell>
          <table:table-cell office:value-type="float" office:value="16318">
            <text:p>16318</text:p>
          </table:table-cell>
          <table:table-cell office:value-type="float" office:value="23705">
            <text:p>23705</text:p>
          </table:table-cell>
          <table:table-cell/>
          <table:table-cell office:value-type="float" office:value="25">
            <text:p>25</text:p>
          </table:table-cell>
          <table:table-cell table:formula="of:=SUMIF([.$A$2:.$A$4801];[.$F22];[.B$2:.B$4801])/50" office:value-type="float" office:value="189368.4">
            <text:p>189368,4</text:p>
          </table:table-cell>
          <table:table-cell table:formula="of:=SUMIF([.$A$2:.$A$4801];[.$F22];[.C$2:.C$4801])/50" office:value-type="float" office:value="193820.3">
            <text:p>193820,3</text:p>
          </table:table-cell>
          <table:table-cell table:formula="of:=SUMIF([.$A$2:.$A$4801];[.$F22];[.D$2:.D$4801])/50" office:value-type="float" office:value="181263.88">
            <text:p>181263,88</text:p>
          </table:table-cell>
          <table:table-cell table:formula="of:=([.F22]^3)*[.$M$1]" office:value-type="float" office:value="234375">
            <text:p>234375</text:p>
          </table:table-cell>
          <table:table-cell table:formula="of:=[.H22]&lt;[.J2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884">
            <text:p>15884</text:p>
          </table:table-cell>
          <table:table-cell office:value-type="float" office:value="23863">
            <text:p>23863</text:p>
          </table:table-cell>
          <table:table-cell office:value-type="float" office:value="23149">
            <text:p>23149</text:p>
          </table:table-cell>
          <table:table-cell/>
          <table:table-cell office:value-type="float" office:value="26">
            <text:p>26</text:p>
          </table:table-cell>
          <table:table-cell table:formula="of:=SUMIF([.$A$2:.$A$4801];[.$F23];[.B$2:.B$4801])/50" office:value-type="float" office:value="185184.24">
            <text:p>185184,24</text:p>
          </table:table-cell>
          <table:table-cell table:formula="of:=SUMIF([.$A$2:.$A$4801];[.$F23];[.C$2:.C$4801])/50" office:value-type="float" office:value="206975.56">
            <text:p>206975,56</text:p>
          </table:table-cell>
          <table:table-cell table:formula="of:=SUMIF([.$A$2:.$A$4801];[.$F23];[.D$2:.D$4801])/50" office:value-type="float" office:value="196850.56">
            <text:p>196850,56</text:p>
          </table:table-cell>
          <table:table-cell table:formula="of:=([.F23]^3)*[.$M$1]" office:value-type="float" office:value="263640">
            <text:p>263640</text:p>
          </table:table-cell>
          <table:table-cell table:formula="of:=[.H23]&lt;[.J2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676">
            <text:p>25676</text:p>
          </table:table-cell>
          <table:table-cell office:value-type="float" office:value="13698">
            <text:p>13698</text:p>
          </table:table-cell>
          <table:table-cell office:value-type="float" office:value="22044">
            <text:p>22044</text:p>
          </table:table-cell>
          <table:table-cell/>
          <table:table-cell office:value-type="float" office:value="27">
            <text:p>27</text:p>
          </table:table-cell>
          <table:table-cell table:formula="of:=SUMIF([.$A$2:.$A$4801];[.$F24];[.B$2:.B$4801])/50" office:value-type="float" office:value="203390.62">
            <text:p>203390,62</text:p>
          </table:table-cell>
          <table:table-cell table:formula="of:=SUMIF([.$A$2:.$A$4801];[.$F24];[.C$2:.C$4801])/50" office:value-type="float" office:value="242825.84">
            <text:p>242825,84</text:p>
          </table:table-cell>
          <table:table-cell table:formula="of:=SUMIF([.$A$2:.$A$4801];[.$F24];[.D$2:.D$4801])/50" office:value-type="float" office:value="216209.9">
            <text:p>216209,9</text:p>
          </table:table-cell>
          <table:table-cell table:formula="of:=([.F24]^3)*[.$M$1]" office:value-type="float" office:value="295245">
            <text:p>295245</text:p>
          </table:table-cell>
          <table:table-cell table:formula="of:=[.H24]&lt;[.J2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028">
            <text:p>17028</text:p>
          </table:table-cell>
          <table:table-cell office:value-type="float" office:value="17702">
            <text:p>17702</text:p>
          </table:table-cell>
          <table:table-cell office:value-type="float" office:value="22891">
            <text:p>22891</text:p>
          </table:table-cell>
          <table:table-cell/>
          <table:table-cell office:value-type="float" office:value="28">
            <text:p>28</text:p>
          </table:table-cell>
          <table:table-cell table:formula="of:=SUMIF([.$A$2:.$A$4801];[.$F25];[.B$2:.B$4801])/50" office:value-type="float" office:value="232333.82">
            <text:p>232333,82</text:p>
          </table:table-cell>
          <table:table-cell table:formula="of:=SUMIF([.$A$2:.$A$4801];[.$F25];[.C$2:.C$4801])/50" office:value-type="float" office:value="257680.4">
            <text:p>257680,4</text:p>
          </table:table-cell>
          <table:table-cell table:formula="of:=SUMIF([.$A$2:.$A$4801];[.$F25];[.D$2:.D$4801])/50" office:value-type="float" office:value="238950.88">
            <text:p>238950,88</text:p>
          </table:table-cell>
          <table:table-cell table:formula="of:=([.F25]^3)*[.$M$1]" office:value-type="float" office:value="329280">
            <text:p>329280</text:p>
          </table:table-cell>
          <table:table-cell table:formula="of:=[.H25]&lt;[.J2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285">
            <text:p>17285</text:p>
          </table:table-cell>
          <table:table-cell office:value-type="float" office:value="12637">
            <text:p>12637</text:p>
          </table:table-cell>
          <table:table-cell office:value-type="float" office:value="22782">
            <text:p>22782</text:p>
          </table:table-cell>
          <table:table-cell/>
          <table:table-cell office:value-type="float" office:value="29">
            <text:p>29</text:p>
          </table:table-cell>
          <table:table-cell table:formula="of:=SUMIF([.$A$2:.$A$4801];[.$F26];[.B$2:.B$4801])/50" office:value-type="float" office:value="234024.04">
            <text:p>234024,04</text:p>
          </table:table-cell>
          <table:table-cell table:formula="of:=SUMIF([.$A$2:.$A$4801];[.$F26];[.C$2:.C$4801])/50" office:value-type="float" office:value="259121.8">
            <text:p>259121,8</text:p>
          </table:table-cell>
          <table:table-cell table:formula="of:=SUMIF([.$A$2:.$A$4801];[.$F26];[.D$2:.D$4801])/50" office:value-type="float" office:value="265282.84">
            <text:p>265282,84</text:p>
          </table:table-cell>
          <table:table-cell table:formula="of:=([.F26]^3)*[.$M$1]" office:value-type="float" office:value="365835">
            <text:p>365835</text:p>
          </table:table-cell>
          <table:table-cell table:formula="of:=[.H26]&lt;[.J2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113">
            <text:p>14113</text:p>
          </table:table-cell>
          <table:table-cell office:value-type="float" office:value="15943">
            <text:p>15943</text:p>
          </table:table-cell>
          <table:table-cell office:value-type="float" office:value="25626">
            <text:p>25626</text:p>
          </table:table-cell>
          <table:table-cell/>
          <table:table-cell office:value-type="float" office:value="30">
            <text:p>30</text:p>
          </table:table-cell>
          <table:table-cell table:formula="of:=SUMIF([.$A$2:.$A$4801];[.$F27];[.B$2:.B$4801])/50" office:value-type="float" office:value="260527.36">
            <text:p>260527,36</text:p>
          </table:table-cell>
          <table:table-cell table:formula="of:=SUMIF([.$A$2:.$A$4801];[.$F27];[.C$2:.C$4801])/50" office:value-type="float" office:value="378650.94">
            <text:p>378650,94</text:p>
          </table:table-cell>
          <table:table-cell table:formula="of:=SUMIF([.$A$2:.$A$4801];[.$F27];[.D$2:.D$4801])/50" office:value-type="float" office:value="271468.24">
            <text:p>271468,24</text:p>
          </table:table-cell>
          <table:table-cell table:formula="of:=([.F27]^3)*[.$M$1]" office:value-type="float" office:value="405000">
            <text:p>405000</text:p>
          </table:table-cell>
          <table:table-cell table:formula="of:=[.H27]&lt;[.J2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58">
            <text:p>23558</text:p>
          </table:table-cell>
          <table:table-cell office:value-type="float" office:value="14097">
            <text:p>14097</text:p>
          </table:table-cell>
          <table:table-cell office:value-type="float" office:value="42233">
            <text:p>42233</text:p>
          </table:table-cell>
          <table:table-cell/>
          <table:table-cell office:value-type="float" office:value="31">
            <text:p>31</text:p>
          </table:table-cell>
          <table:table-cell table:formula="of:=SUMIF([.$A$2:.$A$4801];[.$F28];[.B$2:.B$4801])/50" office:value-type="float" office:value="291931.46">
            <text:p>291931,46</text:p>
          </table:table-cell>
          <table:table-cell table:formula="of:=SUMIF([.$A$2:.$A$4801];[.$F28];[.C$2:.C$4801])/50" office:value-type="float" office:value="302612.04">
            <text:p>302612,04</text:p>
          </table:table-cell>
          <table:table-cell table:formula="of:=SUMIF([.$A$2:.$A$4801];[.$F28];[.D$2:.D$4801])/50" office:value-type="float" office:value="287566.82">
            <text:p>287566,82</text:p>
          </table:table-cell>
          <table:table-cell table:formula="of:=([.F28]^3)*[.$M$1]" office:value-type="float" office:value="446865">
            <text:p>446865</text:p>
          </table:table-cell>
          <table:table-cell table:formula="of:=[.H28]&lt;[.J2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117">
            <text:p>14117</text:p>
          </table:table-cell>
          <table:table-cell office:value-type="float" office:value="22968">
            <text:p>22968</text:p>
          </table:table-cell>
          <table:table-cell office:value-type="float" office:value="44523">
            <text:p>44523</text:p>
          </table:table-cell>
          <table:table-cell/>
          <table:table-cell office:value-type="float" office:value="32">
            <text:p>32</text:p>
          </table:table-cell>
          <table:table-cell table:formula="of:=SUMIF([.$A$2:.$A$4801];[.$F29];[.B$2:.B$4801])/50" office:value-type="float" office:value="303728.74">
            <text:p>303728,74</text:p>
          </table:table-cell>
          <table:table-cell table:formula="of:=SUMIF([.$A$2:.$A$4801];[.$F29];[.C$2:.C$4801])/50" office:value-type="float" office:value="337788.2">
            <text:p>337788,2</text:p>
          </table:table-cell>
          <table:table-cell table:formula="of:=SUMIF([.$A$2:.$A$4801];[.$F29];[.D$2:.D$4801])/50" office:value-type="float" office:value="319719.14">
            <text:p>319719,14</text:p>
          </table:table-cell>
          <table:table-cell table:formula="of:=([.F29]^3)*[.$M$1]" office:value-type="float" office:value="491520">
            <text:p>491520</text:p>
          </table:table-cell>
          <table:table-cell table:formula="of:=[.H29]&lt;[.J2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644">
            <text:p>16644</text:p>
          </table:table-cell>
          <table:table-cell office:value-type="float" office:value="15117">
            <text:p>15117</text:p>
          </table:table-cell>
          <table:table-cell office:value-type="float" office:value="28359">
            <text:p>28359</text:p>
          </table:table-cell>
          <table:table-cell/>
          <table:table-cell office:value-type="float" office:value="33">
            <text:p>33</text:p>
          </table:table-cell>
          <table:table-cell table:formula="of:=SUMIF([.$A$2:.$A$4801];[.$F30];[.B$2:.B$4801])/50" office:value-type="float" office:value="323507.12">
            <text:p>323507,12</text:p>
          </table:table-cell>
          <table:table-cell table:formula="of:=SUMIF([.$A$2:.$A$4801];[.$F30];[.C$2:.C$4801])/50" office:value-type="float" office:value="366077.62">
            <text:p>366077,62</text:p>
          </table:table-cell>
          <table:table-cell table:formula="of:=SUMIF([.$A$2:.$A$4801];[.$F30];[.D$2:.D$4801])/50" office:value-type="float" office:value="377806.24">
            <text:p>377806,24</text:p>
          </table:table-cell>
          <table:table-cell table:formula="of:=([.F30]^3)*[.$M$1]" office:value-type="float" office:value="539055">
            <text:p>539055</text:p>
          </table:table-cell>
          <table:table-cell table:formula="of:=[.H30]&lt;[.J3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235">
            <text:p>15235</text:p>
          </table:table-cell>
          <table:table-cell office:value-type="float" office:value="13850">
            <text:p>13850</text:p>
          </table:table-cell>
          <table:table-cell office:value-type="float" office:value="40605">
            <text:p>40605</text:p>
          </table:table-cell>
          <table:table-cell/>
          <table:table-cell office:value-type="float" office:value="34">
            <text:p>34</text:p>
          </table:table-cell>
          <table:table-cell table:formula="of:=SUMIF([.$A$2:.$A$4801];[.$F31];[.B$2:.B$4801])/50" office:value-type="float" office:value="350685.94">
            <text:p>350685,94</text:p>
          </table:table-cell>
          <table:table-cell table:formula="of:=SUMIF([.$A$2:.$A$4801];[.$F31];[.C$2:.C$4801])/50" office:value-type="float" office:value="403284.2">
            <text:p>403284,2</text:p>
          </table:table-cell>
          <table:table-cell table:formula="of:=SUMIF([.$A$2:.$A$4801];[.$F31];[.D$2:.D$4801])/50" office:value-type="float" office:value="372131.84">
            <text:p>372131,84</text:p>
          </table:table-cell>
          <table:table-cell table:formula="of:=([.F31]^3)*[.$M$1]" office:value-type="float" office:value="589560">
            <text:p>589560</text:p>
          </table:table-cell>
          <table:table-cell table:formula="of:=[.H31]&lt;[.J3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648">
            <text:p>15648</text:p>
          </table:table-cell>
          <table:table-cell office:value-type="float" office:value="26548">
            <text:p>26548</text:p>
          </table:table-cell>
          <table:table-cell office:value-type="float" office:value="22926">
            <text:p>22926</text:p>
          </table:table-cell>
          <table:table-cell/>
          <table:table-cell office:value-type="float" office:value="35">
            <text:p>35</text:p>
          </table:table-cell>
          <table:table-cell table:formula="of:=SUMIF([.$A$2:.$A$4801];[.$F32];[.B$2:.B$4801])/50" office:value-type="float" office:value="362492.68">
            <text:p>362492,68</text:p>
          </table:table-cell>
          <table:table-cell table:formula="of:=SUMIF([.$A$2:.$A$4801];[.$F32];[.C$2:.C$4801])/50" office:value-type="float" office:value="428170.02">
            <text:p>428170,02</text:p>
          </table:table-cell>
          <table:table-cell table:formula="of:=SUMIF([.$A$2:.$A$4801];[.$F32];[.D$2:.D$4801])/50" office:value-type="float" office:value="417973.08">
            <text:p>417973,08</text:p>
          </table:table-cell>
          <table:table-cell table:formula="of:=([.F32]^3)*[.$M$1]" office:value-type="float" office:value="643125">
            <text:p>643125</text:p>
          </table:table-cell>
          <table:table-cell table:formula="of:=[.H32]&lt;[.J3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952">
            <text:p>14952</text:p>
          </table:table-cell>
          <table:table-cell office:value-type="float" office:value="15016">
            <text:p>15016</text:p>
          </table:table-cell>
          <table:table-cell office:value-type="float" office:value="29003">
            <text:p>29003</text:p>
          </table:table-cell>
          <table:table-cell/>
          <table:table-cell office:value-type="float" office:value="36">
            <text:p>36</text:p>
          </table:table-cell>
          <table:table-cell table:formula="of:=SUMIF([.$A$2:.$A$4801];[.$F33];[.B$2:.B$4801])/50" office:value-type="float" office:value="404240.38">
            <text:p>404240,38</text:p>
          </table:table-cell>
          <table:table-cell table:formula="of:=SUMIF([.$A$2:.$A$4801];[.$F33];[.C$2:.C$4801])/50" office:value-type="float" office:value="445906.44">
            <text:p>445906,44</text:p>
          </table:table-cell>
          <table:table-cell table:formula="of:=SUMIF([.$A$2:.$A$4801];[.$F33];[.D$2:.D$4801])/50" office:value-type="float" office:value="430643.34">
            <text:p>430643,34</text:p>
          </table:table-cell>
          <table:table-cell table:formula="of:=([.F33]^3)*[.$M$1]" office:value-type="float" office:value="699840">
            <text:p>699840</text:p>
          </table:table-cell>
          <table:table-cell table:formula="of:=[.H33]&lt;[.J3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149">
            <text:p>26149</text:p>
          </table:table-cell>
          <table:table-cell office:value-type="float" office:value="15328">
            <text:p>15328</text:p>
          </table:table-cell>
          <table:table-cell office:value-type="float" office:value="25080">
            <text:p>25080</text:p>
          </table:table-cell>
          <table:table-cell/>
          <table:table-cell office:value-type="float" office:value="37">
            <text:p>37</text:p>
          </table:table-cell>
          <table:table-cell table:formula="of:=SUMIF([.$A$2:.$A$4801];[.$F34];[.B$2:.B$4801])/50" office:value-type="float" office:value="390133.26">
            <text:p>390133,26</text:p>
          </table:table-cell>
          <table:table-cell table:formula="of:=SUMIF([.$A$2:.$A$4801];[.$F34];[.C$2:.C$4801])/50" office:value-type="float" office:value="537615.44">
            <text:p>537615,44</text:p>
          </table:table-cell>
          <table:table-cell table:formula="of:=SUMIF([.$A$2:.$A$4801];[.$F34];[.D$2:.D$4801])/50" office:value-type="float" office:value="498987.96">
            <text:p>498987,96</text:p>
          </table:table-cell>
          <table:table-cell table:formula="of:=([.F34]^3)*[.$M$1]" office:value-type="float" office:value="759795">
            <text:p>759795</text:p>
          </table:table-cell>
          <table:table-cell table:formula="of:=[.H34]&lt;[.J3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931">
            <text:p>15931</text:p>
          </table:table-cell>
          <table:table-cell office:value-type="float" office:value="13888">
            <text:p>13888</text:p>
          </table:table-cell>
          <table:table-cell office:value-type="float" office:value="29264">
            <text:p>29264</text:p>
          </table:table-cell>
          <table:table-cell/>
          <table:table-cell office:value-type="float" office:value="38">
            <text:p>38</text:p>
          </table:table-cell>
          <table:table-cell table:formula="of:=SUMIF([.$A$2:.$A$4801];[.$F35];[.B$2:.B$4801])/50" office:value-type="float" office:value="446835.1">
            <text:p>446835,1</text:p>
          </table:table-cell>
          <table:table-cell table:formula="of:=SUMIF([.$A$2:.$A$4801];[.$F35];[.C$2:.C$4801])/50" office:value-type="float" office:value="560620.84">
            <text:p>560620,84</text:p>
          </table:table-cell>
          <table:table-cell table:formula="of:=SUMIF([.$A$2:.$A$4801];[.$F35];[.D$2:.D$4801])/50" office:value-type="float" office:value="499198.92">
            <text:p>499198,92</text:p>
          </table:table-cell>
          <table:table-cell table:formula="of:=([.F35]^3)*[.$M$1]" office:value-type="float" office:value="823080">
            <text:p>823080</text:p>
          </table:table-cell>
          <table:table-cell table:formula="of:=[.H35]&lt;[.J3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470">
            <text:p>19470</text:p>
          </table:table-cell>
          <table:table-cell office:value-type="float" office:value="14441">
            <text:p>14441</text:p>
          </table:table-cell>
          <table:table-cell office:value-type="float" office:value="39589">
            <text:p>39589</text:p>
          </table:table-cell>
          <table:table-cell/>
          <table:table-cell office:value-type="float" office:value="39">
            <text:p>39</text:p>
          </table:table-cell>
          <table:table-cell table:formula="of:=SUMIF([.$A$2:.$A$4801];[.$F36];[.B$2:.B$4801])/50" office:value-type="float" office:value="446461.9">
            <text:p>446461,9</text:p>
          </table:table-cell>
          <table:table-cell table:formula="of:=SUMIF([.$A$2:.$A$4801];[.$F36];[.C$2:.C$4801])/50" office:value-type="float" office:value="571437.12">
            <text:p>571437,12</text:p>
          </table:table-cell>
          <table:table-cell table:formula="of:=SUMIF([.$A$2:.$A$4801];[.$F36];[.D$2:.D$4801])/50" office:value-type="float" office:value="522886.84">
            <text:p>522886,84</text:p>
          </table:table-cell>
          <table:table-cell table:formula="of:=([.F36]^3)*[.$M$1]" office:value-type="float" office:value="889785">
            <text:p>889785</text:p>
          </table:table-cell>
          <table:table-cell table:formula="of:=[.H36]&lt;[.J3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8351">
            <text:p>38351</text:p>
          </table:table-cell>
          <table:table-cell office:value-type="float" office:value="16904">
            <text:p>16904</text:p>
          </table:table-cell>
          <table:table-cell office:value-type="float" office:value="22760">
            <text:p>22760</text:p>
          </table:table-cell>
          <table:table-cell/>
          <table:table-cell office:value-type="float" office:value="40">
            <text:p>40</text:p>
          </table:table-cell>
          <table:table-cell table:formula="of:=SUMIF([.$A$2:.$A$4801];[.$F37];[.B$2:.B$4801])/50" office:value-type="float" office:value="493427.7">
            <text:p>493427,7</text:p>
          </table:table-cell>
          <table:table-cell table:formula="of:=SUMIF([.$A$2:.$A$4801];[.$F37];[.C$2:.C$4801])/50" office:value-type="float" office:value="599632.86">
            <text:p>599632,86</text:p>
          </table:table-cell>
          <table:table-cell table:formula="of:=SUMIF([.$A$2:.$A$4801];[.$F37];[.D$2:.D$4801])/50" office:value-type="float" office:value="620300.58">
            <text:p>620300,58</text:p>
          </table:table-cell>
          <table:table-cell table:formula="of:=([.F37]^3)*[.$M$1]" office:value-type="float" office:value="960000">
            <text:p>960000</text:p>
          </table:table-cell>
          <table:table-cell table:formula="of:=[.H37]&lt;[.J3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863">
            <text:p>19863</text:p>
          </table:table-cell>
          <table:table-cell office:value-type="float" office:value="12497">
            <text:p>12497</text:p>
          </table:table-cell>
          <table:table-cell office:value-type="float" office:value="13154">
            <text:p>13154</text:p>
          </table:table-cell>
          <table:table-cell/>
          <table:table-cell office:value-type="float" office:value="41">
            <text:p>41</text:p>
          </table:table-cell>
          <table:table-cell table:formula="of:=SUMIF([.$A$2:.$A$4801];[.$F38];[.B$2:.B$4801])/50" office:value-type="float" office:value="511571.74">
            <text:p>511571,74</text:p>
          </table:table-cell>
          <table:table-cell table:formula="of:=SUMIF([.$A$2:.$A$4801];[.$F38];[.C$2:.C$4801])/50" office:value-type="float" office:value="679642.06">
            <text:p>679642,06</text:p>
          </table:table-cell>
          <table:table-cell table:formula="of:=SUMIF([.$A$2:.$A$4801];[.$F38];[.D$2:.D$4801])/50" office:value-type="float" office:value="592249.18">
            <text:p>592249,18</text:p>
          </table:table-cell>
          <table:table-cell table:formula="of:=([.F38]^3)*[.$M$1]" office:value-type="float" office:value="1033815">
            <text:p>1033815</text:p>
          </table:table-cell>
          <table:table-cell table:formula="of:=[.H38]&lt;[.J3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336">
            <text:p>26336</text:p>
          </table:table-cell>
          <table:table-cell office:value-type="float" office:value="15350">
            <text:p>15350</text:p>
          </table:table-cell>
          <table:table-cell office:value-type="float" office:value="23331">
            <text:p>23331</text:p>
          </table:table-cell>
          <table:table-cell/>
          <table:table-cell office:value-type="float" office:value="42">
            <text:p>42</text:p>
          </table:table-cell>
          <table:table-cell table:formula="of:=SUMIF([.$A$2:.$A$4801];[.$F39];[.B$2:.B$4801])/50" office:value-type="float" office:value="544928.32">
            <text:p>544928,32</text:p>
          </table:table-cell>
          <table:table-cell table:formula="of:=SUMIF([.$A$2:.$A$4801];[.$F39];[.C$2:.C$4801])/50" office:value-type="float" office:value="744134.94">
            <text:p>744134,94</text:p>
          </table:table-cell>
          <table:table-cell table:formula="of:=SUMIF([.$A$2:.$A$4801];[.$F39];[.D$2:.D$4801])/50" office:value-type="float" office:value="649506.56">
            <text:p>649506,56</text:p>
          </table:table-cell>
          <table:table-cell table:formula="of:=([.F39]^3)*[.$M$1]" office:value-type="float" office:value="1111320">
            <text:p>1111320</text:p>
          </table:table-cell>
          <table:table-cell table:formula="of:=[.H39]&lt;[.J3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662">
            <text:p>18662</text:p>
          </table:table-cell>
          <table:table-cell office:value-type="float" office:value="21448">
            <text:p>21448</text:p>
          </table:table-cell>
          <table:table-cell office:value-type="float" office:value="14243">
            <text:p>14243</text:p>
          </table:table-cell>
          <table:table-cell/>
          <table:table-cell office:value-type="float" office:value="43">
            <text:p>43</text:p>
          </table:table-cell>
          <table:table-cell table:formula="of:=SUMIF([.$A$2:.$A$4801];[.$F40];[.B$2:.B$4801])/50" office:value-type="float" office:value="594653.66">
            <text:p>594653,66</text:p>
          </table:table-cell>
          <table:table-cell table:formula="of:=SUMIF([.$A$2:.$A$4801];[.$F40];[.C$2:.C$4801])/50" office:value-type="float" office:value="795241.22">
            <text:p>795241,22</text:p>
          </table:table-cell>
          <table:table-cell table:formula="of:=SUMIF([.$A$2:.$A$4801];[.$F40];[.D$2:.D$4801])/50" office:value-type="float" office:value="713099.82">
            <text:p>713099,82</text:p>
          </table:table-cell>
          <table:table-cell table:formula="of:=([.F40]^3)*[.$M$1]" office:value-type="float" office:value="1192605">
            <text:p>1192605</text:p>
          </table:table-cell>
          <table:table-cell table:formula="of:=[.H40]&lt;[.J4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520">
            <text:p>15520</text:p>
          </table:table-cell>
          <table:table-cell office:value-type="float" office:value="24419">
            <text:p>24419</text:p>
          </table:table-cell>
          <table:table-cell office:value-type="float" office:value="13659">
            <text:p>13659</text:p>
          </table:table-cell>
          <table:table-cell/>
          <table:table-cell office:value-type="float" office:value="44">
            <text:p>44</text:p>
          </table:table-cell>
          <table:table-cell table:formula="of:=SUMIF([.$A$2:.$A$4801];[.$F41];[.B$2:.B$4801])/50" office:value-type="float" office:value="616097.1">
            <text:p>616097,1</text:p>
          </table:table-cell>
          <table:table-cell table:formula="of:=SUMIF([.$A$2:.$A$4801];[.$F41];[.C$2:.C$4801])/50" office:value-type="float" office:value="836144.5">
            <text:p>836144,5</text:p>
          </table:table-cell>
          <table:table-cell table:formula="of:=SUMIF([.$A$2:.$A$4801];[.$F41];[.D$2:.D$4801])/50" office:value-type="float" office:value="809910.76">
            <text:p>809910,76</text:p>
          </table:table-cell>
          <table:table-cell table:formula="of:=([.F41]^3)*[.$M$1]" office:value-type="float" office:value="1277760">
            <text:p>1277760</text:p>
          </table:table-cell>
          <table:table-cell table:formula="of:=[.H41]&lt;[.J4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564">
            <text:p>16564</text:p>
          </table:table-cell>
          <table:table-cell office:value-type="float" office:value="13099">
            <text:p>13099</text:p>
          </table:table-cell>
          <table:table-cell office:value-type="float" office:value="13542">
            <text:p>13542</text:p>
          </table:table-cell>
          <table:table-cell/>
          <table:table-cell office:value-type="float" office:value="45">
            <text:p>45</text:p>
          </table:table-cell>
          <table:table-cell table:formula="of:=SUMIF([.$A$2:.$A$4801];[.$F42];[.B$2:.B$4801])/50" office:value-type="float" office:value="671562.72">
            <text:p>671562,72</text:p>
          </table:table-cell>
          <table:table-cell table:formula="of:=SUMIF([.$A$2:.$A$4801];[.$F42];[.C$2:.C$4801])/50" office:value-type="float" office:value="929201.76">
            <text:p>929201,76</text:p>
          </table:table-cell>
          <table:table-cell table:formula="of:=SUMIF([.$A$2:.$A$4801];[.$F42];[.D$2:.D$4801])/50" office:value-type="float" office:value="850361.6">
            <text:p>850361,6</text:p>
          </table:table-cell>
          <table:table-cell table:formula="of:=([.F42]^3)*[.$M$1]" office:value-type="float" office:value="1366875">
            <text:p>1366875</text:p>
          </table:table-cell>
          <table:table-cell table:formula="of:=[.H42]&lt;[.J4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759">
            <text:p>15759</text:p>
          </table:table-cell>
          <table:table-cell office:value-type="float" office:value="13724">
            <text:p>13724</text:p>
          </table:table-cell>
          <table:table-cell office:value-type="float" office:value="33482">
            <text:p>33482</text:p>
          </table:table-cell>
          <table:table-cell/>
          <table:table-cell office:value-type="float" office:value="46">
            <text:p>46</text:p>
          </table:table-cell>
          <table:table-cell table:formula="of:=SUMIF([.$A$2:.$A$4801];[.$F43];[.B$2:.B$4801])/50" office:value-type="float" office:value="711846.08">
            <text:p>711846,08</text:p>
          </table:table-cell>
          <table:table-cell table:formula="of:=SUMIF([.$A$2:.$A$4801];[.$F43];[.C$2:.C$4801])/50" office:value-type="float" office:value="1067252.94">
            <text:p>1067252,94</text:p>
          </table:table-cell>
          <table:table-cell table:formula="of:=SUMIF([.$A$2:.$A$4801];[.$F43];[.D$2:.D$4801])/50" office:value-type="float" office:value="951558.46">
            <text:p>951558,46</text:p>
          </table:table-cell>
          <table:table-cell table:formula="of:=([.F43]^3)*[.$M$1]" office:value-type="float" office:value="1460040">
            <text:p>1460040</text:p>
          </table:table-cell>
          <table:table-cell table:formula="of:=[.H43]&lt;[.J4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122">
            <text:p>15122</text:p>
          </table:table-cell>
          <table:table-cell office:value-type="float" office:value="14843">
            <text:p>14843</text:p>
          </table:table-cell>
          <table:table-cell office:value-type="float" office:value="13679">
            <text:p>13679</text:p>
          </table:table-cell>
          <table:table-cell/>
          <table:table-cell office:value-type="float" office:value="47">
            <text:p>47</text:p>
          </table:table-cell>
          <table:table-cell table:formula="of:=SUMIF([.$A$2:.$A$4801];[.$F44];[.B$2:.B$4801])/50" office:value-type="float" office:value="802938.04">
            <text:p>802938,04</text:p>
          </table:table-cell>
          <table:table-cell table:formula="of:=SUMIF([.$A$2:.$A$4801];[.$F44];[.C$2:.C$4801])/50" office:value-type="float" office:value="1249668.02">
            <text:p>1249668,02</text:p>
          </table:table-cell>
          <table:table-cell table:formula="of:=SUMIF([.$A$2:.$A$4801];[.$F44];[.D$2:.D$4801])/50" office:value-type="float" office:value="920864.08">
            <text:p>920864,08</text:p>
          </table:table-cell>
          <table:table-cell table:formula="of:=([.F44]^3)*[.$M$1]" office:value-type="float" office:value="1557345">
            <text:p>1557345</text:p>
          </table:table-cell>
          <table:table-cell table:formula="of:=[.H44]&lt;[.J4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401">
            <text:p>16401</text:p>
          </table:table-cell>
          <table:table-cell office:value-type="float" office:value="16640">
            <text:p>16640</text:p>
          </table:table-cell>
          <table:table-cell office:value-type="float" office:value="15713">
            <text:p>15713</text:p>
          </table:table-cell>
          <table:table-cell/>
          <table:table-cell office:value-type="float" office:value="48">
            <text:p>48</text:p>
          </table:table-cell>
          <table:table-cell table:formula="of:=SUMIF([.$A$2:.$A$4801];[.$F45];[.B$2:.B$4801])/50" office:value-type="float" office:value="821282.64">
            <text:p>821282,64</text:p>
          </table:table-cell>
          <table:table-cell table:formula="of:=SUMIF([.$A$2:.$A$4801];[.$F45];[.C$2:.C$4801])/50" office:value-type="float" office:value="1067733.5">
            <text:p>1067733,5</text:p>
          </table:table-cell>
          <table:table-cell table:formula="of:=SUMIF([.$A$2:.$A$4801];[.$F45];[.D$2:.D$4801])/50" office:value-type="float" office:value="972916.66">
            <text:p>972916,66</text:p>
          </table:table-cell>
          <table:table-cell table:formula="of:=([.F45]^3)*[.$M$1]" office:value-type="float" office:value="1658880">
            <text:p>1658880</text:p>
          </table:table-cell>
          <table:table-cell table:formula="of:=[.H45]&lt;[.J4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663">
            <text:p>16663</text:p>
          </table:table-cell>
          <table:table-cell office:value-type="float" office:value="14289">
            <text:p>14289</text:p>
          </table:table-cell>
          <table:table-cell office:value-type="float" office:value="15908">
            <text:p>15908</text:p>
          </table:table-cell>
          <table:table-cell/>
          <table:table-cell office:value-type="float" office:value="49">
            <text:p>49</text:p>
          </table:table-cell>
          <table:table-cell table:formula="of:=SUMIF([.$A$2:.$A$4801];[.$F46];[.B$2:.B$4801])/50" office:value-type="float" office:value="863958.78">
            <text:p>863958,78</text:p>
          </table:table-cell>
          <table:table-cell table:formula="of:=SUMIF([.$A$2:.$A$4801];[.$F46];[.C$2:.C$4801])/50" office:value-type="float" office:value="1136996.68">
            <text:p>1136996,68</text:p>
          </table:table-cell>
          <table:table-cell table:formula="of:=SUMIF([.$A$2:.$A$4801];[.$F46];[.D$2:.D$4801])/50" office:value-type="float" office:value="1082056.12">
            <text:p>1082056,12</text:p>
          </table:table-cell>
          <table:table-cell table:formula="of:=([.F46]^3)*[.$M$1]" office:value-type="float" office:value="1764735">
            <text:p>1764735</text:p>
          </table:table-cell>
          <table:table-cell table:formula="of:=[.H46]&lt;[.J4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129">
            <text:p>16129</text:p>
          </table:table-cell>
          <table:table-cell office:value-type="float" office:value="15002">
            <text:p>15002</text:p>
          </table:table-cell>
          <table:table-cell office:value-type="float" office:value="13572">
            <text:p>13572</text:p>
          </table:table-cell>
          <table:table-cell/>
          <table:table-cell office:value-type="float" office:value="50">
            <text:p>50</text:p>
          </table:table-cell>
          <table:table-cell table:formula="of:=SUMIF([.$A$2:.$A$4801];[.$F47];[.B$2:.B$4801])/50" office:value-type="float" office:value="854515.38">
            <text:p>854515,38</text:p>
          </table:table-cell>
          <table:table-cell table:formula="of:=SUMIF([.$A$2:.$A$4801];[.$F47];[.C$2:.C$4801])/50" office:value-type="float" office:value="1240344.58">
            <text:p>1240344,58</text:p>
          </table:table-cell>
          <table:table-cell table:formula="of:=SUMIF([.$A$2:.$A$4801];[.$F47];[.D$2:.D$4801])/50" office:value-type="float" office:value="1123379.3">
            <text:p>1123379,3</text:p>
          </table:table-cell>
          <table:table-cell table:formula="of:=([.F47]^3)*[.$M$1]" office:value-type="float" office:value="1875000">
            <text:p>1875000</text:p>
          </table:table-cell>
          <table:table-cell table:formula="of:=[.H47]&lt;[.J4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880">
            <text:p>14880</text:p>
          </table:table-cell>
          <table:table-cell office:value-type="float" office:value="26176">
            <text:p>26176</text:p>
          </table:table-cell>
          <table:table-cell office:value-type="float" office:value="14719">
            <text:p>14719</text:p>
          </table:table-cell>
          <table:table-cell/>
          <table:table-cell office:value-type="float" office:value="51">
            <text:p>51</text:p>
          </table:table-cell>
          <table:table-cell table:formula="of:=SUMIF([.$A$2:.$A$4801];[.$F48];[.B$2:.B$4801])/50" office:value-type="float" office:value="929848.02">
            <text:p>929848,02</text:p>
          </table:table-cell>
          <table:table-cell table:formula="of:=SUMIF([.$A$2:.$A$4801];[.$F48];[.C$2:.C$4801])/50" office:value-type="float" office:value="1267703.32">
            <text:p>1267703,32</text:p>
          </table:table-cell>
          <table:table-cell table:formula="of:=SUMIF([.$A$2:.$A$4801];[.$F48];[.D$2:.D$4801])/50" office:value-type="float" office:value="1253327.04">
            <text:p>1253327,04</text:p>
          </table:table-cell>
          <table:table-cell table:formula="of:=([.F48]^3)*[.$M$1]" office:value-type="float" office:value="1989765">
            <text:p>1989765</text:p>
          </table:table-cell>
          <table:table-cell table:formula="of:=[.H48]&lt;[.J4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742">
            <text:p>14742</text:p>
          </table:table-cell>
          <table:table-cell office:value-type="float" office:value="15525">
            <text:p>15525</text:p>
          </table:table-cell>
          <table:table-cell office:value-type="float" office:value="14923">
            <text:p>14923</text:p>
          </table:table-cell>
          <table:table-cell/>
          <table:table-cell office:value-type="float" office:value="52">
            <text:p>52</text:p>
          </table:table-cell>
          <table:table-cell table:formula="of:=SUMIF([.$A$2:.$A$4801];[.$F49];[.B$2:.B$4801])/50" office:value-type="float" office:value="943571.2">
            <text:p>943571,2</text:p>
          </table:table-cell>
          <table:table-cell table:formula="of:=SUMIF([.$A$2:.$A$4801];[.$F49];[.C$2:.C$4801])/50" office:value-type="float" office:value="1390661.92">
            <text:p>1390661,92</text:p>
          </table:table-cell>
          <table:table-cell table:formula="of:=SUMIF([.$A$2:.$A$4801];[.$F49];[.D$2:.D$4801])/50" office:value-type="float" office:value="1282078.84">
            <text:p>1282078,84</text:p>
          </table:table-cell>
          <table:table-cell table:formula="of:=([.F49]^3)*[.$M$1]" office:value-type="float" office:value="2109120">
            <text:p>2109120</text:p>
          </table:table-cell>
          <table:table-cell table:formula="of:=[.H49]&lt;[.J4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58">
            <text:p>26058</text:p>
          </table:table-cell>
          <table:table-cell office:value-type="float" office:value="14922">
            <text:p>14922</text:p>
          </table:table-cell>
          <table:table-cell office:value-type="float" office:value="17371">
            <text:p>17371</text:p>
          </table:table-cell>
          <table:table-cell/>
          <table:table-cell office:value-type="float" office:value="53">
            <text:p>53</text:p>
          </table:table-cell>
          <table:table-cell table:formula="of:=SUMIF([.$A$2:.$A$4801];[.$F50];[.B$2:.B$4801])/50" office:value-type="float" office:value="1056445.32">
            <text:p>1056445,32</text:p>
          </table:table-cell>
          <table:table-cell table:formula="of:=SUMIF([.$A$2:.$A$4801];[.$F50];[.C$2:.C$4801])/50" office:value-type="float" office:value="1500786.7">
            <text:p>1500786,7</text:p>
          </table:table-cell>
          <table:table-cell table:formula="of:=SUMIF([.$A$2:.$A$4801];[.$F50];[.D$2:.D$4801])/50" office:value-type="float" office:value="1345267.06">
            <text:p>1345267,06</text:p>
          </table:table-cell>
          <table:table-cell table:formula="of:=([.F50]^3)*[.$M$1]" office:value-type="float" office:value="2233155">
            <text:p>2233155</text:p>
          </table:table-cell>
          <table:table-cell table:formula="of:=[.H50]&lt;[.J5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040">
            <text:p>15040</text:p>
          </table:table-cell>
          <table:table-cell office:value-type="float" office:value="17464">
            <text:p>17464</text:p>
          </table:table-cell>
          <table:table-cell office:value-type="float" office:value="15446">
            <text:p>15446</text:p>
          </table:table-cell>
          <table:table-cell/>
          <table:table-cell office:value-type="float" office:value="54">
            <text:p>54</text:p>
          </table:table-cell>
          <table:table-cell table:formula="of:=SUMIF([.$A$2:.$A$4801];[.$F51];[.B$2:.B$4801])/50" office:value-type="float" office:value="1089587.96">
            <text:p>1089587,96</text:p>
          </table:table-cell>
          <table:table-cell table:formula="of:=SUMIF([.$A$2:.$A$4801];[.$F51];[.C$2:.C$4801])/50" office:value-type="float" office:value="1586761.1">
            <text:p>1586761,1</text:p>
          </table:table-cell>
          <table:table-cell table:formula="of:=SUMIF([.$A$2:.$A$4801];[.$F51];[.D$2:.D$4801])/50" office:value-type="float" office:value="1480138.92">
            <text:p>1480138,92</text:p>
          </table:table-cell>
          <table:table-cell table:formula="of:=([.F51]^3)*[.$M$1]" office:value-type="float" office:value="2361960">
            <text:p>2361960</text:p>
          </table:table-cell>
          <table:table-cell table:formula="of:=[.H51]&lt;[.J5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283">
            <text:p>20283</text:p>
          </table:table-cell>
          <table:table-cell office:value-type="float" office:value="27131">
            <text:p>27131</text:p>
          </table:table-cell>
          <table:table-cell office:value-type="float" office:value="11697">
            <text:p>11697</text:p>
          </table:table-cell>
          <table:table-cell/>
          <table:table-cell office:value-type="float" office:value="55">
            <text:p>55</text:p>
          </table:table-cell>
          <table:table-cell table:formula="of:=SUMIF([.$A$2:.$A$4801];[.$F52];[.B$2:.B$4801])/50" office:value-type="float" office:value="1134934.16">
            <text:p>1134934,16</text:p>
          </table:table-cell>
          <table:table-cell table:formula="of:=SUMIF([.$A$2:.$A$4801];[.$F52];[.C$2:.C$4801])/50" office:value-type="float" office:value="1647820.84">
            <text:p>1647820,84</text:p>
          </table:table-cell>
          <table:table-cell table:formula="of:=SUMIF([.$A$2:.$A$4801];[.$F52];[.D$2:.D$4801])/50" office:value-type="float" office:value="1457501.5">
            <text:p>1457501,5</text:p>
          </table:table-cell>
          <table:table-cell table:formula="of:=([.F52]^3)*[.$M$1]" office:value-type="float" office:value="2495625">
            <text:p>2495625</text:p>
          </table:table-cell>
          <table:table-cell table:formula="of:=[.H52]&lt;[.J5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286">
            <text:p>17286</text:p>
          </table:table-cell>
          <table:table-cell office:value-type="float" office:value="15464">
            <text:p>15464</text:p>
          </table:table-cell>
          <table:table-cell office:value-type="float" office:value="20417">
            <text:p>20417</text:p>
          </table:table-cell>
          <table:table-cell/>
          <table:table-cell office:value-type="float" office:value="56">
            <text:p>56</text:p>
          </table:table-cell>
          <table:table-cell table:formula="of:=SUMIF([.$A$2:.$A$4801];[.$F53];[.B$2:.B$4801])/50" office:value-type="float" office:value="1185150.1">
            <text:p>1185150,1</text:p>
          </table:table-cell>
          <table:table-cell table:formula="of:=SUMIF([.$A$2:.$A$4801];[.$F53];[.C$2:.C$4801])/50" office:value-type="float" office:value="1784810.52">
            <text:p>1784810,52</text:p>
          </table:table-cell>
          <table:table-cell table:formula="of:=SUMIF([.$A$2:.$A$4801];[.$F53];[.D$2:.D$4801])/50" office:value-type="float" office:value="1574188.3">
            <text:p>1574188,3</text:p>
          </table:table-cell>
          <table:table-cell table:formula="of:=([.F53]^3)*[.$M$1]" office:value-type="float" office:value="2634240">
            <text:p>2634240</text:p>
          </table:table-cell>
          <table:table-cell table:formula="of:=[.H53]&lt;[.J5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140">
            <text:p>27140</text:p>
          </table:table-cell>
          <table:table-cell office:value-type="float" office:value="14305">
            <text:p>14305</text:p>
          </table:table-cell>
          <table:table-cell office:value-type="float" office:value="27400">
            <text:p>27400</text:p>
          </table:table-cell>
          <table:table-cell/>
          <table:table-cell office:value-type="float" office:value="57">
            <text:p>57</text:p>
          </table:table-cell>
          <table:table-cell table:formula="of:=SUMIF([.$A$2:.$A$4801];[.$F54];[.B$2:.B$4801])/50" office:value-type="float" office:value="1259936.96">
            <text:p>1259936,96</text:p>
          </table:table-cell>
          <table:table-cell table:formula="of:=SUMIF([.$A$2:.$A$4801];[.$F54];[.C$2:.C$4801])/50" office:value-type="float" office:value="1834559.34">
            <text:p>1834559,34</text:p>
          </table:table-cell>
          <table:table-cell table:formula="of:=SUMIF([.$A$2:.$A$4801];[.$F54];[.D$2:.D$4801])/50" office:value-type="float" office:value="1768811.8">
            <text:p>1768811,8</text:p>
          </table:table-cell>
          <table:table-cell table:formula="of:=([.F54]^3)*[.$M$1]" office:value-type="float" office:value="2777895">
            <text:p>2777895</text:p>
          </table:table-cell>
          <table:table-cell table:formula="of:=[.H54]&lt;[.J5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604">
            <text:p>16604</text:p>
          </table:table-cell>
          <table:table-cell office:value-type="float" office:value="17844">
            <text:p>17844</text:p>
          </table:table-cell>
          <table:table-cell office:value-type="float" office:value="21238">
            <text:p>21238</text:p>
          </table:table-cell>
          <table:table-cell/>
          <table:table-cell office:value-type="float" office:value="58">
            <text:p>58</text:p>
          </table:table-cell>
          <table:table-cell table:formula="of:=SUMIF([.$A$2:.$A$4801];[.$F55];[.B$2:.B$4801])/50" office:value-type="float" office:value="1457302.78">
            <text:p>1457302,78</text:p>
          </table:table-cell>
          <table:table-cell table:formula="of:=SUMIF([.$A$2:.$A$4801];[.$F55];[.C$2:.C$4801])/50" office:value-type="float" office:value="2040405.16">
            <text:p>2040405,16</text:p>
          </table:table-cell>
          <table:table-cell table:formula="of:=SUMIF([.$A$2:.$A$4801];[.$F55];[.D$2:.D$4801])/50" office:value-type="float" office:value="1838629.04">
            <text:p>1838629,04</text:p>
          </table:table-cell>
          <table:table-cell table:formula="of:=([.F55]^3)*[.$M$1]" office:value-type="float" office:value="2926680">
            <text:p>2926680</text:p>
          </table:table-cell>
          <table:table-cell table:formula="of:=[.H55]&lt;[.J5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961">
            <text:p>17961</text:p>
          </table:table-cell>
          <table:table-cell office:value-type="float" office:value="15348">
            <text:p>15348</text:p>
          </table:table-cell>
          <table:table-cell office:value-type="float" office:value="18951">
            <text:p>18951</text:p>
          </table:table-cell>
          <table:table-cell/>
          <table:table-cell office:value-type="float" office:value="59">
            <text:p>59</text:p>
          </table:table-cell>
          <table:table-cell table:formula="of:=SUMIF([.$A$2:.$A$4801];[.$F56];[.B$2:.B$4801])/50" office:value-type="float" office:value="1360810.3">
            <text:p>1360810,3</text:p>
          </table:table-cell>
          <table:table-cell table:formula="of:=SUMIF([.$A$2:.$A$4801];[.$F56];[.C$2:.C$4801])/50" office:value-type="float" office:value="2042719.14">
            <text:p>2042719,14</text:p>
          </table:table-cell>
          <table:table-cell table:formula="of:=SUMIF([.$A$2:.$A$4801];[.$F56];[.D$2:.D$4801])/50" office:value-type="float" office:value="1959700.82">
            <text:p>1959700,82</text:p>
          </table:table-cell>
          <table:table-cell table:formula="of:=([.F56]^3)*[.$M$1]" office:value-type="float" office:value="3080685">
            <text:p>3080685</text:p>
          </table:table-cell>
          <table:table-cell table:formula="of:=[.H56]&lt;[.J5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972">
            <text:p>28972</text:p>
          </table:table-cell>
          <table:table-cell office:value-type="float" office:value="28276">
            <text:p>28276</text:p>
          </table:table-cell>
          <table:table-cell office:value-type="float" office:value="24300">
            <text:p>24300</text:p>
          </table:table-cell>
          <table:table-cell/>
          <table:table-cell office:value-type="float" office:value="60">
            <text:p>60</text:p>
          </table:table-cell>
          <table:table-cell table:formula="of:=SUMIF([.$A$2:.$A$4801];[.$F57];[.B$2:.B$4801])/50" office:value-type="float" office:value="1438452.16">
            <text:p>1438452,16</text:p>
          </table:table-cell>
          <table:table-cell table:formula="of:=SUMIF([.$A$2:.$A$4801];[.$F57];[.C$2:.C$4801])/50" office:value-type="float" office:value="2231540.5">
            <text:p>2231540,5</text:p>
          </table:table-cell>
          <table:table-cell table:formula="of:=SUMIF([.$A$2:.$A$4801];[.$F57];[.D$2:.D$4801])/50" office:value-type="float" office:value="2000184.38">
            <text:p>2000184,38</text:p>
          </table:table-cell>
          <table:table-cell table:formula="of:=([.F57]^3)*[.$M$1]" office:value-type="float" office:value="3240000">
            <text:p>3240000</text:p>
          </table:table-cell>
          <table:table-cell table:formula="of:=[.H57]&lt;[.J5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165">
            <text:p>15165</text:p>
          </table:table-cell>
          <table:table-cell office:value-type="float" office:value="17821">
            <text:p>17821</text:p>
          </table:table-cell>
          <table:table-cell office:value-type="float" office:value="16811">
            <text:p>16811</text:p>
          </table:table-cell>
          <table:table-cell/>
          <table:table-cell office:value-type="float" office:value="61">
            <text:p>61</text:p>
          </table:table-cell>
          <table:table-cell table:formula="of:=SUMIF([.$A$2:.$A$4801];[.$F58];[.B$2:.B$4801])/50" office:value-type="float" office:value="1474174.1">
            <text:p>1474174,1</text:p>
          </table:table-cell>
          <table:table-cell table:formula="of:=SUMIF([.$A$2:.$A$4801];[.$F58];[.C$2:.C$4801])/50" office:value-type="float" office:value="2305461.34">
            <text:p>2305461,34</text:p>
          </table:table-cell>
          <table:table-cell table:formula="of:=SUMIF([.$A$2:.$A$4801];[.$F58];[.D$2:.D$4801])/50" office:value-type="float" office:value="2093105.74">
            <text:p>2093105,74</text:p>
          </table:table-cell>
          <table:table-cell table:formula="of:=([.F58]^3)*[.$M$1]" office:value-type="float" office:value="3404715">
            <text:p>3404715</text:p>
          </table:table-cell>
          <table:table-cell table:formula="of:=[.H58]&lt;[.J5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021">
            <text:p>21021</text:p>
          </table:table-cell>
          <table:table-cell office:value-type="float" office:value="16726">
            <text:p>16726</text:p>
          </table:table-cell>
          <table:table-cell office:value-type="float" office:value="17342">
            <text:p>17342</text:p>
          </table:table-cell>
          <table:table-cell/>
          <table:table-cell office:value-type="float" office:value="62">
            <text:p>62</text:p>
          </table:table-cell>
          <table:table-cell table:formula="of:=SUMIF([.$A$2:.$A$4801];[.$F59];[.B$2:.B$4801])/50" office:value-type="float" office:value="1465969.3">
            <text:p>1465969,3</text:p>
          </table:table-cell>
          <table:table-cell table:formula="of:=SUMIF([.$A$2:.$A$4801];[.$F59];[.C$2:.C$4801])/50" office:value-type="float" office:value="2362977.9">
            <text:p>2362977,9</text:p>
          </table:table-cell>
          <table:table-cell table:formula="of:=SUMIF([.$A$2:.$A$4801];[.$F59];[.D$2:.D$4801])/50" office:value-type="float" office:value="2241928.54">
            <text:p>2241928,54</text:p>
          </table:table-cell>
          <table:table-cell table:formula="of:=([.F59]^3)*[.$M$1]" office:value-type="float" office:value="3574920">
            <text:p>3574920</text:p>
          </table:table-cell>
          <table:table-cell table:formula="of:=[.H59]&lt;[.J5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215">
            <text:p>18215</text:p>
          </table:table-cell>
          <table:table-cell office:value-type="float" office:value="15417">
            <text:p>15417</text:p>
          </table:table-cell>
          <table:table-cell office:value-type="float" office:value="20045">
            <text:p>20045</text:p>
          </table:table-cell>
          <table:table-cell/>
          <table:table-cell office:value-type="float" office:value="63">
            <text:p>63</text:p>
          </table:table-cell>
          <table:table-cell table:formula="of:=SUMIF([.$A$2:.$A$4801];[.$F60];[.B$2:.B$4801])/50" office:value-type="float" office:value="1616475.6">
            <text:p>1616475,6</text:p>
          </table:table-cell>
          <table:table-cell table:formula="of:=SUMIF([.$A$2:.$A$4801];[.$F60];[.C$2:.C$4801])/50" office:value-type="float" office:value="2555668.04">
            <text:p>2555668,04</text:p>
          </table:table-cell>
          <table:table-cell table:formula="of:=SUMIF([.$A$2:.$A$4801];[.$F60];[.D$2:.D$4801])/50" office:value-type="float" office:value="2304213.1">
            <text:p>2304213,1</text:p>
          </table:table-cell>
          <table:table-cell table:formula="of:=([.F60]^3)*[.$M$1]" office:value-type="float" office:value="3750705">
            <text:p>3750705</text:p>
          </table:table-cell>
          <table:table-cell table:formula="of:=[.H60]&lt;[.J6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936">
            <text:p>10936</text:p>
          </table:table-cell>
          <table:table-cell office:value-type="float" office:value="15065">
            <text:p>15065</text:p>
          </table:table-cell>
          <table:table-cell office:value-type="float" office:value="18182">
            <text:p>18182</text:p>
          </table:table-cell>
          <table:table-cell/>
          <table:table-cell office:value-type="float" office:value="64">
            <text:p>64</text:p>
          </table:table-cell>
          <table:table-cell table:formula="of:=SUMIF([.$A$2:.$A$4801];[.$F61];[.B$2:.B$4801])/50" office:value-type="float" office:value="1737212.3">
            <text:p>1737212,3</text:p>
          </table:table-cell>
          <table:table-cell table:formula="of:=SUMIF([.$A$2:.$A$4801];[.$F61];[.C$2:.C$4801])/50" office:value-type="float" office:value="2722645.04">
            <text:p>2722645,04</text:p>
          </table:table-cell>
          <table:table-cell table:formula="of:=SUMIF([.$A$2:.$A$4801];[.$F61];[.D$2:.D$4801])/50" office:value-type="float" office:value="2591156.26">
            <text:p>2591156,26</text:p>
          </table:table-cell>
          <table:table-cell table:formula="of:=([.F61]^3)*[.$M$1]" office:value-type="float" office:value="3932160">
            <text:p>3932160</text:p>
          </table:table-cell>
          <table:table-cell table:formula="of:=[.H61]&lt;[.J6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620">
            <text:p>19620</text:p>
          </table:table-cell>
          <table:table-cell office:value-type="float" office:value="19842">
            <text:p>19842</text:p>
          </table:table-cell>
          <table:table-cell office:value-type="float" office:value="18688">
            <text:p>18688</text:p>
          </table:table-cell>
          <table:table-cell/>
          <table:table-cell office:value-type="float" office:value="65">
            <text:p>65</text:p>
          </table:table-cell>
          <table:table-cell table:formula="of:=SUMIF([.$A$2:.$A$4801];[.$F62];[.B$2:.B$4801])/50" office:value-type="float" office:value="1800905.12">
            <text:p>1800905,12</text:p>
          </table:table-cell>
          <table:table-cell table:formula="of:=SUMIF([.$A$2:.$A$4801];[.$F62];[.C$2:.C$4801])/50" office:value-type="float" office:value="2893112.54">
            <text:p>2893112,54</text:p>
          </table:table-cell>
          <table:table-cell table:formula="of:=SUMIF([.$A$2:.$A$4801];[.$F62];[.D$2:.D$4801])/50" office:value-type="float" office:value="2620795.62">
            <text:p>2620795,62</text:p>
          </table:table-cell>
          <table:table-cell table:formula="of:=([.F62]^3)*[.$M$1]" office:value-type="float" office:value="4119375">
            <text:p>4119375</text:p>
          </table:table-cell>
          <table:table-cell table:formula="of:=[.H62]&lt;[.J6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937">
            <text:p>10937</text:p>
          </table:table-cell>
          <table:table-cell office:value-type="float" office:value="127700">
            <text:p>127700</text:p>
          </table:table-cell>
          <table:table-cell office:value-type="float" office:value="15988">
            <text:p>15988</text:p>
          </table:table-cell>
          <table:table-cell/>
          <table:table-cell office:value-type="float" office:value="66">
            <text:p>66</text:p>
          </table:table-cell>
          <table:table-cell table:formula="of:=SUMIF([.$A$2:.$A$4801];[.$F63];[.B$2:.B$4801])/50" office:value-type="float" office:value="1837048.98">
            <text:p>1837048,98</text:p>
          </table:table-cell>
          <table:table-cell table:formula="of:=SUMIF([.$A$2:.$A$4801];[.$F63];[.C$2:.C$4801])/50" office:value-type="float" office:value="2944499.7">
            <text:p>2944499,7</text:p>
          </table:table-cell>
          <table:table-cell table:formula="of:=SUMIF([.$A$2:.$A$4801];[.$F63];[.D$2:.D$4801])/50" office:value-type="float" office:value="2736712.56">
            <text:p>2736712,56</text:p>
          </table:table-cell>
          <table:table-cell table:formula="of:=([.F63]^3)*[.$M$1]" office:value-type="float" office:value="4312440">
            <text:p>4312440</text:p>
          </table:table-cell>
          <table:table-cell table:formula="of:=[.H63]&lt;[.J6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613">
            <text:p>17613</text:p>
          </table:table-cell>
          <table:table-cell office:value-type="float" office:value="19141">
            <text:p>19141</text:p>
          </table:table-cell>
          <table:table-cell office:value-type="float" office:value="17304">
            <text:p>17304</text:p>
          </table:table-cell>
          <table:table-cell/>
          <table:table-cell office:value-type="float" office:value="67">
            <text:p>67</text:p>
          </table:table-cell>
          <table:table-cell table:formula="of:=SUMIF([.$A$2:.$A$4801];[.$F64];[.B$2:.B$4801])/50" office:value-type="float" office:value="1971044.18">
            <text:p>1971044,18</text:p>
          </table:table-cell>
          <table:table-cell table:formula="of:=SUMIF([.$A$2:.$A$4801];[.$F64];[.C$2:.C$4801])/50" office:value-type="float" office:value="3204203.52">
            <text:p>3204203,52</text:p>
          </table:table-cell>
          <table:table-cell table:formula="of:=SUMIF([.$A$2:.$A$4801];[.$F64];[.D$2:.D$4801])/50" office:value-type="float" office:value="2805156.48">
            <text:p>2805156,48</text:p>
          </table:table-cell>
          <table:table-cell table:formula="of:=([.F64]^3)*[.$M$1]" office:value-type="float" office:value="4511445">
            <text:p>4511445</text:p>
          </table:table-cell>
          <table:table-cell table:formula="of:=[.H64]&lt;[.J6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220">
            <text:p>43220</text:p>
          </table:table-cell>
          <table:table-cell office:value-type="float" office:value="19706">
            <text:p>19706</text:p>
          </table:table-cell>
          <table:table-cell office:value-type="float" office:value="24292">
            <text:p>24292</text:p>
          </table:table-cell>
          <table:table-cell/>
          <table:table-cell office:value-type="float" office:value="68">
            <text:p>68</text:p>
          </table:table-cell>
          <table:table-cell table:formula="of:=SUMIF([.$A$2:.$A$4801];[.$F65];[.B$2:.B$4801])/50" office:value-type="float" office:value="2005042.24">
            <text:p>2005042,24</text:p>
          </table:table-cell>
          <table:table-cell table:formula="of:=SUMIF([.$A$2:.$A$4801];[.$F65];[.C$2:.C$4801])/50" office:value-type="float" office:value="3272875.98">
            <text:p>3272875,98</text:p>
          </table:table-cell>
          <table:table-cell table:formula="of:=SUMIF([.$A$2:.$A$4801];[.$F65];[.D$2:.D$4801])/50" office:value-type="float" office:value="2996979.82">
            <text:p>2996979,82</text:p>
          </table:table-cell>
          <table:table-cell table:formula="of:=([.F65]^3)*[.$M$1]" office:value-type="float" office:value="4716480">
            <text:p>4716480</text:p>
          </table:table-cell>
          <table:table-cell table:formula="of:=[.H65]&lt;[.J6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516">
            <text:p>18516</text:p>
          </table:table-cell>
          <table:table-cell office:value-type="float" office:value="17773">
            <text:p>17773</text:p>
          </table:table-cell>
          <table:table-cell office:value-type="float" office:value="15217">
            <text:p>15217</text:p>
          </table:table-cell>
          <table:table-cell/>
          <table:table-cell office:value-type="float" office:value="69">
            <text:p>69</text:p>
          </table:table-cell>
          <table:table-cell table:formula="of:=SUMIF([.$A$2:.$A$4801];[.$F66];[.B$2:.B$4801])/50" office:value-type="float" office:value="2008150.8">
            <text:p>2008150,8</text:p>
          </table:table-cell>
          <table:table-cell table:formula="of:=SUMIF([.$A$2:.$A$4801];[.$F66];[.C$2:.C$4801])/50" office:value-type="float" office:value="3455228.28">
            <text:p>3455228,28</text:p>
          </table:table-cell>
          <table:table-cell table:formula="of:=SUMIF([.$A$2:.$A$4801];[.$F66];[.D$2:.D$4801])/50" office:value-type="float" office:value="3017655.34">
            <text:p>3017655,34</text:p>
          </table:table-cell>
          <table:table-cell table:formula="of:=([.F66]^3)*[.$M$1]" office:value-type="float" office:value="4927635">
            <text:p>4927635</text:p>
          </table:table-cell>
          <table:table-cell table:formula="of:=[.H66]&lt;[.J6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346">
            <text:p>17346</text:p>
          </table:table-cell>
          <table:table-cell office:value-type="float" office:value="34089">
            <text:p>34089</text:p>
          </table:table-cell>
          <table:table-cell office:value-type="float" office:value="28001">
            <text:p>28001</text:p>
          </table:table-cell>
          <table:table-cell/>
          <table:table-cell office:value-type="float" office:value="70">
            <text:p>70</text:p>
          </table:table-cell>
          <table:table-cell table:formula="of:=SUMIF([.$A$2:.$A$4801];[.$F67];[.B$2:.B$4801])/50" office:value-type="float" office:value="2072037.22">
            <text:p>2072037,22</text:p>
          </table:table-cell>
          <table:table-cell table:formula="of:=SUMIF([.$A$2:.$A$4801];[.$F67];[.C$2:.C$4801])/50" office:value-type="float" office:value="3719981">
            <text:p>3719981</text:p>
          </table:table-cell>
          <table:table-cell table:formula="of:=SUMIF([.$A$2:.$A$4801];[.$F67];[.D$2:.D$4801])/50" office:value-type="float" office:value="3282549.46">
            <text:p>3282549,46</text:p>
          </table:table-cell>
          <table:table-cell table:formula="of:=([.F67]^3)*[.$M$1]" office:value-type="float" office:value="5145000">
            <text:p>5145000</text:p>
          </table:table-cell>
          <table:table-cell table:formula="of:=[.H67]&lt;[.J6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67">
            <text:p>20167</text:p>
          </table:table-cell>
          <table:table-cell office:value-type="float" office:value="17841">
            <text:p>17841</text:p>
          </table:table-cell>
          <table:table-cell office:value-type="float" office:value="16611">
            <text:p>16611</text:p>
          </table:table-cell>
          <table:table-cell/>
          <table:table-cell office:value-type="float" office:value="71">
            <text:p>71</text:p>
          </table:table-cell>
          <table:table-cell table:formula="of:=SUMIF([.$A$2:.$A$4801];[.$F68];[.B$2:.B$4801])/50" office:value-type="float" office:value="2198947.58">
            <text:p>2198947,58</text:p>
          </table:table-cell>
          <table:table-cell table:formula="of:=SUMIF([.$A$2:.$A$4801];[.$F68];[.C$2:.C$4801])/50" office:value-type="float" office:value="3758981.68">
            <text:p>3758981,68</text:p>
          </table:table-cell>
          <table:table-cell table:formula="of:=SUMIF([.$A$2:.$A$4801];[.$F68];[.D$2:.D$4801])/50" office:value-type="float" office:value="3426975.8">
            <text:p>3426975,8</text:p>
          </table:table-cell>
          <table:table-cell table:formula="of:=([.F68]^3)*[.$M$1]" office:value-type="float" office:value="5368665">
            <text:p>5368665</text:p>
          </table:table-cell>
          <table:table-cell table:formula="of:=[.H68]&lt;[.J6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12">
            <text:p>18012</text:p>
          </table:table-cell>
          <table:table-cell office:value-type="float" office:value="19144">
            <text:p>19144</text:p>
          </table:table-cell>
          <table:table-cell office:value-type="float" office:value="17799">
            <text:p>17799</text:p>
          </table:table-cell>
          <table:table-cell/>
          <table:table-cell office:value-type="float" office:value="72">
            <text:p>72</text:p>
          </table:table-cell>
          <table:table-cell table:formula="of:=SUMIF([.$A$2:.$A$4801];[.$F69];[.B$2:.B$4801])/50" office:value-type="float" office:value="2158759.56">
            <text:p>2158759,56</text:p>
          </table:table-cell>
          <table:table-cell table:formula="of:=SUMIF([.$A$2:.$A$4801];[.$F69];[.C$2:.C$4801])/50" office:value-type="float" office:value="4037498.34">
            <text:p>4037498,34</text:p>
          </table:table-cell>
          <table:table-cell table:formula="of:=SUMIF([.$A$2:.$A$4801];[.$F69];[.D$2:.D$4801])/50" office:value-type="float" office:value="3599952.7">
            <text:p>3599952,7</text:p>
          </table:table-cell>
          <table:table-cell table:formula="of:=([.F69]^3)*[.$M$1]" office:value-type="float" office:value="5598720">
            <text:p>5598720</text:p>
          </table:table-cell>
          <table:table-cell table:formula="of:=[.H69]&lt;[.J6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959">
            <text:p>24959</text:p>
          </table:table-cell>
          <table:table-cell office:value-type="float" office:value="17401">
            <text:p>17401</text:p>
          </table:table-cell>
          <table:table-cell office:value-type="float" office:value="15284">
            <text:p>15284</text:p>
          </table:table-cell>
          <table:table-cell/>
          <table:table-cell office:value-type="float" office:value="73">
            <text:p>73</text:p>
          </table:table-cell>
          <table:table-cell table:formula="of:=SUMIF([.$A$2:.$A$4801];[.$F70];[.B$2:.B$4801])/50" office:value-type="float" office:value="2387773.68">
            <text:p>2387773,68</text:p>
          </table:table-cell>
          <table:table-cell table:formula="of:=SUMIF([.$A$2:.$A$4801];[.$F70];[.C$2:.C$4801])/50" office:value-type="float" office:value="4158808.06">
            <text:p>4158808,06</text:p>
          </table:table-cell>
          <table:table-cell table:formula="of:=SUMIF([.$A$2:.$A$4801];[.$F70];[.D$2:.D$4801])/50" office:value-type="float" office:value="3747489.76">
            <text:p>3747489,76</text:p>
          </table:table-cell>
          <table:table-cell table:formula="of:=([.F70]^3)*[.$M$1]" office:value-type="float" office:value="5835255">
            <text:p>5835255</text:p>
          </table:table-cell>
          <table:table-cell table:formula="of:=[.H70]&lt;[.J7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303">
            <text:p>18303</text:p>
          </table:table-cell>
          <table:table-cell office:value-type="float" office:value="20380">
            <text:p>20380</text:p>
          </table:table-cell>
          <table:table-cell office:value-type="float" office:value="20263">
            <text:p>20263</text:p>
          </table:table-cell>
          <table:table-cell/>
          <table:table-cell office:value-type="float" office:value="74">
            <text:p>74</text:p>
          </table:table-cell>
          <table:table-cell table:formula="of:=SUMIF([.$A$2:.$A$4801];[.$F71];[.B$2:.B$4801])/50" office:value-type="float" office:value="2331876.94">
            <text:p>2331876,94</text:p>
          </table:table-cell>
          <table:table-cell table:formula="of:=SUMIF([.$A$2:.$A$4801];[.$F71];[.C$2:.C$4801])/50" office:value-type="float" office:value="4455524.78">
            <text:p>4455524,78</text:p>
          </table:table-cell>
          <table:table-cell table:formula="of:=SUMIF([.$A$2:.$A$4801];[.$F71];[.D$2:.D$4801])/50" office:value-type="float" office:value="3843785.88">
            <text:p>3843785,88</text:p>
          </table:table-cell>
          <table:table-cell table:formula="of:=([.F71]^3)*[.$M$1]" office:value-type="float" office:value="6078360">
            <text:p>6078360</text:p>
          </table:table-cell>
          <table:table-cell table:formula="of:=[.H71]&lt;[.J7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152">
            <text:p>38152</text:p>
          </table:table-cell>
          <table:table-cell office:value-type="float" office:value="14970">
            <text:p>14970</text:p>
          </table:table-cell>
          <table:table-cell office:value-type="float" office:value="16964">
            <text:p>16964</text:p>
          </table:table-cell>
          <table:table-cell/>
          <table:table-cell office:value-type="float" office:value="75">
            <text:p>75</text:p>
          </table:table-cell>
          <table:table-cell table:formula="of:=SUMIF([.$A$2:.$A$4801];[.$F72];[.B$2:.B$4801])/50" office:value-type="float" office:value="2541459.4">
            <text:p>2541459,4</text:p>
          </table:table-cell>
          <table:table-cell table:formula="of:=SUMIF([.$A$2:.$A$4801];[.$F72];[.C$2:.C$4801])/50" office:value-type="float" office:value="4324900.64">
            <text:p>4324900,64</text:p>
          </table:table-cell>
          <table:table-cell table:formula="of:=SUMIF([.$A$2:.$A$4801];[.$F72];[.D$2:.D$4801])/50" office:value-type="float" office:value="4004030.26">
            <text:p>4004030,26</text:p>
          </table:table-cell>
          <table:table-cell table:formula="of:=([.F72]^3)*[.$M$1]" office:value-type="float" office:value="6328125">
            <text:p>6328125</text:p>
          </table:table-cell>
          <table:table-cell table:formula="of:=[.H72]&lt;[.J7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611">
            <text:p>17611</text:p>
          </table:table-cell>
          <table:table-cell office:value-type="float" office:value="22033">
            <text:p>22033</text:p>
          </table:table-cell>
          <table:table-cell office:value-type="float" office:value="25212">
            <text:p>25212</text:p>
          </table:table-cell>
          <table:table-cell/>
          <table:table-cell office:value-type="float" office:value="76">
            <text:p>76</text:p>
          </table:table-cell>
          <table:table-cell table:formula="of:=SUMIF([.$A$2:.$A$4801];[.$F73];[.B$2:.B$4801])/50" office:value-type="float" office:value="2558559.94">
            <text:p>2558559,94</text:p>
          </table:table-cell>
          <table:table-cell table:formula="of:=SUMIF([.$A$2:.$A$4801];[.$F73];[.C$2:.C$4801])/50" office:value-type="float" office:value="4687723.94">
            <text:p>4687723,94</text:p>
          </table:table-cell>
          <table:table-cell table:formula="of:=SUMIF([.$A$2:.$A$4801];[.$F73];[.D$2:.D$4801])/50" office:value-type="float" office:value="4359535.94">
            <text:p>4359535,94</text:p>
          </table:table-cell>
          <table:table-cell table:formula="of:=([.F73]^3)*[.$M$1]" office:value-type="float" office:value="6584640">
            <text:p>6584640</text:p>
          </table:table-cell>
          <table:table-cell table:formula="of:=[.H73]&lt;[.J7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047">
            <text:p>27047</text:p>
          </table:table-cell>
          <table:table-cell office:value-type="float" office:value="15233">
            <text:p>15233</text:p>
          </table:table-cell>
          <table:table-cell office:value-type="float" office:value="18087">
            <text:p>18087</text:p>
          </table:table-cell>
          <table:table-cell/>
          <table:table-cell office:value-type="float" office:value="77">
            <text:p>77</text:p>
          </table:table-cell>
          <table:table-cell table:formula="of:=SUMIF([.$A$2:.$A$4801];[.$F74];[.B$2:.B$4801])/50" office:value-type="float" office:value="2743412.28">
            <text:p>2743412,28</text:p>
          </table:table-cell>
          <table:table-cell table:formula="of:=SUMIF([.$A$2:.$A$4801];[.$F74];[.C$2:.C$4801])/50" office:value-type="float" office:value="4937194.28">
            <text:p>4937194,28</text:p>
          </table:table-cell>
          <table:table-cell table:formula="of:=SUMIF([.$A$2:.$A$4801];[.$F74];[.D$2:.D$4801])/50" office:value-type="float" office:value="4459289.08">
            <text:p>4459289,08</text:p>
          </table:table-cell>
          <table:table-cell table:formula="of:=([.F74]^3)*[.$M$1]" office:value-type="float" office:value="6847995">
            <text:p>6847995</text:p>
          </table:table-cell>
          <table:table-cell table:formula="of:=[.H74]&lt;[.J7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606">
            <text:p>17606</text:p>
          </table:table-cell>
          <table:table-cell office:value-type="float" office:value="16089">
            <text:p>16089</text:p>
          </table:table-cell>
          <table:table-cell office:value-type="float" office:value="19413">
            <text:p>19413</text:p>
          </table:table-cell>
          <table:table-cell/>
          <table:table-cell office:value-type="float" office:value="78">
            <text:p>78</text:p>
          </table:table-cell>
          <table:table-cell table:formula="of:=SUMIF([.$A$2:.$A$4801];[.$F75];[.B$2:.B$4801])/50" office:value-type="float" office:value="2813732.94">
            <text:p>2813732,94</text:p>
          </table:table-cell>
          <table:table-cell table:formula="of:=SUMIF([.$A$2:.$A$4801];[.$F75];[.C$2:.C$4801])/50" office:value-type="float" office:value="5420323.64">
            <text:p>5420323,64</text:p>
          </table:table-cell>
          <table:table-cell table:formula="of:=SUMIF([.$A$2:.$A$4801];[.$F75];[.D$2:.D$4801])/50" office:value-type="float" office:value="4630140.18">
            <text:p>4630140,18</text:p>
          </table:table-cell>
          <table:table-cell table:formula="of:=([.F75]^3)*[.$M$1]" office:value-type="float" office:value="7118280">
            <text:p>7118280</text:p>
          </table:table-cell>
          <table:table-cell table:formula="of:=[.H75]&lt;[.J7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458">
            <text:p>16458</text:p>
          </table:table-cell>
          <table:table-cell office:value-type="float" office:value="17988">
            <text:p>17988</text:p>
          </table:table-cell>
          <table:table-cell office:value-type="float" office:value="17233">
            <text:p>17233</text:p>
          </table:table-cell>
          <table:table-cell/>
          <table:table-cell office:value-type="float" office:value="79">
            <text:p>79</text:p>
          </table:table-cell>
          <table:table-cell table:formula="of:=SUMIF([.$A$2:.$A$4801];[.$F76];[.B$2:.B$4801])/50" office:value-type="float" office:value="2902347.26">
            <text:p>2902347,26</text:p>
          </table:table-cell>
          <table:table-cell table:formula="of:=SUMIF([.$A$2:.$A$4801];[.$F76];[.C$2:.C$4801])/50" office:value-type="float" office:value="5522406.06">
            <text:p>5522406,06</text:p>
          </table:table-cell>
          <table:table-cell table:formula="of:=SUMIF([.$A$2:.$A$4801];[.$F76];[.D$2:.D$4801])/50" office:value-type="float" office:value="4885165.54">
            <text:p>4885165,54</text:p>
          </table:table-cell>
          <table:table-cell table:formula="of:=([.F76]^3)*[.$M$1]" office:value-type="float" office:value="7395585">
            <text:p>7395585</text:p>
          </table:table-cell>
          <table:table-cell table:formula="of:=[.H76]&lt;[.J7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642">
            <text:p>15642</text:p>
          </table:table-cell>
          <table:table-cell office:value-type="float" office:value="19157">
            <text:p>19157</text:p>
          </table:table-cell>
          <table:table-cell office:value-type="float" office:value="17773">
            <text:p>17773</text:p>
          </table:table-cell>
          <table:table-cell/>
          <table:table-cell office:value-type="float" office:value="80">
            <text:p>80</text:p>
          </table:table-cell>
          <table:table-cell table:formula="of:=SUMIF([.$A$2:.$A$4801];[.$F77];[.B$2:.B$4801])/50" office:value-type="float" office:value="2941892.58">
            <text:p>2941892,58</text:p>
          </table:table-cell>
          <table:table-cell table:formula="of:=SUMIF([.$A$2:.$A$4801];[.$F77];[.C$2:.C$4801])/50" office:value-type="float" office:value="5631774.04">
            <text:p>5631774,04</text:p>
          </table:table-cell>
          <table:table-cell table:formula="of:=SUMIF([.$A$2:.$A$4801];[.$F77];[.D$2:.D$4801])/50" office:value-type="float" office:value="4985845.3">
            <text:p>4985845,3</text:p>
          </table:table-cell>
          <table:table-cell table:formula="of:=([.F77]^3)*[.$M$1]" office:value-type="float" office:value="7680000">
            <text:p>7680000</text:p>
          </table:table-cell>
          <table:table-cell table:formula="of:=[.H77]&lt;[.J7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915">
            <text:p>20915</text:p>
          </table:table-cell>
          <table:table-cell office:value-type="float" office:value="16540">
            <text:p>16540</text:p>
          </table:table-cell>
          <table:table-cell office:value-type="float" office:value="17450">
            <text:p>17450</text:p>
          </table:table-cell>
          <table:table-cell/>
          <table:table-cell office:value-type="float" office:value="81">
            <text:p>81</text:p>
          </table:table-cell>
          <table:table-cell table:formula="of:=SUMIF([.$A$2:.$A$4801];[.$F78];[.B$2:.B$4801])/50" office:value-type="float" office:value="3151680.18">
            <text:p>3151680,18</text:p>
          </table:table-cell>
          <table:table-cell table:formula="of:=SUMIF([.$A$2:.$A$4801];[.$F78];[.C$2:.C$4801])/50" office:value-type="float" office:value="5881503.24">
            <text:p>5881503,24</text:p>
          </table:table-cell>
          <table:table-cell table:formula="of:=SUMIF([.$A$2:.$A$4801];[.$F78];[.D$2:.D$4801])/50" office:value-type="float" office:value="5324909.7">
            <text:p>5324909,7</text:p>
          </table:table-cell>
          <table:table-cell table:formula="of:=([.F78]^3)*[.$M$1]" office:value-type="float" office:value="7971615">
            <text:p>7971615</text:p>
          </table:table-cell>
          <table:table-cell table:formula="of:=[.H78]&lt;[.J7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271">
            <text:p>18271</text:p>
          </table:table-cell>
          <table:table-cell office:value-type="float" office:value="28565">
            <text:p>28565</text:p>
          </table:table-cell>
          <table:table-cell office:value-type="float" office:value="24776">
            <text:p>24776</text:p>
          </table:table-cell>
          <table:table-cell/>
          <table:table-cell office:value-type="float" office:value="82">
            <text:p>82</text:p>
          </table:table-cell>
          <table:table-cell table:formula="of:=SUMIF([.$A$2:.$A$4801];[.$F79];[.B$2:.B$4801])/50" office:value-type="float" office:value="3220515.24">
            <text:p>3220515,24</text:p>
          </table:table-cell>
          <table:table-cell table:formula="of:=SUMIF([.$A$2:.$A$4801];[.$F79];[.C$2:.C$4801])/50" office:value-type="float" office:value="6487256.5">
            <text:p>6487256,5</text:p>
          </table:table-cell>
          <table:table-cell table:formula="of:=SUMIF([.$A$2:.$A$4801];[.$F79];[.D$2:.D$4801])/50" office:value-type="float" office:value="5536145.56">
            <text:p>5536145,56</text:p>
          </table:table-cell>
          <table:table-cell table:formula="of:=([.F79]^3)*[.$M$1]" office:value-type="float" office:value="8270520">
            <text:p>8270520</text:p>
          </table:table-cell>
          <table:table-cell table:formula="of:=[.H79]&lt;[.J7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45">
            <text:p>19745</text:p>
          </table:table-cell>
          <table:table-cell office:value-type="float" office:value="14375">
            <text:p>14375</text:p>
          </table:table-cell>
          <table:table-cell office:value-type="float" office:value="17352">
            <text:p>17352</text:p>
          </table:table-cell>
          <table:table-cell/>
          <table:table-cell office:value-type="float" office:value="83">
            <text:p>83</text:p>
          </table:table-cell>
          <table:table-cell table:formula="of:=SUMIF([.$A$2:.$A$4801];[.$F80];[.B$2:.B$4801])/50" office:value-type="float" office:value="3394141.64">
            <text:p>3394141,64</text:p>
          </table:table-cell>
          <table:table-cell table:formula="of:=SUMIF([.$A$2:.$A$4801];[.$F80];[.C$2:.C$4801])/50" office:value-type="float" office:value="6492851.14">
            <text:p>6492851,14</text:p>
          </table:table-cell>
          <table:table-cell table:formula="of:=SUMIF([.$A$2:.$A$4801];[.$F80];[.D$2:.D$4801])/50" office:value-type="float" office:value="5644912.54">
            <text:p>5644912,54</text:p>
          </table:table-cell>
          <table:table-cell table:formula="of:=([.F80]^3)*[.$M$1]" office:value-type="float" office:value="8576805">
            <text:p>8576805</text:p>
          </table:table-cell>
          <table:table-cell table:formula="of:=[.H80]&lt;[.J8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634">
            <text:p>30634</text:p>
          </table:table-cell>
          <table:table-cell office:value-type="float" office:value="20213">
            <text:p>20213</text:p>
          </table:table-cell>
          <table:table-cell office:value-type="float" office:value="17587">
            <text:p>17587</text:p>
          </table:table-cell>
          <table:table-cell/>
          <table:table-cell office:value-type="float" office:value="84">
            <text:p>84</text:p>
          </table:table-cell>
          <table:table-cell table:formula="of:=SUMIF([.$A$2:.$A$4801];[.$F81];[.B$2:.B$4801])/50" office:value-type="float" office:value="3335824.04">
            <text:p>3335824,04</text:p>
          </table:table-cell>
          <table:table-cell table:formula="of:=SUMIF([.$A$2:.$A$4801];[.$F81];[.C$2:.C$4801])/50" office:value-type="float" office:value="6731688.7">
            <text:p>6731688,7</text:p>
          </table:table-cell>
          <table:table-cell table:formula="of:=SUMIF([.$A$2:.$A$4801];[.$F81];[.D$2:.D$4801])/50" office:value-type="float" office:value="5995228.48">
            <text:p>5995228,48</text:p>
          </table:table-cell>
          <table:table-cell table:formula="of:=([.F81]^3)*[.$M$1]" office:value-type="float" office:value="8890560">
            <text:p>8890560</text:p>
          </table:table-cell>
          <table:table-cell table:formula="of:=[.H81]&lt;[.J8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945">
            <text:p>19945</text:p>
          </table:table-cell>
          <table:table-cell office:value-type="float" office:value="19778">
            <text:p>19778</text:p>
          </table:table-cell>
          <table:table-cell office:value-type="float" office:value="16914">
            <text:p>16914</text:p>
          </table:table-cell>
          <table:table-cell/>
          <table:table-cell office:value-type="float" office:value="85">
            <text:p>85</text:p>
          </table:table-cell>
          <table:table-cell table:formula="of:=SUMIF([.$A$2:.$A$4801];[.$F82];[.B$2:.B$4801])/50" office:value-type="float" office:value="3420508">
            <text:p>3420508</text:p>
          </table:table-cell>
          <table:table-cell table:formula="of:=SUMIF([.$A$2:.$A$4801];[.$F82];[.C$2:.C$4801])/50" office:value-type="float" office:value="7205202.76">
            <text:p>7205202,76</text:p>
          </table:table-cell>
          <table:table-cell table:formula="of:=SUMIF([.$A$2:.$A$4801];[.$F82];[.D$2:.D$4801])/50" office:value-type="float" office:value="6503461.8">
            <text:p>6503461,8</text:p>
          </table:table-cell>
          <table:table-cell table:formula="of:=([.F82]^3)*[.$M$1]" office:value-type="float" office:value="9211875">
            <text:p>9211875</text:p>
          </table:table-cell>
          <table:table-cell table:formula="of:=[.H82]&lt;[.J8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440">
            <text:p>29440</text:p>
          </table:table-cell>
          <table:table-cell office:value-type="float" office:value="15514">
            <text:p>15514</text:p>
          </table:table-cell>
          <table:table-cell office:value-type="float" office:value="22895">
            <text:p>22895</text:p>
          </table:table-cell>
          <table:table-cell/>
          <table:table-cell office:value-type="float" office:value="86">
            <text:p>86</text:p>
          </table:table-cell>
          <table:table-cell table:formula="of:=SUMIF([.$A$2:.$A$4801];[.$F83];[.B$2:.B$4801])/50" office:value-type="float" office:value="3601864.14">
            <text:p>3601864,14</text:p>
          </table:table-cell>
          <table:table-cell table:formula="of:=SUMIF([.$A$2:.$A$4801];[.$F83];[.C$2:.C$4801])/50" office:value-type="float" office:value="7580453.94">
            <text:p>7580453,94</text:p>
          </table:table-cell>
          <table:table-cell table:formula="of:=SUMIF([.$A$2:.$A$4801];[.$F83];[.D$2:.D$4801])/50" office:value-type="float" office:value="7560285.74">
            <text:p>7560285,74</text:p>
          </table:table-cell>
          <table:table-cell table:formula="of:=([.F83]^3)*[.$M$1]" office:value-type="float" office:value="9540840">
            <text:p>9540840</text:p>
          </table:table-cell>
          <table:table-cell table:formula="of:=[.H83]&lt;[.J8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215">
            <text:p>16215</text:p>
          </table:table-cell>
          <table:table-cell office:value-type="float" office:value="17170">
            <text:p>17170</text:p>
          </table:table-cell>
          <table:table-cell office:value-type="float" office:value="15894">
            <text:p>15894</text:p>
          </table:table-cell>
          <table:table-cell/>
          <table:table-cell office:value-type="float" office:value="87">
            <text:p>87</text:p>
          </table:table-cell>
          <table:table-cell table:formula="of:=SUMIF([.$A$2:.$A$4801];[.$F84];[.B$2:.B$4801])/50" office:value-type="float" office:value="3725631.7">
            <text:p>3725631,7</text:p>
          </table:table-cell>
          <table:table-cell table:formula="of:=SUMIF([.$A$2:.$A$4801];[.$F84];[.C$2:.C$4801])/50" office:value-type="float" office:value="7625358.4">
            <text:p>7625358,4</text:p>
          </table:table-cell>
          <table:table-cell table:formula="of:=SUMIF([.$A$2:.$A$4801];[.$F84];[.D$2:.D$4801])/50" office:value-type="float" office:value="7172242.78">
            <text:p>7172242,78</text:p>
          </table:table-cell>
          <table:table-cell table:formula="of:=([.F84]^3)*[.$M$1]" office:value-type="float" office:value="9877545">
            <text:p>9877545</text:p>
          </table:table-cell>
          <table:table-cell table:formula="of:=[.H84]&lt;[.J8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323">
            <text:p>19323</text:p>
          </table:table-cell>
          <table:table-cell office:value-type="float" office:value="22607">
            <text:p>22607</text:p>
          </table:table-cell>
          <table:table-cell office:value-type="float" office:value="17715">
            <text:p>17715</text:p>
          </table:table-cell>
          <table:table-cell/>
          <table:table-cell office:value-type="float" office:value="88">
            <text:p>88</text:p>
          </table:table-cell>
          <table:table-cell table:formula="of:=SUMIF([.$A$2:.$A$4801];[.$F85];[.B$2:.B$4801])/50" office:value-type="float" office:value="3800334.62">
            <text:p>3800334,62</text:p>
          </table:table-cell>
          <table:table-cell table:formula="of:=SUMIF([.$A$2:.$A$4801];[.$F85];[.C$2:.C$4801])/50" office:value-type="float" office:value="8101258.84">
            <text:p>8101258,84</text:p>
          </table:table-cell>
          <table:table-cell table:formula="of:=SUMIF([.$A$2:.$A$4801];[.$F85];[.D$2:.D$4801])/50" office:value-type="float" office:value="6768749.66">
            <text:p>6768749,66</text:p>
          </table:table-cell>
          <table:table-cell table:formula="of:=([.F85]^3)*[.$M$1]" office:value-type="float" office:value="10222080">
            <text:p>10222080</text:p>
          </table:table-cell>
          <table:table-cell table:formula="of:=[.H85]&lt;[.J8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878">
            <text:p>13878</text:p>
          </table:table-cell>
          <table:table-cell office:value-type="float" office:value="15999">
            <text:p>15999</text:p>
          </table:table-cell>
          <table:table-cell office:value-type="float" office:value="15053">
            <text:p>15053</text:p>
          </table:table-cell>
          <table:table-cell/>
          <table:table-cell office:value-type="float" office:value="89">
            <text:p>89</text:p>
          </table:table-cell>
          <table:table-cell table:formula="of:=SUMIF([.$A$2:.$A$4801];[.$F86];[.B$2:.B$4801])/50" office:value-type="float" office:value="4012140.5">
            <text:p>4012140,5</text:p>
          </table:table-cell>
          <table:table-cell table:formula="of:=SUMIF([.$A$2:.$A$4801];[.$F86];[.C$2:.C$4801])/50" office:value-type="float" office:value="8469996.28">
            <text:p>8469996,28</text:p>
          </table:table-cell>
          <table:table-cell table:formula="of:=SUMIF([.$A$2:.$A$4801];[.$F86];[.D$2:.D$4801])/50" office:value-type="float" office:value="7003456.28">
            <text:p>7003456,28</text:p>
          </table:table-cell>
          <table:table-cell table:formula="of:=([.F86]^3)*[.$M$1]" office:value-type="float" office:value="10574535">
            <text:p>10574535</text:p>
          </table:table-cell>
          <table:table-cell table:formula="of:=[.H86]&lt;[.J8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272">
            <text:p>19272</text:p>
          </table:table-cell>
          <table:table-cell office:value-type="float" office:value="14698">
            <text:p>14698</text:p>
          </table:table-cell>
          <table:table-cell office:value-type="float" office:value="17359">
            <text:p>17359</text:p>
          </table:table-cell>
          <table:table-cell/>
          <table:table-cell office:value-type="float" office:value="90">
            <text:p>90</text:p>
          </table:table-cell>
          <table:table-cell table:formula="of:=SUMIF([.$A$2:.$A$4801];[.$F87];[.B$2:.B$4801])/50" office:value-type="float" office:value="4016436.3">
            <text:p>4016436,3</text:p>
          </table:table-cell>
          <table:table-cell table:formula="of:=SUMIF([.$A$2:.$A$4801];[.$F87];[.C$2:.C$4801])/50" office:value-type="float" office:value="8625718.14">
            <text:p>8625718,14</text:p>
          </table:table-cell>
          <table:table-cell table:formula="of:=SUMIF([.$A$2:.$A$4801];[.$F87];[.D$2:.D$4801])/50" office:value-type="float" office:value="7292297.16">
            <text:p>7292297,16</text:p>
          </table:table-cell>
          <table:table-cell table:formula="of:=([.F87]^3)*[.$M$1]" office:value-type="float" office:value="10935000">
            <text:p>10935000</text:p>
          </table:table-cell>
          <table:table-cell table:formula="of:=[.H87]&lt;[.J8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886">
            <text:p>17886</text:p>
          </table:table-cell>
          <table:table-cell office:value-type="float" office:value="14502">
            <text:p>14502</text:p>
          </table:table-cell>
          <table:table-cell office:value-type="float" office:value="13869">
            <text:p>13869</text:p>
          </table:table-cell>
          <table:table-cell/>
          <table:table-cell office:value-type="float" office:value="91">
            <text:p>91</text:p>
          </table:table-cell>
          <table:table-cell table:formula="of:=SUMIF([.$A$2:.$A$4801];[.$F88];[.B$2:.B$4801])/50" office:value-type="float" office:value="4214472.4">
            <text:p>4214472,4</text:p>
          </table:table-cell>
          <table:table-cell table:formula="of:=SUMIF([.$A$2:.$A$4801];[.$F88];[.C$2:.C$4801])/50" office:value-type="float" office:value="9071614.1">
            <text:p>9071614,1</text:p>
          </table:table-cell>
          <table:table-cell table:formula="of:=SUMIF([.$A$2:.$A$4801];[.$F88];[.D$2:.D$4801])/50" office:value-type="float" office:value="7733767.38">
            <text:p>7733767,38</text:p>
          </table:table-cell>
          <table:table-cell table:formula="of:=([.F88]^3)*[.$M$1]" office:value-type="float" office:value="11303565">
            <text:p>11303565</text:p>
          </table:table-cell>
          <table:table-cell table:formula="of:=[.H88]&lt;[.J88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065">
            <text:p>29065</text:p>
          </table:table-cell>
          <table:table-cell office:value-type="float" office:value="18049">
            <text:p>18049</text:p>
          </table:table-cell>
          <table:table-cell office:value-type="float" office:value="17947">
            <text:p>17947</text:p>
          </table:table-cell>
          <table:table-cell/>
          <table:table-cell office:value-type="float" office:value="92">
            <text:p>92</text:p>
          </table:table-cell>
          <table:table-cell table:formula="of:=SUMIF([.$A$2:.$A$4801];[.$F89];[.B$2:.B$4801])/50" office:value-type="float" office:value="4365667.64">
            <text:p>4365667,64</text:p>
          </table:table-cell>
          <table:table-cell table:formula="of:=SUMIF([.$A$2:.$A$4801];[.$F89];[.C$2:.C$4801])/50" office:value-type="float" office:value="9271513.72">
            <text:p>9271513,72</text:p>
          </table:table-cell>
          <table:table-cell table:formula="of:=SUMIF([.$A$2:.$A$4801];[.$F89];[.D$2:.D$4801])/50" office:value-type="float" office:value="8429773.16">
            <text:p>8429773,16</text:p>
          </table:table-cell>
          <table:table-cell table:formula="of:=([.F89]^3)*[.$M$1]" office:value-type="float" office:value="11680320">
            <text:p>11680320</text:p>
          </table:table-cell>
          <table:table-cell table:formula="of:=[.H89]&lt;[.J89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629">
            <text:p>18629</text:p>
          </table:table-cell>
          <table:table-cell office:value-type="float" office:value="35799">
            <text:p>35799</text:p>
          </table:table-cell>
          <table:table-cell office:value-type="float" office:value="18654">
            <text:p>18654</text:p>
          </table:table-cell>
          <table:table-cell/>
          <table:table-cell office:value-type="float" office:value="93">
            <text:p>93</text:p>
          </table:table-cell>
          <table:table-cell table:formula="of:=SUMIF([.$A$2:.$A$4801];[.$F90];[.B$2:.B$4801])/50" office:value-type="float" office:value="4500317.3">
            <text:p>4500317,3</text:p>
          </table:table-cell>
          <table:table-cell table:formula="of:=SUMIF([.$A$2:.$A$4801];[.$F90];[.C$2:.C$4801])/50" office:value-type="float" office:value="9791909.76">
            <text:p>9791909,76</text:p>
          </table:table-cell>
          <table:table-cell table:formula="of:=SUMIF([.$A$2:.$A$4801];[.$F90];[.D$2:.D$4801])/50" office:value-type="float" office:value="8170306.44">
            <text:p>8170306,44</text:p>
          </table:table-cell>
          <table:table-cell table:formula="of:=([.F90]^3)*[.$M$1]" office:value-type="float" office:value="12065355">
            <text:p>12065355</text:p>
          </table:table-cell>
          <table:table-cell table:formula="of:=[.H90]&lt;[.J90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494">
            <text:p>20494</text:p>
          </table:table-cell>
          <table:table-cell office:value-type="float" office:value="16960">
            <text:p>16960</text:p>
          </table:table-cell>
          <table:table-cell office:value-type="float" office:value="24071">
            <text:p>24071</text:p>
          </table:table-cell>
          <table:table-cell/>
          <table:table-cell office:value-type="float" office:value="94">
            <text:p>94</text:p>
          </table:table-cell>
          <table:table-cell table:formula="of:=SUMIF([.$A$2:.$A$4801];[.$F91];[.B$2:.B$4801])/50" office:value-type="float" office:value="4596322.54">
            <text:p>4596322,54</text:p>
          </table:table-cell>
          <table:table-cell table:formula="of:=SUMIF([.$A$2:.$A$4801];[.$F91];[.C$2:.C$4801])/50" office:value-type="float" office:value="10220145.46">
            <text:p>10220145,46</text:p>
          </table:table-cell>
          <table:table-cell table:formula="of:=SUMIF([.$A$2:.$A$4801];[.$F91];[.D$2:.D$4801])/50" office:value-type="float" office:value="8647122.48">
            <text:p>8647122,48</text:p>
          </table:table-cell>
          <table:table-cell table:formula="of:=([.F91]^3)*[.$M$1]" office:value-type="float" office:value="12458760">
            <text:p>12458760</text:p>
          </table:table-cell>
          <table:table-cell table:formula="of:=[.H91]&lt;[.J91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179">
            <text:p>27179</text:p>
          </table:table-cell>
          <table:table-cell office:value-type="float" office:value="18843">
            <text:p>18843</text:p>
          </table:table-cell>
          <table:table-cell office:value-type="float" office:value="20330">
            <text:p>20330</text:p>
          </table:table-cell>
          <table:table-cell/>
          <table:table-cell office:value-type="float" office:value="95">
            <text:p>95</text:p>
          </table:table-cell>
          <table:table-cell table:formula="of:=SUMIF([.$A$2:.$A$4801];[.$F92];[.B$2:.B$4801])/50" office:value-type="float" office:value="4767054.8">
            <text:p>4767054,8</text:p>
          </table:table-cell>
          <table:table-cell table:formula="of:=SUMIF([.$A$2:.$A$4801];[.$F92];[.C$2:.C$4801])/50" office:value-type="float" office:value="10420330.48">
            <text:p>10420330,48</text:p>
          </table:table-cell>
          <table:table-cell table:formula="of:=SUMIF([.$A$2:.$A$4801];[.$F92];[.D$2:.D$4801])/50" office:value-type="float" office:value="8726399.84">
            <text:p>8726399,84</text:p>
          </table:table-cell>
          <table:table-cell table:formula="of:=([.F92]^3)*[.$M$1]" office:value-type="float" office:value="12860625">
            <text:p>12860625</text:p>
          </table:table-cell>
          <table:table-cell table:formula="of:=[.H92]&lt;[.J92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647">
            <text:p>17647</text:p>
          </table:table-cell>
          <table:table-cell office:value-type="float" office:value="17383">
            <text:p>17383</text:p>
          </table:table-cell>
          <table:table-cell office:value-type="float" office:value="19614">
            <text:p>19614</text:p>
          </table:table-cell>
          <table:table-cell/>
          <table:table-cell office:value-type="float" office:value="96">
            <text:p>96</text:p>
          </table:table-cell>
          <table:table-cell table:formula="of:=SUMIF([.$A$2:.$A$4801];[.$F93];[.B$2:.B$4801])/50" office:value-type="float" office:value="4954550.36">
            <text:p>4954550,36</text:p>
          </table:table-cell>
          <table:table-cell table:formula="of:=SUMIF([.$A$2:.$A$4801];[.$F93];[.C$2:.C$4801])/50" office:value-type="float" office:value="11083305.9">
            <text:p>11083305,9</text:p>
          </table:table-cell>
          <table:table-cell table:formula="of:=SUMIF([.$A$2:.$A$4801];[.$F93];[.D$2:.D$4801])/50" office:value-type="float" office:value="9194058.96">
            <text:p>9194058,96</text:p>
          </table:table-cell>
          <table:table-cell table:formula="of:=([.F93]^3)*[.$M$1]" office:value-type="float" office:value="13271040">
            <text:p>13271040</text:p>
          </table:table-cell>
          <table:table-cell table:formula="of:=[.H93]&lt;[.J93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11">
            <text:p>17511</text:p>
          </table:table-cell>
          <table:table-cell office:value-type="float" office:value="18388">
            <text:p>18388</text:p>
          </table:table-cell>
          <table:table-cell office:value-type="float" office:value="17873">
            <text:p>17873</text:p>
          </table:table-cell>
          <table:table-cell/>
          <table:table-cell office:value-type="float" office:value="97">
            <text:p>97</text:p>
          </table:table-cell>
          <table:table-cell table:formula="of:=SUMIF([.$A$2:.$A$4801];[.$F94];[.B$2:.B$4801])/50" office:value-type="float" office:value="5197464.26">
            <text:p>5197464,26</text:p>
          </table:table-cell>
          <table:table-cell table:formula="of:=SUMIF([.$A$2:.$A$4801];[.$F94];[.C$2:.C$4801])/50" office:value-type="float" office:value="11377714.1">
            <text:p>11377714,1</text:p>
          </table:table-cell>
          <table:table-cell table:formula="of:=SUMIF([.$A$2:.$A$4801];[.$F94];[.D$2:.D$4801])/50" office:value-type="float" office:value="10054742.34">
            <text:p>10054742,34</text:p>
          </table:table-cell>
          <table:table-cell table:formula="of:=([.F94]^3)*[.$M$1]" office:value-type="float" office:value="13690095">
            <text:p>13690095</text:p>
          </table:table-cell>
          <table:table-cell table:formula="of:=[.H94]&lt;[.J94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661">
            <text:p>15661</text:p>
          </table:table-cell>
          <table:table-cell office:value-type="float" office:value="17569">
            <text:p>17569</text:p>
          </table:table-cell>
          <table:table-cell office:value-type="float" office:value="19604">
            <text:p>19604</text:p>
          </table:table-cell>
          <table:table-cell/>
          <table:table-cell office:value-type="float" office:value="98">
            <text:p>98</text:p>
          </table:table-cell>
          <table:table-cell table:formula="of:=SUMIF([.$A$2:.$A$4801];[.$F95];[.B$2:.B$4801])/50" office:value-type="float" office:value="5136650.46">
            <text:p>5136650,46</text:p>
          </table:table-cell>
          <table:table-cell table:formula="of:=SUMIF([.$A$2:.$A$4801];[.$F95];[.C$2:.C$4801])/50" office:value-type="float" office:value="11426254.98">
            <text:p>11426254,98</text:p>
          </table:table-cell>
          <table:table-cell table:formula="of:=SUMIF([.$A$2:.$A$4801];[.$F95];[.D$2:.D$4801])/50" office:value-type="float" office:value="10210865.02">
            <text:p>10210865,02</text:p>
          </table:table-cell>
          <table:table-cell table:formula="of:=([.F95]^3)*[.$M$1]" office:value-type="float" office:value="14117880">
            <text:p>14117880</text:p>
          </table:table-cell>
          <table:table-cell table:formula="of:=[.H95]&lt;[.J95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952">
            <text:p>17952</text:p>
          </table:table-cell>
          <table:table-cell office:value-type="float" office:value="25395">
            <text:p>25395</text:p>
          </table:table-cell>
          <table:table-cell office:value-type="float" office:value="17385">
            <text:p>17385</text:p>
          </table:table-cell>
          <table:table-cell/>
          <table:table-cell office:value-type="float" office:value="99">
            <text:p>99</text:p>
          </table:table-cell>
          <table:table-cell table:formula="of:=SUMIF([.$A$2:.$A$4801];[.$F96];[.B$2:.B$4801])/50" office:value-type="float" office:value="5318478.4">
            <text:p>5318478,4</text:p>
          </table:table-cell>
          <table:table-cell table:formula="of:=SUMIF([.$A$2:.$A$4801];[.$F96];[.C$2:.C$4801])/50" office:value-type="float" office:value="12086443.1">
            <text:p>12086443,1</text:p>
          </table:table-cell>
          <table:table-cell table:formula="of:=SUMIF([.$A$2:.$A$4801];[.$F96];[.D$2:.D$4801])/50" office:value-type="float" office:value="10820996.78">
            <text:p>10820996,78</text:p>
          </table:table-cell>
          <table:table-cell table:formula="of:=([.F96]^3)*[.$M$1]" office:value-type="float" office:value="14554485">
            <text:p>14554485</text:p>
          </table:table-cell>
          <table:table-cell table:formula="of:=[.H96]&lt;[.J96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657">
            <text:p>16657</text:p>
          </table:table-cell>
          <table:table-cell office:value-type="float" office:value="17712">
            <text:p>17712</text:p>
          </table:table-cell>
          <table:table-cell office:value-type="float" office:value="27915">
            <text:p>27915</text:p>
          </table:table-cell>
          <table:table-cell/>
          <table:table-cell office:value-type="float" office:value="100">
            <text:p>100</text:p>
          </table:table-cell>
          <table:table-cell table:formula="of:=SUMIF([.$A$2:.$A$4801];[.$F97];[.B$2:.B$4801])/50" office:value-type="float" office:value="5655995.06">
            <text:p>5655995,06</text:p>
          </table:table-cell>
          <table:table-cell table:formula="of:=SUMIF([.$A$2:.$A$4801];[.$F97];[.C$2:.C$4801])/50" office:value-type="float" office:value="12691009.56">
            <text:p>12691009,56</text:p>
          </table:table-cell>
          <table:table-cell table:formula="of:=SUMIF([.$A$2:.$A$4801];[.$F97];[.D$2:.D$4801])/50" office:value-type="float" office:value="10625850.24">
            <text:p>10625850,24</text:p>
          </table:table-cell>
          <table:table-cell table:formula="of:=([.F97]^3)*[.$M$1]" office:value-type="float" office:value="15000000">
            <text:p>15000000</text:p>
          </table:table-cell>
          <table:table-cell table:formula="of:=[.H97]&lt;[.J97]" office:value-type="boolean" office:boolean-value="true">
            <text:p>VERDADERO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571">
            <text:p>18571</text:p>
          </table:table-cell>
          <table:table-cell office:value-type="float" office:value="14549">
            <text:p>14549</text:p>
          </table:table-cell>
          <table:table-cell office:value-type="float" office:value="138218">
            <text:p>138218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140">
            <text:p>17140</text:p>
          </table:table-cell>
          <table:table-cell office:value-type="float" office:value="17264">
            <text:p>17264</text:p>
          </table:table-cell>
          <table:table-cell office:value-type="float" office:value="19366">
            <text:p>19366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962">
            <text:p>14962</text:p>
          </table:table-cell>
          <table:table-cell office:value-type="float" office:value="15549">
            <text:p>15549</text:p>
          </table:table-cell>
          <table:table-cell office:value-type="float" office:value="16919">
            <text:p>16919</text:p>
          </table:table-cell>
          <table:table-cell table:number-columns-repeated="1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449">
            <text:p>26449</text:p>
          </table:table-cell>
          <table:table-cell office:value-type="float" office:value="15816">
            <text:p>15816</text:p>
          </table:table-cell>
          <table:table-cell office:value-type="float" office:value="26814">
            <text:p>26814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27">
            <text:p>20127</text:p>
          </table:table-cell>
          <table:table-cell office:value-type="float" office:value="27938">
            <text:p>27938</text:p>
          </table:table-cell>
          <table:table-cell office:value-type="float" office:value="22115">
            <text:p>22115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500">
            <text:p>16500</text:p>
          </table:table-cell>
          <table:table-cell office:value-type="float" office:value="22132">
            <text:p>22132</text:p>
          </table:table-cell>
          <table:table-cell office:value-type="float" office:value="21442">
            <text:p>21442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123">
            <text:p>18123</text:p>
          </table:table-cell>
          <table:table-cell office:value-type="float" office:value="15507">
            <text:p>15507</text:p>
          </table:table-cell>
          <table:table-cell office:value-type="float" office:value="26453">
            <text:p>26453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875">
            <text:p>22875</text:p>
          </table:table-cell>
          <table:table-cell office:value-type="float" office:value="35813">
            <text:p>35813</text:p>
          </table:table-cell>
          <table:table-cell office:value-type="float" office:value="29539">
            <text:p>29539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321">
            <text:p>21321</text:p>
          </table:table-cell>
          <table:table-cell office:value-type="float" office:value="31538">
            <text:p>31538</text:p>
          </table:table-cell>
          <table:table-cell office:value-type="float" office:value="19701">
            <text:p>19701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0462">
            <text:p>610462</text:p>
          </table:table-cell>
          <table:table-cell office:value-type="float" office:value="28748">
            <text:p>28748</text:p>
          </table:table-cell>
          <table:table-cell office:value-type="float" office:value="22613">
            <text:p>22613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484">
            <text:p>22484</text:p>
          </table:table-cell>
          <table:table-cell office:value-type="float" office:value="20829">
            <text:p>20829</text:p>
          </table:table-cell>
          <table:table-cell office:value-type="float" office:value="19946">
            <text:p>19946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829">
            <text:p>43829</text:p>
          </table:table-cell>
          <table:table-cell office:value-type="float" office:value="19589">
            <text:p>19589</text:p>
          </table:table-cell>
          <table:table-cell office:value-type="float" office:value="22961">
            <text:p>22961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035">
            <text:p>23035</text:p>
          </table:table-cell>
          <table:table-cell office:value-type="float" office:value="33938">
            <text:p>33938</text:p>
          </table:table-cell>
          <table:table-cell office:value-type="float" office:value="21500">
            <text:p>21500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371">
            <text:p>21371</text:p>
          </table:table-cell>
          <table:table-cell office:value-type="float" office:value="19670">
            <text:p>19670</text:p>
          </table:table-cell>
          <table:table-cell office:value-type="float" office:value="29992">
            <text:p>29992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024">
            <text:p>35024</text:p>
          </table:table-cell>
          <table:table-cell office:value-type="float" office:value="18799">
            <text:p>18799</text:p>
          </table:table-cell>
          <table:table-cell office:value-type="float" office:value="25493">
            <text:p>25493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776">
            <text:p>25776</text:p>
          </table:table-cell>
          <table:table-cell office:value-type="float" office:value="19269">
            <text:p>19269</text:p>
          </table:table-cell>
          <table:table-cell office:value-type="float" office:value="23426">
            <text:p>23426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537">
            <text:p>20537</text:p>
          </table:table-cell>
          <table:table-cell office:value-type="float" office:value="21964">
            <text:p>21964</text:p>
          </table:table-cell>
          <table:table-cell office:value-type="float" office:value="20547">
            <text:p>20547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154">
            <text:p>17154</text:p>
          </table:table-cell>
          <table:table-cell office:value-type="float" office:value="19205">
            <text:p>19205</text:p>
          </table:table-cell>
          <table:table-cell office:value-type="float" office:value="19028">
            <text:p>19028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035">
            <text:p>24035</text:p>
          </table:table-cell>
          <table:table-cell office:value-type="float" office:value="38488">
            <text:p>38488</text:p>
          </table:table-cell>
          <table:table-cell office:value-type="float" office:value="40557">
            <text:p>40557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403">
            <text:p>22403</text:p>
          </table:table-cell>
          <table:table-cell office:value-type="float" office:value="21707">
            <text:p>21707</text:p>
          </table:table-cell>
          <table:table-cell office:value-type="float" office:value="29550">
            <text:p>29550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639">
            <text:p>23639</text:p>
          </table:table-cell>
          <table:table-cell office:value-type="float" office:value="31427">
            <text:p>31427</text:p>
          </table:table-cell>
          <table:table-cell office:value-type="float" office:value="16485">
            <text:p>16485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796">
            <text:p>21796</text:p>
          </table:table-cell>
          <table:table-cell office:value-type="float" office:value="22401">
            <text:p>22401</text:p>
          </table:table-cell>
          <table:table-cell office:value-type="float" office:value="20328">
            <text:p>20328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330">
            <text:p>28330</text:p>
          </table:table-cell>
          <table:table-cell office:value-type="float" office:value="28411">
            <text:p>28411</text:p>
          </table:table-cell>
          <table:table-cell office:value-type="float" office:value="17124">
            <text:p>17124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873">
            <text:p>24873</text:p>
          </table:table-cell>
          <table:table-cell office:value-type="float" office:value="21915">
            <text:p>21915</text:p>
          </table:table-cell>
          <table:table-cell office:value-type="float" office:value="28559">
            <text:p>28559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370">
            <text:p>23370</text:p>
          </table:table-cell>
          <table:table-cell office:value-type="float" office:value="20144">
            <text:p>20144</text:p>
          </table:table-cell>
          <table:table-cell office:value-type="float" office:value="36789">
            <text:p>36789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401">
            <text:p>20401</text:p>
          </table:table-cell>
          <table:table-cell office:value-type="float" office:value="19683">
            <text:p>19683</text:p>
          </table:table-cell>
          <table:table-cell office:value-type="float" office:value="20673">
            <text:p>20673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414">
            <text:p>19414</text:p>
          </table:table-cell>
          <table:table-cell office:value-type="float" office:value="37103">
            <text:p>37103</text:p>
          </table:table-cell>
          <table:table-cell office:value-type="float" office:value="21012">
            <text:p>21012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836">
            <text:p>21836</text:p>
          </table:table-cell>
          <table:table-cell office:value-type="float" office:value="30358">
            <text:p>30358</text:p>
          </table:table-cell>
          <table:table-cell office:value-type="float" office:value="21954">
            <text:p>21954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908">
            <text:p>20908</text:p>
          </table:table-cell>
          <table:table-cell office:value-type="float" office:value="22251">
            <text:p>22251</text:p>
          </table:table-cell>
          <table:table-cell office:value-type="float" office:value="25986">
            <text:p>25986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518">
            <text:p>50518</text:p>
          </table:table-cell>
          <table:table-cell office:value-type="float" office:value="16557">
            <text:p>16557</text:p>
          </table:table-cell>
          <table:table-cell office:value-type="float" office:value="16939">
            <text:p>16939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519">
            <text:p>20519</text:p>
          </table:table-cell>
          <table:table-cell office:value-type="float" office:value="15021">
            <text:p>15021</text:p>
          </table:table-cell>
          <table:table-cell office:value-type="float" office:value="18134">
            <text:p>18134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937">
            <text:p>20937</text:p>
          </table:table-cell>
          <table:table-cell office:value-type="float" office:value="22463">
            <text:p>22463</text:p>
          </table:table-cell>
          <table:table-cell office:value-type="float" office:value="19424">
            <text:p>19424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36">
            <text:p>20136</text:p>
          </table:table-cell>
          <table:table-cell office:value-type="float" office:value="21369">
            <text:p>21369</text:p>
          </table:table-cell>
          <table:table-cell office:value-type="float" office:value="19391">
            <text:p>19391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980">
            <text:p>34980</text:p>
          </table:table-cell>
          <table:table-cell office:value-type="float" office:value="29001">
            <text:p>29001</text:p>
          </table:table-cell>
          <table:table-cell office:value-type="float" office:value="19620">
            <text:p>19620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508">
            <text:p>21508</text:p>
          </table:table-cell>
          <table:table-cell office:value-type="float" office:value="21544">
            <text:p>21544</text:p>
          </table:table-cell>
          <table:table-cell office:value-type="float" office:value="17517">
            <text:p>17517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166">
            <text:p>15166</text:p>
          </table:table-cell>
          <table:table-cell office:value-type="float" office:value="21440">
            <text:p>21440</text:p>
          </table:table-cell>
          <table:table-cell office:value-type="float" office:value="23602">
            <text:p>23602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180">
            <text:p>23180</text:p>
          </table:table-cell>
          <table:table-cell office:value-type="float" office:value="19157">
            <text:p>19157</text:p>
          </table:table-cell>
          <table:table-cell office:value-type="float" office:value="21092">
            <text:p>21092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008">
            <text:p>21008</text:p>
          </table:table-cell>
          <table:table-cell office:value-type="float" office:value="20480">
            <text:p>20480</text:p>
          </table:table-cell>
          <table:table-cell office:value-type="float" office:value="19333">
            <text:p>19333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352">
            <text:p>21352</text:p>
          </table:table-cell>
          <table:table-cell office:value-type="float" office:value="24286">
            <text:p>24286</text:p>
          </table:table-cell>
          <table:table-cell office:value-type="float" office:value="21528">
            <text:p>21528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495">
            <text:p>21495</text:p>
          </table:table-cell>
          <table:table-cell office:value-type="float" office:value="29827">
            <text:p>29827</text:p>
          </table:table-cell>
          <table:table-cell office:value-type="float" office:value="15491">
            <text:p>15491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167">
            <text:p>30167</text:p>
          </table:table-cell>
          <table:table-cell office:value-type="float" office:value="17580">
            <text:p>17580</text:p>
          </table:table-cell>
          <table:table-cell office:value-type="float" office:value="22905">
            <text:p>22905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762">
            <text:p>25762</text:p>
          </table:table-cell>
          <table:table-cell office:value-type="float" office:value="20371">
            <text:p>20371</text:p>
          </table:table-cell>
          <table:table-cell office:value-type="float" office:value="20228">
            <text:p>20228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722">
            <text:p>20722</text:p>
          </table:table-cell>
          <table:table-cell office:value-type="float" office:value="19195">
            <text:p>19195</text:p>
          </table:table-cell>
          <table:table-cell office:value-type="float" office:value="18695">
            <text:p>18695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758">
            <text:p>17758</text:p>
          </table:table-cell>
          <table:table-cell office:value-type="float" office:value="18390">
            <text:p>18390</text:p>
          </table:table-cell>
          <table:table-cell office:value-type="float" office:value="31291">
            <text:p>31291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961">
            <text:p>28961</text:p>
          </table:table-cell>
          <table:table-cell office:value-type="float" office:value="22678">
            <text:p>22678</text:p>
          </table:table-cell>
          <table:table-cell office:value-type="float" office:value="20956">
            <text:p>20956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090">
            <text:p>22090</text:p>
          </table:table-cell>
          <table:table-cell office:value-type="float" office:value="19579">
            <text:p>19579</text:p>
          </table:table-cell>
          <table:table-cell office:value-type="float" office:value="22652">
            <text:p>22652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864">
            <text:p>22864</text:p>
          </table:table-cell>
          <table:table-cell office:value-type="float" office:value="20456">
            <text:p>20456</text:p>
          </table:table-cell>
          <table:table-cell office:value-type="float" office:value="21447">
            <text:p>21447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82">
            <text:p>19782</text:p>
          </table:table-cell>
          <table:table-cell office:value-type="float" office:value="20700">
            <text:p>20700</text:p>
          </table:table-cell>
          <table:table-cell office:value-type="float" office:value="19004">
            <text:p>19004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078">
            <text:p>22078</text:p>
          </table:table-cell>
          <table:table-cell office:value-type="float" office:value="30723">
            <text:p>30723</text:p>
          </table:table-cell>
          <table:table-cell office:value-type="float" office:value="18488">
            <text:p>18488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29">
            <text:p>20129</text:p>
          </table:table-cell>
          <table:table-cell office:value-type="float" office:value="21370">
            <text:p>21370</text:p>
          </table:table-cell>
          <table:table-cell office:value-type="float" office:value="17815">
            <text:p>17815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757">
            <text:p>18757</text:p>
          </table:table-cell>
          <table:table-cell office:value-type="float" office:value="20671">
            <text:p>20671</text:p>
          </table:table-cell>
          <table:table-cell office:value-type="float" office:value="19135">
            <text:p>19135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007">
            <text:p>20007</text:p>
          </table:table-cell>
          <table:table-cell office:value-type="float" office:value="21914">
            <text:p>21914</text:p>
          </table:table-cell>
          <table:table-cell office:value-type="float" office:value="20690">
            <text:p>20690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343">
            <text:p>22343</text:p>
          </table:table-cell>
          <table:table-cell office:value-type="float" office:value="29215">
            <text:p>29215</text:p>
          </table:table-cell>
          <table:table-cell office:value-type="float" office:value="28677">
            <text:p>28677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159">
            <text:p>29159</text:p>
          </table:table-cell>
          <table:table-cell office:value-type="float" office:value="30189">
            <text:p>30189</text:p>
          </table:table-cell>
          <table:table-cell office:value-type="float" office:value="22732">
            <text:p>22732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821">
            <text:p>23821</text:p>
          </table:table-cell>
          <table:table-cell office:value-type="float" office:value="44396">
            <text:p>44396</text:p>
          </table:table-cell>
          <table:table-cell office:value-type="float" office:value="21880">
            <text:p>2188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463">
            <text:p>20463</text:p>
          </table:table-cell>
          <table:table-cell office:value-type="float" office:value="23033">
            <text:p>23033</text:p>
          </table:table-cell>
          <table:table-cell office:value-type="float" office:value="24351">
            <text:p>2435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705">
            <text:p>25705</text:p>
          </table:table-cell>
          <table:table-cell office:value-type="float" office:value="23980">
            <text:p>23980</text:p>
          </table:table-cell>
          <table:table-cell office:value-type="float" office:value="40252">
            <text:p>40252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791">
            <text:p>25791</text:p>
          </table:table-cell>
          <table:table-cell office:value-type="float" office:value="35316">
            <text:p>35316</text:p>
          </table:table-cell>
          <table:table-cell office:value-type="float" office:value="20303">
            <text:p>20303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190">
            <text:p>25190</text:p>
          </table:table-cell>
          <table:table-cell office:value-type="float" office:value="18513">
            <text:p>18513</text:p>
          </table:table-cell>
          <table:table-cell office:value-type="float" office:value="43307">
            <text:p>43307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972">
            <text:p>22972</text:p>
          </table:table-cell>
          <table:table-cell office:value-type="float" office:value="25063">
            <text:p>25063</text:p>
          </table:table-cell>
          <table:table-cell office:value-type="float" office:value="99638">
            <text:p>9963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347">
            <text:p>28347</text:p>
          </table:table-cell>
          <table:table-cell office:value-type="float" office:value="23377">
            <text:p>23377</text:p>
          </table:table-cell>
          <table:table-cell office:value-type="float" office:value="24073">
            <text:p>24073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515">
            <text:p>21515</text:p>
          </table:table-cell>
          <table:table-cell office:value-type="float" office:value="33106">
            <text:p>33106</text:p>
          </table:table-cell>
          <table:table-cell office:value-type="float" office:value="26437">
            <text:p>26437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766">
            <text:p>21766</text:p>
          </table:table-cell>
          <table:table-cell office:value-type="float" office:value="22730">
            <text:p>22730</text:p>
          </table:table-cell>
          <table:table-cell office:value-type="float" office:value="21745">
            <text:p>2174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35">
            <text:p>24535</text:p>
          </table:table-cell>
          <table:table-cell office:value-type="float" office:value="28045">
            <text:p>28045</text:p>
          </table:table-cell>
          <table:table-cell office:value-type="float" office:value="20422">
            <text:p>20422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434">
            <text:p>34434</text:p>
          </table:table-cell>
          <table:table-cell office:value-type="float" office:value="35485">
            <text:p>35485</text:p>
          </table:table-cell>
          <table:table-cell office:value-type="float" office:value="22580">
            <text:p>2258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404">
            <text:p>26404</text:p>
          </table:table-cell>
          <table:table-cell office:value-type="float" office:value="26290">
            <text:p>26290</text:p>
          </table:table-cell>
          <table:table-cell office:value-type="float" office:value="22533">
            <text:p>22533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189">
            <text:p>27189</text:p>
          </table:table-cell>
          <table:table-cell office:value-type="float" office:value="20899">
            <text:p>20899</text:p>
          </table:table-cell>
          <table:table-cell office:value-type="float" office:value="23568">
            <text:p>2356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756">
            <text:p>23756</text:p>
          </table:table-cell>
          <table:table-cell office:value-type="float" office:value="36673">
            <text:p>36673</text:p>
          </table:table-cell>
          <table:table-cell office:value-type="float" office:value="32453">
            <text:p>32453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371">
            <text:p>27371</text:p>
          </table:table-cell>
          <table:table-cell office:value-type="float" office:value="28754">
            <text:p>28754</text:p>
          </table:table-cell>
          <table:table-cell office:value-type="float" office:value="25414">
            <text:p>25414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289">
            <text:p>21289</text:p>
          </table:table-cell>
          <table:table-cell office:value-type="float" office:value="27783">
            <text:p>27783</text:p>
          </table:table-cell>
          <table:table-cell office:value-type="float" office:value="23020">
            <text:p>2302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198">
            <text:p>27198</text:p>
          </table:table-cell>
          <table:table-cell office:value-type="float" office:value="22826">
            <text:p>22826</text:p>
          </table:table-cell>
          <table:table-cell office:value-type="float" office:value="41785">
            <text:p>4178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3322">
            <text:p>33322</text:p>
          </table:table-cell>
          <table:table-cell office:value-type="float" office:value="26612">
            <text:p>26612</text:p>
          </table:table-cell>
          <table:table-cell office:value-type="float" office:value="24515">
            <text:p>2451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757">
            <text:p>24757</text:p>
          </table:table-cell>
          <table:table-cell office:value-type="float" office:value="21323">
            <text:p>21323</text:p>
          </table:table-cell>
          <table:table-cell office:value-type="float" office:value="27045">
            <text:p>2704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323">
            <text:p>32323</text:p>
          </table:table-cell>
          <table:table-cell office:value-type="float" office:value="26051">
            <text:p>26051</text:p>
          </table:table-cell>
          <table:table-cell office:value-type="float" office:value="30091">
            <text:p>3009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407">
            <text:p>41407</text:p>
          </table:table-cell>
          <table:table-cell office:value-type="float" office:value="34886">
            <text:p>34886</text:p>
          </table:table-cell>
          <table:table-cell office:value-type="float" office:value="22882">
            <text:p>22882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039">
            <text:p>24039</text:p>
          </table:table-cell>
          <table:table-cell office:value-type="float" office:value="40214">
            <text:p>40214</text:p>
          </table:table-cell>
          <table:table-cell office:value-type="float" office:value="23897">
            <text:p>23897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385">
            <text:p>32385</text:p>
          </table:table-cell>
          <table:table-cell office:value-type="float" office:value="22373">
            <text:p>22373</text:p>
          </table:table-cell>
          <table:table-cell office:value-type="float" office:value="25588">
            <text:p>2558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685">
            <text:p>47685</text:p>
          </table:table-cell>
          <table:table-cell office:value-type="float" office:value="24545">
            <text:p>24545</text:p>
          </table:table-cell>
          <table:table-cell office:value-type="float" office:value="33917">
            <text:p>33917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473">
            <text:p>21473</text:p>
          </table:table-cell>
          <table:table-cell office:value-type="float" office:value="25592">
            <text:p>25592</text:p>
          </table:table-cell>
          <table:table-cell office:value-type="float" office:value="21032">
            <text:p>21032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033">
            <text:p>21033</text:p>
          </table:table-cell>
          <table:table-cell office:value-type="float" office:value="22875">
            <text:p>22875</text:p>
          </table:table-cell>
          <table:table-cell office:value-type="float" office:value="22862">
            <text:p>22862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8300">
            <text:p>58300</text:p>
          </table:table-cell>
          <table:table-cell office:value-type="float" office:value="22913">
            <text:p>22913</text:p>
          </table:table-cell>
          <table:table-cell office:value-type="float" office:value="39034">
            <text:p>39034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186">
            <text:p>21186</text:p>
          </table:table-cell>
          <table:table-cell office:value-type="float" office:value="26660">
            <text:p>26660</text:p>
          </table:table-cell>
          <table:table-cell office:value-type="float" office:value="20420">
            <text:p>2042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375">
            <text:p>20375</text:p>
          </table:table-cell>
          <table:table-cell office:value-type="float" office:value="33403">
            <text:p>33403</text:p>
          </table:table-cell>
          <table:table-cell office:value-type="float" office:value="51728">
            <text:p>5172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116">
            <text:p>27116</text:p>
          </table:table-cell>
          <table:table-cell office:value-type="float" office:value="23544">
            <text:p>23544</text:p>
          </table:table-cell>
          <table:table-cell office:value-type="float" office:value="32948">
            <text:p>3294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414">
            <text:p>20414</text:p>
          </table:table-cell>
          <table:table-cell office:value-type="float" office:value="23465">
            <text:p>23465</text:p>
          </table:table-cell>
          <table:table-cell office:value-type="float" office:value="31658">
            <text:p>3165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325">
            <text:p>26325</text:p>
          </table:table-cell>
          <table:table-cell office:value-type="float" office:value="25252">
            <text:p>25252</text:p>
          </table:table-cell>
          <table:table-cell office:value-type="float" office:value="41166">
            <text:p>41166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103">
            <text:p>24103</text:p>
          </table:table-cell>
          <table:table-cell office:value-type="float" office:value="23320">
            <text:p>23320</text:p>
          </table:table-cell>
          <table:table-cell office:value-type="float" office:value="34026">
            <text:p>34026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269">
            <text:p>24269</text:p>
          </table:table-cell>
          <table:table-cell office:value-type="float" office:value="24727">
            <text:p>24727</text:p>
          </table:table-cell>
          <table:table-cell office:value-type="float" office:value="36652">
            <text:p>36652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600">
            <text:p>24600</text:p>
          </table:table-cell>
          <table:table-cell office:value-type="float" office:value="23780">
            <text:p>23780</text:p>
          </table:table-cell>
          <table:table-cell office:value-type="float" office:value="26407">
            <text:p>26407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105">
            <text:p>25105</text:p>
          </table:table-cell>
          <table:table-cell office:value-type="float" office:value="33520">
            <text:p>33520</text:p>
          </table:table-cell>
          <table:table-cell office:value-type="float" office:value="26440">
            <text:p>2644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684">
            <text:p>27684</text:p>
          </table:table-cell>
          <table:table-cell office:value-type="float" office:value="25346">
            <text:p>25346</text:p>
          </table:table-cell>
          <table:table-cell office:value-type="float" office:value="26146">
            <text:p>26146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31">
            <text:p>24531</text:p>
          </table:table-cell>
          <table:table-cell office:value-type="float" office:value="24271">
            <text:p>24271</text:p>
          </table:table-cell>
          <table:table-cell office:value-type="float" office:value="25963">
            <text:p>25963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087">
            <text:p>25087</text:p>
          </table:table-cell>
          <table:table-cell office:value-type="float" office:value="34432">
            <text:p>34432</text:p>
          </table:table-cell>
          <table:table-cell office:value-type="float" office:value="28179">
            <text:p>28179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158">
            <text:p>22158</text:p>
          </table:table-cell>
          <table:table-cell office:value-type="float" office:value="23837">
            <text:p>23837</text:p>
          </table:table-cell>
          <table:table-cell office:value-type="float" office:value="24898">
            <text:p>2489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441">
            <text:p>24441</text:p>
          </table:table-cell>
          <table:table-cell office:value-type="float" office:value="24287">
            <text:p>24287</text:p>
          </table:table-cell>
          <table:table-cell office:value-type="float" office:value="25515">
            <text:p>2551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651">
            <text:p>25651</text:p>
          </table:table-cell>
          <table:table-cell office:value-type="float" office:value="23608">
            <text:p>23608</text:p>
          </table:table-cell>
          <table:table-cell office:value-type="float" office:value="38471">
            <text:p>3847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927">
            <text:p>26927</text:p>
          </table:table-cell>
          <table:table-cell office:value-type="float" office:value="25683">
            <text:p>25683</text:p>
          </table:table-cell>
          <table:table-cell office:value-type="float" office:value="27738">
            <text:p>27738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710">
            <text:p>25710</text:p>
          </table:table-cell>
          <table:table-cell office:value-type="float" office:value="19727">
            <text:p>19727</text:p>
          </table:table-cell>
          <table:table-cell office:value-type="float" office:value="26565">
            <text:p>2656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953">
            <text:p>23953</text:p>
          </table:table-cell>
          <table:table-cell office:value-type="float" office:value="21873">
            <text:p>21873</text:p>
          </table:table-cell>
          <table:table-cell office:value-type="float" office:value="37410">
            <text:p>37410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452">
            <text:p>30452</text:p>
          </table:table-cell>
          <table:table-cell office:value-type="float" office:value="53970">
            <text:p>53970</text:p>
          </table:table-cell>
          <table:table-cell office:value-type="float" office:value="32144">
            <text:p>32144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624">
            <text:p>32624</text:p>
          </table:table-cell>
          <table:table-cell office:value-type="float" office:value="27643">
            <text:p>27643</text:p>
          </table:table-cell>
          <table:table-cell office:value-type="float" office:value="25525">
            <text:p>25525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8">
            <text:p>18568</text:p>
          </table:table-cell>
          <table:table-cell office:value-type="float" office:value="23132">
            <text:p>23132</text:p>
          </table:table-cell>
          <table:table-cell office:value-type="float" office:value="32926">
            <text:p>32926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676">
            <text:p>23676</text:p>
          </table:table-cell>
          <table:table-cell office:value-type="float" office:value="46159">
            <text:p>46159</text:p>
          </table:table-cell>
          <table:table-cell office:value-type="float" office:value="26406">
            <text:p>26406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329">
            <text:p>23329</text:p>
          </table:table-cell>
          <table:table-cell office:value-type="float" office:value="23018">
            <text:p>23018</text:p>
          </table:table-cell>
          <table:table-cell office:value-type="float" office:value="25064">
            <text:p>25064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759">
            <text:p>33759</text:p>
          </table:table-cell>
          <table:table-cell office:value-type="float" office:value="29789">
            <text:p>29789</text:p>
          </table:table-cell>
          <table:table-cell office:value-type="float" office:value="52832">
            <text:p>52832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748">
            <text:p>33748</text:p>
          </table:table-cell>
          <table:table-cell office:value-type="float" office:value="28020">
            <text:p>28020</text:p>
          </table:table-cell>
          <table:table-cell office:value-type="float" office:value="41616">
            <text:p>41616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215">
            <text:p>40215</text:p>
          </table:table-cell>
          <table:table-cell office:value-type="float" office:value="25775">
            <text:p>25775</text:p>
          </table:table-cell>
          <table:table-cell office:value-type="float" office:value="44049">
            <text:p>44049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522">
            <text:p>41522</text:p>
          </table:table-cell>
          <table:table-cell office:value-type="float" office:value="29812">
            <text:p>29812</text:p>
          </table:table-cell>
          <table:table-cell office:value-type="float" office:value="59220">
            <text:p>59220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043">
            <text:p>22043</text:p>
          </table:table-cell>
          <table:table-cell office:value-type="float" office:value="48873">
            <text:p>48873</text:p>
          </table:table-cell>
          <table:table-cell office:value-type="float" office:value="27666">
            <text:p>27666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241">
            <text:p>29241</text:p>
          </table:table-cell>
          <table:table-cell office:value-type="float" office:value="27838">
            <text:p>27838</text:p>
          </table:table-cell>
          <table:table-cell office:value-type="float" office:value="30921">
            <text:p>30921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392">
            <text:p>27392</text:p>
          </table:table-cell>
          <table:table-cell office:value-type="float" office:value="29805">
            <text:p>29805</text:p>
          </table:table-cell>
          <table:table-cell office:value-type="float" office:value="33792">
            <text:p>33792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444">
            <text:p>29444</text:p>
          </table:table-cell>
          <table:table-cell office:value-type="float" office:value="27889">
            <text:p>27889</text:p>
          </table:table-cell>
          <table:table-cell office:value-type="float" office:value="37927">
            <text:p>3792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381">
            <text:p>25381</text:p>
          </table:table-cell>
          <table:table-cell office:value-type="float" office:value="43986">
            <text:p>43986</text:p>
          </table:table-cell>
          <table:table-cell office:value-type="float" office:value="26482">
            <text:p>26482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918">
            <text:p>40918</text:p>
          </table:table-cell>
          <table:table-cell office:value-type="float" office:value="38538">
            <text:p>38538</text:p>
          </table:table-cell>
          <table:table-cell office:value-type="float" office:value="38761">
            <text:p>38761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160">
            <text:p>39160</text:p>
          </table:table-cell>
          <table:table-cell office:value-type="float" office:value="27159">
            <text:p>27159</text:p>
          </table:table-cell>
          <table:table-cell office:value-type="float" office:value="31932">
            <text:p>31932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950">
            <text:p>39950</text:p>
          </table:table-cell>
          <table:table-cell office:value-type="float" office:value="23800">
            <text:p>23800</text:p>
          </table:table-cell>
          <table:table-cell office:value-type="float" office:value="27586">
            <text:p>27586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223">
            <text:p>24223</text:p>
          </table:table-cell>
          <table:table-cell office:value-type="float" office:value="28421">
            <text:p>28421</text:p>
          </table:table-cell>
          <table:table-cell office:value-type="float" office:value="31596">
            <text:p>31596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6227">
            <text:p>76227</text:p>
          </table:table-cell>
          <table:table-cell office:value-type="float" office:value="28280">
            <text:p>28280</text:p>
          </table:table-cell>
          <table:table-cell office:value-type="float" office:value="29540">
            <text:p>29540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3512">
            <text:p>53512</text:p>
          </table:table-cell>
          <table:table-cell office:value-type="float" office:value="27348">
            <text:p>27348</text:p>
          </table:table-cell>
          <table:table-cell office:value-type="float" office:value="48525">
            <text:p>48525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890">
            <text:p>38890</text:p>
          </table:table-cell>
          <table:table-cell office:value-type="float" office:value="28573">
            <text:p>28573</text:p>
          </table:table-cell>
          <table:table-cell office:value-type="float" office:value="40200">
            <text:p>40200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631">
            <text:p>28631</text:p>
          </table:table-cell>
          <table:table-cell office:value-type="float" office:value="43905">
            <text:p>43905</text:p>
          </table:table-cell>
          <table:table-cell office:value-type="float" office:value="28087">
            <text:p>2808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495">
            <text:p>41495</text:p>
          </table:table-cell>
          <table:table-cell office:value-type="float" office:value="25686">
            <text:p>25686</text:p>
          </table:table-cell>
          <table:table-cell office:value-type="float" office:value="42535">
            <text:p>42535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031">
            <text:p>33031</text:p>
          </table:table-cell>
          <table:table-cell office:value-type="float" office:value="34188">
            <text:p>34188</text:p>
          </table:table-cell>
          <table:table-cell office:value-type="float" office:value="26227">
            <text:p>2622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255">
            <text:p>30255</text:p>
          </table:table-cell>
          <table:table-cell office:value-type="float" office:value="23835">
            <text:p>23835</text:p>
          </table:table-cell>
          <table:table-cell office:value-type="float" office:value="26695">
            <text:p>26695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764">
            <text:p>48764</text:p>
          </table:table-cell>
          <table:table-cell office:value-type="float" office:value="29634">
            <text:p>29634</text:p>
          </table:table-cell>
          <table:table-cell office:value-type="float" office:value="41493">
            <text:p>41493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701">
            <text:p>26701</text:p>
          </table:table-cell>
          <table:table-cell office:value-type="float" office:value="39375">
            <text:p>39375</text:p>
          </table:table-cell>
          <table:table-cell office:value-type="float" office:value="29240">
            <text:p>29240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659">
            <text:p>27659</text:p>
          </table:table-cell>
          <table:table-cell office:value-type="float" office:value="29597">
            <text:p>29597</text:p>
          </table:table-cell>
          <table:table-cell office:value-type="float" office:value="28254">
            <text:p>28254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150">
            <text:p>30150</text:p>
          </table:table-cell>
          <table:table-cell office:value-type="float" office:value="28660">
            <text:p>28660</text:p>
          </table:table-cell>
          <table:table-cell office:value-type="float" office:value="27444">
            <text:p>27444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485">
            <text:p>34485</text:p>
          </table:table-cell>
          <table:table-cell office:value-type="float" office:value="25323">
            <text:p>25323</text:p>
          </table:table-cell>
          <table:table-cell office:value-type="float" office:value="28939">
            <text:p>28939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933">
            <text:p>30933</text:p>
          </table:table-cell>
          <table:table-cell office:value-type="float" office:value="29576">
            <text:p>29576</text:p>
          </table:table-cell>
          <table:table-cell office:value-type="float" office:value="31442">
            <text:p>31442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972">
            <text:p>37972</text:p>
          </table:table-cell>
          <table:table-cell office:value-type="float" office:value="36075">
            <text:p>36075</text:p>
          </table:table-cell>
          <table:table-cell office:value-type="float" office:value="31325">
            <text:p>31325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521">
            <text:p>30521</text:p>
          </table:table-cell>
          <table:table-cell office:value-type="float" office:value="31810">
            <text:p>31810</text:p>
          </table:table-cell>
          <table:table-cell office:value-type="float" office:value="29631">
            <text:p>29631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266">
            <text:p>29266</text:p>
          </table:table-cell>
          <table:table-cell office:value-type="float" office:value="26972">
            <text:p>26972</text:p>
          </table:table-cell>
          <table:table-cell office:value-type="float" office:value="39005">
            <text:p>39005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768">
            <text:p>27768</text:p>
          </table:table-cell>
          <table:table-cell office:value-type="float" office:value="45424">
            <text:p>45424</text:p>
          </table:table-cell>
          <table:table-cell office:value-type="float" office:value="29011">
            <text:p>29011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907">
            <text:p>30907</text:p>
          </table:table-cell>
          <table:table-cell office:value-type="float" office:value="26728">
            <text:p>26728</text:p>
          </table:table-cell>
          <table:table-cell office:value-type="float" office:value="35034">
            <text:p>35034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1049">
            <text:p>31049</text:p>
          </table:table-cell>
          <table:table-cell office:value-type="float" office:value="28205">
            <text:p>28205</text:p>
          </table:table-cell>
          <table:table-cell office:value-type="float" office:value="38668">
            <text:p>38668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384">
            <text:p>29384</text:p>
          </table:table-cell>
          <table:table-cell office:value-type="float" office:value="34379">
            <text:p>34379</text:p>
          </table:table-cell>
          <table:table-cell office:value-type="float" office:value="35885">
            <text:p>35885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982">
            <text:p>27982</text:p>
          </table:table-cell>
          <table:table-cell office:value-type="float" office:value="27637">
            <text:p>27637</text:p>
          </table:table-cell>
          <table:table-cell office:value-type="float" office:value="28984">
            <text:p>28984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382">
            <text:p>27382</text:p>
          </table:table-cell>
          <table:table-cell office:value-type="float" office:value="27939">
            <text:p>27939</text:p>
          </table:table-cell>
          <table:table-cell office:value-type="float" office:value="24852">
            <text:p>24852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213">
            <text:p>44213</text:p>
          </table:table-cell>
          <table:table-cell office:value-type="float" office:value="26277">
            <text:p>26277</text:p>
          </table:table-cell>
          <table:table-cell office:value-type="float" office:value="29249">
            <text:p>29249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029">
            <text:p>37029</text:p>
          </table:table-cell>
          <table:table-cell office:value-type="float" office:value="32000">
            <text:p>32000</text:p>
          </table:table-cell>
          <table:table-cell office:value-type="float" office:value="29045">
            <text:p>29045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621">
            <text:p>39621</text:p>
          </table:table-cell>
          <table:table-cell office:value-type="float" office:value="29878">
            <text:p>29878</text:p>
          </table:table-cell>
          <table:table-cell office:value-type="float" office:value="32269">
            <text:p>32269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176">
            <text:p>37176</text:p>
          </table:table-cell>
          <table:table-cell office:value-type="float" office:value="29691">
            <text:p>29691</text:p>
          </table:table-cell>
          <table:table-cell office:value-type="float" office:value="27908">
            <text:p>27908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785">
            <text:p>32785</text:p>
          </table:table-cell>
          <table:table-cell office:value-type="float" office:value="47979">
            <text:p>47979</text:p>
          </table:table-cell>
          <table:table-cell office:value-type="float" office:value="43047">
            <text:p>4304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750">
            <text:p>49750</text:p>
          </table:table-cell>
          <table:table-cell office:value-type="float" office:value="31751">
            <text:p>31751</text:p>
          </table:table-cell>
          <table:table-cell office:value-type="float" office:value="40807">
            <text:p>4080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573">
            <text:p>28573</text:p>
          </table:table-cell>
          <table:table-cell office:value-type="float" office:value="32040">
            <text:p>32040</text:p>
          </table:table-cell>
          <table:table-cell office:value-type="float" office:value="51987">
            <text:p>5198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1652">
            <text:p>31652</text:p>
          </table:table-cell>
          <table:table-cell office:value-type="float" office:value="41128">
            <text:p>41128</text:p>
          </table:table-cell>
          <table:table-cell office:value-type="float" office:value="73502">
            <text:p>73502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783">
            <text:p>37783</text:p>
          </table:table-cell>
          <table:table-cell office:value-type="float" office:value="34002">
            <text:p>34002</text:p>
          </table:table-cell>
          <table:table-cell office:value-type="float" office:value="41127">
            <text:p>4112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317">
            <text:p>30317</text:p>
          </table:table-cell>
          <table:table-cell office:value-type="float" office:value="30269">
            <text:p>30269</text:p>
          </table:table-cell>
          <table:table-cell office:value-type="float" office:value="54996">
            <text:p>54996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894">
            <text:p>29894</text:p>
          </table:table-cell>
          <table:table-cell office:value-type="float" office:value="29030">
            <text:p>29030</text:p>
          </table:table-cell>
          <table:table-cell office:value-type="float" office:value="35864">
            <text:p>35864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351">
            <text:p>32351</text:p>
          </table:table-cell>
          <table:table-cell office:value-type="float" office:value="28999">
            <text:p>28999</text:p>
          </table:table-cell>
          <table:table-cell office:value-type="float" office:value="51643">
            <text:p>51643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872">
            <text:p>25872</text:p>
          </table:table-cell>
          <table:table-cell office:value-type="float" office:value="29778">
            <text:p>29778</text:p>
          </table:table-cell>
          <table:table-cell office:value-type="float" office:value="48039">
            <text:p>48039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614">
            <text:p>29614</text:p>
          </table:table-cell>
          <table:table-cell office:value-type="float" office:value="23509">
            <text:p>23509</text:p>
          </table:table-cell>
          <table:table-cell office:value-type="float" office:value="46957">
            <text:p>46957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772">
            <text:p>32772</text:p>
          </table:table-cell>
          <table:table-cell office:value-type="float" office:value="29782">
            <text:p>29782</text:p>
          </table:table-cell>
          <table:table-cell office:value-type="float" office:value="39841">
            <text:p>39841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703">
            <text:p>31703</text:p>
          </table:table-cell>
          <table:table-cell office:value-type="float" office:value="33525">
            <text:p>33525</text:p>
          </table:table-cell>
          <table:table-cell office:value-type="float" office:value="44340">
            <text:p>4434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828">
            <text:p>36828</text:p>
          </table:table-cell>
          <table:table-cell office:value-type="float" office:value="34578">
            <text:p>34578</text:p>
          </table:table-cell>
          <table:table-cell office:value-type="float" office:value="31428">
            <text:p>3142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4455">
            <text:p>44455</text:p>
          </table:table-cell>
          <table:table-cell office:value-type="float" office:value="35822">
            <text:p>35822</text:p>
          </table:table-cell>
          <table:table-cell office:value-type="float" office:value="46930">
            <text:p>4693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930">
            <text:p>35930</text:p>
          </table:table-cell>
          <table:table-cell office:value-type="float" office:value="43135">
            <text:p>43135</text:p>
          </table:table-cell>
          <table:table-cell office:value-type="float" office:value="33604">
            <text:p>33604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807">
            <text:p>35807</text:p>
          </table:table-cell>
          <table:table-cell office:value-type="float" office:value="41258">
            <text:p>41258</text:p>
          </table:table-cell>
          <table:table-cell office:value-type="float" office:value="28646">
            <text:p>28646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491">
            <text:p>42491</text:p>
          </table:table-cell>
          <table:table-cell office:value-type="float" office:value="34040">
            <text:p>34040</text:p>
          </table:table-cell>
          <table:table-cell office:value-type="float" office:value="32157">
            <text:p>32157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137">
            <text:p>48137</text:p>
          </table:table-cell>
          <table:table-cell office:value-type="float" office:value="37049">
            <text:p>37049</text:p>
          </table:table-cell>
          <table:table-cell office:value-type="float" office:value="33264">
            <text:p>33264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511">
            <text:p>38511</text:p>
          </table:table-cell>
          <table:table-cell office:value-type="float" office:value="37046">
            <text:p>37046</text:p>
          </table:table-cell>
          <table:table-cell office:value-type="float" office:value="31360">
            <text:p>3136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588">
            <text:p>33588</text:p>
          </table:table-cell>
          <table:table-cell office:value-type="float" office:value="42665">
            <text:p>42665</text:p>
          </table:table-cell>
          <table:table-cell office:value-type="float" office:value="29764">
            <text:p>29764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784">
            <text:p>37784</text:p>
          </table:table-cell>
          <table:table-cell office:value-type="float" office:value="36849">
            <text:p>36849</text:p>
          </table:table-cell>
          <table:table-cell office:value-type="float" office:value="34246">
            <text:p>34246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36">
            <text:p>67736</text:p>
          </table:table-cell>
          <table:table-cell office:value-type="float" office:value="32296">
            <text:p>32296</text:p>
          </table:table-cell>
          <table:table-cell office:value-type="float" office:value="30794">
            <text:p>30794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703">
            <text:p>33703</text:p>
          </table:table-cell>
          <table:table-cell office:value-type="float" office:value="47549">
            <text:p>47549</text:p>
          </table:table-cell>
          <table:table-cell office:value-type="float" office:value="30636">
            <text:p>30636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654">
            <text:p>27654</text:p>
          </table:table-cell>
          <table:table-cell office:value-type="float" office:value="34701">
            <text:p>34701</text:p>
          </table:table-cell>
          <table:table-cell office:value-type="float" office:value="31748">
            <text:p>3174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845">
            <text:p>45845</text:p>
          </table:table-cell>
          <table:table-cell office:value-type="float" office:value="164404">
            <text:p>164404</text:p>
          </table:table-cell>
          <table:table-cell office:value-type="float" office:value="67018">
            <text:p>6701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335">
            <text:p>34335</text:p>
          </table:table-cell>
          <table:table-cell office:value-type="float" office:value="37258">
            <text:p>37258</text:p>
          </table:table-cell>
          <table:table-cell office:value-type="float" office:value="34805">
            <text:p>34805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992">
            <text:p>31992</text:p>
          </table:table-cell>
          <table:table-cell office:value-type="float" office:value="33204">
            <text:p>33204</text:p>
          </table:table-cell>
          <table:table-cell office:value-type="float" office:value="29609">
            <text:p>29609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371">
            <text:p>32371</text:p>
          </table:table-cell>
          <table:table-cell office:value-type="float" office:value="29583">
            <text:p>29583</text:p>
          </table:table-cell>
          <table:table-cell office:value-type="float" office:value="43285">
            <text:p>43285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458">
            <text:p>35458</text:p>
          </table:table-cell>
          <table:table-cell office:value-type="float" office:value="33791">
            <text:p>33791</text:p>
          </table:table-cell>
          <table:table-cell office:value-type="float" office:value="32759">
            <text:p>32759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677">
            <text:p>35677</text:p>
          </table:table-cell>
          <table:table-cell office:value-type="float" office:value="49301">
            <text:p>49301</text:p>
          </table:table-cell>
          <table:table-cell office:value-type="float" office:value="28138">
            <text:p>2813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247">
            <text:p>34247</text:p>
          </table:table-cell>
          <table:table-cell office:value-type="float" office:value="42394">
            <text:p>42394</text:p>
          </table:table-cell>
          <table:table-cell office:value-type="float" office:value="38600">
            <text:p>3860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996">
            <text:p>31996</text:p>
          </table:table-cell>
          <table:table-cell office:value-type="float" office:value="33899">
            <text:p>33899</text:p>
          </table:table-cell>
          <table:table-cell office:value-type="float" office:value="29381">
            <text:p>29381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900">
            <text:p>42900</text:p>
          </table:table-cell>
          <table:table-cell office:value-type="float" office:value="56703">
            <text:p>56703</text:p>
          </table:table-cell>
          <table:table-cell office:value-type="float" office:value="27569">
            <text:p>27569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936">
            <text:p>34936</text:p>
          </table:table-cell>
          <table:table-cell office:value-type="float" office:value="30239">
            <text:p>30239</text:p>
          </table:table-cell>
          <table:table-cell office:value-type="float" office:value="56901">
            <text:p>56901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890">
            <text:p>34890</text:p>
          </table:table-cell>
          <table:table-cell office:value-type="float" office:value="49749">
            <text:p>49749</text:p>
          </table:table-cell>
          <table:table-cell office:value-type="float" office:value="30940">
            <text:p>3094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500">
            <text:p>36500</text:p>
          </table:table-cell>
          <table:table-cell office:value-type="float" office:value="32219">
            <text:p>32219</text:p>
          </table:table-cell>
          <table:table-cell office:value-type="float" office:value="27725">
            <text:p>27725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216">
            <text:p>34216</text:p>
          </table:table-cell>
          <table:table-cell office:value-type="float" office:value="31095">
            <text:p>31095</text:p>
          </table:table-cell>
          <table:table-cell office:value-type="float" office:value="45687">
            <text:p>45687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1513">
            <text:p>71513</text:p>
          </table:table-cell>
          <table:table-cell office:value-type="float" office:value="34880">
            <text:p>34880</text:p>
          </table:table-cell>
          <table:table-cell office:value-type="float" office:value="33100">
            <text:p>3310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637">
            <text:p>33637</text:p>
          </table:table-cell>
          <table:table-cell office:value-type="float" office:value="33948">
            <text:p>33948</text:p>
          </table:table-cell>
          <table:table-cell office:value-type="float" office:value="32627">
            <text:p>32627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794">
            <text:p>36794</text:p>
          </table:table-cell>
          <table:table-cell office:value-type="float" office:value="31351">
            <text:p>31351</text:p>
          </table:table-cell>
          <table:table-cell office:value-type="float" office:value="38360">
            <text:p>3836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119">
            <text:p>31119</text:p>
          </table:table-cell>
          <table:table-cell office:value-type="float" office:value="28078">
            <text:p>28078</text:p>
          </table:table-cell>
          <table:table-cell office:value-type="float" office:value="28111">
            <text:p>28111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047">
            <text:p>17047</text:p>
          </table:table-cell>
          <table:table-cell office:value-type="float" office:value="29278">
            <text:p>29278</text:p>
          </table:table-cell>
          <table:table-cell office:value-type="float" office:value="27997">
            <text:p>27997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2830">
            <text:p>52830</text:p>
          </table:table-cell>
          <table:table-cell office:value-type="float" office:value="33876">
            <text:p>33876</text:p>
          </table:table-cell>
          <table:table-cell office:value-type="float" office:value="41958">
            <text:p>4195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702">
            <text:p>36702</text:p>
          </table:table-cell>
          <table:table-cell office:value-type="float" office:value="43007">
            <text:p>43007</text:p>
          </table:table-cell>
          <table:table-cell office:value-type="float" office:value="29089">
            <text:p>29089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132">
            <text:p>35132</text:p>
          </table:table-cell>
          <table:table-cell office:value-type="float" office:value="31726">
            <text:p>31726</text:p>
          </table:table-cell>
          <table:table-cell office:value-type="float" office:value="41646">
            <text:p>41646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001">
            <text:p>46001</text:p>
          </table:table-cell>
          <table:table-cell office:value-type="float" office:value="32969">
            <text:p>32969</text:p>
          </table:table-cell>
          <table:table-cell office:value-type="float" office:value="40888">
            <text:p>4088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755">
            <text:p>34755</text:p>
          </table:table-cell>
          <table:table-cell office:value-type="float" office:value="36005">
            <text:p>36005</text:p>
          </table:table-cell>
          <table:table-cell office:value-type="float" office:value="31929">
            <text:p>31929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445">
            <text:p>28445</text:p>
          </table:table-cell>
          <table:table-cell office:value-type="float" office:value="31109">
            <text:p>31109</text:p>
          </table:table-cell>
          <table:table-cell office:value-type="float" office:value="37513">
            <text:p>37513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971">
            <text:p>41971</text:p>
          </table:table-cell>
          <table:table-cell office:value-type="float" office:value="25908">
            <text:p>25908</text:p>
          </table:table-cell>
          <table:table-cell office:value-type="float" office:value="31558">
            <text:p>3155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555">
            <text:p>35555</text:p>
          </table:table-cell>
          <table:table-cell office:value-type="float" office:value="33578">
            <text:p>33578</text:p>
          </table:table-cell>
          <table:table-cell office:value-type="float" office:value="30331">
            <text:p>30331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579">
            <text:p>50579</text:p>
          </table:table-cell>
          <table:table-cell office:value-type="float" office:value="35154">
            <text:p>35154</text:p>
          </table:table-cell>
          <table:table-cell office:value-type="float" office:value="32211">
            <text:p>32211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187">
            <text:p>36187</text:p>
          </table:table-cell>
          <table:table-cell office:value-type="float" office:value="35472">
            <text:p>35472</text:p>
          </table:table-cell>
          <table:table-cell office:value-type="float" office:value="29707">
            <text:p>29707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711">
            <text:p>33711</text:p>
          </table:table-cell>
          <table:table-cell office:value-type="float" office:value="44391">
            <text:p>44391</text:p>
          </table:table-cell>
          <table:table-cell office:value-type="float" office:value="32511">
            <text:p>32511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036">
            <text:p>45036</text:p>
          </table:table-cell>
          <table:table-cell office:value-type="float" office:value="31817">
            <text:p>31817</text:p>
          </table:table-cell>
          <table:table-cell office:value-type="float" office:value="31040">
            <text:p>3104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281">
            <text:p>32281</text:p>
          </table:table-cell>
          <table:table-cell office:value-type="float" office:value="33748">
            <text:p>33748</text:p>
          </table:table-cell>
          <table:table-cell office:value-type="float" office:value="30578">
            <text:p>30578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748">
            <text:p>37748</text:p>
          </table:table-cell>
          <table:table-cell office:value-type="float" office:value="47848">
            <text:p>47848</text:p>
          </table:table-cell>
          <table:table-cell office:value-type="float" office:value="30662">
            <text:p>30662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171">
            <text:p>29171</text:p>
          </table:table-cell>
          <table:table-cell office:value-type="float" office:value="43878">
            <text:p>43878</text:p>
          </table:table-cell>
          <table:table-cell office:value-type="float" office:value="36534">
            <text:p>36534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121">
            <text:p>36121</text:p>
          </table:table-cell>
          <table:table-cell office:value-type="float" office:value="43214">
            <text:p>43214</text:p>
          </table:table-cell>
          <table:table-cell office:value-type="float" office:value="33119">
            <text:p>33119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548">
            <text:p>35548</text:p>
          </table:table-cell>
          <table:table-cell office:value-type="float" office:value="28041">
            <text:p>28041</text:p>
          </table:table-cell>
          <table:table-cell office:value-type="float" office:value="34360">
            <text:p>3436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899">
            <text:p>30899</text:p>
          </table:table-cell>
          <table:table-cell office:value-type="float" office:value="30956">
            <text:p>30956</text:p>
          </table:table-cell>
          <table:table-cell office:value-type="float" office:value="28165">
            <text:p>28165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183">
            <text:p>34183</text:p>
          </table:table-cell>
          <table:table-cell office:value-type="float" office:value="36649">
            <text:p>36649</text:p>
          </table:table-cell>
          <table:table-cell office:value-type="float" office:value="28476">
            <text:p>28476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858">
            <text:p>49858</text:p>
          </table:table-cell>
          <table:table-cell office:value-type="float" office:value="37074">
            <text:p>37074</text:p>
          </table:table-cell>
          <table:table-cell office:value-type="float" office:value="42684">
            <text:p>42684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8672">
            <text:p>68672</text:p>
          </table:table-cell>
          <table:table-cell office:value-type="float" office:value="37614">
            <text:p>37614</text:p>
          </table:table-cell>
          <table:table-cell office:value-type="float" office:value="41074">
            <text:p>41074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248">
            <text:p>43248</text:p>
          </table:table-cell>
          <table:table-cell office:value-type="float" office:value="43608">
            <text:p>43608</text:p>
          </table:table-cell>
          <table:table-cell office:value-type="float" office:value="38258">
            <text:p>38258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187">
            <text:p>36187</text:p>
          </table:table-cell>
          <table:table-cell office:value-type="float" office:value="38124">
            <text:p>38124</text:p>
          </table:table-cell>
          <table:table-cell office:value-type="float" office:value="32846">
            <text:p>32846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261">
            <text:p>39261</text:p>
          </table:table-cell>
          <table:table-cell office:value-type="float" office:value="34084">
            <text:p>34084</text:p>
          </table:table-cell>
          <table:table-cell office:value-type="float" office:value="72607">
            <text:p>72607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270">
            <text:p>46270</text:p>
          </table:table-cell>
          <table:table-cell office:value-type="float" office:value="46930">
            <text:p>46930</text:p>
          </table:table-cell>
          <table:table-cell office:value-type="float" office:value="42425">
            <text:p>42425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967">
            <text:p>49967</text:p>
          </table:table-cell>
          <table:table-cell office:value-type="float" office:value="34212">
            <text:p>34212</text:p>
          </table:table-cell>
          <table:table-cell office:value-type="float" office:value="48661">
            <text:p>48661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113">
            <text:p>40113</text:p>
          </table:table-cell>
          <table:table-cell office:value-type="float" office:value="37669">
            <text:p>37669</text:p>
          </table:table-cell>
          <table:table-cell office:value-type="float" office:value="39496">
            <text:p>39496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731">
            <text:p>33731</text:p>
          </table:table-cell>
          <table:table-cell office:value-type="float" office:value="38688">
            <text:p>38688</text:p>
          </table:table-cell>
          <table:table-cell office:value-type="float" office:value="38783">
            <text:p>38783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7384">
            <text:p>57384</text:p>
          </table:table-cell>
          <table:table-cell office:value-type="float" office:value="32457">
            <text:p>32457</text:p>
          </table:table-cell>
          <table:table-cell office:value-type="float" office:value="35612">
            <text:p>35612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703">
            <text:p>36703</text:p>
          </table:table-cell>
          <table:table-cell office:value-type="float" office:value="36525">
            <text:p>36525</text:p>
          </table:table-cell>
          <table:table-cell office:value-type="float" office:value="40490">
            <text:p>40490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426">
            <text:p>37426</text:p>
          </table:table-cell>
          <table:table-cell office:value-type="float" office:value="41300">
            <text:p>41300</text:p>
          </table:table-cell>
          <table:table-cell office:value-type="float" office:value="38947">
            <text:p>38947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266">
            <text:p>37266</text:p>
          </table:table-cell>
          <table:table-cell office:value-type="float" office:value="35776">
            <text:p>35776</text:p>
          </table:table-cell>
          <table:table-cell office:value-type="float" office:value="53445">
            <text:p>53445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506">
            <text:p>41506</text:p>
          </table:table-cell>
          <table:table-cell office:value-type="float" office:value="31188">
            <text:p>31188</text:p>
          </table:table-cell>
          <table:table-cell office:value-type="float" office:value="42211">
            <text:p>42211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9975">
            <text:p>59975</text:p>
          </table:table-cell>
          <table:table-cell office:value-type="float" office:value="35732">
            <text:p>35732</text:p>
          </table:table-cell>
          <table:table-cell office:value-type="float" office:value="32835">
            <text:p>32835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462">
            <text:p>41462</text:p>
          </table:table-cell>
          <table:table-cell office:value-type="float" office:value="36794">
            <text:p>36794</text:p>
          </table:table-cell>
          <table:table-cell office:value-type="float" office:value="39652">
            <text:p>39652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503">
            <text:p>39503</text:p>
          </table:table-cell>
          <table:table-cell office:value-type="float" office:value="31568">
            <text:p>31568</text:p>
          </table:table-cell>
          <table:table-cell office:value-type="float" office:value="43584">
            <text:p>43584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862">
            <text:p>38862</text:p>
          </table:table-cell>
          <table:table-cell office:value-type="float" office:value="37527">
            <text:p>37527</text:p>
          </table:table-cell>
          <table:table-cell office:value-type="float" office:value="40363">
            <text:p>40363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108">
            <text:p>40108</text:p>
          </table:table-cell>
          <table:table-cell office:value-type="float" office:value="46557">
            <text:p>46557</text:p>
          </table:table-cell>
          <table:table-cell office:value-type="float" office:value="34503">
            <text:p>34503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6774">
            <text:p>66774</text:p>
          </table:table-cell>
          <table:table-cell office:value-type="float" office:value="29765">
            <text:p>29765</text:p>
          </table:table-cell>
          <table:table-cell office:value-type="float" office:value="36169">
            <text:p>36169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606">
            <text:p>23606</text:p>
          </table:table-cell>
          <table:table-cell office:value-type="float" office:value="30443">
            <text:p>30443</text:p>
          </table:table-cell>
          <table:table-cell office:value-type="float" office:value="36764">
            <text:p>36764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516">
            <text:p>42516</text:p>
          </table:table-cell>
          <table:table-cell office:value-type="float" office:value="33571">
            <text:p>33571</text:p>
          </table:table-cell>
          <table:table-cell office:value-type="float" office:value="39131">
            <text:p>39131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734">
            <text:p>45734</text:p>
          </table:table-cell>
          <table:table-cell office:value-type="float" office:value="39776">
            <text:p>39776</text:p>
          </table:table-cell>
          <table:table-cell office:value-type="float" office:value="49212">
            <text:p>49212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329">
            <text:p>37329</text:p>
          </table:table-cell>
          <table:table-cell office:value-type="float" office:value="35290">
            <text:p>35290</text:p>
          </table:table-cell>
          <table:table-cell office:value-type="float" office:value="35941">
            <text:p>35941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507">
            <text:p>38507</text:p>
          </table:table-cell>
          <table:table-cell office:value-type="float" office:value="37643">
            <text:p>37643</text:p>
          </table:table-cell>
          <table:table-cell office:value-type="float" office:value="40196">
            <text:p>40196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062">
            <text:p>43062</text:p>
          </table:table-cell>
          <table:table-cell office:value-type="float" office:value="34004">
            <text:p>34004</text:p>
          </table:table-cell>
          <table:table-cell office:value-type="float" office:value="35047">
            <text:p>35047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157">
            <text:p>42157</text:p>
          </table:table-cell>
          <table:table-cell office:value-type="float" office:value="39471">
            <text:p>39471</text:p>
          </table:table-cell>
          <table:table-cell office:value-type="float" office:value="32390">
            <text:p>32390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592">
            <text:p>39592</text:p>
          </table:table-cell>
          <table:table-cell office:value-type="float" office:value="54724">
            <text:p>54724</text:p>
          </table:table-cell>
          <table:table-cell office:value-type="float" office:value="36095">
            <text:p>36095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216">
            <text:p>38216</text:p>
          </table:table-cell>
          <table:table-cell office:value-type="float" office:value="38757">
            <text:p>38757</text:p>
          </table:table-cell>
          <table:table-cell office:value-type="float" office:value="46038">
            <text:p>46038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220">
            <text:p>50220</text:p>
          </table:table-cell>
          <table:table-cell office:value-type="float" office:value="31220">
            <text:p>31220</text:p>
          </table:table-cell>
          <table:table-cell office:value-type="float" office:value="39570">
            <text:p>39570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4264">
            <text:p>64264</text:p>
          </table:table-cell>
          <table:table-cell office:value-type="float" office:value="40241">
            <text:p>40241</text:p>
          </table:table-cell>
          <table:table-cell office:value-type="float" office:value="38731">
            <text:p>38731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8089">
            <text:p>58089</text:p>
          </table:table-cell>
          <table:table-cell office:value-type="float" office:value="48131">
            <text:p>48131</text:p>
          </table:table-cell>
          <table:table-cell office:value-type="float" office:value="38948">
            <text:p>38948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692">
            <text:p>56692</text:p>
          </table:table-cell>
          <table:table-cell office:value-type="float" office:value="31656">
            <text:p>31656</text:p>
          </table:table-cell>
          <table:table-cell office:value-type="float" office:value="39267">
            <text:p>39267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861">
            <text:p>40861</text:p>
          </table:table-cell>
          <table:table-cell office:value-type="float" office:value="36210">
            <text:p>36210</text:p>
          </table:table-cell>
          <table:table-cell office:value-type="float" office:value="32559">
            <text:p>32559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560">
            <text:p>34560</text:p>
          </table:table-cell>
          <table:table-cell office:value-type="float" office:value="34329">
            <text:p>34329</text:p>
          </table:table-cell>
          <table:table-cell office:value-type="float" office:value="65171">
            <text:p>65171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634">
            <text:p>50634</text:p>
          </table:table-cell>
          <table:table-cell office:value-type="float" office:value="41407">
            <text:p>41407</text:p>
          </table:table-cell>
          <table:table-cell office:value-type="float" office:value="36126">
            <text:p>36126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8737">
            <text:p>168737</text:p>
          </table:table-cell>
          <table:table-cell office:value-type="float" office:value="33964">
            <text:p>33964</text:p>
          </table:table-cell>
          <table:table-cell office:value-type="float" office:value="34188">
            <text:p>34188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218">
            <text:p>39218</text:p>
          </table:table-cell>
          <table:table-cell office:value-type="float" office:value="38640">
            <text:p>38640</text:p>
          </table:table-cell>
          <table:table-cell office:value-type="float" office:value="35872">
            <text:p>35872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115">
            <text:p>40115</text:p>
          </table:table-cell>
          <table:table-cell office:value-type="float" office:value="38998">
            <text:p>38998</text:p>
          </table:table-cell>
          <table:table-cell office:value-type="float" office:value="40137">
            <text:p>40137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012">
            <text:p>40012</text:p>
          </table:table-cell>
          <table:table-cell office:value-type="float" office:value="30737">
            <text:p>30737</text:p>
          </table:table-cell>
          <table:table-cell office:value-type="float" office:value="41293">
            <text:p>41293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071">
            <text:p>38071</text:p>
          </table:table-cell>
          <table:table-cell office:value-type="float" office:value="32252">
            <text:p>32252</text:p>
          </table:table-cell>
          <table:table-cell office:value-type="float" office:value="35399">
            <text:p>35399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781">
            <text:p>39781</text:p>
          </table:table-cell>
          <table:table-cell office:value-type="float" office:value="35118">
            <text:p>35118</text:p>
          </table:table-cell>
          <table:table-cell office:value-type="float" office:value="53780">
            <text:p>53780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079">
            <text:p>34079</text:p>
          </table:table-cell>
          <table:table-cell office:value-type="float" office:value="36889">
            <text:p>36889</text:p>
          </table:table-cell>
          <table:table-cell office:value-type="float" office:value="33414">
            <text:p>33414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402">
            <text:p>40402</text:p>
          </table:table-cell>
          <table:table-cell office:value-type="float" office:value="52363">
            <text:p>52363</text:p>
          </table:table-cell>
          <table:table-cell office:value-type="float" office:value="30897">
            <text:p>30897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098">
            <text:p>44098</text:p>
          </table:table-cell>
          <table:table-cell office:value-type="float" office:value="30205">
            <text:p>30205</text:p>
          </table:table-cell>
          <table:table-cell office:value-type="float" office:value="45894">
            <text:p>45894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747">
            <text:p>34747</text:p>
          </table:table-cell>
          <table:table-cell office:value-type="float" office:value="35286">
            <text:p>35286</text:p>
          </table:table-cell>
          <table:table-cell office:value-type="float" office:value="34128">
            <text:p>34128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801">
            <text:p>37801</text:p>
          </table:table-cell>
          <table:table-cell office:value-type="float" office:value="37764">
            <text:p>37764</text:p>
          </table:table-cell>
          <table:table-cell office:value-type="float" office:value="36598">
            <text:p>36598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61">
            <text:p>35961</text:p>
          </table:table-cell>
          <table:table-cell office:value-type="float" office:value="37706">
            <text:p>37706</text:p>
          </table:table-cell>
          <table:table-cell office:value-type="float" office:value="38755">
            <text:p>38755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006">
            <text:p>39006</text:p>
          </table:table-cell>
          <table:table-cell office:value-type="float" office:value="33765">
            <text:p>33765</text:p>
          </table:table-cell>
          <table:table-cell office:value-type="float" office:value="38643">
            <text:p>38643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5396">
            <text:p>65396</text:p>
          </table:table-cell>
          <table:table-cell office:value-type="float" office:value="35888">
            <text:p>35888</text:p>
          </table:table-cell>
          <table:table-cell office:value-type="float" office:value="47154">
            <text:p>4715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169">
            <text:p>41169</text:p>
          </table:table-cell>
          <table:table-cell office:value-type="float" office:value="36102">
            <text:p>36102</text:p>
          </table:table-cell>
          <table:table-cell office:value-type="float" office:value="43715">
            <text:p>4371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548">
            <text:p>44548</text:p>
          </table:table-cell>
          <table:table-cell office:value-type="float" office:value="46632">
            <text:p>46632</text:p>
          </table:table-cell>
          <table:table-cell office:value-type="float" office:value="40722">
            <text:p>40722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301">
            <text:p>41301</text:p>
          </table:table-cell>
          <table:table-cell office:value-type="float" office:value="47327">
            <text:p>47327</text:p>
          </table:table-cell>
          <table:table-cell office:value-type="float" office:value="40638">
            <text:p>4063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045">
            <text:p>42045</text:p>
          </table:table-cell>
          <table:table-cell office:value-type="float" office:value="40497">
            <text:p>40497</text:p>
          </table:table-cell>
          <table:table-cell office:value-type="float" office:value="38854">
            <text:p>3885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200">
            <text:p>56200</text:p>
          </table:table-cell>
          <table:table-cell office:value-type="float" office:value="40748">
            <text:p>40748</text:p>
          </table:table-cell>
          <table:table-cell office:value-type="float" office:value="46675">
            <text:p>4667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9587">
            <text:p>69587</text:p>
          </table:table-cell>
          <table:table-cell office:value-type="float" office:value="49659">
            <text:p>49659</text:p>
          </table:table-cell>
          <table:table-cell office:value-type="float" office:value="43413">
            <text:p>43413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741">
            <text:p>45741</text:p>
          </table:table-cell>
          <table:table-cell office:value-type="float" office:value="30776">
            <text:p>30776</text:p>
          </table:table-cell>
          <table:table-cell office:value-type="float" office:value="43312">
            <text:p>43312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611">
            <text:p>42611</text:p>
          </table:table-cell>
          <table:table-cell office:value-type="float" office:value="41938">
            <text:p>41938</text:p>
          </table:table-cell>
          <table:table-cell office:value-type="float" office:value="42868">
            <text:p>4286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444">
            <text:p>61444</text:p>
          </table:table-cell>
          <table:table-cell office:value-type="float" office:value="51798">
            <text:p>51798</text:p>
          </table:table-cell>
          <table:table-cell office:value-type="float" office:value="45367">
            <text:p>45367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310">
            <text:p>44310</text:p>
          </table:table-cell>
          <table:table-cell office:value-type="float" office:value="43074">
            <text:p>43074</text:p>
          </table:table-cell>
          <table:table-cell office:value-type="float" office:value="60704">
            <text:p>6070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824">
            <text:p>43824</text:p>
          </table:table-cell>
          <table:table-cell office:value-type="float" office:value="40163">
            <text:p>40163</text:p>
          </table:table-cell>
          <table:table-cell office:value-type="float" office:value="42085">
            <text:p>4208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370">
            <text:p>46370</text:p>
          </table:table-cell>
          <table:table-cell office:value-type="float" office:value="58678">
            <text:p>58678</text:p>
          </table:table-cell>
          <table:table-cell office:value-type="float" office:value="42207">
            <text:p>42207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258">
            <text:p>43258</text:p>
          </table:table-cell>
          <table:table-cell office:value-type="float" office:value="40834">
            <text:p>40834</text:p>
          </table:table-cell>
          <table:table-cell office:value-type="float" office:value="52865">
            <text:p>5286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041">
            <text:p>56041</text:p>
          </table:table-cell>
          <table:table-cell office:value-type="float" office:value="38806">
            <text:p>38806</text:p>
          </table:table-cell>
          <table:table-cell office:value-type="float" office:value="52089">
            <text:p>52089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175">
            <text:p>42175</text:p>
          </table:table-cell>
          <table:table-cell office:value-type="float" office:value="31052">
            <text:p>31052</text:p>
          </table:table-cell>
          <table:table-cell office:value-type="float" office:value="45863">
            <text:p>45863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480">
            <text:p>44480</text:p>
          </table:table-cell>
          <table:table-cell office:value-type="float" office:value="47235">
            <text:p>47235</text:p>
          </table:table-cell>
          <table:table-cell office:value-type="float" office:value="44723">
            <text:p>44723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019">
            <text:p>44019</text:p>
          </table:table-cell>
          <table:table-cell office:value-type="float" office:value="42340">
            <text:p>42340</text:p>
          </table:table-cell>
          <table:table-cell office:value-type="float" office:value="41955">
            <text:p>4195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109">
            <text:p>37109</text:p>
          </table:table-cell>
          <table:table-cell office:value-type="float" office:value="36127">
            <text:p>36127</text:p>
          </table:table-cell>
          <table:table-cell office:value-type="float" office:value="61200">
            <text:p>61200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370">
            <text:p>42370</text:p>
          </table:table-cell>
          <table:table-cell office:value-type="float" office:value="41158">
            <text:p>41158</text:p>
          </table:table-cell>
          <table:table-cell office:value-type="float" office:value="48906">
            <text:p>48906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152">
            <text:p>45152</text:p>
          </table:table-cell>
          <table:table-cell office:value-type="float" office:value="36234">
            <text:p>36234</text:p>
          </table:table-cell>
          <table:table-cell office:value-type="float" office:value="65966">
            <text:p>65966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150">
            <text:p>40150</text:p>
          </table:table-cell>
          <table:table-cell office:value-type="float" office:value="35248">
            <text:p>35248</text:p>
          </table:table-cell>
          <table:table-cell office:value-type="float" office:value="43251">
            <text:p>43251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522">
            <text:p>42522</text:p>
          </table:table-cell>
          <table:table-cell office:value-type="float" office:value="44950">
            <text:p>44950</text:p>
          </table:table-cell>
          <table:table-cell office:value-type="float" office:value="36488">
            <text:p>3648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7170">
            <text:p>67170</text:p>
          </table:table-cell>
          <table:table-cell office:value-type="float" office:value="38576">
            <text:p>38576</text:p>
          </table:table-cell>
          <table:table-cell office:value-type="float" office:value="47930">
            <text:p>47930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2643">
            <text:p>142643</text:p>
          </table:table-cell>
          <table:table-cell office:value-type="float" office:value="40116">
            <text:p>40116</text:p>
          </table:table-cell>
          <table:table-cell office:value-type="float" office:value="45294">
            <text:p>4529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102">
            <text:p>45102</text:p>
          </table:table-cell>
          <table:table-cell office:value-type="float" office:value="68531">
            <text:p>68531</text:p>
          </table:table-cell>
          <table:table-cell office:value-type="float" office:value="43858">
            <text:p>4385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205">
            <text:p>46205</text:p>
          </table:table-cell>
          <table:table-cell office:value-type="float" office:value="44322">
            <text:p>44322</text:p>
          </table:table-cell>
          <table:table-cell office:value-type="float" office:value="41236">
            <text:p>41236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064">
            <text:p>42064</text:p>
          </table:table-cell>
          <table:table-cell office:value-type="float" office:value="53855">
            <text:p>53855</text:p>
          </table:table-cell>
          <table:table-cell office:value-type="float" office:value="42251">
            <text:p>42251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566">
            <text:p>49566</text:p>
          </table:table-cell>
          <table:table-cell office:value-type="float" office:value="44155">
            <text:p>44155</text:p>
          </table:table-cell>
          <table:table-cell office:value-type="float" office:value="60232">
            <text:p>60232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012">
            <text:p>38012</text:p>
          </table:table-cell>
          <table:table-cell office:value-type="float" office:value="45400">
            <text:p>45400</text:p>
          </table:table-cell>
          <table:table-cell office:value-type="float" office:value="39408">
            <text:p>3940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303">
            <text:p>44303</text:p>
          </table:table-cell>
          <table:table-cell office:value-type="float" office:value="36125">
            <text:p>36125</text:p>
          </table:table-cell>
          <table:table-cell office:value-type="float" office:value="45224">
            <text:p>4522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489">
            <text:p>42489</text:p>
          </table:table-cell>
          <table:table-cell office:value-type="float" office:value="48545">
            <text:p>48545</text:p>
          </table:table-cell>
          <table:table-cell office:value-type="float" office:value="50114">
            <text:p>5011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4194">
            <text:p>64194</text:p>
          </table:table-cell>
          <table:table-cell office:value-type="float" office:value="40720">
            <text:p>40720</text:p>
          </table:table-cell>
          <table:table-cell office:value-type="float" office:value="40969">
            <text:p>40969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629">
            <text:p>40629</text:p>
          </table:table-cell>
          <table:table-cell office:value-type="float" office:value="41127">
            <text:p>41127</text:p>
          </table:table-cell>
          <table:table-cell office:value-type="float" office:value="41171">
            <text:p>41171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370">
            <text:p>65370</text:p>
          </table:table-cell>
          <table:table-cell office:value-type="float" office:value="39710">
            <text:p>39710</text:p>
          </table:table-cell>
          <table:table-cell office:value-type="float" office:value="39579">
            <text:p>39579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907">
            <text:p>42907</text:p>
          </table:table-cell>
          <table:table-cell office:value-type="float" office:value="45048">
            <text:p>45048</text:p>
          </table:table-cell>
          <table:table-cell office:value-type="float" office:value="46225">
            <text:p>4622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594">
            <text:p>47594</text:p>
          </table:table-cell>
          <table:table-cell office:value-type="float" office:value="38335">
            <text:p>38335</text:p>
          </table:table-cell>
          <table:table-cell office:value-type="float" office:value="40527">
            <text:p>40527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367">
            <text:p>44367</text:p>
          </table:table-cell>
          <table:table-cell office:value-type="float" office:value="36376">
            <text:p>36376</text:p>
          </table:table-cell>
          <table:table-cell office:value-type="float" office:value="43515">
            <text:p>4351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046">
            <text:p>46046</text:p>
          </table:table-cell>
          <table:table-cell office:value-type="float" office:value="37479">
            <text:p>37479</text:p>
          </table:table-cell>
          <table:table-cell office:value-type="float" office:value="44232">
            <text:p>44232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694">
            <text:p>37694</text:p>
          </table:table-cell>
          <table:table-cell office:value-type="float" office:value="58507">
            <text:p>58507</text:p>
          </table:table-cell>
          <table:table-cell office:value-type="float" office:value="55408">
            <text:p>5540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617">
            <text:p>45617</text:p>
          </table:table-cell>
          <table:table-cell office:value-type="float" office:value="40850">
            <text:p>40850</text:p>
          </table:table-cell>
          <table:table-cell office:value-type="float" office:value="51805">
            <text:p>5180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248">
            <text:p>43248</text:p>
          </table:table-cell>
          <table:table-cell office:value-type="float" office:value="45312">
            <text:p>45312</text:p>
          </table:table-cell>
          <table:table-cell office:value-type="float" office:value="37756">
            <text:p>37756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8455">
            <text:p>238455</text:p>
          </table:table-cell>
          <table:table-cell office:value-type="float" office:value="49143">
            <text:p>49143</text:p>
          </table:table-cell>
          <table:table-cell office:value-type="float" office:value="44888">
            <text:p>4488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356">
            <text:p>133356</text:p>
          </table:table-cell>
          <table:table-cell office:value-type="float" office:value="45035">
            <text:p>45035</text:p>
          </table:table-cell>
          <table:table-cell office:value-type="float" office:value="48820">
            <text:p>48820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4125">
            <text:p>84125</text:p>
          </table:table-cell>
          <table:table-cell office:value-type="float" office:value="64804">
            <text:p>64804</text:p>
          </table:table-cell>
          <table:table-cell office:value-type="float" office:value="44878">
            <text:p>4487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409">
            <text:p>50409</text:p>
          </table:table-cell>
          <table:table-cell office:value-type="float" office:value="40874">
            <text:p>40874</text:p>
          </table:table-cell>
          <table:table-cell office:value-type="float" office:value="42444">
            <text:p>4244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110">
            <text:p>45110</text:p>
          </table:table-cell>
          <table:table-cell office:value-type="float" office:value="198641">
            <text:p>198641</text:p>
          </table:table-cell>
          <table:table-cell office:value-type="float" office:value="39888">
            <text:p>39888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260">
            <text:p>39260</text:p>
          </table:table-cell>
          <table:table-cell office:value-type="float" office:value="46830">
            <text:p>46830</text:p>
          </table:table-cell>
          <table:table-cell office:value-type="float" office:value="43587">
            <text:p>43587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715">
            <text:p>57715</text:p>
          </table:table-cell>
          <table:table-cell office:value-type="float" office:value="63592">
            <text:p>63592</text:p>
          </table:table-cell>
          <table:table-cell office:value-type="float" office:value="58604">
            <text:p>5860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072">
            <text:p>45072</text:p>
          </table:table-cell>
          <table:table-cell office:value-type="float" office:value="44247">
            <text:p>44247</text:p>
          </table:table-cell>
          <table:table-cell office:value-type="float" office:value="41334">
            <text:p>41334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415">
            <text:p>44415</text:p>
          </table:table-cell>
          <table:table-cell office:value-type="float" office:value="40085">
            <text:p>40085</text:p>
          </table:table-cell>
          <table:table-cell office:value-type="float" office:value="41894">
            <text:p>41894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420">
            <text:p>46420</text:p>
          </table:table-cell>
          <table:table-cell office:value-type="float" office:value="49559">
            <text:p>49559</text:p>
          </table:table-cell>
          <table:table-cell office:value-type="float" office:value="48388">
            <text:p>4838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790">
            <text:p>43790</text:p>
          </table:table-cell>
          <table:table-cell office:value-type="float" office:value="51433">
            <text:p>51433</text:p>
          </table:table-cell>
          <table:table-cell office:value-type="float" office:value="39938">
            <text:p>3993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260">
            <text:p>44260</text:p>
          </table:table-cell>
          <table:table-cell office:value-type="float" office:value="61073">
            <text:p>61073</text:p>
          </table:table-cell>
          <table:table-cell office:value-type="float" office:value="47368">
            <text:p>4736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1529">
            <text:p>161529</text:p>
          </table:table-cell>
          <table:table-cell office:value-type="float" office:value="50390">
            <text:p>50390</text:p>
          </table:table-cell>
          <table:table-cell office:value-type="float" office:value="59087">
            <text:p>5908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070">
            <text:p>44070</text:p>
          </table:table-cell>
          <table:table-cell office:value-type="float" office:value="75643">
            <text:p>75643</text:p>
          </table:table-cell>
          <table:table-cell office:value-type="float" office:value="51170">
            <text:p>51170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536">
            <text:p>38536</text:p>
          </table:table-cell>
          <table:table-cell office:value-type="float" office:value="47934">
            <text:p>47934</text:p>
          </table:table-cell>
          <table:table-cell office:value-type="float" office:value="45516">
            <text:p>45516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8984">
            <text:p>58984</text:p>
          </table:table-cell>
          <table:table-cell office:value-type="float" office:value="70308">
            <text:p>70308</text:p>
          </table:table-cell>
          <table:table-cell office:value-type="float" office:value="47577">
            <text:p>4757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2403">
            <text:p>72403</text:p>
          </table:table-cell>
          <table:table-cell office:value-type="float" office:value="50111">
            <text:p>50111</text:p>
          </table:table-cell>
          <table:table-cell office:value-type="float" office:value="47577">
            <text:p>4757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085">
            <text:p>51085</text:p>
          </table:table-cell>
          <table:table-cell office:value-type="float" office:value="50386">
            <text:p>50386</text:p>
          </table:table-cell>
          <table:table-cell office:value-type="float" office:value="46480">
            <text:p>46480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406">
            <text:p>66406</text:p>
          </table:table-cell>
          <table:table-cell office:value-type="float" office:value="50106">
            <text:p>50106</text:p>
          </table:table-cell>
          <table:table-cell office:value-type="float" office:value="56583">
            <text:p>56583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884">
            <text:p>45884</text:p>
          </table:table-cell>
          <table:table-cell office:value-type="float" office:value="51566">
            <text:p>51566</text:p>
          </table:table-cell>
          <table:table-cell office:value-type="float" office:value="48888">
            <text:p>4888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190">
            <text:p>53190</text:p>
          </table:table-cell>
          <table:table-cell office:value-type="float" office:value="54307">
            <text:p>54307</text:p>
          </table:table-cell>
          <table:table-cell office:value-type="float" office:value="40799">
            <text:p>40799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664">
            <text:p>51664</text:p>
          </table:table-cell>
          <table:table-cell office:value-type="float" office:value="152556">
            <text:p>152556</text:p>
          </table:table-cell>
          <table:table-cell office:value-type="float" office:value="64216">
            <text:p>64216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659">
            <text:p>48659</text:p>
          </table:table-cell>
          <table:table-cell office:value-type="float" office:value="46613">
            <text:p>46613</text:p>
          </table:table-cell>
          <table:table-cell office:value-type="float" office:value="45237">
            <text:p>4523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9327">
            <text:p>59327</text:p>
          </table:table-cell>
          <table:table-cell office:value-type="float" office:value="52784">
            <text:p>52784</text:p>
          </table:table-cell>
          <table:table-cell office:value-type="float" office:value="72417">
            <text:p>7241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689">
            <text:p>49689</text:p>
          </table:table-cell>
          <table:table-cell office:value-type="float" office:value="53534">
            <text:p>53534</text:p>
          </table:table-cell>
          <table:table-cell office:value-type="float" office:value="42038">
            <text:p>4203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442">
            <text:p>52442</text:p>
          </table:table-cell>
          <table:table-cell office:value-type="float" office:value="46700">
            <text:p>46700</text:p>
          </table:table-cell>
          <table:table-cell office:value-type="float" office:value="56279">
            <text:p>56279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044">
            <text:p>46044</text:p>
          </table:table-cell>
          <table:table-cell office:value-type="float" office:value="45720">
            <text:p>45720</text:p>
          </table:table-cell>
          <table:table-cell office:value-type="float" office:value="63810">
            <text:p>63810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8882">
            <text:p>58882</text:p>
          </table:table-cell>
          <table:table-cell office:value-type="float" office:value="49187">
            <text:p>49187</text:p>
          </table:table-cell>
          <table:table-cell office:value-type="float" office:value="44678">
            <text:p>4467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226">
            <text:p>46226</text:p>
          </table:table-cell>
          <table:table-cell office:value-type="float" office:value="46514">
            <text:p>46514</text:p>
          </table:table-cell>
          <table:table-cell office:value-type="float" office:value="45092">
            <text:p>45092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5146">
            <text:p>65146</text:p>
          </table:table-cell>
          <table:table-cell office:value-type="float" office:value="72191">
            <text:p>72191</text:p>
          </table:table-cell>
          <table:table-cell office:value-type="float" office:value="57462">
            <text:p>57462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315">
            <text:p>51315</text:p>
          </table:table-cell>
          <table:table-cell office:value-type="float" office:value="52688">
            <text:p>52688</text:p>
          </table:table-cell>
          <table:table-cell office:value-type="float" office:value="47163">
            <text:p>47163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58">
            <text:p>49958</text:p>
          </table:table-cell>
          <table:table-cell office:value-type="float" office:value="48444">
            <text:p>48444</text:p>
          </table:table-cell>
          <table:table-cell office:value-type="float" office:value="58747">
            <text:p>5874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432">
            <text:p>45432</text:p>
          </table:table-cell>
          <table:table-cell office:value-type="float" office:value="50885">
            <text:p>50885</text:p>
          </table:table-cell>
          <table:table-cell office:value-type="float" office:value="47511">
            <text:p>47511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169">
            <text:p>51169</text:p>
          </table:table-cell>
          <table:table-cell office:value-type="float" office:value="46343">
            <text:p>46343</text:p>
          </table:table-cell>
          <table:table-cell office:value-type="float" office:value="46285">
            <text:p>46285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528">
            <text:p>47528</text:p>
          </table:table-cell>
          <table:table-cell office:value-type="float" office:value="50619">
            <text:p>50619</text:p>
          </table:table-cell>
          <table:table-cell office:value-type="float" office:value="46769">
            <text:p>46769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955">
            <text:p>47955</text:p>
          </table:table-cell>
          <table:table-cell office:value-type="float" office:value="46262">
            <text:p>46262</text:p>
          </table:table-cell>
          <table:table-cell office:value-type="float" office:value="139262">
            <text:p>139262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273">
            <text:p>46273</text:p>
          </table:table-cell>
          <table:table-cell office:value-type="float" office:value="51554">
            <text:p>51554</text:p>
          </table:table-cell>
          <table:table-cell office:value-type="float" office:value="42586">
            <text:p>42586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326">
            <text:p>61326</text:p>
          </table:table-cell>
          <table:table-cell office:value-type="float" office:value="49662">
            <text:p>49662</text:p>
          </table:table-cell>
          <table:table-cell office:value-type="float" office:value="44483">
            <text:p>44483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683">
            <text:p>48683</text:p>
          </table:table-cell>
          <table:table-cell office:value-type="float" office:value="52290">
            <text:p>52290</text:p>
          </table:table-cell>
          <table:table-cell office:value-type="float" office:value="36296">
            <text:p>36296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646">
            <text:p>50646</text:p>
          </table:table-cell>
          <table:table-cell office:value-type="float" office:value="61603">
            <text:p>61603</text:p>
          </table:table-cell>
          <table:table-cell office:value-type="float" office:value="47338">
            <text:p>4733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705">
            <text:p>61705</text:p>
          </table:table-cell>
          <table:table-cell office:value-type="float" office:value="72341">
            <text:p>72341</text:p>
          </table:table-cell>
          <table:table-cell office:value-type="float" office:value="45711">
            <text:p>45711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417">
            <text:p>43417</text:p>
          </table:table-cell>
          <table:table-cell office:value-type="float" office:value="73991">
            <text:p>73991</text:p>
          </table:table-cell>
          <table:table-cell office:value-type="float" office:value="59666">
            <text:p>59666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316">
            <text:p>71316</text:p>
          </table:table-cell>
          <table:table-cell office:value-type="float" office:value="48584">
            <text:p>48584</text:p>
          </table:table-cell>
          <table:table-cell office:value-type="float" office:value="45243">
            <text:p>45243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497">
            <text:p>40497</text:p>
          </table:table-cell>
          <table:table-cell office:value-type="float" office:value="48303">
            <text:p>48303</text:p>
          </table:table-cell>
          <table:table-cell office:value-type="float" office:value="64354">
            <text:p>64354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536">
            <text:p>52536</text:p>
          </table:table-cell>
          <table:table-cell office:value-type="float" office:value="65478">
            <text:p>65478</text:p>
          </table:table-cell>
          <table:table-cell office:value-type="float" office:value="44551">
            <text:p>44551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47">
            <text:p>56947</text:p>
          </table:table-cell>
          <table:table-cell office:value-type="float" office:value="48479">
            <text:p>48479</text:p>
          </table:table-cell>
          <table:table-cell office:value-type="float" office:value="48612">
            <text:p>48612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642">
            <text:p>50642</text:p>
          </table:table-cell>
          <table:table-cell office:value-type="float" office:value="58041">
            <text:p>58041</text:p>
          </table:table-cell>
          <table:table-cell office:value-type="float" office:value="44282">
            <text:p>44282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563">
            <text:p>51563</text:p>
          </table:table-cell>
          <table:table-cell office:value-type="float" office:value="51744">
            <text:p>51744</text:p>
          </table:table-cell>
          <table:table-cell office:value-type="float" office:value="110607">
            <text:p>11060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230">
            <text:p>52230</text:p>
          </table:table-cell>
          <table:table-cell office:value-type="float" office:value="52188">
            <text:p>52188</text:p>
          </table:table-cell>
          <table:table-cell office:value-type="float" office:value="48113">
            <text:p>48113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782">
            <text:p>53782</text:p>
          </table:table-cell>
          <table:table-cell office:value-type="float" office:value="80788">
            <text:p>80788</text:p>
          </table:table-cell>
          <table:table-cell office:value-type="float" office:value="48355">
            <text:p>48355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761">
            <text:p>47761</text:p>
          </table:table-cell>
          <table:table-cell office:value-type="float" office:value="67971">
            <text:p>67971</text:p>
          </table:table-cell>
          <table:table-cell office:value-type="float" office:value="51085">
            <text:p>51085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782">
            <text:p>49782</text:p>
          </table:table-cell>
          <table:table-cell office:value-type="float" office:value="49963">
            <text:p>49963</text:p>
          </table:table-cell>
          <table:table-cell office:value-type="float" office:value="77477">
            <text:p>77477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066">
            <text:p>49066</text:p>
          </table:table-cell>
          <table:table-cell office:value-type="float" office:value="47934">
            <text:p>47934</text:p>
          </table:table-cell>
          <table:table-cell office:value-type="float" office:value="48184">
            <text:p>48184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017">
            <text:p>49017</text:p>
          </table:table-cell>
          <table:table-cell office:value-type="float" office:value="47846">
            <text:p>47846</text:p>
          </table:table-cell>
          <table:table-cell office:value-type="float" office:value="18215">
            <text:p>18215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7005">
            <text:p>67005</text:p>
          </table:table-cell>
          <table:table-cell office:value-type="float" office:value="49714">
            <text:p>49714</text:p>
          </table:table-cell>
          <table:table-cell office:value-type="float" office:value="46273">
            <text:p>46273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353">
            <text:p>48353</text:p>
          </table:table-cell>
          <table:table-cell office:value-type="float" office:value="48219">
            <text:p>48219</text:p>
          </table:table-cell>
          <table:table-cell office:value-type="float" office:value="47228">
            <text:p>4722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702">
            <text:p>39702</text:p>
          </table:table-cell>
          <table:table-cell office:value-type="float" office:value="63230">
            <text:p>63230</text:p>
          </table:table-cell>
          <table:table-cell office:value-type="float" office:value="73585">
            <text:p>73585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433">
            <text:p>51433</text:p>
          </table:table-cell>
          <table:table-cell office:value-type="float" office:value="65243">
            <text:p>65243</text:p>
          </table:table-cell>
          <table:table-cell office:value-type="float" office:value="41238">
            <text:p>41238</text:p>
          </table:table-cell>
          <table:table-cell table:number-columns-repeated="1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561">
            <text:p>49561</text:p>
          </table:table-cell>
          <table:table-cell office:value-type="float" office:value="60210">
            <text:p>60210</text:p>
          </table:table-cell>
          <table:table-cell office:value-type="float" office:value="45520">
            <text:p>45520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8905">
            <text:p>68905</text:p>
          </table:table-cell>
          <table:table-cell office:value-type="float" office:value="57011">
            <text:p>57011</text:p>
          </table:table-cell>
          <table:table-cell office:value-type="float" office:value="51811">
            <text:p>51811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61">
            <text:p>57361</text:p>
          </table:table-cell>
          <table:table-cell office:value-type="float" office:value="46486">
            <text:p>46486</text:p>
          </table:table-cell>
          <table:table-cell office:value-type="float" office:value="50901">
            <text:p>50901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127">
            <text:p>76127</text:p>
          </table:table-cell>
          <table:table-cell office:value-type="float" office:value="58153">
            <text:p>58153</text:p>
          </table:table-cell>
          <table:table-cell office:value-type="float" office:value="54316">
            <text:p>54316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085">
            <text:p>50085</text:p>
          </table:table-cell>
          <table:table-cell office:value-type="float" office:value="58997">
            <text:p>58997</text:p>
          </table:table-cell>
          <table:table-cell office:value-type="float" office:value="46828">
            <text:p>46828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374">
            <text:p>55374</text:p>
          </table:table-cell>
          <table:table-cell office:value-type="float" office:value="79704">
            <text:p>79704</text:p>
          </table:table-cell>
          <table:table-cell office:value-type="float" office:value="58075">
            <text:p>58075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917">
            <text:p>56917</text:p>
          </table:table-cell>
          <table:table-cell office:value-type="float" office:value="48386">
            <text:p>48386</text:p>
          </table:table-cell>
          <table:table-cell office:value-type="float" office:value="59623">
            <text:p>59623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366">
            <text:p>52366</text:p>
          </table:table-cell>
          <table:table-cell office:value-type="float" office:value="74939">
            <text:p>74939</text:p>
          </table:table-cell>
          <table:table-cell office:value-type="float" office:value="53086">
            <text:p>53086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338">
            <text:p>52338</text:p>
          </table:table-cell>
          <table:table-cell office:value-type="float" office:value="48238">
            <text:p>48238</text:p>
          </table:table-cell>
          <table:table-cell office:value-type="float" office:value="54841">
            <text:p>54841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359">
            <text:p>54359</text:p>
          </table:table-cell>
          <table:table-cell office:value-type="float" office:value="55764">
            <text:p>55764</text:p>
          </table:table-cell>
          <table:table-cell office:value-type="float" office:value="61978">
            <text:p>61978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517">
            <text:p>52517</text:p>
          </table:table-cell>
          <table:table-cell office:value-type="float" office:value="58044">
            <text:p>58044</text:p>
          </table:table-cell>
          <table:table-cell office:value-type="float" office:value="46792">
            <text:p>46792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5123">
            <text:p>85123</text:p>
          </table:table-cell>
          <table:table-cell office:value-type="float" office:value="51444">
            <text:p>51444</text:p>
          </table:table-cell>
          <table:table-cell office:value-type="float" office:value="50847">
            <text:p>50847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724">
            <text:p>55724</text:p>
          </table:table-cell>
          <table:table-cell office:value-type="float" office:value="72588">
            <text:p>72588</text:p>
          </table:table-cell>
          <table:table-cell office:value-type="float" office:value="54727">
            <text:p>54727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079">
            <text:p>58079</text:p>
          </table:table-cell>
          <table:table-cell office:value-type="float" office:value="53144">
            <text:p>53144</text:p>
          </table:table-cell>
          <table:table-cell office:value-type="float" office:value="80350">
            <text:p>80350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2157">
            <text:p>62157</text:p>
          </table:table-cell>
          <table:table-cell office:value-type="float" office:value="51681">
            <text:p>51681</text:p>
          </table:table-cell>
          <table:table-cell office:value-type="float" office:value="91839">
            <text:p>91839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8946">
            <text:p>68946</text:p>
          </table:table-cell>
          <table:table-cell office:value-type="float" office:value="50473">
            <text:p>50473</text:p>
          </table:table-cell>
          <table:table-cell office:value-type="float" office:value="82881">
            <text:p>82881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746">
            <text:p>52746</text:p>
          </table:table-cell>
          <table:table-cell office:value-type="float" office:value="53094">
            <text:p>53094</text:p>
          </table:table-cell>
          <table:table-cell office:value-type="float" office:value="82976">
            <text:p>82976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056">
            <text:p>92056</text:p>
          </table:table-cell>
          <table:table-cell office:value-type="float" office:value="49522">
            <text:p>49522</text:p>
          </table:table-cell>
          <table:table-cell office:value-type="float" office:value="77566">
            <text:p>77566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301">
            <text:p>53301</text:p>
          </table:table-cell>
          <table:table-cell office:value-type="float" office:value="74076">
            <text:p>74076</text:p>
          </table:table-cell>
          <table:table-cell office:value-type="float" office:value="80688">
            <text:p>80688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962">
            <text:p>56962</text:p>
          </table:table-cell>
          <table:table-cell office:value-type="float" office:value="48465">
            <text:p>48465</text:p>
          </table:table-cell>
          <table:table-cell office:value-type="float" office:value="82497">
            <text:p>82497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459">
            <text:p>63459</text:p>
          </table:table-cell>
          <table:table-cell office:value-type="float" office:value="53244">
            <text:p>53244</text:p>
          </table:table-cell>
          <table:table-cell office:value-type="float" office:value="85268">
            <text:p>85268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62">
            <text:p>57362</text:p>
          </table:table-cell>
          <table:table-cell office:value-type="float" office:value="70870">
            <text:p>70870</text:p>
          </table:table-cell>
          <table:table-cell office:value-type="float" office:value="73662">
            <text:p>73662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484">
            <text:p>50484</text:p>
          </table:table-cell>
          <table:table-cell office:value-type="float" office:value="51079">
            <text:p>51079</text:p>
          </table:table-cell>
          <table:table-cell office:value-type="float" office:value="75144">
            <text:p>75144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592">
            <text:p>54592</text:p>
          </table:table-cell>
          <table:table-cell office:value-type="float" office:value="84739">
            <text:p>84739</text:p>
          </table:table-cell>
          <table:table-cell office:value-type="float" office:value="92424">
            <text:p>92424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208">
            <text:p>54208</text:p>
          </table:table-cell>
          <table:table-cell office:value-type="float" office:value="136368">
            <text:p>136368</text:p>
          </table:table-cell>
          <table:table-cell office:value-type="float" office:value="78882">
            <text:p>78882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568">
            <text:p>55568</text:p>
          </table:table-cell>
          <table:table-cell office:value-type="float" office:value="94916">
            <text:p>94916</text:p>
          </table:table-cell>
          <table:table-cell office:value-type="float" office:value="91043">
            <text:p>91043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7266">
            <text:p>187266</text:p>
          </table:table-cell>
          <table:table-cell office:value-type="float" office:value="64069">
            <text:p>64069</text:p>
          </table:table-cell>
          <table:table-cell office:value-type="float" office:value="76509">
            <text:p>76509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349">
            <text:p>56349</text:p>
          </table:table-cell>
          <table:table-cell office:value-type="float" office:value="57198">
            <text:p>57198</text:p>
          </table:table-cell>
          <table:table-cell office:value-type="float" office:value="84375">
            <text:p>84375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526">
            <text:p>73526</text:p>
          </table:table-cell>
          <table:table-cell office:value-type="float" office:value="54400">
            <text:p>54400</text:p>
          </table:table-cell>
          <table:table-cell office:value-type="float" office:value="82531">
            <text:p>82531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5475">
            <text:p>85475</text:p>
          </table:table-cell>
          <table:table-cell office:value-type="float" office:value="53339">
            <text:p>53339</text:p>
          </table:table-cell>
          <table:table-cell office:value-type="float" office:value="80489">
            <text:p>80489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141">
            <text:p>72141</text:p>
          </table:table-cell>
          <table:table-cell office:value-type="float" office:value="57882">
            <text:p>57882</text:p>
          </table:table-cell>
          <table:table-cell office:value-type="float" office:value="81344">
            <text:p>81344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361">
            <text:p>51361</text:p>
          </table:table-cell>
          <table:table-cell office:value-type="float" office:value="202785">
            <text:p>202785</text:p>
          </table:table-cell>
          <table:table-cell office:value-type="float" office:value="85224">
            <text:p>85224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500">
            <text:p>51500</text:p>
          </table:table-cell>
          <table:table-cell office:value-type="float" office:value="50460">
            <text:p>50460</text:p>
          </table:table-cell>
          <table:table-cell office:value-type="float" office:value="77105">
            <text:p>77105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533">
            <text:p>53533</text:p>
          </table:table-cell>
          <table:table-cell office:value-type="float" office:value="74038">
            <text:p>74038</text:p>
          </table:table-cell>
          <table:table-cell office:value-type="float" office:value="71598">
            <text:p>71598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612">
            <text:p>52612</text:p>
          </table:table-cell>
          <table:table-cell office:value-type="float" office:value="54311">
            <text:p>54311</text:p>
          </table:table-cell>
          <table:table-cell office:value-type="float" office:value="104835">
            <text:p>104835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6456">
            <text:p>66456</text:p>
          </table:table-cell>
          <table:table-cell office:value-type="float" office:value="53650">
            <text:p>53650</text:p>
          </table:table-cell>
          <table:table-cell office:value-type="float" office:value="71842">
            <text:p>71842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019">
            <text:p>51019</text:p>
          </table:table-cell>
          <table:table-cell office:value-type="float" office:value="48316">
            <text:p>48316</text:p>
          </table:table-cell>
          <table:table-cell office:value-type="float" office:value="94441">
            <text:p>94441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321">
            <text:p>51321</text:p>
          </table:table-cell>
          <table:table-cell office:value-type="float" office:value="56138">
            <text:p>56138</text:p>
          </table:table-cell>
          <table:table-cell office:value-type="float" office:value="76579">
            <text:p>76579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861">
            <text:p>50861</text:p>
          </table:table-cell>
          <table:table-cell office:value-type="float" office:value="66929">
            <text:p>66929</text:p>
          </table:table-cell>
          <table:table-cell office:value-type="float" office:value="56100">
            <text:p>56100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507">
            <text:p>55507</text:p>
          </table:table-cell>
          <table:table-cell office:value-type="float" office:value="51795">
            <text:p>51795</text:p>
          </table:table-cell>
          <table:table-cell office:value-type="float" office:value="55914">
            <text:p>55914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059">
            <text:p>64059</text:p>
          </table:table-cell>
          <table:table-cell office:value-type="float" office:value="56967">
            <text:p>56967</text:p>
          </table:table-cell>
          <table:table-cell office:value-type="float" office:value="51409">
            <text:p>51409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464">
            <text:p>51464</text:p>
          </table:table-cell>
          <table:table-cell office:value-type="float" office:value="56926">
            <text:p>56926</text:p>
          </table:table-cell>
          <table:table-cell office:value-type="float" office:value="172859">
            <text:p>172859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2148">
            <text:p>62148</text:p>
          </table:table-cell>
          <table:table-cell office:value-type="float" office:value="77882">
            <text:p>77882</text:p>
          </table:table-cell>
          <table:table-cell office:value-type="float" office:value="51451">
            <text:p>51451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661">
            <text:p>81661</text:p>
          </table:table-cell>
          <table:table-cell office:value-type="float" office:value="48458">
            <text:p>48458</text:p>
          </table:table-cell>
          <table:table-cell office:value-type="float" office:value="54672">
            <text:p>54672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241">
            <text:p>52241</text:p>
          </table:table-cell>
          <table:table-cell office:value-type="float" office:value="49957">
            <text:p>49957</text:p>
          </table:table-cell>
          <table:table-cell office:value-type="float" office:value="56276">
            <text:p>56276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244">
            <text:p>55244</text:p>
          </table:table-cell>
          <table:table-cell office:value-type="float" office:value="56488">
            <text:p>56488</text:p>
          </table:table-cell>
          <table:table-cell office:value-type="float" office:value="57422">
            <text:p>57422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6581">
            <text:p>46581</text:p>
          </table:table-cell>
          <table:table-cell office:value-type="float" office:value="47495">
            <text:p>47495</text:p>
          </table:table-cell>
          <table:table-cell office:value-type="float" office:value="117806">
            <text:p>117806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056">
            <text:p>55056</text:p>
          </table:table-cell>
          <table:table-cell office:value-type="float" office:value="86148">
            <text:p>86148</text:p>
          </table:table-cell>
          <table:table-cell office:value-type="float" office:value="82907">
            <text:p>82907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940">
            <text:p>54940</text:p>
          </table:table-cell>
          <table:table-cell office:value-type="float" office:value="49282">
            <text:p>49282</text:p>
          </table:table-cell>
          <table:table-cell office:value-type="float" office:value="120246">
            <text:p>120246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7042">
            <text:p>47042</text:p>
          </table:table-cell>
          <table:table-cell office:value-type="float" office:value="58184">
            <text:p>58184</text:p>
          </table:table-cell>
          <table:table-cell office:value-type="float" office:value="76357">
            <text:p>76357</text:p>
          </table:table-cell>
          <table:table-cell table:number-columns-repeated="1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157">
            <text:p>60157</text:p>
          </table:table-cell>
          <table:table-cell office:value-type="float" office:value="64869">
            <text:p>64869</text:p>
          </table:table-cell>
          <table:table-cell office:value-type="float" office:value="124485">
            <text:p>124485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335">
            <text:p>57335</text:p>
          </table:table-cell>
          <table:table-cell office:value-type="float" office:value="62610">
            <text:p>62610</text:p>
          </table:table-cell>
          <table:table-cell office:value-type="float" office:value="56549">
            <text:p>56549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9014">
            <text:p>69014</text:p>
          </table:table-cell>
          <table:table-cell office:value-type="float" office:value="72698">
            <text:p>72698</text:p>
          </table:table-cell>
          <table:table-cell office:value-type="float" office:value="69593">
            <text:p>69593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606">
            <text:p>62606</text:p>
          </table:table-cell>
          <table:table-cell office:value-type="float" office:value="59666">
            <text:p>59666</text:p>
          </table:table-cell>
          <table:table-cell office:value-type="float" office:value="55241">
            <text:p>5524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311">
            <text:p>58311</text:p>
          </table:table-cell>
          <table:table-cell office:value-type="float" office:value="76354">
            <text:p>76354</text:p>
          </table:table-cell>
          <table:table-cell office:value-type="float" office:value="70801">
            <text:p>7080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436">
            <text:p>59436</text:p>
          </table:table-cell>
          <table:table-cell office:value-type="float" office:value="65289">
            <text:p>65289</text:p>
          </table:table-cell>
          <table:table-cell office:value-type="float" office:value="64587">
            <text:p>6458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5760">
            <text:p>55760</text:p>
          </table:table-cell>
          <table:table-cell office:value-type="float" office:value="59925">
            <text:p>59925</text:p>
          </table:table-cell>
          <table:table-cell office:value-type="float" office:value="63658">
            <text:p>63658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764">
            <text:p>61764</text:p>
          </table:table-cell>
          <table:table-cell office:value-type="float" office:value="64200">
            <text:p>64200</text:p>
          </table:table-cell>
          <table:table-cell office:value-type="float" office:value="56225">
            <text:p>56225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320">
            <text:p>74320</text:p>
          </table:table-cell>
          <table:table-cell office:value-type="float" office:value="65570">
            <text:p>65570</text:p>
          </table:table-cell>
          <table:table-cell office:value-type="float" office:value="59528">
            <text:p>59528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528">
            <text:p>70528</text:p>
          </table:table-cell>
          <table:table-cell office:value-type="float" office:value="59395">
            <text:p>59395</text:p>
          </table:table-cell>
          <table:table-cell office:value-type="float" office:value="72120">
            <text:p>72120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906">
            <text:p>61906</text:p>
          </table:table-cell>
          <table:table-cell office:value-type="float" office:value="61838">
            <text:p>61838</text:p>
          </table:table-cell>
          <table:table-cell office:value-type="float" office:value="61930">
            <text:p>61930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9990">
            <text:p>69990</text:p>
          </table:table-cell>
          <table:table-cell office:value-type="float" office:value="63199">
            <text:p>63199</text:p>
          </table:table-cell>
          <table:table-cell office:value-type="float" office:value="74393">
            <text:p>74393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390">
            <text:p>58390</text:p>
          </table:table-cell>
          <table:table-cell office:value-type="float" office:value="63985">
            <text:p>63985</text:p>
          </table:table-cell>
          <table:table-cell office:value-type="float" office:value="59300">
            <text:p>59300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990">
            <text:p>57990</text:p>
          </table:table-cell>
          <table:table-cell office:value-type="float" office:value="64252">
            <text:p>64252</text:p>
          </table:table-cell>
          <table:table-cell office:value-type="float" office:value="64500">
            <text:p>64500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5678">
            <text:p>55678</text:p>
          </table:table-cell>
          <table:table-cell office:value-type="float" office:value="65013">
            <text:p>65013</text:p>
          </table:table-cell>
          <table:table-cell office:value-type="float" office:value="72829">
            <text:p>72829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6551">
            <text:p>56551</text:p>
          </table:table-cell>
          <table:table-cell office:value-type="float" office:value="76892">
            <text:p>76892</text:p>
          </table:table-cell>
          <table:table-cell office:value-type="float" office:value="59248">
            <text:p>59248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6913">
            <text:p>56913</text:p>
          </table:table-cell>
          <table:table-cell office:value-type="float" office:value="73962">
            <text:p>73962</text:p>
          </table:table-cell>
          <table:table-cell office:value-type="float" office:value="75242">
            <text:p>75242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015">
            <text:p>66015</text:p>
          </table:table-cell>
          <table:table-cell office:value-type="float" office:value="61669">
            <text:p>61669</text:p>
          </table:table-cell>
          <table:table-cell office:value-type="float" office:value="76645">
            <text:p>76645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1981">
            <text:p>51981</text:p>
          </table:table-cell>
          <table:table-cell office:value-type="float" office:value="63235">
            <text:p>63235</text:p>
          </table:table-cell>
          <table:table-cell office:value-type="float" office:value="71781">
            <text:p>7178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104">
            <text:p>59104</text:p>
          </table:table-cell>
          <table:table-cell office:value-type="float" office:value="56074">
            <text:p>56074</text:p>
          </table:table-cell>
          <table:table-cell office:value-type="float" office:value="72561">
            <text:p>7256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608">
            <text:p>57608</text:p>
          </table:table-cell>
          <table:table-cell office:value-type="float" office:value="81322">
            <text:p>81322</text:p>
          </table:table-cell>
          <table:table-cell office:value-type="float" office:value="57249">
            <text:p>57249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135">
            <text:p>67135</text:p>
          </table:table-cell>
          <table:table-cell office:value-type="float" office:value="58502">
            <text:p>58502</text:p>
          </table:table-cell>
          <table:table-cell office:value-type="float" office:value="71983">
            <text:p>71983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891">
            <text:p>64891</text:p>
          </table:table-cell>
          <table:table-cell office:value-type="float" office:value="59165">
            <text:p>59165</text:p>
          </table:table-cell>
          <table:table-cell office:value-type="float" office:value="62824">
            <text:p>62824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306">
            <text:p>59306</text:p>
          </table:table-cell>
          <table:table-cell office:value-type="float" office:value="57902">
            <text:p>57902</text:p>
          </table:table-cell>
          <table:table-cell office:value-type="float" office:value="62587">
            <text:p>6258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464">
            <text:p>61464</text:p>
          </table:table-cell>
          <table:table-cell office:value-type="float" office:value="59678">
            <text:p>59678</text:p>
          </table:table-cell>
          <table:table-cell office:value-type="float" office:value="72628">
            <text:p>72628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246">
            <text:p>57246</text:p>
          </table:table-cell>
          <table:table-cell office:value-type="float" office:value="81242">
            <text:p>81242</text:p>
          </table:table-cell>
          <table:table-cell office:value-type="float" office:value="72375">
            <text:p>72375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832">
            <text:p>63832</text:p>
          </table:table-cell>
          <table:table-cell office:value-type="float" office:value="65599">
            <text:p>65599</text:p>
          </table:table-cell>
          <table:table-cell office:value-type="float" office:value="61465">
            <text:p>61465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465">
            <text:p>61465</text:p>
          </table:table-cell>
          <table:table-cell office:value-type="float" office:value="57297">
            <text:p>57297</text:p>
          </table:table-cell>
          <table:table-cell office:value-type="float" office:value="62521">
            <text:p>6252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965">
            <text:p>61965</text:p>
          </table:table-cell>
          <table:table-cell office:value-type="float" office:value="71472">
            <text:p>71472</text:p>
          </table:table-cell>
          <table:table-cell office:value-type="float" office:value="58327">
            <text:p>5832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979">
            <text:p>62979</text:p>
          </table:table-cell>
          <table:table-cell office:value-type="float" office:value="58233">
            <text:p>58233</text:p>
          </table:table-cell>
          <table:table-cell office:value-type="float" office:value="71171">
            <text:p>7117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500">
            <text:p>82500</text:p>
          </table:table-cell>
          <table:table-cell office:value-type="float" office:value="86523">
            <text:p>86523</text:p>
          </table:table-cell>
          <table:table-cell office:value-type="float" office:value="60804">
            <text:p>60804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998">
            <text:p>59998</text:p>
          </table:table-cell>
          <table:table-cell office:value-type="float" office:value="54257">
            <text:p>54257</text:p>
          </table:table-cell>
          <table:table-cell office:value-type="float" office:value="57737">
            <text:p>5773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5998">
            <text:p>65998</text:p>
          </table:table-cell>
          <table:table-cell office:value-type="float" office:value="78224">
            <text:p>78224</text:p>
          </table:table-cell>
          <table:table-cell office:value-type="float" office:value="99574">
            <text:p>99574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403">
            <text:p>61403</text:p>
          </table:table-cell>
          <table:table-cell office:value-type="float" office:value="66575">
            <text:p>66575</text:p>
          </table:table-cell>
          <table:table-cell office:value-type="float" office:value="165191">
            <text:p>16519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289">
            <text:p>67289</text:p>
          </table:table-cell>
          <table:table-cell office:value-type="float" office:value="62304">
            <text:p>62304</text:p>
          </table:table-cell>
          <table:table-cell office:value-type="float" office:value="81389">
            <text:p>81389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458">
            <text:p>59458</text:p>
          </table:table-cell>
          <table:table-cell office:value-type="float" office:value="58615">
            <text:p>58615</text:p>
          </table:table-cell>
          <table:table-cell office:value-type="float" office:value="63436">
            <text:p>63436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588">
            <text:p>72588</text:p>
          </table:table-cell>
          <table:table-cell office:value-type="float" office:value="52000">
            <text:p>52000</text:p>
          </table:table-cell>
          <table:table-cell office:value-type="float" office:value="70481">
            <text:p>7048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4664">
            <text:p>54664</text:p>
          </table:table-cell>
          <table:table-cell office:value-type="float" office:value="71635">
            <text:p>71635</text:p>
          </table:table-cell>
          <table:table-cell office:value-type="float" office:value="68273">
            <text:p>68273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0616">
            <text:p>60616</text:p>
          </table:table-cell>
          <table:table-cell office:value-type="float" office:value="61164">
            <text:p>61164</text:p>
          </table:table-cell>
          <table:table-cell office:value-type="float" office:value="58074">
            <text:p>58074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9867">
            <text:p>79867</text:p>
          </table:table-cell>
          <table:table-cell office:value-type="float" office:value="71567">
            <text:p>71567</text:p>
          </table:table-cell>
          <table:table-cell office:value-type="float" office:value="60303">
            <text:p>60303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714">
            <text:p>57714</text:p>
          </table:table-cell>
          <table:table-cell office:value-type="float" office:value="101105">
            <text:p>101105</text:p>
          </table:table-cell>
          <table:table-cell office:value-type="float" office:value="62953">
            <text:p>62953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239">
            <text:p>80239</text:p>
          </table:table-cell>
          <table:table-cell office:value-type="float" office:value="61766">
            <text:p>61766</text:p>
          </table:table-cell>
          <table:table-cell office:value-type="float" office:value="64487">
            <text:p>6448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0120">
            <text:p>60120</text:p>
          </table:table-cell>
          <table:table-cell office:value-type="float" office:value="81515">
            <text:p>81515</text:p>
          </table:table-cell>
          <table:table-cell office:value-type="float" office:value="62517">
            <text:p>6251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511">
            <text:p>113511</text:p>
          </table:table-cell>
          <table:table-cell office:value-type="float" office:value="71443">
            <text:p>71443</text:p>
          </table:table-cell>
          <table:table-cell office:value-type="float" office:value="58462">
            <text:p>58462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733">
            <text:p>76733</text:p>
          </table:table-cell>
          <table:table-cell office:value-type="float" office:value="74789">
            <text:p>74789</text:p>
          </table:table-cell>
          <table:table-cell office:value-type="float" office:value="66535">
            <text:p>66535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037">
            <text:p>68037</text:p>
          </table:table-cell>
          <table:table-cell office:value-type="float" office:value="65875">
            <text:p>65875</text:p>
          </table:table-cell>
          <table:table-cell office:value-type="float" office:value="62076">
            <text:p>62076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855">
            <text:p>62855</text:p>
          </table:table-cell>
          <table:table-cell office:value-type="float" office:value="59933">
            <text:p>59933</text:p>
          </table:table-cell>
          <table:table-cell office:value-type="float" office:value="64121">
            <text:p>64121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554">
            <text:p>63554</text:p>
          </table:table-cell>
          <table:table-cell office:value-type="float" office:value="71360">
            <text:p>71360</text:p>
          </table:table-cell>
          <table:table-cell office:value-type="float" office:value="53349">
            <text:p>53349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704">
            <text:p>57704</text:p>
          </table:table-cell>
          <table:table-cell office:value-type="float" office:value="59788">
            <text:p>59788</text:p>
          </table:table-cell>
          <table:table-cell office:value-type="float" office:value="90809">
            <text:p>90809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365">
            <text:p>63365</text:p>
          </table:table-cell>
          <table:table-cell office:value-type="float" office:value="58511">
            <text:p>58511</text:p>
          </table:table-cell>
          <table:table-cell office:value-type="float" office:value="72127">
            <text:p>72127</text:p>
          </table:table-cell>
          <table:table-cell table:number-columns-repeated="1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321">
            <text:p>61321</text:p>
          </table:table-cell>
          <table:table-cell office:value-type="float" office:value="59136">
            <text:p>59136</text:p>
          </table:table-cell>
          <table:table-cell office:value-type="float" office:value="57588">
            <text:p>57588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3871">
            <text:p>193871</text:p>
          </table:table-cell>
          <table:table-cell office:value-type="float" office:value="73051">
            <text:p>73051</text:p>
          </table:table-cell>
          <table:table-cell office:value-type="float" office:value="71758">
            <text:p>71758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1082">
            <text:p>71082</text:p>
          </table:table-cell>
          <table:table-cell office:value-type="float" office:value="61751">
            <text:p>61751</text:p>
          </table:table-cell>
          <table:table-cell office:value-type="float" office:value="76036">
            <text:p>76036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451">
            <text:p>70451</text:p>
          </table:table-cell>
          <table:table-cell office:value-type="float" office:value="67567">
            <text:p>67567</text:p>
          </table:table-cell>
          <table:table-cell office:value-type="float" office:value="64004">
            <text:p>64004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1496">
            <text:p>71496</text:p>
          </table:table-cell>
          <table:table-cell office:value-type="float" office:value="70920">
            <text:p>70920</text:p>
          </table:table-cell>
          <table:table-cell office:value-type="float" office:value="71694">
            <text:p>71694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513">
            <text:p>78513</text:p>
          </table:table-cell>
          <table:table-cell office:value-type="float" office:value="109330">
            <text:p>109330</text:p>
          </table:table-cell>
          <table:table-cell office:value-type="float" office:value="68110">
            <text:p>68110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0510">
            <text:p>60510</text:p>
          </table:table-cell>
          <table:table-cell office:value-type="float" office:value="109301">
            <text:p>109301</text:p>
          </table:table-cell>
          <table:table-cell office:value-type="float" office:value="71850">
            <text:p>71850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324">
            <text:p>69324</text:p>
          </table:table-cell>
          <table:table-cell office:value-type="float" office:value="147009">
            <text:p>147009</text:p>
          </table:table-cell>
          <table:table-cell office:value-type="float" office:value="73946">
            <text:p>73946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723">
            <text:p>75723</text:p>
          </table:table-cell>
          <table:table-cell office:value-type="float" office:value="117131">
            <text:p>117131</text:p>
          </table:table-cell>
          <table:table-cell office:value-type="float" office:value="66879">
            <text:p>66879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032">
            <text:p>96032</text:p>
          </table:table-cell>
          <table:table-cell office:value-type="float" office:value="74772">
            <text:p>74772</text:p>
          </table:table-cell>
          <table:table-cell office:value-type="float" office:value="99557">
            <text:p>9955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706">
            <text:p>68706</text:p>
          </table:table-cell>
          <table:table-cell office:value-type="float" office:value="76914">
            <text:p>76914</text:p>
          </table:table-cell>
          <table:table-cell office:value-type="float" office:value="70519">
            <text:p>70519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417">
            <text:p>93417</text:p>
          </table:table-cell>
          <table:table-cell office:value-type="float" office:value="69362">
            <text:p>69362</text:p>
          </table:table-cell>
          <table:table-cell office:value-type="float" office:value="97443">
            <text:p>97443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153">
            <text:p>88153</text:p>
          </table:table-cell>
          <table:table-cell office:value-type="float" office:value="74966">
            <text:p>74966</text:p>
          </table:table-cell>
          <table:table-cell office:value-type="float" office:value="71642">
            <text:p>71642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832">
            <text:p>93832</text:p>
          </table:table-cell>
          <table:table-cell office:value-type="float" office:value="90766">
            <text:p>90766</text:p>
          </table:table-cell>
          <table:table-cell office:value-type="float" office:value="83630">
            <text:p>83630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1122">
            <text:p>71122</text:p>
          </table:table-cell>
          <table:table-cell office:value-type="float" office:value="71762">
            <text:p>71762</text:p>
          </table:table-cell>
          <table:table-cell office:value-type="float" office:value="75672">
            <text:p>75672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599">
            <text:p>102599</text:p>
          </table:table-cell>
          <table:table-cell office:value-type="float" office:value="76517">
            <text:p>76517</text:p>
          </table:table-cell>
          <table:table-cell office:value-type="float" office:value="68467">
            <text:p>6846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025">
            <text:p>84025</text:p>
          </table:table-cell>
          <table:table-cell office:value-type="float" office:value="69920">
            <text:p>69920</text:p>
          </table:table-cell>
          <table:table-cell office:value-type="float" office:value="70519">
            <text:p>70519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3529">
            <text:p>193529</text:p>
          </table:table-cell>
          <table:table-cell office:value-type="float" office:value="57866">
            <text:p>57866</text:p>
          </table:table-cell>
          <table:table-cell office:value-type="float" office:value="66477">
            <text:p>6647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564">
            <text:p>68564</text:p>
          </table:table-cell>
          <table:table-cell office:value-type="float" office:value="73399">
            <text:p>73399</text:p>
          </table:table-cell>
          <table:table-cell office:value-type="float" office:value="76432">
            <text:p>76432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004">
            <text:p>82004</text:p>
          </table:table-cell>
          <table:table-cell office:value-type="float" office:value="74573">
            <text:p>74573</text:p>
          </table:table-cell>
          <table:table-cell office:value-type="float" office:value="64344">
            <text:p>64344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0760">
            <text:p>80760</text:p>
          </table:table-cell>
          <table:table-cell office:value-type="float" office:value="77621">
            <text:p>77621</text:p>
          </table:table-cell>
          <table:table-cell office:value-type="float" office:value="67364">
            <text:p>67364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823">
            <text:p>75823</text:p>
          </table:table-cell>
          <table:table-cell office:value-type="float" office:value="75730">
            <text:p>75730</text:p>
          </table:table-cell>
          <table:table-cell office:value-type="float" office:value="72811">
            <text:p>72811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216">
            <text:p>72216</text:p>
          </table:table-cell>
          <table:table-cell office:value-type="float" office:value="64020">
            <text:p>64020</text:p>
          </table:table-cell>
          <table:table-cell office:value-type="float" office:value="76855">
            <text:p>7685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659">
            <text:p>75659</text:p>
          </table:table-cell>
          <table:table-cell office:value-type="float" office:value="81635">
            <text:p>81635</text:p>
          </table:table-cell>
          <table:table-cell office:value-type="float" office:value="113726">
            <text:p>113726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736">
            <text:p>72736</text:p>
          </table:table-cell>
          <table:table-cell office:value-type="float" office:value="71720">
            <text:p>71720</text:p>
          </table:table-cell>
          <table:table-cell office:value-type="float" office:value="72132">
            <text:p>72132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357">
            <text:p>70357</text:p>
          </table:table-cell>
          <table:table-cell office:value-type="float" office:value="62575">
            <text:p>62575</text:p>
          </table:table-cell>
          <table:table-cell office:value-type="float" office:value="74907">
            <text:p>7490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0194">
            <text:p>90194</text:p>
          </table:table-cell>
          <table:table-cell office:value-type="float" office:value="77866">
            <text:p>77866</text:p>
          </table:table-cell>
          <table:table-cell office:value-type="float" office:value="73809">
            <text:p>73809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757">
            <text:p>81757</text:p>
          </table:table-cell>
          <table:table-cell office:value-type="float" office:value="71518">
            <text:p>71518</text:p>
          </table:table-cell>
          <table:table-cell office:value-type="float" office:value="90099">
            <text:p>90099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9082">
            <text:p>79082</text:p>
          </table:table-cell>
          <table:table-cell office:value-type="float" office:value="68054">
            <text:p>68054</text:p>
          </table:table-cell>
          <table:table-cell office:value-type="float" office:value="75142">
            <text:p>75142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7794">
            <text:p>67794</text:p>
          </table:table-cell>
          <table:table-cell office:value-type="float" office:value="74168">
            <text:p>74168</text:p>
          </table:table-cell>
          <table:table-cell office:value-type="float" office:value="75287">
            <text:p>7528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153">
            <text:p>82153</text:p>
          </table:table-cell>
          <table:table-cell office:value-type="float" office:value="68322">
            <text:p>68322</text:p>
          </table:table-cell>
          <table:table-cell office:value-type="float" office:value="67696">
            <text:p>67696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842">
            <text:p>69842</text:p>
          </table:table-cell>
          <table:table-cell office:value-type="float" office:value="75101">
            <text:p>75101</text:p>
          </table:table-cell>
          <table:table-cell office:value-type="float" office:value="77606">
            <text:p>77606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623">
            <text:p>78623</text:p>
          </table:table-cell>
          <table:table-cell office:value-type="float" office:value="63514">
            <text:p>63514</text:p>
          </table:table-cell>
          <table:table-cell office:value-type="float" office:value="75469">
            <text:p>75469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074">
            <text:p>75074</text:p>
          </table:table-cell>
          <table:table-cell office:value-type="float" office:value="69922">
            <text:p>69922</text:p>
          </table:table-cell>
          <table:table-cell office:value-type="float" office:value="74721">
            <text:p>74721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617">
            <text:p>97617</text:p>
          </table:table-cell>
          <table:table-cell office:value-type="float" office:value="68819">
            <text:p>68819</text:p>
          </table:table-cell>
          <table:table-cell office:value-type="float" office:value="66427">
            <text:p>6642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064">
            <text:p>75064</text:p>
          </table:table-cell>
          <table:table-cell office:value-type="float" office:value="73690">
            <text:p>73690</text:p>
          </table:table-cell>
          <table:table-cell office:value-type="float" office:value="70825">
            <text:p>7082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275">
            <text:p>88275</text:p>
          </table:table-cell>
          <table:table-cell office:value-type="float" office:value="88188">
            <text:p>88188</text:p>
          </table:table-cell>
          <table:table-cell office:value-type="float" office:value="79918">
            <text:p>79918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881">
            <text:p>68881</text:p>
          </table:table-cell>
          <table:table-cell office:value-type="float" office:value="72667">
            <text:p>72667</text:p>
          </table:table-cell>
          <table:table-cell office:value-type="float" office:value="83931">
            <text:p>83931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499">
            <text:p>84499</text:p>
          </table:table-cell>
          <table:table-cell office:value-type="float" office:value="95089">
            <text:p>95089</text:p>
          </table:table-cell>
          <table:table-cell office:value-type="float" office:value="71318">
            <text:p>71318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452">
            <text:p>81452</text:p>
          </table:table-cell>
          <table:table-cell office:value-type="float" office:value="71975">
            <text:p>71975</text:p>
          </table:table-cell>
          <table:table-cell office:value-type="float" office:value="87911">
            <text:p>87911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4170">
            <text:p>74170</text:p>
          </table:table-cell>
          <table:table-cell office:value-type="float" office:value="90846">
            <text:p>90846</text:p>
          </table:table-cell>
          <table:table-cell office:value-type="float" office:value="66575">
            <text:p>6657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772">
            <text:p>72772</text:p>
          </table:table-cell>
          <table:table-cell office:value-type="float" office:value="67492">
            <text:p>67492</text:p>
          </table:table-cell>
          <table:table-cell office:value-type="float" office:value="95931">
            <text:p>95931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7898">
            <text:p>77898</text:p>
          </table:table-cell>
          <table:table-cell office:value-type="float" office:value="95926">
            <text:p>95926</text:p>
          </table:table-cell>
          <table:table-cell office:value-type="float" office:value="76305">
            <text:p>7630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7402">
            <text:p>77402</text:p>
          </table:table-cell>
          <table:table-cell office:value-type="float" office:value="66042">
            <text:p>66042</text:p>
          </table:table-cell>
          <table:table-cell office:value-type="float" office:value="103995">
            <text:p>10399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830">
            <text:p>69830</text:p>
          </table:table-cell>
          <table:table-cell office:value-type="float" office:value="75778">
            <text:p>75778</text:p>
          </table:table-cell>
          <table:table-cell office:value-type="float" office:value="67125">
            <text:p>6712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443">
            <text:p>87443</text:p>
          </table:table-cell>
          <table:table-cell office:value-type="float" office:value="80654">
            <text:p>80654</text:p>
          </table:table-cell>
          <table:table-cell office:value-type="float" office:value="79342">
            <text:p>79342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921">
            <text:p>70921</text:p>
          </table:table-cell>
          <table:table-cell office:value-type="float" office:value="76301">
            <text:p>76301</text:p>
          </table:table-cell>
          <table:table-cell office:value-type="float" office:value="69321">
            <text:p>69321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6091">
            <text:p>66091</text:p>
          </table:table-cell>
          <table:table-cell office:value-type="float" office:value="69603">
            <text:p>69603</text:p>
          </table:table-cell>
          <table:table-cell office:value-type="float" office:value="82735">
            <text:p>8273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7447">
            <text:p>67447</text:p>
          </table:table-cell>
          <table:table-cell office:value-type="float" office:value="67452">
            <text:p>67452</text:p>
          </table:table-cell>
          <table:table-cell office:value-type="float" office:value="74317">
            <text:p>74317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38">
            <text:p>81938</text:p>
          </table:table-cell>
          <table:table-cell office:value-type="float" office:value="71893">
            <text:p>71893</text:p>
          </table:table-cell>
          <table:table-cell office:value-type="float" office:value="70943">
            <text:p>70943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796">
            <text:p>72796</text:p>
          </table:table-cell>
          <table:table-cell office:value-type="float" office:value="78194">
            <text:p>78194</text:p>
          </table:table-cell>
          <table:table-cell office:value-type="float" office:value="74425">
            <text:p>74425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9264">
            <text:p>99264</text:p>
          </table:table-cell>
          <table:table-cell office:value-type="float" office:value="75859">
            <text:p>75859</text:p>
          </table:table-cell>
          <table:table-cell office:value-type="float" office:value="75233">
            <text:p>75233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5143">
            <text:p>85143</text:p>
          </table:table-cell>
          <table:table-cell office:value-type="float" office:value="103990">
            <text:p>103990</text:p>
          </table:table-cell>
          <table:table-cell office:value-type="float" office:value="85922">
            <text:p>85922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916">
            <text:p>73916</text:p>
          </table:table-cell>
          <table:table-cell office:value-type="float" office:value="88596">
            <text:p>88596</text:p>
          </table:table-cell>
          <table:table-cell office:value-type="float" office:value="78307">
            <text:p>78307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687">
            <text:p>81687</text:p>
          </table:table-cell>
          <table:table-cell office:value-type="float" office:value="79667">
            <text:p>79667</text:p>
          </table:table-cell>
          <table:table-cell office:value-type="float" office:value="103431">
            <text:p>10343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940">
            <text:p>73940</text:p>
          </table:table-cell>
          <table:table-cell office:value-type="float" office:value="73530">
            <text:p>73530</text:p>
          </table:table-cell>
          <table:table-cell office:value-type="float" office:value="78660">
            <text:p>78660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7303">
            <text:p>77303</text:p>
          </table:table-cell>
          <table:table-cell office:value-type="float" office:value="80650">
            <text:p>80650</text:p>
          </table:table-cell>
          <table:table-cell office:value-type="float" office:value="91144">
            <text:p>91144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997">
            <text:p>100997</text:p>
          </table:table-cell>
          <table:table-cell office:value-type="float" office:value="69885">
            <text:p>69885</text:p>
          </table:table-cell>
          <table:table-cell office:value-type="float" office:value="81233">
            <text:p>81233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2837">
            <text:p>72837</text:p>
          </table:table-cell>
          <table:table-cell office:value-type="float" office:value="80488">
            <text:p>80488</text:p>
          </table:table-cell>
          <table:table-cell office:value-type="float" office:value="73969">
            <text:p>73969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2894">
            <text:p>192894</text:p>
          </table:table-cell>
          <table:table-cell office:value-type="float" office:value="82523">
            <text:p>82523</text:p>
          </table:table-cell>
          <table:table-cell office:value-type="float" office:value="229381">
            <text:p>22938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7335">
            <text:p>67335</text:p>
          </table:table-cell>
          <table:table-cell office:value-type="float" office:value="74405">
            <text:p>74405</text:p>
          </table:table-cell>
          <table:table-cell office:value-type="float" office:value="83985">
            <text:p>83985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2106">
            <text:p>82106</text:p>
          </table:table-cell>
          <table:table-cell office:value-type="float" office:value="79456">
            <text:p>79456</text:p>
          </table:table-cell>
          <table:table-cell office:value-type="float" office:value="133963">
            <text:p>133963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7455">
            <text:p>87455</text:p>
          </table:table-cell>
          <table:table-cell office:value-type="float" office:value="91523">
            <text:p>91523</text:p>
          </table:table-cell>
          <table:table-cell office:value-type="float" office:value="75424">
            <text:p>75424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6350">
            <text:p>76350</text:p>
          </table:table-cell>
          <table:table-cell office:value-type="float" office:value="89938">
            <text:p>89938</text:p>
          </table:table-cell>
          <table:table-cell office:value-type="float" office:value="92500">
            <text:p>92500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681">
            <text:p>73681</text:p>
          </table:table-cell>
          <table:table-cell office:value-type="float" office:value="87743">
            <text:p>87743</text:p>
          </table:table-cell>
          <table:table-cell office:value-type="float" office:value="79442">
            <text:p>79442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6367">
            <text:p>76367</text:p>
          </table:table-cell>
          <table:table-cell office:value-type="float" office:value="82024">
            <text:p>82024</text:p>
          </table:table-cell>
          <table:table-cell office:value-type="float" office:value="87974">
            <text:p>87974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6927">
            <text:p>76927</text:p>
          </table:table-cell>
          <table:table-cell office:value-type="float" office:value="80638">
            <text:p>80638</text:p>
          </table:table-cell>
          <table:table-cell office:value-type="float" office:value="71227">
            <text:p>71227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4887">
            <text:p>104887</text:p>
          </table:table-cell>
          <table:table-cell office:value-type="float" office:value="71995">
            <text:p>71995</text:p>
          </table:table-cell>
          <table:table-cell office:value-type="float" office:value="83911">
            <text:p>8391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4823">
            <text:p>104823</text:p>
          </table:table-cell>
          <table:table-cell office:value-type="float" office:value="74741">
            <text:p>74741</text:p>
          </table:table-cell>
          <table:table-cell office:value-type="float" office:value="78557">
            <text:p>78557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100">
            <text:p>98100</text:p>
          </table:table-cell>
          <table:table-cell office:value-type="float" office:value="69390">
            <text:p>69390</text:p>
          </table:table-cell>
          <table:table-cell office:value-type="float" office:value="96884">
            <text:p>96884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9806">
            <text:p>99806</text:p>
          </table:table-cell>
          <table:table-cell office:value-type="float" office:value="70528">
            <text:p>70528</text:p>
          </table:table-cell>
          <table:table-cell office:value-type="float" office:value="81376">
            <text:p>81376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9350">
            <text:p>79350</text:p>
          </table:table-cell>
          <table:table-cell office:value-type="float" office:value="91167">
            <text:p>91167</text:p>
          </table:table-cell>
          <table:table-cell office:value-type="float" office:value="123800">
            <text:p>123800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3312">
            <text:p>93312</text:p>
          </table:table-cell>
          <table:table-cell office:value-type="float" office:value="84865">
            <text:p>84865</text:p>
          </table:table-cell>
          <table:table-cell office:value-type="float" office:value="87880">
            <text:p>87880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7900">
            <text:p>127900</text:p>
          </table:table-cell>
          <table:table-cell office:value-type="float" office:value="95855">
            <text:p>95855</text:p>
          </table:table-cell>
          <table:table-cell office:value-type="float" office:value="75500">
            <text:p>75500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3741">
            <text:p>83741</text:p>
          </table:table-cell>
          <table:table-cell office:value-type="float" office:value="65994">
            <text:p>65994</text:p>
          </table:table-cell>
          <table:table-cell office:value-type="float" office:value="82364">
            <text:p>82364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410">
            <text:p>109410</text:p>
          </table:table-cell>
          <table:table-cell office:value-type="float" office:value="42942">
            <text:p>42942</text:p>
          </table:table-cell>
          <table:table-cell office:value-type="float" office:value="94730">
            <text:p>94730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237">
            <text:p>117237</text:p>
          </table:table-cell>
          <table:table-cell office:value-type="float" office:value="66858">
            <text:p>66858</text:p>
          </table:table-cell>
          <table:table-cell office:value-type="float" office:value="74419">
            <text:p>74419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6767">
            <text:p>76767</text:p>
          </table:table-cell>
          <table:table-cell office:value-type="float" office:value="69748">
            <text:p>69748</text:p>
          </table:table-cell>
          <table:table-cell office:value-type="float" office:value="83750">
            <text:p>83750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111">
            <text:p>73111</text:p>
          </table:table-cell>
          <table:table-cell office:value-type="float" office:value="63799">
            <text:p>63799</text:p>
          </table:table-cell>
          <table:table-cell office:value-type="float" office:value="76895">
            <text:p>76895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6350">
            <text:p>76350</text:p>
          </table:table-cell>
          <table:table-cell office:value-type="float" office:value="84063">
            <text:p>84063</text:p>
          </table:table-cell>
          <table:table-cell office:value-type="float" office:value="80964">
            <text:p>80964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5838">
            <text:p>85838</text:p>
          </table:table-cell>
          <table:table-cell office:value-type="float" office:value="82412">
            <text:p>82412</text:p>
          </table:table-cell>
          <table:table-cell office:value-type="float" office:value="72607">
            <text:p>72607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3762">
            <text:p>83762</text:p>
          </table:table-cell>
          <table:table-cell office:value-type="float" office:value="92757">
            <text:p>92757</text:p>
          </table:table-cell>
          <table:table-cell office:value-type="float" office:value="82201">
            <text:p>8220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9959">
            <text:p>89959</text:p>
          </table:table-cell>
          <table:table-cell office:value-type="float" office:value="81773">
            <text:p>81773</text:p>
          </table:table-cell>
          <table:table-cell office:value-type="float" office:value="70566">
            <text:p>70566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7361">
            <text:p>97361</text:p>
          </table:table-cell>
          <table:table-cell office:value-type="float" office:value="91459">
            <text:p>91459</text:p>
          </table:table-cell>
          <table:table-cell office:value-type="float" office:value="76744">
            <text:p>76744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0985">
            <text:p>200985</text:p>
          </table:table-cell>
          <table:table-cell office:value-type="float" office:value="79815">
            <text:p>79815</text:p>
          </table:table-cell>
          <table:table-cell office:value-type="float" office:value="98161">
            <text:p>9816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8107">
            <text:p>78107</text:p>
          </table:table-cell>
          <table:table-cell office:value-type="float" office:value="93755">
            <text:p>93755</text:p>
          </table:table-cell>
          <table:table-cell office:value-type="float" office:value="78895">
            <text:p>78895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3825">
            <text:p>83825</text:p>
          </table:table-cell>
          <table:table-cell office:value-type="float" office:value="75821">
            <text:p>75821</text:p>
          </table:table-cell>
          <table:table-cell office:value-type="float" office:value="90868">
            <text:p>90868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337">
            <text:p>98337</text:p>
          </table:table-cell>
          <table:table-cell office:value-type="float" office:value="87722">
            <text:p>87722</text:p>
          </table:table-cell>
          <table:table-cell office:value-type="float" office:value="74433">
            <text:p>74433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6356">
            <text:p>86356</text:p>
          </table:table-cell>
          <table:table-cell office:value-type="float" office:value="80577">
            <text:p>80577</text:p>
          </table:table-cell>
          <table:table-cell office:value-type="float" office:value="83321">
            <text:p>8332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9154">
            <text:p>79154</text:p>
          </table:table-cell>
          <table:table-cell office:value-type="float" office:value="87629">
            <text:p>87629</text:p>
          </table:table-cell>
          <table:table-cell office:value-type="float" office:value="110202">
            <text:p>110202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228">
            <text:p>73228</text:p>
          </table:table-cell>
          <table:table-cell office:value-type="float" office:value="74398">
            <text:p>74398</text:p>
          </table:table-cell>
          <table:table-cell office:value-type="float" office:value="126575">
            <text:p>126575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701">
            <text:p>73701</text:p>
          </table:table-cell>
          <table:table-cell office:value-type="float" office:value="176947">
            <text:p>176947</text:p>
          </table:table-cell>
          <table:table-cell office:value-type="float" office:value="84747">
            <text:p>84747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4704">
            <text:p>74704</text:p>
          </table:table-cell>
          <table:table-cell office:value-type="float" office:value="74644">
            <text:p>74644</text:p>
          </table:table-cell>
          <table:table-cell office:value-type="float" office:value="110946">
            <text:p>110946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5171">
            <text:p>75171</text:p>
          </table:table-cell>
          <table:table-cell office:value-type="float" office:value="74917">
            <text:p>74917</text:p>
          </table:table-cell>
          <table:table-cell office:value-type="float" office:value="79013">
            <text:p>79013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5044">
            <text:p>105044</text:p>
          </table:table-cell>
          <table:table-cell office:value-type="float" office:value="82340">
            <text:p>82340</text:p>
          </table:table-cell>
          <table:table-cell office:value-type="float" office:value="85922">
            <text:p>85922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0821">
            <text:p>90821</text:p>
          </table:table-cell>
          <table:table-cell office:value-type="float" office:value="93910">
            <text:p>93910</text:p>
          </table:table-cell>
          <table:table-cell office:value-type="float" office:value="73969">
            <text:p>73969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231">
            <text:p>81231</text:p>
          </table:table-cell>
          <table:table-cell office:value-type="float" office:value="76222">
            <text:p>76222</text:p>
          </table:table-cell>
          <table:table-cell office:value-type="float" office:value="76141">
            <text:p>7614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0271">
            <text:p>190271</text:p>
          </table:table-cell>
          <table:table-cell office:value-type="float" office:value="87313">
            <text:p>87313</text:p>
          </table:table-cell>
          <table:table-cell office:value-type="float" office:value="92222">
            <text:p>92222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3333">
            <text:p>83333</text:p>
          </table:table-cell>
          <table:table-cell office:value-type="float" office:value="86154">
            <text:p>86154</text:p>
          </table:table-cell>
          <table:table-cell office:value-type="float" office:value="79461">
            <text:p>79461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2964">
            <text:p>72964</text:p>
          </table:table-cell>
          <table:table-cell office:value-type="float" office:value="67300">
            <text:p>67300</text:p>
          </table:table-cell>
          <table:table-cell office:value-type="float" office:value="89877">
            <text:p>89877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7393">
            <text:p>77393</text:p>
          </table:table-cell>
          <table:table-cell office:value-type="float" office:value="80494">
            <text:p>80494</text:p>
          </table:table-cell>
          <table:table-cell office:value-type="float" office:value="76316">
            <text:p>76316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0312">
            <text:p>90312</text:p>
          </table:table-cell>
          <table:table-cell office:value-type="float" office:value="100889">
            <text:p>100889</text:p>
          </table:table-cell>
          <table:table-cell office:value-type="float" office:value="106081">
            <text:p>106081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9088">
            <text:p>99088</text:p>
          </table:table-cell>
          <table:table-cell office:value-type="float" office:value="95218">
            <text:p>95218</text:p>
          </table:table-cell>
          <table:table-cell office:value-type="float" office:value="80479">
            <text:p>8047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8000">
            <text:p>98000</text:p>
          </table:table-cell>
          <table:table-cell office:value-type="float" office:value="106952">
            <text:p>106952</text:p>
          </table:table-cell>
          <table:table-cell office:value-type="float" office:value="91887">
            <text:p>9188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490">
            <text:p>81490</text:p>
          </table:table-cell>
          <table:table-cell office:value-type="float" office:value="111588">
            <text:p>111588</text:p>
          </table:table-cell>
          <table:table-cell office:value-type="float" office:value="87184">
            <text:p>8718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1568">
            <text:p>101568</text:p>
          </table:table-cell>
          <table:table-cell office:value-type="float" office:value="88314">
            <text:p>88314</text:p>
          </table:table-cell>
          <table:table-cell office:value-type="float" office:value="100926">
            <text:p>100926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2251">
            <text:p>82251</text:p>
          </table:table-cell>
          <table:table-cell office:value-type="float" office:value="103379">
            <text:p>103379</text:p>
          </table:table-cell>
          <table:table-cell office:value-type="float" office:value="85849">
            <text:p>8584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5004">
            <text:p>95004</text:p>
          </table:table-cell>
          <table:table-cell office:value-type="float" office:value="92274">
            <text:p>92274</text:p>
          </table:table-cell>
          <table:table-cell office:value-type="float" office:value="99107">
            <text:p>9910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6526">
            <text:p>86526</text:p>
          </table:table-cell>
          <table:table-cell office:value-type="float" office:value="87262">
            <text:p>87262</text:p>
          </table:table-cell>
          <table:table-cell office:value-type="float" office:value="104430">
            <text:p>104430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9639">
            <text:p>79639</text:p>
          </table:table-cell>
          <table:table-cell office:value-type="float" office:value="111049">
            <text:p>111049</text:p>
          </table:table-cell>
          <table:table-cell office:value-type="float" office:value="85834">
            <text:p>8583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4586">
            <text:p>84586</text:p>
          </table:table-cell>
          <table:table-cell office:value-type="float" office:value="94416">
            <text:p>94416</text:p>
          </table:table-cell>
          <table:table-cell office:value-type="float" office:value="121861">
            <text:p>121861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336">
            <text:p>96336</text:p>
          </table:table-cell>
          <table:table-cell office:value-type="float" office:value="91708">
            <text:p>91708</text:p>
          </table:table-cell>
          <table:table-cell office:value-type="float" office:value="76222">
            <text:p>76222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0703">
            <text:p>80703</text:p>
          </table:table-cell>
          <table:table-cell office:value-type="float" office:value="83990">
            <text:p>83990</text:p>
          </table:table-cell>
          <table:table-cell office:value-type="float" office:value="105826">
            <text:p>105826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4192">
            <text:p>94192</text:p>
          </table:table-cell>
          <table:table-cell office:value-type="float" office:value="86659">
            <text:p>86659</text:p>
          </table:table-cell>
          <table:table-cell office:value-type="float" office:value="79958">
            <text:p>79958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3791">
            <text:p>103791</text:p>
          </table:table-cell>
          <table:table-cell office:value-type="float" office:value="147621">
            <text:p>147621</text:p>
          </table:table-cell>
          <table:table-cell office:value-type="float" office:value="199679">
            <text:p>19967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3861">
            <text:p>93861</text:p>
          </table:table-cell>
          <table:table-cell office:value-type="float" office:value="86466">
            <text:p>86466</text:p>
          </table:table-cell>
          <table:table-cell office:value-type="float" office:value="111934">
            <text:p>11193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7272">
            <text:p>97272</text:p>
          </table:table-cell>
          <table:table-cell office:value-type="float" office:value="100058">
            <text:p>100058</text:p>
          </table:table-cell>
          <table:table-cell office:value-type="float" office:value="91884">
            <text:p>9188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4935">
            <text:p>94935</text:p>
          </table:table-cell>
          <table:table-cell office:value-type="float" office:value="105604">
            <text:p>105604</text:p>
          </table:table-cell>
          <table:table-cell office:value-type="float" office:value="96669">
            <text:p>9666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8443">
            <text:p>88443</text:p>
          </table:table-cell>
          <table:table-cell office:value-type="float" office:value="84794">
            <text:p>84794</text:p>
          </table:table-cell>
          <table:table-cell office:value-type="float" office:value="93329">
            <text:p>9332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3715">
            <text:p>83715</text:p>
          </table:table-cell>
          <table:table-cell office:value-type="float" office:value="104013">
            <text:p>104013</text:p>
          </table:table-cell>
          <table:table-cell office:value-type="float" office:value="91084">
            <text:p>9108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8824">
            <text:p>98824</text:p>
          </table:table-cell>
          <table:table-cell office:value-type="float" office:value="91028">
            <text:p>91028</text:p>
          </table:table-cell>
          <table:table-cell office:value-type="float" office:value="81947">
            <text:p>8194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5656">
            <text:p>105656</text:p>
          </table:table-cell>
          <table:table-cell office:value-type="float" office:value="91153">
            <text:p>91153</text:p>
          </table:table-cell>
          <table:table-cell office:value-type="float" office:value="98265">
            <text:p>98265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6987">
            <text:p>76987</text:p>
          </table:table-cell>
          <table:table-cell office:value-type="float" office:value="74784">
            <text:p>74784</text:p>
          </table:table-cell>
          <table:table-cell office:value-type="float" office:value="96696">
            <text:p>96696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8483">
            <text:p>98483</text:p>
          </table:table-cell>
          <table:table-cell office:value-type="float" office:value="92950">
            <text:p>92950</text:p>
          </table:table-cell>
          <table:table-cell office:value-type="float" office:value="82240">
            <text:p>82240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3381">
            <text:p>83381</text:p>
          </table:table-cell>
          <table:table-cell office:value-type="float" office:value="110949">
            <text:p>110949</text:p>
          </table:table-cell>
          <table:table-cell office:value-type="float" office:value="96768">
            <text:p>96768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2051">
            <text:p>92051</text:p>
          </table:table-cell>
          <table:table-cell office:value-type="float" office:value="85107">
            <text:p>85107</text:p>
          </table:table-cell>
          <table:table-cell office:value-type="float" office:value="88689">
            <text:p>8868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0626">
            <text:p>90626</text:p>
          </table:table-cell>
          <table:table-cell office:value-type="float" office:value="107829">
            <text:p>107829</text:p>
          </table:table-cell>
          <table:table-cell office:value-type="float" office:value="82947">
            <text:p>8294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5197">
            <text:p>105197</text:p>
          </table:table-cell>
          <table:table-cell office:value-type="float" office:value="83844">
            <text:p>83844</text:p>
          </table:table-cell>
          <table:table-cell office:value-type="float" office:value="222555">
            <text:p>222555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0717">
            <text:p>90717</text:p>
          </table:table-cell>
          <table:table-cell office:value-type="float" office:value="90045">
            <text:p>90045</text:p>
          </table:table-cell>
          <table:table-cell office:value-type="float" office:value="89350">
            <text:p>89350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5450">
            <text:p>95450</text:p>
          </table:table-cell>
          <table:table-cell office:value-type="float" office:value="100821">
            <text:p>100821</text:p>
          </table:table-cell>
          <table:table-cell office:value-type="float" office:value="89294">
            <text:p>8929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7280">
            <text:p>87280</text:p>
          </table:table-cell>
          <table:table-cell office:value-type="float" office:value="85097">
            <text:p>85097</text:p>
          </table:table-cell>
          <table:table-cell office:value-type="float" office:value="96749">
            <text:p>9674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2881">
            <text:p>82881</text:p>
          </table:table-cell>
          <table:table-cell office:value-type="float" office:value="101139">
            <text:p>101139</text:p>
          </table:table-cell>
          <table:table-cell office:value-type="float" office:value="89717">
            <text:p>8971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8582">
            <text:p>228582</text:p>
          </table:table-cell>
          <table:table-cell office:value-type="float" office:value="84670">
            <text:p>84670</text:p>
          </table:table-cell>
          <table:table-cell office:value-type="float" office:value="82878">
            <text:p>82878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7451">
            <text:p>117451</text:p>
          </table:table-cell>
          <table:table-cell office:value-type="float" office:value="181335">
            <text:p>181335</text:p>
          </table:table-cell>
          <table:table-cell office:value-type="float" office:value="82692">
            <text:p>82692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5185">
            <text:p>85185</text:p>
          </table:table-cell>
          <table:table-cell office:value-type="float" office:value="82553">
            <text:p>82553</text:p>
          </table:table-cell>
          <table:table-cell office:value-type="float" office:value="130093">
            <text:p>130093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1275">
            <text:p>91275</text:p>
          </table:table-cell>
          <table:table-cell office:value-type="float" office:value="77584">
            <text:p>77584</text:p>
          </table:table-cell>
          <table:table-cell office:value-type="float" office:value="138934">
            <text:p>13893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4933">
            <text:p>74933</text:p>
          </table:table-cell>
          <table:table-cell office:value-type="float" office:value="100143">
            <text:p>100143</text:p>
          </table:table-cell>
          <table:table-cell office:value-type="float" office:value="130636">
            <text:p>130636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768">
            <text:p>96768</text:p>
          </table:table-cell>
          <table:table-cell office:value-type="float" office:value="99187">
            <text:p>99187</text:p>
          </table:table-cell>
          <table:table-cell office:value-type="float" office:value="215913">
            <text:p>215913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7260">
            <text:p>167260</text:p>
          </table:table-cell>
          <table:table-cell office:value-type="float" office:value="81826">
            <text:p>81826</text:p>
          </table:table-cell>
          <table:table-cell office:value-type="float" office:value="146271">
            <text:p>146271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2826">
            <text:p>172826</text:p>
          </table:table-cell>
          <table:table-cell office:value-type="float" office:value="86935">
            <text:p>86935</text:p>
          </table:table-cell>
          <table:table-cell office:value-type="float" office:value="146722">
            <text:p>146722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7765">
            <text:p>137765</text:p>
          </table:table-cell>
          <table:table-cell office:value-type="float" office:value="77796">
            <text:p>77796</text:p>
          </table:table-cell>
          <table:table-cell office:value-type="float" office:value="253566">
            <text:p>253566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7178">
            <text:p>127178</text:p>
          </table:table-cell>
          <table:table-cell office:value-type="float" office:value="88395">
            <text:p>88395</text:p>
          </table:table-cell>
          <table:table-cell office:value-type="float" office:value="135832">
            <text:p>135832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4350">
            <text:p>114350</text:p>
          </table:table-cell>
          <table:table-cell office:value-type="float" office:value="93136">
            <text:p>93136</text:p>
          </table:table-cell>
          <table:table-cell office:value-type="float" office:value="141173">
            <text:p>141173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4226">
            <text:p>84226</text:p>
          </table:table-cell>
          <table:table-cell office:value-type="float" office:value="113950">
            <text:p>113950</text:p>
          </table:table-cell>
          <table:table-cell office:value-type="float" office:value="136847">
            <text:p>13684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9794">
            <text:p>99794</text:p>
          </table:table-cell>
          <table:table-cell office:value-type="float" office:value="87074">
            <text:p>87074</text:p>
          </table:table-cell>
          <table:table-cell office:value-type="float" office:value="152829">
            <text:p>152829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7875">
            <text:p>167875</text:p>
          </table:table-cell>
          <table:table-cell office:value-type="float" office:value="103431">
            <text:p>103431</text:p>
          </table:table-cell>
          <table:table-cell office:value-type="float" office:value="149984">
            <text:p>149984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1186">
            <text:p>171186</text:p>
          </table:table-cell>
          <table:table-cell office:value-type="float" office:value="80105">
            <text:p>80105</text:p>
          </table:table-cell>
          <table:table-cell office:value-type="float" office:value="163533">
            <text:p>163533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7033">
            <text:p>97033</text:p>
          </table:table-cell>
          <table:table-cell office:value-type="float" office:value="102464">
            <text:p>102464</text:p>
          </table:table-cell>
          <table:table-cell office:value-type="float" office:value="121858">
            <text:p>121858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8947">
            <text:p>108947</text:p>
          </table:table-cell>
          <table:table-cell office:value-type="float" office:value="100788">
            <text:p>100788</text:p>
          </table:table-cell>
          <table:table-cell office:value-type="float" office:value="95047">
            <text:p>95047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5132">
            <text:p>85132</text:p>
          </table:table-cell>
          <table:table-cell office:value-type="float" office:value="78809">
            <text:p>78809</text:p>
          </table:table-cell>
          <table:table-cell office:value-type="float" office:value="83078">
            <text:p>83078</text:p>
          </table:table-cell>
          <table:table-cell table:number-columns-repeated="1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1623">
            <text:p>91623</text:p>
          </table:table-cell>
          <table:table-cell office:value-type="float" office:value="95811">
            <text:p>95811</text:p>
          </table:table-cell>
          <table:table-cell office:value-type="float" office:value="85675">
            <text:p>85675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3961">
            <text:p>93961</text:p>
          </table:table-cell>
          <table:table-cell office:value-type="float" office:value="146572">
            <text:p>146572</text:p>
          </table:table-cell>
          <table:table-cell office:value-type="float" office:value="97087">
            <text:p>97087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474">
            <text:p>97474</text:p>
          </table:table-cell>
          <table:table-cell office:value-type="float" office:value="129664">
            <text:p>129664</text:p>
          </table:table-cell>
          <table:table-cell office:value-type="float" office:value="106143">
            <text:p>106143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0866">
            <text:p>100866</text:p>
          </table:table-cell>
          <table:table-cell office:value-type="float" office:value="157326">
            <text:p>157326</text:p>
          </table:table-cell>
          <table:table-cell office:value-type="float" office:value="94089">
            <text:p>9408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8299">
            <text:p>98299</text:p>
          </table:table-cell>
          <table:table-cell office:value-type="float" office:value="160203">
            <text:p>160203</text:p>
          </table:table-cell>
          <table:table-cell office:value-type="float" office:value="121672">
            <text:p>121672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5661">
            <text:p>95661</text:p>
          </table:table-cell>
          <table:table-cell office:value-type="float" office:value="169836">
            <text:p>169836</text:p>
          </table:table-cell>
          <table:table-cell office:value-type="float" office:value="100069">
            <text:p>10006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0300">
            <text:p>110300</text:p>
          </table:table-cell>
          <table:table-cell office:value-type="float" office:value="96482">
            <text:p>96482</text:p>
          </table:table-cell>
          <table:table-cell office:value-type="float" office:value="130982">
            <text:p>130982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0854">
            <text:p>100854</text:p>
          </table:table-cell>
          <table:table-cell office:value-type="float" office:value="102761">
            <text:p>102761</text:p>
          </table:table-cell>
          <table:table-cell office:value-type="float" office:value="118456">
            <text:p>118456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7682">
            <text:p>107682</text:p>
          </table:table-cell>
          <table:table-cell office:value-type="float" office:value="114042">
            <text:p>114042</text:p>
          </table:table-cell>
          <table:table-cell office:value-type="float" office:value="90854">
            <text:p>90854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498">
            <text:p>96498</text:p>
          </table:table-cell>
          <table:table-cell office:value-type="float" office:value="111242">
            <text:p>111242</text:p>
          </table:table-cell>
          <table:table-cell office:value-type="float" office:value="106871">
            <text:p>106871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7163">
            <text:p>117163</text:p>
          </table:table-cell>
          <table:table-cell office:value-type="float" office:value="93492">
            <text:p>93492</text:p>
          </table:table-cell>
          <table:table-cell office:value-type="float" office:value="103009">
            <text:p>10300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0447">
            <text:p>90447</text:p>
          </table:table-cell>
          <table:table-cell office:value-type="float" office:value="115363">
            <text:p>115363</text:p>
          </table:table-cell>
          <table:table-cell office:value-type="float" office:value="92651">
            <text:p>92651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9983">
            <text:p>99983</text:p>
          </table:table-cell>
          <table:table-cell office:value-type="float" office:value="92613">
            <text:p>92613</text:p>
          </table:table-cell>
          <table:table-cell office:value-type="float" office:value="96607">
            <text:p>96607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4838">
            <text:p>124838</text:p>
          </table:table-cell>
          <table:table-cell office:value-type="float" office:value="113368">
            <text:p>113368</text:p>
          </table:table-cell>
          <table:table-cell office:value-type="float" office:value="117009">
            <text:p>11700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0962">
            <text:p>100962</text:p>
          </table:table-cell>
          <table:table-cell office:value-type="float" office:value="96062">
            <text:p>96062</text:p>
          </table:table-cell>
          <table:table-cell office:value-type="float" office:value="103841">
            <text:p>103841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6903">
            <text:p>86903</text:p>
          </table:table-cell>
          <table:table-cell office:value-type="float" office:value="103083">
            <text:p>103083</text:p>
          </table:table-cell>
          <table:table-cell office:value-type="float" office:value="101696">
            <text:p>101696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3832">
            <text:p>133832</text:p>
          </table:table-cell>
          <table:table-cell office:value-type="float" office:value="105053">
            <text:p>105053</text:p>
          </table:table-cell>
          <table:table-cell office:value-type="float" office:value="89147">
            <text:p>89147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681">
            <text:p>96681</text:p>
          </table:table-cell>
          <table:table-cell office:value-type="float" office:value="127704">
            <text:p>127704</text:p>
          </table:table-cell>
          <table:table-cell office:value-type="float" office:value="93949">
            <text:p>9394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685">
            <text:p>97685</text:p>
          </table:table-cell>
          <table:table-cell office:value-type="float" office:value="104797">
            <text:p>104797</text:p>
          </table:table-cell>
          <table:table-cell office:value-type="float" office:value="115186">
            <text:p>115186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0812">
            <text:p>110812</text:p>
          </table:table-cell>
          <table:table-cell office:value-type="float" office:value="111820">
            <text:p>111820</text:p>
          </table:table-cell>
          <table:table-cell office:value-type="float" office:value="132647">
            <text:p>132647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685">
            <text:p>96685</text:p>
          </table:table-cell>
          <table:table-cell office:value-type="float" office:value="94914">
            <text:p>94914</text:p>
          </table:table-cell>
          <table:table-cell office:value-type="float" office:value="96776">
            <text:p>96776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754">
            <text:p>97754</text:p>
          </table:table-cell>
          <table:table-cell office:value-type="float" office:value="216069">
            <text:p>216069</text:p>
          </table:table-cell>
          <table:table-cell office:value-type="float" office:value="103780">
            <text:p>103780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8207">
            <text:p>108207</text:p>
          </table:table-cell>
          <table:table-cell office:value-type="float" office:value="84745">
            <text:p>84745</text:p>
          </table:table-cell>
          <table:table-cell office:value-type="float" office:value="93729">
            <text:p>9372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420">
            <text:p>96420</text:p>
          </table:table-cell>
          <table:table-cell office:value-type="float" office:value="97127">
            <text:p>97127</text:p>
          </table:table-cell>
          <table:table-cell office:value-type="float" office:value="182013">
            <text:p>182013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5269">
            <text:p>95269</text:p>
          </table:table-cell>
          <table:table-cell office:value-type="float" office:value="102634">
            <text:p>102634</text:p>
          </table:table-cell>
          <table:table-cell office:value-type="float" office:value="229279">
            <text:p>22927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794">
            <text:p>96794</text:p>
          </table:table-cell>
          <table:table-cell office:value-type="float" office:value="89068">
            <text:p>89068</text:p>
          </table:table-cell>
          <table:table-cell office:value-type="float" office:value="132040">
            <text:p>132040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4317">
            <text:p>94317</text:p>
          </table:table-cell>
          <table:table-cell office:value-type="float" office:value="104248">
            <text:p>104248</text:p>
          </table:table-cell>
          <table:table-cell office:value-type="float" office:value="125893">
            <text:p>125893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4599">
            <text:p>124599</text:p>
          </table:table-cell>
          <table:table-cell office:value-type="float" office:value="112800">
            <text:p>112800</text:p>
          </table:table-cell>
          <table:table-cell office:value-type="float" office:value="206487">
            <text:p>206487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2321">
            <text:p>102321</text:p>
          </table:table-cell>
          <table:table-cell office:value-type="float" office:value="93616">
            <text:p>93616</text:p>
          </table:table-cell>
          <table:table-cell office:value-type="float" office:value="161929">
            <text:p>16192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1823">
            <text:p>91823</text:p>
          </table:table-cell>
          <table:table-cell office:value-type="float" office:value="92037">
            <text:p>92037</text:p>
          </table:table-cell>
          <table:table-cell office:value-type="float" office:value="127050">
            <text:p>127050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252">
            <text:p>96252</text:p>
          </table:table-cell>
          <table:table-cell office:value-type="float" office:value="105160">
            <text:p>105160</text:p>
          </table:table-cell>
          <table:table-cell office:value-type="float" office:value="127091">
            <text:p>127091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6538">
            <text:p>86538</text:p>
          </table:table-cell>
          <table:table-cell office:value-type="float" office:value="93532">
            <text:p>93532</text:p>
          </table:table-cell>
          <table:table-cell office:value-type="float" office:value="151003">
            <text:p>151003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5383">
            <text:p>115383</text:p>
          </table:table-cell>
          <table:table-cell office:value-type="float" office:value="111311">
            <text:p>111311</text:p>
          </table:table-cell>
          <table:table-cell office:value-type="float" office:value="123219">
            <text:p>12321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412">
            <text:p>96412</text:p>
          </table:table-cell>
          <table:table-cell office:value-type="float" office:value="105575">
            <text:p>105575</text:p>
          </table:table-cell>
          <table:table-cell office:value-type="float" office:value="101108">
            <text:p>101108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5673">
            <text:p>95673</text:p>
          </table:table-cell>
          <table:table-cell office:value-type="float" office:value="118420">
            <text:p>118420</text:p>
          </table:table-cell>
          <table:table-cell office:value-type="float" office:value="100468">
            <text:p>100468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3018">
            <text:p>93018</text:p>
          </table:table-cell>
          <table:table-cell office:value-type="float" office:value="96247">
            <text:p>96247</text:p>
          </table:table-cell>
          <table:table-cell office:value-type="float" office:value="117919">
            <text:p>11791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8499">
            <text:p>88499</text:p>
          </table:table-cell>
          <table:table-cell office:value-type="float" office:value="82838">
            <text:p>82838</text:p>
          </table:table-cell>
          <table:table-cell office:value-type="float" office:value="136535">
            <text:p>136535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846">
            <text:p>97846</text:p>
          </table:table-cell>
          <table:table-cell office:value-type="float" office:value="91915">
            <text:p>91915</text:p>
          </table:table-cell>
          <table:table-cell office:value-type="float" office:value="91700">
            <text:p>91700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766">
            <text:p>97766</text:p>
          </table:table-cell>
          <table:table-cell office:value-type="float" office:value="101719">
            <text:p>101719</text:p>
          </table:table-cell>
          <table:table-cell office:value-type="float" office:value="113776">
            <text:p>113776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804">
            <text:p>96804</text:p>
          </table:table-cell>
          <table:table-cell office:value-type="float" office:value="89577">
            <text:p>89577</text:p>
          </table:table-cell>
          <table:table-cell office:value-type="float" office:value="84306">
            <text:p>84306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8363">
            <text:p>98363</text:p>
          </table:table-cell>
          <table:table-cell office:value-type="float" office:value="96221">
            <text:p>96221</text:p>
          </table:table-cell>
          <table:table-cell office:value-type="float" office:value="100260">
            <text:p>100260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345">
            <text:p>97345</text:p>
          </table:table-cell>
          <table:table-cell office:value-type="float" office:value="92276">
            <text:p>92276</text:p>
          </table:table-cell>
          <table:table-cell office:value-type="float" office:value="98043">
            <text:p>98043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2843">
            <text:p>102843</text:p>
          </table:table-cell>
          <table:table-cell office:value-type="float" office:value="99422">
            <text:p>99422</text:p>
          </table:table-cell>
          <table:table-cell office:value-type="float" office:value="95049">
            <text:p>95049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2293">
            <text:p>42293</text:p>
          </table:table-cell>
          <table:table-cell office:value-type="float" office:value="110925">
            <text:p>110925</text:p>
          </table:table-cell>
          <table:table-cell office:value-type="float" office:value="91896">
            <text:p>91896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5511">
            <text:p>115511</text:p>
          </table:table-cell>
          <table:table-cell office:value-type="float" office:value="96938">
            <text:p>96938</text:p>
          </table:table-cell>
          <table:table-cell office:value-type="float" office:value="98821">
            <text:p>98821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6489">
            <text:p>96489</text:p>
          </table:table-cell>
          <table:table-cell office:value-type="float" office:value="116607">
            <text:p>116607</text:p>
          </table:table-cell>
          <table:table-cell office:value-type="float" office:value="207307">
            <text:p>207307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055">
            <text:p>97055</text:p>
          </table:table-cell>
          <table:table-cell office:value-type="float" office:value="94801">
            <text:p>94801</text:p>
          </table:table-cell>
          <table:table-cell office:value-type="float" office:value="113640">
            <text:p>113640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1741">
            <text:p>81741</text:p>
          </table:table-cell>
          <table:table-cell office:value-type="float" office:value="103458">
            <text:p>103458</text:p>
          </table:table-cell>
          <table:table-cell office:value-type="float" office:value="97808">
            <text:p>97808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7692">
            <text:p>97692</text:p>
          </table:table-cell>
          <table:table-cell office:value-type="float" office:value="115817">
            <text:p>115817</text:p>
          </table:table-cell>
          <table:table-cell office:value-type="float" office:value="98820">
            <text:p>98820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1222">
            <text:p>91222</text:p>
          </table:table-cell>
          <table:table-cell office:value-type="float" office:value="96135">
            <text:p>96135</text:p>
          </table:table-cell>
          <table:table-cell office:value-type="float" office:value="119668">
            <text:p>119668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1590">
            <text:p>101590</text:p>
          </table:table-cell>
          <table:table-cell office:value-type="float" office:value="105006">
            <text:p>105006</text:p>
          </table:table-cell>
          <table:table-cell office:value-type="float" office:value="86241">
            <text:p>86241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9708">
            <text:p>119708</text:p>
          </table:table-cell>
          <table:table-cell office:value-type="float" office:value="129538">
            <text:p>129538</text:p>
          </table:table-cell>
          <table:table-cell office:value-type="float" office:value="110209">
            <text:p>11020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506">
            <text:p>104506</text:p>
          </table:table-cell>
          <table:table-cell office:value-type="float" office:value="105723">
            <text:p>105723</text:p>
          </table:table-cell>
          <table:table-cell office:value-type="float" office:value="134162">
            <text:p>134162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7574">
            <text:p>107574</text:p>
          </table:table-cell>
          <table:table-cell office:value-type="float" office:value="110906">
            <text:p>110906</text:p>
          </table:table-cell>
          <table:table-cell office:value-type="float" office:value="114960">
            <text:p>114960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970">
            <text:p>104970</text:p>
          </table:table-cell>
          <table:table-cell office:value-type="float" office:value="121744">
            <text:p>121744</text:p>
          </table:table-cell>
          <table:table-cell office:value-type="float" office:value="106789">
            <text:p>10678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1180">
            <text:p>141180</text:p>
          </table:table-cell>
          <table:table-cell office:value-type="float" office:value="106649">
            <text:p>106649</text:p>
          </table:table-cell>
          <table:table-cell office:value-type="float" office:value="123466">
            <text:p>123466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142">
            <text:p>104142</text:p>
          </table:table-cell>
          <table:table-cell office:value-type="float" office:value="125794">
            <text:p>125794</text:p>
          </table:table-cell>
          <table:table-cell office:value-type="float" office:value="115576">
            <text:p>115576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6958">
            <text:p>106958</text:p>
          </table:table-cell>
          <table:table-cell office:value-type="float" office:value="99828">
            <text:p>99828</text:p>
          </table:table-cell>
          <table:table-cell office:value-type="float" office:value="122711">
            <text:p>122711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331">
            <text:p>120331</text:p>
          </table:table-cell>
          <table:table-cell office:value-type="float" office:value="106837">
            <text:p>106837</text:p>
          </table:table-cell>
          <table:table-cell office:value-type="float" office:value="114268">
            <text:p>114268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5447">
            <text:p>105447</text:p>
          </table:table-cell>
          <table:table-cell office:value-type="float" office:value="95365">
            <text:p>95365</text:p>
          </table:table-cell>
          <table:table-cell office:value-type="float" office:value="152329">
            <text:p>15232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7736">
            <text:p>117736</text:p>
          </table:table-cell>
          <table:table-cell office:value-type="float" office:value="121900">
            <text:p>121900</text:p>
          </table:table-cell>
          <table:table-cell office:value-type="float" office:value="208749">
            <text:p>20874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412">
            <text:p>112412</text:p>
          </table:table-cell>
          <table:table-cell office:value-type="float" office:value="113799">
            <text:p>113799</text:p>
          </table:table-cell>
          <table:table-cell office:value-type="float" office:value="136218">
            <text:p>136218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6952">
            <text:p>126952</text:p>
          </table:table-cell>
          <table:table-cell office:value-type="float" office:value="134002">
            <text:p>134002</text:p>
          </table:table-cell>
          <table:table-cell office:value-type="float" office:value="98470">
            <text:p>98470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5499">
            <text:p>105499</text:p>
          </table:table-cell>
          <table:table-cell office:value-type="float" office:value="104250">
            <text:p>104250</text:p>
          </table:table-cell>
          <table:table-cell office:value-type="float" office:value="126099">
            <text:p>12609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245">
            <text:p>104245</text:p>
          </table:table-cell>
          <table:table-cell office:value-type="float" office:value="100762">
            <text:p>100762</text:p>
          </table:table-cell>
          <table:table-cell office:value-type="float" office:value="108415">
            <text:p>108415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8090">
            <text:p>118090</text:p>
          </table:table-cell>
          <table:table-cell office:value-type="float" office:value="106882">
            <text:p>106882</text:p>
          </table:table-cell>
          <table:table-cell office:value-type="float" office:value="104482">
            <text:p>104482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1677">
            <text:p>101677</text:p>
          </table:table-cell>
          <table:table-cell office:value-type="float" office:value="152167">
            <text:p>152167</text:p>
          </table:table-cell>
          <table:table-cell office:value-type="float" office:value="157921">
            <text:p>157921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1256">
            <text:p>221256</text:p>
          </table:table-cell>
          <table:table-cell office:value-type="float" office:value="169502">
            <text:p>169502</text:p>
          </table:table-cell>
          <table:table-cell office:value-type="float" office:value="111662">
            <text:p>111662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5402">
            <text:p>105402</text:p>
          </table:table-cell>
          <table:table-cell office:value-type="float" office:value="149007">
            <text:p>149007</text:p>
          </table:table-cell>
          <table:table-cell office:value-type="float" office:value="113485">
            <text:p>113485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9306">
            <text:p>129306</text:p>
          </table:table-cell>
          <table:table-cell office:value-type="float" office:value="169750">
            <text:p>169750</text:p>
          </table:table-cell>
          <table:table-cell office:value-type="float" office:value="70334">
            <text:p>70334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038">
            <text:p>124038</text:p>
          </table:table-cell>
          <table:table-cell office:value-type="float" office:value="103359">
            <text:p>103359</text:p>
          </table:table-cell>
          <table:table-cell office:value-type="float" office:value="104928">
            <text:p>104928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9072">
            <text:p>99072</text:p>
          </table:table-cell>
          <table:table-cell office:value-type="float" office:value="164619">
            <text:p>164619</text:p>
          </table:table-cell>
          <table:table-cell office:value-type="float" office:value="130547">
            <text:p>130547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5939">
            <text:p>115939</text:p>
          </table:table-cell>
          <table:table-cell office:value-type="float" office:value="116408">
            <text:p>116408</text:p>
          </table:table-cell>
          <table:table-cell office:value-type="float" office:value="104407">
            <text:p>104407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3536">
            <text:p>133536</text:p>
          </table:table-cell>
          <table:table-cell office:value-type="float" office:value="124991">
            <text:p>124991</text:p>
          </table:table-cell>
          <table:table-cell office:value-type="float" office:value="106366">
            <text:p>106366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3083">
            <text:p>103083</text:p>
          </table:table-cell>
          <table:table-cell office:value-type="float" office:value="134538">
            <text:p>134538</text:p>
          </table:table-cell>
          <table:table-cell office:value-type="float" office:value="142694">
            <text:p>142694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6090">
            <text:p>106090</text:p>
          </table:table-cell>
          <table:table-cell office:value-type="float" office:value="99984">
            <text:p>99984</text:p>
          </table:table-cell>
          <table:table-cell office:value-type="float" office:value="111699">
            <text:p>11169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1483">
            <text:p>111483</text:p>
          </table:table-cell>
          <table:table-cell office:value-type="float" office:value="119617">
            <text:p>119617</text:p>
          </table:table-cell>
          <table:table-cell office:value-type="float" office:value="99199">
            <text:p>9919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9764">
            <text:p>99764</text:p>
          </table:table-cell>
          <table:table-cell office:value-type="float" office:value="99730">
            <text:p>99730</text:p>
          </table:table-cell>
          <table:table-cell office:value-type="float" office:value="131017">
            <text:p>131017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7586">
            <text:p>107586</text:p>
          </table:table-cell>
          <table:table-cell office:value-type="float" office:value="103259">
            <text:p>103259</text:p>
          </table:table-cell>
          <table:table-cell office:value-type="float" office:value="105791">
            <text:p>105791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1808">
            <text:p>91808</text:p>
          </table:table-cell>
          <table:table-cell office:value-type="float" office:value="134136">
            <text:p>134136</text:p>
          </table:table-cell>
          <table:table-cell office:value-type="float" office:value="118172">
            <text:p>118172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7013">
            <text:p>127013</text:p>
          </table:table-cell>
          <table:table-cell office:value-type="float" office:value="112868">
            <text:p>112868</text:p>
          </table:table-cell>
          <table:table-cell office:value-type="float" office:value="112964">
            <text:p>112964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7017">
            <text:p>107017</text:p>
          </table:table-cell>
          <table:table-cell office:value-type="float" office:value="109274">
            <text:p>109274</text:p>
          </table:table-cell>
          <table:table-cell office:value-type="float" office:value="108614">
            <text:p>108614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5715">
            <text:p>105715</text:p>
          </table:table-cell>
          <table:table-cell office:value-type="float" office:value="123639">
            <text:p>123639</text:p>
          </table:table-cell>
          <table:table-cell office:value-type="float" office:value="103915">
            <text:p>103915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1981">
            <text:p>101981</text:p>
          </table:table-cell>
          <table:table-cell office:value-type="float" office:value="103148">
            <text:p>103148</text:p>
          </table:table-cell>
          <table:table-cell office:value-type="float" office:value="124289">
            <text:p>12428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289">
            <text:p>110289</text:p>
          </table:table-cell>
          <table:table-cell office:value-type="float" office:value="122841">
            <text:p>122841</text:p>
          </table:table-cell>
          <table:table-cell office:value-type="float" office:value="105557">
            <text:p>105557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998">
            <text:p>98998</text:p>
          </table:table-cell>
          <table:table-cell office:value-type="float" office:value="107432">
            <text:p>107432</text:p>
          </table:table-cell>
          <table:table-cell office:value-type="float" office:value="104058">
            <text:p>104058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3928">
            <text:p>113928</text:p>
          </table:table-cell>
          <table:table-cell office:value-type="float" office:value="120045">
            <text:p>120045</text:p>
          </table:table-cell>
          <table:table-cell office:value-type="float" office:value="97318">
            <text:p>97318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9639">
            <text:p>129639</text:p>
          </table:table-cell>
          <table:table-cell office:value-type="float" office:value="127104">
            <text:p>127104</text:p>
          </table:table-cell>
          <table:table-cell office:value-type="float" office:value="110326">
            <text:p>110326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420">
            <text:p>102420</text:p>
          </table:table-cell>
          <table:table-cell office:value-type="float" office:value="126670">
            <text:p>126670</text:p>
          </table:table-cell>
          <table:table-cell office:value-type="float" office:value="118684">
            <text:p>118684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7255">
            <text:p>117255</text:p>
          </table:table-cell>
          <table:table-cell office:value-type="float" office:value="113260">
            <text:p>113260</text:p>
          </table:table-cell>
          <table:table-cell office:value-type="float" office:value="109031">
            <text:p>109031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5665">
            <text:p>95665</text:p>
          </table:table-cell>
          <table:table-cell office:value-type="float" office:value="108590">
            <text:p>108590</text:p>
          </table:table-cell>
          <table:table-cell office:value-type="float" office:value="110506">
            <text:p>110506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156">
            <text:p>124156</text:p>
          </table:table-cell>
          <table:table-cell office:value-type="float" office:value="130054">
            <text:p>130054</text:p>
          </table:table-cell>
          <table:table-cell office:value-type="float" office:value="115298">
            <text:p>115298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7994">
            <text:p>97994</text:p>
          </table:table-cell>
          <table:table-cell office:value-type="float" office:value="86730">
            <text:p>86730</text:p>
          </table:table-cell>
          <table:table-cell office:value-type="float" office:value="104634">
            <text:p>104634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9147">
            <text:p>99147</text:p>
          </table:table-cell>
          <table:table-cell office:value-type="float" office:value="117057">
            <text:p>117057</text:p>
          </table:table-cell>
          <table:table-cell office:value-type="float" office:value="114206">
            <text:p>114206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4311">
            <text:p>134311</text:p>
          </table:table-cell>
          <table:table-cell office:value-type="float" office:value="116265">
            <text:p>116265</text:p>
          </table:table-cell>
          <table:table-cell office:value-type="float" office:value="117075">
            <text:p>117075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885">
            <text:p>110885</text:p>
          </table:table-cell>
          <table:table-cell office:value-type="float" office:value="104863">
            <text:p>104863</text:p>
          </table:table-cell>
          <table:table-cell office:value-type="float" office:value="120560">
            <text:p>120560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550">
            <text:p>100550</text:p>
          </table:table-cell>
          <table:table-cell office:value-type="float" office:value="134046">
            <text:p>134046</text:p>
          </table:table-cell>
          <table:table-cell office:value-type="float" office:value="131783">
            <text:p>131783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3824">
            <text:p>113824</text:p>
          </table:table-cell>
          <table:table-cell office:value-type="float" office:value="135940">
            <text:p>135940</text:p>
          </table:table-cell>
          <table:table-cell office:value-type="float" office:value="108786">
            <text:p>108786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473">
            <text:p>102473</text:p>
          </table:table-cell>
          <table:table-cell office:value-type="float" office:value="97651">
            <text:p>97651</text:p>
          </table:table-cell>
          <table:table-cell office:value-type="float" office:value="124869">
            <text:p>124869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3519">
            <text:p>123519</text:p>
          </table:table-cell>
          <table:table-cell office:value-type="float" office:value="128115">
            <text:p>128115</text:p>
          </table:table-cell>
          <table:table-cell office:value-type="float" office:value="92935">
            <text:p>92935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3681">
            <text:p>103681</text:p>
          </table:table-cell>
          <table:table-cell office:value-type="float" office:value="107839">
            <text:p>107839</text:p>
          </table:table-cell>
          <table:table-cell office:value-type="float" office:value="109101">
            <text:p>109101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0923">
            <text:p>110923</text:p>
          </table:table-cell>
          <table:table-cell office:value-type="float" office:value="117752">
            <text:p>117752</text:p>
          </table:table-cell>
          <table:table-cell office:value-type="float" office:value="137100">
            <text:p>137100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8152">
            <text:p>128152</text:p>
          </table:table-cell>
          <table:table-cell office:value-type="float" office:value="122392">
            <text:p>122392</text:p>
          </table:table-cell>
          <table:table-cell office:value-type="float" office:value="116357">
            <text:p>11635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1596">
            <text:p>171596</text:p>
          </table:table-cell>
          <table:table-cell office:value-type="float" office:value="124780">
            <text:p>124780</text:p>
          </table:table-cell>
          <table:table-cell office:value-type="float" office:value="122995">
            <text:p>122995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2568">
            <text:p>122568</text:p>
          </table:table-cell>
          <table:table-cell office:value-type="float" office:value="116501">
            <text:p>116501</text:p>
          </table:table-cell>
          <table:table-cell office:value-type="float" office:value="148126">
            <text:p>14812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3632">
            <text:p>113632</text:p>
          </table:table-cell>
          <table:table-cell office:value-type="float" office:value="122365">
            <text:p>122365</text:p>
          </table:table-cell>
          <table:table-cell office:value-type="float" office:value="144479">
            <text:p>144479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5391">
            <text:p>125391</text:p>
          </table:table-cell>
          <table:table-cell office:value-type="float" office:value="117754">
            <text:p>117754</text:p>
          </table:table-cell>
          <table:table-cell office:value-type="float" office:value="115136">
            <text:p>11513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0761">
            <text:p>130761</text:p>
          </table:table-cell>
          <table:table-cell office:value-type="float" office:value="121595">
            <text:p>121595</text:p>
          </table:table-cell>
          <table:table-cell office:value-type="float" office:value="114897">
            <text:p>11489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4224">
            <text:p>114224</text:p>
          </table:table-cell>
          <table:table-cell office:value-type="float" office:value="139603">
            <text:p>139603</text:p>
          </table:table-cell>
          <table:table-cell office:value-type="float" office:value="132927">
            <text:p>13292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2534">
            <text:p>112534</text:p>
          </table:table-cell>
          <table:table-cell office:value-type="float" office:value="136504">
            <text:p>136504</text:p>
          </table:table-cell>
          <table:table-cell office:value-type="float" office:value="143421">
            <text:p>143421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7414">
            <text:p>127414</text:p>
          </table:table-cell>
          <table:table-cell office:value-type="float" office:value="114046">
            <text:p>114046</text:p>
          </table:table-cell>
          <table:table-cell office:value-type="float" office:value="110376">
            <text:p>11037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1214">
            <text:p>131214</text:p>
          </table:table-cell>
          <table:table-cell office:value-type="float" office:value="125536">
            <text:p>125536</text:p>
          </table:table-cell>
          <table:table-cell office:value-type="float" office:value="128253">
            <text:p>128253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3076">
            <text:p>133076</text:p>
          </table:table-cell>
          <table:table-cell office:value-type="float" office:value="128176">
            <text:p>128176</text:p>
          </table:table-cell>
          <table:table-cell office:value-type="float" office:value="149569">
            <text:p>149569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9102">
            <text:p>119102</text:p>
          </table:table-cell>
          <table:table-cell office:value-type="float" office:value="130214">
            <text:p>130214</text:p>
          </table:table-cell>
          <table:table-cell office:value-type="float" office:value="118039">
            <text:p>118039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9214">
            <text:p>109214</text:p>
          </table:table-cell>
          <table:table-cell office:value-type="float" office:value="123705">
            <text:p>123705</text:p>
          </table:table-cell>
          <table:table-cell office:value-type="float" office:value="111771">
            <text:p>111771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7601">
            <text:p>147601</text:p>
          </table:table-cell>
          <table:table-cell office:value-type="float" office:value="132129">
            <text:p>132129</text:p>
          </table:table-cell>
          <table:table-cell office:value-type="float" office:value="134347">
            <text:p>13434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1212">
            <text:p>121212</text:p>
          </table:table-cell>
          <table:table-cell office:value-type="float" office:value="118578">
            <text:p>118578</text:p>
          </table:table-cell>
          <table:table-cell office:value-type="float" office:value="166373">
            <text:p>166373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3946">
            <text:p>113946</text:p>
          </table:table-cell>
          <table:table-cell office:value-type="float" office:value="112506">
            <text:p>112506</text:p>
          </table:table-cell>
          <table:table-cell office:value-type="float" office:value="125603">
            <text:p>125603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5109">
            <text:p>125109</text:p>
          </table:table-cell>
          <table:table-cell office:value-type="float" office:value="149196">
            <text:p>149196</text:p>
          </table:table-cell>
          <table:table-cell office:value-type="float" office:value="189846">
            <text:p>18984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3286">
            <text:p>143286</text:p>
          </table:table-cell>
          <table:table-cell office:value-type="float" office:value="116681">
            <text:p>116681</text:p>
          </table:table-cell>
          <table:table-cell office:value-type="float" office:value="120758">
            <text:p>120758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5077">
            <text:p>105077</text:p>
          </table:table-cell>
          <table:table-cell office:value-type="float" office:value="243789">
            <text:p>243789</text:p>
          </table:table-cell>
          <table:table-cell office:value-type="float" office:value="116467">
            <text:p>11646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9740">
            <text:p>109740</text:p>
          </table:table-cell>
          <table:table-cell office:value-type="float" office:value="119694">
            <text:p>119694</text:p>
          </table:table-cell>
          <table:table-cell office:value-type="float" office:value="150699">
            <text:p>150699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7300">
            <text:p>127300</text:p>
          </table:table-cell>
          <table:table-cell office:value-type="float" office:value="236187">
            <text:p>236187</text:p>
          </table:table-cell>
          <table:table-cell office:value-type="float" office:value="128347">
            <text:p>12834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5463">
            <text:p>135463</text:p>
          </table:table-cell>
          <table:table-cell office:value-type="float" office:value="111872">
            <text:p>111872</text:p>
          </table:table-cell>
          <table:table-cell office:value-type="float" office:value="170090">
            <text:p>170090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5616">
            <text:p>145616</text:p>
          </table:table-cell>
          <table:table-cell office:value-type="float" office:value="119326">
            <text:p>119326</text:p>
          </table:table-cell>
          <table:table-cell office:value-type="float" office:value="122962">
            <text:p>122962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1629">
            <text:p>121629</text:p>
          </table:table-cell>
          <table:table-cell office:value-type="float" office:value="146627">
            <text:p>146627</text:p>
          </table:table-cell>
          <table:table-cell office:value-type="float" office:value="112097">
            <text:p>11209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8066">
            <text:p>118066</text:p>
          </table:table-cell>
          <table:table-cell office:value-type="float" office:value="114699">
            <text:p>114699</text:p>
          </table:table-cell>
          <table:table-cell office:value-type="float" office:value="140160">
            <text:p>140160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8573">
            <text:p>128573</text:p>
          </table:table-cell>
          <table:table-cell office:value-type="float" office:value="124822">
            <text:p>124822</text:p>
          </table:table-cell>
          <table:table-cell office:value-type="float" office:value="121379">
            <text:p>121379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2783">
            <text:p>112783</text:p>
          </table:table-cell>
          <table:table-cell office:value-type="float" office:value="110059">
            <text:p>110059</text:p>
          </table:table-cell>
          <table:table-cell office:value-type="float" office:value="103764">
            <text:p>103764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8029">
            <text:p>118029</text:p>
          </table:table-cell>
          <table:table-cell office:value-type="float" office:value="113652">
            <text:p>113652</text:p>
          </table:table-cell>
          <table:table-cell office:value-type="float" office:value="145698">
            <text:p>145698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1381">
            <text:p>141381</text:p>
          </table:table-cell>
          <table:table-cell office:value-type="float" office:value="141288">
            <text:p>141288</text:p>
          </table:table-cell>
          <table:table-cell office:value-type="float" office:value="111582">
            <text:p>111582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4145">
            <text:p>74145</text:p>
          </table:table-cell>
          <table:table-cell office:value-type="float" office:value="111112">
            <text:p>111112</text:p>
          </table:table-cell>
          <table:table-cell office:value-type="float" office:value="129066">
            <text:p>12906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5911">
            <text:p>115911</text:p>
          </table:table-cell>
          <table:table-cell office:value-type="float" office:value="131322">
            <text:p>131322</text:p>
          </table:table-cell>
          <table:table-cell office:value-type="float" office:value="137067">
            <text:p>13706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9637">
            <text:p>109637</text:p>
          </table:table-cell>
          <table:table-cell office:value-type="float" office:value="123612">
            <text:p>123612</text:p>
          </table:table-cell>
          <table:table-cell office:value-type="float" office:value="121893">
            <text:p>121893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4264">
            <text:p>134264</text:p>
          </table:table-cell>
          <table:table-cell office:value-type="float" office:value="133985">
            <text:p>133985</text:p>
          </table:table-cell>
          <table:table-cell office:value-type="float" office:value="111256">
            <text:p>11125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5023">
            <text:p>145023</text:p>
          </table:table-cell>
          <table:table-cell office:value-type="float" office:value="128491">
            <text:p>128491</text:p>
          </table:table-cell>
          <table:table-cell office:value-type="float" office:value="132044">
            <text:p>132044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1860">
            <text:p>111860</text:p>
          </table:table-cell>
          <table:table-cell office:value-type="float" office:value="128483">
            <text:p>128483</text:p>
          </table:table-cell>
          <table:table-cell office:value-type="float" office:value="126026">
            <text:p>12602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5614">
            <text:p>165614</text:p>
          </table:table-cell>
          <table:table-cell office:value-type="float" office:value="128741">
            <text:p>128741</text:p>
          </table:table-cell>
          <table:table-cell office:value-type="float" office:value="237817">
            <text:p>23781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9948">
            <text:p>99948</text:p>
          </table:table-cell>
          <table:table-cell office:value-type="float" office:value="131069">
            <text:p>131069</text:p>
          </table:table-cell>
          <table:table-cell office:value-type="float" office:value="118677">
            <text:p>118677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9320">
            <text:p>129320</text:p>
          </table:table-cell>
          <table:table-cell office:value-type="float" office:value="110553">
            <text:p>110553</text:p>
          </table:table-cell>
          <table:table-cell office:value-type="float" office:value="139801">
            <text:p>139801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2907">
            <text:p>122907</text:p>
          </table:table-cell>
          <table:table-cell office:value-type="float" office:value="121888">
            <text:p>121888</text:p>
          </table:table-cell>
          <table:table-cell office:value-type="float" office:value="127958">
            <text:p>127958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6907">
            <text:p>136907</text:p>
          </table:table-cell>
          <table:table-cell office:value-type="float" office:value="139039">
            <text:p>139039</text:p>
          </table:table-cell>
          <table:table-cell office:value-type="float" office:value="113195">
            <text:p>113195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2025">
            <text:p>112025</text:p>
          </table:table-cell>
          <table:table-cell office:value-type="float" office:value="140029">
            <text:p>140029</text:p>
          </table:table-cell>
          <table:table-cell office:value-type="float" office:value="130675">
            <text:p>130675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1559">
            <text:p>111559</text:p>
          </table:table-cell>
          <table:table-cell office:value-type="float" office:value="126868">
            <text:p>126868</text:p>
          </table:table-cell>
          <table:table-cell office:value-type="float" office:value="118285">
            <text:p>118285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7170">
            <text:p>127170</text:p>
          </table:table-cell>
          <table:table-cell office:value-type="float" office:value="137058">
            <text:p>137058</text:p>
          </table:table-cell>
          <table:table-cell office:value-type="float" office:value="126772">
            <text:p>126772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8236">
            <text:p>128236</text:p>
          </table:table-cell>
          <table:table-cell office:value-type="float" office:value="210121">
            <text:p>210121</text:p>
          </table:table-cell>
          <table:table-cell office:value-type="float" office:value="131015">
            <text:p>131015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3147">
            <text:p>103147</text:p>
          </table:table-cell>
          <table:table-cell office:value-type="float" office:value="120721">
            <text:p>120721</text:p>
          </table:table-cell>
          <table:table-cell office:value-type="float" office:value="141252">
            <text:p>141252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3245">
            <text:p>123245</text:p>
          </table:table-cell>
          <table:table-cell office:value-type="float" office:value="158443">
            <text:p>158443</text:p>
          </table:table-cell>
          <table:table-cell office:value-type="float" office:value="120476">
            <text:p>12047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5246">
            <text:p>135246</text:p>
          </table:table-cell>
          <table:table-cell office:value-type="float" office:value="118119">
            <text:p>118119</text:p>
          </table:table-cell>
          <table:table-cell office:value-type="float" office:value="102086">
            <text:p>102086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5305">
            <text:p>125305</text:p>
          </table:table-cell>
          <table:table-cell office:value-type="float" office:value="146152">
            <text:p>146152</text:p>
          </table:table-cell>
          <table:table-cell office:value-type="float" office:value="113702">
            <text:p>113702</text:p>
          </table:table-cell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5129">
            <text:p>115129</text:p>
          </table:table-cell>
          <table:table-cell office:value-type="float" office:value="165130">
            <text:p>165130</text:p>
          </table:table-cell>
          <table:table-cell office:value-type="float" office:value="139733">
            <text:p>13973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6928">
            <text:p>126928</text:p>
          </table:table-cell>
          <table:table-cell office:value-type="float" office:value="223088">
            <text:p>223088</text:p>
          </table:table-cell>
          <table:table-cell office:value-type="float" office:value="185690">
            <text:p>185690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6756">
            <text:p>156756</text:p>
          </table:table-cell>
          <table:table-cell office:value-type="float" office:value="199659">
            <text:p>199659</text:p>
          </table:table-cell>
          <table:table-cell office:value-type="float" office:value="129943">
            <text:p>12994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0755">
            <text:p>280755</text:p>
          </table:table-cell>
          <table:table-cell office:value-type="float" office:value="233567">
            <text:p>233567</text:p>
          </table:table-cell>
          <table:table-cell office:value-type="float" office:value="147074">
            <text:p>147074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1791">
            <text:p>141791</text:p>
          </table:table-cell>
          <table:table-cell office:value-type="float" office:value="373131">
            <text:p>373131</text:p>
          </table:table-cell>
          <table:table-cell office:value-type="float" office:value="135501">
            <text:p>135501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5271">
            <text:p>135271</text:p>
          </table:table-cell>
          <table:table-cell office:value-type="float" office:value="213849">
            <text:p>213849</text:p>
          </table:table-cell>
          <table:table-cell office:value-type="float" office:value="127544">
            <text:p>127544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5080">
            <text:p>115080</text:p>
          </table:table-cell>
          <table:table-cell office:value-type="float" office:value="198473">
            <text:p>198473</text:p>
          </table:table-cell>
          <table:table-cell office:value-type="float" office:value="154004">
            <text:p>154004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1769">
            <text:p>151769</text:p>
          </table:table-cell>
          <table:table-cell office:value-type="float" office:value="219681">
            <text:p>219681</text:p>
          </table:table-cell>
          <table:table-cell office:value-type="float" office:value="131905">
            <text:p>131905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4580">
            <text:p>134580</text:p>
          </table:table-cell>
          <table:table-cell office:value-type="float" office:value="185515">
            <text:p>185515</text:p>
          </table:table-cell>
          <table:table-cell office:value-type="float" office:value="128534">
            <text:p>128534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8189">
            <text:p>128189</text:p>
          </table:table-cell>
          <table:table-cell office:value-type="float" office:value="149311">
            <text:p>149311</text:p>
          </table:table-cell>
          <table:table-cell office:value-type="float" office:value="166722">
            <text:p>166722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3050">
            <text:p>123050</text:p>
          </table:table-cell>
          <table:table-cell office:value-type="float" office:value="165893">
            <text:p>165893</text:p>
          </table:table-cell>
          <table:table-cell office:value-type="float" office:value="152390">
            <text:p>152390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0273">
            <text:p>150273</text:p>
          </table:table-cell>
          <table:table-cell office:value-type="float" office:value="135421">
            <text:p>135421</text:p>
          </table:table-cell>
          <table:table-cell office:value-type="float" office:value="125546">
            <text:p>125546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6011">
            <text:p>136011</text:p>
          </table:table-cell>
          <table:table-cell office:value-type="float" office:value="237416">
            <text:p>237416</text:p>
          </table:table-cell>
          <table:table-cell office:value-type="float" office:value="138400">
            <text:p>138400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1179">
            <text:p>121179</text:p>
          </table:table-cell>
          <table:table-cell office:value-type="float" office:value="133628">
            <text:p>133628</text:p>
          </table:table-cell>
          <table:table-cell office:value-type="float" office:value="166146">
            <text:p>166146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2240">
            <text:p>122240</text:p>
          </table:table-cell>
          <table:table-cell office:value-type="float" office:value="114881">
            <text:p>114881</text:p>
          </table:table-cell>
          <table:table-cell office:value-type="float" office:value="149826">
            <text:p>149826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7307">
            <text:p>127307</text:p>
          </table:table-cell>
          <table:table-cell office:value-type="float" office:value="204672">
            <text:p>204672</text:p>
          </table:table-cell>
          <table:table-cell office:value-type="float" office:value="150949">
            <text:p>150949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3745">
            <text:p>133745</text:p>
          </table:table-cell>
          <table:table-cell office:value-type="float" office:value="112411">
            <text:p>112411</text:p>
          </table:table-cell>
          <table:table-cell office:value-type="float" office:value="143487">
            <text:p>143487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7306">
            <text:p>157306</text:p>
          </table:table-cell>
          <table:table-cell office:value-type="float" office:value="128475">
            <text:p>128475</text:p>
          </table:table-cell>
          <table:table-cell office:value-type="float" office:value="150194">
            <text:p>150194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5306">
            <text:p>85306</text:p>
          </table:table-cell>
          <table:table-cell office:value-type="float" office:value="142869">
            <text:p>142869</text:p>
          </table:table-cell>
          <table:table-cell office:value-type="float" office:value="150958">
            <text:p>15095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1078">
            <text:p>121078</text:p>
          </table:table-cell>
          <table:table-cell office:value-type="float" office:value="125832">
            <text:p>125832</text:p>
          </table:table-cell>
          <table:table-cell office:value-type="float" office:value="135528">
            <text:p>13552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8415">
            <text:p>128415</text:p>
          </table:table-cell>
          <table:table-cell office:value-type="float" office:value="137706">
            <text:p>137706</text:p>
          </table:table-cell>
          <table:table-cell office:value-type="float" office:value="141969">
            <text:p>141969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8934">
            <text:p>138934</text:p>
          </table:table-cell>
          <table:table-cell office:value-type="float" office:value="142208">
            <text:p>142208</text:p>
          </table:table-cell>
          <table:table-cell office:value-type="float" office:value="118309">
            <text:p>118309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4229">
            <text:p>124229</text:p>
          </table:table-cell>
          <table:table-cell office:value-type="float" office:value="129985">
            <text:p>129985</text:p>
          </table:table-cell>
          <table:table-cell office:value-type="float" office:value="145985">
            <text:p>145985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3458">
            <text:p>133458</text:p>
          </table:table-cell>
          <table:table-cell office:value-type="float" office:value="115795">
            <text:p>115795</text:p>
          </table:table-cell>
          <table:table-cell office:value-type="float" office:value="141018">
            <text:p>14101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1307">
            <text:p>121307</text:p>
          </table:table-cell>
          <table:table-cell office:value-type="float" office:value="139821">
            <text:p>139821</text:p>
          </table:table-cell>
          <table:table-cell office:value-type="float" office:value="152291">
            <text:p>152291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0583">
            <text:p>130583</text:p>
          </table:table-cell>
          <table:table-cell office:value-type="float" office:value="158808">
            <text:p>158808</text:p>
          </table:table-cell>
          <table:table-cell office:value-type="float" office:value="127963">
            <text:p>12796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5540">
            <text:p>165540</text:p>
          </table:table-cell>
          <table:table-cell office:value-type="float" office:value="119581">
            <text:p>119581</text:p>
          </table:table-cell>
          <table:table-cell office:value-type="float" office:value="137132">
            <text:p>137132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8095">
            <text:p>148095</text:p>
          </table:table-cell>
          <table:table-cell office:value-type="float" office:value="137161">
            <text:p>137161</text:p>
          </table:table-cell>
          <table:table-cell office:value-type="float" office:value="137182">
            <text:p>137182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1234">
            <text:p>161234</text:p>
          </table:table-cell>
          <table:table-cell office:value-type="float" office:value="145784">
            <text:p>145784</text:p>
          </table:table-cell>
          <table:table-cell office:value-type="float" office:value="149448">
            <text:p>14944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1166">
            <text:p>161166</text:p>
          </table:table-cell>
          <table:table-cell office:value-type="float" office:value="143320">
            <text:p>143320</text:p>
          </table:table-cell>
          <table:table-cell office:value-type="float" office:value="141635">
            <text:p>141635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0232">
            <text:p>120232</text:p>
          </table:table-cell>
          <table:table-cell office:value-type="float" office:value="140913">
            <text:p>140913</text:p>
          </table:table-cell>
          <table:table-cell office:value-type="float" office:value="139567">
            <text:p>139567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8272">
            <text:p>118272</text:p>
          </table:table-cell>
          <table:table-cell office:value-type="float" office:value="152756">
            <text:p>152756</text:p>
          </table:table-cell>
          <table:table-cell office:value-type="float" office:value="123471">
            <text:p>123471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8671">
            <text:p>128671</text:p>
          </table:table-cell>
          <table:table-cell office:value-type="float" office:value="134056">
            <text:p>134056</text:p>
          </table:table-cell>
          <table:table-cell office:value-type="float" office:value="136961">
            <text:p>136961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6405">
            <text:p>146405</text:p>
          </table:table-cell>
          <table:table-cell office:value-type="float" office:value="144456">
            <text:p>144456</text:p>
          </table:table-cell>
          <table:table-cell office:value-type="float" office:value="252978">
            <text:p>25297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8009">
            <text:p>148009</text:p>
          </table:table-cell>
          <table:table-cell office:value-type="float" office:value="155375">
            <text:p>155375</text:p>
          </table:table-cell>
          <table:table-cell office:value-type="float" office:value="125308">
            <text:p>12530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2650">
            <text:p>242650</text:p>
          </table:table-cell>
          <table:table-cell office:value-type="float" office:value="148922">
            <text:p>148922</text:p>
          </table:table-cell>
          <table:table-cell office:value-type="float" office:value="117081">
            <text:p>117081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9923">
            <text:p>129923</text:p>
          </table:table-cell>
          <table:table-cell office:value-type="float" office:value="135860">
            <text:p>135860</text:p>
          </table:table-cell>
          <table:table-cell office:value-type="float" office:value="123530">
            <text:p>123530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1109">
            <text:p>121109</text:p>
          </table:table-cell>
          <table:table-cell office:value-type="float" office:value="167757">
            <text:p>167757</text:p>
          </table:table-cell>
          <table:table-cell office:value-type="float" office:value="152803">
            <text:p>15280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7531">
            <text:p>127531</text:p>
          </table:table-cell>
          <table:table-cell office:value-type="float" office:value="147532">
            <text:p>147532</text:p>
          </table:table-cell>
          <table:table-cell office:value-type="float" office:value="136759">
            <text:p>136759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6515">
            <text:p>136515</text:p>
          </table:table-cell>
          <table:table-cell office:value-type="float" office:value="163719">
            <text:p>163719</text:p>
          </table:table-cell>
          <table:table-cell office:value-type="float" office:value="124455">
            <text:p>124455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2872">
            <text:p>122872</text:p>
          </table:table-cell>
          <table:table-cell office:value-type="float" office:value="122901">
            <text:p>122901</text:p>
          </table:table-cell>
          <table:table-cell office:value-type="float" office:value="147374">
            <text:p>147374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3721">
            <text:p>133721</text:p>
          </table:table-cell>
          <table:table-cell office:value-type="float" office:value="136526">
            <text:p>136526</text:p>
          </table:table-cell>
          <table:table-cell office:value-type="float" office:value="213228">
            <text:p>21322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1132">
            <text:p>131132</text:p>
          </table:table-cell>
          <table:table-cell office:value-type="float" office:value="131522">
            <text:p>131522</text:p>
          </table:table-cell>
          <table:table-cell office:value-type="float" office:value="132343">
            <text:p>13234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4704">
            <text:p>134704</text:p>
          </table:table-cell>
          <table:table-cell office:value-type="float" office:value="127156">
            <text:p>127156</text:p>
          </table:table-cell>
          <table:table-cell office:value-type="float" office:value="135868">
            <text:p>135868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4374">
            <text:p>144374</text:p>
          </table:table-cell>
          <table:table-cell office:value-type="float" office:value="135237">
            <text:p>135237</text:p>
          </table:table-cell>
          <table:table-cell office:value-type="float" office:value="131796">
            <text:p>131796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5838">
            <text:p>185838</text:p>
          </table:table-cell>
          <table:table-cell office:value-type="float" office:value="139542">
            <text:p>139542</text:p>
          </table:table-cell>
          <table:table-cell office:value-type="float" office:value="145733">
            <text:p>14573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5612">
            <text:p>115612</text:p>
          </table:table-cell>
          <table:table-cell office:value-type="float" office:value="155611">
            <text:p>155611</text:p>
          </table:table-cell>
          <table:table-cell office:value-type="float" office:value="129982">
            <text:p>129982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3638">
            <text:p>133638</text:p>
          </table:table-cell>
          <table:table-cell office:value-type="float" office:value="135378">
            <text:p>135378</text:p>
          </table:table-cell>
          <table:table-cell office:value-type="float" office:value="858823">
            <text:p>858823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6940">
            <text:p>136940</text:p>
          </table:table-cell>
          <table:table-cell office:value-type="float" office:value="129190">
            <text:p>129190</text:p>
          </table:table-cell>
          <table:table-cell office:value-type="float" office:value="149737">
            <text:p>149737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4300">
            <text:p>154300</text:p>
          </table:table-cell>
          <table:table-cell office:value-type="float" office:value="133682">
            <text:p>133682</text:p>
          </table:table-cell>
          <table:table-cell office:value-type="float" office:value="123957">
            <text:p>123957</text:p>
          </table:table-cell>
          <table:table-cell table:number-columns-repeated="1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2994">
            <text:p>152994</text:p>
          </table:table-cell>
          <table:table-cell office:value-type="float" office:value="148376">
            <text:p>148376</text:p>
          </table:table-cell>
          <table:table-cell office:value-type="float" office:value="225373">
            <text:p>22537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2720">
            <text:p>142720</text:p>
          </table:table-cell>
          <table:table-cell office:value-type="float" office:value="143131">
            <text:p>143131</text:p>
          </table:table-cell>
          <table:table-cell office:value-type="float" office:value="146041">
            <text:p>146041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7547">
            <text:p>127547</text:p>
          </table:table-cell>
          <table:table-cell office:value-type="float" office:value="142443">
            <text:p>142443</text:p>
          </table:table-cell>
          <table:table-cell office:value-type="float" office:value="146983">
            <text:p>14698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5477">
            <text:p>135477</text:p>
          </table:table-cell>
          <table:table-cell office:value-type="float" office:value="151438">
            <text:p>151438</text:p>
          </table:table-cell>
          <table:table-cell office:value-type="float" office:value="150837">
            <text:p>150837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5119">
            <text:p>135119</text:p>
          </table:table-cell>
          <table:table-cell office:value-type="float" office:value="172202">
            <text:p>172202</text:p>
          </table:table-cell>
          <table:table-cell office:value-type="float" office:value="152739">
            <text:p>152739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1128">
            <text:p>151128</text:p>
          </table:table-cell>
          <table:table-cell office:value-type="float" office:value="125012">
            <text:p>125012</text:p>
          </table:table-cell>
          <table:table-cell office:value-type="float" office:value="149947">
            <text:p>149947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7129">
            <text:p>147129</text:p>
          </table:table-cell>
          <table:table-cell office:value-type="float" office:value="150485">
            <text:p>150485</text:p>
          </table:table-cell>
          <table:table-cell office:value-type="float" office:value="203117">
            <text:p>203117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5197">
            <text:p>135197</text:p>
          </table:table-cell>
          <table:table-cell office:value-type="float" office:value="144995">
            <text:p>144995</text:p>
          </table:table-cell>
          <table:table-cell office:value-type="float" office:value="144217">
            <text:p>144217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7090">
            <text:p>137090</text:p>
          </table:table-cell>
          <table:table-cell office:value-type="float" office:value="174291">
            <text:p>174291</text:p>
          </table:table-cell>
          <table:table-cell office:value-type="float" office:value="164038">
            <text:p>16403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8822">
            <text:p>148822</text:p>
          </table:table-cell>
          <table:table-cell office:value-type="float" office:value="129872">
            <text:p>129872</text:p>
          </table:table-cell>
          <table:table-cell office:value-type="float" office:value="133048">
            <text:p>13304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64025">
            <text:p>164025</text:p>
          </table:table-cell>
          <table:table-cell office:value-type="float" office:value="178012">
            <text:p>178012</text:p>
          </table:table-cell>
          <table:table-cell office:value-type="float" office:value="237819">
            <text:p>237819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2801">
            <text:p>142801</text:p>
          </table:table-cell>
          <table:table-cell office:value-type="float" office:value="155896">
            <text:p>155896</text:p>
          </table:table-cell>
          <table:table-cell office:value-type="float" office:value="155426">
            <text:p>155426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1409">
            <text:p>131409</text:p>
          </table:table-cell>
          <table:table-cell office:value-type="float" office:value="174795">
            <text:p>174795</text:p>
          </table:table-cell>
          <table:table-cell office:value-type="float" office:value="149483">
            <text:p>14948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1359">
            <text:p>141359</text:p>
          </table:table-cell>
          <table:table-cell office:value-type="float" office:value="150173">
            <text:p>150173</text:p>
          </table:table-cell>
          <table:table-cell office:value-type="float" office:value="165557">
            <text:p>165557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9816">
            <text:p>149816</text:p>
          </table:table-cell>
          <table:table-cell office:value-type="float" office:value="153523">
            <text:p>153523</text:p>
          </table:table-cell>
          <table:table-cell office:value-type="float" office:value="164089">
            <text:p>164089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8987">
            <text:p>208987</text:p>
          </table:table-cell>
          <table:table-cell office:value-type="float" office:value="162739">
            <text:p>162739</text:p>
          </table:table-cell>
          <table:table-cell office:value-type="float" office:value="148563">
            <text:p>14856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60385">
            <text:p>160385</text:p>
          </table:table-cell>
          <table:table-cell office:value-type="float" office:value="148593">
            <text:p>148593</text:p>
          </table:table-cell>
          <table:table-cell office:value-type="float" office:value="146832">
            <text:p>146832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41">
            <text:p>155841</text:p>
          </table:table-cell>
          <table:table-cell office:value-type="float" office:value="178667">
            <text:p>178667</text:p>
          </table:table-cell>
          <table:table-cell office:value-type="float" office:value="159664">
            <text:p>159664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6366">
            <text:p>156366</text:p>
          </table:table-cell>
          <table:table-cell office:value-type="float" office:value="151642">
            <text:p>151642</text:p>
          </table:table-cell>
          <table:table-cell office:value-type="float" office:value="158345">
            <text:p>158345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2422">
            <text:p>142422</text:p>
          </table:table-cell>
          <table:table-cell office:value-type="float" office:value="163292">
            <text:p>163292</text:p>
          </table:table-cell>
          <table:table-cell office:value-type="float" office:value="139333">
            <text:p>13933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1709">
            <text:p>141709</text:p>
          </table:table-cell>
          <table:table-cell office:value-type="float" office:value="150196">
            <text:p>150196</text:p>
          </table:table-cell>
          <table:table-cell office:value-type="float" office:value="248385">
            <text:p>248385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9270">
            <text:p>139270</text:p>
          </table:table-cell>
          <table:table-cell office:value-type="float" office:value="124051">
            <text:p>124051</text:p>
          </table:table-cell>
          <table:table-cell office:value-type="float" office:value="147100">
            <text:p>147100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0646">
            <text:p>350646</text:p>
          </table:table-cell>
          <table:table-cell office:value-type="float" office:value="161921">
            <text:p>161921</text:p>
          </table:table-cell>
          <table:table-cell office:value-type="float" office:value="149132">
            <text:p>149132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6711">
            <text:p>146711</text:p>
          </table:table-cell>
          <table:table-cell office:value-type="float" office:value="177846">
            <text:p>177846</text:p>
          </table:table-cell>
          <table:table-cell office:value-type="float" office:value="158249">
            <text:p>158249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2214">
            <text:p>132214</text:p>
          </table:table-cell>
          <table:table-cell office:value-type="float" office:value="150777">
            <text:p>150777</text:p>
          </table:table-cell>
          <table:table-cell office:value-type="float" office:value="158081">
            <text:p>158081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6340">
            <text:p>136340</text:p>
          </table:table-cell>
          <table:table-cell office:value-type="float" office:value="150317">
            <text:p>150317</text:p>
          </table:table-cell>
          <table:table-cell office:value-type="float" office:value="136190">
            <text:p>136190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9937">
            <text:p>129937</text:p>
          </table:table-cell>
          <table:table-cell office:value-type="float" office:value="159795">
            <text:p>159795</text:p>
          </table:table-cell>
          <table:table-cell office:value-type="float" office:value="144146">
            <text:p>144146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5675">
            <text:p>145675</text:p>
          </table:table-cell>
          <table:table-cell office:value-type="float" office:value="250322">
            <text:p>250322</text:p>
          </table:table-cell>
          <table:table-cell office:value-type="float" office:value="140419">
            <text:p>140419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8146">
            <text:p>158146</text:p>
          </table:table-cell>
          <table:table-cell office:value-type="float" office:value="153025">
            <text:p>153025</text:p>
          </table:table-cell>
          <table:table-cell office:value-type="float" office:value="151094">
            <text:p>151094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99508">
            <text:p>199508</text:p>
          </table:table-cell>
          <table:table-cell office:value-type="float" office:value="149954">
            <text:p>149954</text:p>
          </table:table-cell>
          <table:table-cell office:value-type="float" office:value="144708">
            <text:p>14470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2418">
            <text:p>152418</text:p>
          </table:table-cell>
          <table:table-cell office:value-type="float" office:value="154453">
            <text:p>154453</text:p>
          </table:table-cell>
          <table:table-cell office:value-type="float" office:value="90920">
            <text:p>90920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708">
            <text:p>226708</text:p>
          </table:table-cell>
          <table:table-cell office:value-type="float" office:value="160477">
            <text:p>160477</text:p>
          </table:table-cell>
          <table:table-cell office:value-type="float" office:value="205732">
            <text:p>205732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42394">
            <text:p>142394</text:p>
          </table:table-cell>
          <table:table-cell office:value-type="float" office:value="148281">
            <text:p>148281</text:p>
          </table:table-cell>
          <table:table-cell office:value-type="float" office:value="152661">
            <text:p>152661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6165">
            <text:p>206165</text:p>
          </table:table-cell>
          <table:table-cell office:value-type="float" office:value="167364">
            <text:p>167364</text:p>
          </table:table-cell>
          <table:table-cell office:value-type="float" office:value="158941">
            <text:p>158941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16808">
            <text:p>216808</text:p>
          </table:table-cell>
          <table:table-cell office:value-type="float" office:value="153526">
            <text:p>153526</text:p>
          </table:table-cell>
          <table:table-cell office:value-type="float" office:value="138478">
            <text:p>13847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1600">
            <text:p>151600</text:p>
          </table:table-cell>
          <table:table-cell office:value-type="float" office:value="143819">
            <text:p>143819</text:p>
          </table:table-cell>
          <table:table-cell office:value-type="float" office:value="140228">
            <text:p>14022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4093">
            <text:p>154093</text:p>
          </table:table-cell>
          <table:table-cell office:value-type="float" office:value="153945">
            <text:p>153945</text:p>
          </table:table-cell>
          <table:table-cell office:value-type="float" office:value="168343">
            <text:p>16834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0776">
            <text:p>130776</text:p>
          </table:table-cell>
          <table:table-cell office:value-type="float" office:value="270686">
            <text:p>270686</text:p>
          </table:table-cell>
          <table:table-cell office:value-type="float" office:value="136388">
            <text:p>13638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1930">
            <text:p>131930</text:p>
          </table:table-cell>
          <table:table-cell office:value-type="float" office:value="164920">
            <text:p>164920</text:p>
          </table:table-cell>
          <table:table-cell office:value-type="float" office:value="143502">
            <text:p>143502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6843">
            <text:p>136843</text:p>
          </table:table-cell>
          <table:table-cell office:value-type="float" office:value="158240">
            <text:p>158240</text:p>
          </table:table-cell>
          <table:table-cell office:value-type="float" office:value="153323">
            <text:p>153323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9373">
            <text:p>139373</text:p>
          </table:table-cell>
          <table:table-cell office:value-type="float" office:value="151819">
            <text:p>151819</text:p>
          </table:table-cell>
          <table:table-cell office:value-type="float" office:value="152831">
            <text:p>152831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9537">
            <text:p>159537</text:p>
          </table:table-cell>
          <table:table-cell office:value-type="float" office:value="129135">
            <text:p>129135</text:p>
          </table:table-cell>
          <table:table-cell office:value-type="float" office:value="228457">
            <text:p>228457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114">
            <text:p>226114</text:p>
          </table:table-cell>
          <table:table-cell office:value-type="float" office:value="235720">
            <text:p>235720</text:p>
          </table:table-cell>
          <table:table-cell office:value-type="float" office:value="135765">
            <text:p>135765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7260">
            <text:p>257260</text:p>
          </table:table-cell>
          <table:table-cell office:value-type="float" office:value="163276">
            <text:p>163276</text:p>
          </table:table-cell>
          <table:table-cell office:value-type="float" office:value="135456">
            <text:p>135456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9609">
            <text:p>269609</text:p>
          </table:table-cell>
          <table:table-cell office:value-type="float" office:value="149553">
            <text:p>149553</text:p>
          </table:table-cell>
          <table:table-cell office:value-type="float" office:value="176281">
            <text:p>176281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63108">
            <text:p>163108</text:p>
          </table:table-cell>
          <table:table-cell office:value-type="float" office:value="141097">
            <text:p>141097</text:p>
          </table:table-cell>
          <table:table-cell office:value-type="float" office:value="138777">
            <text:p>138777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5294">
            <text:p>135294</text:p>
          </table:table-cell>
          <table:table-cell office:value-type="float" office:value="154753">
            <text:p>154753</text:p>
          </table:table-cell>
          <table:table-cell office:value-type="float" office:value="135434">
            <text:p>135434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38494">
            <text:p>238494</text:p>
          </table:table-cell>
          <table:table-cell office:value-type="float" office:value="240315">
            <text:p>240315</text:p>
          </table:table-cell>
          <table:table-cell office:value-type="float" office:value="170168">
            <text:p>17016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5083">
            <text:p>395083</text:p>
          </table:table-cell>
          <table:table-cell office:value-type="float" office:value="166503">
            <text:p>166503</text:p>
          </table:table-cell>
          <table:table-cell office:value-type="float" office:value="126754">
            <text:p>126754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4025">
            <text:p>274025</text:p>
          </table:table-cell>
          <table:table-cell office:value-type="float" office:value="163092">
            <text:p>163092</text:p>
          </table:table-cell>
          <table:table-cell office:value-type="float" office:value="145198">
            <text:p>145198</text:p>
          </table:table-cell>
          <table:table-cell table:number-columns-repeated="10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17292">
            <text:p>217292</text:p>
          </table:table-cell>
          <table:table-cell office:value-type="float" office:value="146663">
            <text:p>146663</text:p>
          </table:table-cell>
          <table:table-cell office:value-type="float" office:value="143748">
            <text:p>143748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4212">
            <text:p>214212</text:p>
          </table:table-cell>
          <table:table-cell office:value-type="float" office:value="174154">
            <text:p>174154</text:p>
          </table:table-cell>
          <table:table-cell office:value-type="float" office:value="166855">
            <text:p>166855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99592">
            <text:p>199592</text:p>
          </table:table-cell>
          <table:table-cell office:value-type="float" office:value="191189">
            <text:p>191189</text:p>
          </table:table-cell>
          <table:table-cell office:value-type="float" office:value="261725">
            <text:p>261725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4805">
            <text:p>204805</text:p>
          </table:table-cell>
          <table:table-cell office:value-type="float" office:value="218234">
            <text:p>218234</text:p>
          </table:table-cell>
          <table:table-cell office:value-type="float" office:value="188348">
            <text:p>188348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6659">
            <text:p>176659</text:p>
          </table:table-cell>
          <table:table-cell office:value-type="float" office:value="188611">
            <text:p>188611</text:p>
          </table:table-cell>
          <table:table-cell office:value-type="float" office:value="136134">
            <text:p>136134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8580">
            <text:p>148580</text:p>
          </table:table-cell>
          <table:table-cell office:value-type="float" office:value="145841">
            <text:p>145841</text:p>
          </table:table-cell>
          <table:table-cell office:value-type="float" office:value="153997">
            <text:p>15399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3700">
            <text:p>143700</text:p>
          </table:table-cell>
          <table:table-cell office:value-type="float" office:value="168765">
            <text:p>168765</text:p>
          </table:table-cell>
          <table:table-cell office:value-type="float" office:value="147689">
            <text:p>147689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5734">
            <text:p>145734</text:p>
          </table:table-cell>
          <table:table-cell office:value-type="float" office:value="152114">
            <text:p>152114</text:p>
          </table:table-cell>
          <table:table-cell office:value-type="float" office:value="211892">
            <text:p>211892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0808">
            <text:p>160808</text:p>
          </table:table-cell>
          <table:table-cell office:value-type="float" office:value="182915">
            <text:p>182915</text:p>
          </table:table-cell>
          <table:table-cell office:value-type="float" office:value="174422">
            <text:p>174422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9521">
            <text:p>149521</text:p>
          </table:table-cell>
          <table:table-cell office:value-type="float" office:value="211843">
            <text:p>211843</text:p>
          </table:table-cell>
          <table:table-cell office:value-type="float" office:value="168997">
            <text:p>16899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8684">
            <text:p>248684</text:p>
          </table:table-cell>
          <table:table-cell office:value-type="float" office:value="186232">
            <text:p>186232</text:p>
          </table:table-cell>
          <table:table-cell office:value-type="float" office:value="265937">
            <text:p>26593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9072">
            <text:p>249072</text:p>
          </table:table-cell>
          <table:table-cell office:value-type="float" office:value="159786">
            <text:p>159786</text:p>
          </table:table-cell>
          <table:table-cell office:value-type="float" office:value="290287">
            <text:p>29028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7799">
            <text:p>227799</text:p>
          </table:table-cell>
          <table:table-cell office:value-type="float" office:value="166660">
            <text:p>166660</text:p>
          </table:table-cell>
          <table:table-cell office:value-type="float" office:value="162871">
            <text:p>162871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9812">
            <text:p>269812</text:p>
          </table:table-cell>
          <table:table-cell office:value-type="float" office:value="168572">
            <text:p>168572</text:p>
          </table:table-cell>
          <table:table-cell office:value-type="float" office:value="171857">
            <text:p>17185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1762">
            <text:p>241762</text:p>
          </table:table-cell>
          <table:table-cell office:value-type="float" office:value="195327">
            <text:p>195327</text:p>
          </table:table-cell>
          <table:table-cell office:value-type="float" office:value="146513">
            <text:p>14651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1846">
            <text:p>261846</text:p>
          </table:table-cell>
          <table:table-cell office:value-type="float" office:value="176103">
            <text:p>176103</text:p>
          </table:table-cell>
          <table:table-cell office:value-type="float" office:value="142892">
            <text:p>142892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9001">
            <text:p>259001</text:p>
          </table:table-cell>
          <table:table-cell office:value-type="float" office:value="166528">
            <text:p>166528</text:p>
          </table:table-cell>
          <table:table-cell office:value-type="float" office:value="184162">
            <text:p>184162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69176">
            <text:p>269176</text:p>
          </table:table-cell>
          <table:table-cell office:value-type="float" office:value="149328">
            <text:p>149328</text:p>
          </table:table-cell>
          <table:table-cell office:value-type="float" office:value="148933">
            <text:p>14893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7121">
            <text:p>247121</text:p>
          </table:table-cell>
          <table:table-cell office:value-type="float" office:value="157265">
            <text:p>157265</text:p>
          </table:table-cell>
          <table:table-cell office:value-type="float" office:value="144371">
            <text:p>144371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2459">
            <text:p>152459</text:p>
          </table:table-cell>
          <table:table-cell office:value-type="float" office:value="182862">
            <text:p>182862</text:p>
          </table:table-cell>
          <table:table-cell office:value-type="float" office:value="158516">
            <text:p>158516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6593">
            <text:p>206593</text:p>
          </table:table-cell>
          <table:table-cell office:value-type="float" office:value="175459">
            <text:p>175459</text:p>
          </table:table-cell>
          <table:table-cell office:value-type="float" office:value="171825">
            <text:p>171825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9561">
            <text:p>149561</text:p>
          </table:table-cell>
          <table:table-cell office:value-type="float" office:value="181218">
            <text:p>181218</text:p>
          </table:table-cell>
          <table:table-cell office:value-type="float" office:value="297464">
            <text:p>297464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5784">
            <text:p>155784</text:p>
          </table:table-cell>
          <table:table-cell office:value-type="float" office:value="168636">
            <text:p>168636</text:p>
          </table:table-cell>
          <table:table-cell office:value-type="float" office:value="188706">
            <text:p>188706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6753">
            <text:p>146753</text:p>
          </table:table-cell>
          <table:table-cell office:value-type="float" office:value="166931">
            <text:p>166931</text:p>
          </table:table-cell>
          <table:table-cell office:value-type="float" office:value="163046">
            <text:p>163046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5400">
            <text:p>165400</text:p>
          </table:table-cell>
          <table:table-cell office:value-type="float" office:value="150150">
            <text:p>150150</text:p>
          </table:table-cell>
          <table:table-cell office:value-type="float" office:value="259695">
            <text:p>259695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1537">
            <text:p>161537</text:p>
          </table:table-cell>
          <table:table-cell office:value-type="float" office:value="174100">
            <text:p>174100</text:p>
          </table:table-cell>
          <table:table-cell office:value-type="float" office:value="175802">
            <text:p>175802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87898">
            <text:p>187898</text:p>
          </table:table-cell>
          <table:table-cell office:value-type="float" office:value="164289">
            <text:p>164289</text:p>
          </table:table-cell>
          <table:table-cell office:value-type="float" office:value="154099">
            <text:p>154099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6966">
            <text:p>96966</text:p>
          </table:table-cell>
          <table:table-cell office:value-type="float" office:value="141623">
            <text:p>141623</text:p>
          </table:table-cell>
          <table:table-cell office:value-type="float" office:value="113423">
            <text:p>11342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9760">
            <text:p>209760</text:p>
          </table:table-cell>
          <table:table-cell office:value-type="float" office:value="157260">
            <text:p>157260</text:p>
          </table:table-cell>
          <table:table-cell office:value-type="float" office:value="161355">
            <text:p>161355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1978">
            <text:p>231978</text:p>
          </table:table-cell>
          <table:table-cell office:value-type="float" office:value="157721">
            <text:p>157721</text:p>
          </table:table-cell>
          <table:table-cell office:value-type="float" office:value="191304">
            <text:p>191304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4357">
            <text:p>174357</text:p>
          </table:table-cell>
          <table:table-cell office:value-type="float" office:value="193871">
            <text:p>193871</text:p>
          </table:table-cell>
          <table:table-cell office:value-type="float" office:value="351587">
            <text:p>35158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8910">
            <text:p>158910</text:p>
          </table:table-cell>
          <table:table-cell office:value-type="float" office:value="168528">
            <text:p>168528</text:p>
          </table:table-cell>
          <table:table-cell office:value-type="float" office:value="185526">
            <text:p>185526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5094">
            <text:p>145094</text:p>
          </table:table-cell>
          <table:table-cell office:value-type="float" office:value="160259">
            <text:p>160259</text:p>
          </table:table-cell>
          <table:table-cell office:value-type="float" office:value="174784">
            <text:p>174784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0647">
            <text:p>150647</text:p>
          </table:table-cell>
          <table:table-cell office:value-type="float" office:value="173087">
            <text:p>173087</text:p>
          </table:table-cell>
          <table:table-cell office:value-type="float" office:value="156899">
            <text:p>156899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0803">
            <text:p>140803</text:p>
          </table:table-cell>
          <table:table-cell office:value-type="float" office:value="883261">
            <text:p>883261</text:p>
          </table:table-cell>
          <table:table-cell office:value-type="float" office:value="151978">
            <text:p>151978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4178">
            <text:p>154178</text:p>
          </table:table-cell>
          <table:table-cell office:value-type="float" office:value="223583">
            <text:p>223583</text:p>
          </table:table-cell>
          <table:table-cell office:value-type="float" office:value="194259">
            <text:p>194259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1559">
            <text:p>141559</text:p>
          </table:table-cell>
          <table:table-cell office:value-type="float" office:value="152262">
            <text:p>152262</text:p>
          </table:table-cell>
          <table:table-cell office:value-type="float" office:value="158413">
            <text:p>15841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4688">
            <text:p>164688</text:p>
          </table:table-cell>
          <table:table-cell office:value-type="float" office:value="167806">
            <text:p>167806</text:p>
          </table:table-cell>
          <table:table-cell office:value-type="float" office:value="171712">
            <text:p>171712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1224">
            <text:p>151224</text:p>
          </table:table-cell>
          <table:table-cell office:value-type="float" office:value="159890">
            <text:p>159890</text:p>
          </table:table-cell>
          <table:table-cell office:value-type="float" office:value="177221">
            <text:p>177221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83321">
            <text:p>183321</text:p>
          </table:table-cell>
          <table:table-cell office:value-type="float" office:value="185843">
            <text:p>185843</text:p>
          </table:table-cell>
          <table:table-cell office:value-type="float" office:value="157227">
            <text:p>15722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2032">
            <text:p>152032</text:p>
          </table:table-cell>
          <table:table-cell office:value-type="float" office:value="164081">
            <text:p>164081</text:p>
          </table:table-cell>
          <table:table-cell office:value-type="float" office:value="158287">
            <text:p>158287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4184">
            <text:p>154184</text:p>
          </table:table-cell>
          <table:table-cell office:value-type="float" office:value="154497">
            <text:p>154497</text:p>
          </table:table-cell>
          <table:table-cell office:value-type="float" office:value="164163">
            <text:p>16416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6810">
            <text:p>146810</text:p>
          </table:table-cell>
          <table:table-cell office:value-type="float" office:value="211389">
            <text:p>211389</text:p>
          </table:table-cell>
          <table:table-cell office:value-type="float" office:value="181023">
            <text:p>18102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1827">
            <text:p>151827</text:p>
          </table:table-cell>
          <table:table-cell office:value-type="float" office:value="199257">
            <text:p>199257</text:p>
          </table:table-cell>
          <table:table-cell office:value-type="float" office:value="150775">
            <text:p>150775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5836">
            <text:p>155836</text:p>
          </table:table-cell>
          <table:table-cell office:value-type="float" office:value="175579">
            <text:p>175579</text:p>
          </table:table-cell>
          <table:table-cell office:value-type="float" office:value="147978">
            <text:p>147978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9480">
            <text:p>149480</text:p>
          </table:table-cell>
          <table:table-cell office:value-type="float" office:value="168794">
            <text:p>168794</text:p>
          </table:table-cell>
          <table:table-cell office:value-type="float" office:value="272043">
            <text:p>272043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3138">
            <text:p>143138</text:p>
          </table:table-cell>
          <table:table-cell office:value-type="float" office:value="174273">
            <text:p>174273</text:p>
          </table:table-cell>
          <table:table-cell office:value-type="float" office:value="184130">
            <text:p>184130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9067">
            <text:p>159067</text:p>
          </table:table-cell>
          <table:table-cell office:value-type="float" office:value="165877">
            <text:p>165877</text:p>
          </table:table-cell>
          <table:table-cell office:value-type="float" office:value="147878">
            <text:p>147878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8012">
            <text:p>158012</text:p>
          </table:table-cell>
          <table:table-cell office:value-type="float" office:value="152548">
            <text:p>152548</text:p>
          </table:table-cell>
          <table:table-cell office:value-type="float" office:value="278996">
            <text:p>278996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0825">
            <text:p>160825</text:p>
          </table:table-cell>
          <table:table-cell office:value-type="float" office:value="175610">
            <text:p>175610</text:p>
          </table:table-cell>
          <table:table-cell office:value-type="float" office:value="157905">
            <text:p>157905</text:p>
          </table:table-cell>
          <table:table-cell table:number-columns-repeated="1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6299">
            <text:p>156299</text:p>
          </table:table-cell>
          <table:table-cell office:value-type="float" office:value="191865">
            <text:p>191865</text:p>
          </table:table-cell>
          <table:table-cell office:value-type="float" office:value="149575">
            <text:p>149575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0359">
            <text:p>170359</text:p>
          </table:table-cell>
          <table:table-cell office:value-type="float" office:value="190968">
            <text:p>190968</text:p>
          </table:table-cell>
          <table:table-cell office:value-type="float" office:value="201322">
            <text:p>201322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2414">
            <text:p>172414</text:p>
          </table:table-cell>
          <table:table-cell office:value-type="float" office:value="160028">
            <text:p>160028</text:p>
          </table:table-cell>
          <table:table-cell office:value-type="float" office:value="206383">
            <text:p>206383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9230">
            <text:p>179230</text:p>
          </table:table-cell>
          <table:table-cell office:value-type="float" office:value="117954">
            <text:p>117954</text:p>
          </table:table-cell>
          <table:table-cell office:value-type="float" office:value="190682">
            <text:p>190682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97634">
            <text:p>897634</text:p>
          </table:table-cell>
          <table:table-cell office:value-type="float" office:value="171626">
            <text:p>171626</text:p>
          </table:table-cell>
          <table:table-cell office:value-type="float" office:value="172668">
            <text:p>172668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6962">
            <text:p>186962</text:p>
          </table:table-cell>
          <table:table-cell office:value-type="float" office:value="168608">
            <text:p>168608</text:p>
          </table:table-cell>
          <table:table-cell office:value-type="float" office:value="166351">
            <text:p>166351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6449">
            <text:p>186449</text:p>
          </table:table-cell>
          <table:table-cell office:value-type="float" office:value="193496">
            <text:p>193496</text:p>
          </table:table-cell>
          <table:table-cell office:value-type="float" office:value="169456">
            <text:p>169456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2553">
            <text:p>162553</text:p>
          </table:table-cell>
          <table:table-cell office:value-type="float" office:value="187048">
            <text:p>187048</text:p>
          </table:table-cell>
          <table:table-cell office:value-type="float" office:value="171799">
            <text:p>171799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8473">
            <text:p>168473</text:p>
          </table:table-cell>
          <table:table-cell office:value-type="float" office:value="171770">
            <text:p>171770</text:p>
          </table:table-cell>
          <table:table-cell office:value-type="float" office:value="190317">
            <text:p>190317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7832">
            <text:p>177832</text:p>
          </table:table-cell>
          <table:table-cell office:value-type="float" office:value="177374">
            <text:p>177374</text:p>
          </table:table-cell>
          <table:table-cell office:value-type="float" office:value="186963">
            <text:p>186963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7966">
            <text:p>167966</text:p>
          </table:table-cell>
          <table:table-cell office:value-type="float" office:value="155425">
            <text:p>155425</text:p>
          </table:table-cell>
          <table:table-cell office:value-type="float" office:value="169309">
            <text:p>169309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0849">
            <text:p>150849</text:p>
          </table:table-cell>
          <table:table-cell office:value-type="float" office:value="182772">
            <text:p>182772</text:p>
          </table:table-cell>
          <table:table-cell office:value-type="float" office:value="153377">
            <text:p>153377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3695">
            <text:p>183695</text:p>
          </table:table-cell>
          <table:table-cell office:value-type="float" office:value="113339">
            <text:p>113339</text:p>
          </table:table-cell>
          <table:table-cell office:value-type="float" office:value="166204">
            <text:p>166204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2449">
            <text:p>172449</text:p>
          </table:table-cell>
          <table:table-cell office:value-type="float" office:value="366557">
            <text:p>366557</text:p>
          </table:table-cell>
          <table:table-cell office:value-type="float" office:value="224658">
            <text:p>224658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6680">
            <text:p>166680</text:p>
          </table:table-cell>
          <table:table-cell office:value-type="float" office:value="193217">
            <text:p>193217</text:p>
          </table:table-cell>
          <table:table-cell office:value-type="float" office:value="100150">
            <text:p>100150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9181">
            <text:p>159181</text:p>
          </table:table-cell>
          <table:table-cell office:value-type="float" office:value="194436">
            <text:p>194436</text:p>
          </table:table-cell>
          <table:table-cell office:value-type="float" office:value="169589">
            <text:p>169589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2287">
            <text:p>172287</text:p>
          </table:table-cell>
          <table:table-cell office:value-type="float" office:value="192392">
            <text:p>192392</text:p>
          </table:table-cell>
          <table:table-cell office:value-type="float" office:value="171044">
            <text:p>171044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5798">
            <text:p>155798</text:p>
          </table:table-cell>
          <table:table-cell office:value-type="float" office:value="164188">
            <text:p>164188</text:p>
          </table:table-cell>
          <table:table-cell office:value-type="float" office:value="165510">
            <text:p>165510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98138">
            <text:p>198138</text:p>
          </table:table-cell>
          <table:table-cell office:value-type="float" office:value="182031">
            <text:p>182031</text:p>
          </table:table-cell>
          <table:table-cell office:value-type="float" office:value="182413">
            <text:p>182413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1062">
            <text:p>181062</text:p>
          </table:table-cell>
          <table:table-cell office:value-type="float" office:value="175037">
            <text:p>175037</text:p>
          </table:table-cell>
          <table:table-cell office:value-type="float" office:value="162774">
            <text:p>162774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6951">
            <text:p>226951</text:p>
          </table:table-cell>
          <table:table-cell office:value-type="float" office:value="204002">
            <text:p>204002</text:p>
          </table:table-cell>
          <table:table-cell office:value-type="float" office:value="221899">
            <text:p>221899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5053">
            <text:p>185053</text:p>
          </table:table-cell>
          <table:table-cell office:value-type="float" office:value="167379">
            <text:p>167379</text:p>
          </table:table-cell>
          <table:table-cell office:value-type="float" office:value="193479">
            <text:p>193479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6002">
            <text:p>176002</text:p>
          </table:table-cell>
          <table:table-cell office:value-type="float" office:value="176438">
            <text:p>176438</text:p>
          </table:table-cell>
          <table:table-cell office:value-type="float" office:value="254881">
            <text:p>254881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1831">
            <text:p>181831</text:p>
          </table:table-cell>
          <table:table-cell office:value-type="float" office:value="178146">
            <text:p>178146</text:p>
          </table:table-cell>
          <table:table-cell office:value-type="float" office:value="178517">
            <text:p>178517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90336">
            <text:p>190336</text:p>
          </table:table-cell>
          <table:table-cell office:value-type="float" office:value="157952">
            <text:p>157952</text:p>
          </table:table-cell>
          <table:table-cell office:value-type="float" office:value="180012">
            <text:p>180012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4014">
            <text:p>164014</text:p>
          </table:table-cell>
          <table:table-cell office:value-type="float" office:value="176954">
            <text:p>176954</text:p>
          </table:table-cell>
          <table:table-cell office:value-type="float" office:value="170653">
            <text:p>170653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0335">
            <text:p>170335</text:p>
          </table:table-cell>
          <table:table-cell office:value-type="float" office:value="228774">
            <text:p>228774</text:p>
          </table:table-cell>
          <table:table-cell office:value-type="float" office:value="170847">
            <text:p>170847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3105">
            <text:p>123105</text:p>
          </table:table-cell>
          <table:table-cell office:value-type="float" office:value="204946">
            <text:p>204946</text:p>
          </table:table-cell>
          <table:table-cell office:value-type="float" office:value="179996">
            <text:p>179996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47173">
            <text:p>147173</text:p>
          </table:table-cell>
          <table:table-cell office:value-type="float" office:value="260822">
            <text:p>260822</text:p>
          </table:table-cell>
          <table:table-cell office:value-type="float" office:value="182122">
            <text:p>182122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4583">
            <text:p>164583</text:p>
          </table:table-cell>
          <table:table-cell office:value-type="float" office:value="194172">
            <text:p>194172</text:p>
          </table:table-cell>
          <table:table-cell office:value-type="float" office:value="225233">
            <text:p>225233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3711">
            <text:p>183711</text:p>
          </table:table-cell>
          <table:table-cell office:value-type="float" office:value="236767">
            <text:p>236767</text:p>
          </table:table-cell>
          <table:table-cell office:value-type="float" office:value="325140">
            <text:p>325140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1011">
            <text:p>171011</text:p>
          </table:table-cell>
          <table:table-cell office:value-type="float" office:value="328718">
            <text:p>328718</text:p>
          </table:table-cell>
          <table:table-cell office:value-type="float" office:value="210106">
            <text:p>210106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4242">
            <text:p>184242</text:p>
          </table:table-cell>
          <table:table-cell office:value-type="float" office:value="184285">
            <text:p>184285</text:p>
          </table:table-cell>
          <table:table-cell office:value-type="float" office:value="185434">
            <text:p>185434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7157">
            <text:p>157157</text:p>
          </table:table-cell>
          <table:table-cell office:value-type="float" office:value="186178">
            <text:p>186178</text:p>
          </table:table-cell>
          <table:table-cell office:value-type="float" office:value="185018">
            <text:p>185018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8118">
            <text:p>98118</text:p>
          </table:table-cell>
          <table:table-cell office:value-type="float" office:value="165260">
            <text:p>165260</text:p>
          </table:table-cell>
          <table:table-cell office:value-type="float" office:value="153495">
            <text:p>153495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0311">
            <text:p>180311</text:p>
          </table:table-cell>
          <table:table-cell office:value-type="float" office:value="184153">
            <text:p>184153</text:p>
          </table:table-cell>
          <table:table-cell office:value-type="float" office:value="166392">
            <text:p>166392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4439">
            <text:p>164439</text:p>
          </table:table-cell>
          <table:table-cell office:value-type="float" office:value="171882">
            <text:p>171882</text:p>
          </table:table-cell>
          <table:table-cell office:value-type="float" office:value="159262">
            <text:p>159262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8596">
            <text:p>158596</text:p>
          </table:table-cell>
          <table:table-cell office:value-type="float" office:value="192392">
            <text:p>192392</text:p>
          </table:table-cell>
          <table:table-cell office:value-type="float" office:value="162377">
            <text:p>162377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2800">
            <text:p>152800</text:p>
          </table:table-cell>
          <table:table-cell office:value-type="float" office:value="179912">
            <text:p>179912</text:p>
          </table:table-cell>
          <table:table-cell office:value-type="float" office:value="192040">
            <text:p>192040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3910">
            <text:p>183910</text:p>
          </table:table-cell>
          <table:table-cell office:value-type="float" office:value="226541">
            <text:p>226541</text:p>
          </table:table-cell>
          <table:table-cell office:value-type="float" office:value="161571">
            <text:p>161571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2005">
            <text:p>182005</text:p>
          </table:table-cell>
          <table:table-cell office:value-type="float" office:value="368398">
            <text:p>368398</text:p>
          </table:table-cell>
          <table:table-cell office:value-type="float" office:value="167709">
            <text:p>167709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0079">
            <text:p>170079</text:p>
          </table:table-cell>
          <table:table-cell office:value-type="float" office:value="208671">
            <text:p>208671</text:p>
          </table:table-cell>
          <table:table-cell office:value-type="float" office:value="166478">
            <text:p>166478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7467">
            <text:p>177467</text:p>
          </table:table-cell>
          <table:table-cell office:value-type="float" office:value="208301">
            <text:p>208301</text:p>
          </table:table-cell>
          <table:table-cell office:value-type="float" office:value="175452">
            <text:p>175452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9606">
            <text:p>279606</text:p>
          </table:table-cell>
          <table:table-cell office:value-type="float" office:value="169767">
            <text:p>169767</text:p>
          </table:table-cell>
          <table:table-cell office:value-type="float" office:value="178945">
            <text:p>178945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8736">
            <text:p>178736</text:p>
          </table:table-cell>
          <table:table-cell office:value-type="float" office:value="170387">
            <text:p>170387</text:p>
          </table:table-cell>
          <table:table-cell office:value-type="float" office:value="164447">
            <text:p>164447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2634">
            <text:p>182634</text:p>
          </table:table-cell>
          <table:table-cell office:value-type="float" office:value="176914">
            <text:p>176914</text:p>
          </table:table-cell>
          <table:table-cell office:value-type="float" office:value="168440">
            <text:p>168440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06858">
            <text:p>206858</text:p>
          </table:table-cell>
          <table:table-cell office:value-type="float" office:value="182212">
            <text:p>182212</text:p>
          </table:table-cell>
          <table:table-cell office:value-type="float" office:value="174360">
            <text:p>174360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96013">
            <text:p>196013</text:p>
          </table:table-cell>
          <table:table-cell office:value-type="float" office:value="198179">
            <text:p>198179</text:p>
          </table:table-cell>
          <table:table-cell office:value-type="float" office:value="169729">
            <text:p>169729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3131">
            <text:p>183131</text:p>
          </table:table-cell>
          <table:table-cell office:value-type="float" office:value="203674">
            <text:p>203674</text:p>
          </table:table-cell>
          <table:table-cell office:value-type="float" office:value="159376">
            <text:p>159376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2746">
            <text:p>162746</text:p>
          </table:table-cell>
          <table:table-cell office:value-type="float" office:value="169824">
            <text:p>169824</text:p>
          </table:table-cell>
          <table:table-cell office:value-type="float" office:value="177717">
            <text:p>177717</text:p>
          </table:table-cell>
          <table:table-cell table:number-columns-repeated="1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5456">
            <text:p>175456</text:p>
          </table:table-cell>
          <table:table-cell office:value-type="float" office:value="170749">
            <text:p>170749</text:p>
          </table:table-cell>
          <table:table-cell office:value-type="float" office:value="181098">
            <text:p>181098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1173">
            <text:p>101173</text:p>
          </table:table-cell>
          <table:table-cell office:value-type="float" office:value="177974">
            <text:p>177974</text:p>
          </table:table-cell>
          <table:table-cell office:value-type="float" office:value="169154">
            <text:p>16915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7611">
            <text:p>157611</text:p>
          </table:table-cell>
          <table:table-cell office:value-type="float" office:value="195128">
            <text:p>195128</text:p>
          </table:table-cell>
          <table:table-cell office:value-type="float" office:value="198508">
            <text:p>198508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5035">
            <text:p>195035</text:p>
          </table:table-cell>
          <table:table-cell office:value-type="float" office:value="222646">
            <text:p>222646</text:p>
          </table:table-cell>
          <table:table-cell office:value-type="float" office:value="185880">
            <text:p>185880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7565">
            <text:p>177565</text:p>
          </table:table-cell>
          <table:table-cell office:value-type="float" office:value="199466">
            <text:p>199466</text:p>
          </table:table-cell>
          <table:table-cell office:value-type="float" office:value="174092">
            <text:p>174092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5048">
            <text:p>175048</text:p>
          </table:table-cell>
          <table:table-cell office:value-type="float" office:value="185491">
            <text:p>185491</text:p>
          </table:table-cell>
          <table:table-cell office:value-type="float" office:value="194289">
            <text:p>194289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0320">
            <text:p>180320</text:p>
          </table:table-cell>
          <table:table-cell office:value-type="float" office:value="191626">
            <text:p>191626</text:p>
          </table:table-cell>
          <table:table-cell office:value-type="float" office:value="187812">
            <text:p>187812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5921">
            <text:p>205921</text:p>
          </table:table-cell>
          <table:table-cell office:value-type="float" office:value="192075">
            <text:p>192075</text:p>
          </table:table-cell>
          <table:table-cell office:value-type="float" office:value="212132">
            <text:p>212132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4248">
            <text:p>204248</text:p>
          </table:table-cell>
          <table:table-cell office:value-type="float" office:value="203765">
            <text:p>203765</text:p>
          </table:table-cell>
          <table:table-cell office:value-type="float" office:value="199105">
            <text:p>199105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8436">
            <text:p>198436</text:p>
          </table:table-cell>
          <table:table-cell office:value-type="float" office:value="188164">
            <text:p>188164</text:p>
          </table:table-cell>
          <table:table-cell office:value-type="float" office:value="208523">
            <text:p>208523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5935">
            <text:p>205935</text:p>
          </table:table-cell>
          <table:table-cell office:value-type="float" office:value="149679">
            <text:p>149679</text:p>
          </table:table-cell>
          <table:table-cell office:value-type="float" office:value="200014">
            <text:p>20001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80892">
            <text:p>280892</text:p>
          </table:table-cell>
          <table:table-cell office:value-type="float" office:value="171920">
            <text:p>171920</text:p>
          </table:table-cell>
          <table:table-cell office:value-type="float" office:value="212004">
            <text:p>21200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4730">
            <text:p>174730</text:p>
          </table:table-cell>
          <table:table-cell office:value-type="float" office:value="229596">
            <text:p>229596</text:p>
          </table:table-cell>
          <table:table-cell office:value-type="float" office:value="187983">
            <text:p>187983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4290">
            <text:p>164290</text:p>
          </table:table-cell>
          <table:table-cell office:value-type="float" office:value="199152">
            <text:p>199152</text:p>
          </table:table-cell>
          <table:table-cell office:value-type="float" office:value="170650">
            <text:p>170650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9032">
            <text:p>169032</text:p>
          </table:table-cell>
          <table:table-cell office:value-type="float" office:value="215439">
            <text:p>215439</text:p>
          </table:table-cell>
          <table:table-cell office:value-type="float" office:value="191454">
            <text:p>19145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3227">
            <text:p>183227</text:p>
          </table:table-cell>
          <table:table-cell office:value-type="float" office:value="215332">
            <text:p>215332</text:p>
          </table:table-cell>
          <table:table-cell office:value-type="float" office:value="187308">
            <text:p>187308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1351">
            <text:p>171351</text:p>
          </table:table-cell>
          <table:table-cell office:value-type="float" office:value="221867">
            <text:p>221867</text:p>
          </table:table-cell>
          <table:table-cell office:value-type="float" office:value="180181">
            <text:p>180181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4955">
            <text:p>194955</text:p>
          </table:table-cell>
          <table:table-cell office:value-type="float" office:value="195066">
            <text:p>195066</text:p>
          </table:table-cell>
          <table:table-cell office:value-type="float" office:value="204594">
            <text:p>20459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9639">
            <text:p>159639</text:p>
          </table:table-cell>
          <table:table-cell office:value-type="float" office:value="265115">
            <text:p>265115</text:p>
          </table:table-cell>
          <table:table-cell office:value-type="float" office:value="181151">
            <text:p>181151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7041">
            <text:p>207041</text:p>
          </table:table-cell>
          <table:table-cell office:value-type="float" office:value="211903">
            <text:p>211903</text:p>
          </table:table-cell>
          <table:table-cell office:value-type="float" office:value="195928">
            <text:p>195928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3181">
            <text:p>173181</text:p>
          </table:table-cell>
          <table:table-cell office:value-type="float" office:value="273517">
            <text:p>273517</text:p>
          </table:table-cell>
          <table:table-cell office:value-type="float" office:value="215894">
            <text:p>21589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7467">
            <text:p>177467</text:p>
          </table:table-cell>
          <table:table-cell office:value-type="float" office:value="220573">
            <text:p>220573</text:p>
          </table:table-cell>
          <table:table-cell office:value-type="float" office:value="182304">
            <text:p>18230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3921">
            <text:p>193921</text:p>
          </table:table-cell>
          <table:table-cell office:value-type="float" office:value="214921">
            <text:p>214921</text:p>
          </table:table-cell>
          <table:table-cell office:value-type="float" office:value="180237">
            <text:p>180237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9763">
            <text:p>189763</text:p>
          </table:table-cell>
          <table:table-cell office:value-type="float" office:value="208436">
            <text:p>208436</text:p>
          </table:table-cell>
          <table:table-cell office:value-type="float" office:value="192569">
            <text:p>192569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6043">
            <text:p>166043</text:p>
          </table:table-cell>
          <table:table-cell office:value-type="float" office:value="196821">
            <text:p>196821</text:p>
          </table:table-cell>
          <table:table-cell office:value-type="float" office:value="181724">
            <text:p>181724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0918">
            <text:p>190918</text:p>
          </table:table-cell>
          <table:table-cell office:value-type="float" office:value="212045">
            <text:p>212045</text:p>
          </table:table-cell>
          <table:table-cell office:value-type="float" office:value="194110">
            <text:p>194110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1227">
            <text:p>191227</text:p>
          </table:table-cell>
          <table:table-cell office:value-type="float" office:value="233143">
            <text:p>233143</text:p>
          </table:table-cell>
          <table:table-cell office:value-type="float" office:value="187361">
            <text:p>187361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6623">
            <text:p>196623</text:p>
          </table:table-cell>
          <table:table-cell office:value-type="float" office:value="221312">
            <text:p>221312</text:p>
          </table:table-cell>
          <table:table-cell office:value-type="float" office:value="201109">
            <text:p>201109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9627">
            <text:p>199627</text:p>
          </table:table-cell>
          <table:table-cell office:value-type="float" office:value="176003">
            <text:p>176003</text:p>
          </table:table-cell>
          <table:table-cell office:value-type="float" office:value="205613">
            <text:p>205613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7178">
            <text:p>207178</text:p>
          </table:table-cell>
          <table:table-cell office:value-type="float" office:value="196086">
            <text:p>196086</text:p>
          </table:table-cell>
          <table:table-cell office:value-type="float" office:value="185529">
            <text:p>185529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3161">
            <text:p>183161</text:p>
          </table:table-cell>
          <table:table-cell office:value-type="float" office:value="188391">
            <text:p>188391</text:p>
          </table:table-cell>
          <table:table-cell office:value-type="float" office:value="189265">
            <text:p>189265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6025">
            <text:p>206025</text:p>
          </table:table-cell>
          <table:table-cell office:value-type="float" office:value="202692">
            <text:p>202692</text:p>
          </table:table-cell>
          <table:table-cell office:value-type="float" office:value="216483">
            <text:p>216483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3248">
            <text:p>163248</text:p>
          </table:table-cell>
          <table:table-cell office:value-type="float" office:value="175659">
            <text:p>175659</text:p>
          </table:table-cell>
          <table:table-cell office:value-type="float" office:value="209168">
            <text:p>209168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0918">
            <text:p>200918</text:p>
          </table:table-cell>
          <table:table-cell office:value-type="float" office:value="228178">
            <text:p>228178</text:p>
          </table:table-cell>
          <table:table-cell office:value-type="float" office:value="181919">
            <text:p>181919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9362">
            <text:p>179362</text:p>
          </table:table-cell>
          <table:table-cell office:value-type="float" office:value="200452">
            <text:p>200452</text:p>
          </table:table-cell>
          <table:table-cell office:value-type="float" office:value="180415">
            <text:p>180415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7671">
            <text:p>167671</text:p>
          </table:table-cell>
          <table:table-cell office:value-type="float" office:value="217173">
            <text:p>217173</text:p>
          </table:table-cell>
          <table:table-cell office:value-type="float" office:value="210245">
            <text:p>210245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2134">
            <text:p>172134</text:p>
          </table:table-cell>
          <table:table-cell office:value-type="float" office:value="200201">
            <text:p>200201</text:p>
          </table:table-cell>
          <table:table-cell office:value-type="float" office:value="190765">
            <text:p>190765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4069">
            <text:p>174069</text:p>
          </table:table-cell>
          <table:table-cell office:value-type="float" office:value="188990">
            <text:p>188990</text:p>
          </table:table-cell>
          <table:table-cell office:value-type="float" office:value="198277">
            <text:p>198277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9226">
            <text:p>169226</text:p>
          </table:table-cell>
          <table:table-cell office:value-type="float" office:value="199175">
            <text:p>199175</text:p>
          </table:table-cell>
          <table:table-cell office:value-type="float" office:value="218942">
            <text:p>218942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7421">
            <text:p>177421</text:p>
          </table:table-cell>
          <table:table-cell office:value-type="float" office:value="188614">
            <text:p>188614</text:p>
          </table:table-cell>
          <table:table-cell office:value-type="float" office:value="182090">
            <text:p>182090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4440">
            <text:p>174440</text:p>
          </table:table-cell>
          <table:table-cell office:value-type="float" office:value="220780">
            <text:p>220780</text:p>
          </table:table-cell>
          <table:table-cell office:value-type="float" office:value="182170">
            <text:p>182170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8685">
            <text:p>158685</text:p>
          </table:table-cell>
          <table:table-cell office:value-type="float" office:value="219565">
            <text:p>219565</text:p>
          </table:table-cell>
          <table:table-cell office:value-type="float" office:value="204170">
            <text:p>204170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5098">
            <text:p>165098</text:p>
          </table:table-cell>
          <table:table-cell office:value-type="float" office:value="222432">
            <text:p>222432</text:p>
          </table:table-cell>
          <table:table-cell office:value-type="float" office:value="180188">
            <text:p>180188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8693">
            <text:p>168693</text:p>
          </table:table-cell>
          <table:table-cell office:value-type="float" office:value="204749">
            <text:p>204749</text:p>
          </table:table-cell>
          <table:table-cell office:value-type="float" office:value="180825">
            <text:p>180825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3449">
            <text:p>163449</text:p>
          </table:table-cell>
          <table:table-cell office:value-type="float" office:value="305264">
            <text:p>305264</text:p>
          </table:table-cell>
          <table:table-cell office:value-type="float" office:value="198268">
            <text:p>198268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8024">
            <text:p>198024</text:p>
          </table:table-cell>
          <table:table-cell office:value-type="float" office:value="161377">
            <text:p>161377</text:p>
          </table:table-cell>
          <table:table-cell office:value-type="float" office:value="211412">
            <text:p>211412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85462">
            <text:p>285462</text:p>
          </table:table-cell>
          <table:table-cell office:value-type="float" office:value="185429">
            <text:p>185429</text:p>
          </table:table-cell>
          <table:table-cell office:value-type="float" office:value="197859">
            <text:p>197859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0141">
            <text:p>190141</text:p>
          </table:table-cell>
          <table:table-cell office:value-type="float" office:value="182008">
            <text:p>182008</text:p>
          </table:table-cell>
          <table:table-cell office:value-type="float" office:value="242050">
            <text:p>242050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8186">
            <text:p>198186</text:p>
          </table:table-cell>
          <table:table-cell office:value-type="float" office:value="213371">
            <text:p>213371</text:p>
          </table:table-cell>
          <table:table-cell office:value-type="float" office:value="314597">
            <text:p>314597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5871">
            <text:p>185871</text:p>
          </table:table-cell>
          <table:table-cell office:value-type="float" office:value="238015">
            <text:p>238015</text:p>
          </table:table-cell>
          <table:table-cell office:value-type="float" office:value="183482">
            <text:p>183482</text:p>
          </table:table-cell>
          <table:table-cell table:number-columns-repeated="1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5531">
            <text:p>185531</text:p>
          </table:table-cell>
          <table:table-cell office:value-type="float" office:value="222002">
            <text:p>222002</text:p>
          </table:table-cell>
          <table:table-cell office:value-type="float" office:value="202726">
            <text:p>202726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70558">
            <text:p>370558</text:p>
          </table:table-cell>
          <table:table-cell office:value-type="float" office:value="230897">
            <text:p>230897</text:p>
          </table:table-cell>
          <table:table-cell office:value-type="float" office:value="228725">
            <text:p>228725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3625">
            <text:p>193625</text:p>
          </table:table-cell>
          <table:table-cell office:value-type="float" office:value="211018">
            <text:p>211018</text:p>
          </table:table-cell>
          <table:table-cell office:value-type="float" office:value="222026">
            <text:p>222026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9732">
            <text:p>199732</text:p>
          </table:table-cell>
          <table:table-cell office:value-type="float" office:value="357756">
            <text:p>357756</text:p>
          </table:table-cell>
          <table:table-cell office:value-type="float" office:value="179831">
            <text:p>179831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12564">
            <text:p>212564</text:p>
          </table:table-cell>
          <table:table-cell office:value-type="float" office:value="301261">
            <text:p>301261</text:p>
          </table:table-cell>
          <table:table-cell office:value-type="float" office:value="197824">
            <text:p>197824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5138">
            <text:p>205138</text:p>
          </table:table-cell>
          <table:table-cell office:value-type="float" office:value="263369">
            <text:p>263369</text:p>
          </table:table-cell>
          <table:table-cell office:value-type="float" office:value="221313">
            <text:p>221313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19633">
            <text:p>219633</text:p>
          </table:table-cell>
          <table:table-cell office:value-type="float" office:value="199029">
            <text:p>199029</text:p>
          </table:table-cell>
          <table:table-cell office:value-type="float" office:value="197952">
            <text:p>197952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0858">
            <text:p>190858</text:p>
          </table:table-cell>
          <table:table-cell office:value-type="float" office:value="232737">
            <text:p>232737</text:p>
          </table:table-cell>
          <table:table-cell office:value-type="float" office:value="215571">
            <text:p>215571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2132">
            <text:p>192132</text:p>
          </table:table-cell>
          <table:table-cell office:value-type="float" office:value="224065">
            <text:p>224065</text:p>
          </table:table-cell>
          <table:table-cell office:value-type="float" office:value="316289">
            <text:p>316289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1469">
            <text:p>201469</text:p>
          </table:table-cell>
          <table:table-cell office:value-type="float" office:value="264200">
            <text:p>264200</text:p>
          </table:table-cell>
          <table:table-cell office:value-type="float" office:value="184232">
            <text:p>184232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7036">
            <text:p>177036</text:p>
          </table:table-cell>
          <table:table-cell office:value-type="float" office:value="222599">
            <text:p>222599</text:p>
          </table:table-cell>
          <table:table-cell office:value-type="float" office:value="267538">
            <text:p>267538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56616">
            <text:p>256616</text:p>
          </table:table-cell>
          <table:table-cell office:value-type="float" office:value="249711">
            <text:p>249711</text:p>
          </table:table-cell>
          <table:table-cell office:value-type="float" office:value="210525">
            <text:p>210525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8611">
            <text:p>188611</text:p>
          </table:table-cell>
          <table:table-cell office:value-type="float" office:value="333728">
            <text:p>333728</text:p>
          </table:table-cell>
          <table:table-cell office:value-type="float" office:value="199848">
            <text:p>199848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13440">
            <text:p>213440</text:p>
          </table:table-cell>
          <table:table-cell office:value-type="float" office:value="222894">
            <text:p>222894</text:p>
          </table:table-cell>
          <table:table-cell office:value-type="float" office:value="205264">
            <text:p>205264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95229">
            <text:p>295229</text:p>
          </table:table-cell>
          <table:table-cell office:value-type="float" office:value="216474">
            <text:p>216474</text:p>
          </table:table-cell>
          <table:table-cell office:value-type="float" office:value="204777">
            <text:p>204777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0610">
            <text:p>190610</text:p>
          </table:table-cell>
          <table:table-cell office:value-type="float" office:value="113927">
            <text:p>113927</text:p>
          </table:table-cell>
          <table:table-cell office:value-type="float" office:value="206887">
            <text:p>206887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0541">
            <text:p>200541</text:p>
          </table:table-cell>
          <table:table-cell office:value-type="float" office:value="223816">
            <text:p>223816</text:p>
          </table:table-cell>
          <table:table-cell office:value-type="float" office:value="203384">
            <text:p>203384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7719">
            <text:p>197719</text:p>
          </table:table-cell>
          <table:table-cell office:value-type="float" office:value="225089">
            <text:p>225089</text:p>
          </table:table-cell>
          <table:table-cell office:value-type="float" office:value="217803">
            <text:p>217803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6227">
            <text:p>206227</text:p>
          </table:table-cell>
          <table:table-cell office:value-type="float" office:value="207426">
            <text:p>207426</text:p>
          </table:table-cell>
          <table:table-cell office:value-type="float" office:value="194243">
            <text:p>194243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6158">
            <text:p>206158</text:p>
          </table:table-cell>
          <table:table-cell office:value-type="float" office:value="165301">
            <text:p>165301</text:p>
          </table:table-cell>
          <table:table-cell office:value-type="float" office:value="217407">
            <text:p>217407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6255">
            <text:p>196255</text:p>
          </table:table-cell>
          <table:table-cell office:value-type="float" office:value="189298">
            <text:p>189298</text:p>
          </table:table-cell>
          <table:table-cell office:value-type="float" office:value="238666">
            <text:p>238666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11877">
            <text:p>211877</text:p>
          </table:table-cell>
          <table:table-cell office:value-type="float" office:value="204236">
            <text:p>204236</text:p>
          </table:table-cell>
          <table:table-cell office:value-type="float" office:value="212772">
            <text:p>212772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6446">
            <text:p>196446</text:p>
          </table:table-cell>
          <table:table-cell office:value-type="float" office:value="221881">
            <text:p>221881</text:p>
          </table:table-cell>
          <table:table-cell office:value-type="float" office:value="217679">
            <text:p>217679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8816">
            <text:p>188816</text:p>
          </table:table-cell>
          <table:table-cell office:value-type="float" office:value="233954">
            <text:p>233954</text:p>
          </table:table-cell>
          <table:table-cell office:value-type="float" office:value="215762">
            <text:p>215762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1315">
            <text:p>191315</text:p>
          </table:table-cell>
          <table:table-cell office:value-type="float" office:value="233646">
            <text:p>233646</text:p>
          </table:table-cell>
          <table:table-cell office:value-type="float" office:value="277038">
            <text:p>277038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9056">
            <text:p>209056</text:p>
          </table:table-cell>
          <table:table-cell office:value-type="float" office:value="242013">
            <text:p>242013</text:p>
          </table:table-cell>
          <table:table-cell office:value-type="float" office:value="214478">
            <text:p>214478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8201">
            <text:p>188201</text:p>
          </table:table-cell>
          <table:table-cell office:value-type="float" office:value="275299">
            <text:p>275299</text:p>
          </table:table-cell>
          <table:table-cell office:value-type="float" office:value="221378">
            <text:p>221378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4675">
            <text:p>174675</text:p>
          </table:table-cell>
          <table:table-cell office:value-type="float" office:value="240293">
            <text:p>240293</text:p>
          </table:table-cell>
          <table:table-cell office:value-type="float" office:value="224921">
            <text:p>224921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4003">
            <text:p>194003</text:p>
          </table:table-cell>
          <table:table-cell office:value-type="float" office:value="1038439">
            <text:p>1038439</text:p>
          </table:table-cell>
          <table:table-cell office:value-type="float" office:value="206133">
            <text:p>206133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3622">
            <text:p>183622</text:p>
          </table:table-cell>
          <table:table-cell office:value-type="float" office:value="233664">
            <text:p>233664</text:p>
          </table:table-cell>
          <table:table-cell office:value-type="float" office:value="189117">
            <text:p>189117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0550">
            <text:p>190550</text:p>
          </table:table-cell>
          <table:table-cell office:value-type="float" office:value="257404">
            <text:p>257404</text:p>
          </table:table-cell>
          <table:table-cell office:value-type="float" office:value="219207">
            <text:p>219207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8755">
            <text:p>178755</text:p>
          </table:table-cell>
          <table:table-cell office:value-type="float" office:value="220247">
            <text:p>220247</text:p>
          </table:table-cell>
          <table:table-cell office:value-type="float" office:value="213759">
            <text:p>213759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7360">
            <text:p>187360</text:p>
          </table:table-cell>
          <table:table-cell office:value-type="float" office:value="211787">
            <text:p>211787</text:p>
          </table:table-cell>
          <table:table-cell office:value-type="float" office:value="199604">
            <text:p>199604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9474">
            <text:p>189474</text:p>
          </table:table-cell>
          <table:table-cell office:value-type="float" office:value="226542">
            <text:p>226542</text:p>
          </table:table-cell>
          <table:table-cell office:value-type="float" office:value="201820">
            <text:p>201820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6767">
            <text:p>186767</text:p>
          </table:table-cell>
          <table:table-cell office:value-type="float" office:value="213430">
            <text:p>213430</text:p>
          </table:table-cell>
          <table:table-cell office:value-type="float" office:value="202467">
            <text:p>202467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9077">
            <text:p>199077</text:p>
          </table:table-cell>
          <table:table-cell office:value-type="float" office:value="252550">
            <text:p>252550</text:p>
          </table:table-cell>
          <table:table-cell office:value-type="float" office:value="195860">
            <text:p>195860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1610">
            <text:p>201610</text:p>
          </table:table-cell>
          <table:table-cell office:value-type="float" office:value="251659">
            <text:p>251659</text:p>
          </table:table-cell>
          <table:table-cell office:value-type="float" office:value="196251">
            <text:p>196251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2716">
            <text:p>192716</text:p>
          </table:table-cell>
          <table:table-cell office:value-type="float" office:value="233551">
            <text:p>233551</text:p>
          </table:table-cell>
          <table:table-cell office:value-type="float" office:value="200474">
            <text:p>200474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21106">
            <text:p>221106</text:p>
          </table:table-cell>
          <table:table-cell office:value-type="float" office:value="231079">
            <text:p>231079</text:p>
          </table:table-cell>
          <table:table-cell office:value-type="float" office:value="207128">
            <text:p>207128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7991">
            <text:p>207991</text:p>
          </table:table-cell>
          <table:table-cell office:value-type="float" office:value="203862">
            <text:p>203862</text:p>
          </table:table-cell>
          <table:table-cell office:value-type="float" office:value="195827">
            <text:p>195827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12311">
            <text:p>212311</text:p>
          </table:table-cell>
          <table:table-cell office:value-type="float" office:value="238631">
            <text:p>238631</text:p>
          </table:table-cell>
          <table:table-cell office:value-type="float" office:value="210875">
            <text:p>210875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2752">
            <text:p>172752</text:p>
          </table:table-cell>
          <table:table-cell office:value-type="float" office:value="195544">
            <text:p>195544</text:p>
          </table:table-cell>
          <table:table-cell office:value-type="float" office:value="261184">
            <text:p>261184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23663">
            <text:p>223663</text:p>
          </table:table-cell>
          <table:table-cell office:value-type="float" office:value="195787">
            <text:p>195787</text:p>
          </table:table-cell>
          <table:table-cell office:value-type="float" office:value="211699">
            <text:p>211699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50914">
            <text:p>250914</text:p>
          </table:table-cell>
          <table:table-cell office:value-type="float" office:value="123698">
            <text:p>123698</text:p>
          </table:table-cell>
          <table:table-cell office:value-type="float" office:value="237016">
            <text:p>237016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2885">
            <text:p>192885</text:p>
          </table:table-cell>
          <table:table-cell office:value-type="float" office:value="229811">
            <text:p>229811</text:p>
          </table:table-cell>
          <table:table-cell office:value-type="float" office:value="208020">
            <text:p>208020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8366">
            <text:p>178366</text:p>
          </table:table-cell>
          <table:table-cell office:value-type="float" office:value="206506">
            <text:p>206506</text:p>
          </table:table-cell>
          <table:table-cell office:value-type="float" office:value="237971">
            <text:p>237971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6841">
            <text:p>186841</text:p>
          </table:table-cell>
          <table:table-cell office:value-type="float" office:value="220926">
            <text:p>220926</text:p>
          </table:table-cell>
          <table:table-cell office:value-type="float" office:value="210313">
            <text:p>210313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6550">
            <text:p>176550</text:p>
          </table:table-cell>
          <table:table-cell office:value-type="float" office:value="179896">
            <text:p>179896</text:p>
          </table:table-cell>
          <table:table-cell office:value-type="float" office:value="228925">
            <text:p>228925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2115">
            <text:p>192115</text:p>
          </table:table-cell>
          <table:table-cell office:value-type="float" office:value="260171">
            <text:p>260171</text:p>
          </table:table-cell>
          <table:table-cell office:value-type="float" office:value="228259">
            <text:p>228259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5562">
            <text:p>185562</text:p>
          </table:table-cell>
          <table:table-cell office:value-type="float" office:value="207971">
            <text:p>207971</text:p>
          </table:table-cell>
          <table:table-cell office:value-type="float" office:value="214403">
            <text:p>214403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0004">
            <text:p>190004</text:p>
          </table:table-cell>
          <table:table-cell office:value-type="float" office:value="202220">
            <text:p>202220</text:p>
          </table:table-cell>
          <table:table-cell office:value-type="float" office:value="220050">
            <text:p>220050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8250">
            <text:p>198250</text:p>
          </table:table-cell>
          <table:table-cell office:value-type="float" office:value="224552">
            <text:p>224552</text:p>
          </table:table-cell>
          <table:table-cell office:value-type="float" office:value="268087">
            <text:p>268087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2731">
            <text:p>232731</text:p>
          </table:table-cell>
          <table:table-cell office:value-type="float" office:value="237716">
            <text:p>237716</text:p>
          </table:table-cell>
          <table:table-cell office:value-type="float" office:value="242685">
            <text:p>24268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47880">
            <text:p>247880</text:p>
          </table:table-cell>
          <table:table-cell office:value-type="float" office:value="209045">
            <text:p>209045</text:p>
          </table:table-cell>
          <table:table-cell office:value-type="float" office:value="234584">
            <text:p>234584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8708">
            <text:p>218708</text:p>
          </table:table-cell>
          <table:table-cell office:value-type="float" office:value="225034">
            <text:p>225034</text:p>
          </table:table-cell>
          <table:table-cell office:value-type="float" office:value="222073">
            <text:p>222073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4882">
            <text:p>224882</text:p>
          </table:table-cell>
          <table:table-cell office:value-type="float" office:value="241133">
            <text:p>241133</text:p>
          </table:table-cell>
          <table:table-cell office:value-type="float" office:value="210077">
            <text:p>210077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1263">
            <text:p>221263</text:p>
          </table:table-cell>
          <table:table-cell office:value-type="float" office:value="338106">
            <text:p>338106</text:p>
          </table:table-cell>
          <table:table-cell office:value-type="float" office:value="212912">
            <text:p>212912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7920">
            <text:p>197920</text:p>
          </table:table-cell>
          <table:table-cell office:value-type="float" office:value="247113">
            <text:p>247113</text:p>
          </table:table-cell>
          <table:table-cell office:value-type="float" office:value="110201">
            <text:p>110201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79971">
            <text:p>279971</text:p>
          </table:table-cell>
          <table:table-cell office:value-type="float" office:value="246996">
            <text:p>246996</text:p>
          </table:table-cell>
          <table:table-cell office:value-type="float" office:value="205296">
            <text:p>205296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7943">
            <text:p>197943</text:p>
          </table:table-cell>
          <table:table-cell office:value-type="float" office:value="234333">
            <text:p>234333</text:p>
          </table:table-cell>
          <table:table-cell office:value-type="float" office:value="237184">
            <text:p>237184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1944">
            <text:p>231944</text:p>
          </table:table-cell>
          <table:table-cell office:value-type="float" office:value="240309">
            <text:p>240309</text:p>
          </table:table-cell>
          <table:table-cell office:value-type="float" office:value="261766">
            <text:p>261766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2703">
            <text:p>222703</text:p>
          </table:table-cell>
          <table:table-cell office:value-type="float" office:value="217793">
            <text:p>217793</text:p>
          </table:table-cell>
          <table:table-cell office:value-type="float" office:value="234825">
            <text:p>23482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2305">
            <text:p>222305</text:p>
          </table:table-cell>
          <table:table-cell office:value-type="float" office:value="213813">
            <text:p>213813</text:p>
          </table:table-cell>
          <table:table-cell office:value-type="float" office:value="249874">
            <text:p>249874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335">
            <text:p>233335</text:p>
          </table:table-cell>
          <table:table-cell office:value-type="float" office:value="228008">
            <text:p>228008</text:p>
          </table:table-cell>
          <table:table-cell office:value-type="float" office:value="246605">
            <text:p>24660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0596">
            <text:p>210596</text:p>
          </table:table-cell>
          <table:table-cell office:value-type="float" office:value="235632">
            <text:p>235632</text:p>
          </table:table-cell>
          <table:table-cell office:value-type="float" office:value="242645">
            <text:p>24264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8048">
            <text:p>228048</text:p>
          </table:table-cell>
          <table:table-cell office:value-type="float" office:value="224012">
            <text:p>224012</text:p>
          </table:table-cell>
          <table:table-cell office:value-type="float" office:value="224365">
            <text:p>22436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8594">
            <text:p>208594</text:p>
          </table:table-cell>
          <table:table-cell office:value-type="float" office:value="242208">
            <text:p>242208</text:p>
          </table:table-cell>
          <table:table-cell office:value-type="float" office:value="242602">
            <text:p>242602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40292">
            <text:p>240292</text:p>
          </table:table-cell>
          <table:table-cell office:value-type="float" office:value="257949">
            <text:p>257949</text:p>
          </table:table-cell>
          <table:table-cell office:value-type="float" office:value="249632">
            <text:p>249632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7509">
            <text:p>217509</text:p>
          </table:table-cell>
          <table:table-cell office:value-type="float" office:value="246183">
            <text:p>246183</text:p>
          </table:table-cell>
          <table:table-cell office:value-type="float" office:value="210911">
            <text:p>210911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5387">
            <text:p>225387</text:p>
          </table:table-cell>
          <table:table-cell office:value-type="float" office:value="213229">
            <text:p>213229</text:p>
          </table:table-cell>
          <table:table-cell office:value-type="float" office:value="223318">
            <text:p>223318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62422">
            <text:p>262422</text:p>
          </table:table-cell>
          <table:table-cell office:value-type="float" office:value="229989">
            <text:p>229989</text:p>
          </table:table-cell>
          <table:table-cell office:value-type="float" office:value="209455">
            <text:p>20945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1051">
            <text:p>221051</text:p>
          </table:table-cell>
          <table:table-cell office:value-type="float" office:value="290716">
            <text:p>290716</text:p>
          </table:table-cell>
          <table:table-cell office:value-type="float" office:value="248823">
            <text:p>248823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9968">
            <text:p>209968</text:p>
          </table:table-cell>
          <table:table-cell office:value-type="float" office:value="851799">
            <text:p>851799</text:p>
          </table:table-cell>
          <table:table-cell office:value-type="float" office:value="270961">
            <text:p>270961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6460">
            <text:p>216460</text:p>
          </table:table-cell>
          <table:table-cell office:value-type="float" office:value="261435">
            <text:p>261435</text:p>
          </table:table-cell>
          <table:table-cell office:value-type="float" office:value="253605">
            <text:p>25360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8570">
            <text:p>228570</text:p>
          </table:table-cell>
          <table:table-cell office:value-type="float" office:value="267345">
            <text:p>267345</text:p>
          </table:table-cell>
          <table:table-cell office:value-type="float" office:value="249174">
            <text:p>249174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90562">
            <text:p>290562</text:p>
          </table:table-cell>
          <table:table-cell office:value-type="float" office:value="240362">
            <text:p>240362</text:p>
          </table:table-cell>
          <table:table-cell office:value-type="float" office:value="230235">
            <text:p>23023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37750">
            <text:p>337750</text:p>
          </table:table-cell>
          <table:table-cell office:value-type="float" office:value="263729">
            <text:p>263729</text:p>
          </table:table-cell>
          <table:table-cell office:value-type="float" office:value="231494">
            <text:p>231494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25710">
            <text:p>425710</text:p>
          </table:table-cell>
          <table:table-cell office:value-type="float" office:value="243188">
            <text:p>243188</text:p>
          </table:table-cell>
          <table:table-cell office:value-type="float" office:value="227049">
            <text:p>227049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71389">
            <text:p>271389</text:p>
          </table:table-cell>
          <table:table-cell office:value-type="float" office:value="264192">
            <text:p>264192</text:p>
          </table:table-cell>
          <table:table-cell office:value-type="float" office:value="226890">
            <text:p>226890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67381">
            <text:p>267381</text:p>
          </table:table-cell>
          <table:table-cell office:value-type="float" office:value="247432">
            <text:p>247432</text:p>
          </table:table-cell>
          <table:table-cell office:value-type="float" office:value="383646">
            <text:p>383646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63868">
            <text:p>263868</text:p>
          </table:table-cell>
          <table:table-cell office:value-type="float" office:value="222031">
            <text:p>222031</text:p>
          </table:table-cell>
          <table:table-cell office:value-type="float" office:value="244068">
            <text:p>244068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44729">
            <text:p>244729</text:p>
          </table:table-cell>
          <table:table-cell office:value-type="float" office:value="250432">
            <text:p>250432</text:p>
          </table:table-cell>
          <table:table-cell office:value-type="float" office:value="244449">
            <text:p>244449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7875">
            <text:p>227875</text:p>
          </table:table-cell>
          <table:table-cell office:value-type="float" office:value="240613">
            <text:p>240613</text:p>
          </table:table-cell>
          <table:table-cell office:value-type="float" office:value="240283">
            <text:p>240283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6107">
            <text:p>206107</text:p>
          </table:table-cell>
          <table:table-cell office:value-type="float" office:value="241299">
            <text:p>241299</text:p>
          </table:table-cell>
          <table:table-cell office:value-type="float" office:value="252293">
            <text:p>252293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88646">
            <text:p>188646</text:p>
          </table:table-cell>
          <table:table-cell office:value-type="float" office:value="244578">
            <text:p>244578</text:p>
          </table:table-cell>
          <table:table-cell office:value-type="float" office:value="243270">
            <text:p>243270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83239">
            <text:p>183239</text:p>
          </table:table-cell>
          <table:table-cell office:value-type="float" office:value="171478">
            <text:p>171478</text:p>
          </table:table-cell>
          <table:table-cell office:value-type="float" office:value="253796">
            <text:p>253796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0371">
            <text:p>200371</text:p>
          </table:table-cell>
          <table:table-cell office:value-type="float" office:value="261379">
            <text:p>261379</text:p>
          </table:table-cell>
          <table:table-cell office:value-type="float" office:value="247705">
            <text:p>24770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4563">
            <text:p>224563</text:p>
          </table:table-cell>
          <table:table-cell office:value-type="float" office:value="239711">
            <text:p>239711</text:p>
          </table:table-cell>
          <table:table-cell office:value-type="float" office:value="245185">
            <text:p>245185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1441">
            <text:p>221441</text:p>
          </table:table-cell>
          <table:table-cell office:value-type="float" office:value="263697">
            <text:p>263697</text:p>
          </table:table-cell>
          <table:table-cell office:value-type="float" office:value="345050">
            <text:p>345050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1343">
            <text:p>221343</text:p>
          </table:table-cell>
          <table:table-cell office:value-type="float" office:value="249065">
            <text:p>249065</text:p>
          </table:table-cell>
          <table:table-cell office:value-type="float" office:value="183276">
            <text:p>183276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2424">
            <text:p>232424</text:p>
          </table:table-cell>
          <table:table-cell office:value-type="float" office:value="370123">
            <text:p>370123</text:p>
          </table:table-cell>
          <table:table-cell office:value-type="float" office:value="214224">
            <text:p>214224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9290">
            <text:p>209290</text:p>
          </table:table-cell>
          <table:table-cell office:value-type="float" office:value="244290">
            <text:p>244290</text:p>
          </table:table-cell>
          <table:table-cell office:value-type="float" office:value="228909">
            <text:p>228909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7128">
            <text:p>237128</text:p>
          </table:table-cell>
          <table:table-cell office:value-type="float" office:value="249990">
            <text:p>249990</text:p>
          </table:table-cell>
          <table:table-cell office:value-type="float" office:value="240640">
            <text:p>240640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71800">
            <text:p>271800</text:p>
          </table:table-cell>
          <table:table-cell office:value-type="float" office:value="278342">
            <text:p>278342</text:p>
          </table:table-cell>
          <table:table-cell office:value-type="float" office:value="244954">
            <text:p>244954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9776">
            <text:p>209776</text:p>
          </table:table-cell>
          <table:table-cell office:value-type="float" office:value="240086">
            <text:p>240086</text:p>
          </table:table-cell>
          <table:table-cell office:value-type="float" office:value="244298">
            <text:p>244298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2617">
            <text:p>212617</text:p>
          </table:table-cell>
          <table:table-cell office:value-type="float" office:value="250746">
            <text:p>250746</text:p>
          </table:table-cell>
          <table:table-cell office:value-type="float" office:value="233233">
            <text:p>233233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1110">
            <text:p>211110</text:p>
          </table:table-cell>
          <table:table-cell office:value-type="float" office:value="260388">
            <text:p>260388</text:p>
          </table:table-cell>
          <table:table-cell office:value-type="float" office:value="229040">
            <text:p>229040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2375">
            <text:p>192375</text:p>
          </table:table-cell>
          <table:table-cell office:value-type="float" office:value="172739">
            <text:p>172739</text:p>
          </table:table-cell>
          <table:table-cell office:value-type="float" office:value="230230">
            <text:p>230230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8602">
            <text:p>228602</text:p>
          </table:table-cell>
          <table:table-cell office:value-type="float" office:value="246425">
            <text:p>246425</text:p>
          </table:table-cell>
          <table:table-cell office:value-type="float" office:value="280003">
            <text:p>280003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1527">
            <text:p>221527</text:p>
          </table:table-cell>
          <table:table-cell office:value-type="float" office:value="228116">
            <text:p>228116</text:p>
          </table:table-cell>
          <table:table-cell office:value-type="float" office:value="228661">
            <text:p>228661</text:p>
          </table:table-cell>
          <table:table-cell table:number-columns-repeated="1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6336">
            <text:p>216336</text:p>
          </table:table-cell>
          <table:table-cell office:value-type="float" office:value="275141">
            <text:p>275141</text:p>
          </table:table-cell>
          <table:table-cell office:value-type="float" office:value="213003">
            <text:p>213003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82516">
            <text:p>182516</text:p>
          </table:table-cell>
          <table:table-cell office:value-type="float" office:value="266046">
            <text:p>266046</text:p>
          </table:table-cell>
          <table:table-cell office:value-type="float" office:value="271149">
            <text:p>27114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69110">
            <text:p>269110</text:p>
          </table:table-cell>
          <table:table-cell office:value-type="float" office:value="255735">
            <text:p>255735</text:p>
          </table:table-cell>
          <table:table-cell office:value-type="float" office:value="263537">
            <text:p>26353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73840">
            <text:p>273840</text:p>
          </table:table-cell>
          <table:table-cell office:value-type="float" office:value="251663">
            <text:p>251663</text:p>
          </table:table-cell>
          <table:table-cell office:value-type="float" office:value="262847">
            <text:p>26284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17776">
            <text:p>317776</text:p>
          </table:table-cell>
          <table:table-cell office:value-type="float" office:value="432249">
            <text:p>432249</text:p>
          </table:table-cell>
          <table:table-cell office:value-type="float" office:value="223291">
            <text:p>223291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5939">
            <text:p>225939</text:p>
          </table:table-cell>
          <table:table-cell office:value-type="float" office:value="268478">
            <text:p>268478</text:p>
          </table:table-cell>
          <table:table-cell office:value-type="float" office:value="266827">
            <text:p>26682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7465">
            <text:p>227465</text:p>
          </table:table-cell>
          <table:table-cell office:value-type="float" office:value="252607">
            <text:p>252607</text:p>
          </table:table-cell>
          <table:table-cell office:value-type="float" office:value="278155">
            <text:p>278155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7170">
            <text:p>217170</text:p>
          </table:table-cell>
          <table:table-cell office:value-type="float" office:value="239602">
            <text:p>239602</text:p>
          </table:table-cell>
          <table:table-cell office:value-type="float" office:value="253890">
            <text:p>253890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86487">
            <text:p>286487</text:p>
          </table:table-cell>
          <table:table-cell office:value-type="float" office:value="238822">
            <text:p>238822</text:p>
          </table:table-cell>
          <table:table-cell office:value-type="float" office:value="263944">
            <text:p>263944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84772">
            <text:p>284772</text:p>
          </table:table-cell>
          <table:table-cell office:value-type="float" office:value="233036">
            <text:p>233036</text:p>
          </table:table-cell>
          <table:table-cell office:value-type="float" office:value="252499">
            <text:p>25249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5856">
            <text:p>215856</text:p>
          </table:table-cell>
          <table:table-cell office:value-type="float" office:value="257743">
            <text:p>257743</text:p>
          </table:table-cell>
          <table:table-cell office:value-type="float" office:value="248347">
            <text:p>24834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43808">
            <text:p>243808</text:p>
          </table:table-cell>
          <table:table-cell office:value-type="float" office:value="243930">
            <text:p>243930</text:p>
          </table:table-cell>
          <table:table-cell office:value-type="float" office:value="276453">
            <text:p>276453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2886">
            <text:p>232886</text:p>
          </table:table-cell>
          <table:table-cell office:value-type="float" office:value="245508">
            <text:p>245508</text:p>
          </table:table-cell>
          <table:table-cell office:value-type="float" office:value="258884">
            <text:p>258884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44217">
            <text:p>244217</text:p>
          </table:table-cell>
          <table:table-cell office:value-type="float" office:value="278687">
            <text:p>278687</text:p>
          </table:table-cell>
          <table:table-cell office:value-type="float" office:value="268273">
            <text:p>268273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6874">
            <text:p>226874</text:p>
          </table:table-cell>
          <table:table-cell office:value-type="float" office:value="274547">
            <text:p>274547</text:p>
          </table:table-cell>
          <table:table-cell office:value-type="float" office:value="257849">
            <text:p>25784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4364">
            <text:p>224364</text:p>
          </table:table-cell>
          <table:table-cell office:value-type="float" office:value="257181">
            <text:p>257181</text:p>
          </table:table-cell>
          <table:table-cell office:value-type="float" office:value="259179">
            <text:p>25917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378">
            <text:p>235378</text:p>
          </table:table-cell>
          <table:table-cell office:value-type="float" office:value="274005">
            <text:p>274005</text:p>
          </table:table-cell>
          <table:table-cell office:value-type="float" office:value="361396">
            <text:p>361396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46870">
            <text:p>246870</text:p>
          </table:table-cell>
          <table:table-cell office:value-type="float" office:value="284881">
            <text:p>284881</text:p>
          </table:table-cell>
          <table:table-cell office:value-type="float" office:value="241837">
            <text:p>24183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7547">
            <text:p>217547</text:p>
          </table:table-cell>
          <table:table-cell office:value-type="float" office:value="260219">
            <text:p>260219</text:p>
          </table:table-cell>
          <table:table-cell office:value-type="float" office:value="244662">
            <text:p>244662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5536">
            <text:p>215536</text:p>
          </table:table-cell>
          <table:table-cell office:value-type="float" office:value="178181">
            <text:p>178181</text:p>
          </table:table-cell>
          <table:table-cell office:value-type="float" office:value="229986">
            <text:p>229986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0199">
            <text:p>220199</text:p>
          </table:table-cell>
          <table:table-cell office:value-type="float" office:value="274578">
            <text:p>274578</text:p>
          </table:table-cell>
          <table:table-cell office:value-type="float" office:value="286096">
            <text:p>286096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4688">
            <text:p>224688</text:p>
          </table:table-cell>
          <table:table-cell office:value-type="float" office:value="247036">
            <text:p>247036</text:p>
          </table:table-cell>
          <table:table-cell office:value-type="float" office:value="243423">
            <text:p>243423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7949">
            <text:p>227949</text:p>
          </table:table-cell>
          <table:table-cell office:value-type="float" office:value="244269">
            <text:p>244269</text:p>
          </table:table-cell>
          <table:table-cell office:value-type="float" office:value="251427">
            <text:p>25142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51185">
            <text:p>251185</text:p>
          </table:table-cell>
          <table:table-cell office:value-type="float" office:value="225940">
            <text:p>225940</text:p>
          </table:table-cell>
          <table:table-cell office:value-type="float" office:value="241071">
            <text:p>241071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9597">
            <text:p>229597</text:p>
          </table:table-cell>
          <table:table-cell office:value-type="float" office:value="263981">
            <text:p>263981</text:p>
          </table:table-cell>
          <table:table-cell office:value-type="float" office:value="334989">
            <text:p>33498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5336">
            <text:p>225336</text:p>
          </table:table-cell>
          <table:table-cell office:value-type="float" office:value="281200">
            <text:p>281200</text:p>
          </table:table-cell>
          <table:table-cell office:value-type="float" office:value="259329">
            <text:p>25932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4497">
            <text:p>214497</text:p>
          </table:table-cell>
          <table:table-cell office:value-type="float" office:value="254668">
            <text:p>254668</text:p>
          </table:table-cell>
          <table:table-cell office:value-type="float" office:value="279984">
            <text:p>279984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0254">
            <text:p>220254</text:p>
          </table:table-cell>
          <table:table-cell office:value-type="float" office:value="356781">
            <text:p>356781</text:p>
          </table:table-cell>
          <table:table-cell office:value-type="float" office:value="437383">
            <text:p>437383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51690">
            <text:p>251690</text:p>
          </table:table-cell>
          <table:table-cell office:value-type="float" office:value="381888">
            <text:p>381888</text:p>
          </table:table-cell>
          <table:table-cell office:value-type="float" office:value="218187">
            <text:p>21818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51912">
            <text:p>251912</text:p>
          </table:table-cell>
          <table:table-cell office:value-type="float" office:value="264144">
            <text:p>264144</text:p>
          </table:table-cell>
          <table:table-cell office:value-type="float" office:value="217041">
            <text:p>217041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4512">
            <text:p>214512</text:p>
          </table:table-cell>
          <table:table-cell office:value-type="float" office:value="305927">
            <text:p>305927</text:p>
          </table:table-cell>
          <table:table-cell office:value-type="float" office:value="237585">
            <text:p>237585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1101">
            <text:p>201101</text:p>
          </table:table-cell>
          <table:table-cell office:value-type="float" office:value="253694">
            <text:p>253694</text:p>
          </table:table-cell>
          <table:table-cell office:value-type="float" office:value="249910">
            <text:p>249910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41758">
            <text:p>241758</text:p>
          </table:table-cell>
          <table:table-cell office:value-type="float" office:value="260027">
            <text:p>260027</text:p>
          </table:table-cell>
          <table:table-cell office:value-type="float" office:value="253309">
            <text:p>25330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54608">
            <text:p>254608</text:p>
          </table:table-cell>
          <table:table-cell office:value-type="float" office:value="284094">
            <text:p>284094</text:p>
          </table:table-cell>
          <table:table-cell office:value-type="float" office:value="264644">
            <text:p>264644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9017">
            <text:p>229017</text:p>
          </table:table-cell>
          <table:table-cell office:value-type="float" office:value="198290">
            <text:p>198290</text:p>
          </table:table-cell>
          <table:table-cell office:value-type="float" office:value="287247">
            <text:p>28724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8434">
            <text:p>208434</text:p>
          </table:table-cell>
          <table:table-cell office:value-type="float" office:value="253707">
            <text:p>253707</text:p>
          </table:table-cell>
          <table:table-cell office:value-type="float" office:value="296949">
            <text:p>29694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6344">
            <text:p>216344</text:p>
          </table:table-cell>
          <table:table-cell office:value-type="float" office:value="235898">
            <text:p>235898</text:p>
          </table:table-cell>
          <table:table-cell office:value-type="float" office:value="253250">
            <text:p>253250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2242">
            <text:p>212242</text:p>
          </table:table-cell>
          <table:table-cell office:value-type="float" office:value="233454">
            <text:p>233454</text:p>
          </table:table-cell>
          <table:table-cell office:value-type="float" office:value="253231">
            <text:p>253231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45310">
            <text:p>245310</text:p>
          </table:table-cell>
          <table:table-cell office:value-type="float" office:value="216430">
            <text:p>216430</text:p>
          </table:table-cell>
          <table:table-cell office:value-type="float" office:value="262534">
            <text:p>262534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6535">
            <text:p>236535</text:p>
          </table:table-cell>
          <table:table-cell office:value-type="float" office:value="265739">
            <text:p>265739</text:p>
          </table:table-cell>
          <table:table-cell office:value-type="float" office:value="255809">
            <text:p>255809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7239">
            <text:p>227239</text:p>
          </table:table-cell>
          <table:table-cell office:value-type="float" office:value="223539">
            <text:p>223539</text:p>
          </table:table-cell>
          <table:table-cell office:value-type="float" office:value="242986">
            <text:p>242986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029">
            <text:p>235029</text:p>
          </table:table-cell>
          <table:table-cell office:value-type="float" office:value="254397">
            <text:p>254397</text:p>
          </table:table-cell>
          <table:table-cell office:value-type="float" office:value="234877">
            <text:p>234877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8346">
            <text:p>228346</text:p>
          </table:table-cell>
          <table:table-cell office:value-type="float" office:value="81534">
            <text:p>81534</text:p>
          </table:table-cell>
          <table:table-cell office:value-type="float" office:value="350875">
            <text:p>350875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0298">
            <text:p>230298</text:p>
          </table:table-cell>
          <table:table-cell office:value-type="float" office:value="263154">
            <text:p>263154</text:p>
          </table:table-cell>
          <table:table-cell office:value-type="float" office:value="276344">
            <text:p>276344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76055">
            <text:p>276055</text:p>
          </table:table-cell>
          <table:table-cell office:value-type="float" office:value="268984">
            <text:p>268984</text:p>
          </table:table-cell>
          <table:table-cell office:value-type="float" office:value="244962">
            <text:p>244962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50301">
            <text:p>250301</text:p>
          </table:table-cell>
          <table:table-cell office:value-type="float" office:value="287614">
            <text:p>287614</text:p>
          </table:table-cell>
          <table:table-cell office:value-type="float" office:value="364255">
            <text:p>364255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8470">
            <text:p>228470</text:p>
          </table:table-cell>
          <table:table-cell office:value-type="float" office:value="263816">
            <text:p>263816</text:p>
          </table:table-cell>
          <table:table-cell office:value-type="float" office:value="230012">
            <text:p>230012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0558">
            <text:p>200558</text:p>
          </table:table-cell>
          <table:table-cell office:value-type="float" office:value="263711">
            <text:p>263711</text:p>
          </table:table-cell>
          <table:table-cell office:value-type="float" office:value="262320">
            <text:p>262320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0516">
            <text:p>220516</text:p>
          </table:table-cell>
          <table:table-cell office:value-type="float" office:value="264353">
            <text:p>264353</text:p>
          </table:table-cell>
          <table:table-cell office:value-type="float" office:value="229024">
            <text:p>229024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0622">
            <text:p>210622</text:p>
          </table:table-cell>
          <table:table-cell office:value-type="float" office:value="243673">
            <text:p>243673</text:p>
          </table:table-cell>
          <table:table-cell office:value-type="float" office:value="241985">
            <text:p>241985</text:p>
          </table:table-cell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8189">
            <text:p>228189</text:p>
          </table:table-cell>
          <table:table-cell office:value-type="float" office:value="246450">
            <text:p>246450</text:p>
          </table:table-cell>
          <table:table-cell office:value-type="float" office:value="220099">
            <text:p>220099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516">
            <text:p>116516</text:p>
          </table:table-cell>
          <table:table-cell office:value-type="float" office:value="266875">
            <text:p>266875</text:p>
          </table:table-cell>
          <table:table-cell office:value-type="float" office:value="253520">
            <text:p>253520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2065">
            <text:p>242065</text:p>
          </table:table-cell>
          <table:table-cell office:value-type="float" office:value="282944">
            <text:p>282944</text:p>
          </table:table-cell>
          <table:table-cell office:value-type="float" office:value="244898">
            <text:p>244898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7856">
            <text:p>247856</text:p>
          </table:table-cell>
          <table:table-cell office:value-type="float" office:value="365483">
            <text:p>365483</text:p>
          </table:table-cell>
          <table:table-cell office:value-type="float" office:value="354232">
            <text:p>354232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33339">
            <text:p>333339</text:p>
          </table:table-cell>
          <table:table-cell office:value-type="float" office:value="299674">
            <text:p>299674</text:p>
          </table:table-cell>
          <table:table-cell office:value-type="float" office:value="294931">
            <text:p>294931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8514">
            <text:p>268514</text:p>
          </table:table-cell>
          <table:table-cell office:value-type="float" office:value="490666">
            <text:p>490666</text:p>
          </table:table-cell>
          <table:table-cell office:value-type="float" office:value="262454">
            <text:p>262454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2867">
            <text:p>252867</text:p>
          </table:table-cell>
          <table:table-cell office:value-type="float" office:value="280267">
            <text:p>280267</text:p>
          </table:table-cell>
          <table:table-cell office:value-type="float" office:value="308459">
            <text:p>308459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6268">
            <text:p>246268</text:p>
          </table:table-cell>
          <table:table-cell office:value-type="float" office:value="325908">
            <text:p>325908</text:p>
          </table:table-cell>
          <table:table-cell office:value-type="float" office:value="271507">
            <text:p>27150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79593">
            <text:p>279593</text:p>
          </table:table-cell>
          <table:table-cell office:value-type="float" office:value="417862">
            <text:p>417862</text:p>
          </table:table-cell>
          <table:table-cell office:value-type="float" office:value="251962">
            <text:p>251962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4827">
            <text:p>264827</text:p>
          </table:table-cell>
          <table:table-cell office:value-type="float" office:value="521416">
            <text:p>521416</text:p>
          </table:table-cell>
          <table:table-cell office:value-type="float" office:value="259781">
            <text:p>259781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2926">
            <text:p>252926</text:p>
          </table:table-cell>
          <table:table-cell office:value-type="float" office:value="235827">
            <text:p>235827</text:p>
          </table:table-cell>
          <table:table-cell office:value-type="float" office:value="272626">
            <text:p>272626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3661">
            <text:p>263661</text:p>
          </table:table-cell>
          <table:table-cell office:value-type="float" office:value="480931">
            <text:p>480931</text:p>
          </table:table-cell>
          <table:table-cell office:value-type="float" office:value="296545">
            <text:p>296545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89663">
            <text:p>289663</text:p>
          </table:table-cell>
          <table:table-cell office:value-type="float" office:value="476417">
            <text:p>476417</text:p>
          </table:table-cell>
          <table:table-cell office:value-type="float" office:value="410250">
            <text:p>410250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0689">
            <text:p>250689</text:p>
          </table:table-cell>
          <table:table-cell office:value-type="float" office:value="447008">
            <text:p>447008</text:p>
          </table:table-cell>
          <table:table-cell office:value-type="float" office:value="353427">
            <text:p>35342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1958">
            <text:p>241958</text:p>
          </table:table-cell>
          <table:table-cell office:value-type="float" office:value="434637">
            <text:p>434637</text:p>
          </table:table-cell>
          <table:table-cell office:value-type="float" office:value="262436">
            <text:p>262436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8969">
            <text:p>248969</text:p>
          </table:table-cell>
          <table:table-cell office:value-type="float" office:value="909381">
            <text:p>909381</text:p>
          </table:table-cell>
          <table:table-cell office:value-type="float" office:value="275191">
            <text:p>275191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67367">
            <text:p>367367</text:p>
          </table:table-cell>
          <table:table-cell office:value-type="float" office:value="455786">
            <text:p>455786</text:p>
          </table:table-cell>
          <table:table-cell office:value-type="float" office:value="269189">
            <text:p>269189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8846">
            <text:p>228846</text:p>
          </table:table-cell>
          <table:table-cell office:value-type="float" office:value="455890">
            <text:p>455890</text:p>
          </table:table-cell>
          <table:table-cell office:value-type="float" office:value="259732">
            <text:p>259732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76859">
            <text:p>276859</text:p>
          </table:table-cell>
          <table:table-cell office:value-type="float" office:value="468009">
            <text:p>468009</text:p>
          </table:table-cell>
          <table:table-cell office:value-type="float" office:value="357624">
            <text:p>357624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4697">
            <text:p>264697</text:p>
          </table:table-cell>
          <table:table-cell office:value-type="float" office:value="552873">
            <text:p>552873</text:p>
          </table:table-cell>
          <table:table-cell office:value-type="float" office:value="269317">
            <text:p>26931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9166">
            <text:p>239166</text:p>
          </table:table-cell>
          <table:table-cell office:value-type="float" office:value="430107">
            <text:p>430107</text:p>
          </table:table-cell>
          <table:table-cell office:value-type="float" office:value="262912">
            <text:p>262912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7662">
            <text:p>257662</text:p>
          </table:table-cell>
          <table:table-cell office:value-type="float" office:value="395376">
            <text:p>395376</text:p>
          </table:table-cell>
          <table:table-cell office:value-type="float" office:value="258947">
            <text:p>25894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86284">
            <text:p>186284</text:p>
          </table:table-cell>
          <table:table-cell office:value-type="float" office:value="466675">
            <text:p>466675</text:p>
          </table:table-cell>
          <table:table-cell office:value-type="float" office:value="289821">
            <text:p>289821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83545">
            <text:p>283545</text:p>
          </table:table-cell>
          <table:table-cell office:value-type="float" office:value="293077">
            <text:p>293077</text:p>
          </table:table-cell>
          <table:table-cell office:value-type="float" office:value="276555">
            <text:p>276555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40728">
            <text:p>440728</text:p>
          </table:table-cell>
          <table:table-cell office:value-type="float" office:value="419257">
            <text:p>419257</text:p>
          </table:table-cell>
          <table:table-cell office:value-type="float" office:value="280890">
            <text:p>280890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4907">
            <text:p>234907</text:p>
          </table:table-cell>
          <table:table-cell office:value-type="float" office:value="471829">
            <text:p>471829</text:p>
          </table:table-cell>
          <table:table-cell office:value-type="float" office:value="269719">
            <text:p>269719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4747">
            <text:p>244747</text:p>
          </table:table-cell>
          <table:table-cell office:value-type="float" office:value="376109">
            <text:p>376109</text:p>
          </table:table-cell>
          <table:table-cell office:value-type="float" office:value="248497">
            <text:p>24849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21493">
            <text:p>421493</text:p>
          </table:table-cell>
          <table:table-cell office:value-type="float" office:value="493521">
            <text:p>493521</text:p>
          </table:table-cell>
          <table:table-cell office:value-type="float" office:value="256749">
            <text:p>256749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2986">
            <text:p>202986</text:p>
          </table:table-cell>
          <table:table-cell office:value-type="float" office:value="469011">
            <text:p>469011</text:p>
          </table:table-cell>
          <table:table-cell office:value-type="float" office:value="281657">
            <text:p>28165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8023">
            <text:p>218023</text:p>
          </table:table-cell>
          <table:table-cell office:value-type="float" office:value="445831">
            <text:p>445831</text:p>
          </table:table-cell>
          <table:table-cell office:value-type="float" office:value="281476">
            <text:p>281476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5617">
            <text:p>225617</text:p>
          </table:table-cell>
          <table:table-cell office:value-type="float" office:value="402203">
            <text:p>402203</text:p>
          </table:table-cell>
          <table:table-cell office:value-type="float" office:value="288389">
            <text:p>288389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2095">
            <text:p>252095</text:p>
          </table:table-cell>
          <table:table-cell office:value-type="float" office:value="396638">
            <text:p>396638</text:p>
          </table:table-cell>
          <table:table-cell office:value-type="float" office:value="259603">
            <text:p>259603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6864">
            <text:p>256864</text:p>
          </table:table-cell>
          <table:table-cell office:value-type="float" office:value="388868">
            <text:p>388868</text:p>
          </table:table-cell>
          <table:table-cell office:value-type="float" office:value="242668">
            <text:p>242668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9408">
            <text:p>249408</text:p>
          </table:table-cell>
          <table:table-cell office:value-type="float" office:value="289135">
            <text:p>289135</text:p>
          </table:table-cell>
          <table:table-cell office:value-type="float" office:value="142196">
            <text:p>142196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5507">
            <text:p>225507</text:p>
          </table:table-cell>
          <table:table-cell office:value-type="float" office:value="284897">
            <text:p>284897</text:p>
          </table:table-cell>
          <table:table-cell office:value-type="float" office:value="270192">
            <text:p>270192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70489">
            <text:p>270489</text:p>
          </table:table-cell>
          <table:table-cell office:value-type="float" office:value="268833">
            <text:p>268833</text:p>
          </table:table-cell>
          <table:table-cell office:value-type="float" office:value="282056">
            <text:p>282056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0165">
            <text:p>240165</text:p>
          </table:table-cell>
          <table:table-cell office:value-type="float" office:value="282921">
            <text:p>282921</text:p>
          </table:table-cell>
          <table:table-cell office:value-type="float" office:value="282834">
            <text:p>282834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4888">
            <text:p>244888</text:p>
          </table:table-cell>
          <table:table-cell office:value-type="float" office:value="275070">
            <text:p>275070</text:p>
          </table:table-cell>
          <table:table-cell office:value-type="float" office:value="270221">
            <text:p>270221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4834">
            <text:p>234834</text:p>
          </table:table-cell>
          <table:table-cell office:value-type="float" office:value="113678">
            <text:p>113678</text:p>
          </table:table-cell>
          <table:table-cell office:value-type="float" office:value="270994">
            <text:p>270994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0151">
            <text:p>260151</text:p>
          </table:table-cell>
          <table:table-cell office:value-type="float" office:value="280720">
            <text:p>280720</text:p>
          </table:table-cell>
          <table:table-cell office:value-type="float" office:value="264432">
            <text:p>264432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6156">
            <text:p>246156</text:p>
          </table:table-cell>
          <table:table-cell office:value-type="float" office:value="452891">
            <text:p>452891</text:p>
          </table:table-cell>
          <table:table-cell office:value-type="float" office:value="289208">
            <text:p>289208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7966">
            <text:p>257966</text:p>
          </table:table-cell>
          <table:table-cell office:value-type="float" office:value="412751">
            <text:p>412751</text:p>
          </table:table-cell>
          <table:table-cell office:value-type="float" office:value="282808">
            <text:p>282808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2973">
            <text:p>232973</text:p>
          </table:table-cell>
          <table:table-cell office:value-type="float" office:value="347985">
            <text:p>347985</text:p>
          </table:table-cell>
          <table:table-cell office:value-type="float" office:value="133747">
            <text:p>13374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05872">
            <text:p>305872</text:p>
          </table:table-cell>
          <table:table-cell office:value-type="float" office:value="262687">
            <text:p>262687</text:p>
          </table:table-cell>
          <table:table-cell office:value-type="float" office:value="233288">
            <text:p>233288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42616">
            <text:p>242616</text:p>
          </table:table-cell>
          <table:table-cell office:value-type="float" office:value="283187">
            <text:p>283187</text:p>
          </table:table-cell>
          <table:table-cell office:value-type="float" office:value="242630">
            <text:p>242630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64415">
            <text:p>264415</text:p>
          </table:table-cell>
          <table:table-cell office:value-type="float" office:value="249219">
            <text:p>249219</text:p>
          </table:table-cell>
          <table:table-cell office:value-type="float" office:value="264073">
            <text:p>264073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4752">
            <text:p>234752</text:p>
          </table:table-cell>
          <table:table-cell office:value-type="float" office:value="304823">
            <text:p>304823</text:p>
          </table:table-cell>
          <table:table-cell office:value-type="float" office:value="268217">
            <text:p>26821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89">
            <text:p>237189</text:p>
          </table:table-cell>
          <table:table-cell office:value-type="float" office:value="345880">
            <text:p>345880</text:p>
          </table:table-cell>
          <table:table-cell office:value-type="float" office:value="268687">
            <text:p>268687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3842">
            <text:p>343842</text:p>
          </table:table-cell>
          <table:table-cell office:value-type="float" office:value="346103">
            <text:p>346103</text:p>
          </table:table-cell>
          <table:table-cell office:value-type="float" office:value="278824">
            <text:p>278824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81441">
            <text:p>281441</text:p>
          </table:table-cell>
          <table:table-cell office:value-type="float" office:value="272669">
            <text:p>272669</text:p>
          </table:table-cell>
          <table:table-cell office:value-type="float" office:value="246669">
            <text:p>246669</text:p>
          </table:table-cell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2107">
            <text:p>252107</text:p>
          </table:table-cell>
          <table:table-cell office:value-type="float" office:value="242742">
            <text:p>242742</text:p>
          </table:table-cell>
          <table:table-cell office:value-type="float" office:value="256372">
            <text:p>256372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2058">
            <text:p>242058</text:p>
          </table:table-cell>
          <table:table-cell office:value-type="float" office:value="271176">
            <text:p>271176</text:p>
          </table:table-cell>
          <table:table-cell office:value-type="float" office:value="271600">
            <text:p>271600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1620">
            <text:p>261620</text:p>
          </table:table-cell>
          <table:table-cell office:value-type="float" office:value="311828">
            <text:p>311828</text:p>
          </table:table-cell>
          <table:table-cell office:value-type="float" office:value="198136">
            <text:p>198136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5604">
            <text:p>255604</text:p>
          </table:table-cell>
          <table:table-cell office:value-type="float" office:value="322001">
            <text:p>322001</text:p>
          </table:table-cell>
          <table:table-cell office:value-type="float" office:value="309753">
            <text:p>30975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8261">
            <text:p>248261</text:p>
          </table:table-cell>
          <table:table-cell office:value-type="float" office:value="266935">
            <text:p>266935</text:p>
          </table:table-cell>
          <table:table-cell office:value-type="float" office:value="285203">
            <text:p>28520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8968">
            <text:p>278968</text:p>
          </table:table-cell>
          <table:table-cell office:value-type="float" office:value="380987">
            <text:p>380987</text:p>
          </table:table-cell>
          <table:table-cell office:value-type="float" office:value="301514">
            <text:p>301514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4607">
            <text:p>254607</text:p>
          </table:table-cell>
          <table:table-cell office:value-type="float" office:value="328535">
            <text:p>328535</text:p>
          </table:table-cell>
          <table:table-cell office:value-type="float" office:value="368328">
            <text:p>368328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7244">
            <text:p>257244</text:p>
          </table:table-cell>
          <table:table-cell office:value-type="float" office:value="291368">
            <text:p>291368</text:p>
          </table:table-cell>
          <table:table-cell office:value-type="float" office:value="315509">
            <text:p>315509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19112">
            <text:p>319112</text:p>
          </table:table-cell>
          <table:table-cell office:value-type="float" office:value="311068">
            <text:p>311068</text:p>
          </table:table-cell>
          <table:table-cell office:value-type="float" office:value="287007">
            <text:p>287007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2728">
            <text:p>272728</text:p>
          </table:table-cell>
          <table:table-cell office:value-type="float" office:value="399308">
            <text:p>399308</text:p>
          </table:table-cell>
          <table:table-cell office:value-type="float" office:value="279082">
            <text:p>279082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1854">
            <text:p>141854</text:p>
          </table:table-cell>
          <table:table-cell office:value-type="float" office:value="300812">
            <text:p>300812</text:p>
          </table:table-cell>
          <table:table-cell office:value-type="float" office:value="304383">
            <text:p>30438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6679">
            <text:p>276679</text:p>
          </table:table-cell>
          <table:table-cell office:value-type="float" office:value="292183">
            <text:p>292183</text:p>
          </table:table-cell>
          <table:table-cell office:value-type="float" office:value="280413">
            <text:p>28041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1080">
            <text:p>261080</text:p>
          </table:table-cell>
          <table:table-cell office:value-type="float" office:value="266036">
            <text:p>266036</text:p>
          </table:table-cell>
          <table:table-cell office:value-type="float" office:value="295433">
            <text:p>29543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0336">
            <text:p>270336</text:p>
          </table:table-cell>
          <table:table-cell office:value-type="float" office:value="284303">
            <text:p>284303</text:p>
          </table:table-cell>
          <table:table-cell office:value-type="float" office:value="259424">
            <text:p>259424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0269">
            <text:p>240269</text:p>
          </table:table-cell>
          <table:table-cell office:value-type="float" office:value="307430">
            <text:p>307430</text:p>
          </table:table-cell>
          <table:table-cell office:value-type="float" office:value="284310">
            <text:p>284310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6612">
            <text:p>266612</text:p>
          </table:table-cell>
          <table:table-cell office:value-type="float" office:value="281273">
            <text:p>281273</text:p>
          </table:table-cell>
          <table:table-cell office:value-type="float" office:value="296662">
            <text:p>296662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8911">
            <text:p>258911</text:p>
          </table:table-cell>
          <table:table-cell office:value-type="float" office:value="338909">
            <text:p>338909</text:p>
          </table:table-cell>
          <table:table-cell office:value-type="float" office:value="289719">
            <text:p>289719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40570">
            <text:p>340570</text:p>
          </table:table-cell>
          <table:table-cell office:value-type="float" office:value="158096">
            <text:p>158096</text:p>
          </table:table-cell>
          <table:table-cell office:value-type="float" office:value="300183">
            <text:p>30018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2809">
            <text:p>252809</text:p>
          </table:table-cell>
          <table:table-cell office:value-type="float" office:value="294324">
            <text:p>294324</text:p>
          </table:table-cell>
          <table:table-cell office:value-type="float" office:value="309445">
            <text:p>309445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5973">
            <text:p>265973</text:p>
          </table:table-cell>
          <table:table-cell office:value-type="float" office:value="327209">
            <text:p>327209</text:p>
          </table:table-cell>
          <table:table-cell office:value-type="float" office:value="104674">
            <text:p>104674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8185">
            <text:p>268185</text:p>
          </table:table-cell>
          <table:table-cell office:value-type="float" office:value="284388">
            <text:p>284388</text:p>
          </table:table-cell>
          <table:table-cell office:value-type="float" office:value="287381">
            <text:p>287381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8494">
            <text:p>248494</text:p>
          </table:table-cell>
          <table:table-cell office:value-type="float" office:value="311693">
            <text:p>311693</text:p>
          </table:table-cell>
          <table:table-cell office:value-type="float" office:value="320054">
            <text:p>320054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3560">
            <text:p>243560</text:p>
          </table:table-cell>
          <table:table-cell office:value-type="float" office:value="263528">
            <text:p>263528</text:p>
          </table:table-cell>
          <table:table-cell office:value-type="float" office:value="285291">
            <text:p>285291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1610">
            <text:p>241610</text:p>
          </table:table-cell>
          <table:table-cell office:value-type="float" office:value="275197">
            <text:p>275197</text:p>
          </table:table-cell>
          <table:table-cell office:value-type="float" office:value="272362">
            <text:p>272362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85620">
            <text:p>1585620</text:p>
          </table:table-cell>
          <table:table-cell office:value-type="float" office:value="327666">
            <text:p>327666</text:p>
          </table:table-cell>
          <table:table-cell office:value-type="float" office:value="291034">
            <text:p>291034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1054">
            <text:p>261054</text:p>
          </table:table-cell>
          <table:table-cell office:value-type="float" office:value="306541">
            <text:p>306541</text:p>
          </table:table-cell>
          <table:table-cell office:value-type="float" office:value="273754">
            <text:p>273754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9802">
            <text:p>279802</text:p>
          </table:table-cell>
          <table:table-cell office:value-type="float" office:value="339396">
            <text:p>339396</text:p>
          </table:table-cell>
          <table:table-cell office:value-type="float" office:value="390700">
            <text:p>390700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2148">
            <text:p>252148</text:p>
          </table:table-cell>
          <table:table-cell office:value-type="float" office:value="267453">
            <text:p>267453</text:p>
          </table:table-cell>
          <table:table-cell office:value-type="float" office:value="274800">
            <text:p>274800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0402">
            <text:p>250402</text:p>
          </table:table-cell>
          <table:table-cell office:value-type="float" office:value="307385">
            <text:p>307385</text:p>
          </table:table-cell>
          <table:table-cell office:value-type="float" office:value="306386">
            <text:p>306386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5777">
            <text:p>245777</text:p>
          </table:table-cell>
          <table:table-cell office:value-type="float" office:value="197195">
            <text:p>197195</text:p>
          </table:table-cell>
          <table:table-cell office:value-type="float" office:value="369708">
            <text:p>369708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92454">
            <text:p>292454</text:p>
          </table:table-cell>
          <table:table-cell office:value-type="float" office:value="302941">
            <text:p>302941</text:p>
          </table:table-cell>
          <table:table-cell office:value-type="float" office:value="272453">
            <text:p>27245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81428">
            <text:p>281428</text:p>
          </table:table-cell>
          <table:table-cell office:value-type="float" office:value="337359">
            <text:p>337359</text:p>
          </table:table-cell>
          <table:table-cell office:value-type="float" office:value="275351">
            <text:p>275351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4120">
            <text:p>264120</text:p>
          </table:table-cell>
          <table:table-cell office:value-type="float" office:value="325680">
            <text:p>325680</text:p>
          </table:table-cell>
          <table:table-cell office:value-type="float" office:value="318696">
            <text:p>318696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5910">
            <text:p>265910</text:p>
          </table:table-cell>
          <table:table-cell office:value-type="float" office:value="331308">
            <text:p>331308</text:p>
          </table:table-cell>
          <table:table-cell office:value-type="float" office:value="280592">
            <text:p>280592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1262">
            <text:p>261262</text:p>
          </table:table-cell>
          <table:table-cell office:value-type="float" office:value="311981">
            <text:p>311981</text:p>
          </table:table-cell>
          <table:table-cell office:value-type="float" office:value="289150">
            <text:p>289150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6585">
            <text:p>276585</text:p>
          </table:table-cell>
          <table:table-cell office:value-type="float" office:value="287426">
            <text:p>287426</text:p>
          </table:table-cell>
          <table:table-cell office:value-type="float" office:value="278913">
            <text:p>27891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3972">
            <text:p>273972</text:p>
          </table:table-cell>
          <table:table-cell office:value-type="float" office:value="436190">
            <text:p>436190</text:p>
          </table:table-cell>
          <table:table-cell office:value-type="float" office:value="286133">
            <text:p>28613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82752">
            <text:p>282752</text:p>
          </table:table-cell>
          <table:table-cell office:value-type="float" office:value="319625">
            <text:p>319625</text:p>
          </table:table-cell>
          <table:table-cell office:value-type="float" office:value="316112">
            <text:p>316112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62434">
            <text:p>262434</text:p>
          </table:table-cell>
          <table:table-cell office:value-type="float" office:value="290689">
            <text:p>290689</text:p>
          </table:table-cell>
          <table:table-cell office:value-type="float" office:value="194684">
            <text:p>194684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5895">
            <text:p>245895</text:p>
          </table:table-cell>
          <table:table-cell office:value-type="float" office:value="280908">
            <text:p>280908</text:p>
          </table:table-cell>
          <table:table-cell office:value-type="float" office:value="101977">
            <text:p>101977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3013">
            <text:p>203013</text:p>
          </table:table-cell>
          <table:table-cell office:value-type="float" office:value="296791">
            <text:p>296791</text:p>
          </table:table-cell>
          <table:table-cell office:value-type="float" office:value="285980">
            <text:p>285980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55844">
            <text:p>255844</text:p>
          </table:table-cell>
          <table:table-cell office:value-type="float" office:value="277331">
            <text:p>277331</text:p>
          </table:table-cell>
          <table:table-cell office:value-type="float" office:value="308053">
            <text:p>30805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9544">
            <text:p>249544</text:p>
          </table:table-cell>
          <table:table-cell office:value-type="float" office:value="324594">
            <text:p>324594</text:p>
          </table:table-cell>
          <table:table-cell office:value-type="float" office:value="318155">
            <text:p>318155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37293">
            <text:p>337293</text:p>
          </table:table-cell>
          <table:table-cell office:value-type="float" office:value="316097">
            <text:p>316097</text:p>
          </table:table-cell>
          <table:table-cell office:value-type="float" office:value="390853">
            <text:p>390853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7657">
            <text:p>277657</text:p>
          </table:table-cell>
          <table:table-cell office:value-type="float" office:value="336211">
            <text:p>336211</text:p>
          </table:table-cell>
          <table:table-cell office:value-type="float" office:value="284601">
            <text:p>284601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7377">
            <text:p>247377</text:p>
          </table:table-cell>
          <table:table-cell office:value-type="float" office:value="290599">
            <text:p>290599</text:p>
          </table:table-cell>
          <table:table-cell office:value-type="float" office:value="279356">
            <text:p>279356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6464">
            <text:p>356464</text:p>
          </table:table-cell>
          <table:table-cell office:value-type="float" office:value="333087">
            <text:p>333087</text:p>
          </table:table-cell>
          <table:table-cell office:value-type="float" office:value="345760">
            <text:p>345760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0884">
            <text:p>240884</text:p>
          </table:table-cell>
          <table:table-cell office:value-type="float" office:value="332308">
            <text:p>332308</text:p>
          </table:table-cell>
          <table:table-cell office:value-type="float" office:value="281261">
            <text:p>281261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3519">
            <text:p>303519</text:p>
          </table:table-cell>
          <table:table-cell office:value-type="float" office:value="189731">
            <text:p>189731</text:p>
          </table:table-cell>
          <table:table-cell office:value-type="float" office:value="277876">
            <text:p>277876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70060">
            <text:p>270060</text:p>
          </table:table-cell>
          <table:table-cell office:value-type="float" office:value="279800">
            <text:p>279800</text:p>
          </table:table-cell>
          <table:table-cell office:value-type="float" office:value="300646">
            <text:p>300646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6159">
            <text:p>306159</text:p>
          </table:table-cell>
          <table:table-cell office:value-type="float" office:value="315723">
            <text:p>315723</text:p>
          </table:table-cell>
          <table:table-cell office:value-type="float" office:value="279491">
            <text:p>27949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57417">
            <text:p>357417</text:p>
          </table:table-cell>
          <table:table-cell office:value-type="float" office:value="350124">
            <text:p>350124</text:p>
          </table:table-cell>
          <table:table-cell office:value-type="float" office:value="307523">
            <text:p>307523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96942">
            <text:p>496942</text:p>
          </table:table-cell>
          <table:table-cell office:value-type="float" office:value="335755">
            <text:p>335755</text:p>
          </table:table-cell>
          <table:table-cell office:value-type="float" office:value="312969">
            <text:p>312969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40635">
            <text:p>340635</text:p>
          </table:table-cell>
          <table:table-cell office:value-type="float" office:value="347150">
            <text:p>347150</text:p>
          </table:table-cell>
          <table:table-cell office:value-type="float" office:value="302521">
            <text:p>30252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30942">
            <text:p>330942</text:p>
          </table:table-cell>
          <table:table-cell office:value-type="float" office:value="336333">
            <text:p>336333</text:p>
          </table:table-cell>
          <table:table-cell office:value-type="float" office:value="382196">
            <text:p>38219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7173">
            <text:p>297173</text:p>
          </table:table-cell>
          <table:table-cell office:value-type="float" office:value="366530">
            <text:p>366530</text:p>
          </table:table-cell>
          <table:table-cell office:value-type="float" office:value="290220">
            <text:p>290220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1634">
            <text:p>261634</text:p>
          </table:table-cell>
          <table:table-cell office:value-type="float" office:value="397975">
            <text:p>397975</text:p>
          </table:table-cell>
          <table:table-cell office:value-type="float" office:value="330356">
            <text:p>33035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1055">
            <text:p>281055</text:p>
          </table:table-cell>
          <table:table-cell office:value-type="float" office:value="259234">
            <text:p>259234</text:p>
          </table:table-cell>
          <table:table-cell office:value-type="float" office:value="288674">
            <text:p>288674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8496">
            <text:p>268496</text:p>
          </table:table-cell>
          <table:table-cell office:value-type="float" office:value="343675">
            <text:p>343675</text:p>
          </table:table-cell>
          <table:table-cell office:value-type="float" office:value="375110">
            <text:p>375110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1868">
            <text:p>291868</text:p>
          </table:table-cell>
          <table:table-cell office:value-type="float" office:value="330215">
            <text:p>330215</text:p>
          </table:table-cell>
          <table:table-cell office:value-type="float" office:value="297996">
            <text:p>29799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3565">
            <text:p>283565</text:p>
          </table:table-cell>
          <table:table-cell office:value-type="float" office:value="344261">
            <text:p>344261</text:p>
          </table:table-cell>
          <table:table-cell office:value-type="float" office:value="307904">
            <text:p>307904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3010">
            <text:p>283010</text:p>
          </table:table-cell>
          <table:table-cell office:value-type="float" office:value="341026">
            <text:p>341026</text:p>
          </table:table-cell>
          <table:table-cell office:value-type="float" office:value="442329">
            <text:p>442329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9932">
            <text:p>279932</text:p>
          </table:table-cell>
          <table:table-cell office:value-type="float" office:value="326040">
            <text:p>326040</text:p>
          </table:table-cell>
          <table:table-cell office:value-type="float" office:value="297986">
            <text:p>29798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0894">
            <text:p>300894</text:p>
          </table:table-cell>
          <table:table-cell office:value-type="float" office:value="433758">
            <text:p>433758</text:p>
          </table:table-cell>
          <table:table-cell office:value-type="float" office:value="279001">
            <text:p>27900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9239">
            <text:p>279239</text:p>
          </table:table-cell>
          <table:table-cell office:value-type="float" office:value="393015">
            <text:p>393015</text:p>
          </table:table-cell>
          <table:table-cell office:value-type="float" office:value="324830">
            <text:p>324830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5115">
            <text:p>295115</text:p>
          </table:table-cell>
          <table:table-cell office:value-type="float" office:value="309725">
            <text:p>309725</text:p>
          </table:table-cell>
          <table:table-cell office:value-type="float" office:value="311897">
            <text:p>311897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7393">
            <text:p>297393</text:p>
          </table:table-cell>
          <table:table-cell office:value-type="float" office:value="334700">
            <text:p>334700</text:p>
          </table:table-cell>
          <table:table-cell office:value-type="float" office:value="309149">
            <text:p>309149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9481">
            <text:p>279481</text:p>
          </table:table-cell>
          <table:table-cell office:value-type="float" office:value="314252">
            <text:p>314252</text:p>
          </table:table-cell>
          <table:table-cell office:value-type="float" office:value="346935">
            <text:p>346935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4443">
            <text:p>294443</text:p>
          </table:table-cell>
          <table:table-cell office:value-type="float" office:value="346660">
            <text:p>346660</text:p>
          </table:table-cell>
          <table:table-cell office:value-type="float" office:value="307080">
            <text:p>307080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1124">
            <text:p>281124</text:p>
          </table:table-cell>
          <table:table-cell office:value-type="float" office:value="309339">
            <text:p>309339</text:p>
          </table:table-cell>
          <table:table-cell office:value-type="float" office:value="317517">
            <text:p>317517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3032">
            <text:p>303032</text:p>
          </table:table-cell>
          <table:table-cell office:value-type="float" office:value="299985">
            <text:p>299985</text:p>
          </table:table-cell>
          <table:table-cell office:value-type="float" office:value="318761">
            <text:p>31876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6897">
            <text:p>286897</text:p>
          </table:table-cell>
          <table:table-cell office:value-type="float" office:value="323893">
            <text:p>323893</text:p>
          </table:table-cell>
          <table:table-cell office:value-type="float" office:value="361863">
            <text:p>361863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5080">
            <text:p>265080</text:p>
          </table:table-cell>
          <table:table-cell office:value-type="float" office:value="321435">
            <text:p>321435</text:p>
          </table:table-cell>
          <table:table-cell office:value-type="float" office:value="359345">
            <text:p>359345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0123">
            <text:p>290123</text:p>
          </table:table-cell>
          <table:table-cell office:value-type="float" office:value="324775">
            <text:p>324775</text:p>
          </table:table-cell>
          <table:table-cell office:value-type="float" office:value="324231">
            <text:p>32423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4505">
            <text:p>264505</text:p>
          </table:table-cell>
          <table:table-cell office:value-type="float" office:value="327907">
            <text:p>327907</text:p>
          </table:table-cell>
          <table:table-cell office:value-type="float" office:value="303449">
            <text:p>303449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7701">
            <text:p>307701</text:p>
          </table:table-cell>
          <table:table-cell office:value-type="float" office:value="225722">
            <text:p>225722</text:p>
          </table:table-cell>
          <table:table-cell office:value-type="float" office:value="286717">
            <text:p>286717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1346">
            <text:p>301346</text:p>
          </table:table-cell>
          <table:table-cell office:value-type="float" office:value="342819">
            <text:p>342819</text:p>
          </table:table-cell>
          <table:table-cell office:value-type="float" office:value="395371">
            <text:p>39537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7041">
            <text:p>287041</text:p>
          </table:table-cell>
          <table:table-cell office:value-type="float" office:value="340533">
            <text:p>340533</text:p>
          </table:table-cell>
          <table:table-cell office:value-type="float" office:value="337696">
            <text:p>33769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4722">
            <text:p>284722</text:p>
          </table:table-cell>
          <table:table-cell office:value-type="float" office:value="307880">
            <text:p>307880</text:p>
          </table:table-cell>
          <table:table-cell office:value-type="float" office:value="287167">
            <text:p>287167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2044">
            <text:p>292044</text:p>
          </table:table-cell>
          <table:table-cell office:value-type="float" office:value="356912">
            <text:p>356912</text:p>
          </table:table-cell>
          <table:table-cell office:value-type="float" office:value="325613">
            <text:p>325613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6568">
            <text:p>256568</text:p>
          </table:table-cell>
          <table:table-cell office:value-type="float" office:value="335090">
            <text:p>335090</text:p>
          </table:table-cell>
          <table:table-cell office:value-type="float" office:value="338479">
            <text:p>338479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50918">
            <text:p>350918</text:p>
          </table:table-cell>
          <table:table-cell office:value-type="float" office:value="338502">
            <text:p>338502</text:p>
          </table:table-cell>
          <table:table-cell office:value-type="float" office:value="304918">
            <text:p>304918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6799">
            <text:p>306799</text:p>
          </table:table-cell>
          <table:table-cell office:value-type="float" office:value="326967">
            <text:p>326967</text:p>
          </table:table-cell>
          <table:table-cell office:value-type="float" office:value="219610">
            <text:p>219610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6185">
            <text:p>296185</text:p>
          </table:table-cell>
          <table:table-cell office:value-type="float" office:value="329192">
            <text:p>329192</text:p>
          </table:table-cell>
          <table:table-cell office:value-type="float" office:value="315680">
            <text:p>315680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2743">
            <text:p>272743</text:p>
          </table:table-cell>
          <table:table-cell office:value-type="float" office:value="304025">
            <text:p>304025</text:p>
          </table:table-cell>
          <table:table-cell office:value-type="float" office:value="317238">
            <text:p>317238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1415">
            <text:p>281415</text:p>
          </table:table-cell>
          <table:table-cell office:value-type="float" office:value="353499">
            <text:p>353499</text:p>
          </table:table-cell>
          <table:table-cell office:value-type="float" office:value="297716">
            <text:p>29771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2236">
            <text:p>302236</text:p>
          </table:table-cell>
          <table:table-cell office:value-type="float" office:value="359234">
            <text:p>359234</text:p>
          </table:table-cell>
          <table:table-cell office:value-type="float" office:value="374237">
            <text:p>374237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2987">
            <text:p>322987</text:p>
          </table:table-cell>
          <table:table-cell office:value-type="float" office:value="401153">
            <text:p>401153</text:p>
          </table:table-cell>
          <table:table-cell office:value-type="float" office:value="325037">
            <text:p>325037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2824">
            <text:p>282824</text:p>
          </table:table-cell>
          <table:table-cell office:value-type="float" office:value="435313">
            <text:p>435313</text:p>
          </table:table-cell>
          <table:table-cell office:value-type="float" office:value="318983">
            <text:p>318983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65529">
            <text:p>365529</text:p>
          </table:table-cell>
          <table:table-cell office:value-type="float" office:value="318278">
            <text:p>318278</text:p>
          </table:table-cell>
          <table:table-cell office:value-type="float" office:value="283104">
            <text:p>283104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8487">
            <text:p>298487</text:p>
          </table:table-cell>
          <table:table-cell office:value-type="float" office:value="307479">
            <text:p>307479</text:p>
          </table:table-cell>
          <table:table-cell office:value-type="float" office:value="321717">
            <text:p>321717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97456">
            <text:p>397456</text:p>
          </table:table-cell>
          <table:table-cell office:value-type="float" office:value="315562">
            <text:p>315562</text:p>
          </table:table-cell>
          <table:table-cell office:value-type="float" office:value="334586">
            <text:p>33458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7469">
            <text:p>327469</text:p>
          </table:table-cell>
          <table:table-cell office:value-type="float" office:value="363070">
            <text:p>363070</text:p>
          </table:table-cell>
          <table:table-cell office:value-type="float" office:value="289802">
            <text:p>289802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21285">
            <text:p>421285</text:p>
          </table:table-cell>
          <table:table-cell office:value-type="float" office:value="318656">
            <text:p>318656</text:p>
          </table:table-cell>
          <table:table-cell office:value-type="float" office:value="334826">
            <text:p>334826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9081">
            <text:p>299081</text:p>
          </table:table-cell>
          <table:table-cell office:value-type="float" office:value="366064">
            <text:p>366064</text:p>
          </table:table-cell>
          <table:table-cell office:value-type="float" office:value="295385">
            <text:p>295385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2108">
            <text:p>292108</text:p>
          </table:table-cell>
          <table:table-cell office:value-type="float" office:value="345360">
            <text:p>345360</text:p>
          </table:table-cell>
          <table:table-cell office:value-type="float" office:value="147918">
            <text:p>147918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6922">
            <text:p>316922</text:p>
          </table:table-cell>
          <table:table-cell office:value-type="float" office:value="338182">
            <text:p>338182</text:p>
          </table:table-cell>
          <table:table-cell office:value-type="float" office:value="312941">
            <text:p>312941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6022">
            <text:p>266022</text:p>
          </table:table-cell>
          <table:table-cell office:value-type="float" office:value="300881">
            <text:p>300881</text:p>
          </table:table-cell>
          <table:table-cell office:value-type="float" office:value="443312">
            <text:p>443312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4953">
            <text:p>304953</text:p>
          </table:table-cell>
          <table:table-cell office:value-type="float" office:value="353561">
            <text:p>353561</text:p>
          </table:table-cell>
          <table:table-cell office:value-type="float" office:value="346758">
            <text:p>346758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8182">
            <text:p>278182</text:p>
          </table:table-cell>
          <table:table-cell office:value-type="float" office:value="336743">
            <text:p>336743</text:p>
          </table:table-cell>
          <table:table-cell office:value-type="float" office:value="310134">
            <text:p>310134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3419">
            <text:p>263419</text:p>
          </table:table-cell>
          <table:table-cell office:value-type="float" office:value="350971">
            <text:p>350971</text:p>
          </table:table-cell>
          <table:table-cell office:value-type="float" office:value="321170">
            <text:p>321170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4940">
            <text:p>294940</text:p>
          </table:table-cell>
          <table:table-cell office:value-type="float" office:value="326856">
            <text:p>326856</text:p>
          </table:table-cell>
          <table:table-cell office:value-type="float" office:value="1508882">
            <text:p>1508882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8245">
            <text:p>318245</text:p>
          </table:table-cell>
          <table:table-cell office:value-type="float" office:value="345455">
            <text:p>345455</text:p>
          </table:table-cell>
          <table:table-cell office:value-type="float" office:value="513218">
            <text:p>513218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0343">
            <text:p>320343</text:p>
          </table:table-cell>
          <table:table-cell office:value-type="float" office:value="341707">
            <text:p>341707</text:p>
          </table:table-cell>
          <table:table-cell office:value-type="float" office:value="304792">
            <text:p>304792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73361">
            <text:p>273361</text:p>
          </table:table-cell>
          <table:table-cell office:value-type="float" office:value="487731">
            <text:p>487731</text:p>
          </table:table-cell>
          <table:table-cell office:value-type="float" office:value="461757">
            <text:p>461757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6601">
            <text:p>296601</text:p>
          </table:table-cell>
          <table:table-cell office:value-type="float" office:value="361168">
            <text:p>361168</text:p>
          </table:table-cell>
          <table:table-cell office:value-type="float" office:value="395334">
            <text:p>395334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8028">
            <text:p>298028</text:p>
          </table:table-cell>
          <table:table-cell office:value-type="float" office:value="395487">
            <text:p>395487</text:p>
          </table:table-cell>
          <table:table-cell office:value-type="float" office:value="338301">
            <text:p>33830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0831">
            <text:p>310831</text:p>
          </table:table-cell>
          <table:table-cell office:value-type="float" office:value="324297">
            <text:p>324297</text:p>
          </table:table-cell>
          <table:table-cell office:value-type="float" office:value="328985">
            <text:p>328985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3973">
            <text:p>283973</text:p>
          </table:table-cell>
          <table:table-cell office:value-type="float" office:value="361470">
            <text:p>361470</text:p>
          </table:table-cell>
          <table:table-cell office:value-type="float" office:value="385044">
            <text:p>385044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2035">
            <text:p>312035</text:p>
          </table:table-cell>
          <table:table-cell office:value-type="float" office:value="109320">
            <text:p>109320</text:p>
          </table:table-cell>
          <table:table-cell office:value-type="float" office:value="333364">
            <text:p>333364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0884">
            <text:p>300884</text:p>
          </table:table-cell>
          <table:table-cell office:value-type="float" office:value="1147727">
            <text:p>1147727</text:p>
          </table:table-cell>
          <table:table-cell office:value-type="float" office:value="417971">
            <text:p>41797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9229">
            <text:p>309229</text:p>
          </table:table-cell>
          <table:table-cell office:value-type="float" office:value="381595">
            <text:p>381595</text:p>
          </table:table-cell>
          <table:table-cell office:value-type="float" office:value="358038">
            <text:p>358038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72177">
            <text:p>372177</text:p>
          </table:table-cell>
          <table:table-cell office:value-type="float" office:value="350567">
            <text:p>350567</text:p>
          </table:table-cell>
          <table:table-cell office:value-type="float" office:value="316881">
            <text:p>31688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5576">
            <text:p>315576</text:p>
          </table:table-cell>
          <table:table-cell office:value-type="float" office:value="351189">
            <text:p>351189</text:p>
          </table:table-cell>
          <table:table-cell office:value-type="float" office:value="396081">
            <text:p>39608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9885">
            <text:p>289885</text:p>
          </table:table-cell>
          <table:table-cell office:value-type="float" office:value="356928">
            <text:p>356928</text:p>
          </table:table-cell>
          <table:table-cell office:value-type="float" office:value="333407">
            <text:p>333407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0839">
            <text:p>290839</text:p>
          </table:table-cell>
          <table:table-cell office:value-type="float" office:value="468447">
            <text:p>468447</text:p>
          </table:table-cell>
          <table:table-cell office:value-type="float" office:value="364266">
            <text:p>364266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7253">
            <text:p>327253</text:p>
          </table:table-cell>
          <table:table-cell office:value-type="float" office:value="372008">
            <text:p>372008</text:p>
          </table:table-cell>
          <table:table-cell office:value-type="float" office:value="336406">
            <text:p>336406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0130">
            <text:p>290130</text:p>
          </table:table-cell>
          <table:table-cell office:value-type="float" office:value="362905">
            <text:p>362905</text:p>
          </table:table-cell>
          <table:table-cell office:value-type="float" office:value="506159">
            <text:p>506159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4175">
            <text:p>314175</text:p>
          </table:table-cell>
          <table:table-cell office:value-type="float" office:value="297263">
            <text:p>297263</text:p>
          </table:table-cell>
          <table:table-cell office:value-type="float" office:value="330887">
            <text:p>330887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4440">
            <text:p>144440</text:p>
          </table:table-cell>
          <table:table-cell office:value-type="float" office:value="336019">
            <text:p>336019</text:p>
          </table:table-cell>
          <table:table-cell office:value-type="float" office:value="322616">
            <text:p>322616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3314">
            <text:p>293314</text:p>
          </table:table-cell>
          <table:table-cell office:value-type="float" office:value="302094">
            <text:p>302094</text:p>
          </table:table-cell>
          <table:table-cell office:value-type="float" office:value="338631">
            <text:p>33863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0185">
            <text:p>290185</text:p>
          </table:table-cell>
          <table:table-cell office:value-type="float" office:value="178227">
            <text:p>178227</text:p>
          </table:table-cell>
          <table:table-cell office:value-type="float" office:value="249996">
            <text:p>249996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6576">
            <text:p>316576</text:p>
          </table:table-cell>
          <table:table-cell office:value-type="float" office:value="256521">
            <text:p>256521</text:p>
          </table:table-cell>
          <table:table-cell office:value-type="float" office:value="327920">
            <text:p>327920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8474">
            <text:p>308474</text:p>
          </table:table-cell>
          <table:table-cell office:value-type="float" office:value="343883">
            <text:p>343883</text:p>
          </table:table-cell>
          <table:table-cell office:value-type="float" office:value="321975">
            <text:p>321975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4033">
            <text:p>284033</text:p>
          </table:table-cell>
          <table:table-cell office:value-type="float" office:value="393468">
            <text:p>393468</text:p>
          </table:table-cell>
          <table:table-cell office:value-type="float" office:value="335711">
            <text:p>33571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79551">
            <text:p>1079551</text:p>
          </table:table-cell>
          <table:table-cell office:value-type="float" office:value="415248">
            <text:p>415248</text:p>
          </table:table-cell>
          <table:table-cell office:value-type="float" office:value="322328">
            <text:p>322328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6684">
            <text:p>306684</text:p>
          </table:table-cell>
          <table:table-cell office:value-type="float" office:value="355262">
            <text:p>355262</text:p>
          </table:table-cell>
          <table:table-cell office:value-type="float" office:value="342505">
            <text:p>342505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8020">
            <text:p>308020</text:p>
          </table:table-cell>
          <table:table-cell office:value-type="float" office:value="326013">
            <text:p>326013</text:p>
          </table:table-cell>
          <table:table-cell office:value-type="float" office:value="330704">
            <text:p>330704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38294">
            <text:p>338294</text:p>
          </table:table-cell>
          <table:table-cell office:value-type="float" office:value="322944">
            <text:p>322944</text:p>
          </table:table-cell>
          <table:table-cell office:value-type="float" office:value="309373">
            <text:p>309373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7853">
            <text:p>317853</text:p>
          </table:table-cell>
          <table:table-cell office:value-type="float" office:value="348230">
            <text:p>348230</text:p>
          </table:table-cell>
          <table:table-cell office:value-type="float" office:value="288677">
            <text:p>288677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7111">
            <text:p>387111</text:p>
          </table:table-cell>
          <table:table-cell office:value-type="float" office:value="349850">
            <text:p>349850</text:p>
          </table:table-cell>
          <table:table-cell office:value-type="float" office:value="307709">
            <text:p>307709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7431">
            <text:p>297431</text:p>
          </table:table-cell>
          <table:table-cell office:value-type="float" office:value="378149">
            <text:p>378149</text:p>
          </table:table-cell>
          <table:table-cell office:value-type="float" office:value="775594">
            <text:p>775594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4007">
            <text:p>294007</text:p>
          </table:table-cell>
          <table:table-cell office:value-type="float" office:value="334123">
            <text:p>334123</text:p>
          </table:table-cell>
          <table:table-cell office:value-type="float" office:value="332747">
            <text:p>332747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7390">
            <text:p>327390</text:p>
          </table:table-cell>
          <table:table-cell office:value-type="float" office:value="360699">
            <text:p>360699</text:p>
          </table:table-cell>
          <table:table-cell office:value-type="float" office:value="328660">
            <text:p>328660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5670">
            <text:p>285670</text:p>
          </table:table-cell>
          <table:table-cell office:value-type="float" office:value="367738">
            <text:p>367738</text:p>
          </table:table-cell>
          <table:table-cell office:value-type="float" office:value="339711">
            <text:p>33971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14658">
            <text:p>414658</text:p>
          </table:table-cell>
          <table:table-cell office:value-type="float" office:value="351526">
            <text:p>351526</text:p>
          </table:table-cell>
          <table:table-cell office:value-type="float" office:value="317256">
            <text:p>317256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64906">
            <text:p>264906</text:p>
          </table:table-cell>
          <table:table-cell office:value-type="float" office:value="350598">
            <text:p>350598</text:p>
          </table:table-cell>
          <table:table-cell office:value-type="float" office:value="293816">
            <text:p>293816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4217">
            <text:p>324217</text:p>
          </table:table-cell>
          <table:table-cell office:value-type="float" office:value="354735">
            <text:p>354735</text:p>
          </table:table-cell>
          <table:table-cell office:value-type="float" office:value="351116">
            <text:p>351116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8121">
            <text:p>318121</text:p>
          </table:table-cell>
          <table:table-cell office:value-type="float" office:value="341716">
            <text:p>341716</text:p>
          </table:table-cell>
          <table:table-cell office:value-type="float" office:value="330122">
            <text:p>330122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8451">
            <text:p>298451</text:p>
          </table:table-cell>
          <table:table-cell office:value-type="float" office:value="358639">
            <text:p>358639</text:p>
          </table:table-cell>
          <table:table-cell office:value-type="float" office:value="320880">
            <text:p>320880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8194">
            <text:p>288194</text:p>
          </table:table-cell>
          <table:table-cell office:value-type="float" office:value="340161">
            <text:p>340161</text:p>
          </table:table-cell>
          <table:table-cell office:value-type="float" office:value="298032">
            <text:p>298032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9226">
            <text:p>289226</text:p>
          </table:table-cell>
          <table:table-cell office:value-type="float" office:value="372498">
            <text:p>372498</text:p>
          </table:table-cell>
          <table:table-cell office:value-type="float" office:value="351444">
            <text:p>351444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0110">
            <text:p>310110</text:p>
          </table:table-cell>
          <table:table-cell office:value-type="float" office:value="329070">
            <text:p>329070</text:p>
          </table:table-cell>
          <table:table-cell office:value-type="float" office:value="327770">
            <text:p>327770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6903">
            <text:p>286903</text:p>
          </table:table-cell>
          <table:table-cell office:value-type="float" office:value="361493">
            <text:p>361493</text:p>
          </table:table-cell>
          <table:table-cell office:value-type="float" office:value="345021">
            <text:p>34502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5543">
            <text:p>305543</text:p>
          </table:table-cell>
          <table:table-cell office:value-type="float" office:value="338583">
            <text:p>338583</text:p>
          </table:table-cell>
          <table:table-cell office:value-type="float" office:value="339731">
            <text:p>339731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0982">
            <text:p>300982</text:p>
          </table:table-cell>
          <table:table-cell office:value-type="float" office:value="323206">
            <text:p>323206</text:p>
          </table:table-cell>
          <table:table-cell office:value-type="float" office:value="357697">
            <text:p>357697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2004">
            <text:p>302004</text:p>
          </table:table-cell>
          <table:table-cell office:value-type="float" office:value="481043">
            <text:p>481043</text:p>
          </table:table-cell>
          <table:table-cell office:value-type="float" office:value="368472">
            <text:p>368472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17369">
            <text:p>317369</text:p>
          </table:table-cell>
          <table:table-cell office:value-type="float" office:value="382238">
            <text:p>382238</text:p>
          </table:table-cell>
          <table:table-cell office:value-type="float" office:value="359982">
            <text:p>359982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22547">
            <text:p>422547</text:p>
          </table:table-cell>
          <table:table-cell office:value-type="float" office:value="360112">
            <text:p>360112</text:p>
          </table:table-cell>
          <table:table-cell office:value-type="float" office:value="342784">
            <text:p>342784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1203">
            <text:p>281203</text:p>
          </table:table-cell>
          <table:table-cell office:value-type="float" office:value="361466">
            <text:p>361466</text:p>
          </table:table-cell>
          <table:table-cell office:value-type="float" office:value="367320">
            <text:p>367320</text:p>
          </table:table-cell>
          <table:table-cell table:number-columns-repeated="10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53384">
            <text:p>353384</text:p>
          </table:table-cell>
          <table:table-cell office:value-type="float" office:value="386209">
            <text:p>386209</text:p>
          </table:table-cell>
          <table:table-cell office:value-type="float" office:value="314239">
            <text:p>314239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0508">
            <text:p>150508</text:p>
          </table:table-cell>
          <table:table-cell office:value-type="float" office:value="392984">
            <text:p>392984</text:p>
          </table:table-cell>
          <table:table-cell office:value-type="float" office:value="254478">
            <text:p>25447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3931">
            <text:p>333931</text:p>
          </table:table-cell>
          <table:table-cell office:value-type="float" office:value="353739">
            <text:p>353739</text:p>
          </table:table-cell>
          <table:table-cell office:value-type="float" office:value="458809">
            <text:p>458809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99345">
            <text:p>299345</text:p>
          </table:table-cell>
          <table:table-cell office:value-type="float" office:value="415970">
            <text:p>415970</text:p>
          </table:table-cell>
          <table:table-cell office:value-type="float" office:value="382901">
            <text:p>382901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8852">
            <text:p>338852</text:p>
          </table:table-cell>
          <table:table-cell office:value-type="float" office:value="369888">
            <text:p>369888</text:p>
          </table:table-cell>
          <table:table-cell office:value-type="float" office:value="223578">
            <text:p>22357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7990">
            <text:p>337990</text:p>
          </table:table-cell>
          <table:table-cell office:value-type="float" office:value="360638">
            <text:p>360638</text:p>
          </table:table-cell>
          <table:table-cell office:value-type="float" office:value="375223">
            <text:p>375223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13360">
            <text:p>313360</text:p>
          </table:table-cell>
          <table:table-cell office:value-type="float" office:value="264700">
            <text:p>264700</text:p>
          </table:table-cell>
          <table:table-cell office:value-type="float" office:value="348833">
            <text:p>348833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5055">
            <text:p>215055</text:p>
          </table:table-cell>
          <table:table-cell office:value-type="float" office:value="357531">
            <text:p>357531</text:p>
          </table:table-cell>
          <table:table-cell office:value-type="float" office:value="370039">
            <text:p>370039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09154">
            <text:p>309154</text:p>
          </table:table-cell>
          <table:table-cell office:value-type="float" office:value="409661">
            <text:p>409661</text:p>
          </table:table-cell>
          <table:table-cell office:value-type="float" office:value="541850">
            <text:p>541850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4186">
            <text:p>334186</text:p>
          </table:table-cell>
          <table:table-cell office:value-type="float" office:value="459315">
            <text:p>459315</text:p>
          </table:table-cell>
          <table:table-cell office:value-type="float" office:value="358005">
            <text:p>358005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99451">
            <text:p>299451</text:p>
          </table:table-cell>
          <table:table-cell office:value-type="float" office:value="366176">
            <text:p>366176</text:p>
          </table:table-cell>
          <table:table-cell office:value-type="float" office:value="397374">
            <text:p>397374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10972">
            <text:p>310972</text:p>
          </table:table-cell>
          <table:table-cell office:value-type="float" office:value="337321">
            <text:p>337321</text:p>
          </table:table-cell>
          <table:table-cell office:value-type="float" office:value="363531">
            <text:p>363531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92794">
            <text:p>392794</text:p>
          </table:table-cell>
          <table:table-cell office:value-type="float" office:value="336539">
            <text:p>336539</text:p>
          </table:table-cell>
          <table:table-cell office:value-type="float" office:value="339438">
            <text:p>33943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2465">
            <text:p>322465</text:p>
          </table:table-cell>
          <table:table-cell office:value-type="float" office:value="412362">
            <text:p>412362</text:p>
          </table:table-cell>
          <table:table-cell office:value-type="float" office:value="332224">
            <text:p>332224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16096">
            <text:p>316096</text:p>
          </table:table-cell>
          <table:table-cell office:value-type="float" office:value="407071">
            <text:p>407071</text:p>
          </table:table-cell>
          <table:table-cell office:value-type="float" office:value="401356">
            <text:p>401356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17990">
            <text:p>317990</text:p>
          </table:table-cell>
          <table:table-cell office:value-type="float" office:value="379898">
            <text:p>379898</text:p>
          </table:table-cell>
          <table:table-cell office:value-type="float" office:value="383399">
            <text:p>383399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7080">
            <text:p>357080</text:p>
          </table:table-cell>
          <table:table-cell office:value-type="float" office:value="378203">
            <text:p>378203</text:p>
          </table:table-cell>
          <table:table-cell office:value-type="float" office:value="349165">
            <text:p>349165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9274">
            <text:p>329274</text:p>
          </table:table-cell>
          <table:table-cell office:value-type="float" office:value="372023">
            <text:p>372023</text:p>
          </table:table-cell>
          <table:table-cell office:value-type="float" office:value="355626">
            <text:p>355626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5775">
            <text:p>325775</text:p>
          </table:table-cell>
          <table:table-cell office:value-type="float" office:value="430991">
            <text:p>430991</text:p>
          </table:table-cell>
          <table:table-cell office:value-type="float" office:value="327084">
            <text:p>327084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6150">
            <text:p>336150</text:p>
          </table:table-cell>
          <table:table-cell office:value-type="float" office:value="412892">
            <text:p>412892</text:p>
          </table:table-cell>
          <table:table-cell office:value-type="float" office:value="381175">
            <text:p>381175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66181">
            <text:p>866181</text:p>
          </table:table-cell>
          <table:table-cell office:value-type="float" office:value="420371">
            <text:p>420371</text:p>
          </table:table-cell>
          <table:table-cell office:value-type="float" office:value="332365">
            <text:p>332365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48137">
            <text:p>348137</text:p>
          </table:table-cell>
          <table:table-cell office:value-type="float" office:value="435799">
            <text:p>435799</text:p>
          </table:table-cell>
          <table:table-cell office:value-type="float" office:value="365718">
            <text:p>36571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8102">
            <text:p>358102</text:p>
          </table:table-cell>
          <table:table-cell office:value-type="float" office:value="429415">
            <text:p>429415</text:p>
          </table:table-cell>
          <table:table-cell office:value-type="float" office:value="374021">
            <text:p>374021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1804">
            <text:p>331804</text:p>
          </table:table-cell>
          <table:table-cell office:value-type="float" office:value="369278">
            <text:p>369278</text:p>
          </table:table-cell>
          <table:table-cell office:value-type="float" office:value="385150">
            <text:p>385150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69257">
            <text:p>369257</text:p>
          </table:table-cell>
          <table:table-cell office:value-type="float" office:value="686341">
            <text:p>686341</text:p>
          </table:table-cell>
          <table:table-cell office:value-type="float" office:value="366324">
            <text:p>366324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70880">
            <text:p>370880</text:p>
          </table:table-cell>
          <table:table-cell office:value-type="float" office:value="922851">
            <text:p>922851</text:p>
          </table:table-cell>
          <table:table-cell office:value-type="float" office:value="364037">
            <text:p>364037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88423">
            <text:p>288423</text:p>
          </table:table-cell>
          <table:table-cell office:value-type="float" office:value="375234">
            <text:p>375234</text:p>
          </table:table-cell>
          <table:table-cell office:value-type="float" office:value="412040">
            <text:p>412040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26570">
            <text:p>426570</text:p>
          </table:table-cell>
          <table:table-cell office:value-type="float" office:value="402204">
            <text:p>402204</text:p>
          </table:table-cell>
          <table:table-cell office:value-type="float" office:value="402921">
            <text:p>402921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2236">
            <text:p>352236</text:p>
          </table:table-cell>
          <table:table-cell office:value-type="float" office:value="504479">
            <text:p>504479</text:p>
          </table:table-cell>
          <table:table-cell office:value-type="float" office:value="388532">
            <text:p>388532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01662">
            <text:p>401662</text:p>
          </table:table-cell>
          <table:table-cell office:value-type="float" office:value="353693">
            <text:p>353693</text:p>
          </table:table-cell>
          <table:table-cell office:value-type="float" office:value="394498">
            <text:p>39449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7807">
            <text:p>327807</text:p>
          </table:table-cell>
          <table:table-cell office:value-type="float" office:value="370552">
            <text:p>370552</text:p>
          </table:table-cell>
          <table:table-cell office:value-type="float" office:value="366702">
            <text:p>366702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1932">
            <text:p>351932</text:p>
          </table:table-cell>
          <table:table-cell office:value-type="float" office:value="513141">
            <text:p>513141</text:p>
          </table:table-cell>
          <table:table-cell office:value-type="float" office:value="417091">
            <text:p>417091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1233">
            <text:p>321233</text:p>
          </table:table-cell>
          <table:table-cell office:value-type="float" office:value="393820">
            <text:p>393820</text:p>
          </table:table-cell>
          <table:table-cell office:value-type="float" office:value="364288">
            <text:p>36428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72292">
            <text:p>372292</text:p>
          </table:table-cell>
          <table:table-cell office:value-type="float" office:value="365820">
            <text:p>365820</text:p>
          </table:table-cell>
          <table:table-cell office:value-type="float" office:value="351357">
            <text:p>351357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2585">
            <text:p>322585</text:p>
          </table:table-cell>
          <table:table-cell office:value-type="float" office:value="383955">
            <text:p>383955</text:p>
          </table:table-cell>
          <table:table-cell office:value-type="float" office:value="361102">
            <text:p>361102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46536">
            <text:p>346536</text:p>
          </table:table-cell>
          <table:table-cell office:value-type="float" office:value="394220">
            <text:p>394220</text:p>
          </table:table-cell>
          <table:table-cell office:value-type="float" office:value="63329">
            <text:p>63329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10854">
            <text:p>310854</text:p>
          </table:table-cell>
          <table:table-cell office:value-type="float" office:value="351694">
            <text:p>351694</text:p>
          </table:table-cell>
          <table:table-cell office:value-type="float" office:value="464248">
            <text:p>46424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62084">
            <text:p>362084</text:p>
          </table:table-cell>
          <table:table-cell office:value-type="float" office:value="437084">
            <text:p>437084</text:p>
          </table:table-cell>
          <table:table-cell office:value-type="float" office:value="360088">
            <text:p>36008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58458">
            <text:p>458458</text:p>
          </table:table-cell>
          <table:table-cell office:value-type="float" office:value="238605">
            <text:p>238605</text:p>
          </table:table-cell>
          <table:table-cell office:value-type="float" office:value="371938">
            <text:p>37193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3846">
            <text:p>323846</text:p>
          </table:table-cell>
          <table:table-cell office:value-type="float" office:value="394422">
            <text:p>394422</text:p>
          </table:table-cell>
          <table:table-cell office:value-type="float" office:value="388736">
            <text:p>388736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09216">
            <text:p>309216</text:p>
          </table:table-cell>
          <table:table-cell office:value-type="float" office:value="383230">
            <text:p>383230</text:p>
          </table:table-cell>
          <table:table-cell office:value-type="float" office:value="595404">
            <text:p>595404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84130">
            <text:p>384130</text:p>
          </table:table-cell>
          <table:table-cell office:value-type="float" office:value="380942">
            <text:p>380942</text:p>
          </table:table-cell>
          <table:table-cell office:value-type="float" office:value="368021">
            <text:p>368021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84194">
            <text:p>484194</text:p>
          </table:table-cell>
          <table:table-cell office:value-type="float" office:value="389535">
            <text:p>389535</text:p>
          </table:table-cell>
          <table:table-cell office:value-type="float" office:value="371065">
            <text:p>371065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9092">
            <text:p>359092</text:p>
          </table:table-cell>
          <table:table-cell office:value-type="float" office:value="344633">
            <text:p>344633</text:p>
          </table:table-cell>
          <table:table-cell office:value-type="float" office:value="342375">
            <text:p>342375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5247">
            <text:p>355247</text:p>
          </table:table-cell>
          <table:table-cell office:value-type="float" office:value="377456">
            <text:p>377456</text:p>
          </table:table-cell>
          <table:table-cell office:value-type="float" office:value="373238">
            <text:p>373238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45071">
            <text:p>345071</text:p>
          </table:table-cell>
          <table:table-cell office:value-type="float" office:value="318322">
            <text:p>318322</text:p>
          </table:table-cell>
          <table:table-cell office:value-type="float" office:value="420304">
            <text:p>420304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13207">
            <text:p>313207</text:p>
          </table:table-cell>
          <table:table-cell office:value-type="float" office:value="406588">
            <text:p>406588</text:p>
          </table:table-cell>
          <table:table-cell office:value-type="float" office:value="405277">
            <text:p>405277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46877">
            <text:p>446877</text:p>
          </table:table-cell>
          <table:table-cell office:value-type="float" office:value="458725">
            <text:p>458725</text:p>
          </table:table-cell>
          <table:table-cell office:value-type="float" office:value="383297">
            <text:p>383297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7946">
            <text:p>337946</text:p>
          </table:table-cell>
          <table:table-cell office:value-type="float" office:value="386005">
            <text:p>386005</text:p>
          </table:table-cell>
          <table:table-cell office:value-type="float" office:value="350163">
            <text:p>350163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04854">
            <text:p>304854</text:p>
          </table:table-cell>
          <table:table-cell office:value-type="float" office:value="377438">
            <text:p>377438</text:p>
          </table:table-cell>
          <table:table-cell office:value-type="float" office:value="379883">
            <text:p>379883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43156">
            <text:p>343156</text:p>
          </table:table-cell>
          <table:table-cell office:value-type="float" office:value="380456">
            <text:p>380456</text:p>
          </table:table-cell>
          <table:table-cell office:value-type="float" office:value="378992">
            <text:p>37899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5791">
            <text:p>365791</text:p>
          </table:table-cell>
          <table:table-cell office:value-type="float" office:value="273638">
            <text:p>273638</text:p>
          </table:table-cell>
          <table:table-cell office:value-type="float" office:value="170239">
            <text:p>17023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39451">
            <text:p>539451</text:p>
          </table:table-cell>
          <table:table-cell office:value-type="float" office:value="414457">
            <text:p>414457</text:p>
          </table:table-cell>
          <table:table-cell office:value-type="float" office:value="663760">
            <text:p>663760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2886">
            <text:p>352886</text:p>
          </table:table-cell>
          <table:table-cell office:value-type="float" office:value="443819">
            <text:p>443819</text:p>
          </table:table-cell>
          <table:table-cell office:value-type="float" office:value="383063">
            <text:p>383063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0977">
            <text:p>430977</text:p>
          </table:table-cell>
          <table:table-cell office:value-type="float" office:value="428083">
            <text:p>428083</text:p>
          </table:table-cell>
          <table:table-cell office:value-type="float" office:value="400852">
            <text:p>40085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8568">
            <text:p>348568</text:p>
          </table:table-cell>
          <table:table-cell office:value-type="float" office:value="460316">
            <text:p>460316</text:p>
          </table:table-cell>
          <table:table-cell office:value-type="float" office:value="469072">
            <text:p>46907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25969">
            <text:p>325969</text:p>
          </table:table-cell>
          <table:table-cell office:value-type="float" office:value="406051">
            <text:p>406051</text:p>
          </table:table-cell>
          <table:table-cell office:value-type="float" office:value="372209">
            <text:p>37220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7684">
            <text:p>407684</text:p>
          </table:table-cell>
          <table:table-cell office:value-type="float" office:value="391639">
            <text:p>391639</text:p>
          </table:table-cell>
          <table:table-cell office:value-type="float" office:value="402966">
            <text:p>402966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7324">
            <text:p>347324</text:p>
          </table:table-cell>
          <table:table-cell office:value-type="float" office:value="439476">
            <text:p>439476</text:p>
          </table:table-cell>
          <table:table-cell office:value-type="float" office:value="439949">
            <text:p>43994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3670">
            <text:p>373670</text:p>
          </table:table-cell>
          <table:table-cell office:value-type="float" office:value="402760">
            <text:p>402760</text:p>
          </table:table-cell>
          <table:table-cell office:value-type="float" office:value="565062">
            <text:p>56506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29866">
            <text:p>329866</text:p>
          </table:table-cell>
          <table:table-cell office:value-type="float" office:value="426465">
            <text:p>426465</text:p>
          </table:table-cell>
          <table:table-cell office:value-type="float" office:value="483826">
            <text:p>483826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6547">
            <text:p>346547</text:p>
          </table:table-cell>
          <table:table-cell office:value-type="float" office:value="408266">
            <text:p>408266</text:p>
          </table:table-cell>
          <table:table-cell office:value-type="float" office:value="533376">
            <text:p>533376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1317">
            <text:p>211317</text:p>
          </table:table-cell>
          <table:table-cell office:value-type="float" office:value="432365">
            <text:p>432365</text:p>
          </table:table-cell>
          <table:table-cell office:value-type="float" office:value="389085">
            <text:p>389085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84821">
            <text:p>384821</text:p>
          </table:table-cell>
          <table:table-cell office:value-type="float" office:value="407442">
            <text:p>407442</text:p>
          </table:table-cell>
          <table:table-cell office:value-type="float" office:value="373673">
            <text:p>373673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720">
            <text:p>341720</text:p>
          </table:table-cell>
          <table:table-cell office:value-type="float" office:value="412186">
            <text:p>412186</text:p>
          </table:table-cell>
          <table:table-cell office:value-type="float" office:value="415295">
            <text:p>415295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39610">
            <text:p>339610</text:p>
          </table:table-cell>
          <table:table-cell office:value-type="float" office:value="370676">
            <text:p>370676</text:p>
          </table:table-cell>
          <table:table-cell office:value-type="float" office:value="380557">
            <text:p>380557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9834">
            <text:p>359834</text:p>
          </table:table-cell>
          <table:table-cell office:value-type="float" office:value="431752">
            <text:p>431752</text:p>
          </table:table-cell>
          <table:table-cell office:value-type="float" office:value="401892">
            <text:p>40189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6370">
            <text:p>276370</text:p>
          </table:table-cell>
          <table:table-cell office:value-type="float" office:value="635489">
            <text:p>635489</text:p>
          </table:table-cell>
          <table:table-cell office:value-type="float" office:value="439265">
            <text:p>439265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3777">
            <text:p>353777</text:p>
          </table:table-cell>
          <table:table-cell office:value-type="float" office:value="351451">
            <text:p>351451</text:p>
          </table:table-cell>
          <table:table-cell office:value-type="float" office:value="407384">
            <text:p>40738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39713">
            <text:p>339713</text:p>
          </table:table-cell>
          <table:table-cell office:value-type="float" office:value="387190">
            <text:p>387190</text:p>
          </table:table-cell>
          <table:table-cell office:value-type="float" office:value="423282">
            <text:p>42328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32467">
            <text:p>332467</text:p>
          </table:table-cell>
          <table:table-cell office:value-type="float" office:value="409348">
            <text:p>409348</text:p>
          </table:table-cell>
          <table:table-cell office:value-type="float" office:value="469559">
            <text:p>46955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5602">
            <text:p>355602</text:p>
          </table:table-cell>
          <table:table-cell office:value-type="float" office:value="389792">
            <text:p>389792</text:p>
          </table:table-cell>
          <table:table-cell office:value-type="float" office:value="388576">
            <text:p>388576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39947">
            <text:p>339947</text:p>
          </table:table-cell>
          <table:table-cell office:value-type="float" office:value="328883">
            <text:p>328883</text:p>
          </table:table-cell>
          <table:table-cell office:value-type="float" office:value="378982">
            <text:p>37898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01269">
            <text:p>501269</text:p>
          </table:table-cell>
          <table:table-cell office:value-type="float" office:value="401258">
            <text:p>401258</text:p>
          </table:table-cell>
          <table:table-cell office:value-type="float" office:value="365908">
            <text:p>365908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7209">
            <text:p>357209</text:p>
          </table:table-cell>
          <table:table-cell office:value-type="float" office:value="396691">
            <text:p>396691</text:p>
          </table:table-cell>
          <table:table-cell office:value-type="float" office:value="385324">
            <text:p>38532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82294">
            <text:p>382294</text:p>
          </table:table-cell>
          <table:table-cell office:value-type="float" office:value="400904">
            <text:p>400904</text:p>
          </table:table-cell>
          <table:table-cell office:value-type="float" office:value="355485">
            <text:p>355485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1434">
            <text:p>201434</text:p>
          </table:table-cell>
          <table:table-cell office:value-type="float" office:value="406521">
            <text:p>406521</text:p>
          </table:table-cell>
          <table:table-cell office:value-type="float" office:value="204911">
            <text:p>204911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2664">
            <text:p>342664</text:p>
          </table:table-cell>
          <table:table-cell office:value-type="float" office:value="421543">
            <text:p>421543</text:p>
          </table:table-cell>
          <table:table-cell office:value-type="float" office:value="713536">
            <text:p>713536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4359">
            <text:p>364359</text:p>
          </table:table-cell>
          <table:table-cell office:value-type="float" office:value="748960">
            <text:p>748960</text:p>
          </table:table-cell>
          <table:table-cell office:value-type="float" office:value="383439">
            <text:p>38343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31277">
            <text:p>331277</text:p>
          </table:table-cell>
          <table:table-cell office:value-type="float" office:value="539438">
            <text:p>539438</text:p>
          </table:table-cell>
          <table:table-cell office:value-type="float" office:value="413339">
            <text:p>41333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1867">
            <text:p>361867</text:p>
          </table:table-cell>
          <table:table-cell office:value-type="float" office:value="395559">
            <text:p>395559</text:p>
          </table:table-cell>
          <table:table-cell office:value-type="float" office:value="295037">
            <text:p>295037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68358">
            <text:p>268358</text:p>
          </table:table-cell>
          <table:table-cell office:value-type="float" office:value="367209">
            <text:p>367209</text:p>
          </table:table-cell>
          <table:table-cell office:value-type="float" office:value="419314">
            <text:p>41931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6836">
            <text:p>356836</text:p>
          </table:table-cell>
          <table:table-cell office:value-type="float" office:value="453269">
            <text:p>453269</text:p>
          </table:table-cell>
          <table:table-cell office:value-type="float" office:value="506370">
            <text:p>506370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18536">
            <text:p>418536</text:p>
          </table:table-cell>
          <table:table-cell office:value-type="float" office:value="414114">
            <text:p>414114</text:p>
          </table:table-cell>
          <table:table-cell office:value-type="float" office:value="419481">
            <text:p>419481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4295">
            <text:p>364295</text:p>
          </table:table-cell>
          <table:table-cell office:value-type="float" office:value="428101">
            <text:p>428101</text:p>
          </table:table-cell>
          <table:table-cell office:value-type="float" office:value="394502">
            <text:p>39450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1062">
            <text:p>361062</text:p>
          </table:table-cell>
          <table:table-cell office:value-type="float" office:value="401622">
            <text:p>401622</text:p>
          </table:table-cell>
          <table:table-cell office:value-type="float" office:value="426028">
            <text:p>426028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3227">
            <text:p>283227</text:p>
          </table:table-cell>
          <table:table-cell office:value-type="float" office:value="457811">
            <text:p>457811</text:p>
          </table:table-cell>
          <table:table-cell office:value-type="float" office:value="383272">
            <text:p>38327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9200">
            <text:p>399200</text:p>
          </table:table-cell>
          <table:table-cell office:value-type="float" office:value="410464">
            <text:p>410464</text:p>
          </table:table-cell>
          <table:table-cell office:value-type="float" office:value="410418">
            <text:p>410418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26694">
            <text:p>326694</text:p>
          </table:table-cell>
          <table:table-cell office:value-type="float" office:value="480612">
            <text:p>480612</text:p>
          </table:table-cell>
          <table:table-cell office:value-type="float" office:value="368444">
            <text:p>36844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9249">
            <text:p>359249</text:p>
          </table:table-cell>
          <table:table-cell office:value-type="float" office:value="404472">
            <text:p>404472</text:p>
          </table:table-cell>
          <table:table-cell office:value-type="float" office:value="418665">
            <text:p>418665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5422">
            <text:p>345422</text:p>
          </table:table-cell>
          <table:table-cell office:value-type="float" office:value="425713">
            <text:p>425713</text:p>
          </table:table-cell>
          <table:table-cell office:value-type="float" office:value="390423">
            <text:p>390423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58076">
            <text:p>358076</text:p>
          </table:table-cell>
          <table:table-cell office:value-type="float" office:value="424195">
            <text:p>424195</text:p>
          </table:table-cell>
          <table:table-cell office:value-type="float" office:value="389494">
            <text:p>38949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50587">
            <text:p>450587</text:p>
          </table:table-cell>
          <table:table-cell office:value-type="float" office:value="373079">
            <text:p>373079</text:p>
          </table:table-cell>
          <table:table-cell office:value-type="float" office:value="393769">
            <text:p>39376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0550">
            <text:p>340550</text:p>
          </table:table-cell>
          <table:table-cell office:value-type="float" office:value="471864">
            <text:p>471864</text:p>
          </table:table-cell>
          <table:table-cell office:value-type="float" office:value="416095">
            <text:p>416095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8268">
            <text:p>438268</text:p>
          </table:table-cell>
          <table:table-cell office:value-type="float" office:value="446701">
            <text:p>446701</text:p>
          </table:table-cell>
          <table:table-cell office:value-type="float" office:value="388734">
            <text:p>38873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22351">
            <text:p>322351</text:p>
          </table:table-cell>
          <table:table-cell office:value-type="float" office:value="416624">
            <text:p>416624</text:p>
          </table:table-cell>
          <table:table-cell office:value-type="float" office:value="425664">
            <text:p>425664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35484">
            <text:p>635484</text:p>
          </table:table-cell>
          <table:table-cell office:value-type="float" office:value="449670">
            <text:p>449670</text:p>
          </table:table-cell>
          <table:table-cell office:value-type="float" office:value="406771">
            <text:p>406771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2585">
            <text:p>432585</text:p>
          </table:table-cell>
          <table:table-cell office:value-type="float" office:value="397388">
            <text:p>397388</text:p>
          </table:table-cell>
          <table:table-cell office:value-type="float" office:value="414805">
            <text:p>414805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67724">
            <text:p>367724</text:p>
          </table:table-cell>
          <table:table-cell office:value-type="float" office:value="425236">
            <text:p>425236</text:p>
          </table:table-cell>
          <table:table-cell office:value-type="float" office:value="463039">
            <text:p>463039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37057">
            <text:p>337057</text:p>
          </table:table-cell>
          <table:table-cell office:value-type="float" office:value="558449">
            <text:p>558449</text:p>
          </table:table-cell>
          <table:table-cell office:value-type="float" office:value="447872">
            <text:p>447872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2789">
            <text:p>312789</text:p>
          </table:table-cell>
          <table:table-cell office:value-type="float" office:value="439490">
            <text:p>439490</text:p>
          </table:table-cell>
          <table:table-cell office:value-type="float" office:value="546591">
            <text:p>546591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64001">
            <text:p>364001</text:p>
          </table:table-cell>
          <table:table-cell office:value-type="float" office:value="428329">
            <text:p>428329</text:p>
          </table:table-cell>
          <table:table-cell office:value-type="float" office:value="509572">
            <text:p>50957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7787">
            <text:p>387787</text:p>
          </table:table-cell>
          <table:table-cell office:value-type="float" office:value="419500">
            <text:p>419500</text:p>
          </table:table-cell>
          <table:table-cell office:value-type="float" office:value="431587">
            <text:p>431587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1625">
            <text:p>441625</text:p>
          </table:table-cell>
          <table:table-cell office:value-type="float" office:value="478021">
            <text:p>478021</text:p>
          </table:table-cell>
          <table:table-cell office:value-type="float" office:value="553476">
            <text:p>553476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6570">
            <text:p>396570</text:p>
          </table:table-cell>
          <table:table-cell office:value-type="float" office:value="271283">
            <text:p>271283</text:p>
          </table:table-cell>
          <table:table-cell office:value-type="float" office:value="424057">
            <text:p>424057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84080">
            <text:p>484080</text:p>
          </table:table-cell>
          <table:table-cell office:value-type="float" office:value="523866">
            <text:p>523866</text:p>
          </table:table-cell>
          <table:table-cell office:value-type="float" office:value="406732">
            <text:p>40673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66412">
            <text:p>366412</text:p>
          </table:table-cell>
          <table:table-cell office:value-type="float" office:value="442411">
            <text:p>442411</text:p>
          </table:table-cell>
          <table:table-cell office:value-type="float" office:value="422864">
            <text:p>422864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61412">
            <text:p>361412</text:p>
          </table:table-cell>
          <table:table-cell office:value-type="float" office:value="425050">
            <text:p>425050</text:p>
          </table:table-cell>
          <table:table-cell office:value-type="float" office:value="454561">
            <text:p>454561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3098">
            <text:p>383098</text:p>
          </table:table-cell>
          <table:table-cell office:value-type="float" office:value="433939">
            <text:p>433939</text:p>
          </table:table-cell>
          <table:table-cell office:value-type="float" office:value="426304">
            <text:p>426304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4201">
            <text:p>374201</text:p>
          </table:table-cell>
          <table:table-cell office:value-type="float" office:value="427195">
            <text:p>427195</text:p>
          </table:table-cell>
          <table:table-cell office:value-type="float" office:value="410625">
            <text:p>410625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60746">
            <text:p>360746</text:p>
          </table:table-cell>
          <table:table-cell office:value-type="float" office:value="193514">
            <text:p>193514</text:p>
          </table:table-cell>
          <table:table-cell office:value-type="float" office:value="406059">
            <text:p>406059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76152">
            <text:p>476152</text:p>
          </table:table-cell>
          <table:table-cell office:value-type="float" office:value="435302">
            <text:p>435302</text:p>
          </table:table-cell>
          <table:table-cell office:value-type="float" office:value="443394">
            <text:p>443394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2501">
            <text:p>382501</text:p>
          </table:table-cell>
          <table:table-cell office:value-type="float" office:value="470086">
            <text:p>470086</text:p>
          </table:table-cell>
          <table:table-cell office:value-type="float" office:value="389590">
            <text:p>389590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4997">
            <text:p>354997</text:p>
          </table:table-cell>
          <table:table-cell office:value-type="float" office:value="448844">
            <text:p>448844</text:p>
          </table:table-cell>
          <table:table-cell office:value-type="float" office:value="420862">
            <text:p>42086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6004">
            <text:p>386004</text:p>
          </table:table-cell>
          <table:table-cell office:value-type="float" office:value="552768">
            <text:p>552768</text:p>
          </table:table-cell>
          <table:table-cell office:value-type="float" office:value="265503">
            <text:p>265503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3134">
            <text:p>383134</text:p>
          </table:table-cell>
          <table:table-cell office:value-type="float" office:value="450153">
            <text:p>450153</text:p>
          </table:table-cell>
          <table:table-cell office:value-type="float" office:value="430275">
            <text:p>430275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41636">
            <text:p>341636</text:p>
          </table:table-cell>
          <table:table-cell office:value-type="float" office:value="479799">
            <text:p>479799</text:p>
          </table:table-cell>
          <table:table-cell office:value-type="float" office:value="482483">
            <text:p>482483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69122">
            <text:p>369122</text:p>
          </table:table-cell>
          <table:table-cell office:value-type="float" office:value="456594">
            <text:p>456594</text:p>
          </table:table-cell>
          <table:table-cell office:value-type="float" office:value="415265">
            <text:p>415265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1258">
            <text:p>381258</text:p>
          </table:table-cell>
          <table:table-cell office:value-type="float" office:value="484463">
            <text:p>484463</text:p>
          </table:table-cell>
          <table:table-cell office:value-type="float" office:value="415243">
            <text:p>415243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1266">
            <text:p>221266</text:p>
          </table:table-cell>
          <table:table-cell office:value-type="float" office:value="292411">
            <text:p>292411</text:p>
          </table:table-cell>
          <table:table-cell office:value-type="float" office:value="391418">
            <text:p>391418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0423">
            <text:p>380423</text:p>
          </table:table-cell>
          <table:table-cell office:value-type="float" office:value="416031">
            <text:p>416031</text:p>
          </table:table-cell>
          <table:table-cell office:value-type="float" office:value="492103">
            <text:p>492103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2138">
            <text:p>392138</text:p>
          </table:table-cell>
          <table:table-cell office:value-type="float" office:value="466304">
            <text:p>466304</text:p>
          </table:table-cell>
          <table:table-cell office:value-type="float" office:value="159499">
            <text:p>159499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13327">
            <text:p>413327</text:p>
          </table:table-cell>
          <table:table-cell office:value-type="float" office:value="454651">
            <text:p>454651</text:p>
          </table:table-cell>
          <table:table-cell office:value-type="float" office:value="448320">
            <text:p>448320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4173">
            <text:p>354173</text:p>
          </table:table-cell>
          <table:table-cell office:value-type="float" office:value="458577">
            <text:p>458577</text:p>
          </table:table-cell>
          <table:table-cell office:value-type="float" office:value="427934">
            <text:p>427934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4904">
            <text:p>374904</text:p>
          </table:table-cell>
          <table:table-cell office:value-type="float" office:value="584622">
            <text:p>584622</text:p>
          </table:table-cell>
          <table:table-cell office:value-type="float" office:value="421562">
            <text:p>42156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67984">
            <text:p>367984</text:p>
          </table:table-cell>
          <table:table-cell office:value-type="float" office:value="521999">
            <text:p>521999</text:p>
          </table:table-cell>
          <table:table-cell office:value-type="float" office:value="411382">
            <text:p>41138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5399">
            <text:p>375399</text:p>
          </table:table-cell>
          <table:table-cell office:value-type="float" office:value="504433">
            <text:p>504433</text:p>
          </table:table-cell>
          <table:table-cell office:value-type="float" office:value="408961">
            <text:p>408961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0330">
            <text:p>370330</text:p>
          </table:table-cell>
          <table:table-cell office:value-type="float" office:value="108027">
            <text:p>108027</text:p>
          </table:table-cell>
          <table:table-cell office:value-type="float" office:value="415969">
            <text:p>415969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62767">
            <text:p>562767</text:p>
          </table:table-cell>
          <table:table-cell office:value-type="float" office:value="586533">
            <text:p>586533</text:p>
          </table:table-cell>
          <table:table-cell office:value-type="float" office:value="438925">
            <text:p>438925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63418">
            <text:p>563418</text:p>
          </table:table-cell>
          <table:table-cell office:value-type="float" office:value="460663">
            <text:p>460663</text:p>
          </table:table-cell>
          <table:table-cell office:value-type="float" office:value="445202">
            <text:p>44520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90535">
            <text:p>490535</text:p>
          </table:table-cell>
          <table:table-cell office:value-type="float" office:value="442488">
            <text:p>442488</text:p>
          </table:table-cell>
          <table:table-cell office:value-type="float" office:value="404823">
            <text:p>404823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96264">
            <text:p>496264</text:p>
          </table:table-cell>
          <table:table-cell office:value-type="float" office:value="410867">
            <text:p>410867</text:p>
          </table:table-cell>
          <table:table-cell office:value-type="float" office:value="459347">
            <text:p>459347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60138">
            <text:p>560138</text:p>
          </table:table-cell>
          <table:table-cell office:value-type="float" office:value="431025">
            <text:p>431025</text:p>
          </table:table-cell>
          <table:table-cell office:value-type="float" office:value="401785">
            <text:p>401785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34491">
            <text:p>534491</text:p>
          </table:table-cell>
          <table:table-cell office:value-type="float" office:value="555271">
            <text:p>555271</text:p>
          </table:table-cell>
          <table:table-cell office:value-type="float" office:value="425266">
            <text:p>425266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55691">
            <text:p>455691</text:p>
          </table:table-cell>
          <table:table-cell office:value-type="float" office:value="515450">
            <text:p>515450</text:p>
          </table:table-cell>
          <table:table-cell office:value-type="float" office:value="372366">
            <text:p>372366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98323">
            <text:p>498323</text:p>
          </table:table-cell>
          <table:table-cell office:value-type="float" office:value="471521">
            <text:p>471521</text:p>
          </table:table-cell>
          <table:table-cell office:value-type="float" office:value="415472">
            <text:p>41547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6329">
            <text:p>446329</text:p>
          </table:table-cell>
          <table:table-cell office:value-type="float" office:value="497813">
            <text:p>497813</text:p>
          </table:table-cell>
          <table:table-cell office:value-type="float" office:value="572720">
            <text:p>572720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32832">
            <text:p>432832</text:p>
          </table:table-cell>
          <table:table-cell office:value-type="float" office:value="436891">
            <text:p>436891</text:p>
          </table:table-cell>
          <table:table-cell office:value-type="float" office:value="394173">
            <text:p>394173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48742">
            <text:p>348742</text:p>
          </table:table-cell>
          <table:table-cell office:value-type="float" office:value="476966">
            <text:p>476966</text:p>
          </table:table-cell>
          <table:table-cell office:value-type="float" office:value="427692">
            <text:p>427692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8723">
            <text:p>398723</text:p>
          </table:table-cell>
          <table:table-cell office:value-type="float" office:value="453312">
            <text:p>453312</text:p>
          </table:table-cell>
          <table:table-cell office:value-type="float" office:value="421825">
            <text:p>421825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56259">
            <text:p>556259</text:p>
          </table:table-cell>
          <table:table-cell office:value-type="float" office:value="478275">
            <text:p>478275</text:p>
          </table:table-cell>
          <table:table-cell office:value-type="float" office:value="412484">
            <text:p>412484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7645">
            <text:p>467645</text:p>
          </table:table-cell>
          <table:table-cell office:value-type="float" office:value="500026">
            <text:p>500026</text:p>
          </table:table-cell>
          <table:table-cell office:value-type="float" office:value="589648">
            <text:p>589648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6479">
            <text:p>56479</text:p>
          </table:table-cell>
          <table:table-cell office:value-type="float" office:value="465086">
            <text:p>465086</text:p>
          </table:table-cell>
          <table:table-cell office:value-type="float" office:value="466983">
            <text:p>466983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7632">
            <text:p>397632</text:p>
          </table:table-cell>
          <table:table-cell office:value-type="float" office:value="288802">
            <text:p>288802</text:p>
          </table:table-cell>
          <table:table-cell office:value-type="float" office:value="465571">
            <text:p>465571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2524">
            <text:p>352524</text:p>
          </table:table-cell>
          <table:table-cell office:value-type="float" office:value="473005">
            <text:p>473005</text:p>
          </table:table-cell>
          <table:table-cell office:value-type="float" office:value="443830">
            <text:p>443830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2733">
            <text:p>392733</text:p>
          </table:table-cell>
          <table:table-cell office:value-type="float" office:value="457926">
            <text:p>457926</text:p>
          </table:table-cell>
          <table:table-cell office:value-type="float" office:value="416141">
            <text:p>416141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23301">
            <text:p>423301</text:p>
          </table:table-cell>
          <table:table-cell office:value-type="float" office:value="468685">
            <text:p>468685</text:p>
          </table:table-cell>
          <table:table-cell office:value-type="float" office:value="597361">
            <text:p>597361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9652">
            <text:p>389652</text:p>
          </table:table-cell>
          <table:table-cell office:value-type="float" office:value="477074">
            <text:p>477074</text:p>
          </table:table-cell>
          <table:table-cell office:value-type="float" office:value="437930">
            <text:p>437930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1712">
            <text:p>371712</text:p>
          </table:table-cell>
          <table:table-cell office:value-type="float" office:value="371121">
            <text:p>371121</text:p>
          </table:table-cell>
          <table:table-cell office:value-type="float" office:value="436699">
            <text:p>436699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4606">
            <text:p>394606</text:p>
          </table:table-cell>
          <table:table-cell office:value-type="float" office:value="487443">
            <text:p>487443</text:p>
          </table:table-cell>
          <table:table-cell office:value-type="float" office:value="406788">
            <text:p>406788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6543">
            <text:p>376543</text:p>
          </table:table-cell>
          <table:table-cell office:value-type="float" office:value="460907">
            <text:p>460907</text:p>
          </table:table-cell>
          <table:table-cell office:value-type="float" office:value="393536">
            <text:p>393536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2850">
            <text:p>382850</text:p>
          </table:table-cell>
          <table:table-cell office:value-type="float" office:value="469553">
            <text:p>469553</text:p>
          </table:table-cell>
          <table:table-cell office:value-type="float" office:value="547988">
            <text:p>54798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6498">
            <text:p>386498</text:p>
          </table:table-cell>
          <table:table-cell office:value-type="float" office:value="550674">
            <text:p>550674</text:p>
          </table:table-cell>
          <table:table-cell office:value-type="float" office:value="467431">
            <text:p>467431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2620">
            <text:p>402620</text:p>
          </table:table-cell>
          <table:table-cell office:value-type="float" office:value="384583">
            <text:p>384583</text:p>
          </table:table-cell>
          <table:table-cell office:value-type="float" office:value="215186">
            <text:p>215186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4484">
            <text:p>414484</text:p>
          </table:table-cell>
          <table:table-cell office:value-type="float" office:value="737036">
            <text:p>737036</text:p>
          </table:table-cell>
          <table:table-cell office:value-type="float" office:value="477399">
            <text:p>477399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3837">
            <text:p>403837</text:p>
          </table:table-cell>
          <table:table-cell office:value-type="float" office:value="504665">
            <text:p>504665</text:p>
          </table:table-cell>
          <table:table-cell office:value-type="float" office:value="443246">
            <text:p>443246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8862">
            <text:p>388862</text:p>
          </table:table-cell>
          <table:table-cell office:value-type="float" office:value="743313">
            <text:p>743313</text:p>
          </table:table-cell>
          <table:table-cell office:value-type="float" office:value="337768">
            <text:p>33776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33388">
            <text:p>333388</text:p>
          </table:table-cell>
          <table:table-cell office:value-type="float" office:value="837186">
            <text:p>837186</text:p>
          </table:table-cell>
          <table:table-cell office:value-type="float" office:value="463372">
            <text:p>46337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1536">
            <text:p>431536</text:p>
          </table:table-cell>
          <table:table-cell office:value-type="float" office:value="740853">
            <text:p>740853</text:p>
          </table:table-cell>
          <table:table-cell office:value-type="float" office:value="540860">
            <text:p>540860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92293">
            <text:p>492293</text:p>
          </table:table-cell>
          <table:table-cell office:value-type="float" office:value="567190">
            <text:p>567190</text:p>
          </table:table-cell>
          <table:table-cell office:value-type="float" office:value="406830">
            <text:p>406830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2464">
            <text:p>372464</text:p>
          </table:table-cell>
          <table:table-cell office:value-type="float" office:value="535129">
            <text:p>535129</text:p>
          </table:table-cell>
          <table:table-cell office:value-type="float" office:value="438962">
            <text:p>43896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8296">
            <text:p>208296</text:p>
          </table:table-cell>
          <table:table-cell office:value-type="float" office:value="535171">
            <text:p>535171</text:p>
          </table:table-cell>
          <table:table-cell office:value-type="float" office:value="504459">
            <text:p>504459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30387">
            <text:p>530387</text:p>
          </table:table-cell>
          <table:table-cell office:value-type="float" office:value="433715">
            <text:p>433715</text:p>
          </table:table-cell>
          <table:table-cell office:value-type="float" office:value="442127">
            <text:p>442127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73175">
            <text:p>473175</text:p>
          </table:table-cell>
          <table:table-cell office:value-type="float" office:value="491504">
            <text:p>491504</text:p>
          </table:table-cell>
          <table:table-cell office:value-type="float" office:value="179959">
            <text:p>179959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40545">
            <text:p>440545</text:p>
          </table:table-cell>
          <table:table-cell office:value-type="float" office:value="543850">
            <text:p>543850</text:p>
          </table:table-cell>
          <table:table-cell office:value-type="float" office:value="454741">
            <text:p>454741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2876">
            <text:p>412876</text:p>
          </table:table-cell>
          <table:table-cell office:value-type="float" office:value="608678">
            <text:p>608678</text:p>
          </table:table-cell>
          <table:table-cell office:value-type="float" office:value="446884">
            <text:p>446884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40000">
            <text:p>440000</text:p>
          </table:table-cell>
          <table:table-cell office:value-type="float" office:value="495376">
            <text:p>495376</text:p>
          </table:table-cell>
          <table:table-cell office:value-type="float" office:value="489932">
            <text:p>48993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1836">
            <text:p>381836</text:p>
          </table:table-cell>
          <table:table-cell office:value-type="float" office:value="453648">
            <text:p>453648</text:p>
          </table:table-cell>
          <table:table-cell office:value-type="float" office:value="441086">
            <text:p>441086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76194">
            <text:p>476194</text:p>
          </table:table-cell>
          <table:table-cell office:value-type="float" office:value="495543">
            <text:p>495543</text:p>
          </table:table-cell>
          <table:table-cell office:value-type="float" office:value="475046">
            <text:p>475046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3705">
            <text:p>373705</text:p>
          </table:table-cell>
          <table:table-cell office:value-type="float" office:value="1004821">
            <text:p>1004821</text:p>
          </table:table-cell>
          <table:table-cell office:value-type="float" office:value="443739">
            <text:p>443739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3695">
            <text:p>383695</text:p>
          </table:table-cell>
          <table:table-cell office:value-type="float" office:value="460010">
            <text:p>460010</text:p>
          </table:table-cell>
          <table:table-cell office:value-type="float" office:value="492695">
            <text:p>492695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1222">
            <text:p>391222</text:p>
          </table:table-cell>
          <table:table-cell office:value-type="float" office:value="497562">
            <text:p>497562</text:p>
          </table:table-cell>
          <table:table-cell office:value-type="float" office:value="246884">
            <text:p>246884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1843">
            <text:p>381843</text:p>
          </table:table-cell>
          <table:table-cell office:value-type="float" office:value="479494">
            <text:p>479494</text:p>
          </table:table-cell>
          <table:table-cell office:value-type="float" office:value="475962">
            <text:p>47596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0556">
            <text:p>410556</text:p>
          </table:table-cell>
          <table:table-cell office:value-type="float" office:value="473970">
            <text:p>473970</text:p>
          </table:table-cell>
          <table:table-cell office:value-type="float" office:value="485229">
            <text:p>485229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4141">
            <text:p>184141</text:p>
          </table:table-cell>
          <table:table-cell office:value-type="float" office:value="339505">
            <text:p>339505</text:p>
          </table:table-cell>
          <table:table-cell office:value-type="float" office:value="435999">
            <text:p>435999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70159">
            <text:p>470159</text:p>
          </table:table-cell>
          <table:table-cell office:value-type="float" office:value="756040">
            <text:p>756040</text:p>
          </table:table-cell>
          <table:table-cell office:value-type="float" office:value="301635">
            <text:p>301635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233">
            <text:p>393233</text:p>
          </table:table-cell>
          <table:table-cell office:value-type="float" office:value="456047">
            <text:p>456047</text:p>
          </table:table-cell>
          <table:table-cell office:value-type="float" office:value="489118">
            <text:p>48911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5034">
            <text:p>405034</text:p>
          </table:table-cell>
          <table:table-cell office:value-type="float" office:value="559868">
            <text:p>559868</text:p>
          </table:table-cell>
          <table:table-cell office:value-type="float" office:value="501273">
            <text:p>501273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5828">
            <text:p>485828</text:p>
          </table:table-cell>
          <table:table-cell office:value-type="float" office:value="424983">
            <text:p>424983</text:p>
          </table:table-cell>
          <table:table-cell office:value-type="float" office:value="491085">
            <text:p>491085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5026">
            <text:p>385026</text:p>
          </table:table-cell>
          <table:table-cell office:value-type="float" office:value="450704">
            <text:p>450704</text:p>
          </table:table-cell>
          <table:table-cell office:value-type="float" office:value="542358">
            <text:p>54235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54208">
            <text:p>354208</text:p>
          </table:table-cell>
          <table:table-cell office:value-type="float" office:value="477255">
            <text:p>477255</text:p>
          </table:table-cell>
          <table:table-cell office:value-type="float" office:value="429977">
            <text:p>429977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5135">
            <text:p>395135</text:p>
          </table:table-cell>
          <table:table-cell office:value-type="float" office:value="462726">
            <text:p>462726</text:p>
          </table:table-cell>
          <table:table-cell office:value-type="float" office:value="478508">
            <text:p>47850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5416">
            <text:p>395416</text:p>
          </table:table-cell>
          <table:table-cell office:value-type="float" office:value="480022">
            <text:p>480022</text:p>
          </table:table-cell>
          <table:table-cell office:value-type="float" office:value="476688">
            <text:p>47668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3407">
            <text:p>373407</text:p>
          </table:table-cell>
          <table:table-cell office:value-type="float" office:value="505314">
            <text:p>505314</text:p>
          </table:table-cell>
          <table:table-cell office:value-type="float" office:value="479432">
            <text:p>47943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0718">
            <text:p>410718</text:p>
          </table:table-cell>
          <table:table-cell office:value-type="float" office:value="561114">
            <text:p>561114</text:p>
          </table:table-cell>
          <table:table-cell office:value-type="float" office:value="440083">
            <text:p>440083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3906">
            <text:p>383906</text:p>
          </table:table-cell>
          <table:table-cell office:value-type="float" office:value="439329">
            <text:p>439329</text:p>
          </table:table-cell>
          <table:table-cell office:value-type="float" office:value="621662">
            <text:p>62166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3742">
            <text:p>413742</text:p>
          </table:table-cell>
          <table:table-cell office:value-type="float" office:value="473821">
            <text:p>473821</text:p>
          </table:table-cell>
          <table:table-cell office:value-type="float" office:value="718692">
            <text:p>71869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3235">
            <text:p>413235</text:p>
          </table:table-cell>
          <table:table-cell office:value-type="float" office:value="533687">
            <text:p>533687</text:p>
          </table:table-cell>
          <table:table-cell office:value-type="float" office:value="634723">
            <text:p>634723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0194">
            <text:p>380194</text:p>
          </table:table-cell>
          <table:table-cell office:value-type="float" office:value="593381">
            <text:p>593381</text:p>
          </table:table-cell>
          <table:table-cell office:value-type="float" office:value="865068">
            <text:p>86506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1223">
            <text:p>401223</text:p>
          </table:table-cell>
          <table:table-cell office:value-type="float" office:value="447822">
            <text:p>447822</text:p>
          </table:table-cell>
          <table:table-cell office:value-type="float" office:value="757235">
            <text:p>757235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47012">
            <text:p>347012</text:p>
          </table:table-cell>
          <table:table-cell office:value-type="float" office:value="515233">
            <text:p>515233</text:p>
          </table:table-cell>
          <table:table-cell office:value-type="float" office:value="468951">
            <text:p>468951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0052">
            <text:p>390052</text:p>
          </table:table-cell>
          <table:table-cell office:value-type="float" office:value="522196">
            <text:p>522196</text:p>
          </table:table-cell>
          <table:table-cell office:value-type="float" office:value="644360">
            <text:p>644360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9710">
            <text:p>379710</text:p>
          </table:table-cell>
          <table:table-cell office:value-type="float" office:value="734144">
            <text:p>734144</text:p>
          </table:table-cell>
          <table:table-cell office:value-type="float" office:value="1252292">
            <text:p>125229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0829">
            <text:p>240829</text:p>
          </table:table-cell>
          <table:table-cell office:value-type="float" office:value="490229">
            <text:p>490229</text:p>
          </table:table-cell>
          <table:table-cell office:value-type="float" office:value="470071">
            <text:p>470071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65326">
            <text:p>365326</text:p>
          </table:table-cell>
          <table:table-cell office:value-type="float" office:value="497443">
            <text:p>497443</text:p>
          </table:table-cell>
          <table:table-cell office:value-type="float" office:value="472907">
            <text:p>472907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1670">
            <text:p>391670</text:p>
          </table:table-cell>
          <table:table-cell office:value-type="float" office:value="553709">
            <text:p>553709</text:p>
          </table:table-cell>
          <table:table-cell office:value-type="float" office:value="432068">
            <text:p>432068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4601">
            <text:p>314601</text:p>
          </table:table-cell>
          <table:table-cell office:value-type="float" office:value="641167">
            <text:p>641167</text:p>
          </table:table-cell>
          <table:table-cell office:value-type="float" office:value="459782">
            <text:p>459782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1047">
            <text:p>401047</text:p>
          </table:table-cell>
          <table:table-cell office:value-type="float" office:value="476898">
            <text:p>476898</text:p>
          </table:table-cell>
          <table:table-cell office:value-type="float" office:value="437973">
            <text:p>437973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8918">
            <text:p>378918</text:p>
          </table:table-cell>
          <table:table-cell office:value-type="float" office:value="521172">
            <text:p>521172</text:p>
          </table:table-cell>
          <table:table-cell office:value-type="float" office:value="711887">
            <text:p>711887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62618">
            <text:p>362618</text:p>
          </table:table-cell>
          <table:table-cell office:value-type="float" office:value="448898">
            <text:p>448898</text:p>
          </table:table-cell>
          <table:table-cell office:value-type="float" office:value="544671">
            <text:p>544671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7113">
            <text:p>377113</text:p>
          </table:table-cell>
          <table:table-cell office:value-type="float" office:value="474541">
            <text:p>474541</text:p>
          </table:table-cell>
          <table:table-cell office:value-type="float" office:value="473115">
            <text:p>473115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14424">
            <text:p>414424</text:p>
          </table:table-cell>
          <table:table-cell office:value-type="float" office:value="537331">
            <text:p>537331</text:p>
          </table:table-cell>
          <table:table-cell office:value-type="float" office:value="577990">
            <text:p>577990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1969">
            <text:p>401969</text:p>
          </table:table-cell>
          <table:table-cell office:value-type="float" office:value="528770">
            <text:p>528770</text:p>
          </table:table-cell>
          <table:table-cell office:value-type="float" office:value="562719">
            <text:p>562719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86369">
            <text:p>386369</text:p>
          </table:table-cell>
          <table:table-cell office:value-type="float" office:value="280951">
            <text:p>280951</text:p>
          </table:table-cell>
          <table:table-cell office:value-type="float" office:value="460183">
            <text:p>460183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98742">
            <text:p>398742</text:p>
          </table:table-cell>
          <table:table-cell office:value-type="float" office:value="563713">
            <text:p>563713</text:p>
          </table:table-cell>
          <table:table-cell office:value-type="float" office:value="598136">
            <text:p>598136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5384">
            <text:p>405384</text:p>
          </table:table-cell>
          <table:table-cell office:value-type="float" office:value="507314">
            <text:p>507314</text:p>
          </table:table-cell>
          <table:table-cell office:value-type="float" office:value="487642">
            <text:p>487642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0350">
            <text:p>440350</text:p>
          </table:table-cell>
          <table:table-cell office:value-type="float" office:value="401685">
            <text:p>401685</text:p>
          </table:table-cell>
          <table:table-cell office:value-type="float" office:value="468849">
            <text:p>468849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06742">
            <text:p>506742</text:p>
          </table:table-cell>
          <table:table-cell office:value-type="float" office:value="536104">
            <text:p>536104</text:p>
          </table:table-cell>
          <table:table-cell office:value-type="float" office:value="481930">
            <text:p>481930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2483">
            <text:p>442483</text:p>
          </table:table-cell>
          <table:table-cell office:value-type="float" office:value="518268">
            <text:p>518268</text:p>
          </table:table-cell>
          <table:table-cell office:value-type="float" office:value="498217">
            <text:p>49821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91349">
            <text:p>1391349</text:p>
          </table:table-cell>
          <table:table-cell office:value-type="float" office:value="520638">
            <text:p>520638</text:p>
          </table:table-cell>
          <table:table-cell office:value-type="float" office:value="502224">
            <text:p>502224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31996">
            <text:p>331996</text:p>
          </table:table-cell>
          <table:table-cell office:value-type="float" office:value="762795">
            <text:p>762795</text:p>
          </table:table-cell>
          <table:table-cell office:value-type="float" office:value="498396">
            <text:p>498396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82771">
            <text:p>382771</text:p>
          </table:table-cell>
          <table:table-cell office:value-type="float" office:value="538370">
            <text:p>538370</text:p>
          </table:table-cell>
          <table:table-cell office:value-type="float" office:value="487398">
            <text:p>487398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9369">
            <text:p>409369</text:p>
          </table:table-cell>
          <table:table-cell office:value-type="float" office:value="500361">
            <text:p>500361</text:p>
          </table:table-cell>
          <table:table-cell office:value-type="float" office:value="489272">
            <text:p>489272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6720">
            <text:p>406720</text:p>
          </table:table-cell>
          <table:table-cell office:value-type="float" office:value="502230">
            <text:p>502230</text:p>
          </table:table-cell>
          <table:table-cell office:value-type="float" office:value="282300">
            <text:p>282300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3228">
            <text:p>443228</text:p>
          </table:table-cell>
          <table:table-cell office:value-type="float" office:value="641284">
            <text:p>641284</text:p>
          </table:table-cell>
          <table:table-cell office:value-type="float" office:value="458086">
            <text:p>458086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4199">
            <text:p>454199</text:p>
          </table:table-cell>
          <table:table-cell office:value-type="float" office:value="461085">
            <text:p>461085</text:p>
          </table:table-cell>
          <table:table-cell office:value-type="float" office:value="532847">
            <text:p>53284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33715">
            <text:p>433715</text:p>
          </table:table-cell>
          <table:table-cell office:value-type="float" office:value="558217">
            <text:p>558217</text:p>
          </table:table-cell>
          <table:table-cell office:value-type="float" office:value="484265">
            <text:p>484265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98119">
            <text:p>398119</text:p>
          </table:table-cell>
          <table:table-cell office:value-type="float" office:value="493562">
            <text:p>493562</text:p>
          </table:table-cell>
          <table:table-cell office:value-type="float" office:value="460653">
            <text:p>460653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0943">
            <text:p>460943</text:p>
          </table:table-cell>
          <table:table-cell office:value-type="float" office:value="503071">
            <text:p>503071</text:p>
          </table:table-cell>
          <table:table-cell office:value-type="float" office:value="691312">
            <text:p>691312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2641">
            <text:p>312641</text:p>
          </table:table-cell>
          <table:table-cell office:value-type="float" office:value="710379">
            <text:p>710379</text:p>
          </table:table-cell>
          <table:table-cell office:value-type="float" office:value="787378">
            <text:p>787378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30601">
            <text:p>430601</text:p>
          </table:table-cell>
          <table:table-cell office:value-type="float" office:value="637659">
            <text:p>637659</text:p>
          </table:table-cell>
          <table:table-cell office:value-type="float" office:value="648664">
            <text:p>648664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18098">
            <text:p>418098</text:p>
          </table:table-cell>
          <table:table-cell office:value-type="float" office:value="489503">
            <text:p>489503</text:p>
          </table:table-cell>
          <table:table-cell office:value-type="float" office:value="450879">
            <text:p>450879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1690">
            <text:p>421690</text:p>
          </table:table-cell>
          <table:table-cell office:value-type="float" office:value="535942">
            <text:p>535942</text:p>
          </table:table-cell>
          <table:table-cell office:value-type="float" office:value="457228">
            <text:p>457228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2884">
            <text:p>282884</text:p>
          </table:table-cell>
          <table:table-cell office:value-type="float" office:value="553179">
            <text:p>553179</text:p>
          </table:table-cell>
          <table:table-cell office:value-type="float" office:value="439127">
            <text:p>43912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8385">
            <text:p>448385</text:p>
          </table:table-cell>
          <table:table-cell office:value-type="float" office:value="552954">
            <text:p>552954</text:p>
          </table:table-cell>
          <table:table-cell office:value-type="float" office:value="541732">
            <text:p>541732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7993">
            <text:p>427993</text:p>
          </table:table-cell>
          <table:table-cell office:value-type="float" office:value="537549">
            <text:p>537549</text:p>
          </table:table-cell>
          <table:table-cell office:value-type="float" office:value="491119">
            <text:p>491119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34963">
            <text:p>434963</text:p>
          </table:table-cell>
          <table:table-cell office:value-type="float" office:value="599808">
            <text:p>599808</text:p>
          </table:table-cell>
          <table:table-cell office:value-type="float" office:value="336147">
            <text:p>33614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91745">
            <text:p>391745</text:p>
          </table:table-cell>
          <table:table-cell office:value-type="float" office:value="464993">
            <text:p>464993</text:p>
          </table:table-cell>
          <table:table-cell office:value-type="float" office:value="458588">
            <text:p>458588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71697">
            <text:p>371697</text:p>
          </table:table-cell>
          <table:table-cell office:value-type="float" office:value="500851">
            <text:p>500851</text:p>
          </table:table-cell>
          <table:table-cell office:value-type="float" office:value="476861">
            <text:p>476861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39449">
            <text:p>439449</text:p>
          </table:table-cell>
          <table:table-cell office:value-type="float" office:value="571858">
            <text:p>571858</text:p>
          </table:table-cell>
          <table:table-cell office:value-type="float" office:value="481436">
            <text:p>481436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92211">
            <text:p>492211</text:p>
          </table:table-cell>
          <table:table-cell office:value-type="float" office:value="528804">
            <text:p>528804</text:p>
          </table:table-cell>
          <table:table-cell office:value-type="float" office:value="514714">
            <text:p>514714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97341">
            <text:p>897341</text:p>
          </table:table-cell>
          <table:table-cell office:value-type="float" office:value="595271">
            <text:p>595271</text:p>
          </table:table-cell>
          <table:table-cell office:value-type="float" office:value="627887">
            <text:p>62788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5425">
            <text:p>425425</text:p>
          </table:table-cell>
          <table:table-cell office:value-type="float" office:value="576099">
            <text:p>576099</text:p>
          </table:table-cell>
          <table:table-cell office:value-type="float" office:value="456820">
            <text:p>456820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33342">
            <text:p>433342</text:p>
          </table:table-cell>
          <table:table-cell office:value-type="float" office:value="812032">
            <text:p>812032</text:p>
          </table:table-cell>
          <table:table-cell office:value-type="float" office:value="488351">
            <text:p>488351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7753">
            <text:p>427753</text:p>
          </table:table-cell>
          <table:table-cell office:value-type="float" office:value="757303">
            <text:p>757303</text:p>
          </table:table-cell>
          <table:table-cell office:value-type="float" office:value="490321">
            <text:p>490321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18645">
            <text:p>418645</text:p>
          </table:table-cell>
          <table:table-cell office:value-type="float" office:value="964199">
            <text:p>964199</text:p>
          </table:table-cell>
          <table:table-cell office:value-type="float" office:value="463541">
            <text:p>463541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18788">
            <text:p>418788</text:p>
          </table:table-cell>
          <table:table-cell office:value-type="float" office:value="523982">
            <text:p>523982</text:p>
          </table:table-cell>
          <table:table-cell office:value-type="float" office:value="490821">
            <text:p>490821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4037">
            <text:p>424037</text:p>
          </table:table-cell>
          <table:table-cell office:value-type="float" office:value="589578">
            <text:p>589578</text:p>
          </table:table-cell>
          <table:table-cell office:value-type="float" office:value="506241">
            <text:p>506241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3454">
            <text:p>403454</text:p>
          </table:table-cell>
          <table:table-cell office:value-type="float" office:value="526808">
            <text:p>526808</text:p>
          </table:table-cell>
          <table:table-cell office:value-type="float" office:value="480150">
            <text:p>480150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92730">
            <text:p>392730</text:p>
          </table:table-cell>
          <table:table-cell office:value-type="float" office:value="351389">
            <text:p>351389</text:p>
          </table:table-cell>
          <table:table-cell office:value-type="float" office:value="538576">
            <text:p>538576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8967">
            <text:p>318967</text:p>
          </table:table-cell>
          <table:table-cell office:value-type="float" office:value="706573">
            <text:p>706573</text:p>
          </table:table-cell>
          <table:table-cell office:value-type="float" office:value="507185">
            <text:p>507185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10732">
            <text:p>510732</text:p>
          </table:table-cell>
          <table:table-cell office:value-type="float" office:value="578436">
            <text:p>578436</text:p>
          </table:table-cell>
          <table:table-cell office:value-type="float" office:value="596003">
            <text:p>596003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2077">
            <text:p>422077</text:p>
          </table:table-cell>
          <table:table-cell office:value-type="float" office:value="609961">
            <text:p>609961</text:p>
          </table:table-cell>
          <table:table-cell office:value-type="float" office:value="509592">
            <text:p>509592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9257">
            <text:p>429257</text:p>
          </table:table-cell>
          <table:table-cell office:value-type="float" office:value="525617">
            <text:p>525617</text:p>
          </table:table-cell>
          <table:table-cell office:value-type="float" office:value="445987">
            <text:p>44598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9808">
            <text:p>409808</text:p>
          </table:table-cell>
          <table:table-cell office:value-type="float" office:value="470146">
            <text:p>470146</text:p>
          </table:table-cell>
          <table:table-cell office:value-type="float" office:value="509962">
            <text:p>509962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99479">
            <text:p>399479</text:p>
          </table:table-cell>
          <table:table-cell office:value-type="float" office:value="569117">
            <text:p>569117</text:p>
          </table:table-cell>
          <table:table-cell office:value-type="float" office:value="454884">
            <text:p>454884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4271">
            <text:p>404271</text:p>
          </table:table-cell>
          <table:table-cell office:value-type="float" office:value="560830">
            <text:p>560830</text:p>
          </table:table-cell>
          <table:table-cell office:value-type="float" office:value="502788">
            <text:p>502788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81866">
            <text:p>381866</text:p>
          </table:table-cell>
          <table:table-cell office:value-type="float" office:value="559214">
            <text:p>559214</text:p>
          </table:table-cell>
          <table:table-cell office:value-type="float" office:value="461089">
            <text:p>461089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7841">
            <text:p>457841</text:p>
          </table:table-cell>
          <table:table-cell office:value-type="float" office:value="598050">
            <text:p>598050</text:p>
          </table:table-cell>
          <table:table-cell office:value-type="float" office:value="322147">
            <text:p>322147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70046">
            <text:p>570046</text:p>
          </table:table-cell>
          <table:table-cell office:value-type="float" office:value="579542">
            <text:p>579542</text:p>
          </table:table-cell>
          <table:table-cell office:value-type="float" office:value="529810">
            <text:p>529810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14667">
            <text:p>414667</text:p>
          </table:table-cell>
          <table:table-cell office:value-type="float" office:value="537667">
            <text:p>537667</text:p>
          </table:table-cell>
          <table:table-cell office:value-type="float" office:value="471499">
            <text:p>471499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66381">
            <text:p>466381</text:p>
          </table:table-cell>
          <table:table-cell office:value-type="float" office:value="631925">
            <text:p>631925</text:p>
          </table:table-cell>
          <table:table-cell office:value-type="float" office:value="524003">
            <text:p>524003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4665">
            <text:p>444665</text:p>
          </table:table-cell>
          <table:table-cell office:value-type="float" office:value="580759">
            <text:p>580759</text:p>
          </table:table-cell>
          <table:table-cell office:value-type="float" office:value="494370">
            <text:p>49437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0326">
            <text:p>270326</text:p>
          </table:table-cell>
          <table:table-cell office:value-type="float" office:value="525618">
            <text:p>525618</text:p>
          </table:table-cell>
          <table:table-cell office:value-type="float" office:value="614920">
            <text:p>61492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1867">
            <text:p>451867</text:p>
          </table:table-cell>
          <table:table-cell office:value-type="float" office:value="526636">
            <text:p>526636</text:p>
          </table:table-cell>
          <table:table-cell office:value-type="float" office:value="527049">
            <text:p>527049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4257">
            <text:p>424257</text:p>
          </table:table-cell>
          <table:table-cell office:value-type="float" office:value="639475">
            <text:p>639475</text:p>
          </table:table-cell>
          <table:table-cell office:value-type="float" office:value="476850">
            <text:p>47685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5127">
            <text:p>475127</text:p>
          </table:table-cell>
          <table:table-cell office:value-type="float" office:value="553183">
            <text:p>553183</text:p>
          </table:table-cell>
          <table:table-cell office:value-type="float" office:value="479140">
            <text:p>47914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08447">
            <text:p>408447</text:p>
          </table:table-cell>
          <table:table-cell office:value-type="float" office:value="659063">
            <text:p>659063</text:p>
          </table:table-cell>
          <table:table-cell office:value-type="float" office:value="514719">
            <text:p>514719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19409">
            <text:p>419409</text:p>
          </table:table-cell>
          <table:table-cell office:value-type="float" office:value="549967">
            <text:p>549967</text:p>
          </table:table-cell>
          <table:table-cell office:value-type="float" office:value="530980">
            <text:p>53098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0117">
            <text:p>440117</text:p>
          </table:table-cell>
          <table:table-cell office:value-type="float" office:value="611329">
            <text:p>611329</text:p>
          </table:table-cell>
          <table:table-cell office:value-type="float" office:value="498167">
            <text:p>498167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60243">
            <text:p>460243</text:p>
          </table:table-cell>
          <table:table-cell office:value-type="float" office:value="683105">
            <text:p>683105</text:p>
          </table:table-cell>
          <table:table-cell office:value-type="float" office:value="561293">
            <text:p>561293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0930">
            <text:p>550930</text:p>
          </table:table-cell>
          <table:table-cell office:value-type="float" office:value="553203">
            <text:p>553203</text:p>
          </table:table-cell>
          <table:table-cell office:value-type="float" office:value="530315">
            <text:p>530315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0723">
            <text:p>430723</text:p>
          </table:table-cell>
          <table:table-cell office:value-type="float" office:value="539660">
            <text:p>539660</text:p>
          </table:table-cell>
          <table:table-cell office:value-type="float" office:value="546026">
            <text:p>546026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6497">
            <text:p>426497</text:p>
          </table:table-cell>
          <table:table-cell office:value-type="float" office:value="505261">
            <text:p>505261</text:p>
          </table:table-cell>
          <table:table-cell office:value-type="float" office:value="529834">
            <text:p>529834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0502">
            <text:p>440502</text:p>
          </table:table-cell>
          <table:table-cell office:value-type="float" office:value="579288">
            <text:p>579288</text:p>
          </table:table-cell>
          <table:table-cell office:value-type="float" office:value="545807">
            <text:p>545807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7925">
            <text:p>437925</text:p>
          </table:table-cell>
          <table:table-cell office:value-type="float" office:value="556817">
            <text:p>556817</text:p>
          </table:table-cell>
          <table:table-cell office:value-type="float" office:value="587138">
            <text:p>587138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15354">
            <text:p>415354</text:p>
          </table:table-cell>
          <table:table-cell office:value-type="float" office:value="536834">
            <text:p>536834</text:p>
          </table:table-cell>
          <table:table-cell office:value-type="float" office:value="651607">
            <text:p>651607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4431">
            <text:p>424431</text:p>
          </table:table-cell>
          <table:table-cell office:value-type="float" office:value="533139">
            <text:p>533139</text:p>
          </table:table-cell>
          <table:table-cell office:value-type="float" office:value="472666">
            <text:p>472666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8186">
            <text:p>428186</text:p>
          </table:table-cell>
          <table:table-cell office:value-type="float" office:value="743849">
            <text:p>743849</text:p>
          </table:table-cell>
          <table:table-cell office:value-type="float" office:value="519211">
            <text:p>519211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1766">
            <text:p>431766</text:p>
          </table:table-cell>
          <table:table-cell office:value-type="float" office:value="588642">
            <text:p>588642</text:p>
          </table:table-cell>
          <table:table-cell office:value-type="float" office:value="491361">
            <text:p>491361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1983">
            <text:p>171983</text:p>
          </table:table-cell>
          <table:table-cell office:value-type="float" office:value="534331">
            <text:p>534331</text:p>
          </table:table-cell>
          <table:table-cell office:value-type="float" office:value="538124">
            <text:p>538124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4832">
            <text:p>444832</text:p>
          </table:table-cell>
          <table:table-cell office:value-type="float" office:value="675260">
            <text:p>675260</text:p>
          </table:table-cell>
          <table:table-cell office:value-type="float" office:value="565420">
            <text:p>56542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9895">
            <text:p>439895</text:p>
          </table:table-cell>
          <table:table-cell office:value-type="float" office:value="264403">
            <text:p>264403</text:p>
          </table:table-cell>
          <table:table-cell office:value-type="float" office:value="527377">
            <text:p>527377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9018">
            <text:p>559018</text:p>
          </table:table-cell>
          <table:table-cell office:value-type="float" office:value="554042">
            <text:p>554042</text:p>
          </table:table-cell>
          <table:table-cell office:value-type="float" office:value="547284">
            <text:p>547284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2147">
            <text:p>442147</text:p>
          </table:table-cell>
          <table:table-cell office:value-type="float" office:value="537034">
            <text:p>537034</text:p>
          </table:table-cell>
          <table:table-cell office:value-type="float" office:value="638719">
            <text:p>638719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8954">
            <text:p>448954</text:p>
          </table:table-cell>
          <table:table-cell office:value-type="float" office:value="534228">
            <text:p>534228</text:p>
          </table:table-cell>
          <table:table-cell office:value-type="float" office:value="518086">
            <text:p>518086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3483">
            <text:p>503483</text:p>
          </table:table-cell>
          <table:table-cell office:value-type="float" office:value="594872">
            <text:p>594872</text:p>
          </table:table-cell>
          <table:table-cell office:value-type="float" office:value="544938">
            <text:p>544938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8064">
            <text:p>258064</text:p>
          </table:table-cell>
          <table:table-cell office:value-type="float" office:value="623103">
            <text:p>623103</text:p>
          </table:table-cell>
          <table:table-cell office:value-type="float" office:value="566440">
            <text:p>56644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2532">
            <text:p>472532</text:p>
          </table:table-cell>
          <table:table-cell office:value-type="float" office:value="529651">
            <text:p>529651</text:p>
          </table:table-cell>
          <table:table-cell office:value-type="float" office:value="496166">
            <text:p>496166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4141">
            <text:p>454141</text:p>
          </table:table-cell>
          <table:table-cell office:value-type="float" office:value="519523">
            <text:p>519523</text:p>
          </table:table-cell>
          <table:table-cell office:value-type="float" office:value="508374">
            <text:p>508374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69520">
            <text:p>469520</text:p>
          </table:table-cell>
          <table:table-cell office:value-type="float" office:value="490462">
            <text:p>490462</text:p>
          </table:table-cell>
          <table:table-cell office:value-type="float" office:value="462122">
            <text:p>462122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0234">
            <text:p>470234</text:p>
          </table:table-cell>
          <table:table-cell office:value-type="float" office:value="653689">
            <text:p>653689</text:p>
          </table:table-cell>
          <table:table-cell office:value-type="float" office:value="510952">
            <text:p>510952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96541">
            <text:p>496541</text:p>
          </table:table-cell>
          <table:table-cell office:value-type="float" office:value="550884">
            <text:p>550884</text:p>
          </table:table-cell>
          <table:table-cell office:value-type="float" office:value="591725">
            <text:p>591725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9773">
            <text:p>479773</text:p>
          </table:table-cell>
          <table:table-cell office:value-type="float" office:value="531088">
            <text:p>531088</text:p>
          </table:table-cell>
          <table:table-cell office:value-type="float" office:value="483076">
            <text:p>483076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3438">
            <text:p>453438</text:p>
          </table:table-cell>
          <table:table-cell office:value-type="float" office:value="638735">
            <text:p>638735</text:p>
          </table:table-cell>
          <table:table-cell office:value-type="float" office:value="542932">
            <text:p>542932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73747">
            <text:p>573747</text:p>
          </table:table-cell>
          <table:table-cell office:value-type="float" office:value="690315">
            <text:p>690315</text:p>
          </table:table-cell>
          <table:table-cell office:value-type="float" office:value="572910">
            <text:p>57291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2902">
            <text:p>442902</text:p>
          </table:table-cell>
          <table:table-cell office:value-type="float" office:value="584919">
            <text:p>584919</text:p>
          </table:table-cell>
          <table:table-cell office:value-type="float" office:value="438000">
            <text:p>43800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22943">
            <text:p>522943</text:p>
          </table:table-cell>
          <table:table-cell office:value-type="float" office:value="556716">
            <text:p>556716</text:p>
          </table:table-cell>
          <table:table-cell office:value-type="float" office:value="584799">
            <text:p>584799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3557">
            <text:p>423557</text:p>
          </table:table-cell>
          <table:table-cell office:value-type="float" office:value="444305">
            <text:p>444305</text:p>
          </table:table-cell>
          <table:table-cell office:value-type="float" office:value="524438">
            <text:p>524438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8930">
            <text:p>458930</text:p>
          </table:table-cell>
          <table:table-cell office:value-type="float" office:value="706886">
            <text:p>706886</text:p>
          </table:table-cell>
          <table:table-cell office:value-type="float" office:value="605429">
            <text:p>605429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5006">
            <text:p>435006</text:p>
          </table:table-cell>
          <table:table-cell office:value-type="float" office:value="608657">
            <text:p>608657</text:p>
          </table:table-cell>
          <table:table-cell office:value-type="float" office:value="515340">
            <text:p>51534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4455">
            <text:p>434455</text:p>
          </table:table-cell>
          <table:table-cell office:value-type="float" office:value="519957">
            <text:p>519957</text:p>
          </table:table-cell>
          <table:table-cell office:value-type="float" office:value="665369">
            <text:p>665369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5658">
            <text:p>365658</text:p>
          </table:table-cell>
          <table:table-cell office:value-type="float" office:value="528830">
            <text:p>528830</text:p>
          </table:table-cell>
          <table:table-cell office:value-type="float" office:value="513440">
            <text:p>51344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5750">
            <text:p>435750</text:p>
          </table:table-cell>
          <table:table-cell office:value-type="float" office:value="583728">
            <text:p>583728</text:p>
          </table:table-cell>
          <table:table-cell office:value-type="float" office:value="494020">
            <text:p>494020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12140">
            <text:p>612140</text:p>
          </table:table-cell>
          <table:table-cell office:value-type="float" office:value="597847">
            <text:p>597847</text:p>
          </table:table-cell>
          <table:table-cell office:value-type="float" office:value="565415">
            <text:p>565415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3811">
            <text:p>393811</text:p>
          </table:table-cell>
          <table:table-cell office:value-type="float" office:value="534288">
            <text:p>534288</text:p>
          </table:table-cell>
          <table:table-cell office:value-type="float" office:value="345348">
            <text:p>345348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4967">
            <text:p>474967</text:p>
          </table:table-cell>
          <table:table-cell office:value-type="float" office:value="592870">
            <text:p>592870</text:p>
          </table:table-cell>
          <table:table-cell office:value-type="float" office:value="527283">
            <text:p>527283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3415">
            <text:p>443415</text:p>
          </table:table-cell>
          <table:table-cell office:value-type="float" office:value="511522">
            <text:p>511522</text:p>
          </table:table-cell>
          <table:table-cell office:value-type="float" office:value="500143">
            <text:p>500143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48973">
            <text:p>548973</text:p>
          </table:table-cell>
          <table:table-cell office:value-type="float" office:value="605612">
            <text:p>605612</text:p>
          </table:table-cell>
          <table:table-cell office:value-type="float" office:value="509328">
            <text:p>509328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5510">
            <text:p>485510</text:p>
          </table:table-cell>
          <table:table-cell office:value-type="float" office:value="528125">
            <text:p>528125</text:p>
          </table:table-cell>
          <table:table-cell office:value-type="float" office:value="467765">
            <text:p>467765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9623">
            <text:p>459623</text:p>
          </table:table-cell>
          <table:table-cell office:value-type="float" office:value="648221">
            <text:p>648221</text:p>
          </table:table-cell>
          <table:table-cell office:value-type="float" office:value="178124">
            <text:p>178124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1744">
            <text:p>481744</text:p>
          </table:table-cell>
          <table:table-cell office:value-type="float" office:value="644546">
            <text:p>644546</text:p>
          </table:table-cell>
          <table:table-cell office:value-type="float" office:value="579064">
            <text:p>579064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68449">
            <text:p>468449</text:p>
          </table:table-cell>
          <table:table-cell office:value-type="float" office:value="618985">
            <text:p>618985</text:p>
          </table:table-cell>
          <table:table-cell office:value-type="float" office:value="625445">
            <text:p>625445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66015">
            <text:p>466015</text:p>
          </table:table-cell>
          <table:table-cell office:value-type="float" office:value="668343">
            <text:p>668343</text:p>
          </table:table-cell>
          <table:table-cell office:value-type="float" office:value="549992">
            <text:p>549992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5750">
            <text:p>515750</text:p>
          </table:table-cell>
          <table:table-cell office:value-type="float" office:value="606904">
            <text:p>606904</text:p>
          </table:table-cell>
          <table:table-cell office:value-type="float" office:value="391076">
            <text:p>391076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4646">
            <text:p>504646</text:p>
          </table:table-cell>
          <table:table-cell office:value-type="float" office:value="735968">
            <text:p>735968</text:p>
          </table:table-cell>
          <table:table-cell office:value-type="float" office:value="1113088">
            <text:p>1113088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9161">
            <text:p>289161</text:p>
          </table:table-cell>
          <table:table-cell office:value-type="float" office:value="603537">
            <text:p>603537</text:p>
          </table:table-cell>
          <table:table-cell office:value-type="float" office:value="619035">
            <text:p>619035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52790">
            <text:p>452790</text:p>
          </table:table-cell>
          <table:table-cell office:value-type="float" office:value="544504">
            <text:p>544504</text:p>
          </table:table-cell>
          <table:table-cell office:value-type="float" office:value="651004">
            <text:p>651004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0789">
            <text:p>500789</text:p>
          </table:table-cell>
          <table:table-cell office:value-type="float" office:value="577298">
            <text:p>577298</text:p>
          </table:table-cell>
          <table:table-cell office:value-type="float" office:value="615959">
            <text:p>61595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97077">
            <text:p>497077</text:p>
          </table:table-cell>
          <table:table-cell office:value-type="float" office:value="594735">
            <text:p>594735</text:p>
          </table:table-cell>
          <table:table-cell office:value-type="float" office:value="603161">
            <text:p>603161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66710">
            <text:p>466710</text:p>
          </table:table-cell>
          <table:table-cell office:value-type="float" office:value="563481">
            <text:p>563481</text:p>
          </table:table-cell>
          <table:table-cell office:value-type="float" office:value="509598">
            <text:p>509598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6889">
            <text:p>486889</text:p>
          </table:table-cell>
          <table:table-cell office:value-type="float" office:value="624376">
            <text:p>624376</text:p>
          </table:table-cell>
          <table:table-cell office:value-type="float" office:value="308851">
            <text:p>308851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6851">
            <text:p>486851</text:p>
          </table:table-cell>
          <table:table-cell office:value-type="float" office:value="578301">
            <text:p>578301</text:p>
          </table:table-cell>
          <table:table-cell office:value-type="float" office:value="603460">
            <text:p>60346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2756">
            <text:p>482756</text:p>
          </table:table-cell>
          <table:table-cell office:value-type="float" office:value="647067">
            <text:p>647067</text:p>
          </table:table-cell>
          <table:table-cell office:value-type="float" office:value="532828">
            <text:p>532828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1909">
            <text:p>471909</text:p>
          </table:table-cell>
          <table:table-cell office:value-type="float" office:value="578373">
            <text:p>578373</text:p>
          </table:table-cell>
          <table:table-cell office:value-type="float" office:value="563630">
            <text:p>56363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44655">
            <text:p>544655</text:p>
          </table:table-cell>
          <table:table-cell office:value-type="float" office:value="556865">
            <text:p>556865</text:p>
          </table:table-cell>
          <table:table-cell office:value-type="float" office:value="585231">
            <text:p>585231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97037">
            <text:p>497037</text:p>
          </table:table-cell>
          <table:table-cell office:value-type="float" office:value="576836">
            <text:p>576836</text:p>
          </table:table-cell>
          <table:table-cell office:value-type="float" office:value="497970">
            <text:p>49797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8364">
            <text:p>488364</text:p>
          </table:table-cell>
          <table:table-cell office:value-type="float" office:value="642884">
            <text:p>642884</text:p>
          </table:table-cell>
          <table:table-cell office:value-type="float" office:value="548946">
            <text:p>548946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1693">
            <text:p>471693</text:p>
          </table:table-cell>
          <table:table-cell office:value-type="float" office:value="749692">
            <text:p>749692</text:p>
          </table:table-cell>
          <table:table-cell office:value-type="float" office:value="1080615">
            <text:p>1080615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59809">
            <text:p>459809</text:p>
          </table:table-cell>
          <table:table-cell office:value-type="float" office:value="634197">
            <text:p>634197</text:p>
          </table:table-cell>
          <table:table-cell office:value-type="float" office:value="574864">
            <text:p>574864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3756">
            <text:p>513756</text:p>
          </table:table-cell>
          <table:table-cell office:value-type="float" office:value="655237">
            <text:p>655237</text:p>
          </table:table-cell>
          <table:table-cell office:value-type="float" office:value="576849">
            <text:p>57684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4667">
            <text:p>504667</text:p>
          </table:table-cell>
          <table:table-cell office:value-type="float" office:value="765135">
            <text:p>765135</text:p>
          </table:table-cell>
          <table:table-cell office:value-type="float" office:value="521262">
            <text:p>521262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0960">
            <text:p>480960</text:p>
          </table:table-cell>
          <table:table-cell office:value-type="float" office:value="693504">
            <text:p>693504</text:p>
          </table:table-cell>
          <table:table-cell office:value-type="float" office:value="528358">
            <text:p>528358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7993">
            <text:p>477993</text:p>
          </table:table-cell>
          <table:table-cell office:value-type="float" office:value="626843">
            <text:p>626843</text:p>
          </table:table-cell>
          <table:table-cell office:value-type="float" office:value="550275">
            <text:p>550275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63512">
            <text:p>463512</text:p>
          </table:table-cell>
          <table:table-cell office:value-type="float" office:value="567502">
            <text:p>567502</text:p>
          </table:table-cell>
          <table:table-cell office:value-type="float" office:value="601473">
            <text:p>601473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42250">
            <text:p>542250</text:p>
          </table:table-cell>
          <table:table-cell office:value-type="float" office:value="607570">
            <text:p>607570</text:p>
          </table:table-cell>
          <table:table-cell office:value-type="float" office:value="525076">
            <text:p>525076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7851">
            <text:p>507851</text:p>
          </table:table-cell>
          <table:table-cell office:value-type="float" office:value="609135">
            <text:p>609135</text:p>
          </table:table-cell>
          <table:table-cell office:value-type="float" office:value="896612">
            <text:p>896612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5950">
            <text:p>485950</text:p>
          </table:table-cell>
          <table:table-cell office:value-type="float" office:value="535095">
            <text:p>535095</text:p>
          </table:table-cell>
          <table:table-cell office:value-type="float" office:value="357328">
            <text:p>357328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4190">
            <text:p>284190</text:p>
          </table:table-cell>
          <table:table-cell office:value-type="float" office:value="664909">
            <text:p>664909</text:p>
          </table:table-cell>
          <table:table-cell office:value-type="float" office:value="548269">
            <text:p>54826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32610">
            <text:p>432610</text:p>
          </table:table-cell>
          <table:table-cell office:value-type="float" office:value="624101">
            <text:p>624101</text:p>
          </table:table-cell>
          <table:table-cell office:value-type="float" office:value="589451">
            <text:p>589451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8184">
            <text:p>508184</text:p>
          </table:table-cell>
          <table:table-cell office:value-type="float" office:value="534623">
            <text:p>534623</text:p>
          </table:table-cell>
          <table:table-cell office:value-type="float" office:value="509870">
            <text:p>50987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24703">
            <text:p>424703</text:p>
          </table:table-cell>
          <table:table-cell office:value-type="float" office:value="591581">
            <text:p>591581</text:p>
          </table:table-cell>
          <table:table-cell office:value-type="float" office:value="570459">
            <text:p>57045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87119">
            <text:p>587119</text:p>
          </table:table-cell>
          <table:table-cell office:value-type="float" office:value="600525">
            <text:p>600525</text:p>
          </table:table-cell>
          <table:table-cell office:value-type="float" office:value="526912">
            <text:p>526912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3534">
            <text:p>473534</text:p>
          </table:table-cell>
          <table:table-cell office:value-type="float" office:value="360099">
            <text:p>360099</text:p>
          </table:table-cell>
          <table:table-cell office:value-type="float" office:value="559535">
            <text:p>559535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9058">
            <text:p>489058</text:p>
          </table:table-cell>
          <table:table-cell office:value-type="float" office:value="599604">
            <text:p>599604</text:p>
          </table:table-cell>
          <table:table-cell office:value-type="float" office:value="665020">
            <text:p>66502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2828">
            <text:p>182828</text:p>
          </table:table-cell>
          <table:table-cell office:value-type="float" office:value="649807">
            <text:p>649807</text:p>
          </table:table-cell>
          <table:table-cell office:value-type="float" office:value="533889">
            <text:p>53388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2207">
            <text:p>482207</text:p>
          </table:table-cell>
          <table:table-cell office:value-type="float" office:value="593780">
            <text:p>593780</text:p>
          </table:table-cell>
          <table:table-cell office:value-type="float" office:value="651632">
            <text:p>651632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55241">
            <text:p>555241</text:p>
          </table:table-cell>
          <table:table-cell office:value-type="float" office:value="638520">
            <text:p>638520</text:p>
          </table:table-cell>
          <table:table-cell office:value-type="float" office:value="586912">
            <text:p>586912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6403">
            <text:p>476403</text:p>
          </table:table-cell>
          <table:table-cell office:value-type="float" office:value="564066">
            <text:p>564066</text:p>
          </table:table-cell>
          <table:table-cell office:value-type="float" office:value="556489">
            <text:p>55648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3840">
            <text:p>473840</text:p>
          </table:table-cell>
          <table:table-cell office:value-type="float" office:value="625219">
            <text:p>625219</text:p>
          </table:table-cell>
          <table:table-cell office:value-type="float" office:value="782780">
            <text:p>78278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4172">
            <text:p>484172</text:p>
          </table:table-cell>
          <table:table-cell office:value-type="float" office:value="568239">
            <text:p>568239</text:p>
          </table:table-cell>
          <table:table-cell office:value-type="float" office:value="874776">
            <text:p>874776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25058">
            <text:p>525058</text:p>
          </table:table-cell>
          <table:table-cell office:value-type="float" office:value="562658">
            <text:p>562658</text:p>
          </table:table-cell>
          <table:table-cell office:value-type="float" office:value="862350">
            <text:p>86235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37020">
            <text:p>437020</text:p>
          </table:table-cell>
          <table:table-cell office:value-type="float" office:value="556187">
            <text:p>556187</text:p>
          </table:table-cell>
          <table:table-cell office:value-type="float" office:value="838078">
            <text:p>838078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0772">
            <text:p>500772</text:p>
          </table:table-cell>
          <table:table-cell office:value-type="float" office:value="378752">
            <text:p>378752</text:p>
          </table:table-cell>
          <table:table-cell office:value-type="float" office:value="873039">
            <text:p>87303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2290">
            <text:p>482290</text:p>
          </table:table-cell>
          <table:table-cell office:value-type="float" office:value="547393">
            <text:p>547393</text:p>
          </table:table-cell>
          <table:table-cell office:value-type="float" office:value="876200">
            <text:p>87620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31133">
            <text:p>631133</text:p>
          </table:table-cell>
          <table:table-cell office:value-type="float" office:value="277502">
            <text:p>277502</text:p>
          </table:table-cell>
          <table:table-cell office:value-type="float" office:value="845069">
            <text:p>845069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26053">
            <text:p>426053</text:p>
          </table:table-cell>
          <table:table-cell office:value-type="float" office:value="585899">
            <text:p>585899</text:p>
          </table:table-cell>
          <table:table-cell office:value-type="float" office:value="920110">
            <text:p>92011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62369">
            <text:p>862369</text:p>
          </table:table-cell>
          <table:table-cell office:value-type="float" office:value="579887">
            <text:p>579887</text:p>
          </table:table-cell>
          <table:table-cell office:value-type="float" office:value="425640">
            <text:p>425640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93317">
            <text:p>693317</text:p>
          </table:table-cell>
          <table:table-cell office:value-type="float" office:value="705978">
            <text:p>705978</text:p>
          </table:table-cell>
          <table:table-cell office:value-type="float" office:value="196454">
            <text:p>196454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9665">
            <text:p>479665</text:p>
          </table:table-cell>
          <table:table-cell office:value-type="float" office:value="661406">
            <text:p>661406</text:p>
          </table:table-cell>
          <table:table-cell office:value-type="float" office:value="596346">
            <text:p>596346</text:p>
          </table:table-cell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69586">
            <text:p>769586</text:p>
          </table:table-cell>
          <table:table-cell office:value-type="float" office:value="703995">
            <text:p>703995</text:p>
          </table:table-cell>
          <table:table-cell office:value-type="float" office:value="514699">
            <text:p>51469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8157">
            <text:p>518157</text:p>
          </table:table-cell>
          <table:table-cell office:value-type="float" office:value="619435">
            <text:p>619435</text:p>
          </table:table-cell>
          <table:table-cell office:value-type="float" office:value="616711">
            <text:p>616711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3409">
            <text:p>523409</text:p>
          </table:table-cell>
          <table:table-cell office:value-type="float" office:value="752501">
            <text:p>752501</text:p>
          </table:table-cell>
          <table:table-cell office:value-type="float" office:value="606694">
            <text:p>60669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8387">
            <text:p>498387</text:p>
          </table:table-cell>
          <table:table-cell office:value-type="float" office:value="745676">
            <text:p>745676</text:p>
          </table:table-cell>
          <table:table-cell office:value-type="float" office:value="670864">
            <text:p>67086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1265">
            <text:p>521265</text:p>
          </table:table-cell>
          <table:table-cell office:value-type="float" office:value="531248">
            <text:p>531248</text:p>
          </table:table-cell>
          <table:table-cell office:value-type="float" office:value="682647">
            <text:p>682647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31145">
            <text:p>531145</text:p>
          </table:table-cell>
          <table:table-cell office:value-type="float" office:value="652514">
            <text:p>652514</text:p>
          </table:table-cell>
          <table:table-cell office:value-type="float" office:value="595276">
            <text:p>595276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0174">
            <text:p>490174</text:p>
          </table:table-cell>
          <table:table-cell office:value-type="float" office:value="661219">
            <text:p>661219</text:p>
          </table:table-cell>
          <table:table-cell office:value-type="float" office:value="642594">
            <text:p>64259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8727">
            <text:p>528727</text:p>
          </table:table-cell>
          <table:table-cell office:value-type="float" office:value="641665">
            <text:p>641665</text:p>
          </table:table-cell>
          <table:table-cell office:value-type="float" office:value="522686">
            <text:p>522686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6572">
            <text:p>526572</text:p>
          </table:table-cell>
          <table:table-cell office:value-type="float" office:value="785995">
            <text:p>785995</text:p>
          </table:table-cell>
          <table:table-cell office:value-type="float" office:value="344541">
            <text:p>344541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4934">
            <text:p>494934</text:p>
          </table:table-cell>
          <table:table-cell office:value-type="float" office:value="580175">
            <text:p>580175</text:p>
          </table:table-cell>
          <table:table-cell office:value-type="float" office:value="621498">
            <text:p>621498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6183">
            <text:p>516183</text:p>
          </table:table-cell>
          <table:table-cell office:value-type="float" office:value="619249">
            <text:p>619249</text:p>
          </table:table-cell>
          <table:table-cell office:value-type="float" office:value="184105">
            <text:p>184105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85533">
            <text:p>585533</text:p>
          </table:table-cell>
          <table:table-cell office:value-type="float" office:value="576324">
            <text:p>576324</text:p>
          </table:table-cell>
          <table:table-cell office:value-type="float" office:value="648836">
            <text:p>648836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6674">
            <text:p>516674</text:p>
          </table:table-cell>
          <table:table-cell office:value-type="float" office:value="752393">
            <text:p>752393</text:p>
          </table:table-cell>
          <table:table-cell office:value-type="float" office:value="581184">
            <text:p>58118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0937">
            <text:p>490937</text:p>
          </table:table-cell>
          <table:table-cell office:value-type="float" office:value="623740">
            <text:p>623740</text:p>
          </table:table-cell>
          <table:table-cell office:value-type="float" office:value="436685">
            <text:p>436685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2284">
            <text:p>472284</text:p>
          </table:table-cell>
          <table:table-cell office:value-type="float" office:value="875711">
            <text:p>875711</text:p>
          </table:table-cell>
          <table:table-cell office:value-type="float" office:value="621739">
            <text:p>62173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43561">
            <text:p>543561</text:p>
          </table:table-cell>
          <table:table-cell office:value-type="float" office:value="654837">
            <text:p>654837</text:p>
          </table:table-cell>
          <table:table-cell office:value-type="float" office:value="599514">
            <text:p>59951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6597">
            <text:p>506597</text:p>
          </table:table-cell>
          <table:table-cell office:value-type="float" office:value="668626">
            <text:p>668626</text:p>
          </table:table-cell>
          <table:table-cell office:value-type="float" office:value="671419">
            <text:p>67141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2756">
            <text:p>502756</text:p>
          </table:table-cell>
          <table:table-cell office:value-type="float" office:value="697333">
            <text:p>697333</text:p>
          </table:table-cell>
          <table:table-cell office:value-type="float" office:value="672161">
            <text:p>672161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73185">
            <text:p>573185</text:p>
          </table:table-cell>
          <table:table-cell office:value-type="float" office:value="665016">
            <text:p>665016</text:p>
          </table:table-cell>
          <table:table-cell office:value-type="float" office:value="543194">
            <text:p>54319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9944">
            <text:p>479944</text:p>
          </table:table-cell>
          <table:table-cell office:value-type="float" office:value="743897">
            <text:p>743897</text:p>
          </table:table-cell>
          <table:table-cell office:value-type="float" office:value="551899">
            <text:p>55189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4824">
            <text:p>494824</text:p>
          </table:table-cell>
          <table:table-cell office:value-type="float" office:value="648107">
            <text:p>648107</text:p>
          </table:table-cell>
          <table:table-cell office:value-type="float" office:value="662753">
            <text:p>662753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4229">
            <text:p>524229</text:p>
          </table:table-cell>
          <table:table-cell office:value-type="float" office:value="794649">
            <text:p>794649</text:p>
          </table:table-cell>
          <table:table-cell office:value-type="float" office:value="714294">
            <text:p>71429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8675">
            <text:p>508675</text:p>
          </table:table-cell>
          <table:table-cell office:value-type="float" office:value="653272">
            <text:p>653272</text:p>
          </table:table-cell>
          <table:table-cell office:value-type="float" office:value="570107">
            <text:p>570107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38153">
            <text:p>538153</text:p>
          </table:table-cell>
          <table:table-cell office:value-type="float" office:value="649571">
            <text:p>649571</text:p>
          </table:table-cell>
          <table:table-cell office:value-type="float" office:value="709125">
            <text:p>709125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0782">
            <text:p>480782</text:p>
          </table:table-cell>
          <table:table-cell office:value-type="float" office:value="604656">
            <text:p>604656</text:p>
          </table:table-cell>
          <table:table-cell office:value-type="float" office:value="575340">
            <text:p>575340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13990">
            <text:p>613990</text:p>
          </table:table-cell>
          <table:table-cell office:value-type="float" office:value="629135">
            <text:p>629135</text:p>
          </table:table-cell>
          <table:table-cell office:value-type="float" office:value="749115">
            <text:p>749115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3046">
            <text:p>513046</text:p>
          </table:table-cell>
          <table:table-cell office:value-type="float" office:value="706536">
            <text:p>706536</text:p>
          </table:table-cell>
          <table:table-cell office:value-type="float" office:value="609122">
            <text:p>609122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6721">
            <text:p>496721</text:p>
          </table:table-cell>
          <table:table-cell office:value-type="float" office:value="651260">
            <text:p>651260</text:p>
          </table:table-cell>
          <table:table-cell office:value-type="float" office:value="609719">
            <text:p>60971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4881">
            <text:p>504881</text:p>
          </table:table-cell>
          <table:table-cell office:value-type="float" office:value="808351">
            <text:p>808351</text:p>
          </table:table-cell>
          <table:table-cell office:value-type="float" office:value="588287">
            <text:p>588287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2428">
            <text:p>402428</text:p>
          </table:table-cell>
          <table:table-cell office:value-type="float" office:value="602185">
            <text:p>602185</text:p>
          </table:table-cell>
          <table:table-cell office:value-type="float" office:value="392887">
            <text:p>392887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8800">
            <text:p>528800</text:p>
          </table:table-cell>
          <table:table-cell office:value-type="float" office:value="647170">
            <text:p>647170</text:p>
          </table:table-cell>
          <table:table-cell office:value-type="float" office:value="595536">
            <text:p>595536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4330">
            <text:p>504330</text:p>
          </table:table-cell>
          <table:table-cell office:value-type="float" office:value="787734">
            <text:p>787734</text:p>
          </table:table-cell>
          <table:table-cell office:value-type="float" office:value="833385">
            <text:p>833385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3022">
            <text:p>333022</text:p>
          </table:table-cell>
          <table:table-cell office:value-type="float" office:value="675253">
            <text:p>675253</text:p>
          </table:table-cell>
          <table:table-cell office:value-type="float" office:value="566679">
            <text:p>56667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53514">
            <text:p>553514</text:p>
          </table:table-cell>
          <table:table-cell office:value-type="float" office:value="718979">
            <text:p>718979</text:p>
          </table:table-cell>
          <table:table-cell office:value-type="float" office:value="583013">
            <text:p>583013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64030">
            <text:p>564030</text:p>
          </table:table-cell>
          <table:table-cell office:value-type="float" office:value="691535">
            <text:p>691535</text:p>
          </table:table-cell>
          <table:table-cell office:value-type="float" office:value="643873">
            <text:p>643873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88184">
            <text:p>588184</text:p>
          </table:table-cell>
          <table:table-cell office:value-type="float" office:value="659845">
            <text:p>659845</text:p>
          </table:table-cell>
          <table:table-cell office:value-type="float" office:value="588540">
            <text:p>588540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41219">
            <text:p>741219</text:p>
          </table:table-cell>
          <table:table-cell office:value-type="float" office:value="706130">
            <text:p>706130</text:p>
          </table:table-cell>
          <table:table-cell office:value-type="float" office:value="549729">
            <text:p>54972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74975">
            <text:p>574975</text:p>
          </table:table-cell>
          <table:table-cell office:value-type="float" office:value="423005">
            <text:p>423005</text:p>
          </table:table-cell>
          <table:table-cell office:value-type="float" office:value="364294">
            <text:p>364294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4842">
            <text:p>454842</text:p>
          </table:table-cell>
          <table:table-cell office:value-type="float" office:value="668834">
            <text:p>668834</text:p>
          </table:table-cell>
          <table:table-cell office:value-type="float" office:value="637538">
            <text:p>637538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2659">
            <text:p>402659</text:p>
          </table:table-cell>
          <table:table-cell office:value-type="float" office:value="635021">
            <text:p>635021</text:p>
          </table:table-cell>
          <table:table-cell office:value-type="float" office:value="575968">
            <text:p>575968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2099">
            <text:p>482099</text:p>
          </table:table-cell>
          <table:table-cell office:value-type="float" office:value="810235">
            <text:p>810235</text:p>
          </table:table-cell>
          <table:table-cell office:value-type="float" office:value="602640">
            <text:p>602640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95266">
            <text:p>595266</text:p>
          </table:table-cell>
          <table:table-cell office:value-type="float" office:value="665099">
            <text:p>665099</text:p>
          </table:table-cell>
          <table:table-cell office:value-type="float" office:value="662292">
            <text:p>662292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90644">
            <text:p>490644</text:p>
          </table:table-cell>
          <table:table-cell office:value-type="float" office:value="658578">
            <text:p>658578</text:p>
          </table:table-cell>
          <table:table-cell office:value-type="float" office:value="610299">
            <text:p>61029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4382">
            <text:p>364382</text:p>
          </table:table-cell>
          <table:table-cell office:value-type="float" office:value="558606">
            <text:p>558606</text:p>
          </table:table-cell>
          <table:table-cell office:value-type="float" office:value="618606">
            <text:p>618606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1448">
            <text:p>511448</text:p>
          </table:table-cell>
          <table:table-cell office:value-type="float" office:value="623876">
            <text:p>623876</text:p>
          </table:table-cell>
          <table:table-cell office:value-type="float" office:value="671215">
            <text:p>671215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3407">
            <text:p>473407</text:p>
          </table:table-cell>
          <table:table-cell office:value-type="float" office:value="786852">
            <text:p>786852</text:p>
          </table:table-cell>
          <table:table-cell office:value-type="float" office:value="632453">
            <text:p>632453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2803">
            <text:p>472803</text:p>
          </table:table-cell>
          <table:table-cell office:value-type="float" office:value="789769">
            <text:p>789769</text:p>
          </table:table-cell>
          <table:table-cell office:value-type="float" office:value="562228">
            <text:p>562228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27448">
            <text:p>427448</text:p>
          </table:table-cell>
          <table:table-cell office:value-type="float" office:value="895225">
            <text:p>895225</text:p>
          </table:table-cell>
          <table:table-cell office:value-type="float" office:value="561235">
            <text:p>561235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1220">
            <text:p>501220</text:p>
          </table:table-cell>
          <table:table-cell office:value-type="float" office:value="698243">
            <text:p>698243</text:p>
          </table:table-cell>
          <table:table-cell office:value-type="float" office:value="595719">
            <text:p>595719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03472">
            <text:p>603472</text:p>
          </table:table-cell>
          <table:table-cell office:value-type="float" office:value="697060">
            <text:p>697060</text:p>
          </table:table-cell>
          <table:table-cell office:value-type="float" office:value="603843">
            <text:p>603843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2670">
            <text:p>512670</text:p>
          </table:table-cell>
          <table:table-cell office:value-type="float" office:value="589778">
            <text:p>589778</text:p>
          </table:table-cell>
          <table:table-cell office:value-type="float" office:value="558378">
            <text:p>558378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6578">
            <text:p>506578</text:p>
          </table:table-cell>
          <table:table-cell office:value-type="float" office:value="950945">
            <text:p>950945</text:p>
          </table:table-cell>
          <table:table-cell office:value-type="float" office:value="597717">
            <text:p>59771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06410">
            <text:p>606410</text:p>
          </table:table-cell>
          <table:table-cell office:value-type="float" office:value="724937">
            <text:p>724937</text:p>
          </table:table-cell>
          <table:table-cell office:value-type="float" office:value="695946">
            <text:p>695946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6127">
            <text:p>386127</text:p>
          </table:table-cell>
          <table:table-cell office:value-type="float" office:value="699618">
            <text:p>699618</text:p>
          </table:table-cell>
          <table:table-cell office:value-type="float" office:value="696957">
            <text:p>69695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2059">
            <text:p>752059</text:p>
          </table:table-cell>
          <table:table-cell office:value-type="float" office:value="1465170">
            <text:p>1465170</text:p>
          </table:table-cell>
          <table:table-cell office:value-type="float" office:value="502360">
            <text:p>502360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2251">
            <text:p>542251</text:p>
          </table:table-cell>
          <table:table-cell office:value-type="float" office:value="693598">
            <text:p>693598</text:p>
          </table:table-cell>
          <table:table-cell office:value-type="float" office:value="561261">
            <text:p>561261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2923">
            <text:p>582923</text:p>
          </table:table-cell>
          <table:table-cell office:value-type="float" office:value="589133">
            <text:p>589133</text:p>
          </table:table-cell>
          <table:table-cell office:value-type="float" office:value="643788">
            <text:p>643788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79785">
            <text:p>579785</text:p>
          </table:table-cell>
          <table:table-cell office:value-type="float" office:value="856887">
            <text:p>856887</text:p>
          </table:table-cell>
          <table:table-cell office:value-type="float" office:value="581067">
            <text:p>58106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70026">
            <text:p>570026</text:p>
          </table:table-cell>
          <table:table-cell office:value-type="float" office:value="712596">
            <text:p>712596</text:p>
          </table:table-cell>
          <table:table-cell office:value-type="float" office:value="688380">
            <text:p>688380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16848">
            <text:p>516848</text:p>
          </table:table-cell>
          <table:table-cell office:value-type="float" office:value="752036">
            <text:p>752036</text:p>
          </table:table-cell>
          <table:table-cell office:value-type="float" office:value="559456">
            <text:p>559456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12423">
            <text:p>512423</text:p>
          </table:table-cell>
          <table:table-cell office:value-type="float" office:value="730200">
            <text:p>730200</text:p>
          </table:table-cell>
          <table:table-cell office:value-type="float" office:value="687124">
            <text:p>687124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4392">
            <text:p>294392</text:p>
          </table:table-cell>
          <table:table-cell office:value-type="float" office:value="826046">
            <text:p>826046</text:p>
          </table:table-cell>
          <table:table-cell office:value-type="float" office:value="634836">
            <text:p>634836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55775">
            <text:p>655775</text:p>
          </table:table-cell>
          <table:table-cell office:value-type="float" office:value="672056">
            <text:p>672056</text:p>
          </table:table-cell>
          <table:table-cell office:value-type="float" office:value="646604">
            <text:p>646604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9525">
            <text:p>569525</text:p>
          </table:table-cell>
          <table:table-cell office:value-type="float" office:value="728324">
            <text:p>728324</text:p>
          </table:table-cell>
          <table:table-cell office:value-type="float" office:value="625307">
            <text:p>62530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0384">
            <text:p>520384</text:p>
          </table:table-cell>
          <table:table-cell office:value-type="float" office:value="634274">
            <text:p>634274</text:p>
          </table:table-cell>
          <table:table-cell office:value-type="float" office:value="691386">
            <text:p>691386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9708">
            <text:p>509708</text:p>
          </table:table-cell>
          <table:table-cell office:value-type="float" office:value="639674">
            <text:p>639674</text:p>
          </table:table-cell>
          <table:table-cell office:value-type="float" office:value="704864">
            <text:p>704864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05590">
            <text:p>605590</text:p>
          </table:table-cell>
          <table:table-cell office:value-type="float" office:value="621525">
            <text:p>621525</text:p>
          </table:table-cell>
          <table:table-cell office:value-type="float" office:value="632833">
            <text:p>632833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5441">
            <text:p>525441</text:p>
          </table:table-cell>
          <table:table-cell office:value-type="float" office:value="684279">
            <text:p>684279</text:p>
          </table:table-cell>
          <table:table-cell office:value-type="float" office:value="564377">
            <text:p>56437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1307">
            <text:p>581307</text:p>
          </table:table-cell>
          <table:table-cell office:value-type="float" office:value="884279">
            <text:p>884279</text:p>
          </table:table-cell>
          <table:table-cell office:value-type="float" office:value="788842">
            <text:p>788842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03371">
            <text:p>603371</text:p>
          </table:table-cell>
          <table:table-cell office:value-type="float" office:value="785349">
            <text:p>785349</text:p>
          </table:table-cell>
          <table:table-cell office:value-type="float" office:value="835421">
            <text:p>835421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0550">
            <text:p>550550</text:p>
          </table:table-cell>
          <table:table-cell office:value-type="float" office:value="372430">
            <text:p>372430</text:p>
          </table:table-cell>
          <table:table-cell office:value-type="float" office:value="659213">
            <text:p>659213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6033">
            <text:p>556033</text:p>
          </table:table-cell>
          <table:table-cell office:value-type="float" office:value="712428">
            <text:p>712428</text:p>
          </table:table-cell>
          <table:table-cell office:value-type="float" office:value="668842">
            <text:p>668842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95911">
            <text:p>595911</text:p>
          </table:table-cell>
          <table:table-cell office:value-type="float" office:value="740457">
            <text:p>740457</text:p>
          </table:table-cell>
          <table:table-cell office:value-type="float" office:value="658236">
            <text:p>658236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5399">
            <text:p>545399</text:p>
          </table:table-cell>
          <table:table-cell office:value-type="float" office:value="772435">
            <text:p>772435</text:p>
          </table:table-cell>
          <table:table-cell office:value-type="float" office:value="653377">
            <text:p>65337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0096">
            <text:p>540096</text:p>
          </table:table-cell>
          <table:table-cell office:value-type="float" office:value="743913">
            <text:p>743913</text:p>
          </table:table-cell>
          <table:table-cell office:value-type="float" office:value="681076">
            <text:p>681076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7627">
            <text:p>567627</text:p>
          </table:table-cell>
          <table:table-cell office:value-type="float" office:value="990055">
            <text:p>990055</text:p>
          </table:table-cell>
          <table:table-cell office:value-type="float" office:value="645542">
            <text:p>645542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10673">
            <text:p>510673</text:p>
          </table:table-cell>
          <table:table-cell office:value-type="float" office:value="647418">
            <text:p>647418</text:p>
          </table:table-cell>
          <table:table-cell office:value-type="float" office:value="653574">
            <text:p>653574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6175">
            <text:p>556175</text:p>
          </table:table-cell>
          <table:table-cell office:value-type="float" office:value="714179">
            <text:p>714179</text:p>
          </table:table-cell>
          <table:table-cell office:value-type="float" office:value="671639">
            <text:p>671639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6123">
            <text:p>556123</text:p>
          </table:table-cell>
          <table:table-cell office:value-type="float" office:value="683645">
            <text:p>683645</text:p>
          </table:table-cell>
          <table:table-cell office:value-type="float" office:value="354198">
            <text:p>354198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1551">
            <text:p>561551</text:p>
          </table:table-cell>
          <table:table-cell office:value-type="float" office:value="660037">
            <text:p>660037</text:p>
          </table:table-cell>
          <table:table-cell office:value-type="float" office:value="607887">
            <text:p>60788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39451">
            <text:p>539451</text:p>
          </table:table-cell>
          <table:table-cell office:value-type="float" office:value="660482">
            <text:p>660482</text:p>
          </table:table-cell>
          <table:table-cell office:value-type="float" office:value="705275">
            <text:p>705275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21881">
            <text:p>621881</text:p>
          </table:table-cell>
          <table:table-cell office:value-type="float" office:value="713748">
            <text:p>713748</text:p>
          </table:table-cell>
          <table:table-cell office:value-type="float" office:value="784533">
            <text:p>784533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9965">
            <text:p>259965</text:p>
          </table:table-cell>
          <table:table-cell office:value-type="float" office:value="890519">
            <text:p>890519</text:p>
          </table:table-cell>
          <table:table-cell office:value-type="float" office:value="613190">
            <text:p>613190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2709">
            <text:p>542709</text:p>
          </table:table-cell>
          <table:table-cell office:value-type="float" office:value="657869">
            <text:p>657869</text:p>
          </table:table-cell>
          <table:table-cell office:value-type="float" office:value="638514">
            <text:p>638514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9730">
            <text:p>559730</text:p>
          </table:table-cell>
          <table:table-cell office:value-type="float" office:value="720665">
            <text:p>720665</text:p>
          </table:table-cell>
          <table:table-cell office:value-type="float" office:value="686257">
            <text:p>68625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07221">
            <text:p>607221</text:p>
          </table:table-cell>
          <table:table-cell office:value-type="float" office:value="781274">
            <text:p>781274</text:p>
          </table:table-cell>
          <table:table-cell office:value-type="float" office:value="644509">
            <text:p>644509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4852">
            <text:p>504852</text:p>
          </table:table-cell>
          <table:table-cell office:value-type="float" office:value="681316">
            <text:p>681316</text:p>
          </table:table-cell>
          <table:table-cell office:value-type="float" office:value="656585">
            <text:p>656585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7661">
            <text:p>547661</text:p>
          </table:table-cell>
          <table:table-cell office:value-type="float" office:value="793673">
            <text:p>793673</text:p>
          </table:table-cell>
          <table:table-cell office:value-type="float" office:value="796250">
            <text:p>796250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95483">
            <text:p>595483</text:p>
          </table:table-cell>
          <table:table-cell office:value-type="float" office:value="936235">
            <text:p>936235</text:p>
          </table:table-cell>
          <table:table-cell office:value-type="float" office:value="643455">
            <text:p>643455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80420">
            <text:p>680420</text:p>
          </table:table-cell>
          <table:table-cell office:value-type="float" office:value="817259">
            <text:p>817259</text:p>
          </table:table-cell>
          <table:table-cell office:value-type="float" office:value="624878">
            <text:p>624878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35339">
            <text:p>535339</text:p>
          </table:table-cell>
          <table:table-cell office:value-type="float" office:value="769302">
            <text:p>769302</text:p>
          </table:table-cell>
          <table:table-cell office:value-type="float" office:value="617841">
            <text:p>617841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2635">
            <text:p>522635</text:p>
          </table:table-cell>
          <table:table-cell office:value-type="float" office:value="845160">
            <text:p>845160</text:p>
          </table:table-cell>
          <table:table-cell office:value-type="float" office:value="628444">
            <text:p>628444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0165">
            <text:p>300165</text:p>
          </table:table-cell>
          <table:table-cell office:value-type="float" office:value="744822">
            <text:p>744822</text:p>
          </table:table-cell>
          <table:table-cell office:value-type="float" office:value="684468">
            <text:p>684468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6094">
            <text:p>526094</text:p>
          </table:table-cell>
          <table:table-cell office:value-type="float" office:value="725485">
            <text:p>725485</text:p>
          </table:table-cell>
          <table:table-cell office:value-type="float" office:value="669407">
            <text:p>66940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0591">
            <text:p>540591</text:p>
          </table:table-cell>
          <table:table-cell office:value-type="float" office:value="631188">
            <text:p>631188</text:p>
          </table:table-cell>
          <table:table-cell office:value-type="float" office:value="670807">
            <text:p>670807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35965">
            <text:p>535965</text:p>
          </table:table-cell>
          <table:table-cell office:value-type="float" office:value="330887">
            <text:p>330887</text:p>
          </table:table-cell>
          <table:table-cell office:value-type="float" office:value="627981">
            <text:p>627981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3159">
            <text:p>563159</text:p>
          </table:table-cell>
          <table:table-cell office:value-type="float" office:value="735304">
            <text:p>735304</text:p>
          </table:table-cell>
          <table:table-cell office:value-type="float" office:value="605670">
            <text:p>605670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94539">
            <text:p>594539</text:p>
          </table:table-cell>
          <table:table-cell office:value-type="float" office:value="710643">
            <text:p>710643</text:p>
          </table:table-cell>
          <table:table-cell office:value-type="float" office:value="584013">
            <text:p>584013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75438">
            <text:p>575438</text:p>
          </table:table-cell>
          <table:table-cell office:value-type="float" office:value="776243">
            <text:p>776243</text:p>
          </table:table-cell>
          <table:table-cell office:value-type="float" office:value="634392">
            <text:p>634392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9105">
            <text:p>509105</text:p>
          </table:table-cell>
          <table:table-cell office:value-type="float" office:value="827554">
            <text:p>827554</text:p>
          </table:table-cell>
          <table:table-cell office:value-type="float" office:value="723312">
            <text:p>723312</text:p>
          </table:table-cell>
          <table:table-cell table:number-columns-repeated="1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22952">
            <text:p>622952</text:p>
          </table:table-cell>
          <table:table-cell office:value-type="float" office:value="769196">
            <text:p>769196</text:p>
          </table:table-cell>
          <table:table-cell office:value-type="float" office:value="643437">
            <text:p>643437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32358">
            <text:p>632358</text:p>
          </table:table-cell>
          <table:table-cell office:value-type="float" office:value="742409">
            <text:p>742409</text:p>
          </table:table-cell>
          <table:table-cell office:value-type="float" office:value="731433">
            <text:p>731433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7625">
            <text:p>537625</text:p>
          </table:table-cell>
          <table:table-cell office:value-type="float" office:value="535432">
            <text:p>535432</text:p>
          </table:table-cell>
          <table:table-cell office:value-type="float" office:value="664291">
            <text:p>66429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8423">
            <text:p>578423</text:p>
          </table:table-cell>
          <table:table-cell office:value-type="float" office:value="942180">
            <text:p>942180</text:p>
          </table:table-cell>
          <table:table-cell office:value-type="float" office:value="802477">
            <text:p>802477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9230">
            <text:p>569230</text:p>
          </table:table-cell>
          <table:table-cell office:value-type="float" office:value="881075">
            <text:p>881075</text:p>
          </table:table-cell>
          <table:table-cell office:value-type="float" office:value="703723">
            <text:p>703723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8163">
            <text:p>358163</text:p>
          </table:table-cell>
          <table:table-cell office:value-type="float" office:value="825291">
            <text:p>825291</text:p>
          </table:table-cell>
          <table:table-cell office:value-type="float" office:value="646051">
            <text:p>64605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41042">
            <text:p>641042</text:p>
          </table:table-cell>
          <table:table-cell office:value-type="float" office:value="772116">
            <text:p>772116</text:p>
          </table:table-cell>
          <table:table-cell office:value-type="float" office:value="794468">
            <text:p>794468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4647">
            <text:p>534647</text:p>
          </table:table-cell>
          <table:table-cell office:value-type="float" office:value="774163">
            <text:p>774163</text:p>
          </table:table-cell>
          <table:table-cell office:value-type="float" office:value="807885">
            <text:p>807885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9458">
            <text:p>559458</text:p>
          </table:table-cell>
          <table:table-cell office:value-type="float" office:value="819768">
            <text:p>819768</text:p>
          </table:table-cell>
          <table:table-cell office:value-type="float" office:value="523979">
            <text:p>52397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28230">
            <text:p>628230</text:p>
          </table:table-cell>
          <table:table-cell office:value-type="float" office:value="853800">
            <text:p>853800</text:p>
          </table:table-cell>
          <table:table-cell office:value-type="float" office:value="733423">
            <text:p>733423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5063">
            <text:p>615063</text:p>
          </table:table-cell>
          <table:table-cell office:value-type="float" office:value="806947">
            <text:p>806947</text:p>
          </table:table-cell>
          <table:table-cell office:value-type="float" office:value="802235">
            <text:p>802235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09157">
            <text:p>609157</text:p>
          </table:table-cell>
          <table:table-cell office:value-type="float" office:value="754668">
            <text:p>754668</text:p>
          </table:table-cell>
          <table:table-cell office:value-type="float" office:value="676726">
            <text:p>676726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25729">
            <text:p>525729</text:p>
          </table:table-cell>
          <table:table-cell office:value-type="float" office:value="735656">
            <text:p>735656</text:p>
          </table:table-cell>
          <table:table-cell office:value-type="float" office:value="679501">
            <text:p>67950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01786">
            <text:p>801786</text:p>
          </table:table-cell>
          <table:table-cell office:value-type="float" office:value="812047">
            <text:p>812047</text:p>
          </table:table-cell>
          <table:table-cell office:value-type="float" office:value="569061">
            <text:p>56906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7029">
            <text:p>567029</text:p>
          </table:table-cell>
          <table:table-cell office:value-type="float" office:value="699324">
            <text:p>699324</text:p>
          </table:table-cell>
          <table:table-cell office:value-type="float" office:value="659558">
            <text:p>659558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93083">
            <text:p>593083</text:p>
          </table:table-cell>
          <table:table-cell office:value-type="float" office:value="526813">
            <text:p>526813</text:p>
          </table:table-cell>
          <table:table-cell office:value-type="float" office:value="729897">
            <text:p>729897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47113">
            <text:p>447113</text:p>
          </table:table-cell>
          <table:table-cell office:value-type="float" office:value="945467">
            <text:p>945467</text:p>
          </table:table-cell>
          <table:table-cell office:value-type="float" office:value="620992">
            <text:p>620992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26618">
            <text:p>626618</text:p>
          </table:table-cell>
          <table:table-cell office:value-type="float" office:value="696863">
            <text:p>696863</text:p>
          </table:table-cell>
          <table:table-cell office:value-type="float" office:value="852659">
            <text:p>85265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24933">
            <text:p>524933</text:p>
          </table:table-cell>
          <table:table-cell office:value-type="float" office:value="822771">
            <text:p>822771</text:p>
          </table:table-cell>
          <table:table-cell office:value-type="float" office:value="817083">
            <text:p>817083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52170">
            <text:p>652170</text:p>
          </table:table-cell>
          <table:table-cell office:value-type="float" office:value="964258">
            <text:p>964258</text:p>
          </table:table-cell>
          <table:table-cell office:value-type="float" office:value="763843">
            <text:p>763843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8419">
            <text:p>548419</text:p>
          </table:table-cell>
          <table:table-cell office:value-type="float" office:value="711372">
            <text:p>711372</text:p>
          </table:table-cell>
          <table:table-cell office:value-type="float" office:value="444501">
            <text:p>44450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81587">
            <text:p>581587</text:p>
          </table:table-cell>
          <table:table-cell office:value-type="float" office:value="767165">
            <text:p>767165</text:p>
          </table:table-cell>
          <table:table-cell office:value-type="float" office:value="897238">
            <text:p>897238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98149">
            <text:p>498149</text:p>
          </table:table-cell>
          <table:table-cell office:value-type="float" office:value="989569">
            <text:p>989569</text:p>
          </table:table-cell>
          <table:table-cell office:value-type="float" office:value="676992">
            <text:p>676992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8757">
            <text:p>578757</text:p>
          </table:table-cell>
          <table:table-cell office:value-type="float" office:value="745983">
            <text:p>745983</text:p>
          </table:table-cell>
          <table:table-cell office:value-type="float" office:value="770734">
            <text:p>770734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4293">
            <text:p>614293</text:p>
          </table:table-cell>
          <table:table-cell office:value-type="float" office:value="1034798">
            <text:p>1034798</text:p>
          </table:table-cell>
          <table:table-cell office:value-type="float" office:value="722981">
            <text:p>72298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1543">
            <text:p>531543</text:p>
          </table:table-cell>
          <table:table-cell office:value-type="float" office:value="1135915">
            <text:p>1135915</text:p>
          </table:table-cell>
          <table:table-cell office:value-type="float" office:value="633899">
            <text:p>63389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99120">
            <text:p>699120</text:p>
          </table:table-cell>
          <table:table-cell office:value-type="float" office:value="823015">
            <text:p>823015</text:p>
          </table:table-cell>
          <table:table-cell office:value-type="float" office:value="672938">
            <text:p>672938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61113">
            <text:p>661113</text:p>
          </table:table-cell>
          <table:table-cell office:value-type="float" office:value="804980">
            <text:p>804980</text:p>
          </table:table-cell>
          <table:table-cell office:value-type="float" office:value="758702">
            <text:p>758702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3689">
            <text:p>553689</text:p>
          </table:table-cell>
          <table:table-cell office:value-type="float" office:value="727296">
            <text:p>727296</text:p>
          </table:table-cell>
          <table:table-cell office:value-type="float" office:value="668292">
            <text:p>668292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2153">
            <text:p>542153</text:p>
          </table:table-cell>
          <table:table-cell office:value-type="float" office:value="769205">
            <text:p>769205</text:p>
          </table:table-cell>
          <table:table-cell office:value-type="float" office:value="685279">
            <text:p>68527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4142">
            <text:p>304142</text:p>
          </table:table-cell>
          <table:table-cell office:value-type="float" office:value="565759">
            <text:p>565759</text:p>
          </table:table-cell>
          <table:table-cell office:value-type="float" office:value="801796">
            <text:p>801796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8237">
            <text:p>618237</text:p>
          </table:table-cell>
          <table:table-cell office:value-type="float" office:value="707660">
            <text:p>707660</text:p>
          </table:table-cell>
          <table:table-cell office:value-type="float" office:value="720063">
            <text:p>720063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6019">
            <text:p>576019</text:p>
          </table:table-cell>
          <table:table-cell office:value-type="float" office:value="752042">
            <text:p>752042</text:p>
          </table:table-cell>
          <table:table-cell office:value-type="float" office:value="682091">
            <text:p>68209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97402">
            <text:p>697402</text:p>
          </table:table-cell>
          <table:table-cell office:value-type="float" office:value="766678">
            <text:p>766678</text:p>
          </table:table-cell>
          <table:table-cell office:value-type="float" office:value="829234">
            <text:p>829234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8181">
            <text:p>548181</text:p>
          </table:table-cell>
          <table:table-cell office:value-type="float" office:value="1047624">
            <text:p>1047624</text:p>
          </table:table-cell>
          <table:table-cell office:value-type="float" office:value="667951">
            <text:p>66795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5346">
            <text:p>615346</text:p>
          </table:table-cell>
          <table:table-cell office:value-type="float" office:value="731983">
            <text:p>731983</text:p>
          </table:table-cell>
          <table:table-cell office:value-type="float" office:value="661689">
            <text:p>66168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0399">
            <text:p>560399</text:p>
          </table:table-cell>
          <table:table-cell office:value-type="float" office:value="693367">
            <text:p>693367</text:p>
          </table:table-cell>
          <table:table-cell office:value-type="float" office:value="659778">
            <text:p>659778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0841">
            <text:p>540841</text:p>
          </table:table-cell>
          <table:table-cell office:value-type="float" office:value="721723">
            <text:p>721723</text:p>
          </table:table-cell>
          <table:table-cell office:value-type="float" office:value="771950">
            <text:p>771950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75660">
            <text:p>675660</text:p>
          </table:table-cell>
          <table:table-cell office:value-type="float" office:value="749689">
            <text:p>749689</text:p>
          </table:table-cell>
          <table:table-cell office:value-type="float" office:value="773939">
            <text:p>77393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20415">
            <text:p>620415</text:p>
          </table:table-cell>
          <table:table-cell office:value-type="float" office:value="750650">
            <text:p>750650</text:p>
          </table:table-cell>
          <table:table-cell office:value-type="float" office:value="714465">
            <text:p>714465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3617">
            <text:p>563617</text:p>
          </table:table-cell>
          <table:table-cell office:value-type="float" office:value="938018">
            <text:p>938018</text:p>
          </table:table-cell>
          <table:table-cell office:value-type="float" office:value="620858">
            <text:p>620858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32628">
            <text:p>632628</text:p>
          </table:table-cell>
          <table:table-cell office:value-type="float" office:value="729323">
            <text:p>729323</text:p>
          </table:table-cell>
          <table:table-cell office:value-type="float" office:value="840678">
            <text:p>840678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88442">
            <text:p>1188442</text:p>
          </table:table-cell>
          <table:table-cell office:value-type="float" office:value="796996">
            <text:p>796996</text:p>
          </table:table-cell>
          <table:table-cell office:value-type="float" office:value="751361">
            <text:p>75136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9475">
            <text:p>579475</text:p>
          </table:table-cell>
          <table:table-cell office:value-type="float" office:value="895681">
            <text:p>895681</text:p>
          </table:table-cell>
          <table:table-cell office:value-type="float" office:value="649465">
            <text:p>649465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83837">
            <text:p>583837</text:p>
          </table:table-cell>
          <table:table-cell office:value-type="float" office:value="882528">
            <text:p>882528</text:p>
          </table:table-cell>
          <table:table-cell office:value-type="float" office:value="629743">
            <text:p>629743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55407">
            <text:p>655407</text:p>
          </table:table-cell>
          <table:table-cell office:value-type="float" office:value="797864">
            <text:p>797864</text:p>
          </table:table-cell>
          <table:table-cell office:value-type="float" office:value="670795">
            <text:p>670795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1109">
            <text:p>611109</text:p>
          </table:table-cell>
          <table:table-cell office:value-type="float" office:value="620138">
            <text:p>620138</text:p>
          </table:table-cell>
          <table:table-cell office:value-type="float" office:value="744209">
            <text:p>74420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95114">
            <text:p>595114</text:p>
          </table:table-cell>
          <table:table-cell office:value-type="float" office:value="766248">
            <text:p>766248</text:p>
          </table:table-cell>
          <table:table-cell office:value-type="float" office:value="729451">
            <text:p>729451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1739">
            <text:p>541739</text:p>
          </table:table-cell>
          <table:table-cell office:value-type="float" office:value="764595">
            <text:p>764595</text:p>
          </table:table-cell>
          <table:table-cell office:value-type="float" office:value="709029">
            <text:p>709029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01182">
            <text:p>601182</text:p>
          </table:table-cell>
          <table:table-cell office:value-type="float" office:value="729273">
            <text:p>729273</text:p>
          </table:table-cell>
          <table:table-cell office:value-type="float" office:value="715972">
            <text:p>715972</text:p>
          </table:table-cell>
          <table:table-cell table:number-columns-repeated="1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2811">
            <text:p>612811</text:p>
          </table:table-cell>
          <table:table-cell office:value-type="float" office:value="933876">
            <text:p>933876</text:p>
          </table:table-cell>
          <table:table-cell office:value-type="float" office:value="799633">
            <text:p>799633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07472">
            <text:p>607472</text:p>
          </table:table-cell>
          <table:table-cell office:value-type="float" office:value="801691">
            <text:p>801691</text:p>
          </table:table-cell>
          <table:table-cell office:value-type="float" office:value="713264">
            <text:p>713264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06294">
            <text:p>606294</text:p>
          </table:table-cell>
          <table:table-cell office:value-type="float" office:value="834346">
            <text:p>834346</text:p>
          </table:table-cell>
          <table:table-cell office:value-type="float" office:value="871680">
            <text:p>871680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98674">
            <text:p>698674</text:p>
          </table:table-cell>
          <table:table-cell office:value-type="float" office:value="623798">
            <text:p>623798</text:p>
          </table:table-cell>
          <table:table-cell office:value-type="float" office:value="742629">
            <text:p>74262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9236">
            <text:p>709236</text:p>
          </table:table-cell>
          <table:table-cell office:value-type="float" office:value="814830">
            <text:p>814830</text:p>
          </table:table-cell>
          <table:table-cell office:value-type="float" office:value="757669">
            <text:p>75766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0317">
            <text:p>330317</text:p>
          </table:table-cell>
          <table:table-cell office:value-type="float" office:value="894659">
            <text:p>894659</text:p>
          </table:table-cell>
          <table:table-cell office:value-type="float" office:value="768753">
            <text:p>768753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5633">
            <text:p>745633</text:p>
          </table:table-cell>
          <table:table-cell office:value-type="float" office:value="795099">
            <text:p>795099</text:p>
          </table:table-cell>
          <table:table-cell office:value-type="float" office:value="785230">
            <text:p>785230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2758">
            <text:p>612758</text:p>
          </table:table-cell>
          <table:table-cell office:value-type="float" office:value="840448">
            <text:p>840448</text:p>
          </table:table-cell>
          <table:table-cell office:value-type="float" office:value="760115">
            <text:p>76011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2879">
            <text:p>742879</text:p>
          </table:table-cell>
          <table:table-cell office:value-type="float" office:value="873838">
            <text:p>873838</text:p>
          </table:table-cell>
          <table:table-cell office:value-type="float" office:value="445607">
            <text:p>445607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3242">
            <text:p>613242</text:p>
          </table:table-cell>
          <table:table-cell office:value-type="float" office:value="807244">
            <text:p>807244</text:p>
          </table:table-cell>
          <table:table-cell office:value-type="float" office:value="598006">
            <text:p>598006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68867">
            <text:p>468867</text:p>
          </table:table-cell>
          <table:table-cell office:value-type="float" office:value="795286">
            <text:p>795286</text:p>
          </table:table-cell>
          <table:table-cell office:value-type="float" office:value="716605">
            <text:p>71660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88655">
            <text:p>688655</text:p>
          </table:table-cell>
          <table:table-cell office:value-type="float" office:value="747111">
            <text:p>747111</text:p>
          </table:table-cell>
          <table:table-cell office:value-type="float" office:value="650274">
            <text:p>650274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70666">
            <text:p>670666</text:p>
          </table:table-cell>
          <table:table-cell office:value-type="float" office:value="772955">
            <text:p>772955</text:p>
          </table:table-cell>
          <table:table-cell office:value-type="float" office:value="682621">
            <text:p>682621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7642">
            <text:p>627642</text:p>
          </table:table-cell>
          <table:table-cell office:value-type="float" office:value="752376">
            <text:p>752376</text:p>
          </table:table-cell>
          <table:table-cell office:value-type="float" office:value="835661">
            <text:p>835661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7740">
            <text:p>587740</text:p>
          </table:table-cell>
          <table:table-cell office:value-type="float" office:value="774332">
            <text:p>774332</text:p>
          </table:table-cell>
          <table:table-cell office:value-type="float" office:value="778128">
            <text:p>778128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53645">
            <text:p>653645</text:p>
          </table:table-cell>
          <table:table-cell office:value-type="float" office:value="480526">
            <text:p>480526</text:p>
          </table:table-cell>
          <table:table-cell office:value-type="float" office:value="730117">
            <text:p>730117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1822">
            <text:p>631822</text:p>
          </table:table-cell>
          <table:table-cell office:value-type="float" office:value="1017077">
            <text:p>1017077</text:p>
          </table:table-cell>
          <table:table-cell office:value-type="float" office:value="712372">
            <text:p>712372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6471">
            <text:p>616471</text:p>
          </table:table-cell>
          <table:table-cell office:value-type="float" office:value="990206">
            <text:p>990206</text:p>
          </table:table-cell>
          <table:table-cell office:value-type="float" office:value="840824">
            <text:p>840824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4904">
            <text:p>544904</text:p>
          </table:table-cell>
          <table:table-cell office:value-type="float" office:value="891286">
            <text:p>891286</text:p>
          </table:table-cell>
          <table:table-cell office:value-type="float" office:value="815563">
            <text:p>815563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4613">
            <text:p>644613</text:p>
          </table:table-cell>
          <table:table-cell office:value-type="float" office:value="1012143">
            <text:p>1012143</text:p>
          </table:table-cell>
          <table:table-cell office:value-type="float" office:value="732329">
            <text:p>73232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5846">
            <text:p>585846</text:p>
          </table:table-cell>
          <table:table-cell office:value-type="float" office:value="873646">
            <text:p>873646</text:p>
          </table:table-cell>
          <table:table-cell office:value-type="float" office:value="911094">
            <text:p>911094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16066">
            <text:p>716066</text:p>
          </table:table-cell>
          <table:table-cell office:value-type="float" office:value="824613">
            <text:p>824613</text:p>
          </table:table-cell>
          <table:table-cell office:value-type="float" office:value="1144246">
            <text:p>1144246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7192">
            <text:p>597192</text:p>
          </table:table-cell>
          <table:table-cell office:value-type="float" office:value="854940">
            <text:p>854940</text:p>
          </table:table-cell>
          <table:table-cell office:value-type="float" office:value="685500">
            <text:p>685500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7665">
            <text:p>587665</text:p>
          </table:table-cell>
          <table:table-cell office:value-type="float" office:value="762286">
            <text:p>762286</text:p>
          </table:table-cell>
          <table:table-cell office:value-type="float" office:value="743361">
            <text:p>743361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3463">
            <text:p>443463</text:p>
          </table:table-cell>
          <table:table-cell office:value-type="float" office:value="940404">
            <text:p>940404</text:p>
          </table:table-cell>
          <table:table-cell office:value-type="float" office:value="745780">
            <text:p>745780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0695">
            <text:p>630695</text:p>
          </table:table-cell>
          <table:table-cell office:value-type="float" office:value="836503">
            <text:p>836503</text:p>
          </table:table-cell>
          <table:table-cell office:value-type="float" office:value="785082">
            <text:p>785082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2849">
            <text:p>582849</text:p>
          </table:table-cell>
          <table:table-cell office:value-type="float" office:value="769968">
            <text:p>769968</text:p>
          </table:table-cell>
          <table:table-cell office:value-type="float" office:value="698989">
            <text:p>69898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67605">
            <text:p>667605</text:p>
          </table:table-cell>
          <table:table-cell office:value-type="float" office:value="714530">
            <text:p>714530</text:p>
          </table:table-cell>
          <table:table-cell office:value-type="float" office:value="731168">
            <text:p>731168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5194">
            <text:p>595194</text:p>
          </table:table-cell>
          <table:table-cell office:value-type="float" office:value="905056">
            <text:p>905056</text:p>
          </table:table-cell>
          <table:table-cell office:value-type="float" office:value="725326">
            <text:p>725326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21806">
            <text:p>121806</text:p>
          </table:table-cell>
          <table:table-cell office:value-type="float" office:value="841828">
            <text:p>841828</text:p>
          </table:table-cell>
          <table:table-cell office:value-type="float" office:value="1328958">
            <text:p>1328958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3759">
            <text:p>643759</text:p>
          </table:table-cell>
          <table:table-cell office:value-type="float" office:value="913248">
            <text:p>913248</text:p>
          </table:table-cell>
          <table:table-cell office:value-type="float" office:value="856829">
            <text:p>85682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6375">
            <text:p>626375</text:p>
          </table:table-cell>
          <table:table-cell office:value-type="float" office:value="832939">
            <text:p>832939</text:p>
          </table:table-cell>
          <table:table-cell office:value-type="float" office:value="1098722">
            <text:p>1098722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3284">
            <text:p>593284</text:p>
          </table:table-cell>
          <table:table-cell office:value-type="float" office:value="1027124">
            <text:p>1027124</text:p>
          </table:table-cell>
          <table:table-cell office:value-type="float" office:value="1136409">
            <text:p>113640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20008">
            <text:p>720008</text:p>
          </table:table-cell>
          <table:table-cell office:value-type="float" office:value="871089">
            <text:p>871089</text:p>
          </table:table-cell>
          <table:table-cell office:value-type="float" office:value="1250979">
            <text:p>125097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4188">
            <text:p>614188</text:p>
          </table:table-cell>
          <table:table-cell office:value-type="float" office:value="652823">
            <text:p>652823</text:p>
          </table:table-cell>
          <table:table-cell office:value-type="float" office:value="801801">
            <text:p>801801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63087">
            <text:p>563087</text:p>
          </table:table-cell>
          <table:table-cell office:value-type="float" office:value="838039">
            <text:p>838039</text:p>
          </table:table-cell>
          <table:table-cell office:value-type="float" office:value="910697">
            <text:p>910697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0866">
            <text:p>700866</text:p>
          </table:table-cell>
          <table:table-cell office:value-type="float" office:value="878845">
            <text:p>878845</text:p>
          </table:table-cell>
          <table:table-cell office:value-type="float" office:value="613052">
            <text:p>613052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03076">
            <text:p>603076</text:p>
          </table:table-cell>
          <table:table-cell office:value-type="float" office:value="274511">
            <text:p>274511</text:p>
          </table:table-cell>
          <table:table-cell office:value-type="float" office:value="807711">
            <text:p>807711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9928">
            <text:p>629928</text:p>
          </table:table-cell>
          <table:table-cell office:value-type="float" office:value="958923">
            <text:p>958923</text:p>
          </table:table-cell>
          <table:table-cell office:value-type="float" office:value="805999">
            <text:p>805999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36335">
            <text:p>836335</text:p>
          </table:table-cell>
          <table:table-cell office:value-type="float" office:value="912559">
            <text:p>912559</text:p>
          </table:table-cell>
          <table:table-cell office:value-type="float" office:value="836992">
            <text:p>836992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3717">
            <text:p>613717</text:p>
          </table:table-cell>
          <table:table-cell office:value-type="float" office:value="743075">
            <text:p>743075</text:p>
          </table:table-cell>
          <table:table-cell office:value-type="float" office:value="692454">
            <text:p>692454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6026">
            <text:p>636026</text:p>
          </table:table-cell>
          <table:table-cell office:value-type="float" office:value="814247">
            <text:p>814247</text:p>
          </table:table-cell>
          <table:table-cell office:value-type="float" office:value="752547">
            <text:p>752547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3740">
            <text:p>623740</text:p>
          </table:table-cell>
          <table:table-cell office:value-type="float" office:value="817385">
            <text:p>817385</text:p>
          </table:table-cell>
          <table:table-cell office:value-type="float" office:value="832798">
            <text:p>832798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4250">
            <text:p>614250</text:p>
          </table:table-cell>
          <table:table-cell office:value-type="float" office:value="587656">
            <text:p>587656</text:p>
          </table:table-cell>
          <table:table-cell office:value-type="float" office:value="1637285">
            <text:p>163728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59904">
            <text:p>659904</text:p>
          </table:table-cell>
          <table:table-cell office:value-type="float" office:value="1392815">
            <text:p>1392815</text:p>
          </table:table-cell>
          <table:table-cell office:value-type="float" office:value="622778">
            <text:p>622778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6557">
            <text:p>646557</text:p>
          </table:table-cell>
          <table:table-cell office:value-type="float" office:value="946393">
            <text:p>946393</text:p>
          </table:table-cell>
          <table:table-cell office:value-type="float" office:value="696020">
            <text:p>696020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76029">
            <text:p>676029</text:p>
          </table:table-cell>
          <table:table-cell office:value-type="float" office:value="857652">
            <text:p>857652</text:p>
          </table:table-cell>
          <table:table-cell office:value-type="float" office:value="790396">
            <text:p>790396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8834">
            <text:p>578834</text:p>
          </table:table-cell>
          <table:table-cell office:value-type="float" office:value="752820">
            <text:p>752820</text:p>
          </table:table-cell>
          <table:table-cell office:value-type="float" office:value="793582">
            <text:p>793582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7656">
            <text:p>617656</text:p>
          </table:table-cell>
          <table:table-cell office:value-type="float" office:value="798506">
            <text:p>798506</text:p>
          </table:table-cell>
          <table:table-cell office:value-type="float" office:value="689923">
            <text:p>689923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0797">
            <text:p>700797</text:p>
          </table:table-cell>
          <table:table-cell office:value-type="float" office:value="1143372">
            <text:p>1143372</text:p>
          </table:table-cell>
          <table:table-cell office:value-type="float" office:value="731064">
            <text:p>731064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6528">
            <text:p>576528</text:p>
          </table:table-cell>
          <table:table-cell office:value-type="float" office:value="950179">
            <text:p>950179</text:p>
          </table:table-cell>
          <table:table-cell office:value-type="float" office:value="700549">
            <text:p>70054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6072">
            <text:p>696072</text:p>
          </table:table-cell>
          <table:table-cell office:value-type="float" office:value="838051">
            <text:p>838051</text:p>
          </table:table-cell>
          <table:table-cell office:value-type="float" office:value="782580">
            <text:p>782580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54707">
            <text:p>654707</text:p>
          </table:table-cell>
          <table:table-cell office:value-type="float" office:value="1112162">
            <text:p>1112162</text:p>
          </table:table-cell>
          <table:table-cell office:value-type="float" office:value="936949">
            <text:p>93694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7965">
            <text:p>637965</text:p>
          </table:table-cell>
          <table:table-cell office:value-type="float" office:value="836329">
            <text:p>836329</text:p>
          </table:table-cell>
          <table:table-cell office:value-type="float" office:value="801755">
            <text:p>801755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3747">
            <text:p>623747</text:p>
          </table:table-cell>
          <table:table-cell office:value-type="float" office:value="887860">
            <text:p>887860</text:p>
          </table:table-cell>
          <table:table-cell office:value-type="float" office:value="898074">
            <text:p>898074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5212">
            <text:p>645212</text:p>
          </table:table-cell>
          <table:table-cell office:value-type="float" office:value="1339039">
            <text:p>1339039</text:p>
          </table:table-cell>
          <table:table-cell office:value-type="float" office:value="913917">
            <text:p>913917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1408">
            <text:p>621408</text:p>
          </table:table-cell>
          <table:table-cell office:value-type="float" office:value="895933">
            <text:p>895933</text:p>
          </table:table-cell>
          <table:table-cell office:value-type="float" office:value="639428">
            <text:p>639428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14145">
            <text:p>714145</text:p>
          </table:table-cell>
          <table:table-cell office:value-type="float" office:value="942941">
            <text:p>942941</text:p>
          </table:table-cell>
          <table:table-cell office:value-type="float" office:value="757980">
            <text:p>757980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4173">
            <text:p>634173</text:p>
          </table:table-cell>
          <table:table-cell office:value-type="float" office:value="1608098">
            <text:p>1608098</text:p>
          </table:table-cell>
          <table:table-cell office:value-type="float" office:value="724875">
            <text:p>724875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0931">
            <text:p>760931</text:p>
          </table:table-cell>
          <table:table-cell office:value-type="float" office:value="830088">
            <text:p>830088</text:p>
          </table:table-cell>
          <table:table-cell office:value-type="float" office:value="779633">
            <text:p>779633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21084">
            <text:p>721084</text:p>
          </table:table-cell>
          <table:table-cell office:value-type="float" office:value="961025">
            <text:p>961025</text:p>
          </table:table-cell>
          <table:table-cell office:value-type="float" office:value="874051">
            <text:p>874051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53309">
            <text:p>653309</text:p>
          </table:table-cell>
          <table:table-cell office:value-type="float" office:value="855809">
            <text:p>855809</text:p>
          </table:table-cell>
          <table:table-cell office:value-type="float" office:value="621342">
            <text:p>621342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2496">
            <text:p>632496</text:p>
          </table:table-cell>
          <table:table-cell office:value-type="float" office:value="678225">
            <text:p>678225</text:p>
          </table:table-cell>
          <table:table-cell office:value-type="float" office:value="766185">
            <text:p>766185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2222">
            <text:p>622222</text:p>
          </table:table-cell>
          <table:table-cell office:value-type="float" office:value="813524">
            <text:p>813524</text:p>
          </table:table-cell>
          <table:table-cell office:value-type="float" office:value="794196">
            <text:p>794196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76429">
            <text:p>676429</text:p>
          </table:table-cell>
          <table:table-cell office:value-type="float" office:value="822861">
            <text:p>822861</text:p>
          </table:table-cell>
          <table:table-cell office:value-type="float" office:value="769319">
            <text:p>76931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8625">
            <text:p>628625</text:p>
          </table:table-cell>
          <table:table-cell office:value-type="float" office:value="908765">
            <text:p>908765</text:p>
          </table:table-cell>
          <table:table-cell office:value-type="float" office:value="927399">
            <text:p>92739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21819">
            <text:p>721819</text:p>
          </table:table-cell>
          <table:table-cell office:value-type="float" office:value="1192905">
            <text:p>1192905</text:p>
          </table:table-cell>
          <table:table-cell office:value-type="float" office:value="887047">
            <text:p>887047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51910">
            <text:p>651910</text:p>
          </table:table-cell>
          <table:table-cell office:value-type="float" office:value="915657">
            <text:p>915657</text:p>
          </table:table-cell>
          <table:table-cell office:value-type="float" office:value="792689">
            <text:p>79268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10726">
            <text:p>710726</text:p>
          </table:table-cell>
          <table:table-cell office:value-type="float" office:value="877936">
            <text:p>877936</text:p>
          </table:table-cell>
          <table:table-cell office:value-type="float" office:value="711683">
            <text:p>711683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73068">
            <text:p>773068</text:p>
          </table:table-cell>
          <table:table-cell office:value-type="float" office:value="881749">
            <text:p>881749</text:p>
          </table:table-cell>
          <table:table-cell office:value-type="float" office:value="958575">
            <text:p>958575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00995">
            <text:p>500995</text:p>
          </table:table-cell>
          <table:table-cell office:value-type="float" office:value="762744">
            <text:p>762744</text:p>
          </table:table-cell>
          <table:table-cell office:value-type="float" office:value="707290">
            <text:p>707290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96078">
            <text:p>796078</text:p>
          </table:table-cell>
          <table:table-cell office:value-type="float" office:value="847981">
            <text:p>847981</text:p>
          </table:table-cell>
          <table:table-cell office:value-type="float" office:value="819538">
            <text:p>819538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1906">
            <text:p>641906</text:p>
          </table:table-cell>
          <table:table-cell office:value-type="float" office:value="917089">
            <text:p>917089</text:p>
          </table:table-cell>
          <table:table-cell office:value-type="float" office:value="766216">
            <text:p>766216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1434">
            <text:p>401434</text:p>
          </table:table-cell>
          <table:table-cell office:value-type="float" office:value="936722">
            <text:p>936722</text:p>
          </table:table-cell>
          <table:table-cell office:value-type="float" office:value="821340">
            <text:p>821340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3191">
            <text:p>663191</text:p>
          </table:table-cell>
          <table:table-cell office:value-type="float" office:value="875912">
            <text:p>875912</text:p>
          </table:table-cell>
          <table:table-cell office:value-type="float" office:value="877010">
            <text:p>877010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85167">
            <text:p>1285167</text:p>
          </table:table-cell>
          <table:table-cell office:value-type="float" office:value="903562">
            <text:p>903562</text:p>
          </table:table-cell>
          <table:table-cell office:value-type="float" office:value="772030">
            <text:p>772030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3484">
            <text:p>753484</text:p>
          </table:table-cell>
          <table:table-cell office:value-type="float" office:value="959759">
            <text:p>959759</text:p>
          </table:table-cell>
          <table:table-cell office:value-type="float" office:value="818282">
            <text:p>818282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2010">
            <text:p>642010</text:p>
          </table:table-cell>
          <table:table-cell office:value-type="float" office:value="1010636">
            <text:p>1010636</text:p>
          </table:table-cell>
          <table:table-cell office:value-type="float" office:value="1687216">
            <text:p>1687216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1341">
            <text:p>601341</text:p>
          </table:table-cell>
          <table:table-cell office:value-type="float" office:value="1088012">
            <text:p>1088012</text:p>
          </table:table-cell>
          <table:table-cell office:value-type="float" office:value="867999">
            <text:p>86799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83102">
            <text:p>683102</text:p>
          </table:table-cell>
          <table:table-cell office:value-type="float" office:value="757453">
            <text:p>757453</text:p>
          </table:table-cell>
          <table:table-cell office:value-type="float" office:value="813151">
            <text:p>813151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52896">
            <text:p>652896</text:p>
          </table:table-cell>
          <table:table-cell office:value-type="float" office:value="948337">
            <text:p>948337</text:p>
          </table:table-cell>
          <table:table-cell office:value-type="float" office:value="571125">
            <text:p>571125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2709">
            <text:p>612709</text:p>
          </table:table-cell>
          <table:table-cell office:value-type="float" office:value="871288">
            <text:p>871288</text:p>
          </table:table-cell>
          <table:table-cell office:value-type="float" office:value="1003036">
            <text:p>1003036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9615">
            <text:p>769615</text:p>
          </table:table-cell>
          <table:table-cell office:value-type="float" office:value="960219">
            <text:p>960219</text:p>
          </table:table-cell>
          <table:table-cell office:value-type="float" office:value="819238">
            <text:p>819238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0239">
            <text:p>600239</text:p>
          </table:table-cell>
          <table:table-cell office:value-type="float" office:value="991924">
            <text:p>991924</text:p>
          </table:table-cell>
          <table:table-cell office:value-type="float" office:value="748252">
            <text:p>748252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7034">
            <text:p>647034</text:p>
          </table:table-cell>
          <table:table-cell office:value-type="float" office:value="836185">
            <text:p>836185</text:p>
          </table:table-cell>
          <table:table-cell office:value-type="float" office:value="799096">
            <text:p>799096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6375">
            <text:p>696375</text:p>
          </table:table-cell>
          <table:table-cell office:value-type="float" office:value="889664">
            <text:p>889664</text:p>
          </table:table-cell>
          <table:table-cell office:value-type="float" office:value="695783">
            <text:p>695783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26249">
            <text:p>726249</text:p>
          </table:table-cell>
          <table:table-cell office:value-type="float" office:value="842966">
            <text:p>842966</text:p>
          </table:table-cell>
          <table:table-cell office:value-type="float" office:value="841187">
            <text:p>841187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5237">
            <text:p>625237</text:p>
          </table:table-cell>
          <table:table-cell office:value-type="float" office:value="949946">
            <text:p>949946</text:p>
          </table:table-cell>
          <table:table-cell office:value-type="float" office:value="733059">
            <text:p>73305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4150">
            <text:p>754150</text:p>
          </table:table-cell>
          <table:table-cell office:value-type="float" office:value="992324">
            <text:p>992324</text:p>
          </table:table-cell>
          <table:table-cell office:value-type="float" office:value="1236855">
            <text:p>1236855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56721">
            <text:p>656721</text:p>
          </table:table-cell>
          <table:table-cell office:value-type="float" office:value="838002">
            <text:p>838002</text:p>
          </table:table-cell>
          <table:table-cell office:value-type="float" office:value="857449">
            <text:p>857449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5575">
            <text:p>635575</text:p>
          </table:table-cell>
          <table:table-cell office:value-type="float" office:value="1097496">
            <text:p>1097496</text:p>
          </table:table-cell>
          <table:table-cell office:value-type="float" office:value="782244">
            <text:p>782244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9180">
            <text:p>669180</text:p>
          </table:table-cell>
          <table:table-cell office:value-type="float" office:value="846944">
            <text:p>846944</text:p>
          </table:table-cell>
          <table:table-cell office:value-type="float" office:value="806151">
            <text:p>806151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8532">
            <text:p>648532</text:p>
          </table:table-cell>
          <table:table-cell office:value-type="float" office:value="876390">
            <text:p>876390</text:p>
          </table:table-cell>
          <table:table-cell office:value-type="float" office:value="806144">
            <text:p>806144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4733">
            <text:p>664733</text:p>
          </table:table-cell>
          <table:table-cell office:value-type="float" office:value="878815">
            <text:p>878815</text:p>
          </table:table-cell>
          <table:table-cell office:value-type="float" office:value="852844">
            <text:p>852844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00292">
            <text:p>700292</text:p>
          </table:table-cell>
          <table:table-cell office:value-type="float" office:value="893737">
            <text:p>893737</text:p>
          </table:table-cell>
          <table:table-cell office:value-type="float" office:value="887740">
            <text:p>887740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2809">
            <text:p>622809</text:p>
          </table:table-cell>
          <table:table-cell office:value-type="float" office:value="1055945">
            <text:p>1055945</text:p>
          </table:table-cell>
          <table:table-cell office:value-type="float" office:value="882807">
            <text:p>882807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7286">
            <text:p>637286</text:p>
          </table:table-cell>
          <table:table-cell office:value-type="float" office:value="820437">
            <text:p>820437</text:p>
          </table:table-cell>
          <table:table-cell office:value-type="float" office:value="820447">
            <text:p>820447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8003">
            <text:p>628003</text:p>
          </table:table-cell>
          <table:table-cell office:value-type="float" office:value="804289">
            <text:p>804289</text:p>
          </table:table-cell>
          <table:table-cell office:value-type="float" office:value="751034">
            <text:p>751034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3597">
            <text:p>593597</text:p>
          </table:table-cell>
          <table:table-cell office:value-type="float" office:value="907674">
            <text:p>907674</text:p>
          </table:table-cell>
          <table:table-cell office:value-type="float" office:value="1612335">
            <text:p>1612335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3184">
            <text:p>623184</text:p>
          </table:table-cell>
          <table:table-cell office:value-type="float" office:value="982503">
            <text:p>982503</text:p>
          </table:table-cell>
          <table:table-cell office:value-type="float" office:value="805533">
            <text:p>805533</text:p>
          </table:table-cell>
          <table:table-cell table:number-columns-repeated="1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4964">
            <text:p>664964</text:p>
          </table:table-cell>
          <table:table-cell office:value-type="float" office:value="916176">
            <text:p>916176</text:p>
          </table:table-cell>
          <table:table-cell office:value-type="float" office:value="917972">
            <text:p>91797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11250">
            <text:p>811250</text:p>
          </table:table-cell>
          <table:table-cell office:value-type="float" office:value="1544133">
            <text:p>1544133</text:p>
          </table:table-cell>
          <table:table-cell office:value-type="float" office:value="959322">
            <text:p>95932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7468">
            <text:p>657468</text:p>
          </table:table-cell>
          <table:table-cell office:value-type="float" office:value="1083113">
            <text:p>1083113</text:p>
          </table:table-cell>
          <table:table-cell office:value-type="float" office:value="861136">
            <text:p>861136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5153">
            <text:p>695153</text:p>
          </table:table-cell>
          <table:table-cell office:value-type="float" office:value="1692319">
            <text:p>1692319</text:p>
          </table:table-cell>
          <table:table-cell office:value-type="float" office:value="560759">
            <text:p>56075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9241">
            <text:p>749241</text:p>
          </table:table-cell>
          <table:table-cell office:value-type="float" office:value="985037">
            <text:p>985037</text:p>
          </table:table-cell>
          <table:table-cell office:value-type="float" office:value="893259">
            <text:p>89325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3128">
            <text:p>723128</text:p>
          </table:table-cell>
          <table:table-cell office:value-type="float" office:value="804054">
            <text:p>804054</text:p>
          </table:table-cell>
          <table:table-cell office:value-type="float" office:value="811936">
            <text:p>811936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8398">
            <text:p>598398</text:p>
          </table:table-cell>
          <table:table-cell office:value-type="float" office:value="883017">
            <text:p>883017</text:p>
          </table:table-cell>
          <table:table-cell office:value-type="float" office:value="532598">
            <text:p>532598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7126">
            <text:p>667126</text:p>
          </table:table-cell>
          <table:table-cell office:value-type="float" office:value="1015903">
            <text:p>1015903</text:p>
          </table:table-cell>
          <table:table-cell office:value-type="float" office:value="817153">
            <text:p>817153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5497">
            <text:p>695497</text:p>
          </table:table-cell>
          <table:table-cell office:value-type="float" office:value="992271">
            <text:p>992271</text:p>
          </table:table-cell>
          <table:table-cell office:value-type="float" office:value="1031009">
            <text:p>103100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2275">
            <text:p>742275</text:p>
          </table:table-cell>
          <table:table-cell office:value-type="float" office:value="1004843">
            <text:p>1004843</text:p>
          </table:table-cell>
          <table:table-cell office:value-type="float" office:value="860950">
            <text:p>860950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4355">
            <text:p>664355</text:p>
          </table:table-cell>
          <table:table-cell office:value-type="float" office:value="868763">
            <text:p>868763</text:p>
          </table:table-cell>
          <table:table-cell office:value-type="float" office:value="827378">
            <text:p>827378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4705">
            <text:p>724705</text:p>
          </table:table-cell>
          <table:table-cell office:value-type="float" office:value="819248">
            <text:p>819248</text:p>
          </table:table-cell>
          <table:table-cell office:value-type="float" office:value="1138056">
            <text:p>1138056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9159">
            <text:p>759159</text:p>
          </table:table-cell>
          <table:table-cell office:value-type="float" office:value="953430">
            <text:p>953430</text:p>
          </table:table-cell>
          <table:table-cell office:value-type="float" office:value="829012">
            <text:p>82901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4190">
            <text:p>664190</text:p>
          </table:table-cell>
          <table:table-cell office:value-type="float" office:value="923344">
            <text:p>923344</text:p>
          </table:table-cell>
          <table:table-cell office:value-type="float" office:value="848785">
            <text:p>848785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6699">
            <text:p>696699</text:p>
          </table:table-cell>
          <table:table-cell office:value-type="float" office:value="1414824">
            <text:p>1414824</text:p>
          </table:table-cell>
          <table:table-cell office:value-type="float" office:value="619039">
            <text:p>61903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73802">
            <text:p>973802</text:p>
          </table:table-cell>
          <table:table-cell office:value-type="float" office:value="947197">
            <text:p>947197</text:p>
          </table:table-cell>
          <table:table-cell office:value-type="float" office:value="919918">
            <text:p>919918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2441">
            <text:p>732441</text:p>
          </table:table-cell>
          <table:table-cell office:value-type="float" office:value="852238">
            <text:p>852238</text:p>
          </table:table-cell>
          <table:table-cell office:value-type="float" office:value="925767">
            <text:p>925767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1853">
            <text:p>671853</text:p>
          </table:table-cell>
          <table:table-cell office:value-type="float" office:value="843545">
            <text:p>843545</text:p>
          </table:table-cell>
          <table:table-cell office:value-type="float" office:value="841338">
            <text:p>841338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7933">
            <text:p>767933</text:p>
          </table:table-cell>
          <table:table-cell office:value-type="float" office:value="918554">
            <text:p>918554</text:p>
          </table:table-cell>
          <table:table-cell office:value-type="float" office:value="971853">
            <text:p>971853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7452">
            <text:p>597452</text:p>
          </table:table-cell>
          <table:table-cell office:value-type="float" office:value="490775">
            <text:p>490775</text:p>
          </table:table-cell>
          <table:table-cell office:value-type="float" office:value="744106">
            <text:p>744106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00972">
            <text:p>700972</text:p>
          </table:table-cell>
          <table:table-cell office:value-type="float" office:value="870209">
            <text:p>870209</text:p>
          </table:table-cell>
          <table:table-cell office:value-type="float" office:value="1040887">
            <text:p>1040887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06736">
            <text:p>706736</text:p>
          </table:table-cell>
          <table:table-cell office:value-type="float" office:value="908155">
            <text:p>908155</text:p>
          </table:table-cell>
          <table:table-cell office:value-type="float" office:value="839467">
            <text:p>839467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5645">
            <text:p>655645</text:p>
          </table:table-cell>
          <table:table-cell office:value-type="float" office:value="1042289">
            <text:p>1042289</text:p>
          </table:table-cell>
          <table:table-cell office:value-type="float" office:value="899872">
            <text:p>89987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4884">
            <text:p>664884</text:p>
          </table:table-cell>
          <table:table-cell office:value-type="float" office:value="1944033">
            <text:p>1944033</text:p>
          </table:table-cell>
          <table:table-cell office:value-type="float" office:value="1447563">
            <text:p>1447563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1507">
            <text:p>691507</text:p>
          </table:table-cell>
          <table:table-cell office:value-type="float" office:value="799822">
            <text:p>799822</text:p>
          </table:table-cell>
          <table:table-cell office:value-type="float" office:value="869352">
            <text:p>86935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1961">
            <text:p>751961</text:p>
          </table:table-cell>
          <table:table-cell office:value-type="float" office:value="1200112">
            <text:p>1200112</text:p>
          </table:table-cell>
          <table:table-cell office:value-type="float" office:value="789636">
            <text:p>789636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93822">
            <text:p>793822</text:p>
          </table:table-cell>
          <table:table-cell office:value-type="float" office:value="831768">
            <text:p>831768</text:p>
          </table:table-cell>
          <table:table-cell office:value-type="float" office:value="870606">
            <text:p>870606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4192">
            <text:p>664192</text:p>
          </table:table-cell>
          <table:table-cell office:value-type="float" office:value="898487">
            <text:p>898487</text:p>
          </table:table-cell>
          <table:table-cell office:value-type="float" office:value="845570">
            <text:p>845570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7421">
            <text:p>637421</text:p>
          </table:table-cell>
          <table:table-cell office:value-type="float" office:value="803509">
            <text:p>803509</text:p>
          </table:table-cell>
          <table:table-cell office:value-type="float" office:value="798529">
            <text:p>79852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45409">
            <text:p>645409</text:p>
          </table:table-cell>
          <table:table-cell office:value-type="float" office:value="1508679">
            <text:p>1508679</text:p>
          </table:table-cell>
          <table:table-cell office:value-type="float" office:value="834209">
            <text:p>83420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20017">
            <text:p>920017</text:p>
          </table:table-cell>
          <table:table-cell office:value-type="float" office:value="1584844">
            <text:p>1584844</text:p>
          </table:table-cell>
          <table:table-cell office:value-type="float" office:value="989794">
            <text:p>989794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06773">
            <text:p>806773</text:p>
          </table:table-cell>
          <table:table-cell office:value-type="float" office:value="1468742">
            <text:p>1468742</text:p>
          </table:table-cell>
          <table:table-cell office:value-type="float" office:value="1324075">
            <text:p>1324075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5695">
            <text:p>655695</text:p>
          </table:table-cell>
          <table:table-cell office:value-type="float" office:value="716433">
            <text:p>716433</text:p>
          </table:table-cell>
          <table:table-cell office:value-type="float" office:value="890020">
            <text:p>890020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9228">
            <text:p>639228</text:p>
          </table:table-cell>
          <table:table-cell office:value-type="float" office:value="891920">
            <text:p>891920</text:p>
          </table:table-cell>
          <table:table-cell office:value-type="float" office:value="1552534">
            <text:p>1552534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2312">
            <text:p>742312</text:p>
          </table:table-cell>
          <table:table-cell office:value-type="float" office:value="809435">
            <text:p>809435</text:p>
          </table:table-cell>
          <table:table-cell office:value-type="float" office:value="1394020">
            <text:p>1394020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81595">
            <text:p>781595</text:p>
          </table:table-cell>
          <table:table-cell office:value-type="float" office:value="1101991">
            <text:p>1101991</text:p>
          </table:table-cell>
          <table:table-cell office:value-type="float" office:value="2093821">
            <text:p>2093821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5463">
            <text:p>725463</text:p>
          </table:table-cell>
          <table:table-cell office:value-type="float" office:value="961584">
            <text:p>961584</text:p>
          </table:table-cell>
          <table:table-cell office:value-type="float" office:value="1427252">
            <text:p>142725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3817">
            <text:p>673817</text:p>
          </table:table-cell>
          <table:table-cell office:value-type="float" office:value="882902">
            <text:p>882902</text:p>
          </table:table-cell>
          <table:table-cell office:value-type="float" office:value="1551704">
            <text:p>1551704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12219">
            <text:p>812219</text:p>
          </table:table-cell>
          <table:table-cell office:value-type="float" office:value="905492">
            <text:p>905492</text:p>
          </table:table-cell>
          <table:table-cell office:value-type="float" office:value="920315">
            <text:p>920315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4039">
            <text:p>654039</text:p>
          </table:table-cell>
          <table:table-cell office:value-type="float" office:value="938181">
            <text:p>938181</text:p>
          </table:table-cell>
          <table:table-cell office:value-type="float" office:value="886022">
            <text:p>88602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0631">
            <text:p>680631</text:p>
          </table:table-cell>
          <table:table-cell office:value-type="float" office:value="1400099">
            <text:p>1400099</text:p>
          </table:table-cell>
          <table:table-cell office:value-type="float" office:value="833649">
            <text:p>83364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81976">
            <text:p>881976</text:p>
          </table:table-cell>
          <table:table-cell office:value-type="float" office:value="1254399">
            <text:p>1254399</text:p>
          </table:table-cell>
          <table:table-cell office:value-type="float" office:value="821495">
            <text:p>821495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45950">
            <text:p>845950</text:p>
          </table:table-cell>
          <table:table-cell office:value-type="float" office:value="1615887">
            <text:p>1615887</text:p>
          </table:table-cell>
          <table:table-cell office:value-type="float" office:value="935528">
            <text:p>935528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1820">
            <text:p>651820</text:p>
          </table:table-cell>
          <table:table-cell office:value-type="float" office:value="1160537">
            <text:p>1160537</text:p>
          </table:table-cell>
          <table:table-cell office:value-type="float" office:value="859210">
            <text:p>859210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7351">
            <text:p>667351</text:p>
          </table:table-cell>
          <table:table-cell office:value-type="float" office:value="921265">
            <text:p>921265</text:p>
          </table:table-cell>
          <table:table-cell office:value-type="float" office:value="810619">
            <text:p>810619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5546">
            <text:p>685546</text:p>
          </table:table-cell>
          <table:table-cell office:value-type="float" office:value="1422110">
            <text:p>1422110</text:p>
          </table:table-cell>
          <table:table-cell office:value-type="float" office:value="784943">
            <text:p>784943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12718">
            <text:p>612718</text:p>
          </table:table-cell>
          <table:table-cell office:value-type="float" office:value="1078089">
            <text:p>1078089</text:p>
          </table:table-cell>
          <table:table-cell office:value-type="float" office:value="611360">
            <text:p>611360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16562">
            <text:p>716562</text:p>
          </table:table-cell>
          <table:table-cell office:value-type="float" office:value="1358807">
            <text:p>1358807</text:p>
          </table:table-cell>
          <table:table-cell office:value-type="float" office:value="810972">
            <text:p>810972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09755">
            <text:p>709755</text:p>
          </table:table-cell>
          <table:table-cell office:value-type="float" office:value="1052908">
            <text:p>1052908</text:p>
          </table:table-cell>
          <table:table-cell office:value-type="float" office:value="1057473">
            <text:p>1057473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84304">
            <text:p>384304</text:p>
          </table:table-cell>
          <table:table-cell office:value-type="float" office:value="910726">
            <text:p>910726</text:p>
          </table:table-cell>
          <table:table-cell office:value-type="float" office:value="818406">
            <text:p>818406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39859">
            <text:p>839859</text:p>
          </table:table-cell>
          <table:table-cell office:value-type="float" office:value="1082625">
            <text:p>1082625</text:p>
          </table:table-cell>
          <table:table-cell office:value-type="float" office:value="975646">
            <text:p>975646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19348">
            <text:p>719348</text:p>
          </table:table-cell>
          <table:table-cell office:value-type="float" office:value="1327023">
            <text:p>1327023</text:p>
          </table:table-cell>
          <table:table-cell office:value-type="float" office:value="941208">
            <text:p>941208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15610">
            <text:p>715610</text:p>
          </table:table-cell>
          <table:table-cell office:value-type="float" office:value="1690007">
            <text:p>1690007</text:p>
          </table:table-cell>
          <table:table-cell office:value-type="float" office:value="949907">
            <text:p>94990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4466">
            <text:p>754466</text:p>
          </table:table-cell>
          <table:table-cell office:value-type="float" office:value="1388257">
            <text:p>1388257</text:p>
          </table:table-cell>
          <table:table-cell office:value-type="float" office:value="568727">
            <text:p>56872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23544">
            <text:p>723544</text:p>
          </table:table-cell>
          <table:table-cell office:value-type="float" office:value="1442307">
            <text:p>1442307</text:p>
          </table:table-cell>
          <table:table-cell office:value-type="float" office:value="843255">
            <text:p>843255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51083">
            <text:p>551083</text:p>
          </table:table-cell>
          <table:table-cell office:value-type="float" office:value="1984854">
            <text:p>1984854</text:p>
          </table:table-cell>
          <table:table-cell office:value-type="float" office:value="929909">
            <text:p>929909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4884">
            <text:p>634884</text:p>
          </table:table-cell>
          <table:table-cell office:value-type="float" office:value="1546294">
            <text:p>1546294</text:p>
          </table:table-cell>
          <table:table-cell office:value-type="float" office:value="874663">
            <text:p>87466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75045">
            <text:p>675045</text:p>
          </table:table-cell>
          <table:table-cell office:value-type="float" office:value="1646741">
            <text:p>1646741</text:p>
          </table:table-cell>
          <table:table-cell office:value-type="float" office:value="854934">
            <text:p>854934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99876">
            <text:p>1299876</text:p>
          </table:table-cell>
          <table:table-cell office:value-type="float" office:value="1393938">
            <text:p>1393938</text:p>
          </table:table-cell>
          <table:table-cell office:value-type="float" office:value="890968">
            <text:p>890968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23032">
            <text:p>1223032</text:p>
          </table:table-cell>
          <table:table-cell office:value-type="float" office:value="1793481">
            <text:p>1793481</text:p>
          </table:table-cell>
          <table:table-cell office:value-type="float" office:value="923946">
            <text:p>923946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164118">
            <text:p>1164118</text:p>
          </table:table-cell>
          <table:table-cell office:value-type="float" office:value="2324755">
            <text:p>2324755</text:p>
          </table:table-cell>
          <table:table-cell office:value-type="float" office:value="1257359">
            <text:p>1257359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174384">
            <text:p>1174384</text:p>
          </table:table-cell>
          <table:table-cell office:value-type="float" office:value="1543655">
            <text:p>1543655</text:p>
          </table:table-cell>
          <table:table-cell office:value-type="float" office:value="996728">
            <text:p>996728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131150">
            <text:p>1131150</text:p>
          </table:table-cell>
          <table:table-cell office:value-type="float" office:value="1511801">
            <text:p>1511801</text:p>
          </table:table-cell>
          <table:table-cell office:value-type="float" office:value="1325467">
            <text:p>132546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41886">
            <text:p>1341886</text:p>
          </table:table-cell>
          <table:table-cell office:value-type="float" office:value="1395015">
            <text:p>1395015</text:p>
          </table:table-cell>
          <table:table-cell office:value-type="float" office:value="1514023">
            <text:p>151402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086103">
            <text:p>1086103</text:p>
          </table:table-cell>
          <table:table-cell office:value-type="float" office:value="1353636">
            <text:p>1353636</text:p>
          </table:table-cell>
          <table:table-cell office:value-type="float" office:value="902573">
            <text:p>90257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6134">
            <text:p>766134</text:p>
          </table:table-cell>
          <table:table-cell office:value-type="float" office:value="1497916">
            <text:p>1497916</text:p>
          </table:table-cell>
          <table:table-cell office:value-type="float" office:value="587292">
            <text:p>587292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96676">
            <text:p>1296676</text:p>
          </table:table-cell>
          <table:table-cell office:value-type="float" office:value="1472339">
            <text:p>1472339</text:p>
          </table:table-cell>
          <table:table-cell office:value-type="float" office:value="914905">
            <text:p>914905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3087">
            <text:p>653087</text:p>
          </table:table-cell>
          <table:table-cell office:value-type="float" office:value="1568329">
            <text:p>1568329</text:p>
          </table:table-cell>
          <table:table-cell office:value-type="float" office:value="858966">
            <text:p>858966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52914">
            <text:p>1452914</text:p>
          </table:table-cell>
          <table:table-cell office:value-type="float" office:value="1036206">
            <text:p>1036206</text:p>
          </table:table-cell>
          <table:table-cell office:value-type="float" office:value="902695">
            <text:p>902695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75316">
            <text:p>675316</text:p>
          </table:table-cell>
          <table:table-cell office:value-type="float" office:value="1406665">
            <text:p>1406665</text:p>
          </table:table-cell>
          <table:table-cell office:value-type="float" office:value="859523">
            <text:p>85952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32090">
            <text:p>732090</text:p>
          </table:table-cell>
          <table:table-cell office:value-type="float" office:value="1427974">
            <text:p>1427974</text:p>
          </table:table-cell>
          <table:table-cell office:value-type="float" office:value="414684">
            <text:p>414684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26987">
            <text:p>826987</text:p>
          </table:table-cell>
          <table:table-cell office:value-type="float" office:value="1093928">
            <text:p>1093928</text:p>
          </table:table-cell>
          <table:table-cell office:value-type="float" office:value="578253">
            <text:p>57825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99548">
            <text:p>699548</text:p>
          </table:table-cell>
          <table:table-cell office:value-type="float" office:value="966694">
            <text:p>966694</text:p>
          </table:table-cell>
          <table:table-cell office:value-type="float" office:value="911393">
            <text:p>91139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5319">
            <text:p>615319</text:p>
          </table:table-cell>
          <table:table-cell office:value-type="float" office:value="1023026">
            <text:p>1023026</text:p>
          </table:table-cell>
          <table:table-cell office:value-type="float" office:value="896450">
            <text:p>896450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4846">
            <text:p>744846</text:p>
          </table:table-cell>
          <table:table-cell office:value-type="float" office:value="1130837">
            <text:p>1130837</text:p>
          </table:table-cell>
          <table:table-cell office:value-type="float" office:value="1005948">
            <text:p>1005948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91975">
            <text:p>791975</text:p>
          </table:table-cell>
          <table:table-cell office:value-type="float" office:value="945093">
            <text:p>945093</text:p>
          </table:table-cell>
          <table:table-cell office:value-type="float" office:value="1176855">
            <text:p>1176855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95642">
            <text:p>795642</text:p>
          </table:table-cell>
          <table:table-cell office:value-type="float" office:value="1202546">
            <text:p>1202546</text:p>
          </table:table-cell>
          <table:table-cell office:value-type="float" office:value="1499232">
            <text:p>1499232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9158">
            <text:p>709158</text:p>
          </table:table-cell>
          <table:table-cell office:value-type="float" office:value="1101511">
            <text:p>1101511</text:p>
          </table:table-cell>
          <table:table-cell office:value-type="float" office:value="1309864">
            <text:p>1309864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80566">
            <text:p>680566</text:p>
          </table:table-cell>
          <table:table-cell office:value-type="float" office:value="958294">
            <text:p>958294</text:p>
          </table:table-cell>
          <table:table-cell office:value-type="float" office:value="896159">
            <text:p>896159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0984">
            <text:p>390984</text:p>
          </table:table-cell>
          <table:table-cell office:value-type="float" office:value="901099">
            <text:p>901099</text:p>
          </table:table-cell>
          <table:table-cell office:value-type="float" office:value="1036465">
            <text:p>1036465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6435">
            <text:p>746435</text:p>
          </table:table-cell>
          <table:table-cell office:value-type="float" office:value="1004944">
            <text:p>1004944</text:p>
          </table:table-cell>
          <table:table-cell office:value-type="float" office:value="1408661">
            <text:p>1408661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11317">
            <text:p>711317</text:p>
          </table:table-cell>
          <table:table-cell office:value-type="float" office:value="1276004">
            <text:p>1276004</text:p>
          </table:table-cell>
          <table:table-cell office:value-type="float" office:value="898483">
            <text:p>89848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24522">
            <text:p>524522</text:p>
          </table:table-cell>
          <table:table-cell office:value-type="float" office:value="1625432">
            <text:p>1625432</text:p>
          </table:table-cell>
          <table:table-cell office:value-type="float" office:value="890911">
            <text:p>890911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53827">
            <text:p>853827</text:p>
          </table:table-cell>
          <table:table-cell office:value-type="float" office:value="1365899">
            <text:p>1365899</text:p>
          </table:table-cell>
          <table:table-cell office:value-type="float" office:value="1000039">
            <text:p>1000039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40456">
            <text:p>740456</text:p>
          </table:table-cell>
          <table:table-cell office:value-type="float" office:value="888990">
            <text:p>888990</text:p>
          </table:table-cell>
          <table:table-cell office:value-type="float" office:value="939980">
            <text:p>939980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99815">
            <text:p>699815</text:p>
          </table:table-cell>
          <table:table-cell office:value-type="float" office:value="1009531">
            <text:p>1009531</text:p>
          </table:table-cell>
          <table:table-cell office:value-type="float" office:value="908327">
            <text:p>90832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89472">
            <text:p>689472</text:p>
          </table:table-cell>
          <table:table-cell office:value-type="float" office:value="1250656">
            <text:p>1250656</text:p>
          </table:table-cell>
          <table:table-cell office:value-type="float" office:value="975020">
            <text:p>975020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3709">
            <text:p>753709</text:p>
          </table:table-cell>
          <table:table-cell office:value-type="float" office:value="885394">
            <text:p>885394</text:p>
          </table:table-cell>
          <table:table-cell office:value-type="float" office:value="811115">
            <text:p>811115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72744">
            <text:p>672744</text:p>
          </table:table-cell>
          <table:table-cell office:value-type="float" office:value="1185010">
            <text:p>1185010</text:p>
          </table:table-cell>
          <table:table-cell office:value-type="float" office:value="867667">
            <text:p>86766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1652">
            <text:p>571652</text:p>
          </table:table-cell>
          <table:table-cell office:value-type="float" office:value="1064082">
            <text:p>1064082</text:p>
          </table:table-cell>
          <table:table-cell office:value-type="float" office:value="724987">
            <text:p>72498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35266">
            <text:p>735266</text:p>
          </table:table-cell>
          <table:table-cell office:value-type="float" office:value="951681">
            <text:p>951681</text:p>
          </table:table-cell>
          <table:table-cell office:value-type="float" office:value="925589">
            <text:p>925589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56037">
            <text:p>756037</text:p>
          </table:table-cell>
          <table:table-cell office:value-type="float" office:value="1005105">
            <text:p>1005105</text:p>
          </table:table-cell>
          <table:table-cell office:value-type="float" office:value="828074">
            <text:p>828074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2050">
            <text:p>762050</text:p>
          </table:table-cell>
          <table:table-cell office:value-type="float" office:value="951275">
            <text:p>951275</text:p>
          </table:table-cell>
          <table:table-cell office:value-type="float" office:value="654827">
            <text:p>65482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11265">
            <text:p>711265</text:p>
          </table:table-cell>
          <table:table-cell office:value-type="float" office:value="992167">
            <text:p>992167</text:p>
          </table:table-cell>
          <table:table-cell office:value-type="float" office:value="455104">
            <text:p>455104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70053">
            <text:p>770053</text:p>
          </table:table-cell>
          <table:table-cell office:value-type="float" office:value="890174">
            <text:p>890174</text:p>
          </table:table-cell>
          <table:table-cell office:value-type="float" office:value="781409">
            <text:p>781409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6106">
            <text:p>656106</text:p>
          </table:table-cell>
          <table:table-cell office:value-type="float" office:value="1098389">
            <text:p>1098389</text:p>
          </table:table-cell>
          <table:table-cell office:value-type="float" office:value="797590">
            <text:p>797590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13450">
            <text:p>813450</text:p>
          </table:table-cell>
          <table:table-cell office:value-type="float" office:value="951871">
            <text:p>951871</text:p>
          </table:table-cell>
          <table:table-cell office:value-type="float" office:value="891043">
            <text:p>891043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11314">
            <text:p>711314</text:p>
          </table:table-cell>
          <table:table-cell office:value-type="float" office:value="1021219">
            <text:p>1021219</text:p>
          </table:table-cell>
          <table:table-cell office:value-type="float" office:value="908016">
            <text:p>908016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7831">
            <text:p>707831</text:p>
          </table:table-cell>
          <table:table-cell office:value-type="float" office:value="983946">
            <text:p>983946</text:p>
          </table:table-cell>
          <table:table-cell office:value-type="float" office:value="1011144">
            <text:p>1011144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94582">
            <text:p>794582</text:p>
          </table:table-cell>
          <table:table-cell office:value-type="float" office:value="1007814">
            <text:p>1007814</text:p>
          </table:table-cell>
          <table:table-cell office:value-type="float" office:value="960327">
            <text:p>960327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39228">
            <text:p>739228</text:p>
          </table:table-cell>
          <table:table-cell office:value-type="float" office:value="999597">
            <text:p>999597</text:p>
          </table:table-cell>
          <table:table-cell office:value-type="float" office:value="782540">
            <text:p>782540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07973">
            <text:p>807973</text:p>
          </table:table-cell>
          <table:table-cell office:value-type="float" office:value="1122112">
            <text:p>1122112</text:p>
          </table:table-cell>
          <table:table-cell office:value-type="float" office:value="838548">
            <text:p>838548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94755">
            <text:p>794755</text:p>
          </table:table-cell>
          <table:table-cell office:value-type="float" office:value="1037131">
            <text:p>1037131</text:p>
          </table:table-cell>
          <table:table-cell office:value-type="float" office:value="1044675">
            <text:p>1044675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13722">
            <text:p>713722</text:p>
          </table:table-cell>
          <table:table-cell office:value-type="float" office:value="1100057">
            <text:p>1100057</text:p>
          </table:table-cell>
          <table:table-cell office:value-type="float" office:value="1077178">
            <text:p>1077178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89267">
            <text:p>889267</text:p>
          </table:table-cell>
          <table:table-cell office:value-type="float" office:value="831044">
            <text:p>831044</text:p>
          </table:table-cell>
          <table:table-cell office:value-type="float" office:value="940556">
            <text:p>94055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2350">
            <text:p>732350</text:p>
          </table:table-cell>
          <table:table-cell office:value-type="float" office:value="1130671">
            <text:p>1130671</text:p>
          </table:table-cell>
          <table:table-cell office:value-type="float" office:value="999757">
            <text:p>999757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59853">
            <text:p>859853</text:p>
          </table:table-cell>
          <table:table-cell office:value-type="float" office:value="942488">
            <text:p>942488</text:p>
          </table:table-cell>
          <table:table-cell office:value-type="float" office:value="1009020">
            <text:p>1009020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0347">
            <text:p>740347</text:p>
          </table:table-cell>
          <table:table-cell office:value-type="float" office:value="1057503">
            <text:p>1057503</text:p>
          </table:table-cell>
          <table:table-cell office:value-type="float" office:value="882016">
            <text:p>88201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2794">
            <text:p>752794</text:p>
          </table:table-cell>
          <table:table-cell office:value-type="float" office:value="1190346">
            <text:p>1190346</text:p>
          </table:table-cell>
          <table:table-cell office:value-type="float" office:value="956071">
            <text:p>956071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79026">
            <text:p>1379026</text:p>
          </table:table-cell>
          <table:table-cell office:value-type="float" office:value="941021">
            <text:p>941021</text:p>
          </table:table-cell>
          <table:table-cell office:value-type="float" office:value="916396">
            <text:p>91639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40822">
            <text:p>840822</text:p>
          </table:table-cell>
          <table:table-cell office:value-type="float" office:value="1059053">
            <text:p>1059053</text:p>
          </table:table-cell>
          <table:table-cell office:value-type="float" office:value="924969">
            <text:p>924969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5790">
            <text:p>745790</text:p>
          </table:table-cell>
          <table:table-cell office:value-type="float" office:value="1093547">
            <text:p>1093547</text:p>
          </table:table-cell>
          <table:table-cell office:value-type="float" office:value="614133">
            <text:p>614133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8495">
            <text:p>738495</text:p>
          </table:table-cell>
          <table:table-cell office:value-type="float" office:value="1192189">
            <text:p>1192189</text:p>
          </table:table-cell>
          <table:table-cell office:value-type="float" office:value="999832">
            <text:p>999832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78455">
            <text:p>778455</text:p>
          </table:table-cell>
          <table:table-cell office:value-type="float" office:value="1059356">
            <text:p>1059356</text:p>
          </table:table-cell>
          <table:table-cell office:value-type="float" office:value="1044675">
            <text:p>1044675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63315">
            <text:p>863315</text:p>
          </table:table-cell>
          <table:table-cell office:value-type="float" office:value="1780084">
            <text:p>1780084</text:p>
          </table:table-cell>
          <table:table-cell office:value-type="float" office:value="1213371">
            <text:p>1213371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80700">
            <text:p>780700</text:p>
          </table:table-cell>
          <table:table-cell office:value-type="float" office:value="1071359">
            <text:p>1071359</text:p>
          </table:table-cell>
          <table:table-cell office:value-type="float" office:value="1102136">
            <text:p>110213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80338">
            <text:p>780338</text:p>
          </table:table-cell>
          <table:table-cell office:value-type="float" office:value="849159">
            <text:p>849159</text:p>
          </table:table-cell>
          <table:table-cell office:value-type="float" office:value="738676">
            <text:p>73867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31020">
            <text:p>1231020</text:p>
          </table:table-cell>
          <table:table-cell office:value-type="float" office:value="1024220">
            <text:p>1024220</text:p>
          </table:table-cell>
          <table:table-cell office:value-type="float" office:value="1078932">
            <text:p>1078932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20117">
            <text:p>1220117</text:p>
          </table:table-cell>
          <table:table-cell office:value-type="float" office:value="1078106">
            <text:p>1078106</text:p>
          </table:table-cell>
          <table:table-cell office:value-type="float" office:value="821522">
            <text:p>821522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05369">
            <text:p>705369</text:p>
          </table:table-cell>
          <table:table-cell office:value-type="float" office:value="1127906">
            <text:p>1127906</text:p>
          </table:table-cell>
          <table:table-cell office:value-type="float" office:value="502398">
            <text:p>502398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7876">
            <text:p>747876</text:p>
          </table:table-cell>
          <table:table-cell office:value-type="float" office:value="1201704">
            <text:p>1201704</text:p>
          </table:table-cell>
          <table:table-cell office:value-type="float" office:value="959809">
            <text:p>959809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8761">
            <text:p>738761</text:p>
          </table:table-cell>
          <table:table-cell office:value-type="float" office:value="1015403">
            <text:p>1015403</text:p>
          </table:table-cell>
          <table:table-cell office:value-type="float" office:value="994779">
            <text:p>994779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12274">
            <text:p>1312274</text:p>
          </table:table-cell>
          <table:table-cell office:value-type="float" office:value="988754">
            <text:p>988754</text:p>
          </table:table-cell>
          <table:table-cell office:value-type="float" office:value="922175">
            <text:p>922175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86087">
            <text:p>786087</text:p>
          </table:table-cell>
          <table:table-cell office:value-type="float" office:value="1000623">
            <text:p>1000623</text:p>
          </table:table-cell>
          <table:table-cell office:value-type="float" office:value="1126497">
            <text:p>1126497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75576">
            <text:p>875576</text:p>
          </table:table-cell>
          <table:table-cell office:value-type="float" office:value="1671185">
            <text:p>1671185</text:p>
          </table:table-cell>
          <table:table-cell office:value-type="float" office:value="1280426">
            <text:p>128042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7559">
            <text:p>687559</text:p>
          </table:table-cell>
          <table:table-cell office:value-type="float" office:value="1045739">
            <text:p>1045739</text:p>
          </table:table-cell>
          <table:table-cell office:value-type="float" office:value="750066">
            <text:p>75006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06994">
            <text:p>806994</text:p>
          </table:table-cell>
          <table:table-cell office:value-type="float" office:value="1004589">
            <text:p>1004589</text:p>
          </table:table-cell>
          <table:table-cell office:value-type="float" office:value="1039952">
            <text:p>1039952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26333">
            <text:p>926333</text:p>
          </table:table-cell>
          <table:table-cell office:value-type="float" office:value="981033">
            <text:p>981033</text:p>
          </table:table-cell>
          <table:table-cell office:value-type="float" office:value="1114391">
            <text:p>1114391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34800">
            <text:p>534800</text:p>
          </table:table-cell>
          <table:table-cell office:value-type="float" office:value="1109357">
            <text:p>1109357</text:p>
          </table:table-cell>
          <table:table-cell office:value-type="float" office:value="997044">
            <text:p>997044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9765">
            <text:p>729765</text:p>
          </table:table-cell>
          <table:table-cell office:value-type="float" office:value="1160846">
            <text:p>1160846</text:p>
          </table:table-cell>
          <table:table-cell office:value-type="float" office:value="974191">
            <text:p>974191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9111">
            <text:p>759111</text:p>
          </table:table-cell>
          <table:table-cell office:value-type="float" office:value="802297">
            <text:p>802297</text:p>
          </table:table-cell>
          <table:table-cell office:value-type="float" office:value="1118503">
            <text:p>1118503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71260">
            <text:p>771260</text:p>
          </table:table-cell>
          <table:table-cell office:value-type="float" office:value="1283077">
            <text:p>1283077</text:p>
          </table:table-cell>
          <table:table-cell office:value-type="float" office:value="995850">
            <text:p>995850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4688">
            <text:p>724688</text:p>
          </table:table-cell>
          <table:table-cell office:value-type="float" office:value="1023651">
            <text:p>1023651</text:p>
          </table:table-cell>
          <table:table-cell office:value-type="float" office:value="1404207">
            <text:p>1404207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07975">
            <text:p>807975</text:p>
          </table:table-cell>
          <table:table-cell office:value-type="float" office:value="1090144">
            <text:p>1090144</text:p>
          </table:table-cell>
          <table:table-cell office:value-type="float" office:value="896070">
            <text:p>896070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9352">
            <text:p>759352</text:p>
          </table:table-cell>
          <table:table-cell office:value-type="float" office:value="953516">
            <text:p>953516</text:p>
          </table:table-cell>
          <table:table-cell office:value-type="float" office:value="678183">
            <text:p>678183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705946">
            <text:p>1705946</text:p>
          </table:table-cell>
          <table:table-cell office:value-type="float" office:value="1082530">
            <text:p>1082530</text:p>
          </table:table-cell>
          <table:table-cell office:value-type="float" office:value="934800">
            <text:p>934800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74115">
            <text:p>774115</text:p>
          </table:table-cell>
          <table:table-cell office:value-type="float" office:value="1040749">
            <text:p>1040749</text:p>
          </table:table-cell>
          <table:table-cell office:value-type="float" office:value="884997">
            <text:p>884997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1873">
            <text:p>581873</text:p>
          </table:table-cell>
          <table:table-cell office:value-type="float" office:value="1295813">
            <text:p>1295813</text:p>
          </table:table-cell>
          <table:table-cell office:value-type="float" office:value="968676">
            <text:p>96867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95560">
            <text:p>795560</text:p>
          </table:table-cell>
          <table:table-cell office:value-type="float" office:value="1139349">
            <text:p>1139349</text:p>
          </table:table-cell>
          <table:table-cell office:value-type="float" office:value="971469">
            <text:p>971469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3424">
            <text:p>733424</text:p>
          </table:table-cell>
          <table:table-cell office:value-type="float" office:value="1231460">
            <text:p>1231460</text:p>
          </table:table-cell>
          <table:table-cell office:value-type="float" office:value="1012345">
            <text:p>1012345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8483">
            <text:p>758483</text:p>
          </table:table-cell>
          <table:table-cell office:value-type="float" office:value="1002930">
            <text:p>1002930</text:p>
          </table:table-cell>
          <table:table-cell office:value-type="float" office:value="1469366">
            <text:p>1469366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20038">
            <text:p>820038</text:p>
          </table:table-cell>
          <table:table-cell office:value-type="float" office:value="1100687">
            <text:p>1100687</text:p>
          </table:table-cell>
          <table:table-cell office:value-type="float" office:value="922621">
            <text:p>922621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4004">
            <text:p>584004</text:p>
          </table:table-cell>
          <table:table-cell office:value-type="float" office:value="519534">
            <text:p>519534</text:p>
          </table:table-cell>
          <table:table-cell office:value-type="float" office:value="1082932">
            <text:p>1082932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17212">
            <text:p>717212</text:p>
          </table:table-cell>
          <table:table-cell office:value-type="float" office:value="1045709">
            <text:p>1045709</text:p>
          </table:table-cell>
          <table:table-cell office:value-type="float" office:value="1005593">
            <text:p>1005593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14942">
            <text:p>714942</text:p>
          </table:table-cell>
          <table:table-cell office:value-type="float" office:value="948383">
            <text:p>948383</text:p>
          </table:table-cell>
          <table:table-cell office:value-type="float" office:value="767733">
            <text:p>767733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31390">
            <text:p>831390</text:p>
          </table:table-cell>
          <table:table-cell office:value-type="float" office:value="1561954">
            <text:p>1561954</text:p>
          </table:table-cell>
          <table:table-cell office:value-type="float" office:value="819133">
            <text:p>819133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5748">
            <text:p>745748</text:p>
          </table:table-cell>
          <table:table-cell office:value-type="float" office:value="1060067">
            <text:p>1060067</text:p>
          </table:table-cell>
          <table:table-cell office:value-type="float" office:value="984622">
            <text:p>984622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1949">
            <text:p>721949</text:p>
          </table:table-cell>
          <table:table-cell office:value-type="float" office:value="721842">
            <text:p>721842</text:p>
          </table:table-cell>
          <table:table-cell office:value-type="float" office:value="1056730">
            <text:p>1056730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59218">
            <text:p>859218</text:p>
          </table:table-cell>
          <table:table-cell office:value-type="float" office:value="931944">
            <text:p>931944</text:p>
          </table:table-cell>
          <table:table-cell office:value-type="float" office:value="1025680">
            <text:p>1025680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9145">
            <text:p>739145</text:p>
          </table:table-cell>
          <table:table-cell office:value-type="float" office:value="1128350">
            <text:p>1128350</text:p>
          </table:table-cell>
          <table:table-cell office:value-type="float" office:value="919825">
            <text:p>919825</text:p>
          </table:table-cell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8166">
            <text:p>658166</text:p>
          </table:table-cell>
          <table:table-cell office:value-type="float" office:value="556104">
            <text:p>556104</text:p>
          </table:table-cell>
          <table:table-cell office:value-type="float" office:value="862307">
            <text:p>862307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98762">
            <text:p>898762</text:p>
          </table:table-cell>
          <table:table-cell office:value-type="float" office:value="1281950">
            <text:p>1281950</text:p>
          </table:table-cell>
          <table:table-cell office:value-type="float" office:value="1089555">
            <text:p>1089555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5270">
            <text:p>775270</text:p>
          </table:table-cell>
          <table:table-cell office:value-type="float" office:value="831999">
            <text:p>831999</text:p>
          </table:table-cell>
          <table:table-cell office:value-type="float" office:value="1007470">
            <text:p>1007470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9012">
            <text:p>829012</text:p>
          </table:table-cell>
          <table:table-cell office:value-type="float" office:value="1117025">
            <text:p>1117025</text:p>
          </table:table-cell>
          <table:table-cell office:value-type="float" office:value="1127945">
            <text:p>1127945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96431">
            <text:p>896431</text:p>
          </table:table-cell>
          <table:table-cell office:value-type="float" office:value="1059207">
            <text:p>1059207</text:p>
          </table:table-cell>
          <table:table-cell office:value-type="float" office:value="958720">
            <text:p>958720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10393">
            <text:p>810393</text:p>
          </table:table-cell>
          <table:table-cell office:value-type="float" office:value="930905">
            <text:p>930905</text:p>
          </table:table-cell>
          <table:table-cell office:value-type="float" office:value="1007021">
            <text:p>1007021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9730">
            <text:p>559730</text:p>
          </table:table-cell>
          <table:table-cell office:value-type="float" office:value="1818080">
            <text:p>1818080</text:p>
          </table:table-cell>
          <table:table-cell office:value-type="float" office:value="1729106">
            <text:p>1729106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37892">
            <text:p>837892</text:p>
          </table:table-cell>
          <table:table-cell office:value-type="float" office:value="1251920">
            <text:p>1251920</text:p>
          </table:table-cell>
          <table:table-cell office:value-type="float" office:value="1074387">
            <text:p>1074387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69377">
            <text:p>769377</text:p>
          </table:table-cell>
          <table:table-cell office:value-type="float" office:value="1088072">
            <text:p>1088072</text:p>
          </table:table-cell>
          <table:table-cell office:value-type="float" office:value="943091">
            <text:p>943091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75529">
            <text:p>1475529</text:p>
          </table:table-cell>
          <table:table-cell office:value-type="float" office:value="1242552">
            <text:p>1242552</text:p>
          </table:table-cell>
          <table:table-cell office:value-type="float" office:value="1131044">
            <text:p>1131044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80245">
            <text:p>780245</text:p>
          </table:table-cell>
          <table:table-cell office:value-type="float" office:value="1228633">
            <text:p>1228633</text:p>
          </table:table-cell>
          <table:table-cell office:value-type="float" office:value="1018128">
            <text:p>1018128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23647">
            <text:p>723647</text:p>
          </table:table-cell>
          <table:table-cell office:value-type="float" office:value="1143615">
            <text:p>1143615</text:p>
          </table:table-cell>
          <table:table-cell office:value-type="float" office:value="1171062">
            <text:p>1171062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65346">
            <text:p>765346</text:p>
          </table:table-cell>
          <table:table-cell office:value-type="float" office:value="970169">
            <text:p>970169</text:p>
          </table:table-cell>
          <table:table-cell office:value-type="float" office:value="1019577">
            <text:p>1019577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0594">
            <text:p>770594</text:p>
          </table:table-cell>
          <table:table-cell office:value-type="float" office:value="1341748">
            <text:p>1341748</text:p>
          </table:table-cell>
          <table:table-cell office:value-type="float" office:value="1207309">
            <text:p>1207309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5110">
            <text:p>715110</text:p>
          </table:table-cell>
          <table:table-cell office:value-type="float" office:value="1099948">
            <text:p>1099948</text:p>
          </table:table-cell>
          <table:table-cell office:value-type="float" office:value="754363">
            <text:p>754363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9351">
            <text:p>829351</text:p>
          </table:table-cell>
          <table:table-cell office:value-type="float" office:value="1160915">
            <text:p>1160915</text:p>
          </table:table-cell>
          <table:table-cell office:value-type="float" office:value="1029457">
            <text:p>1029457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55011">
            <text:p>855011</text:p>
          </table:table-cell>
          <table:table-cell office:value-type="float" office:value="1071469">
            <text:p>1071469</text:p>
          </table:table-cell>
          <table:table-cell office:value-type="float" office:value="1110903">
            <text:p>1110903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42048">
            <text:p>842048</text:p>
          </table:table-cell>
          <table:table-cell office:value-type="float" office:value="1150114">
            <text:p>1150114</text:p>
          </table:table-cell>
          <table:table-cell office:value-type="float" office:value="947199">
            <text:p>947199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04844">
            <text:p>804844</text:p>
          </table:table-cell>
          <table:table-cell office:value-type="float" office:value="1228820">
            <text:p>1228820</text:p>
          </table:table-cell>
          <table:table-cell office:value-type="float" office:value="1037706">
            <text:p>1037706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6555">
            <text:p>586555</text:p>
          </table:table-cell>
          <table:table-cell office:value-type="float" office:value="1115259">
            <text:p>1115259</text:p>
          </table:table-cell>
          <table:table-cell office:value-type="float" office:value="1206705">
            <text:p>1206705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91231">
            <text:p>791231</text:p>
          </table:table-cell>
          <table:table-cell office:value-type="float" office:value="1106608">
            <text:p>1106608</text:p>
          </table:table-cell>
          <table:table-cell office:value-type="float" office:value="1096631">
            <text:p>1096631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74590">
            <text:p>874590</text:p>
          </table:table-cell>
          <table:table-cell office:value-type="float" office:value="1088743">
            <text:p>1088743</text:p>
          </table:table-cell>
          <table:table-cell office:value-type="float" office:value="1209520">
            <text:p>1209520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46181">
            <text:p>946181</text:p>
          </table:table-cell>
          <table:table-cell office:value-type="float" office:value="785059">
            <text:p>785059</text:p>
          </table:table-cell>
          <table:table-cell office:value-type="float" office:value="1025912">
            <text:p>1025912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7118">
            <text:p>827118</text:p>
          </table:table-cell>
          <table:table-cell office:value-type="float" office:value="1096769">
            <text:p>1096769</text:p>
          </table:table-cell>
          <table:table-cell office:value-type="float" office:value="1209549">
            <text:p>1209549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90072">
            <text:p>890072</text:p>
          </table:table-cell>
          <table:table-cell office:value-type="float" office:value="1177993">
            <text:p>1177993</text:p>
          </table:table-cell>
          <table:table-cell office:value-type="float" office:value="965532">
            <text:p>965532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03897">
            <text:p>803897</text:p>
          </table:table-cell>
          <table:table-cell office:value-type="float" office:value="1600322">
            <text:p>1600322</text:p>
          </table:table-cell>
          <table:table-cell office:value-type="float" office:value="1019913">
            <text:p>1019913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87505">
            <text:p>787505</text:p>
          </table:table-cell>
          <table:table-cell office:value-type="float" office:value="1130838">
            <text:p>1130838</text:p>
          </table:table-cell>
          <table:table-cell office:value-type="float" office:value="1066408">
            <text:p>1066408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635714">
            <text:p>1635714</text:p>
          </table:table-cell>
          <table:table-cell office:value-type="float" office:value="682182">
            <text:p>682182</text:p>
          </table:table-cell>
          <table:table-cell office:value-type="float" office:value="982888">
            <text:p>982888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2281">
            <text:p>772281</text:p>
          </table:table-cell>
          <table:table-cell office:value-type="float" office:value="943385">
            <text:p>943385</text:p>
          </table:table-cell>
          <table:table-cell office:value-type="float" office:value="1008554">
            <text:p>1008554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1155">
            <text:p>501155</text:p>
          </table:table-cell>
          <table:table-cell office:value-type="float" office:value="985809">
            <text:p>985809</text:p>
          </table:table-cell>
          <table:table-cell office:value-type="float" office:value="975801">
            <text:p>975801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61899">
            <text:p>861899</text:p>
          </table:table-cell>
          <table:table-cell office:value-type="float" office:value="1221946">
            <text:p>1221946</text:p>
          </table:table-cell>
          <table:table-cell office:value-type="float" office:value="1106244">
            <text:p>1106244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11758">
            <text:p>811758</text:p>
          </table:table-cell>
          <table:table-cell office:value-type="float" office:value="1031547">
            <text:p>1031547</text:p>
          </table:table-cell>
          <table:table-cell office:value-type="float" office:value="1897323">
            <text:p>1897323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8243">
            <text:p>778243</text:p>
          </table:table-cell>
          <table:table-cell office:value-type="float" office:value="1142491">
            <text:p>1142491</text:p>
          </table:table-cell>
          <table:table-cell office:value-type="float" office:value="940826">
            <text:p>940826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3700">
            <text:p>773700</text:p>
          </table:table-cell>
          <table:table-cell office:value-type="float" office:value="1156511">
            <text:p>1156511</text:p>
          </table:table-cell>
          <table:table-cell office:value-type="float" office:value="473499">
            <text:p>473499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47651">
            <text:p>847651</text:p>
          </table:table-cell>
          <table:table-cell office:value-type="float" office:value="1101213">
            <text:p>1101213</text:p>
          </table:table-cell>
          <table:table-cell office:value-type="float" office:value="1028950">
            <text:p>1028950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18058">
            <text:p>1218058</text:p>
          </table:table-cell>
          <table:table-cell office:value-type="float" office:value="1853433">
            <text:p>1853433</text:p>
          </table:table-cell>
          <table:table-cell office:value-type="float" office:value="1775300">
            <text:p>1775300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00426">
            <text:p>1300426</text:p>
          </table:table-cell>
          <table:table-cell office:value-type="float" office:value="1080953">
            <text:p>1080953</text:p>
          </table:table-cell>
          <table:table-cell office:value-type="float" office:value="967178">
            <text:p>967178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92007">
            <text:p>692007</text:p>
          </table:table-cell>
          <table:table-cell office:value-type="float" office:value="815012">
            <text:p>815012</text:p>
          </table:table-cell>
          <table:table-cell office:value-type="float" office:value="1088049">
            <text:p>1088049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65157">
            <text:p>1265157</text:p>
          </table:table-cell>
          <table:table-cell office:value-type="float" office:value="1095831">
            <text:p>1095831</text:p>
          </table:table-cell>
          <table:table-cell office:value-type="float" office:value="1102578">
            <text:p>1102578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43375">
            <text:p>1343375</text:p>
          </table:table-cell>
          <table:table-cell office:value-type="float" office:value="1217980">
            <text:p>1217980</text:p>
          </table:table-cell>
          <table:table-cell office:value-type="float" office:value="991826">
            <text:p>991826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70672">
            <text:p>870672</text:p>
          </table:table-cell>
          <table:table-cell office:value-type="float" office:value="1297454">
            <text:p>1297454</text:p>
          </table:table-cell>
          <table:table-cell office:value-type="float" office:value="995333">
            <text:p>995333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67768">
            <text:p>767768</text:p>
          </table:table-cell>
          <table:table-cell office:value-type="float" office:value="1151814">
            <text:p>1151814</text:p>
          </table:table-cell>
          <table:table-cell office:value-type="float" office:value="897586">
            <text:p>897586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14498">
            <text:p>814498</text:p>
          </table:table-cell>
          <table:table-cell office:value-type="float" office:value="653221">
            <text:p>653221</text:p>
          </table:table-cell>
          <table:table-cell office:value-type="float" office:value="881755">
            <text:p>881755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3645">
            <text:p>753645</text:p>
          </table:table-cell>
          <table:table-cell office:value-type="float" office:value="1050416">
            <text:p>1050416</text:p>
          </table:table-cell>
          <table:table-cell office:value-type="float" office:value="926353">
            <text:p>926353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43589">
            <text:p>843589</text:p>
          </table:table-cell>
          <table:table-cell office:value-type="float" office:value="1104673">
            <text:p>1104673</text:p>
          </table:table-cell>
          <table:table-cell office:value-type="float" office:value="1229553">
            <text:p>1229553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4497">
            <text:p>774497</text:p>
          </table:table-cell>
          <table:table-cell office:value-type="float" office:value="1131177">
            <text:p>1131177</text:p>
          </table:table-cell>
          <table:table-cell office:value-type="float" office:value="991124">
            <text:p>991124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42276">
            <text:p>842276</text:p>
          </table:table-cell>
          <table:table-cell office:value-type="float" office:value="1219390">
            <text:p>1219390</text:p>
          </table:table-cell>
          <table:table-cell office:value-type="float" office:value="1000262">
            <text:p>1000262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48649">
            <text:p>848649</text:p>
          </table:table-cell>
          <table:table-cell office:value-type="float" office:value="1340958">
            <text:p>1340958</text:p>
          </table:table-cell>
          <table:table-cell office:value-type="float" office:value="1017029">
            <text:p>1017029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57725">
            <text:p>857725</text:p>
          </table:table-cell>
          <table:table-cell office:value-type="float" office:value="1185308">
            <text:p>1185308</text:p>
          </table:table-cell>
          <table:table-cell office:value-type="float" office:value="997647">
            <text:p>997647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86712">
            <text:p>786712</text:p>
          </table:table-cell>
          <table:table-cell office:value-type="float" office:value="1147156">
            <text:p>1147156</text:p>
          </table:table-cell>
          <table:table-cell office:value-type="float" office:value="1687002">
            <text:p>1687002</text:p>
          </table:table-cell>
          <table:table-cell table:number-columns-repeated="1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90743">
            <text:p>790743</text:p>
          </table:table-cell>
          <table:table-cell office:value-type="float" office:value="1121242">
            <text:p>1121242</text:p>
          </table:table-cell>
          <table:table-cell office:value-type="float" office:value="975933">
            <text:p>975933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38263">
            <text:p>838263</text:p>
          </table:table-cell>
          <table:table-cell office:value-type="float" office:value="1214719">
            <text:p>1214719</text:p>
          </table:table-cell>
          <table:table-cell office:value-type="float" office:value="1205945">
            <text:p>120594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7643">
            <text:p>827643</text:p>
          </table:table-cell>
          <table:table-cell office:value-type="float" office:value="1866877">
            <text:p>1866877</text:p>
          </table:table-cell>
          <table:table-cell office:value-type="float" office:value="841872">
            <text:p>841872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71178">
            <text:p>871178</text:p>
          </table:table-cell>
          <table:table-cell office:value-type="float" office:value="1129799">
            <text:p>1129799</text:p>
          </table:table-cell>
          <table:table-cell office:value-type="float" office:value="1189180">
            <text:p>118918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58860">
            <text:p>1358860</text:p>
          </table:table-cell>
          <table:table-cell office:value-type="float" office:value="1128636">
            <text:p>1128636</text:p>
          </table:table-cell>
          <table:table-cell office:value-type="float" office:value="1220724">
            <text:p>1220724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3884">
            <text:p>903884</text:p>
          </table:table-cell>
          <table:table-cell office:value-type="float" office:value="1170248">
            <text:p>1170248</text:p>
          </table:table-cell>
          <table:table-cell office:value-type="float" office:value="1035375">
            <text:p>103537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19771">
            <text:p>919771</text:p>
          </table:table-cell>
          <table:table-cell office:value-type="float" office:value="1121700">
            <text:p>1121700</text:p>
          </table:table-cell>
          <table:table-cell office:value-type="float" office:value="1276024">
            <text:p>1276024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7995">
            <text:p>637995</text:p>
          </table:table-cell>
          <table:table-cell office:value-type="float" office:value="1250127">
            <text:p>1250127</text:p>
          </table:table-cell>
          <table:table-cell office:value-type="float" office:value="1745685">
            <text:p>174568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4186">
            <text:p>804186</text:p>
          </table:table-cell>
          <table:table-cell office:value-type="float" office:value="1116446">
            <text:p>1116446</text:p>
          </table:table-cell>
          <table:table-cell office:value-type="float" office:value="1051978">
            <text:p>1051978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8292">
            <text:p>1008292</text:p>
          </table:table-cell>
          <table:table-cell office:value-type="float" office:value="836588">
            <text:p>836588</text:p>
          </table:table-cell>
          <table:table-cell office:value-type="float" office:value="1031195">
            <text:p>103119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39669">
            <text:p>939669</text:p>
          </table:table-cell>
          <table:table-cell office:value-type="float" office:value="1234817">
            <text:p>1234817</text:p>
          </table:table-cell>
          <table:table-cell office:value-type="float" office:value="1049745">
            <text:p>104974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5637">
            <text:p>855637</text:p>
          </table:table-cell>
          <table:table-cell office:value-type="float" office:value="1121241">
            <text:p>1121241</text:p>
          </table:table-cell>
          <table:table-cell office:value-type="float" office:value="1107388">
            <text:p>1107388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82194">
            <text:p>782194</text:p>
          </table:table-cell>
          <table:table-cell office:value-type="float" office:value="1074895">
            <text:p>1074895</text:p>
          </table:table-cell>
          <table:table-cell office:value-type="float" office:value="1101063">
            <text:p>1101063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0392">
            <text:p>720392</text:p>
          </table:table-cell>
          <table:table-cell office:value-type="float" office:value="1320848">
            <text:p>1320848</text:p>
          </table:table-cell>
          <table:table-cell office:value-type="float" office:value="1079620">
            <text:p>107962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2598">
            <text:p>822598</text:p>
          </table:table-cell>
          <table:table-cell office:value-type="float" office:value="1049373">
            <text:p>1049373</text:p>
          </table:table-cell>
          <table:table-cell office:value-type="float" office:value="1238999">
            <text:p>1238999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84755">
            <text:p>784755</text:p>
          </table:table-cell>
          <table:table-cell office:value-type="float" office:value="1096099">
            <text:p>1096099</text:p>
          </table:table-cell>
          <table:table-cell office:value-type="float" office:value="1049713">
            <text:p>1049713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40958">
            <text:p>840958</text:p>
          </table:table-cell>
          <table:table-cell office:value-type="float" office:value="1264051">
            <text:p>1264051</text:p>
          </table:table-cell>
          <table:table-cell office:value-type="float" office:value="1035825">
            <text:p>103582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8013">
            <text:p>678013</text:p>
          </table:table-cell>
          <table:table-cell office:value-type="float" office:value="1042994">
            <text:p>1042994</text:p>
          </table:table-cell>
          <table:table-cell office:value-type="float" office:value="1078690">
            <text:p>107869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4966">
            <text:p>774966</text:p>
          </table:table-cell>
          <table:table-cell office:value-type="float" office:value="1173356">
            <text:p>1173356</text:p>
          </table:table-cell>
          <table:table-cell office:value-type="float" office:value="1174820">
            <text:p>117482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12557">
            <text:p>812557</text:p>
          </table:table-cell>
          <table:table-cell office:value-type="float" office:value="1211131">
            <text:p>1211131</text:p>
          </table:table-cell>
          <table:table-cell office:value-type="float" office:value="1254894">
            <text:p>1254894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63082">
            <text:p>863082</text:p>
          </table:table-cell>
          <table:table-cell office:value-type="float" office:value="1180008">
            <text:p>1180008</text:p>
          </table:table-cell>
          <table:table-cell office:value-type="float" office:value="1206480">
            <text:p>120648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36893">
            <text:p>836893</text:p>
          </table:table-cell>
          <table:table-cell office:value-type="float" office:value="2583372">
            <text:p>2583372</text:p>
          </table:table-cell>
          <table:table-cell office:value-type="float" office:value="1022780">
            <text:p>102278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93558">
            <text:p>793558</text:p>
          </table:table-cell>
          <table:table-cell office:value-type="float" office:value="1757060">
            <text:p>1757060</text:p>
          </table:table-cell>
          <table:table-cell office:value-type="float" office:value="886112">
            <text:p>886112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0024">
            <text:p>820024</text:p>
          </table:table-cell>
          <table:table-cell office:value-type="float" office:value="1178403">
            <text:p>1178403</text:p>
          </table:table-cell>
          <table:table-cell office:value-type="float" office:value="948565">
            <text:p>94856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1730">
            <text:p>821730</text:p>
          </table:table-cell>
          <table:table-cell office:value-type="float" office:value="1167552">
            <text:p>1167552</text:p>
          </table:table-cell>
          <table:table-cell office:value-type="float" office:value="1030182">
            <text:p>1030182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41600">
            <text:p>1541600</text:p>
          </table:table-cell>
          <table:table-cell office:value-type="float" office:value="1222300">
            <text:p>1222300</text:p>
          </table:table-cell>
          <table:table-cell office:value-type="float" office:value="898049">
            <text:p>898049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40405">
            <text:p>1340405</text:p>
          </table:table-cell>
          <table:table-cell office:value-type="float" office:value="1177367">
            <text:p>1177367</text:p>
          </table:table-cell>
          <table:table-cell office:value-type="float" office:value="1096026">
            <text:p>1096026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13235">
            <text:p>413235</text:p>
          </table:table-cell>
          <table:table-cell office:value-type="float" office:value="855411">
            <text:p>855411</text:p>
          </table:table-cell>
          <table:table-cell office:value-type="float" office:value="1137146">
            <text:p>1137146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2530">
            <text:p>802530</text:p>
          </table:table-cell>
          <table:table-cell office:value-type="float" office:value="1176490">
            <text:p>1176490</text:p>
          </table:table-cell>
          <table:table-cell office:value-type="float" office:value="1006567">
            <text:p>1006567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37653">
            <text:p>837653</text:p>
          </table:table-cell>
          <table:table-cell office:value-type="float" office:value="1407912">
            <text:p>1407912</text:p>
          </table:table-cell>
          <table:table-cell office:value-type="float" office:value="1544235">
            <text:p>154423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3433">
            <text:p>853433</text:p>
          </table:table-cell>
          <table:table-cell office:value-type="float" office:value="1233941">
            <text:p>1233941</text:p>
          </table:table-cell>
          <table:table-cell office:value-type="float" office:value="835988">
            <text:p>835988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18517">
            <text:p>818517</text:p>
          </table:table-cell>
          <table:table-cell office:value-type="float" office:value="1234203">
            <text:p>1234203</text:p>
          </table:table-cell>
          <table:table-cell office:value-type="float" office:value="1156470">
            <text:p>115647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7071">
            <text:p>717071</text:p>
          </table:table-cell>
          <table:table-cell office:value-type="float" office:value="1214061">
            <text:p>1214061</text:p>
          </table:table-cell>
          <table:table-cell office:value-type="float" office:value="1176891">
            <text:p>1176891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1832">
            <text:p>821832</text:p>
          </table:table-cell>
          <table:table-cell office:value-type="float" office:value="1151168">
            <text:p>1151168</text:p>
          </table:table-cell>
          <table:table-cell office:value-type="float" office:value="1127537">
            <text:p>1127537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7825">
            <text:p>1007825</text:p>
          </table:table-cell>
          <table:table-cell office:value-type="float" office:value="1880498">
            <text:p>1880498</text:p>
          </table:table-cell>
          <table:table-cell office:value-type="float" office:value="1041907">
            <text:p>1041907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02770">
            <text:p>902770</text:p>
          </table:table-cell>
          <table:table-cell office:value-type="float" office:value="1128062">
            <text:p>1128062</text:p>
          </table:table-cell>
          <table:table-cell office:value-type="float" office:value="1101869">
            <text:p>1101869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5347">
            <text:p>825347</text:p>
          </table:table-cell>
          <table:table-cell office:value-type="float" office:value="1153515">
            <text:p>1153515</text:p>
          </table:table-cell>
          <table:table-cell office:value-type="float" office:value="1044676">
            <text:p>1044676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2685">
            <text:p>672685</text:p>
          </table:table-cell>
          <table:table-cell office:value-type="float" office:value="1238548">
            <text:p>1238548</text:p>
          </table:table-cell>
          <table:table-cell office:value-type="float" office:value="1169995">
            <text:p>116999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6403">
            <text:p>826403</text:p>
          </table:table-cell>
          <table:table-cell office:value-type="float" office:value="1345854">
            <text:p>1345854</text:p>
          </table:table-cell>
          <table:table-cell office:value-type="float" office:value="1061183">
            <text:p>1061183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68375">
            <text:p>868375</text:p>
          </table:table-cell>
          <table:table-cell office:value-type="float" office:value="1157850">
            <text:p>1157850</text:p>
          </table:table-cell>
          <table:table-cell office:value-type="float" office:value="1118691">
            <text:p>1118691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4358">
            <text:p>1004358</text:p>
          </table:table-cell>
          <table:table-cell office:value-type="float" office:value="1162121">
            <text:p>1162121</text:p>
          </table:table-cell>
          <table:table-cell office:value-type="float" office:value="1210035">
            <text:p>121003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67782">
            <text:p>867782</text:p>
          </table:table-cell>
          <table:table-cell office:value-type="float" office:value="1566754">
            <text:p>1566754</text:p>
          </table:table-cell>
          <table:table-cell office:value-type="float" office:value="1083985">
            <text:p>1083985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0372">
            <text:p>570372</text:p>
          </table:table-cell>
          <table:table-cell office:value-type="float" office:value="1076076">
            <text:p>1076076</text:p>
          </table:table-cell>
          <table:table-cell office:value-type="float" office:value="739220">
            <text:p>739220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5163">
            <text:p>825163</text:p>
          </table:table-cell>
          <table:table-cell office:value-type="float" office:value="950477">
            <text:p>950477</text:p>
          </table:table-cell>
          <table:table-cell office:value-type="float" office:value="1458107">
            <text:p>1458107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65306">
            <text:p>865306</text:p>
          </table:table-cell>
          <table:table-cell office:value-type="float" office:value="1189407">
            <text:p>1189407</text:p>
          </table:table-cell>
          <table:table-cell office:value-type="float" office:value="1089021">
            <text:p>1089021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88921">
            <text:p>888921</text:p>
          </table:table-cell>
          <table:table-cell office:value-type="float" office:value="1052681">
            <text:p>1052681</text:p>
          </table:table-cell>
          <table:table-cell office:value-type="float" office:value="1050936">
            <text:p>1050936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17872">
            <text:p>817872</text:p>
          </table:table-cell>
          <table:table-cell office:value-type="float" office:value="1050062">
            <text:p>1050062</text:p>
          </table:table-cell>
          <table:table-cell office:value-type="float" office:value="1102647">
            <text:p>1102647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66726">
            <text:p>866726</text:p>
          </table:table-cell>
          <table:table-cell office:value-type="float" office:value="1317210">
            <text:p>1317210</text:p>
          </table:table-cell>
          <table:table-cell office:value-type="float" office:value="1138276">
            <text:p>1138276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60327">
            <text:p>860327</text:p>
          </table:table-cell>
          <table:table-cell office:value-type="float" office:value="1245016">
            <text:p>1245016</text:p>
          </table:table-cell>
          <table:table-cell office:value-type="float" office:value="1025993">
            <text:p>1025993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46110">
            <text:p>846110</text:p>
          </table:table-cell>
          <table:table-cell office:value-type="float" office:value="1212225">
            <text:p>1212225</text:p>
          </table:table-cell>
          <table:table-cell office:value-type="float" office:value="970146">
            <text:p>970146</text:p>
          </table:table-cell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46053">
            <text:p>746053</text:p>
          </table:table-cell>
          <table:table-cell office:value-type="float" office:value="1327680">
            <text:p>1327680</text:p>
          </table:table-cell>
          <table:table-cell office:value-type="float" office:value="1920515">
            <text:p>1920515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59131">
            <text:p>659131</text:p>
          </table:table-cell>
          <table:table-cell office:value-type="float" office:value="1359002">
            <text:p>1359002</text:p>
          </table:table-cell>
          <table:table-cell office:value-type="float" office:value="1311088">
            <text:p>1311088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79491">
            <text:p>1679491</text:p>
          </table:table-cell>
          <table:table-cell office:value-type="float" office:value="1120539">
            <text:p>1120539</text:p>
          </table:table-cell>
          <table:table-cell office:value-type="float" office:value="1243310">
            <text:p>124331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41712">
            <text:p>941712</text:p>
          </table:table-cell>
          <table:table-cell office:value-type="float" office:value="1278324">
            <text:p>1278324</text:p>
          </table:table-cell>
          <table:table-cell office:value-type="float" office:value="1106699">
            <text:p>1106699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70354">
            <text:p>470354</text:p>
          </table:table-cell>
          <table:table-cell office:value-type="float" office:value="1272835">
            <text:p>1272835</text:p>
          </table:table-cell>
          <table:table-cell office:value-type="float" office:value="1322312">
            <text:p>1322312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00631">
            <text:p>900631</text:p>
          </table:table-cell>
          <table:table-cell office:value-type="float" office:value="1570565">
            <text:p>1570565</text:p>
          </table:table-cell>
          <table:table-cell office:value-type="float" office:value="1227919">
            <text:p>1227919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36012">
            <text:p>836012</text:p>
          </table:table-cell>
          <table:table-cell office:value-type="float" office:value="1402979">
            <text:p>1402979</text:p>
          </table:table-cell>
          <table:table-cell office:value-type="float" office:value="1308457">
            <text:p>1308457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46877">
            <text:p>846877</text:p>
          </table:table-cell>
          <table:table-cell office:value-type="float" office:value="1190584">
            <text:p>1190584</text:p>
          </table:table-cell>
          <table:table-cell office:value-type="float" office:value="995944">
            <text:p>995944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45107">
            <text:p>945107</text:p>
          </table:table-cell>
          <table:table-cell office:value-type="float" office:value="1305980">
            <text:p>1305980</text:p>
          </table:table-cell>
          <table:table-cell office:value-type="float" office:value="1162861">
            <text:p>116286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20102">
            <text:p>920102</text:p>
          </table:table-cell>
          <table:table-cell office:value-type="float" office:value="1273525">
            <text:p>1273525</text:p>
          </table:table-cell>
          <table:table-cell office:value-type="float" office:value="1038358">
            <text:p>1038358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04646">
            <text:p>904646</text:p>
          </table:table-cell>
          <table:table-cell office:value-type="float" office:value="1295824">
            <text:p>1295824</text:p>
          </table:table-cell>
          <table:table-cell office:value-type="float" office:value="1301429">
            <text:p>1301429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31236">
            <text:p>731236</text:p>
          </table:table-cell>
          <table:table-cell office:value-type="float" office:value="856735">
            <text:p>856735</text:p>
          </table:table-cell>
          <table:table-cell office:value-type="float" office:value="1153784">
            <text:p>1153784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89297">
            <text:p>889297</text:p>
          </table:table-cell>
          <table:table-cell office:value-type="float" office:value="1260289">
            <text:p>1260289</text:p>
          </table:table-cell>
          <table:table-cell office:value-type="float" office:value="1124260">
            <text:p>112426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66194">
            <text:p>966194</text:p>
          </table:table-cell>
          <table:table-cell office:value-type="float" office:value="1403300">
            <text:p>1403300</text:p>
          </table:table-cell>
          <table:table-cell office:value-type="float" office:value="1149415">
            <text:p>1149415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82584">
            <text:p>882584</text:p>
          </table:table-cell>
          <table:table-cell office:value-type="float" office:value="1120041">
            <text:p>1120041</text:p>
          </table:table-cell>
          <table:table-cell office:value-type="float" office:value="1098996">
            <text:p>1098996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13091">
            <text:p>913091</text:p>
          </table:table-cell>
          <table:table-cell office:value-type="float" office:value="1321735">
            <text:p>1321735</text:p>
          </table:table-cell>
          <table:table-cell office:value-type="float" office:value="1293663">
            <text:p>1293663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98718">
            <text:p>798718</text:p>
          </table:table-cell>
          <table:table-cell office:value-type="float" office:value="1334109">
            <text:p>1334109</text:p>
          </table:table-cell>
          <table:table-cell office:value-type="float" office:value="1236250">
            <text:p>123625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63095">
            <text:p>863095</text:p>
          </table:table-cell>
          <table:table-cell office:value-type="float" office:value="1293977">
            <text:p>1293977</text:p>
          </table:table-cell>
          <table:table-cell office:value-type="float" office:value="1025430">
            <text:p>102543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90497">
            <text:p>890497</text:p>
          </table:table-cell>
          <table:table-cell office:value-type="float" office:value="764672">
            <text:p>764672</text:p>
          </table:table-cell>
          <table:table-cell office:value-type="float" office:value="1147990">
            <text:p>114799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35726">
            <text:p>1035726</text:p>
          </table:table-cell>
          <table:table-cell office:value-type="float" office:value="1196621">
            <text:p>1196621</text:p>
          </table:table-cell>
          <table:table-cell office:value-type="float" office:value="1922107">
            <text:p>1922107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54175">
            <text:p>854175</text:p>
          </table:table-cell>
          <table:table-cell office:value-type="float" office:value="1204124">
            <text:p>1204124</text:p>
          </table:table-cell>
          <table:table-cell office:value-type="float" office:value="1188377">
            <text:p>1188377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178064">
            <text:p>1178064</text:p>
          </table:table-cell>
          <table:table-cell office:value-type="float" office:value="1231122">
            <text:p>1231122</text:p>
          </table:table-cell>
          <table:table-cell office:value-type="float" office:value="1178068">
            <text:p>1178068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45791">
            <text:p>845791</text:p>
          </table:table-cell>
          <table:table-cell office:value-type="float" office:value="1342854">
            <text:p>1342854</text:p>
          </table:table-cell>
          <table:table-cell office:value-type="float" office:value="1261637">
            <text:p>1261637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41962">
            <text:p>541962</text:p>
          </table:table-cell>
          <table:table-cell office:value-type="float" office:value="1171854">
            <text:p>1171854</text:p>
          </table:table-cell>
          <table:table-cell office:value-type="float" office:value="1244000">
            <text:p>124400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35073">
            <text:p>835073</text:p>
          </table:table-cell>
          <table:table-cell office:value-type="float" office:value="1139481">
            <text:p>1139481</text:p>
          </table:table-cell>
          <table:table-cell office:value-type="float" office:value="1123794">
            <text:p>1123794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91543">
            <text:p>891543</text:p>
          </table:table-cell>
          <table:table-cell office:value-type="float" office:value="1140021">
            <text:p>1140021</text:p>
          </table:table-cell>
          <table:table-cell office:value-type="float" office:value="894024">
            <text:p>894024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54180">
            <text:p>854180</text:p>
          </table:table-cell>
          <table:table-cell office:value-type="float" office:value="1128568">
            <text:p>1128568</text:p>
          </table:table-cell>
          <table:table-cell office:value-type="float" office:value="1149971">
            <text:p>114997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02893">
            <text:p>902893</text:p>
          </table:table-cell>
          <table:table-cell office:value-type="float" office:value="1090995">
            <text:p>1090995</text:p>
          </table:table-cell>
          <table:table-cell office:value-type="float" office:value="1287766">
            <text:p>1287766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72862">
            <text:p>872862</text:p>
          </table:table-cell>
          <table:table-cell office:value-type="float" office:value="1404698">
            <text:p>1404698</text:p>
          </table:table-cell>
          <table:table-cell office:value-type="float" office:value="1289752">
            <text:p>1289752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33055">
            <text:p>1633055</text:p>
          </table:table-cell>
          <table:table-cell office:value-type="float" office:value="1069031">
            <text:p>1069031</text:p>
          </table:table-cell>
          <table:table-cell office:value-type="float" office:value="1093266">
            <text:p>1093266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97257">
            <text:p>897257</text:p>
          </table:table-cell>
          <table:table-cell office:value-type="float" office:value="1189826">
            <text:p>1189826</text:p>
          </table:table-cell>
          <table:table-cell office:value-type="float" office:value="1072583">
            <text:p>1072583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428277">
            <text:p>1428277</text:p>
          </table:table-cell>
          <table:table-cell office:value-type="float" office:value="1353505">
            <text:p>1353505</text:p>
          </table:table-cell>
          <table:table-cell office:value-type="float" office:value="1054582">
            <text:p>1054582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47403">
            <text:p>847403</text:p>
          </table:table-cell>
          <table:table-cell office:value-type="float" office:value="1835958">
            <text:p>1835958</text:p>
          </table:table-cell>
          <table:table-cell office:value-type="float" office:value="1700221">
            <text:p>170022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53250">
            <text:p>1253250</text:p>
          </table:table-cell>
          <table:table-cell office:value-type="float" office:value="1455363">
            <text:p>1455363</text:p>
          </table:table-cell>
          <table:table-cell office:value-type="float" office:value="1911526">
            <text:p>1911526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12368">
            <text:p>1012368</text:p>
          </table:table-cell>
          <table:table-cell office:value-type="float" office:value="1267989">
            <text:p>1267989</text:p>
          </table:table-cell>
          <table:table-cell office:value-type="float" office:value="1876177">
            <text:p>1876177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16033">
            <text:p>616033</text:p>
          </table:table-cell>
          <table:table-cell office:value-type="float" office:value="1159990">
            <text:p>1159990</text:p>
          </table:table-cell>
          <table:table-cell office:value-type="float" office:value="1859414">
            <text:p>1859414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133963">
            <text:p>1133963</text:p>
          </table:table-cell>
          <table:table-cell office:value-type="float" office:value="2126551">
            <text:p>2126551</text:p>
          </table:table-cell>
          <table:table-cell office:value-type="float" office:value="1069951">
            <text:p>106995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00648">
            <text:p>900648</text:p>
          </table:table-cell>
          <table:table-cell office:value-type="float" office:value="1367967">
            <text:p>1367967</text:p>
          </table:table-cell>
          <table:table-cell office:value-type="float" office:value="1031591">
            <text:p>103159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01041">
            <text:p>901041</text:p>
          </table:table-cell>
          <table:table-cell office:value-type="float" office:value="1279418">
            <text:p>1279418</text:p>
          </table:table-cell>
          <table:table-cell office:value-type="float" office:value="1187369">
            <text:p>1187369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8823">
            <text:p>958823</text:p>
          </table:table-cell>
          <table:table-cell office:value-type="float" office:value="1398303">
            <text:p>1398303</text:p>
          </table:table-cell>
          <table:table-cell office:value-type="float" office:value="1286811">
            <text:p>128681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34925">
            <text:p>1034925</text:p>
          </table:table-cell>
          <table:table-cell office:value-type="float" office:value="1237266">
            <text:p>1237266</text:p>
          </table:table-cell>
          <table:table-cell office:value-type="float" office:value="1195267">
            <text:p>1195267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36269">
            <text:p>1036269</text:p>
          </table:table-cell>
          <table:table-cell office:value-type="float" office:value="1329920">
            <text:p>1329920</text:p>
          </table:table-cell>
          <table:table-cell office:value-type="float" office:value="1308071">
            <text:p>130807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24671">
            <text:p>1224671</text:p>
          </table:table-cell>
          <table:table-cell office:value-type="float" office:value="1245965">
            <text:p>1245965</text:p>
          </table:table-cell>
          <table:table-cell office:value-type="float" office:value="1268074">
            <text:p>1268074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87250">
            <text:p>887250</text:p>
          </table:table-cell>
          <table:table-cell office:value-type="float" office:value="1317000">
            <text:p>1317000</text:p>
          </table:table-cell>
          <table:table-cell office:value-type="float" office:value="997433">
            <text:p>997433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3293">
            <text:p>493293</text:p>
          </table:table-cell>
          <table:table-cell office:value-type="float" office:value="1002020">
            <text:p>1002020</text:p>
          </table:table-cell>
          <table:table-cell office:value-type="float" office:value="1172476">
            <text:p>1172476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07099">
            <text:p>907099</text:p>
          </table:table-cell>
          <table:table-cell office:value-type="float" office:value="1262454">
            <text:p>1262454</text:p>
          </table:table-cell>
          <table:table-cell office:value-type="float" office:value="1274271">
            <text:p>1274271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25469">
            <text:p>925469</text:p>
          </table:table-cell>
          <table:table-cell office:value-type="float" office:value="1261099">
            <text:p>1261099</text:p>
          </table:table-cell>
          <table:table-cell office:value-type="float" office:value="1868220">
            <text:p>186822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66646">
            <text:p>866646</text:p>
          </table:table-cell>
          <table:table-cell office:value-type="float" office:value="1230742">
            <text:p>1230742</text:p>
          </table:table-cell>
          <table:table-cell office:value-type="float" office:value="1095698">
            <text:p>1095698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29840">
            <text:p>929840</text:p>
          </table:table-cell>
          <table:table-cell office:value-type="float" office:value="1193082">
            <text:p>1193082</text:p>
          </table:table-cell>
          <table:table-cell office:value-type="float" office:value="1164782">
            <text:p>1164782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97250">
            <text:p>797250</text:p>
          </table:table-cell>
          <table:table-cell office:value-type="float" office:value="1329844">
            <text:p>1329844</text:p>
          </table:table-cell>
          <table:table-cell office:value-type="float" office:value="1223647">
            <text:p>1223647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6527">
            <text:p>956527</text:p>
          </table:table-cell>
          <table:table-cell office:value-type="float" office:value="996520">
            <text:p>996520</text:p>
          </table:table-cell>
          <table:table-cell office:value-type="float" office:value="1167261">
            <text:p>116726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99543">
            <text:p>1099543</text:p>
          </table:table-cell>
          <table:table-cell office:value-type="float" office:value="1923118">
            <text:p>1923118</text:p>
          </table:table-cell>
          <table:table-cell office:value-type="float" office:value="1292349">
            <text:p>1292349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14954">
            <text:p>914954</text:p>
          </table:table-cell>
          <table:table-cell office:value-type="float" office:value="1405239">
            <text:p>1405239</text:p>
          </table:table-cell>
          <table:table-cell office:value-type="float" office:value="902580">
            <text:p>90258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12859">
            <text:p>912859</text:p>
          </table:table-cell>
          <table:table-cell office:value-type="float" office:value="1346026">
            <text:p>1346026</text:p>
          </table:table-cell>
          <table:table-cell office:value-type="float" office:value="1740055">
            <text:p>1740055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68184">
            <text:p>968184</text:p>
          </table:table-cell>
          <table:table-cell office:value-type="float" office:value="1309253">
            <text:p>1309253</text:p>
          </table:table-cell>
          <table:table-cell office:value-type="float" office:value="1290207">
            <text:p>1290207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6029">
            <text:p>936029</text:p>
          </table:table-cell>
          <table:table-cell office:value-type="float" office:value="1410149">
            <text:p>1410149</text:p>
          </table:table-cell>
          <table:table-cell office:value-type="float" office:value="1091784">
            <text:p>109178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33027">
            <text:p>1033027</text:p>
          </table:table-cell>
          <table:table-cell office:value-type="float" office:value="1563168">
            <text:p>1563168</text:p>
          </table:table-cell>
          <table:table-cell office:value-type="float" office:value="933644">
            <text:p>93364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09349">
            <text:p>909349</text:p>
          </table:table-cell>
          <table:table-cell office:value-type="float" office:value="1057904">
            <text:p>1057904</text:p>
          </table:table-cell>
          <table:table-cell office:value-type="float" office:value="1323715">
            <text:p>1323715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84804">
            <text:p>984804</text:p>
          </table:table-cell>
          <table:table-cell office:value-type="float" office:value="1342884">
            <text:p>1342884</text:p>
          </table:table-cell>
          <table:table-cell office:value-type="float" office:value="1558982">
            <text:p>1558982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08091">
            <text:p>908091</text:p>
          </table:table-cell>
          <table:table-cell office:value-type="float" office:value="1059717">
            <text:p>1059717</text:p>
          </table:table-cell>
          <table:table-cell office:value-type="float" office:value="1268679">
            <text:p>1268679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01452">
            <text:p>1001452</text:p>
          </table:table-cell>
          <table:table-cell office:value-type="float" office:value="1347053">
            <text:p>1347053</text:p>
          </table:table-cell>
          <table:table-cell office:value-type="float" office:value="1327954">
            <text:p>132795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42802">
            <text:p>842802</text:p>
          </table:table-cell>
          <table:table-cell office:value-type="float" office:value="1413141">
            <text:p>1413141</text:p>
          </table:table-cell>
          <table:table-cell office:value-type="float" office:value="1245546">
            <text:p>1245546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20795">
            <text:p>1020795</text:p>
          </table:table-cell>
          <table:table-cell office:value-type="float" office:value="1438226">
            <text:p>1438226</text:p>
          </table:table-cell>
          <table:table-cell office:value-type="float" office:value="1590393">
            <text:p>1590393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19084">
            <text:p>919084</text:p>
          </table:table-cell>
          <table:table-cell office:value-type="float" office:value="1121065">
            <text:p>1121065</text:p>
          </table:table-cell>
          <table:table-cell office:value-type="float" office:value="1192183">
            <text:p>1192183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89273">
            <text:p>989273</text:p>
          </table:table-cell>
          <table:table-cell office:value-type="float" office:value="1352301">
            <text:p>1352301</text:p>
          </table:table-cell>
          <table:table-cell office:value-type="float" office:value="825444">
            <text:p>82544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230159">
            <text:p>1230159</text:p>
          </table:table-cell>
          <table:table-cell office:value-type="float" office:value="1235248">
            <text:p>1235248</text:p>
          </table:table-cell>
          <table:table-cell office:value-type="float" office:value="1126138">
            <text:p>1126138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23815">
            <text:p>923815</text:p>
          </table:table-cell>
          <table:table-cell office:value-type="float" office:value="1381013">
            <text:p>1381013</text:p>
          </table:table-cell>
          <table:table-cell office:value-type="float" office:value="1669274">
            <text:p>166927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05716">
            <text:p>805716</text:p>
          </table:table-cell>
          <table:table-cell office:value-type="float" office:value="1348863">
            <text:p>1348863</text:p>
          </table:table-cell>
          <table:table-cell office:value-type="float" office:value="1345795">
            <text:p>1345795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45798">
            <text:p>1145798</text:p>
          </table:table-cell>
          <table:table-cell office:value-type="float" office:value="1265262">
            <text:p>1265262</text:p>
          </table:table-cell>
          <table:table-cell office:value-type="float" office:value="1214794">
            <text:p>121479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8145">
            <text:p>1108145</text:p>
          </table:table-cell>
          <table:table-cell office:value-type="float" office:value="2014039">
            <text:p>2014039</text:p>
          </table:table-cell>
          <table:table-cell office:value-type="float" office:value="1214606">
            <text:p>1214606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14725">
            <text:p>914725</text:p>
          </table:table-cell>
          <table:table-cell office:value-type="float" office:value="1511729">
            <text:p>1511729</text:p>
          </table:table-cell>
          <table:table-cell office:value-type="float" office:value="1467325">
            <text:p>1467325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10446">
            <text:p>910446</text:p>
          </table:table-cell>
          <table:table-cell office:value-type="float" office:value="1529816">
            <text:p>1529816</text:p>
          </table:table-cell>
          <table:table-cell office:value-type="float" office:value="1192159">
            <text:p>1192159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80603">
            <text:p>880603</text:p>
          </table:table-cell>
          <table:table-cell office:value-type="float" office:value="1236409">
            <text:p>1236409</text:p>
          </table:table-cell>
          <table:table-cell office:value-type="float" office:value="2003640">
            <text:p>200364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50957">
            <text:p>850957</text:p>
          </table:table-cell>
          <table:table-cell office:value-type="float" office:value="1277020">
            <text:p>1277020</text:p>
          </table:table-cell>
          <table:table-cell office:value-type="float" office:value="1661301">
            <text:p>166130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97130">
            <text:p>897130</text:p>
          </table:table-cell>
          <table:table-cell office:value-type="float" office:value="1398593">
            <text:p>1398593</text:p>
          </table:table-cell>
          <table:table-cell office:value-type="float" office:value="866310">
            <text:p>86631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73605">
            <text:p>873605</text:p>
          </table:table-cell>
          <table:table-cell office:value-type="float" office:value="1412081">
            <text:p>1412081</text:p>
          </table:table-cell>
          <table:table-cell office:value-type="float" office:value="1279234">
            <text:p>127923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70828">
            <text:p>370828</text:p>
          </table:table-cell>
          <table:table-cell office:value-type="float" office:value="976853">
            <text:p>976853</text:p>
          </table:table-cell>
          <table:table-cell office:value-type="float" office:value="1572041">
            <text:p>157204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24442">
            <text:p>824442</text:p>
          </table:table-cell>
          <table:table-cell office:value-type="float" office:value="1366163">
            <text:p>1366163</text:p>
          </table:table-cell>
          <table:table-cell office:value-type="float" office:value="1295160">
            <text:p>129516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81615">
            <text:p>981615</text:p>
          </table:table-cell>
          <table:table-cell office:value-type="float" office:value="1436172">
            <text:p>1436172</text:p>
          </table:table-cell>
          <table:table-cell office:value-type="float" office:value="1014163">
            <text:p>1014163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58837">
            <text:p>1058837</text:p>
          </table:table-cell>
          <table:table-cell office:value-type="float" office:value="1409296">
            <text:p>1409296</text:p>
          </table:table-cell>
          <table:table-cell office:value-type="float" office:value="1175447">
            <text:p>1175447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3116">
            <text:p>933116</text:p>
          </table:table-cell>
          <table:table-cell office:value-type="float" office:value="1588249">
            <text:p>1588249</text:p>
          </table:table-cell>
          <table:table-cell office:value-type="float" office:value="1079639">
            <text:p>1079639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19368">
            <text:p>919368</text:p>
          </table:table-cell>
          <table:table-cell office:value-type="float" office:value="1294776">
            <text:p>1294776</text:p>
          </table:table-cell>
          <table:table-cell office:value-type="float" office:value="1003091">
            <text:p>100309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44246">
            <text:p>1044246</text:p>
          </table:table-cell>
          <table:table-cell office:value-type="float" office:value="1572031">
            <text:p>1572031</text:p>
          </table:table-cell>
          <table:table-cell office:value-type="float" office:value="1133789">
            <text:p>1133789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68969">
            <text:p>968969</text:p>
          </table:table-cell>
          <table:table-cell office:value-type="float" office:value="1215009">
            <text:p>1215009</text:p>
          </table:table-cell>
          <table:table-cell office:value-type="float" office:value="1382986">
            <text:p>1382986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88054">
            <text:p>988054</text:p>
          </table:table-cell>
          <table:table-cell office:value-type="float" office:value="2232051">
            <text:p>2232051</text:p>
          </table:table-cell>
          <table:table-cell office:value-type="float" office:value="1231301">
            <text:p>123130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3110">
            <text:p>743110</text:p>
          </table:table-cell>
          <table:table-cell office:value-type="float" office:value="1255278">
            <text:p>1255278</text:p>
          </table:table-cell>
          <table:table-cell office:value-type="float" office:value="1699110">
            <text:p>169911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95253">
            <text:p>895253</text:p>
          </table:table-cell>
          <table:table-cell office:value-type="float" office:value="1245512">
            <text:p>1245512</text:p>
          </table:table-cell>
          <table:table-cell office:value-type="float" office:value="1886326">
            <text:p>1886326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7669">
            <text:p>937669</text:p>
          </table:table-cell>
          <table:table-cell office:value-type="float" office:value="1317672">
            <text:p>1317672</text:p>
          </table:table-cell>
          <table:table-cell office:value-type="float" office:value="1334526">
            <text:p>1334526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09341">
            <text:p>909341</text:p>
          </table:table-cell>
          <table:table-cell office:value-type="float" office:value="1462666">
            <text:p>1462666</text:p>
          </table:table-cell>
          <table:table-cell office:value-type="float" office:value="1174806">
            <text:p>1174806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2200">
            <text:p>932200</text:p>
          </table:table-cell>
          <table:table-cell office:value-type="float" office:value="1744773">
            <text:p>1744773</text:p>
          </table:table-cell>
          <table:table-cell office:value-type="float" office:value="1318010">
            <text:p>131801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93707">
            <text:p>993707</text:p>
          </table:table-cell>
          <table:table-cell office:value-type="float" office:value="1337125">
            <text:p>1337125</text:p>
          </table:table-cell>
          <table:table-cell office:value-type="float" office:value="929721">
            <text:p>92972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14276">
            <text:p>914276</text:p>
          </table:table-cell>
          <table:table-cell office:value-type="float" office:value="1348987">
            <text:p>1348987</text:p>
          </table:table-cell>
          <table:table-cell office:value-type="float" office:value="1133207">
            <text:p>1133207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13812">
            <text:p>813812</text:p>
          </table:table-cell>
          <table:table-cell office:value-type="float" office:value="1421174">
            <text:p>1421174</text:p>
          </table:table-cell>
          <table:table-cell office:value-type="float" office:value="1193211">
            <text:p>1193211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94671">
            <text:p>994671</text:p>
          </table:table-cell>
          <table:table-cell office:value-type="float" office:value="1370645">
            <text:p>1370645</text:p>
          </table:table-cell>
          <table:table-cell office:value-type="float" office:value="1358628">
            <text:p>1358628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20400">
            <text:p>920400</text:p>
          </table:table-cell>
          <table:table-cell office:value-type="float" office:value="1227733">
            <text:p>1227733</text:p>
          </table:table-cell>
          <table:table-cell office:value-type="float" office:value="1266550">
            <text:p>126655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3648">
            <text:p>933648</text:p>
          </table:table-cell>
          <table:table-cell office:value-type="float" office:value="1105541">
            <text:p>1105541</text:p>
          </table:table-cell>
          <table:table-cell office:value-type="float" office:value="1440384">
            <text:p>144038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61003">
            <text:p>961003</text:p>
          </table:table-cell>
          <table:table-cell office:value-type="float" office:value="1158696">
            <text:p>1158696</text:p>
          </table:table-cell>
          <table:table-cell office:value-type="float" office:value="1145153">
            <text:p>1145153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72284">
            <text:p>972284</text:p>
          </table:table-cell>
          <table:table-cell office:value-type="float" office:value="1283346">
            <text:p>1283346</text:p>
          </table:table-cell>
          <table:table-cell office:value-type="float" office:value="1051317">
            <text:p>1051317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87173">
            <text:p>1087173</text:p>
          </table:table-cell>
          <table:table-cell office:value-type="float" office:value="1293413">
            <text:p>1293413</text:p>
          </table:table-cell>
          <table:table-cell office:value-type="float" office:value="1125207">
            <text:p>1125207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50717">
            <text:p>1150717</text:p>
          </table:table-cell>
          <table:table-cell office:value-type="float" office:value="1282989">
            <text:p>1282989</text:p>
          </table:table-cell>
          <table:table-cell office:value-type="float" office:value="1144184">
            <text:p>1144184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48476">
            <text:p>948476</text:p>
          </table:table-cell>
          <table:table-cell office:value-type="float" office:value="1887629">
            <text:p>1887629</text:p>
          </table:table-cell>
          <table:table-cell office:value-type="float" office:value="1391894">
            <text:p>139189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02521">
            <text:p>1902521</text:p>
          </table:table-cell>
          <table:table-cell office:value-type="float" office:value="1643769">
            <text:p>1643769</text:p>
          </table:table-cell>
          <table:table-cell office:value-type="float" office:value="1176061">
            <text:p>1176061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22774">
            <text:p>922774</text:p>
          </table:table-cell>
          <table:table-cell office:value-type="float" office:value="1134715">
            <text:p>1134715</text:p>
          </table:table-cell>
          <table:table-cell office:value-type="float" office:value="1290971">
            <text:p>1290971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81773">
            <text:p>1081773</text:p>
          </table:table-cell>
          <table:table-cell office:value-type="float" office:value="1385276">
            <text:p>1385276</text:p>
          </table:table-cell>
          <table:table-cell office:value-type="float" office:value="1257063">
            <text:p>1257063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42220">
            <text:p>1042220</text:p>
          </table:table-cell>
          <table:table-cell office:value-type="float" office:value="1378020">
            <text:p>1378020</text:p>
          </table:table-cell>
          <table:table-cell office:value-type="float" office:value="1144088">
            <text:p>1144088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74634">
            <text:p>674634</text:p>
          </table:table-cell>
          <table:table-cell office:value-type="float" office:value="1424301">
            <text:p>1424301</text:p>
          </table:table-cell>
          <table:table-cell office:value-type="float" office:value="1245597">
            <text:p>1245597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31279">
            <text:p>931279</text:p>
          </table:table-cell>
          <table:table-cell office:value-type="float" office:value="1475853">
            <text:p>1475853</text:p>
          </table:table-cell>
          <table:table-cell office:value-type="float" office:value="1245451">
            <text:p>1245451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29789">
            <text:p>1129789</text:p>
          </table:table-cell>
          <table:table-cell office:value-type="float" office:value="1412125">
            <text:p>1412125</text:p>
          </table:table-cell>
          <table:table-cell office:value-type="float" office:value="1688244">
            <text:p>168824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83985">
            <text:p>1383985</text:p>
          </table:table-cell>
          <table:table-cell office:value-type="float" office:value="1297769">
            <text:p>1297769</text:p>
          </table:table-cell>
          <table:table-cell office:value-type="float" office:value="1408309">
            <text:p>1408309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58897">
            <text:p>958897</text:p>
          </table:table-cell>
          <table:table-cell office:value-type="float" office:value="1405384">
            <text:p>1405384</text:p>
          </table:table-cell>
          <table:table-cell office:value-type="float" office:value="1508980">
            <text:p>1508980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94211">
            <text:p>994211</text:p>
          </table:table-cell>
          <table:table-cell office:value-type="float" office:value="1298243">
            <text:p>1298243</text:p>
          </table:table-cell>
          <table:table-cell office:value-type="float" office:value="1311927">
            <text:p>1311927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37317">
            <text:p>737317</text:p>
          </table:table-cell>
          <table:table-cell office:value-type="float" office:value="1109089">
            <text:p>1109089</text:p>
          </table:table-cell>
          <table:table-cell office:value-type="float" office:value="1068514">
            <text:p>106851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55847">
            <text:p>1055847</text:p>
          </table:table-cell>
          <table:table-cell office:value-type="float" office:value="1462920">
            <text:p>1462920</text:p>
          </table:table-cell>
          <table:table-cell office:value-type="float" office:value="1177591">
            <text:p>1177591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42398">
            <text:p>942398</text:p>
          </table:table-cell>
          <table:table-cell office:value-type="float" office:value="1454297">
            <text:p>1454297</text:p>
          </table:table-cell>
          <table:table-cell office:value-type="float" office:value="1227324">
            <text:p>122732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0037">
            <text:p>1620037</text:p>
          </table:table-cell>
          <table:table-cell office:value-type="float" office:value="1365946">
            <text:p>1365946</text:p>
          </table:table-cell>
          <table:table-cell office:value-type="float" office:value="2286633">
            <text:p>2286633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86949">
            <text:p>886949</text:p>
          </table:table-cell>
          <table:table-cell office:value-type="float" office:value="1554735">
            <text:p>1554735</text:p>
          </table:table-cell>
          <table:table-cell office:value-type="float" office:value="1175212">
            <text:p>1175212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88975">
            <text:p>1188975</text:p>
          </table:table-cell>
          <table:table-cell office:value-type="float" office:value="1310910">
            <text:p>1310910</text:p>
          </table:table-cell>
          <table:table-cell office:value-type="float" office:value="1282617">
            <text:p>1282617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36407">
            <text:p>1036407</text:p>
          </table:table-cell>
          <table:table-cell office:value-type="float" office:value="1394934">
            <text:p>1394934</text:p>
          </table:table-cell>
          <table:table-cell office:value-type="float" office:value="1237919">
            <text:p>1237919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00819">
            <text:p>800819</text:p>
          </table:table-cell>
          <table:table-cell office:value-type="float" office:value="1418390">
            <text:p>1418390</text:p>
          </table:table-cell>
          <table:table-cell office:value-type="float" office:value="1289171">
            <text:p>1289171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03729">
            <text:p>903729</text:p>
          </table:table-cell>
          <table:table-cell office:value-type="float" office:value="1481122">
            <text:p>1481122</text:p>
          </table:table-cell>
          <table:table-cell office:value-type="float" office:value="1321975">
            <text:p>1321975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12755">
            <text:p>912755</text:p>
          </table:table-cell>
          <table:table-cell office:value-type="float" office:value="1363214">
            <text:p>1363214</text:p>
          </table:table-cell>
          <table:table-cell office:value-type="float" office:value="1376700">
            <text:p>1376700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31587">
            <text:p>931587</text:p>
          </table:table-cell>
          <table:table-cell office:value-type="float" office:value="1524873">
            <text:p>1524873</text:p>
          </table:table-cell>
          <table:table-cell office:value-type="float" office:value="909737">
            <text:p>909737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83461">
            <text:p>983461</text:p>
          </table:table-cell>
          <table:table-cell office:value-type="float" office:value="1984438">
            <text:p>1984438</text:p>
          </table:table-cell>
          <table:table-cell office:value-type="float" office:value="883489">
            <text:p>883489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63574">
            <text:p>1563574</text:p>
          </table:table-cell>
          <table:table-cell office:value-type="float" office:value="1525161">
            <text:p>1525161</text:p>
          </table:table-cell>
          <table:table-cell office:value-type="float" office:value="1282524">
            <text:p>128252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05272">
            <text:p>1105272</text:p>
          </table:table-cell>
          <table:table-cell office:value-type="float" office:value="1546837">
            <text:p>1546837</text:p>
          </table:table-cell>
          <table:table-cell office:value-type="float" office:value="1219652">
            <text:p>1219652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03827">
            <text:p>1003827</text:p>
          </table:table-cell>
          <table:table-cell office:value-type="float" office:value="1563840">
            <text:p>1563840</text:p>
          </table:table-cell>
          <table:table-cell office:value-type="float" office:value="1395692">
            <text:p>1395692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48273">
            <text:p>948273</text:p>
          </table:table-cell>
          <table:table-cell office:value-type="float" office:value="1758841">
            <text:p>1758841</text:p>
          </table:table-cell>
          <table:table-cell office:value-type="float" office:value="1660300">
            <text:p>1660300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17398">
            <text:p>1617398</text:p>
          </table:table-cell>
          <table:table-cell office:value-type="float" office:value="1439476">
            <text:p>1439476</text:p>
          </table:table-cell>
          <table:table-cell office:value-type="float" office:value="1419024">
            <text:p>141902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92764">
            <text:p>992764</text:p>
          </table:table-cell>
          <table:table-cell office:value-type="float" office:value="1157792">
            <text:p>1157792</text:p>
          </table:table-cell>
          <table:table-cell office:value-type="float" office:value="1947421">
            <text:p>1947421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262540">
            <text:p>1262540</text:p>
          </table:table-cell>
          <table:table-cell office:value-type="float" office:value="1433259">
            <text:p>1433259</text:p>
          </table:table-cell>
          <table:table-cell office:value-type="float" office:value="1440833">
            <text:p>1440833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20972">
            <text:p>920972</text:p>
          </table:table-cell>
          <table:table-cell office:value-type="float" office:value="1159887">
            <text:p>1159887</text:p>
          </table:table-cell>
          <table:table-cell office:value-type="float" office:value="1451013">
            <text:p>1451013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69799">
            <text:p>1069799</text:p>
          </table:table-cell>
          <table:table-cell office:value-type="float" office:value="1516136">
            <text:p>1516136</text:p>
          </table:table-cell>
          <table:table-cell office:value-type="float" office:value="1297391">
            <text:p>1297391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30085">
            <text:p>930085</text:p>
          </table:table-cell>
          <table:table-cell office:value-type="float" office:value="1471660">
            <text:p>1471660</text:p>
          </table:table-cell>
          <table:table-cell office:value-type="float" office:value="1083469">
            <text:p>1083469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221453">
            <text:p>1221453</text:p>
          </table:table-cell>
          <table:table-cell office:value-type="float" office:value="1364679">
            <text:p>1364679</text:p>
          </table:table-cell>
          <table:table-cell office:value-type="float" office:value="1284896">
            <text:p>1284896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17756">
            <text:p>1117756</text:p>
          </table:table-cell>
          <table:table-cell office:value-type="float" office:value="950320">
            <text:p>950320</text:p>
          </table:table-cell>
          <table:table-cell office:value-type="float" office:value="1188054">
            <text:p>118805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56668">
            <text:p>1156668</text:p>
          </table:table-cell>
          <table:table-cell office:value-type="float" office:value="1299616">
            <text:p>1299616</text:p>
          </table:table-cell>
          <table:table-cell office:value-type="float" office:value="1284197">
            <text:p>1284197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91204">
            <text:p>991204</text:p>
          </table:table-cell>
          <table:table-cell office:value-type="float" office:value="1517415">
            <text:p>1517415</text:p>
          </table:table-cell>
          <table:table-cell office:value-type="float" office:value="816318">
            <text:p>816318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66161">
            <text:p>766161</text:p>
          </table:table-cell>
          <table:table-cell office:value-type="float" office:value="1524695">
            <text:p>1524695</text:p>
          </table:table-cell>
          <table:table-cell office:value-type="float" office:value="1630877">
            <text:p>1630877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15066">
            <text:p>1015066</text:p>
          </table:table-cell>
          <table:table-cell office:value-type="float" office:value="2109567">
            <text:p>2109567</text:p>
          </table:table-cell>
          <table:table-cell office:value-type="float" office:value="2246426">
            <text:p>2246426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39592">
            <text:p>939592</text:p>
          </table:table-cell>
          <table:table-cell office:value-type="float" office:value="1362916">
            <text:p>1362916</text:p>
          </table:table-cell>
          <table:table-cell office:value-type="float" office:value="1021467">
            <text:p>1021467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32685">
            <text:p>932685</text:p>
          </table:table-cell>
          <table:table-cell office:value-type="float" office:value="986289">
            <text:p>986289</text:p>
          </table:table-cell>
          <table:table-cell office:value-type="float" office:value="1144332">
            <text:p>1144332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20397">
            <text:p>920397</text:p>
          </table:table-cell>
          <table:table-cell office:value-type="float" office:value="2312844">
            <text:p>2312844</text:p>
          </table:table-cell>
          <table:table-cell office:value-type="float" office:value="1334816">
            <text:p>1334816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42094">
            <text:p>942094</text:p>
          </table:table-cell>
          <table:table-cell office:value-type="float" office:value="1447266">
            <text:p>1447266</text:p>
          </table:table-cell>
          <table:table-cell office:value-type="float" office:value="1516068">
            <text:p>1516068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67128">
            <text:p>967128</text:p>
          </table:table-cell>
          <table:table-cell office:value-type="float" office:value="1552496">
            <text:p>1552496</text:p>
          </table:table-cell>
          <table:table-cell office:value-type="float" office:value="1350744">
            <text:p>1350744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78768">
            <text:p>978768</text:p>
          </table:table-cell>
          <table:table-cell office:value-type="float" office:value="1638148">
            <text:p>1638148</text:p>
          </table:table-cell>
          <table:table-cell office:value-type="float" office:value="1219940">
            <text:p>1219940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46793">
            <text:p>946793</text:p>
          </table:table-cell>
          <table:table-cell office:value-type="float" office:value="2687120">
            <text:p>2687120</text:p>
          </table:table-cell>
          <table:table-cell office:value-type="float" office:value="1136700">
            <text:p>1136700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34381">
            <text:p>1034381</text:p>
          </table:table-cell>
          <table:table-cell office:value-type="float" office:value="1621039">
            <text:p>1621039</text:p>
          </table:table-cell>
          <table:table-cell office:value-type="float" office:value="2054798">
            <text:p>2054798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448749">
            <text:p>1448749</text:p>
          </table:table-cell>
          <table:table-cell office:value-type="float" office:value="1056904">
            <text:p>1056904</text:p>
          </table:table-cell>
          <table:table-cell office:value-type="float" office:value="1299545">
            <text:p>1299545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41065">
            <text:p>1041065</text:p>
          </table:table-cell>
          <table:table-cell office:value-type="float" office:value="2251456">
            <text:p>2251456</text:p>
          </table:table-cell>
          <table:table-cell office:value-type="float" office:value="1698340">
            <text:p>1698340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81931">
            <text:p>981931</text:p>
          </table:table-cell>
          <table:table-cell office:value-type="float" office:value="2068130">
            <text:p>2068130</text:p>
          </table:table-cell>
          <table:table-cell office:value-type="float" office:value="1141730">
            <text:p>1141730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83507">
            <text:p>983507</text:p>
          </table:table-cell>
          <table:table-cell office:value-type="float" office:value="1435223">
            <text:p>1435223</text:p>
          </table:table-cell>
          <table:table-cell office:value-type="float" office:value="1183213">
            <text:p>1183213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67466">
            <text:p>967466</text:p>
          </table:table-cell>
          <table:table-cell office:value-type="float" office:value="1666862">
            <text:p>1666862</text:p>
          </table:table-cell>
          <table:table-cell office:value-type="float" office:value="1368939">
            <text:p>136893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45639">
            <text:p>1045639</text:p>
          </table:table-cell>
          <table:table-cell office:value-type="float" office:value="1495489">
            <text:p>1495489</text:p>
          </table:table-cell>
          <table:table-cell office:value-type="float" office:value="2025095">
            <text:p>2025095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73306">
            <text:p>1073306</text:p>
          </table:table-cell>
          <table:table-cell office:value-type="float" office:value="1072693">
            <text:p>1072693</text:p>
          </table:table-cell>
          <table:table-cell office:value-type="float" office:value="1302296">
            <text:p>1302296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31517">
            <text:p>1131517</text:p>
          </table:table-cell>
          <table:table-cell office:value-type="float" office:value="2134335">
            <text:p>2134335</text:p>
          </table:table-cell>
          <table:table-cell office:value-type="float" office:value="1448969">
            <text:p>144896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50838">
            <text:p>950838</text:p>
          </table:table-cell>
          <table:table-cell office:value-type="float" office:value="1589605">
            <text:p>1589605</text:p>
          </table:table-cell>
          <table:table-cell office:value-type="float" office:value="1340330">
            <text:p>1340330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85788">
            <text:p>1085788</text:p>
          </table:table-cell>
          <table:table-cell office:value-type="float" office:value="1327311">
            <text:p>1327311</text:p>
          </table:table-cell>
          <table:table-cell office:value-type="float" office:value="1288228">
            <text:p>1288228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14838">
            <text:p>1014838</text:p>
          </table:table-cell>
          <table:table-cell office:value-type="float" office:value="1608054">
            <text:p>1608054</text:p>
          </table:table-cell>
          <table:table-cell office:value-type="float" office:value="1441703">
            <text:p>1441703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36479">
            <text:p>736479</text:p>
          </table:table-cell>
          <table:table-cell office:value-type="float" office:value="1252875">
            <text:p>1252875</text:p>
          </table:table-cell>
          <table:table-cell office:value-type="float" office:value="1366676">
            <text:p>1366676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72634">
            <text:p>972634</text:p>
          </table:table-cell>
          <table:table-cell office:value-type="float" office:value="1507401">
            <text:p>1507401</text:p>
          </table:table-cell>
          <table:table-cell office:value-type="float" office:value="1384808">
            <text:p>1384808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74031">
            <text:p>1074031</text:p>
          </table:table-cell>
          <table:table-cell office:value-type="float" office:value="1573044">
            <text:p>1573044</text:p>
          </table:table-cell>
          <table:table-cell office:value-type="float" office:value="1143362">
            <text:p>1143362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20536">
            <text:p>1020536</text:p>
          </table:table-cell>
          <table:table-cell office:value-type="float" office:value="1432114">
            <text:p>1432114</text:p>
          </table:table-cell>
          <table:table-cell office:value-type="float" office:value="1524830">
            <text:p>1524830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40582">
            <text:p>1040582</text:p>
          </table:table-cell>
          <table:table-cell office:value-type="float" office:value="1308328">
            <text:p>1308328</text:p>
          </table:table-cell>
          <table:table-cell office:value-type="float" office:value="1364852">
            <text:p>1364852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42283">
            <text:p>1342283</text:p>
          </table:table-cell>
          <table:table-cell office:value-type="float" office:value="1052446">
            <text:p>1052446</text:p>
          </table:table-cell>
          <table:table-cell office:value-type="float" office:value="1542269">
            <text:p>154226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44650">
            <text:p>1744650</text:p>
          </table:table-cell>
          <table:table-cell office:value-type="float" office:value="1465765">
            <text:p>1465765</text:p>
          </table:table-cell>
          <table:table-cell office:value-type="float" office:value="1425411">
            <text:p>1425411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50778">
            <text:p>1050778</text:p>
          </table:table-cell>
          <table:table-cell office:value-type="float" office:value="1424557">
            <text:p>1424557</text:p>
          </table:table-cell>
          <table:table-cell office:value-type="float" office:value="1908793">
            <text:p>1908793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59305">
            <text:p>1059305</text:p>
          </table:table-cell>
          <table:table-cell office:value-type="float" office:value="1618906">
            <text:p>1618906</text:p>
          </table:table-cell>
          <table:table-cell office:value-type="float" office:value="1441867">
            <text:p>144186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24728">
            <text:p>1024728</text:p>
          </table:table-cell>
          <table:table-cell office:value-type="float" office:value="2088731">
            <text:p>2088731</text:p>
          </table:table-cell>
          <table:table-cell office:value-type="float" office:value="1370321">
            <text:p>1370321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51771">
            <text:p>1051771</text:p>
          </table:table-cell>
          <table:table-cell office:value-type="float" office:value="1602680">
            <text:p>1602680</text:p>
          </table:table-cell>
          <table:table-cell office:value-type="float" office:value="1553559">
            <text:p>155355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37810">
            <text:p>1037810</text:p>
          </table:table-cell>
          <table:table-cell office:value-type="float" office:value="1055318">
            <text:p>1055318</text:p>
          </table:table-cell>
          <table:table-cell office:value-type="float" office:value="1459599">
            <text:p>145959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245833">
            <text:p>1245833</text:p>
          </table:table-cell>
          <table:table-cell office:value-type="float" office:value="1534010">
            <text:p>1534010</text:p>
          </table:table-cell>
          <table:table-cell office:value-type="float" office:value="1549805">
            <text:p>1549805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55783">
            <text:p>1155783</text:p>
          </table:table-cell>
          <table:table-cell office:value-type="float" office:value="1920089">
            <text:p>1920089</text:p>
          </table:table-cell>
          <table:table-cell office:value-type="float" office:value="1353077">
            <text:p>135307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77241">
            <text:p>777241</text:p>
          </table:table-cell>
          <table:table-cell office:value-type="float" office:value="1447118">
            <text:p>1447118</text:p>
          </table:table-cell>
          <table:table-cell office:value-type="float" office:value="1151049">
            <text:p>115104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97848">
            <text:p>1097848</text:p>
          </table:table-cell>
          <table:table-cell office:value-type="float" office:value="1742827">
            <text:p>1742827</text:p>
          </table:table-cell>
          <table:table-cell office:value-type="float" office:value="1380547">
            <text:p>138054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99917">
            <text:p>1199917</text:p>
          </table:table-cell>
          <table:table-cell office:value-type="float" office:value="1388143">
            <text:p>1388143</text:p>
          </table:table-cell>
          <table:table-cell office:value-type="float" office:value="1295817">
            <text:p>129581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26438">
            <text:p>926438</text:p>
          </table:table-cell>
          <table:table-cell office:value-type="float" office:value="1518198">
            <text:p>1518198</text:p>
          </table:table-cell>
          <table:table-cell office:value-type="float" office:value="1502521">
            <text:p>1502521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02311">
            <text:p>802311</text:p>
          </table:table-cell>
          <table:table-cell office:value-type="float" office:value="1423060">
            <text:p>1423060</text:p>
          </table:table-cell>
          <table:table-cell office:value-type="float" office:value="1214087">
            <text:p>121408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53465">
            <text:p>1053465</text:p>
          </table:table-cell>
          <table:table-cell office:value-type="float" office:value="1596123">
            <text:p>1596123</text:p>
          </table:table-cell>
          <table:table-cell office:value-type="float" office:value="1422528">
            <text:p>1422528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94062">
            <text:p>1094062</text:p>
          </table:table-cell>
          <table:table-cell office:value-type="float" office:value="1541395">
            <text:p>1541395</text:p>
          </table:table-cell>
          <table:table-cell office:value-type="float" office:value="1266940">
            <text:p>1266940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50869">
            <text:p>850869</text:p>
          </table:table-cell>
          <table:table-cell office:value-type="float" office:value="1404711">
            <text:p>1404711</text:p>
          </table:table-cell>
          <table:table-cell office:value-type="float" office:value="1348819">
            <text:p>134881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2981">
            <text:p>572981</text:p>
          </table:table-cell>
          <table:table-cell office:value-type="float" office:value="1283867">
            <text:p>1283867</text:p>
          </table:table-cell>
          <table:table-cell office:value-type="float" office:value="1593696">
            <text:p>1593696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93917">
            <text:p>993917</text:p>
          </table:table-cell>
          <table:table-cell office:value-type="float" office:value="1550722">
            <text:p>1550722</text:p>
          </table:table-cell>
          <table:table-cell office:value-type="float" office:value="1330761">
            <text:p>1330761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51111">
            <text:p>1551111</text:p>
          </table:table-cell>
          <table:table-cell office:value-type="float" office:value="1053254">
            <text:p>1053254</text:p>
          </table:table-cell>
          <table:table-cell office:value-type="float" office:value="2229798">
            <text:p>2229798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68917">
            <text:p>968917</text:p>
          </table:table-cell>
          <table:table-cell office:value-type="float" office:value="2169519">
            <text:p>2169519</text:p>
          </table:table-cell>
          <table:table-cell office:value-type="float" office:value="1486912">
            <text:p>1486912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11592">
            <text:p>1111592</text:p>
          </table:table-cell>
          <table:table-cell office:value-type="float" office:value="2228608">
            <text:p>2228608</text:p>
          </table:table-cell>
          <table:table-cell office:value-type="float" office:value="1348362">
            <text:p>1348362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60729">
            <text:p>1860729</text:p>
          </table:table-cell>
          <table:table-cell office:value-type="float" office:value="1615245">
            <text:p>1615245</text:p>
          </table:table-cell>
          <table:table-cell office:value-type="float" office:value="1424378">
            <text:p>1424378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31539">
            <text:p>1631539</text:p>
          </table:table-cell>
          <table:table-cell office:value-type="float" office:value="1717529">
            <text:p>1717529</text:p>
          </table:table-cell>
          <table:table-cell office:value-type="float" office:value="1771339">
            <text:p>177133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05208">
            <text:p>1005208</text:p>
          </table:table-cell>
          <table:table-cell office:value-type="float" office:value="1772411">
            <text:p>1772411</text:p>
          </table:table-cell>
          <table:table-cell office:value-type="float" office:value="1263977">
            <text:p>126397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42363">
            <text:p>942363</text:p>
          </table:table-cell>
          <table:table-cell office:value-type="float" office:value="1413038">
            <text:p>1413038</text:p>
          </table:table-cell>
          <table:table-cell office:value-type="float" office:value="1407012">
            <text:p>1407012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25628">
            <text:p>1025628</text:p>
          </table:table-cell>
          <table:table-cell office:value-type="float" office:value="1993215">
            <text:p>1993215</text:p>
          </table:table-cell>
          <table:table-cell office:value-type="float" office:value="1341027">
            <text:p>134102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89132">
            <text:p>1189132</text:p>
          </table:table-cell>
          <table:table-cell office:value-type="float" office:value="1455220">
            <text:p>1455220</text:p>
          </table:table-cell>
          <table:table-cell office:value-type="float" office:value="1119526">
            <text:p>1119526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64083">
            <text:p>1064083</text:p>
          </table:table-cell>
          <table:table-cell office:value-type="float" office:value="1557048">
            <text:p>1557048</text:p>
          </table:table-cell>
          <table:table-cell office:value-type="float" office:value="1288166">
            <text:p>1288166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35314">
            <text:p>1035314</text:p>
          </table:table-cell>
          <table:table-cell office:value-type="float" office:value="1546307">
            <text:p>1546307</text:p>
          </table:table-cell>
          <table:table-cell office:value-type="float" office:value="1481997">
            <text:p>1481997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86404">
            <text:p>1786404</text:p>
          </table:table-cell>
          <table:table-cell office:value-type="float" office:value="1518725">
            <text:p>1518725</text:p>
          </table:table-cell>
          <table:table-cell office:value-type="float" office:value="2146014">
            <text:p>2146014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43783">
            <text:p>1043783</text:p>
          </table:table-cell>
          <table:table-cell office:value-type="float" office:value="1510953">
            <text:p>1510953</text:p>
          </table:table-cell>
          <table:table-cell office:value-type="float" office:value="2081120">
            <text:p>2081120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52181">
            <text:p>952181</text:p>
          </table:table-cell>
          <table:table-cell office:value-type="float" office:value="1816184">
            <text:p>1816184</text:p>
          </table:table-cell>
          <table:table-cell office:value-type="float" office:value="1593819">
            <text:p>1593819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23473">
            <text:p>1023473</text:p>
          </table:table-cell>
          <table:table-cell office:value-type="float" office:value="3247754">
            <text:p>3247754</text:p>
          </table:table-cell>
          <table:table-cell office:value-type="float" office:value="1652245">
            <text:p>1652245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56131">
            <text:p>1056131</text:p>
          </table:table-cell>
          <table:table-cell office:value-type="float" office:value="1501169">
            <text:p>1501169</text:p>
          </table:table-cell>
          <table:table-cell office:value-type="float" office:value="1378635">
            <text:p>1378635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39177">
            <text:p>1039177</text:p>
          </table:table-cell>
          <table:table-cell office:value-type="float" office:value="1476908">
            <text:p>1476908</text:p>
          </table:table-cell>
          <table:table-cell office:value-type="float" office:value="1927178">
            <text:p>1927178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49393">
            <text:p>1049393</text:p>
          </table:table-cell>
          <table:table-cell office:value-type="float" office:value="1513735">
            <text:p>1513735</text:p>
          </table:table-cell>
          <table:table-cell office:value-type="float" office:value="1477113">
            <text:p>1477113</text:p>
          </table:table-cell>
          <table:table-cell table:number-columns-repeated="1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47596">
            <text:p>947596</text:p>
          </table:table-cell>
          <table:table-cell office:value-type="float" office:value="1604456">
            <text:p>1604456</text:p>
          </table:table-cell>
          <table:table-cell office:value-type="float" office:value="1476774">
            <text:p>1476774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02324">
            <text:p>1002324</text:p>
          </table:table-cell>
          <table:table-cell office:value-type="float" office:value="2046363">
            <text:p>2046363</text:p>
          </table:table-cell>
          <table:table-cell office:value-type="float" office:value="1460786">
            <text:p>1460786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8482">
            <text:p>228482</text:p>
          </table:table-cell>
          <table:table-cell office:value-type="float" office:value="1135428">
            <text:p>1135428</text:p>
          </table:table-cell>
          <table:table-cell office:value-type="float" office:value="1434871">
            <text:p>1434871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51450">
            <text:p>1051450</text:p>
          </table:table-cell>
          <table:table-cell office:value-type="float" office:value="1647130">
            <text:p>1647130</text:p>
          </table:table-cell>
          <table:table-cell office:value-type="float" office:value="1551393">
            <text:p>155139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487450">
            <text:p>1487450</text:p>
          </table:table-cell>
          <table:table-cell office:value-type="float" office:value="1412785">
            <text:p>1412785</text:p>
          </table:table-cell>
          <table:table-cell office:value-type="float" office:value="1629908">
            <text:p>1629908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30391">
            <text:p>1030391</text:p>
          </table:table-cell>
          <table:table-cell office:value-type="float" office:value="1700777">
            <text:p>1700777</text:p>
          </table:table-cell>
          <table:table-cell office:value-type="float" office:value="1584066">
            <text:p>1584066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41450">
            <text:p>1041450</text:p>
          </table:table-cell>
          <table:table-cell office:value-type="float" office:value="1755170">
            <text:p>1755170</text:p>
          </table:table-cell>
          <table:table-cell office:value-type="float" office:value="1528895">
            <text:p>1528895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78355">
            <text:p>1178355</text:p>
          </table:table-cell>
          <table:table-cell office:value-type="float" office:value="1612053">
            <text:p>1612053</text:p>
          </table:table-cell>
          <table:table-cell office:value-type="float" office:value="2074876">
            <text:p>2074876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07665">
            <text:p>1107665</text:p>
          </table:table-cell>
          <table:table-cell office:value-type="float" office:value="1576407">
            <text:p>1576407</text:p>
          </table:table-cell>
          <table:table-cell office:value-type="float" office:value="1533893">
            <text:p>153389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13398">
            <text:p>1013398</text:p>
          </table:table-cell>
          <table:table-cell office:value-type="float" office:value="1386968">
            <text:p>1386968</text:p>
          </table:table-cell>
          <table:table-cell office:value-type="float" office:value="1396422">
            <text:p>1396422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57214">
            <text:p>1157214</text:p>
          </table:table-cell>
          <table:table-cell office:value-type="float" office:value="1564153">
            <text:p>1564153</text:p>
          </table:table-cell>
          <table:table-cell office:value-type="float" office:value="1416967">
            <text:p>1416967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2596">
            <text:p>1092596</text:p>
          </table:table-cell>
          <table:table-cell office:value-type="float" office:value="1723379">
            <text:p>1723379</text:p>
          </table:table-cell>
          <table:table-cell office:value-type="float" office:value="1365434">
            <text:p>1365434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29673">
            <text:p>1029673</text:p>
          </table:table-cell>
          <table:table-cell office:value-type="float" office:value="1617062">
            <text:p>1617062</text:p>
          </table:table-cell>
          <table:table-cell office:value-type="float" office:value="1391291">
            <text:p>1391291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47325">
            <text:p>1047325</text:p>
          </table:table-cell>
          <table:table-cell office:value-type="float" office:value="1814706">
            <text:p>1814706</text:p>
          </table:table-cell>
          <table:table-cell office:value-type="float" office:value="1781121">
            <text:p>1781121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65915">
            <text:p>1365915</text:p>
          </table:table-cell>
          <table:table-cell office:value-type="float" office:value="1600834">
            <text:p>1600834</text:p>
          </table:table-cell>
          <table:table-cell office:value-type="float" office:value="1378525">
            <text:p>1378525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64699">
            <text:p>1064699</text:p>
          </table:table-cell>
          <table:table-cell office:value-type="float" office:value="1405900">
            <text:p>1405900</text:p>
          </table:table-cell>
          <table:table-cell office:value-type="float" office:value="1617397">
            <text:p>1617397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16950">
            <text:p>1116950</text:p>
          </table:table-cell>
          <table:table-cell office:value-type="float" office:value="2257798">
            <text:p>2257798</text:p>
          </table:table-cell>
          <table:table-cell office:value-type="float" office:value="1491053">
            <text:p>149105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43490">
            <text:p>1143490</text:p>
          </table:table-cell>
          <table:table-cell office:value-type="float" office:value="1308111">
            <text:p>1308111</text:p>
          </table:table-cell>
          <table:table-cell office:value-type="float" office:value="1497070">
            <text:p>1497070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63937">
            <text:p>1063937</text:p>
          </table:table-cell>
          <table:table-cell office:value-type="float" office:value="1516389">
            <text:p>1516389</text:p>
          </table:table-cell>
          <table:table-cell office:value-type="float" office:value="1584939">
            <text:p>1584939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16046">
            <text:p>1116046</text:p>
          </table:table-cell>
          <table:table-cell office:value-type="float" office:value="1272049">
            <text:p>1272049</text:p>
          </table:table-cell>
          <table:table-cell office:value-type="float" office:value="1417582">
            <text:p>1417582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21970">
            <text:p>1121970</text:p>
          </table:table-cell>
          <table:table-cell office:value-type="float" office:value="1693524">
            <text:p>1693524</text:p>
          </table:table-cell>
          <table:table-cell office:value-type="float" office:value="1512703">
            <text:p>151270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74109">
            <text:p>974109</text:p>
          </table:table-cell>
          <table:table-cell office:value-type="float" office:value="1745977">
            <text:p>1745977</text:p>
          </table:table-cell>
          <table:table-cell office:value-type="float" office:value="1162329">
            <text:p>1162329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670808">
            <text:p>1670808</text:p>
          </table:table-cell>
          <table:table-cell office:value-type="float" office:value="2241922">
            <text:p>2241922</text:p>
          </table:table-cell>
          <table:table-cell office:value-type="float" office:value="1280145">
            <text:p>1280145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24325">
            <text:p>1524325</text:p>
          </table:table-cell>
          <table:table-cell office:value-type="float" office:value="1654692">
            <text:p>1654692</text:p>
          </table:table-cell>
          <table:table-cell office:value-type="float" office:value="1455997">
            <text:p>1455997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74232">
            <text:p>1574232</text:p>
          </table:table-cell>
          <table:table-cell office:value-type="float" office:value="1889836">
            <text:p>1889836</text:p>
          </table:table-cell>
          <table:table-cell office:value-type="float" office:value="1273471">
            <text:p>1273471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28133">
            <text:p>1128133</text:p>
          </table:table-cell>
          <table:table-cell office:value-type="float" office:value="1507698">
            <text:p>1507698</text:p>
          </table:table-cell>
          <table:table-cell office:value-type="float" office:value="1590148">
            <text:p>1590148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09450">
            <text:p>1009450</text:p>
          </table:table-cell>
          <table:table-cell office:value-type="float" office:value="1506884">
            <text:p>1506884</text:p>
          </table:table-cell>
          <table:table-cell office:value-type="float" office:value="998227">
            <text:p>998227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57568">
            <text:p>1057568</text:p>
          </table:table-cell>
          <table:table-cell office:value-type="float" office:value="1561120">
            <text:p>1561120</text:p>
          </table:table-cell>
          <table:table-cell office:value-type="float" office:value="1307413">
            <text:p>130741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03501">
            <text:p>1003501</text:p>
          </table:table-cell>
          <table:table-cell office:value-type="float" office:value="2200637">
            <text:p>2200637</text:p>
          </table:table-cell>
          <table:table-cell office:value-type="float" office:value="1676973">
            <text:p>167697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34921">
            <text:p>1134921</text:p>
          </table:table-cell>
          <table:table-cell office:value-type="float" office:value="1608089">
            <text:p>1608089</text:p>
          </table:table-cell>
          <table:table-cell office:value-type="float" office:value="1523581">
            <text:p>1523581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37706">
            <text:p>1037706</text:p>
          </table:table-cell>
          <table:table-cell office:value-type="float" office:value="1414351">
            <text:p>1414351</text:p>
          </table:table-cell>
          <table:table-cell office:value-type="float" office:value="1204809">
            <text:p>1204809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42088">
            <text:p>1042088</text:p>
          </table:table-cell>
          <table:table-cell office:value-type="float" office:value="1566256">
            <text:p>1566256</text:p>
          </table:table-cell>
          <table:table-cell office:value-type="float" office:value="1602804">
            <text:p>1602804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79158">
            <text:p>1079158</text:p>
          </table:table-cell>
          <table:table-cell office:value-type="float" office:value="1794590">
            <text:p>1794590</text:p>
          </table:table-cell>
          <table:table-cell office:value-type="float" office:value="1602990">
            <text:p>1602990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08937">
            <text:p>1308937</text:p>
          </table:table-cell>
          <table:table-cell office:value-type="float" office:value="1703856">
            <text:p>1703856</text:p>
          </table:table-cell>
          <table:table-cell office:value-type="float" office:value="1545973">
            <text:p>154597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35508">
            <text:p>935508</text:p>
          </table:table-cell>
          <table:table-cell office:value-type="float" office:value="1403917">
            <text:p>1403917</text:p>
          </table:table-cell>
          <table:table-cell office:value-type="float" office:value="1451952">
            <text:p>1451952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296544">
            <text:p>1296544</text:p>
          </table:table-cell>
          <table:table-cell office:value-type="float" office:value="1724239">
            <text:p>1724239</text:p>
          </table:table-cell>
          <table:table-cell office:value-type="float" office:value="1457976">
            <text:p>1457976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200723">
            <text:p>1200723</text:p>
          </table:table-cell>
          <table:table-cell office:value-type="float" office:value="1331849">
            <text:p>1331849</text:p>
          </table:table-cell>
          <table:table-cell office:value-type="float" office:value="1100338">
            <text:p>1100338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62679">
            <text:p>1062679</text:p>
          </table:table-cell>
          <table:table-cell office:value-type="float" office:value="2639541">
            <text:p>2639541</text:p>
          </table:table-cell>
          <table:table-cell office:value-type="float" office:value="1110589">
            <text:p>1110589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25738">
            <text:p>1025738</text:p>
          </table:table-cell>
          <table:table-cell office:value-type="float" office:value="1454288">
            <text:p>1454288</text:p>
          </table:table-cell>
          <table:table-cell office:value-type="float" office:value="1409780">
            <text:p>1409780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95951">
            <text:p>1795951</text:p>
          </table:table-cell>
          <table:table-cell office:value-type="float" office:value="1385252">
            <text:p>1385252</text:p>
          </table:table-cell>
          <table:table-cell office:value-type="float" office:value="1208188">
            <text:p>1208188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77456">
            <text:p>1177456</text:p>
          </table:table-cell>
          <table:table-cell office:value-type="float" office:value="1368527">
            <text:p>1368527</text:p>
          </table:table-cell>
          <table:table-cell office:value-type="float" office:value="1580731">
            <text:p>1580731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69367">
            <text:p>1169367</text:p>
          </table:table-cell>
          <table:table-cell office:value-type="float" office:value="1582938">
            <text:p>1582938</text:p>
          </table:table-cell>
          <table:table-cell office:value-type="float" office:value="1179854">
            <text:p>1179854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51249">
            <text:p>1351249</text:p>
          </table:table-cell>
          <table:table-cell office:value-type="float" office:value="1544664">
            <text:p>1544664</text:p>
          </table:table-cell>
          <table:table-cell office:value-type="float" office:value="1489909">
            <text:p>1489909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42392">
            <text:p>1042392</text:p>
          </table:table-cell>
          <table:table-cell office:value-type="float" office:value="1624710">
            <text:p>1624710</text:p>
          </table:table-cell>
          <table:table-cell office:value-type="float" office:value="1334023">
            <text:p>1334023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39694">
            <text:p>1039694</text:p>
          </table:table-cell>
          <table:table-cell office:value-type="float" office:value="1568103">
            <text:p>1568103</text:p>
          </table:table-cell>
          <table:table-cell office:value-type="float" office:value="1728841">
            <text:p>1728841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21589">
            <text:p>1021589</text:p>
          </table:table-cell>
          <table:table-cell office:value-type="float" office:value="1543360">
            <text:p>1543360</text:p>
          </table:table-cell>
          <table:table-cell office:value-type="float" office:value="1516966">
            <text:p>1516966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218010">
            <text:p>1218010</text:p>
          </table:table-cell>
          <table:table-cell office:value-type="float" office:value="2109837">
            <text:p>2109837</text:p>
          </table:table-cell>
          <table:table-cell office:value-type="float" office:value="1349316">
            <text:p>1349316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47414">
            <text:p>1147414</text:p>
          </table:table-cell>
          <table:table-cell office:value-type="float" office:value="1761115">
            <text:p>1761115</text:p>
          </table:table-cell>
          <table:table-cell office:value-type="float" office:value="1892285">
            <text:p>1892285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7473">
            <text:p>1097473</text:p>
          </table:table-cell>
          <table:table-cell office:value-type="float" office:value="1712748">
            <text:p>1712748</text:p>
          </table:table-cell>
          <table:table-cell office:value-type="float" office:value="1624060">
            <text:p>1624060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48463">
            <text:p>1148463</text:p>
          </table:table-cell>
          <table:table-cell office:value-type="float" office:value="1652698">
            <text:p>1652698</text:p>
          </table:table-cell>
          <table:table-cell office:value-type="float" office:value="1545026">
            <text:p>1545026</text:p>
          </table:table-cell>
          <table:table-cell table:number-columns-repeated="1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10742">
            <text:p>1010742</text:p>
          </table:table-cell>
          <table:table-cell office:value-type="float" office:value="1540362">
            <text:p>1540362</text:p>
          </table:table-cell>
          <table:table-cell office:value-type="float" office:value="1021189">
            <text:p>1021189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02596">
            <text:p>1102596</text:p>
          </table:table-cell>
          <table:table-cell office:value-type="float" office:value="2177265">
            <text:p>2177265</text:p>
          </table:table-cell>
          <table:table-cell office:value-type="float" office:value="1444820">
            <text:p>144482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27342">
            <text:p>1127342</text:p>
          </table:table-cell>
          <table:table-cell office:value-type="float" office:value="1651153">
            <text:p>1651153</text:p>
          </table:table-cell>
          <table:table-cell office:value-type="float" office:value="1246254">
            <text:p>124625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16811">
            <text:p>1216811</text:p>
          </table:table-cell>
          <table:table-cell office:value-type="float" office:value="1477365">
            <text:p>1477365</text:p>
          </table:table-cell>
          <table:table-cell office:value-type="float" office:value="1790790">
            <text:p>179079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679900">
            <text:p>1679900</text:p>
          </table:table-cell>
          <table:table-cell office:value-type="float" office:value="1704431">
            <text:p>1704431</text:p>
          </table:table-cell>
          <table:table-cell office:value-type="float" office:value="1190743">
            <text:p>1190743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53632">
            <text:p>1153632</text:p>
          </table:table-cell>
          <table:table-cell office:value-type="float" office:value="1788177">
            <text:p>1788177</text:p>
          </table:table-cell>
          <table:table-cell office:value-type="float" office:value="1484172">
            <text:p>1484172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67575">
            <text:p>1067575</text:p>
          </table:table-cell>
          <table:table-cell office:value-type="float" office:value="1767271">
            <text:p>1767271</text:p>
          </table:table-cell>
          <table:table-cell office:value-type="float" office:value="2475476">
            <text:p>2475476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73224">
            <text:p>1273224</text:p>
          </table:table-cell>
          <table:table-cell office:value-type="float" office:value="1731366">
            <text:p>1731366</text:p>
          </table:table-cell>
          <table:table-cell office:value-type="float" office:value="1348560">
            <text:p>134856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54547">
            <text:p>1154547</text:p>
          </table:table-cell>
          <table:table-cell office:value-type="float" office:value="2461346">
            <text:p>2461346</text:p>
          </table:table-cell>
          <table:table-cell office:value-type="float" office:value="1389238">
            <text:p>1389238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83344">
            <text:p>883344</text:p>
          </table:table-cell>
          <table:table-cell office:value-type="float" office:value="1741305">
            <text:p>1741305</text:p>
          </table:table-cell>
          <table:table-cell office:value-type="float" office:value="1449572">
            <text:p>1449572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19946">
            <text:p>1119946</text:p>
          </table:table-cell>
          <table:table-cell office:value-type="float" office:value="1467615">
            <text:p>1467615</text:p>
          </table:table-cell>
          <table:table-cell office:value-type="float" office:value="2229445">
            <text:p>2229445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95261">
            <text:p>1195261</text:p>
          </table:table-cell>
          <table:table-cell office:value-type="float" office:value="1566696">
            <text:p>1566696</text:p>
          </table:table-cell>
          <table:table-cell office:value-type="float" office:value="1843944">
            <text:p>184394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33357">
            <text:p>933357</text:p>
          </table:table-cell>
          <table:table-cell office:value-type="float" office:value="1936951">
            <text:p>1936951</text:p>
          </table:table-cell>
          <table:table-cell office:value-type="float" office:value="1362918">
            <text:p>1362918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46388">
            <text:p>1046388</text:p>
          </table:table-cell>
          <table:table-cell office:value-type="float" office:value="1746574">
            <text:p>1746574</text:p>
          </table:table-cell>
          <table:table-cell office:value-type="float" office:value="1283169">
            <text:p>1283169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51407">
            <text:p>1151407</text:p>
          </table:table-cell>
          <table:table-cell office:value-type="float" office:value="1555787">
            <text:p>1555787</text:p>
          </table:table-cell>
          <table:table-cell office:value-type="float" office:value="1243551">
            <text:p>1243551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965464">
            <text:p>1965464</text:p>
          </table:table-cell>
          <table:table-cell office:value-type="float" office:value="1181795">
            <text:p>1181795</text:p>
          </table:table-cell>
          <table:table-cell office:value-type="float" office:value="1494347">
            <text:p>1494347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65157">
            <text:p>1065157</text:p>
          </table:table-cell>
          <table:table-cell office:value-type="float" office:value="1657528">
            <text:p>1657528</text:p>
          </table:table-cell>
          <table:table-cell office:value-type="float" office:value="1339417">
            <text:p>1339417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11567">
            <text:p>1111567</text:p>
          </table:table-cell>
          <table:table-cell office:value-type="float" office:value="2336730">
            <text:p>2336730</text:p>
          </table:table-cell>
          <table:table-cell office:value-type="float" office:value="1540303">
            <text:p>1540303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67654">
            <text:p>1167654</text:p>
          </table:table-cell>
          <table:table-cell office:value-type="float" office:value="2442688">
            <text:p>2442688</text:p>
          </table:table-cell>
          <table:table-cell office:value-type="float" office:value="1686499">
            <text:p>1686499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42297">
            <text:p>1142297</text:p>
          </table:table-cell>
          <table:table-cell office:value-type="float" office:value="1647092">
            <text:p>1647092</text:p>
          </table:table-cell>
          <table:table-cell office:value-type="float" office:value="1630278">
            <text:p>1630278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92674">
            <text:p>1192674</text:p>
          </table:table-cell>
          <table:table-cell office:value-type="float" office:value="1885376">
            <text:p>1885376</text:p>
          </table:table-cell>
          <table:table-cell office:value-type="float" office:value="1708116">
            <text:p>1708116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422453">
            <text:p>1422453</text:p>
          </table:table-cell>
          <table:table-cell office:value-type="float" office:value="1767092">
            <text:p>1767092</text:p>
          </table:table-cell>
          <table:table-cell office:value-type="float" office:value="1665570">
            <text:p>166557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67689">
            <text:p>1067689</text:p>
          </table:table-cell>
          <table:table-cell office:value-type="float" office:value="1720433">
            <text:p>1720433</text:p>
          </table:table-cell>
          <table:table-cell office:value-type="float" office:value="1450680">
            <text:p>145068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07877">
            <text:p>1207877</text:p>
          </table:table-cell>
          <table:table-cell office:value-type="float" office:value="2427206">
            <text:p>2427206</text:p>
          </table:table-cell>
          <table:table-cell office:value-type="float" office:value="1715016">
            <text:p>1715016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04572">
            <text:p>1004572</text:p>
          </table:table-cell>
          <table:table-cell office:value-type="float" office:value="1670590">
            <text:p>1670590</text:p>
          </table:table-cell>
          <table:table-cell office:value-type="float" office:value="1114235">
            <text:p>1114235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13484">
            <text:p>1113484</text:p>
          </table:table-cell>
          <table:table-cell office:value-type="float" office:value="1562481">
            <text:p>1562481</text:p>
          </table:table-cell>
          <table:table-cell office:value-type="float" office:value="1658653">
            <text:p>1658653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82709">
            <text:p>1182709</text:p>
          </table:table-cell>
          <table:table-cell office:value-type="float" office:value="1744876">
            <text:p>1744876</text:p>
          </table:table-cell>
          <table:table-cell office:value-type="float" office:value="1498230">
            <text:p>149823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75325">
            <text:p>1075325</text:p>
          </table:table-cell>
          <table:table-cell office:value-type="float" office:value="1674717">
            <text:p>1674717</text:p>
          </table:table-cell>
          <table:table-cell office:value-type="float" office:value="1417780">
            <text:p>141778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10082">
            <text:p>1210082</text:p>
          </table:table-cell>
          <table:table-cell office:value-type="float" office:value="1552078">
            <text:p>1552078</text:p>
          </table:table-cell>
          <table:table-cell office:value-type="float" office:value="1586269">
            <text:p>1586269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09161">
            <text:p>1109161</text:p>
          </table:table-cell>
          <table:table-cell office:value-type="float" office:value="1617061">
            <text:p>1617061</text:p>
          </table:table-cell>
          <table:table-cell office:value-type="float" office:value="1890658">
            <text:p>1890658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793274">
            <text:p>1793274</text:p>
          </table:table-cell>
          <table:table-cell office:value-type="float" office:value="2432023">
            <text:p>2432023</text:p>
          </table:table-cell>
          <table:table-cell office:value-type="float" office:value="1145796">
            <text:p>1145796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03538">
            <text:p>1103538</text:p>
          </table:table-cell>
          <table:table-cell office:value-type="float" office:value="1682433">
            <text:p>1682433</text:p>
          </table:table-cell>
          <table:table-cell office:value-type="float" office:value="1542815">
            <text:p>1542815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97401">
            <text:p>1197401</text:p>
          </table:table-cell>
          <table:table-cell office:value-type="float" office:value="1754931">
            <text:p>1754931</text:p>
          </table:table-cell>
          <table:table-cell office:value-type="float" office:value="1065751">
            <text:p>1065751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80001">
            <text:p>1180001</text:p>
          </table:table-cell>
          <table:table-cell office:value-type="float" office:value="1709112">
            <text:p>1709112</text:p>
          </table:table-cell>
          <table:table-cell office:value-type="float" office:value="1927214">
            <text:p>192721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73675">
            <text:p>1173675</text:p>
          </table:table-cell>
          <table:table-cell office:value-type="float" office:value="1841226">
            <text:p>1841226</text:p>
          </table:table-cell>
          <table:table-cell office:value-type="float" office:value="1484814">
            <text:p>148481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35709">
            <text:p>1135709</text:p>
          </table:table-cell>
          <table:table-cell office:value-type="float" office:value="1754050">
            <text:p>1754050</text:p>
          </table:table-cell>
          <table:table-cell office:value-type="float" office:value="1434093">
            <text:p>1434093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67232">
            <text:p>1167232</text:p>
          </table:table-cell>
          <table:table-cell office:value-type="float" office:value="1620839">
            <text:p>1620839</text:p>
          </table:table-cell>
          <table:table-cell office:value-type="float" office:value="1463432">
            <text:p>1463432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82363">
            <text:p>1282363</text:p>
          </table:table-cell>
          <table:table-cell office:value-type="float" office:value="1980872">
            <text:p>1980872</text:p>
          </table:table-cell>
          <table:table-cell office:value-type="float" office:value="1660377">
            <text:p>1660377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48431">
            <text:p>1148431</text:p>
          </table:table-cell>
          <table:table-cell office:value-type="float" office:value="1947598">
            <text:p>1947598</text:p>
          </table:table-cell>
          <table:table-cell office:value-type="float" office:value="1636984">
            <text:p>163698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7042">
            <text:p>967042</text:p>
          </table:table-cell>
          <table:table-cell office:value-type="float" office:value="2223003">
            <text:p>2223003</text:p>
          </table:table-cell>
          <table:table-cell office:value-type="float" office:value="1433874">
            <text:p>143387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27463">
            <text:p>1227463</text:p>
          </table:table-cell>
          <table:table-cell office:value-type="float" office:value="1626080">
            <text:p>1626080</text:p>
          </table:table-cell>
          <table:table-cell office:value-type="float" office:value="1530308">
            <text:p>1530308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42922">
            <text:p>942922</text:p>
          </table:table-cell>
          <table:table-cell office:value-type="float" office:value="1679556">
            <text:p>1679556</text:p>
          </table:table-cell>
          <table:table-cell office:value-type="float" office:value="1565121">
            <text:p>1565121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89733">
            <text:p>1189733</text:p>
          </table:table-cell>
          <table:table-cell office:value-type="float" office:value="1816138">
            <text:p>1816138</text:p>
          </table:table-cell>
          <table:table-cell office:value-type="float" office:value="1632425">
            <text:p>1632425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94696">
            <text:p>1294696</text:p>
          </table:table-cell>
          <table:table-cell office:value-type="float" office:value="1205518">
            <text:p>1205518</text:p>
          </table:table-cell>
          <table:table-cell office:value-type="float" office:value="2368822">
            <text:p>2368822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85546">
            <text:p>1185546</text:p>
          </table:table-cell>
          <table:table-cell office:value-type="float" office:value="1591708">
            <text:p>1591708</text:p>
          </table:table-cell>
          <table:table-cell office:value-type="float" office:value="1505994">
            <text:p>150599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98820">
            <text:p>998820</text:p>
          </table:table-cell>
          <table:table-cell office:value-type="float" office:value="2104169">
            <text:p>2104169</text:p>
          </table:table-cell>
          <table:table-cell office:value-type="float" office:value="1581510">
            <text:p>1581510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85330">
            <text:p>1185330</text:p>
          </table:table-cell>
          <table:table-cell office:value-type="float" office:value="1557890">
            <text:p>1557890</text:p>
          </table:table-cell>
          <table:table-cell office:value-type="float" office:value="1635692">
            <text:p>1635692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19487">
            <text:p>1219487</text:p>
          </table:table-cell>
          <table:table-cell office:value-type="float" office:value="1883626">
            <text:p>1883626</text:p>
          </table:table-cell>
          <table:table-cell office:value-type="float" office:value="1475893">
            <text:p>1475893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45518">
            <text:p>1245518</text:p>
          </table:table-cell>
          <table:table-cell office:value-type="float" office:value="1500858">
            <text:p>1500858</text:p>
          </table:table-cell>
          <table:table-cell office:value-type="float" office:value="1999634">
            <text:p>1999634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406670">
            <text:p>1406670</text:p>
          </table:table-cell>
          <table:table-cell office:value-type="float" office:value="1661483">
            <text:p>1661483</text:p>
          </table:table-cell>
          <table:table-cell office:value-type="float" office:value="1404032">
            <text:p>1404032</text:p>
          </table:table-cell>
          <table:table-cell table:number-columns-repeated="10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69159">
            <text:p>1069159</text:p>
          </table:table-cell>
          <table:table-cell office:value-type="float" office:value="2006368">
            <text:p>2006368</text:p>
          </table:table-cell>
          <table:table-cell office:value-type="float" office:value="2036131">
            <text:p>2036131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21918">
            <text:p>1021918</text:p>
          </table:table-cell>
          <table:table-cell office:value-type="float" office:value="1711144">
            <text:p>1711144</text:p>
          </table:table-cell>
          <table:table-cell office:value-type="float" office:value="1414872">
            <text:p>1414872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72355">
            <text:p>1072355</text:p>
          </table:table-cell>
          <table:table-cell office:value-type="float" office:value="1837417">
            <text:p>1837417</text:p>
          </table:table-cell>
          <table:table-cell office:value-type="float" office:value="1613124">
            <text:p>1613124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56461">
            <text:p>1256461</text:p>
          </table:table-cell>
          <table:table-cell office:value-type="float" office:value="1817712">
            <text:p>1817712</text:p>
          </table:table-cell>
          <table:table-cell office:value-type="float" office:value="1691233">
            <text:p>1691233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19801">
            <text:p>1319801</text:p>
          </table:table-cell>
          <table:table-cell office:value-type="float" office:value="1651939">
            <text:p>1651939</text:p>
          </table:table-cell>
          <table:table-cell office:value-type="float" office:value="1486903">
            <text:p>1486903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29660">
            <text:p>1229660</text:p>
          </table:table-cell>
          <table:table-cell office:value-type="float" office:value="2297508">
            <text:p>2297508</text:p>
          </table:table-cell>
          <table:table-cell office:value-type="float" office:value="1818998">
            <text:p>1818998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77045">
            <text:p>1077045</text:p>
          </table:table-cell>
          <table:table-cell office:value-type="float" office:value="1681893">
            <text:p>1681893</text:p>
          </table:table-cell>
          <table:table-cell office:value-type="float" office:value="1933764">
            <text:p>1933764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54539">
            <text:p>1154539</text:p>
          </table:table-cell>
          <table:table-cell office:value-type="float" office:value="1859156">
            <text:p>1859156</text:p>
          </table:table-cell>
          <table:table-cell office:value-type="float" office:value="1476797">
            <text:p>1476797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19897">
            <text:p>1419897</text:p>
          </table:table-cell>
          <table:table-cell office:value-type="float" office:value="1703377">
            <text:p>1703377</text:p>
          </table:table-cell>
          <table:table-cell office:value-type="float" office:value="1726692">
            <text:p>1726692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61049">
            <text:p>1161049</text:p>
          </table:table-cell>
          <table:table-cell office:value-type="float" office:value="1985707">
            <text:p>1985707</text:p>
          </table:table-cell>
          <table:table-cell office:value-type="float" office:value="1552776">
            <text:p>1552776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52246">
            <text:p>1252246</text:p>
          </table:table-cell>
          <table:table-cell office:value-type="float" office:value="1624338">
            <text:p>1624338</text:p>
          </table:table-cell>
          <table:table-cell office:value-type="float" office:value="2348769">
            <text:p>2348769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44968">
            <text:p>1044968</text:p>
          </table:table-cell>
          <table:table-cell office:value-type="float" office:value="1806716">
            <text:p>1806716</text:p>
          </table:table-cell>
          <table:table-cell office:value-type="float" office:value="1684151">
            <text:p>1684151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42732">
            <text:p>1442732</text:p>
          </table:table-cell>
          <table:table-cell office:value-type="float" office:value="2356381">
            <text:p>2356381</text:p>
          </table:table-cell>
          <table:table-cell office:value-type="float" office:value="1972795">
            <text:p>1972795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67822">
            <text:p>1167822</text:p>
          </table:table-cell>
          <table:table-cell office:value-type="float" office:value="1533752">
            <text:p>1533752</text:p>
          </table:table-cell>
          <table:table-cell office:value-type="float" office:value="1479204">
            <text:p>1479204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86393">
            <text:p>1186393</text:p>
          </table:table-cell>
          <table:table-cell office:value-type="float" office:value="1888708">
            <text:p>1888708</text:p>
          </table:table-cell>
          <table:table-cell office:value-type="float" office:value="1817824">
            <text:p>1817824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44630">
            <text:p>1144630</text:p>
          </table:table-cell>
          <table:table-cell office:value-type="float" office:value="1792449">
            <text:p>1792449</text:p>
          </table:table-cell>
          <table:table-cell office:value-type="float" office:value="1733685">
            <text:p>1733685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84008">
            <text:p>1184008</text:p>
          </table:table-cell>
          <table:table-cell office:value-type="float" office:value="1606977">
            <text:p>1606977</text:p>
          </table:table-cell>
          <table:table-cell office:value-type="float" office:value="1476548">
            <text:p>1476548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97189">
            <text:p>1297189</text:p>
          </table:table-cell>
          <table:table-cell office:value-type="float" office:value="1820611">
            <text:p>1820611</text:p>
          </table:table-cell>
          <table:table-cell office:value-type="float" office:value="1418749">
            <text:p>1418749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46855">
            <text:p>1146855</text:p>
          </table:table-cell>
          <table:table-cell office:value-type="float" office:value="1724966">
            <text:p>1724966</text:p>
          </table:table-cell>
          <table:table-cell office:value-type="float" office:value="2115054">
            <text:p>2115054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53163">
            <text:p>1653163</text:p>
          </table:table-cell>
          <table:table-cell office:value-type="float" office:value="1818064">
            <text:p>1818064</text:p>
          </table:table-cell>
          <table:table-cell office:value-type="float" office:value="4417595">
            <text:p>4417595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59268">
            <text:p>1259268</text:p>
          </table:table-cell>
          <table:table-cell office:value-type="float" office:value="1487184">
            <text:p>1487184</text:p>
          </table:table-cell>
          <table:table-cell office:value-type="float" office:value="1359521">
            <text:p>1359521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36325">
            <text:p>1036325</text:p>
          </table:table-cell>
          <table:table-cell office:value-type="float" office:value="1717528">
            <text:p>1717528</text:p>
          </table:table-cell>
          <table:table-cell office:value-type="float" office:value="1826580">
            <text:p>1826580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86365">
            <text:p>786365</text:p>
          </table:table-cell>
          <table:table-cell office:value-type="float" office:value="2126710">
            <text:p>2126710</text:p>
          </table:table-cell>
          <table:table-cell office:value-type="float" office:value="1997507">
            <text:p>1997507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89792">
            <text:p>1189792</text:p>
          </table:table-cell>
          <table:table-cell office:value-type="float" office:value="1875895">
            <text:p>1875895</text:p>
          </table:table-cell>
          <table:table-cell office:value-type="float" office:value="1850271">
            <text:p>1850271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65583">
            <text:p>1165583</text:p>
          </table:table-cell>
          <table:table-cell office:value-type="float" office:value="1685100">
            <text:p>1685100</text:p>
          </table:table-cell>
          <table:table-cell office:value-type="float" office:value="1914666">
            <text:p>1914666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71142">
            <text:p>1271142</text:p>
          </table:table-cell>
          <table:table-cell office:value-type="float" office:value="1711619">
            <text:p>1711619</text:p>
          </table:table-cell>
          <table:table-cell office:value-type="float" office:value="2268241">
            <text:p>2268241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66451">
            <text:p>1166451</text:p>
          </table:table-cell>
          <table:table-cell office:value-type="float" office:value="1854557">
            <text:p>1854557</text:p>
          </table:table-cell>
          <table:table-cell office:value-type="float" office:value="1620301">
            <text:p>1620301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08038">
            <text:p>1108038</text:p>
          </table:table-cell>
          <table:table-cell office:value-type="float" office:value="1923683">
            <text:p>1923683</text:p>
          </table:table-cell>
          <table:table-cell office:value-type="float" office:value="1639017">
            <text:p>1639017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39084">
            <text:p>1439084</text:p>
          </table:table-cell>
          <table:table-cell office:value-type="float" office:value="1820375">
            <text:p>1820375</text:p>
          </table:table-cell>
          <table:table-cell office:value-type="float" office:value="1847969">
            <text:p>1847969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02581">
            <text:p>1202581</text:p>
          </table:table-cell>
          <table:table-cell office:value-type="float" office:value="1806229">
            <text:p>1806229</text:p>
          </table:table-cell>
          <table:table-cell office:value-type="float" office:value="1660042">
            <text:p>1660042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17426">
            <text:p>1617426</text:p>
          </table:table-cell>
          <table:table-cell office:value-type="float" office:value="2445350">
            <text:p>2445350</text:p>
          </table:table-cell>
          <table:table-cell office:value-type="float" office:value="2199745">
            <text:p>2199745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25148">
            <text:p>1225148</text:p>
          </table:table-cell>
          <table:table-cell office:value-type="float" office:value="1503360">
            <text:p>1503360</text:p>
          </table:table-cell>
          <table:table-cell office:value-type="float" office:value="1327686">
            <text:p>1327686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77814">
            <text:p>1177814</text:p>
          </table:table-cell>
          <table:table-cell office:value-type="float" office:value="1989156">
            <text:p>1989156</text:p>
          </table:table-cell>
          <table:table-cell office:value-type="float" office:value="1715664">
            <text:p>1715664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940964">
            <text:p>940964</text:p>
          </table:table-cell>
          <table:table-cell office:value-type="float" office:value="1329919">
            <text:p>1329919</text:p>
          </table:table-cell>
          <table:table-cell office:value-type="float" office:value="1643399">
            <text:p>1643399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21315">
            <text:p>1321315</text:p>
          </table:table-cell>
          <table:table-cell office:value-type="float" office:value="2083034">
            <text:p>2083034</text:p>
          </table:table-cell>
          <table:table-cell office:value-type="float" office:value="1687837">
            <text:p>1687837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02009">
            <text:p>1202009</text:p>
          </table:table-cell>
          <table:table-cell office:value-type="float" office:value="1846333">
            <text:p>1846333</text:p>
          </table:table-cell>
          <table:table-cell office:value-type="float" office:value="2017913">
            <text:p>2017913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06961">
            <text:p>1606961</text:p>
          </table:table-cell>
          <table:table-cell office:value-type="float" office:value="2107637">
            <text:p>2107637</text:p>
          </table:table-cell>
          <table:table-cell office:value-type="float" office:value="1780945">
            <text:p>1780945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726048">
            <text:p>1726048</text:p>
          </table:table-cell>
          <table:table-cell office:value-type="float" office:value="1731465">
            <text:p>1731465</text:p>
          </table:table-cell>
          <table:table-cell office:value-type="float" office:value="1620556">
            <text:p>1620556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778148">
            <text:p>1778148</text:p>
          </table:table-cell>
          <table:table-cell office:value-type="float" office:value="1841382">
            <text:p>1841382</text:p>
          </table:table-cell>
          <table:table-cell office:value-type="float" office:value="1847319">
            <text:p>1847319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40757">
            <text:p>1640757</text:p>
          </table:table-cell>
          <table:table-cell office:value-type="float" office:value="1913923">
            <text:p>1913923</text:p>
          </table:table-cell>
          <table:table-cell office:value-type="float" office:value="1707149">
            <text:p>1707149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23315">
            <text:p>1323315</text:p>
          </table:table-cell>
          <table:table-cell office:value-type="float" office:value="1694944">
            <text:p>1694944</text:p>
          </table:table-cell>
          <table:table-cell office:value-type="float" office:value="1648182">
            <text:p>1648182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823697">
            <text:p>1823697</text:p>
          </table:table-cell>
          <table:table-cell office:value-type="float" office:value="2308183">
            <text:p>2308183</text:p>
          </table:table-cell>
          <table:table-cell office:value-type="float" office:value="1249510">
            <text:p>1249510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74963">
            <text:p>1174963</text:p>
          </table:table-cell>
          <table:table-cell office:value-type="float" office:value="1692076">
            <text:p>1692076</text:p>
          </table:table-cell>
          <table:table-cell office:value-type="float" office:value="1589387">
            <text:p>1589387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46512">
            <text:p>1346512</text:p>
          </table:table-cell>
          <table:table-cell office:value-type="float" office:value="1751091">
            <text:p>1751091</text:p>
          </table:table-cell>
          <table:table-cell office:value-type="float" office:value="1629513">
            <text:p>1629513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38572">
            <text:p>1138572</text:p>
          </table:table-cell>
          <table:table-cell office:value-type="float" office:value="1677626">
            <text:p>1677626</text:p>
          </table:table-cell>
          <table:table-cell office:value-type="float" office:value="1657783">
            <text:p>1657783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62269">
            <text:p>1062269</text:p>
          </table:table-cell>
          <table:table-cell office:value-type="float" office:value="1814253">
            <text:p>1814253</text:p>
          </table:table-cell>
          <table:table-cell office:value-type="float" office:value="1901190">
            <text:p>1901190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74733">
            <text:p>1074733</text:p>
          </table:table-cell>
          <table:table-cell office:value-type="float" office:value="2094469">
            <text:p>2094469</text:p>
          </table:table-cell>
          <table:table-cell office:value-type="float" office:value="1753615">
            <text:p>1753615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280182">
            <text:p>1280182</text:p>
          </table:table-cell>
          <table:table-cell office:value-type="float" office:value="1782416">
            <text:p>1782416</text:p>
          </table:table-cell>
          <table:table-cell office:value-type="float" office:value="1879218">
            <text:p>1879218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48670">
            <text:p>1348670</text:p>
          </table:table-cell>
          <table:table-cell office:value-type="float" office:value="1816924">
            <text:p>1816924</text:p>
          </table:table-cell>
          <table:table-cell office:value-type="float" office:value="1274566">
            <text:p>1274566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63371">
            <text:p>1163371</text:p>
          </table:table-cell>
          <table:table-cell office:value-type="float" office:value="1917737">
            <text:p>1917737</text:p>
          </table:table-cell>
          <table:table-cell office:value-type="float" office:value="1606572">
            <text:p>1606572</text:p>
          </table:table-cell>
          <table:table-cell table:number-columns-repeated="1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66614">
            <text:p>1166614</text:p>
          </table:table-cell>
          <table:table-cell office:value-type="float" office:value="1858994">
            <text:p>1858994</text:p>
          </table:table-cell>
          <table:table-cell office:value-type="float" office:value="1539193">
            <text:p>1539193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16222">
            <text:p>2016222</text:p>
          </table:table-cell>
          <table:table-cell office:value-type="float" office:value="1827522">
            <text:p>1827522</text:p>
          </table:table-cell>
          <table:table-cell office:value-type="float" office:value="1728652">
            <text:p>172865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91888">
            <text:p>1991888</text:p>
          </table:table-cell>
          <table:table-cell office:value-type="float" office:value="2114813">
            <text:p>2114813</text:p>
          </table:table-cell>
          <table:table-cell office:value-type="float" office:value="1789751">
            <text:p>178975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92063">
            <text:p>1192063</text:p>
          </table:table-cell>
          <table:table-cell office:value-type="float" office:value="1802118">
            <text:p>1802118</text:p>
          </table:table-cell>
          <table:table-cell office:value-type="float" office:value="1853795">
            <text:p>1853795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06173">
            <text:p>1206173</text:p>
          </table:table-cell>
          <table:table-cell office:value-type="float" office:value="1929765">
            <text:p>1929765</text:p>
          </table:table-cell>
          <table:table-cell office:value-type="float" office:value="1838252">
            <text:p>183825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294642">
            <text:p>2294642</text:p>
          </table:table-cell>
          <table:table-cell office:value-type="float" office:value="1983770">
            <text:p>1983770</text:p>
          </table:table-cell>
          <table:table-cell office:value-type="float" office:value="1430107">
            <text:p>1430107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69408">
            <text:p>2469408</text:p>
          </table:table-cell>
          <table:table-cell office:value-type="float" office:value="1881816">
            <text:p>1881816</text:p>
          </table:table-cell>
          <table:table-cell office:value-type="float" office:value="1572567">
            <text:p>1572567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48202">
            <text:p>2548202</text:p>
          </table:table-cell>
          <table:table-cell office:value-type="float" office:value="1934791">
            <text:p>1934791</text:p>
          </table:table-cell>
          <table:table-cell office:value-type="float" office:value="1893368">
            <text:p>1893368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02859">
            <text:p>1302859</text:p>
          </table:table-cell>
          <table:table-cell office:value-type="float" office:value="1746179">
            <text:p>1746179</text:p>
          </table:table-cell>
          <table:table-cell office:value-type="float" office:value="1599559">
            <text:p>1599559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44193">
            <text:p>1944193</text:p>
          </table:table-cell>
          <table:table-cell office:value-type="float" office:value="1782817">
            <text:p>1782817</text:p>
          </table:table-cell>
          <table:table-cell office:value-type="float" office:value="1689252">
            <text:p>168925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66973">
            <text:p>1266973</text:p>
          </table:table-cell>
          <table:table-cell office:value-type="float" office:value="1864697">
            <text:p>1864697</text:p>
          </table:table-cell>
          <table:table-cell office:value-type="float" office:value="2157881">
            <text:p>215788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457776">
            <text:p>1457776</text:p>
          </table:table-cell>
          <table:table-cell office:value-type="float" office:value="1744772">
            <text:p>1744772</text:p>
          </table:table-cell>
          <table:table-cell office:value-type="float" office:value="1705199">
            <text:p>1705199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01292">
            <text:p>1201292</text:p>
          </table:table-cell>
          <table:table-cell office:value-type="float" office:value="2278421">
            <text:p>2278421</text:p>
          </table:table-cell>
          <table:table-cell office:value-type="float" office:value="1765809">
            <text:p>1765809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10773">
            <text:p>1110773</text:p>
          </table:table-cell>
          <table:table-cell office:value-type="float" office:value="1809592">
            <text:p>1809592</text:p>
          </table:table-cell>
          <table:table-cell office:value-type="float" office:value="2351169">
            <text:p>2351169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43553">
            <text:p>1143553</text:p>
          </table:table-cell>
          <table:table-cell office:value-type="float" office:value="2225821">
            <text:p>2225821</text:p>
          </table:table-cell>
          <table:table-cell office:value-type="float" office:value="1765182">
            <text:p>176518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754206">
            <text:p>1754206</text:p>
          </table:table-cell>
          <table:table-cell office:value-type="float" office:value="1553319">
            <text:p>1553319</text:p>
          </table:table-cell>
          <table:table-cell office:value-type="float" office:value="2453458">
            <text:p>2453458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736514">
            <text:p>1736514</text:p>
          </table:table-cell>
          <table:table-cell office:value-type="float" office:value="1921149">
            <text:p>1921149</text:p>
          </table:table-cell>
          <table:table-cell office:value-type="float" office:value="1721061">
            <text:p>172106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02054">
            <text:p>1202054</text:p>
          </table:table-cell>
          <table:table-cell office:value-type="float" office:value="1890299">
            <text:p>1890299</text:p>
          </table:table-cell>
          <table:table-cell office:value-type="float" office:value="1662141">
            <text:p>166214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70597">
            <text:p>1370597</text:p>
          </table:table-cell>
          <table:table-cell office:value-type="float" office:value="2441002">
            <text:p>2441002</text:p>
          </table:table-cell>
          <table:table-cell office:value-type="float" office:value="1617535">
            <text:p>1617535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85795">
            <text:p>1285795</text:p>
          </table:table-cell>
          <table:table-cell office:value-type="float" office:value="1984049">
            <text:p>1984049</text:p>
          </table:table-cell>
          <table:table-cell office:value-type="float" office:value="1778254">
            <text:p>1778254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20585">
            <text:p>1220585</text:p>
          </table:table-cell>
          <table:table-cell office:value-type="float" office:value="1800429">
            <text:p>1800429</text:p>
          </table:table-cell>
          <table:table-cell office:value-type="float" office:value="1967573">
            <text:p>1967573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769206">
            <text:p>1769206</text:p>
          </table:table-cell>
          <table:table-cell office:value-type="float" office:value="1665155">
            <text:p>1665155</text:p>
          </table:table-cell>
          <table:table-cell office:value-type="float" office:value="2496039">
            <text:p>2496039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416392">
            <text:p>1416392</text:p>
          </table:table-cell>
          <table:table-cell office:value-type="float" office:value="1948079">
            <text:p>1948079</text:p>
          </table:table-cell>
          <table:table-cell office:value-type="float" office:value="1913306">
            <text:p>1913306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27398">
            <text:p>1127398</text:p>
          </table:table-cell>
          <table:table-cell office:value-type="float" office:value="2437781">
            <text:p>2437781</text:p>
          </table:table-cell>
          <table:table-cell office:value-type="float" office:value="1745821">
            <text:p>174582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56906">
            <text:p>1356906</text:p>
          </table:table-cell>
          <table:table-cell office:value-type="float" office:value="1668925">
            <text:p>1668925</text:p>
          </table:table-cell>
          <table:table-cell office:value-type="float" office:value="1584564">
            <text:p>1584564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83280">
            <text:p>1283280</text:p>
          </table:table-cell>
          <table:table-cell office:value-type="float" office:value="1546727">
            <text:p>1546727</text:p>
          </table:table-cell>
          <table:table-cell office:value-type="float" office:value="1800211">
            <text:p>180021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40188">
            <text:p>1140188</text:p>
          </table:table-cell>
          <table:table-cell office:value-type="float" office:value="3379432">
            <text:p>3379432</text:p>
          </table:table-cell>
          <table:table-cell office:value-type="float" office:value="1839737">
            <text:p>1839737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768958">
            <text:p>1768958</text:p>
          </table:table-cell>
          <table:table-cell office:value-type="float" office:value="1923210">
            <text:p>1923210</text:p>
          </table:table-cell>
          <table:table-cell office:value-type="float" office:value="2517806">
            <text:p>2517806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12849">
            <text:p>1312849</text:p>
          </table:table-cell>
          <table:table-cell office:value-type="float" office:value="1654049">
            <text:p>1654049</text:p>
          </table:table-cell>
          <table:table-cell office:value-type="float" office:value="1828449">
            <text:p>1828449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81133">
            <text:p>1381133</text:p>
          </table:table-cell>
          <table:table-cell office:value-type="float" office:value="1718535">
            <text:p>1718535</text:p>
          </table:table-cell>
          <table:table-cell office:value-type="float" office:value="1847992">
            <text:p>184799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19244">
            <text:p>1219244</text:p>
          </table:table-cell>
          <table:table-cell office:value-type="float" office:value="1725795">
            <text:p>1725795</text:p>
          </table:table-cell>
          <table:table-cell office:value-type="float" office:value="1647716">
            <text:p>1647716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26294">
            <text:p>1226294</text:p>
          </table:table-cell>
          <table:table-cell office:value-type="float" office:value="1788932">
            <text:p>1788932</text:p>
          </table:table-cell>
          <table:table-cell office:value-type="float" office:value="2742308">
            <text:p>2742308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610205">
            <text:p>1610205</text:p>
          </table:table-cell>
          <table:table-cell office:value-type="float" office:value="1913843">
            <text:p>1913843</text:p>
          </table:table-cell>
          <table:table-cell office:value-type="float" office:value="1708981">
            <text:p>170898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20029">
            <text:p>1220029</text:p>
          </table:table-cell>
          <table:table-cell office:value-type="float" office:value="1811937">
            <text:p>1811937</text:p>
          </table:table-cell>
          <table:table-cell office:value-type="float" office:value="1763939">
            <text:p>1763939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60201">
            <text:p>1160201</text:p>
          </table:table-cell>
          <table:table-cell office:value-type="float" office:value="1737980">
            <text:p>1737980</text:p>
          </table:table-cell>
          <table:table-cell office:value-type="float" office:value="1619078">
            <text:p>1619078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40901">
            <text:p>1240901</text:p>
          </table:table-cell>
          <table:table-cell office:value-type="float" office:value="1823972">
            <text:p>1823972</text:p>
          </table:table-cell>
          <table:table-cell office:value-type="float" office:value="1689812">
            <text:p>168981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87325">
            <text:p>1287325</text:p>
          </table:table-cell>
          <table:table-cell office:value-type="float" office:value="1939224">
            <text:p>1939224</text:p>
          </table:table-cell>
          <table:table-cell office:value-type="float" office:value="1921347">
            <text:p>1921347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00170">
            <text:p>2000170</text:p>
          </table:table-cell>
          <table:table-cell office:value-type="float" office:value="2459247">
            <text:p>2459247</text:p>
          </table:table-cell>
          <table:table-cell office:value-type="float" office:value="1857423">
            <text:p>1857423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39333">
            <text:p>2039333</text:p>
          </table:table-cell>
          <table:table-cell office:value-type="float" office:value="3272517">
            <text:p>3272517</text:p>
          </table:table-cell>
          <table:table-cell office:value-type="float" office:value="1654348">
            <text:p>1654348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32179">
            <text:p>1132179</text:p>
          </table:table-cell>
          <table:table-cell office:value-type="float" office:value="4663492">
            <text:p>4663492</text:p>
          </table:table-cell>
          <table:table-cell office:value-type="float" office:value="1751542">
            <text:p>175154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756015">
            <text:p>1756015</text:p>
          </table:table-cell>
          <table:table-cell office:value-type="float" office:value="1924045">
            <text:p>1924045</text:p>
          </table:table-cell>
          <table:table-cell office:value-type="float" office:value="1549103">
            <text:p>1549103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58426">
            <text:p>1158426</text:p>
          </table:table-cell>
          <table:table-cell office:value-type="float" office:value="2591945">
            <text:p>2591945</text:p>
          </table:table-cell>
          <table:table-cell office:value-type="float" office:value="2370775">
            <text:p>2370775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35376">
            <text:p>1135376</text:p>
          </table:table-cell>
          <table:table-cell office:value-type="float" office:value="2150140">
            <text:p>2150140</text:p>
          </table:table-cell>
          <table:table-cell office:value-type="float" office:value="1699781">
            <text:p>169978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506330">
            <text:p>1506330</text:p>
          </table:table-cell>
          <table:table-cell office:value-type="float" office:value="1787815">
            <text:p>1787815</text:p>
          </table:table-cell>
          <table:table-cell office:value-type="float" office:value="1993916">
            <text:p>1993916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77427">
            <text:p>1177427</text:p>
          </table:table-cell>
          <table:table-cell office:value-type="float" office:value="2046706">
            <text:p>2046706</text:p>
          </table:table-cell>
          <table:table-cell office:value-type="float" office:value="1662581">
            <text:p>1662581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506838">
            <text:p>1506838</text:p>
          </table:table-cell>
          <table:table-cell office:value-type="float" office:value="1489981">
            <text:p>1489981</text:p>
          </table:table-cell>
          <table:table-cell office:value-type="float" office:value="1620965">
            <text:p>1620965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18211">
            <text:p>1218211</text:p>
          </table:table-cell>
          <table:table-cell office:value-type="float" office:value="1999600">
            <text:p>1999600</text:p>
          </table:table-cell>
          <table:table-cell office:value-type="float" office:value="1385926">
            <text:p>1385926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71071">
            <text:p>1271071</text:p>
          </table:table-cell>
          <table:table-cell office:value-type="float" office:value="2654209">
            <text:p>2654209</text:p>
          </table:table-cell>
          <table:table-cell office:value-type="float" office:value="2428562">
            <text:p>2428562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82752">
            <text:p>1282752</text:p>
          </table:table-cell>
          <table:table-cell office:value-type="float" office:value="1947213">
            <text:p>1947213</text:p>
          </table:table-cell>
          <table:table-cell office:value-type="float" office:value="1761793">
            <text:p>1761793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11930">
            <text:p>1211930</text:p>
          </table:table-cell>
          <table:table-cell office:value-type="float" office:value="1965284">
            <text:p>1965284</text:p>
          </table:table-cell>
          <table:table-cell office:value-type="float" office:value="1441308">
            <text:p>1441308</text:p>
          </table:table-cell>
          <table:table-cell table:number-columns-repeated="1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32804">
            <text:p>1232804</text:p>
          </table:table-cell>
          <table:table-cell office:value-type="float" office:value="1867347">
            <text:p>1867347</text:p>
          </table:table-cell>
          <table:table-cell office:value-type="float" office:value="1745758">
            <text:p>1745758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44202">
            <text:p>1244202</text:p>
          </table:table-cell>
          <table:table-cell office:value-type="float" office:value="2026561">
            <text:p>2026561</text:p>
          </table:table-cell>
          <table:table-cell office:value-type="float" office:value="2453073">
            <text:p>2453073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69199">
            <text:p>1269199</text:p>
          </table:table-cell>
          <table:table-cell office:value-type="float" office:value="2031358">
            <text:p>2031358</text:p>
          </table:table-cell>
          <table:table-cell office:value-type="float" office:value="1797737">
            <text:p>1797737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91115">
            <text:p>1291115</text:p>
          </table:table-cell>
          <table:table-cell office:value-type="float" office:value="2140609">
            <text:p>2140609</text:p>
          </table:table-cell>
          <table:table-cell office:value-type="float" office:value="1787859">
            <text:p>1787859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83613">
            <text:p>1283613</text:p>
          </table:table-cell>
          <table:table-cell office:value-type="float" office:value="1663937">
            <text:p>1663937</text:p>
          </table:table-cell>
          <table:table-cell office:value-type="float" office:value="2173112">
            <text:p>2173112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66712">
            <text:p>1066712</text:p>
          </table:table-cell>
          <table:table-cell office:value-type="float" office:value="2103362">
            <text:p>2103362</text:p>
          </table:table-cell>
          <table:table-cell office:value-type="float" office:value="1815995">
            <text:p>1815995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42262">
            <text:p>1242262</text:p>
          </table:table-cell>
          <table:table-cell office:value-type="float" office:value="1938744">
            <text:p>1938744</text:p>
          </table:table-cell>
          <table:table-cell office:value-type="float" office:value="1785191">
            <text:p>178519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34700">
            <text:p>1534700</text:p>
          </table:table-cell>
          <table:table-cell office:value-type="float" office:value="1906924">
            <text:p>1906924</text:p>
          </table:table-cell>
          <table:table-cell office:value-type="float" office:value="2112062">
            <text:p>2112062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48547">
            <text:p>1248547</text:p>
          </table:table-cell>
          <table:table-cell office:value-type="float" office:value="1463012">
            <text:p>1463012</text:p>
          </table:table-cell>
          <table:table-cell office:value-type="float" office:value="2445814">
            <text:p>2445814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72669">
            <text:p>1272669</text:p>
          </table:table-cell>
          <table:table-cell office:value-type="float" office:value="1919588">
            <text:p>1919588</text:p>
          </table:table-cell>
          <table:table-cell office:value-type="float" office:value="1792497">
            <text:p>1792497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92808">
            <text:p>1292808</text:p>
          </table:table-cell>
          <table:table-cell office:value-type="float" office:value="1933956">
            <text:p>1933956</text:p>
          </table:table-cell>
          <table:table-cell office:value-type="float" office:value="2734629">
            <text:p>2734629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37688">
            <text:p>1237688</text:p>
          </table:table-cell>
          <table:table-cell office:value-type="float" office:value="1921979">
            <text:p>1921979</text:p>
          </table:table-cell>
          <table:table-cell office:value-type="float" office:value="1721919">
            <text:p>1721919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47749">
            <text:p>1247749</text:p>
          </table:table-cell>
          <table:table-cell office:value-type="float" office:value="1724559">
            <text:p>1724559</text:p>
          </table:table-cell>
          <table:table-cell office:value-type="float" office:value="1905930">
            <text:p>1905930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25656">
            <text:p>1325656</text:p>
          </table:table-cell>
          <table:table-cell office:value-type="float" office:value="2046663">
            <text:p>2046663</text:p>
          </table:table-cell>
          <table:table-cell office:value-type="float" office:value="2522130">
            <text:p>2522130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14294">
            <text:p>1414294</text:p>
          </table:table-cell>
          <table:table-cell office:value-type="float" office:value="2098252">
            <text:p>2098252</text:p>
          </table:table-cell>
          <table:table-cell office:value-type="float" office:value="2047521">
            <text:p>204752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09768">
            <text:p>1309768</text:p>
          </table:table-cell>
          <table:table-cell office:value-type="float" office:value="2069900">
            <text:p>2069900</text:p>
          </table:table-cell>
          <table:table-cell office:value-type="float" office:value="1276516">
            <text:p>1276516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617846">
            <text:p>1617846</text:p>
          </table:table-cell>
          <table:table-cell office:value-type="float" office:value="1837408">
            <text:p>1837408</text:p>
          </table:table-cell>
          <table:table-cell office:value-type="float" office:value="2362033">
            <text:p>2362033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29503">
            <text:p>929503</text:p>
          </table:table-cell>
          <table:table-cell office:value-type="float" office:value="2972945">
            <text:p>2972945</text:p>
          </table:table-cell>
          <table:table-cell office:value-type="float" office:value="2478312">
            <text:p>2478312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47945">
            <text:p>1347945</text:p>
          </table:table-cell>
          <table:table-cell office:value-type="float" office:value="2284736">
            <text:p>2284736</text:p>
          </table:table-cell>
          <table:table-cell office:value-type="float" office:value="1883462">
            <text:p>1883462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26708">
            <text:p>1326708</text:p>
          </table:table-cell>
          <table:table-cell office:value-type="float" office:value="2096152">
            <text:p>2096152</text:p>
          </table:table-cell>
          <table:table-cell office:value-type="float" office:value="1865441">
            <text:p>186544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28998">
            <text:p>1328998</text:p>
          </table:table-cell>
          <table:table-cell office:value-type="float" office:value="1917361">
            <text:p>1917361</text:p>
          </table:table-cell>
          <table:table-cell office:value-type="float" office:value="1809041">
            <text:p>180904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85465">
            <text:p>1285465</text:p>
          </table:table-cell>
          <table:table-cell office:value-type="float" office:value="2975609">
            <text:p>2975609</text:p>
          </table:table-cell>
          <table:table-cell office:value-type="float" office:value="1872025">
            <text:p>1872025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97023">
            <text:p>897023</text:p>
          </table:table-cell>
          <table:table-cell office:value-type="float" office:value="1889605">
            <text:p>1889605</text:p>
          </table:table-cell>
          <table:table-cell office:value-type="float" office:value="1837302">
            <text:p>1837302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56123">
            <text:p>1256123</text:p>
          </table:table-cell>
          <table:table-cell office:value-type="float" office:value="1897758">
            <text:p>1897758</text:p>
          </table:table-cell>
          <table:table-cell office:value-type="float" office:value="2827323">
            <text:p>2827323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96027">
            <text:p>1396027</text:p>
          </table:table-cell>
          <table:table-cell office:value-type="float" office:value="1995068">
            <text:p>1995068</text:p>
          </table:table-cell>
          <table:table-cell office:value-type="float" office:value="2355581">
            <text:p>235558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62092">
            <text:p>2762092</text:p>
          </table:table-cell>
          <table:table-cell office:value-type="float" office:value="2131294">
            <text:p>2131294</text:p>
          </table:table-cell>
          <table:table-cell office:value-type="float" office:value="1735398">
            <text:p>1735398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728392">
            <text:p>1728392</text:p>
          </table:table-cell>
          <table:table-cell office:value-type="float" office:value="2164240">
            <text:p>2164240</text:p>
          </table:table-cell>
          <table:table-cell office:value-type="float" office:value="1493241">
            <text:p>149324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08706">
            <text:p>1208706</text:p>
          </table:table-cell>
          <table:table-cell office:value-type="float" office:value="1821938">
            <text:p>1821938</text:p>
          </table:table-cell>
          <table:table-cell office:value-type="float" office:value="1598854">
            <text:p>1598854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70921">
            <text:p>970921</text:p>
          </table:table-cell>
          <table:table-cell office:value-type="float" office:value="2143477">
            <text:p>2143477</text:p>
          </table:table-cell>
          <table:table-cell office:value-type="float" office:value="1843524">
            <text:p>1843524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69447">
            <text:p>1269447</text:p>
          </table:table-cell>
          <table:table-cell office:value-type="float" office:value="2013448">
            <text:p>2013448</text:p>
          </table:table-cell>
          <table:table-cell office:value-type="float" office:value="1963648">
            <text:p>1963648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21052">
            <text:p>1021052</text:p>
          </table:table-cell>
          <table:table-cell office:value-type="float" office:value="2125361">
            <text:p>2125361</text:p>
          </table:table-cell>
          <table:table-cell office:value-type="float" office:value="2019167">
            <text:p>2019167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140582">
            <text:p>1140582</text:p>
          </table:table-cell>
          <table:table-cell office:value-type="float" office:value="1912421">
            <text:p>1912421</text:p>
          </table:table-cell>
          <table:table-cell office:value-type="float" office:value="2039793">
            <text:p>2039793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717769">
            <text:p>1717769</text:p>
          </table:table-cell>
          <table:table-cell office:value-type="float" office:value="2025699">
            <text:p>2025699</text:p>
          </table:table-cell>
          <table:table-cell office:value-type="float" office:value="2025806">
            <text:p>2025806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04912">
            <text:p>1204912</text:p>
          </table:table-cell>
          <table:table-cell office:value-type="float" office:value="1885313">
            <text:p>1885313</text:p>
          </table:table-cell>
          <table:table-cell office:value-type="float" office:value="1476505">
            <text:p>1476505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196276">
            <text:p>1196276</text:p>
          </table:table-cell>
          <table:table-cell office:value-type="float" office:value="1634846">
            <text:p>1634846</text:p>
          </table:table-cell>
          <table:table-cell office:value-type="float" office:value="1758365">
            <text:p>1758365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896704">
            <text:p>1896704</text:p>
          </table:table-cell>
          <table:table-cell office:value-type="float" office:value="2047615">
            <text:p>2047615</text:p>
          </table:table-cell>
          <table:table-cell office:value-type="float" office:value="1540804">
            <text:p>1540804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38574">
            <text:p>1238574</text:p>
          </table:table-cell>
          <table:table-cell office:value-type="float" office:value="2039963">
            <text:p>2039963</text:p>
          </table:table-cell>
          <table:table-cell office:value-type="float" office:value="1841231">
            <text:p>184123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24093">
            <text:p>1524093</text:p>
          </table:table-cell>
          <table:table-cell office:value-type="float" office:value="2752856">
            <text:p>2752856</text:p>
          </table:table-cell>
          <table:table-cell office:value-type="float" office:value="2596922">
            <text:p>2596922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56719">
            <text:p>1356719</text:p>
          </table:table-cell>
          <table:table-cell office:value-type="float" office:value="1796111">
            <text:p>1796111</text:p>
          </table:table-cell>
          <table:table-cell office:value-type="float" office:value="1740587">
            <text:p>1740587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59059">
            <text:p>1359059</text:p>
          </table:table-cell>
          <table:table-cell office:value-type="float" office:value="1935204">
            <text:p>1935204</text:p>
          </table:table-cell>
          <table:table-cell office:value-type="float" office:value="1630375">
            <text:p>1630375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61523">
            <text:p>1361523</text:p>
          </table:table-cell>
          <table:table-cell office:value-type="float" office:value="2025123">
            <text:p>2025123</text:p>
          </table:table-cell>
          <table:table-cell office:value-type="float" office:value="1843847">
            <text:p>1843847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18963">
            <text:p>1318963</text:p>
          </table:table-cell>
          <table:table-cell office:value-type="float" office:value="1969474">
            <text:p>1969474</text:p>
          </table:table-cell>
          <table:table-cell office:value-type="float" office:value="1661602">
            <text:p>1661602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70295">
            <text:p>2270295</text:p>
          </table:table-cell>
          <table:table-cell office:value-type="float" office:value="2858013">
            <text:p>2858013</text:p>
          </table:table-cell>
          <table:table-cell office:value-type="float" office:value="1993151">
            <text:p>199315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03537">
            <text:p>1503537</text:p>
          </table:table-cell>
          <table:table-cell office:value-type="float" office:value="1908240">
            <text:p>1908240</text:p>
          </table:table-cell>
          <table:table-cell office:value-type="float" office:value="2042531">
            <text:p>204253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20032">
            <text:p>1320032</text:p>
          </table:table-cell>
          <table:table-cell office:value-type="float" office:value="2233046">
            <text:p>2233046</text:p>
          </table:table-cell>
          <table:table-cell office:value-type="float" office:value="1918396">
            <text:p>1918396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32748">
            <text:p>1332748</text:p>
          </table:table-cell>
          <table:table-cell office:value-type="float" office:value="2210994">
            <text:p>2210994</text:p>
          </table:table-cell>
          <table:table-cell office:value-type="float" office:value="1755305">
            <text:p>1755305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99278">
            <text:p>1299278</text:p>
          </table:table-cell>
          <table:table-cell office:value-type="float" office:value="1779914">
            <text:p>1779914</text:p>
          </table:table-cell>
          <table:table-cell office:value-type="float" office:value="2673251">
            <text:p>2673251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34019">
            <text:p>1534019</text:p>
          </table:table-cell>
          <table:table-cell office:value-type="float" office:value="2426105">
            <text:p>2426105</text:p>
          </table:table-cell>
          <table:table-cell office:value-type="float" office:value="1692693">
            <text:p>1692693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18472">
            <text:p>1318472</text:p>
          </table:table-cell>
          <table:table-cell office:value-type="float" office:value="1986842">
            <text:p>1986842</text:p>
          </table:table-cell>
          <table:table-cell office:value-type="float" office:value="1784560">
            <text:p>1784560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65731">
            <text:p>1265731</text:p>
          </table:table-cell>
          <table:table-cell office:value-type="float" office:value="1458338">
            <text:p>1458338</text:p>
          </table:table-cell>
          <table:table-cell office:value-type="float" office:value="1901298">
            <text:p>1901298</text:p>
          </table:table-cell>
          <table:table-cell table:number-columns-repeated="10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53999">
            <text:p>1253999</text:p>
          </table:table-cell>
          <table:table-cell office:value-type="float" office:value="1994036">
            <text:p>1994036</text:p>
          </table:table-cell>
          <table:table-cell office:value-type="float" office:value="1751682">
            <text:p>1751682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34532">
            <text:p>2034532</text:p>
          </table:table-cell>
          <table:table-cell office:value-type="float" office:value="2074419">
            <text:p>2074419</text:p>
          </table:table-cell>
          <table:table-cell office:value-type="float" office:value="1891367">
            <text:p>1891367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10204">
            <text:p>1410204</text:p>
          </table:table-cell>
          <table:table-cell office:value-type="float" office:value="1975995">
            <text:p>1975995</text:p>
          </table:table-cell>
          <table:table-cell office:value-type="float" office:value="2606820">
            <text:p>2606820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76521">
            <text:p>1176521</text:p>
          </table:table-cell>
          <table:table-cell office:value-type="float" office:value="2091433">
            <text:p>2091433</text:p>
          </table:table-cell>
          <table:table-cell office:value-type="float" office:value="1456605">
            <text:p>1456605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32585">
            <text:p>1332585</text:p>
          </table:table-cell>
          <table:table-cell office:value-type="float" office:value="2153025">
            <text:p>2153025</text:p>
          </table:table-cell>
          <table:table-cell office:value-type="float" office:value="1897905">
            <text:p>1897905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79550">
            <text:p>1479550</text:p>
          </table:table-cell>
          <table:table-cell office:value-type="float" office:value="2202840">
            <text:p>2202840</text:p>
          </table:table-cell>
          <table:table-cell office:value-type="float" office:value="1789581">
            <text:p>178958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05726">
            <text:p>2005726</text:p>
          </table:table-cell>
          <table:table-cell office:value-type="float" office:value="2131047">
            <text:p>2131047</text:p>
          </table:table-cell>
          <table:table-cell office:value-type="float" office:value="1781438">
            <text:p>1781438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59706">
            <text:p>1559706</text:p>
          </table:table-cell>
          <table:table-cell office:value-type="float" office:value="2202764">
            <text:p>2202764</text:p>
          </table:table-cell>
          <table:table-cell office:value-type="float" office:value="2795141">
            <text:p>279514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28443">
            <text:p>1228443</text:p>
          </table:table-cell>
          <table:table-cell office:value-type="float" office:value="2212775">
            <text:p>2212775</text:p>
          </table:table-cell>
          <table:table-cell office:value-type="float" office:value="1699275">
            <text:p>1699275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22296">
            <text:p>1322296</text:p>
          </table:table-cell>
          <table:table-cell office:value-type="float" office:value="2406302">
            <text:p>2406302</text:p>
          </table:table-cell>
          <table:table-cell office:value-type="float" office:value="1996157">
            <text:p>1996157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56199">
            <text:p>1356199</text:p>
          </table:table-cell>
          <table:table-cell office:value-type="float" office:value="2213764">
            <text:p>2213764</text:p>
          </table:table-cell>
          <table:table-cell office:value-type="float" office:value="1975477">
            <text:p>1975477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89385">
            <text:p>1189385</text:p>
          </table:table-cell>
          <table:table-cell office:value-type="float" office:value="2562516">
            <text:p>2562516</text:p>
          </table:table-cell>
          <table:table-cell office:value-type="float" office:value="2483742">
            <text:p>2483742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788812">
            <text:p>1788812</text:p>
          </table:table-cell>
          <table:table-cell office:value-type="float" office:value="2453471">
            <text:p>2453471</text:p>
          </table:table-cell>
          <table:table-cell office:value-type="float" office:value="2158496">
            <text:p>2158496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73521">
            <text:p>1473521</text:p>
          </table:table-cell>
          <table:table-cell office:value-type="float" office:value="2044100">
            <text:p>2044100</text:p>
          </table:table-cell>
          <table:table-cell office:value-type="float" office:value="1839698">
            <text:p>1839698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74612">
            <text:p>1474612</text:p>
          </table:table-cell>
          <table:table-cell office:value-type="float" office:value="2305557">
            <text:p>2305557</text:p>
          </table:table-cell>
          <table:table-cell office:value-type="float" office:value="2272607">
            <text:p>2272607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15049">
            <text:p>1115049</text:p>
          </table:table-cell>
          <table:table-cell office:value-type="float" office:value="2177196">
            <text:p>2177196</text:p>
          </table:table-cell>
          <table:table-cell office:value-type="float" office:value="1705018">
            <text:p>1705018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20714">
            <text:p>1120714</text:p>
          </table:table-cell>
          <table:table-cell office:value-type="float" office:value="2027846">
            <text:p>2027846</text:p>
          </table:table-cell>
          <table:table-cell office:value-type="float" office:value="2007719">
            <text:p>2007719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70354">
            <text:p>1470354</text:p>
          </table:table-cell>
          <table:table-cell office:value-type="float" office:value="2781708">
            <text:p>2781708</text:p>
          </table:table-cell>
          <table:table-cell office:value-type="float" office:value="2204751">
            <text:p>220475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20608">
            <text:p>1320608</text:p>
          </table:table-cell>
          <table:table-cell office:value-type="float" office:value="2052364">
            <text:p>2052364</text:p>
          </table:table-cell>
          <table:table-cell office:value-type="float" office:value="1731590">
            <text:p>1731590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39295">
            <text:p>1339295</text:p>
          </table:table-cell>
          <table:table-cell office:value-type="float" office:value="2440693">
            <text:p>2440693</text:p>
          </table:table-cell>
          <table:table-cell office:value-type="float" office:value="1598401">
            <text:p>159840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55431">
            <text:p>1255431</text:p>
          </table:table-cell>
          <table:table-cell office:value-type="float" office:value="2265219">
            <text:p>2265219</text:p>
          </table:table-cell>
          <table:table-cell office:value-type="float" office:value="1631236">
            <text:p>1631236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44699">
            <text:p>2144699</text:p>
          </table:table-cell>
          <table:table-cell office:value-type="float" office:value="1853074">
            <text:p>1853074</text:p>
          </table:table-cell>
          <table:table-cell office:value-type="float" office:value="1994711">
            <text:p>199471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735014">
            <text:p>1735014</text:p>
          </table:table-cell>
          <table:table-cell office:value-type="float" office:value="1962084">
            <text:p>1962084</text:p>
          </table:table-cell>
          <table:table-cell office:value-type="float" office:value="2573883">
            <text:p>2573883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43408">
            <text:p>1343408</text:p>
          </table:table-cell>
          <table:table-cell office:value-type="float" office:value="1913920">
            <text:p>1913920</text:p>
          </table:table-cell>
          <table:table-cell office:value-type="float" office:value="2033825">
            <text:p>2033825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72801">
            <text:p>1972801</text:p>
          </table:table-cell>
          <table:table-cell office:value-type="float" office:value="2569404">
            <text:p>2569404</text:p>
          </table:table-cell>
          <table:table-cell office:value-type="float" office:value="1954246">
            <text:p>1954246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86780">
            <text:p>986780</text:p>
          </table:table-cell>
          <table:table-cell office:value-type="float" office:value="2005595">
            <text:p>2005595</text:p>
          </table:table-cell>
          <table:table-cell office:value-type="float" office:value="1794899">
            <text:p>1794899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14547">
            <text:p>1314547</text:p>
          </table:table-cell>
          <table:table-cell office:value-type="float" office:value="2078989">
            <text:p>2078989</text:p>
          </table:table-cell>
          <table:table-cell office:value-type="float" office:value="1673109">
            <text:p>1673109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96461">
            <text:p>1396461</text:p>
          </table:table-cell>
          <table:table-cell office:value-type="float" office:value="2231990">
            <text:p>2231990</text:p>
          </table:table-cell>
          <table:table-cell office:value-type="float" office:value="2261836">
            <text:p>2261836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25078">
            <text:p>1325078</text:p>
          </table:table-cell>
          <table:table-cell office:value-type="float" office:value="2040010">
            <text:p>2040010</text:p>
          </table:table-cell>
          <table:table-cell office:value-type="float" office:value="1884526">
            <text:p>1884526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42753">
            <text:p>1342753</text:p>
          </table:table-cell>
          <table:table-cell office:value-type="float" office:value="2233827">
            <text:p>2233827</text:p>
          </table:table-cell>
          <table:table-cell office:value-type="float" office:value="1767077">
            <text:p>1767077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27239">
            <text:p>1327239</text:p>
          </table:table-cell>
          <table:table-cell office:value-type="float" office:value="2549525">
            <text:p>2549525</text:p>
          </table:table-cell>
          <table:table-cell office:value-type="float" office:value="1963614">
            <text:p>1963614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70647">
            <text:p>1570647</text:p>
          </table:table-cell>
          <table:table-cell office:value-type="float" office:value="1949408">
            <text:p>1949408</text:p>
          </table:table-cell>
          <table:table-cell office:value-type="float" office:value="2002347">
            <text:p>2002347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67743">
            <text:p>1967743</text:p>
          </table:table-cell>
          <table:table-cell office:value-type="float" office:value="2195523">
            <text:p>2195523</text:p>
          </table:table-cell>
          <table:table-cell office:value-type="float" office:value="1963013">
            <text:p>1963013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72352">
            <text:p>1472352</text:p>
          </table:table-cell>
          <table:table-cell office:value-type="float" office:value="1980348">
            <text:p>1980348</text:p>
          </table:table-cell>
          <table:table-cell office:value-type="float" office:value="1809331">
            <text:p>180933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16455">
            <text:p>1216455</text:p>
          </table:table-cell>
          <table:table-cell office:value-type="float" office:value="1951657">
            <text:p>1951657</text:p>
          </table:table-cell>
          <table:table-cell office:value-type="float" office:value="1803331">
            <text:p>180333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29325">
            <text:p>1129325</text:p>
          </table:table-cell>
          <table:table-cell office:value-type="float" office:value="2131128">
            <text:p>2131128</text:p>
          </table:table-cell>
          <table:table-cell office:value-type="float" office:value="2808011">
            <text:p>2808011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60057">
            <text:p>1360057</text:p>
          </table:table-cell>
          <table:table-cell office:value-type="float" office:value="2183642">
            <text:p>2183642</text:p>
          </table:table-cell>
          <table:table-cell office:value-type="float" office:value="1818523">
            <text:p>1818523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23375">
            <text:p>1923375</text:p>
          </table:table-cell>
          <table:table-cell office:value-type="float" office:value="2810641">
            <text:p>2810641</text:p>
          </table:table-cell>
          <table:table-cell office:value-type="float" office:value="1816907">
            <text:p>1816907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39713">
            <text:p>1439713</text:p>
          </table:table-cell>
          <table:table-cell office:value-type="float" office:value="2094767">
            <text:p>2094767</text:p>
          </table:table-cell>
          <table:table-cell office:value-type="float" office:value="2254182">
            <text:p>2254182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65989">
            <text:p>1365989</text:p>
          </table:table-cell>
          <table:table-cell office:value-type="float" office:value="2362012">
            <text:p>2362012</text:p>
          </table:table-cell>
          <table:table-cell office:value-type="float" office:value="1598260">
            <text:p>1598260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28459">
            <text:p>1028459</text:p>
          </table:table-cell>
          <table:table-cell office:value-type="float" office:value="1937681">
            <text:p>1937681</text:p>
          </table:table-cell>
          <table:table-cell office:value-type="float" office:value="1950583">
            <text:p>1950583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01385">
            <text:p>1501385</text:p>
          </table:table-cell>
          <table:table-cell office:value-type="float" office:value="2248121">
            <text:p>2248121</text:p>
          </table:table-cell>
          <table:table-cell office:value-type="float" office:value="1918609">
            <text:p>1918609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18818">
            <text:p>1418818</text:p>
          </table:table-cell>
          <table:table-cell office:value-type="float" office:value="2203848">
            <text:p>2203848</text:p>
          </table:table-cell>
          <table:table-cell office:value-type="float" office:value="1810860">
            <text:p>1810860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24343">
            <text:p>1324343</text:p>
          </table:table-cell>
          <table:table-cell office:value-type="float" office:value="2509422">
            <text:p>2509422</text:p>
          </table:table-cell>
          <table:table-cell office:value-type="float" office:value="1740162">
            <text:p>1740162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79795">
            <text:p>1279795</text:p>
          </table:table-cell>
          <table:table-cell office:value-type="float" office:value="1751452">
            <text:p>1751452</text:p>
          </table:table-cell>
          <table:table-cell office:value-type="float" office:value="1940358">
            <text:p>1940358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54692">
            <text:p>1354692</text:p>
          </table:table-cell>
          <table:table-cell office:value-type="float" office:value="3657860">
            <text:p>3657860</text:p>
          </table:table-cell>
          <table:table-cell office:value-type="float" office:value="2793455">
            <text:p>2793455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92831">
            <text:p>1392831</text:p>
          </table:table-cell>
          <table:table-cell office:value-type="float" office:value="2976311">
            <text:p>2976311</text:p>
          </table:table-cell>
          <table:table-cell office:value-type="float" office:value="1933299">
            <text:p>1933299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28405">
            <text:p>2128405</text:p>
          </table:table-cell>
          <table:table-cell office:value-type="float" office:value="2111252">
            <text:p>2111252</text:p>
          </table:table-cell>
          <table:table-cell office:value-type="float" office:value="1956376">
            <text:p>1956376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84934">
            <text:p>1284934</text:p>
          </table:table-cell>
          <table:table-cell office:value-type="float" office:value="2042794">
            <text:p>2042794</text:p>
          </table:table-cell>
          <table:table-cell office:value-type="float" office:value="2021116">
            <text:p>2021116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66801">
            <text:p>1366801</text:p>
          </table:table-cell>
          <table:table-cell office:value-type="float" office:value="2173854">
            <text:p>2173854</text:p>
          </table:table-cell>
          <table:table-cell office:value-type="float" office:value="1991184">
            <text:p>1991184</text:p>
          </table:table-cell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54166">
            <text:p>1054166</text:p>
          </table:table-cell>
          <table:table-cell office:value-type="float" office:value="2091852">
            <text:p>2091852</text:p>
          </table:table-cell>
          <table:table-cell office:value-type="float" office:value="2654562">
            <text:p>2654562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91931">
            <text:p>1391931</text:p>
          </table:table-cell>
          <table:table-cell office:value-type="float" office:value="2176508">
            <text:p>2176508</text:p>
          </table:table-cell>
          <table:table-cell office:value-type="float" office:value="1894326">
            <text:p>1894326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67321">
            <text:p>2367321</text:p>
          </table:table-cell>
          <table:table-cell office:value-type="float" office:value="2172044">
            <text:p>2172044</text:p>
          </table:table-cell>
          <table:table-cell office:value-type="float" office:value="1900587">
            <text:p>1900587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81234">
            <text:p>1381234</text:p>
          </table:table-cell>
          <table:table-cell office:value-type="float" office:value="1370065">
            <text:p>1370065</text:p>
          </table:table-cell>
          <table:table-cell office:value-type="float" office:value="2070521">
            <text:p>2070521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12910">
            <text:p>1412910</text:p>
          </table:table-cell>
          <table:table-cell office:value-type="float" office:value="2099654">
            <text:p>2099654</text:p>
          </table:table-cell>
          <table:table-cell office:value-type="float" office:value="1704484">
            <text:p>1704484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821555">
            <text:p>1821555</text:p>
          </table:table-cell>
          <table:table-cell office:value-type="float" office:value="2711531">
            <text:p>2711531</text:p>
          </table:table-cell>
          <table:table-cell office:value-type="float" office:value="2090599">
            <text:p>2090599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70357">
            <text:p>1470357</text:p>
          </table:table-cell>
          <table:table-cell office:value-type="float" office:value="2931256">
            <text:p>2931256</text:p>
          </table:table-cell>
          <table:table-cell office:value-type="float" office:value="2127627">
            <text:p>2127627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24283">
            <text:p>1524283</text:p>
          </table:table-cell>
          <table:table-cell office:value-type="float" office:value="1505292">
            <text:p>1505292</text:p>
          </table:table-cell>
          <table:table-cell office:value-type="float" office:value="2194580">
            <text:p>2194580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74123">
            <text:p>2074123</text:p>
          </table:table-cell>
          <table:table-cell office:value-type="float" office:value="2253341">
            <text:p>2253341</text:p>
          </table:table-cell>
          <table:table-cell office:value-type="float" office:value="2086368">
            <text:p>2086368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235520">
            <text:p>1235520</text:p>
          </table:table-cell>
          <table:table-cell office:value-type="float" office:value="2800702">
            <text:p>2800702</text:p>
          </table:table-cell>
          <table:table-cell office:value-type="float" office:value="1710320">
            <text:p>1710320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23409">
            <text:p>1423409</text:p>
          </table:table-cell>
          <table:table-cell office:value-type="float" office:value="2873398">
            <text:p>2873398</text:p>
          </table:table-cell>
          <table:table-cell office:value-type="float" office:value="2087597">
            <text:p>2087597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677194">
            <text:p>1677194</text:p>
          </table:table-cell>
          <table:table-cell office:value-type="float" office:value="2075650">
            <text:p>2075650</text:p>
          </table:table-cell>
          <table:table-cell office:value-type="float" office:value="2040642">
            <text:p>2040642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80686">
            <text:p>1380686</text:p>
          </table:table-cell>
          <table:table-cell office:value-type="float" office:value="2364068">
            <text:p>2364068</text:p>
          </table:table-cell>
          <table:table-cell office:value-type="float" office:value="1974077">
            <text:p>1974077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90118">
            <text:p>1490118</text:p>
          </table:table-cell>
          <table:table-cell office:value-type="float" office:value="1720849">
            <text:p>1720849</text:p>
          </table:table-cell>
          <table:table-cell office:value-type="float" office:value="2349800">
            <text:p>2349800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65863">
            <text:p>1565863</text:p>
          </table:table-cell>
          <table:table-cell office:value-type="float" office:value="2951714">
            <text:p>2951714</text:p>
          </table:table-cell>
          <table:table-cell office:value-type="float" office:value="2019993">
            <text:p>2019993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230092">
            <text:p>1230092</text:p>
          </table:table-cell>
          <table:table-cell office:value-type="float" office:value="2057948">
            <text:p>2057948</text:p>
          </table:table-cell>
          <table:table-cell office:value-type="float" office:value="1824449">
            <text:p>1824449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69730">
            <text:p>1369730</text:p>
          </table:table-cell>
          <table:table-cell office:value-type="float" office:value="2430231">
            <text:p>2430231</text:p>
          </table:table-cell>
          <table:table-cell office:value-type="float" office:value="2698730">
            <text:p>2698730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98412">
            <text:p>1398412</text:p>
          </table:table-cell>
          <table:table-cell office:value-type="float" office:value="2197856">
            <text:p>2197856</text:p>
          </table:table-cell>
          <table:table-cell office:value-type="float" office:value="1700982">
            <text:p>1700982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70990">
            <text:p>1470990</text:p>
          </table:table-cell>
          <table:table-cell office:value-type="float" office:value="2478514">
            <text:p>2478514</text:p>
          </table:table-cell>
          <table:table-cell office:value-type="float" office:value="1468215">
            <text:p>1468215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45336">
            <text:p>1545336</text:p>
          </table:table-cell>
          <table:table-cell office:value-type="float" office:value="2022923">
            <text:p>2022923</text:p>
          </table:table-cell>
          <table:table-cell office:value-type="float" office:value="2756826">
            <text:p>2756826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37438">
            <text:p>1437438</text:p>
          </table:table-cell>
          <table:table-cell office:value-type="float" office:value="2277212">
            <text:p>2277212</text:p>
          </table:table-cell>
          <table:table-cell office:value-type="float" office:value="2210400">
            <text:p>2210400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616180">
            <text:p>1616180</text:p>
          </table:table-cell>
          <table:table-cell office:value-type="float" office:value="2484617">
            <text:p>2484617</text:p>
          </table:table-cell>
          <table:table-cell office:value-type="float" office:value="2278959">
            <text:p>2278959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27906">
            <text:p>1527906</text:p>
          </table:table-cell>
          <table:table-cell office:value-type="float" office:value="1892870">
            <text:p>1892870</text:p>
          </table:table-cell>
          <table:table-cell office:value-type="float" office:value="2051273">
            <text:p>2051273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35434">
            <text:p>1435434</text:p>
          </table:table-cell>
          <table:table-cell office:value-type="float" office:value="2141995">
            <text:p>2141995</text:p>
          </table:table-cell>
          <table:table-cell office:value-type="float" office:value="2412287">
            <text:p>2412287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126838">
            <text:p>1126838</text:p>
          </table:table-cell>
          <table:table-cell office:value-type="float" office:value="2082749">
            <text:p>2082749</text:p>
          </table:table-cell>
          <table:table-cell office:value-type="float" office:value="1256157">
            <text:p>1256157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36438">
            <text:p>1036438</text:p>
          </table:table-cell>
          <table:table-cell office:value-type="float" office:value="2233528">
            <text:p>2233528</text:p>
          </table:table-cell>
          <table:table-cell office:value-type="float" office:value="1916958">
            <text:p>1916958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33022">
            <text:p>1433022</text:p>
          </table:table-cell>
          <table:table-cell office:value-type="float" office:value="2113319">
            <text:p>2113319</text:p>
          </table:table-cell>
          <table:table-cell office:value-type="float" office:value="2634380">
            <text:p>2634380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931312">
            <text:p>1931312</text:p>
          </table:table-cell>
          <table:table-cell office:value-type="float" office:value="2465235">
            <text:p>2465235</text:p>
          </table:table-cell>
          <table:table-cell office:value-type="float" office:value="1737667">
            <text:p>1737667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96002">
            <text:p>1396002</text:p>
          </table:table-cell>
          <table:table-cell office:value-type="float" office:value="3067645">
            <text:p>3067645</text:p>
          </table:table-cell>
          <table:table-cell office:value-type="float" office:value="2056584">
            <text:p>2056584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61263">
            <text:p>1461263</text:p>
          </table:table-cell>
          <table:table-cell office:value-type="float" office:value="2095304">
            <text:p>2095304</text:p>
          </table:table-cell>
          <table:table-cell office:value-type="float" office:value="2023126">
            <text:p>2023126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82163">
            <text:p>1382163</text:p>
          </table:table-cell>
          <table:table-cell office:value-type="float" office:value="2452615">
            <text:p>2452615</text:p>
          </table:table-cell>
          <table:table-cell office:value-type="float" office:value="2084174">
            <text:p>2084174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79706">
            <text:p>1079706</text:p>
          </table:table-cell>
          <table:table-cell office:value-type="float" office:value="2221990">
            <text:p>2221990</text:p>
          </table:table-cell>
          <table:table-cell office:value-type="float" office:value="2054523">
            <text:p>2054523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58348">
            <text:p>1358348</text:p>
          </table:table-cell>
          <table:table-cell office:value-type="float" office:value="2232969">
            <text:p>2232969</text:p>
          </table:table-cell>
          <table:table-cell office:value-type="float" office:value="2774733">
            <text:p>2774733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70333">
            <text:p>1370333</text:p>
          </table:table-cell>
          <table:table-cell office:value-type="float" office:value="2468557">
            <text:p>2468557</text:p>
          </table:table-cell>
          <table:table-cell office:value-type="float" office:value="1803576">
            <text:p>1803576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75683">
            <text:p>1375683</text:p>
          </table:table-cell>
          <table:table-cell office:value-type="float" office:value="2378219">
            <text:p>2378219</text:p>
          </table:table-cell>
          <table:table-cell office:value-type="float" office:value="1866622">
            <text:p>1866622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07880">
            <text:p>1507880</text:p>
          </table:table-cell>
          <table:table-cell office:value-type="float" office:value="2435422">
            <text:p>2435422</text:p>
          </table:table-cell>
          <table:table-cell office:value-type="float" office:value="1897693">
            <text:p>1897693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627024">
            <text:p>1627024</text:p>
          </table:table-cell>
          <table:table-cell office:value-type="float" office:value="2754412">
            <text:p>2754412</text:p>
          </table:table-cell>
          <table:table-cell office:value-type="float" office:value="1900658">
            <text:p>1900658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38479">
            <text:p>1438479</text:p>
          </table:table-cell>
          <table:table-cell office:value-type="float" office:value="3007695">
            <text:p>3007695</text:p>
          </table:table-cell>
          <table:table-cell office:value-type="float" office:value="2014264">
            <text:p>2014264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01936">
            <text:p>1401936</text:p>
          </table:table-cell>
          <table:table-cell office:value-type="float" office:value="2810157">
            <text:p>2810157</text:p>
          </table:table-cell>
          <table:table-cell office:value-type="float" office:value="2147759">
            <text:p>2147759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788039">
            <text:p>1788039</text:p>
          </table:table-cell>
          <table:table-cell office:value-type="float" office:value="2153478">
            <text:p>2153478</text:p>
          </table:table-cell>
          <table:table-cell office:value-type="float" office:value="1870213">
            <text:p>1870213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58141">
            <text:p>1358141</text:p>
          </table:table-cell>
          <table:table-cell office:value-type="float" office:value="2094147">
            <text:p>2094147</text:p>
          </table:table-cell>
          <table:table-cell office:value-type="float" office:value="2068045">
            <text:p>2068045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283708">
            <text:p>1283708</text:p>
          </table:table-cell>
          <table:table-cell office:value-type="float" office:value="1933086">
            <text:p>1933086</text:p>
          </table:table-cell>
          <table:table-cell office:value-type="float" office:value="1881956">
            <text:p>1881956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45371">
            <text:p>1345371</text:p>
          </table:table-cell>
          <table:table-cell office:value-type="float" office:value="2626747">
            <text:p>2626747</text:p>
          </table:table-cell>
          <table:table-cell office:value-type="float" office:value="2139108">
            <text:p>2139108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42809">
            <text:p>1442809</text:p>
          </table:table-cell>
          <table:table-cell office:value-type="float" office:value="2037496">
            <text:p>2037496</text:p>
          </table:table-cell>
          <table:table-cell office:value-type="float" office:value="2543445">
            <text:p>2543445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31183">
            <text:p>1031183</text:p>
          </table:table-cell>
          <table:table-cell office:value-type="float" office:value="2301214">
            <text:p>2301214</text:p>
          </table:table-cell>
          <table:table-cell office:value-type="float" office:value="2030951">
            <text:p>2030951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91272">
            <text:p>1591272</text:p>
          </table:table-cell>
          <table:table-cell office:value-type="float" office:value="2237428">
            <text:p>2237428</text:p>
          </table:table-cell>
          <table:table-cell office:value-type="float" office:value="2414940">
            <text:p>2414940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70152">
            <text:p>1370152</text:p>
          </table:table-cell>
          <table:table-cell office:value-type="float" office:value="2256734">
            <text:p>2256734</text:p>
          </table:table-cell>
          <table:table-cell office:value-type="float" office:value="3418852">
            <text:p>3418852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55225">
            <text:p>1455225</text:p>
          </table:table-cell>
          <table:table-cell office:value-type="float" office:value="2415994">
            <text:p>2415994</text:p>
          </table:table-cell>
          <table:table-cell office:value-type="float" office:value="1967205">
            <text:p>1967205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41072">
            <text:p>1341072</text:p>
          </table:table-cell>
          <table:table-cell office:value-type="float" office:value="2146906">
            <text:p>2146906</text:p>
          </table:table-cell>
          <table:table-cell office:value-type="float" office:value="2723779">
            <text:p>2723779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61570">
            <text:p>2061570</text:p>
          </table:table-cell>
          <table:table-cell office:value-type="float" office:value="2144288">
            <text:p>2144288</text:p>
          </table:table-cell>
          <table:table-cell office:value-type="float" office:value="2121392">
            <text:p>2121392</text:p>
          </table:table-cell>
          <table:table-cell table:number-columns-repeated="10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65714">
            <text:p>1465714</text:p>
          </table:table-cell>
          <table:table-cell office:value-type="float" office:value="2115495">
            <text:p>2115495</text:p>
          </table:table-cell>
          <table:table-cell office:value-type="float" office:value="1652885">
            <text:p>1652885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639088">
            <text:p>1639088</text:p>
          </table:table-cell>
          <table:table-cell office:value-type="float" office:value="2482077">
            <text:p>2482077</text:p>
          </table:table-cell>
          <table:table-cell office:value-type="float" office:value="2093243">
            <text:p>2093243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271024">
            <text:p>1271024</text:p>
          </table:table-cell>
          <table:table-cell office:value-type="float" office:value="2189907">
            <text:p>2189907</text:p>
          </table:table-cell>
          <table:table-cell office:value-type="float" office:value="2873468">
            <text:p>2873468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28532">
            <text:p>1428532</text:p>
          </table:table-cell>
          <table:table-cell office:value-type="float" office:value="2335728">
            <text:p>2335728</text:p>
          </table:table-cell>
          <table:table-cell office:value-type="float" office:value="2227260">
            <text:p>2227260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64956">
            <text:p>1464956</text:p>
          </table:table-cell>
          <table:table-cell office:value-type="float" office:value="2034321">
            <text:p>2034321</text:p>
          </table:table-cell>
          <table:table-cell office:value-type="float" office:value="1808974">
            <text:p>1808974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700747">
            <text:p>1700747</text:p>
          </table:table-cell>
          <table:table-cell office:value-type="float" office:value="2359699">
            <text:p>2359699</text:p>
          </table:table-cell>
          <table:table-cell office:value-type="float" office:value="2509983">
            <text:p>2509983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43340">
            <text:p>1943340</text:p>
          </table:table-cell>
          <table:table-cell office:value-type="float" office:value="2362960">
            <text:p>2362960</text:p>
          </table:table-cell>
          <table:table-cell office:value-type="float" office:value="2110833">
            <text:p>2110833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44768">
            <text:p>1544768</text:p>
          </table:table-cell>
          <table:table-cell office:value-type="float" office:value="2191598">
            <text:p>2191598</text:p>
          </table:table-cell>
          <table:table-cell office:value-type="float" office:value="2305817">
            <text:p>2305817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56007">
            <text:p>1556007</text:p>
          </table:table-cell>
          <table:table-cell office:value-type="float" office:value="2663636">
            <text:p>2663636</text:p>
          </table:table-cell>
          <table:table-cell office:value-type="float" office:value="2187433">
            <text:p>2187433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75499">
            <text:p>1475499</text:p>
          </table:table-cell>
          <table:table-cell office:value-type="float" office:value="2306050">
            <text:p>2306050</text:p>
          </table:table-cell>
          <table:table-cell office:value-type="float" office:value="2843846">
            <text:p>2843846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40014">
            <text:p>1340014</text:p>
          </table:table-cell>
          <table:table-cell office:value-type="float" office:value="2376294">
            <text:p>2376294</text:p>
          </table:table-cell>
          <table:table-cell office:value-type="float" office:value="1717381">
            <text:p>1717381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63987">
            <text:p>1463987</text:p>
          </table:table-cell>
          <table:table-cell office:value-type="float" office:value="2193657">
            <text:p>2193657</text:p>
          </table:table-cell>
          <table:table-cell office:value-type="float" office:value="1756923">
            <text:p>1756923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279554">
            <text:p>1279554</text:p>
          </table:table-cell>
          <table:table-cell office:value-type="float" office:value="2860625">
            <text:p>2860625</text:p>
          </table:table-cell>
          <table:table-cell office:value-type="float" office:value="2961316">
            <text:p>2961316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84864">
            <text:p>1384864</text:p>
          </table:table-cell>
          <table:table-cell office:value-type="float" office:value="2141945">
            <text:p>2141945</text:p>
          </table:table-cell>
          <table:table-cell office:value-type="float" office:value="1960715">
            <text:p>1960715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69472">
            <text:p>1469472</text:p>
          </table:table-cell>
          <table:table-cell office:value-type="float" office:value="2329576">
            <text:p>2329576</text:p>
          </table:table-cell>
          <table:table-cell office:value-type="float" office:value="2011086">
            <text:p>2011086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108789">
            <text:p>1108789</text:p>
          </table:table-cell>
          <table:table-cell office:value-type="float" office:value="2486888">
            <text:p>2486888</text:p>
          </table:table-cell>
          <table:table-cell office:value-type="float" office:value="2111329">
            <text:p>2111329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40329">
            <text:p>1440329</text:p>
          </table:table-cell>
          <table:table-cell office:value-type="float" office:value="3043893">
            <text:p>3043893</text:p>
          </table:table-cell>
          <table:table-cell office:value-type="float" office:value="2119281">
            <text:p>2119281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37592">
            <text:p>1937592</text:p>
          </table:table-cell>
          <table:table-cell office:value-type="float" office:value="2622042">
            <text:p>2622042</text:p>
          </table:table-cell>
          <table:table-cell office:value-type="float" office:value="2032228">
            <text:p>2032228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670033">
            <text:p>1670033</text:p>
          </table:table-cell>
          <table:table-cell office:value-type="float" office:value="1980062">
            <text:p>1980062</text:p>
          </table:table-cell>
          <table:table-cell office:value-type="float" office:value="2234124">
            <text:p>2234124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75196">
            <text:p>1475196</text:p>
          </table:table-cell>
          <table:table-cell office:value-type="float" office:value="2463361">
            <text:p>2463361</text:p>
          </table:table-cell>
          <table:table-cell office:value-type="float" office:value="2158679">
            <text:p>2158679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29293">
            <text:p>1429293</text:p>
          </table:table-cell>
          <table:table-cell office:value-type="float" office:value="2324490">
            <text:p>2324490</text:p>
          </table:table-cell>
          <table:table-cell office:value-type="float" office:value="2694540">
            <text:p>2694540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71965">
            <text:p>1071965</text:p>
          </table:table-cell>
          <table:table-cell office:value-type="float" office:value="1926121">
            <text:p>1926121</text:p>
          </table:table-cell>
          <table:table-cell office:value-type="float" office:value="1774005">
            <text:p>1774005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71776">
            <text:p>1571776</text:p>
          </table:table-cell>
          <table:table-cell office:value-type="float" office:value="2917186">
            <text:p>2917186</text:p>
          </table:table-cell>
          <table:table-cell office:value-type="float" office:value="2306539">
            <text:p>2306539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60479">
            <text:p>1560479</text:p>
          </table:table-cell>
          <table:table-cell office:value-type="float" office:value="2150262">
            <text:p>2150262</text:p>
          </table:table-cell>
          <table:table-cell office:value-type="float" office:value="2122737">
            <text:p>2122737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73870">
            <text:p>1373870</text:p>
          </table:table-cell>
          <table:table-cell office:value-type="float" office:value="2348931">
            <text:p>2348931</text:p>
          </table:table-cell>
          <table:table-cell office:value-type="float" office:value="2398479">
            <text:p>2398479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677807">
            <text:p>1677807</text:p>
          </table:table-cell>
          <table:table-cell office:value-type="float" office:value="2314395">
            <text:p>2314395</text:p>
          </table:table-cell>
          <table:table-cell office:value-type="float" office:value="1954244">
            <text:p>1954244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54812">
            <text:p>1454812</text:p>
          </table:table-cell>
          <table:table-cell office:value-type="float" office:value="2358219">
            <text:p>2358219</text:p>
          </table:table-cell>
          <table:table-cell office:value-type="float" office:value="2746570">
            <text:p>2746570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247107">
            <text:p>1247107</text:p>
          </table:table-cell>
          <table:table-cell office:value-type="float" office:value="2253274">
            <text:p>2253274</text:p>
          </table:table-cell>
          <table:table-cell office:value-type="float" office:value="2038098">
            <text:p>2038098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18761">
            <text:p>1418761</text:p>
          </table:table-cell>
          <table:table-cell office:value-type="float" office:value="2438949">
            <text:p>2438949</text:p>
          </table:table-cell>
          <table:table-cell office:value-type="float" office:value="2258154">
            <text:p>2258154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64740">
            <text:p>1564740</text:p>
          </table:table-cell>
          <table:table-cell office:value-type="float" office:value="2326251">
            <text:p>2326251</text:p>
          </table:table-cell>
          <table:table-cell office:value-type="float" office:value="2101937">
            <text:p>2101937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67443">
            <text:p>1067443</text:p>
          </table:table-cell>
          <table:table-cell office:value-type="float" office:value="1903137">
            <text:p>1903137</text:p>
          </table:table-cell>
          <table:table-cell office:value-type="float" office:value="2241890">
            <text:p>2241890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62942">
            <text:p>1562942</text:p>
          </table:table-cell>
          <table:table-cell office:value-type="float" office:value="2943573">
            <text:p>2943573</text:p>
          </table:table-cell>
          <table:table-cell office:value-type="float" office:value="2138734">
            <text:p>2138734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74895">
            <text:p>1474895</text:p>
          </table:table-cell>
          <table:table-cell office:value-type="float" office:value="2233803">
            <text:p>2233803</text:p>
          </table:table-cell>
          <table:table-cell office:value-type="float" office:value="2816735">
            <text:p>2816735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116768">
            <text:p>1116768</text:p>
          </table:table-cell>
          <table:table-cell office:value-type="float" office:value="2253535">
            <text:p>2253535</text:p>
          </table:table-cell>
          <table:table-cell office:value-type="float" office:value="2093407">
            <text:p>2093407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01505">
            <text:p>1501505</text:p>
          </table:table-cell>
          <table:table-cell office:value-type="float" office:value="2113385">
            <text:p>2113385</text:p>
          </table:table-cell>
          <table:table-cell office:value-type="float" office:value="2005765">
            <text:p>2005765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09991">
            <text:p>1409991</text:p>
          </table:table-cell>
          <table:table-cell office:value-type="float" office:value="2979216">
            <text:p>2979216</text:p>
          </table:table-cell>
          <table:table-cell office:value-type="float" office:value="2461474">
            <text:p>2461474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11913">
            <text:p>1311913</text:p>
          </table:table-cell>
          <table:table-cell office:value-type="float" office:value="2055623">
            <text:p>2055623</text:p>
          </table:table-cell>
          <table:table-cell office:value-type="float" office:value="1835440">
            <text:p>1835440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23663">
            <text:p>1423663</text:p>
          </table:table-cell>
          <table:table-cell office:value-type="float" office:value="2484457">
            <text:p>2484457</text:p>
          </table:table-cell>
          <table:table-cell office:value-type="float" office:value="2162804">
            <text:p>2162804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198486">
            <text:p>1198486</text:p>
          </table:table-cell>
          <table:table-cell office:value-type="float" office:value="2159245">
            <text:p>2159245</text:p>
          </table:table-cell>
          <table:table-cell office:value-type="float" office:value="2131183">
            <text:p>2131183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59293">
            <text:p>1459293</text:p>
          </table:table-cell>
          <table:table-cell office:value-type="float" office:value="2144697">
            <text:p>2144697</text:p>
          </table:table-cell>
          <table:table-cell office:value-type="float" office:value="2035006">
            <text:p>2035006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773661">
            <text:p>1773661</text:p>
          </table:table-cell>
          <table:table-cell office:value-type="float" office:value="2251344">
            <text:p>2251344</text:p>
          </table:table-cell>
          <table:table-cell office:value-type="float" office:value="3200065">
            <text:p>3200065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49441">
            <text:p>1949441</text:p>
          </table:table-cell>
          <table:table-cell office:value-type="float" office:value="2218528">
            <text:p>2218528</text:p>
          </table:table-cell>
          <table:table-cell office:value-type="float" office:value="1712339">
            <text:p>1712339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55847">
            <text:p>1555847</text:p>
          </table:table-cell>
          <table:table-cell office:value-type="float" office:value="2637314">
            <text:p>2637314</text:p>
          </table:table-cell>
          <table:table-cell office:value-type="float" office:value="2048389">
            <text:p>2048389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91018">
            <text:p>1391018</text:p>
          </table:table-cell>
          <table:table-cell office:value-type="float" office:value="1999335">
            <text:p>1999335</text:p>
          </table:table-cell>
          <table:table-cell office:value-type="float" office:value="2421692">
            <text:p>2421692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87352">
            <text:p>1087352</text:p>
          </table:table-cell>
          <table:table-cell office:value-type="float" office:value="2438584">
            <text:p>2438584</text:p>
          </table:table-cell>
          <table:table-cell office:value-type="float" office:value="2456960">
            <text:p>2456960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170521">
            <text:p>1170521</text:p>
          </table:table-cell>
          <table:table-cell office:value-type="float" office:value="2418336">
            <text:p>2418336</text:p>
          </table:table-cell>
          <table:table-cell office:value-type="float" office:value="2076920">
            <text:p>2076920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67971">
            <text:p>1467971</text:p>
          </table:table-cell>
          <table:table-cell office:value-type="float" office:value="2302546">
            <text:p>2302546</text:p>
          </table:table-cell>
          <table:table-cell office:value-type="float" office:value="2170528">
            <text:p>2170528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17029">
            <text:p>1517029</text:p>
          </table:table-cell>
          <table:table-cell office:value-type="float" office:value="2348814">
            <text:p>2348814</text:p>
          </table:table-cell>
          <table:table-cell office:value-type="float" office:value="2619707">
            <text:p>2619707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99479">
            <text:p>1399479</text:p>
          </table:table-cell>
          <table:table-cell office:value-type="float" office:value="2287527">
            <text:p>2287527</text:p>
          </table:table-cell>
          <table:table-cell office:value-type="float" office:value="2756915">
            <text:p>2756915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65786">
            <text:p>1965786</text:p>
          </table:table-cell>
          <table:table-cell office:value-type="float" office:value="2201686">
            <text:p>2201686</text:p>
          </table:table-cell>
          <table:table-cell office:value-type="float" office:value="2160132">
            <text:p>2160132</text:p>
          </table:table-cell>
          <table:table-cell table:number-columns-repeated="1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29060">
            <text:p>1529060</text:p>
          </table:table-cell>
          <table:table-cell office:value-type="float" office:value="2991813">
            <text:p>2991813</text:p>
          </table:table-cell>
          <table:table-cell office:value-type="float" office:value="2131120">
            <text:p>2131120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70004">
            <text:p>1570004</text:p>
          </table:table-cell>
          <table:table-cell office:value-type="float" office:value="2390695">
            <text:p>2390695</text:p>
          </table:table-cell>
          <table:table-cell office:value-type="float" office:value="2202827">
            <text:p>2202827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50076">
            <text:p>1550076</text:p>
          </table:table-cell>
          <table:table-cell office:value-type="float" office:value="2143653">
            <text:p>2143653</text:p>
          </table:table-cell>
          <table:table-cell office:value-type="float" office:value="2171609">
            <text:p>2171609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27662">
            <text:p>1427662</text:p>
          </table:table-cell>
          <table:table-cell office:value-type="float" office:value="2528567">
            <text:p>2528567</text:p>
          </table:table-cell>
          <table:table-cell office:value-type="float" office:value="2103044">
            <text:p>210304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962267">
            <text:p>1962267</text:p>
          </table:table-cell>
          <table:table-cell office:value-type="float" office:value="2201623">
            <text:p>2201623</text:p>
          </table:table-cell>
          <table:table-cell office:value-type="float" office:value="2217485">
            <text:p>2217485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104477">
            <text:p>2104477</text:p>
          </table:table-cell>
          <table:table-cell office:value-type="float" office:value="3159639">
            <text:p>3159639</text:p>
          </table:table-cell>
          <table:table-cell office:value-type="float" office:value="2550224">
            <text:p>255022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57033">
            <text:p>1557033</text:p>
          </table:table-cell>
          <table:table-cell office:value-type="float" office:value="2223759">
            <text:p>2223759</text:p>
          </table:table-cell>
          <table:table-cell office:value-type="float" office:value="1807655">
            <text:p>1807655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19641">
            <text:p>1519641</text:p>
          </table:table-cell>
          <table:table-cell office:value-type="float" office:value="2450843">
            <text:p>2450843</text:p>
          </table:table-cell>
          <table:table-cell office:value-type="float" office:value="2041907">
            <text:p>2041907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10354">
            <text:p>1610354</text:p>
          </table:table-cell>
          <table:table-cell office:value-type="float" office:value="2957574">
            <text:p>2957574</text:p>
          </table:table-cell>
          <table:table-cell office:value-type="float" office:value="2293062">
            <text:p>2293062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12362">
            <text:p>1612362</text:p>
          </table:table-cell>
          <table:table-cell office:value-type="float" office:value="3117356">
            <text:p>3117356</text:p>
          </table:table-cell>
          <table:table-cell office:value-type="float" office:value="2732484">
            <text:p>273248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43133">
            <text:p>1543133</text:p>
          </table:table-cell>
          <table:table-cell office:value-type="float" office:value="2507637">
            <text:p>2507637</text:p>
          </table:table-cell>
          <table:table-cell office:value-type="float" office:value="1748139">
            <text:p>1748139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57082">
            <text:p>1357082</text:p>
          </table:table-cell>
          <table:table-cell office:value-type="float" office:value="2357372">
            <text:p>2357372</text:p>
          </table:table-cell>
          <table:table-cell office:value-type="float" office:value="2484962">
            <text:p>2484962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33809">
            <text:p>1533809</text:p>
          </table:table-cell>
          <table:table-cell office:value-type="float" office:value="2021785">
            <text:p>2021785</text:p>
          </table:table-cell>
          <table:table-cell office:value-type="float" office:value="2275473">
            <text:p>2275473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16202">
            <text:p>1616202</text:p>
          </table:table-cell>
          <table:table-cell office:value-type="float" office:value="2652886">
            <text:p>2652886</text:p>
          </table:table-cell>
          <table:table-cell office:value-type="float" office:value="2721811">
            <text:p>2721811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66699">
            <text:p>1566699</text:p>
          </table:table-cell>
          <table:table-cell office:value-type="float" office:value="3022080">
            <text:p>3022080</text:p>
          </table:table-cell>
          <table:table-cell office:value-type="float" office:value="1997478">
            <text:p>1997478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22418">
            <text:p>1522418</text:p>
          </table:table-cell>
          <table:table-cell office:value-type="float" office:value="2340157">
            <text:p>2340157</text:p>
          </table:table-cell>
          <table:table-cell office:value-type="float" office:value="2034724">
            <text:p>203472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794449">
            <text:p>1794449</text:p>
          </table:table-cell>
          <table:table-cell office:value-type="float" office:value="2512854">
            <text:p>2512854</text:p>
          </table:table-cell>
          <table:table-cell office:value-type="float" office:value="2148286">
            <text:p>2148286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01600">
            <text:p>1601600</text:p>
          </table:table-cell>
          <table:table-cell office:value-type="float" office:value="2070941">
            <text:p>2070941</text:p>
          </table:table-cell>
          <table:table-cell office:value-type="float" office:value="2656853">
            <text:p>2656853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34853">
            <text:p>1134853</text:p>
          </table:table-cell>
          <table:table-cell office:value-type="float" office:value="3291937">
            <text:p>3291937</text:p>
          </table:table-cell>
          <table:table-cell office:value-type="float" office:value="4303794">
            <text:p>430379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91020">
            <text:p>1591020</text:p>
          </table:table-cell>
          <table:table-cell office:value-type="float" office:value="2393708">
            <text:p>2393708</text:p>
          </table:table-cell>
          <table:table-cell office:value-type="float" office:value="1761636">
            <text:p>1761636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36063">
            <text:p>1436063</text:p>
          </table:table-cell>
          <table:table-cell office:value-type="float" office:value="2580774">
            <text:p>2580774</text:p>
          </table:table-cell>
          <table:table-cell office:value-type="float" office:value="2577745">
            <text:p>2577745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18369">
            <text:p>1618369</text:p>
          </table:table-cell>
          <table:table-cell office:value-type="float" office:value="2442956">
            <text:p>2442956</text:p>
          </table:table-cell>
          <table:table-cell office:value-type="float" office:value="2623506">
            <text:p>2623506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96769">
            <text:p>1596769</text:p>
          </table:table-cell>
          <table:table-cell office:value-type="float" office:value="2108903">
            <text:p>2108903</text:p>
          </table:table-cell>
          <table:table-cell office:value-type="float" office:value="1702423">
            <text:p>1702423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64157">
            <text:p>1664157</text:p>
          </table:table-cell>
          <table:table-cell office:value-type="float" office:value="3088869">
            <text:p>3088869</text:p>
          </table:table-cell>
          <table:table-cell office:value-type="float" office:value="2946002">
            <text:p>2946002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23190">
            <text:p>2223190</text:p>
          </table:table-cell>
          <table:table-cell office:value-type="float" office:value="2680134">
            <text:p>2680134</text:p>
          </table:table-cell>
          <table:table-cell office:value-type="float" office:value="1876135">
            <text:p>1876135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93573">
            <text:p>1393573</text:p>
          </table:table-cell>
          <table:table-cell office:value-type="float" office:value="2465720">
            <text:p>2465720</text:p>
          </table:table-cell>
          <table:table-cell office:value-type="float" office:value="2026929">
            <text:p>2026929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786683">
            <text:p>1786683</text:p>
          </table:table-cell>
          <table:table-cell office:value-type="float" office:value="2511876">
            <text:p>2511876</text:p>
          </table:table-cell>
          <table:table-cell office:value-type="float" office:value="2709427">
            <text:p>2709427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73996">
            <text:p>1473996</text:p>
          </table:table-cell>
          <table:table-cell office:value-type="float" office:value="2474465">
            <text:p>2474465</text:p>
          </table:table-cell>
          <table:table-cell office:value-type="float" office:value="2294626">
            <text:p>2294626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78163">
            <text:p>1578163</text:p>
          </table:table-cell>
          <table:table-cell office:value-type="float" office:value="3186984">
            <text:p>3186984</text:p>
          </table:table-cell>
          <table:table-cell office:value-type="float" office:value="1842738">
            <text:p>1842738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21379">
            <text:p>1521379</text:p>
          </table:table-cell>
          <table:table-cell office:value-type="float" office:value="2524480">
            <text:p>2524480</text:p>
          </table:table-cell>
          <table:table-cell office:value-type="float" office:value="2422985">
            <text:p>2422985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124794">
            <text:p>2124794</text:p>
          </table:table-cell>
          <table:table-cell office:value-type="float" office:value="2327556">
            <text:p>2327556</text:p>
          </table:table-cell>
          <table:table-cell office:value-type="float" office:value="2272985">
            <text:p>2272985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58151">
            <text:p>1358151</text:p>
          </table:table-cell>
          <table:table-cell office:value-type="float" office:value="2482914">
            <text:p>2482914</text:p>
          </table:table-cell>
          <table:table-cell office:value-type="float" office:value="2638191">
            <text:p>2638191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34205">
            <text:p>1534205</text:p>
          </table:table-cell>
          <table:table-cell office:value-type="float" office:value="2900755">
            <text:p>2900755</text:p>
          </table:table-cell>
          <table:table-cell office:value-type="float" office:value="2325022">
            <text:p>2325022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590734">
            <text:p>2590734</text:p>
          </table:table-cell>
          <table:table-cell office:value-type="float" office:value="2154567">
            <text:p>2154567</text:p>
          </table:table-cell>
          <table:table-cell office:value-type="float" office:value="2309613">
            <text:p>2309613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255266">
            <text:p>1255266</text:p>
          </table:table-cell>
          <table:table-cell office:value-type="float" office:value="2278923">
            <text:p>2278923</text:p>
          </table:table-cell>
          <table:table-cell office:value-type="float" office:value="2119037">
            <text:p>2119037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63584">
            <text:p>1463584</text:p>
          </table:table-cell>
          <table:table-cell office:value-type="float" office:value="2367655">
            <text:p>2367655</text:p>
          </table:table-cell>
          <table:table-cell office:value-type="float" office:value="2517236">
            <text:p>2517236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72803">
            <text:p>1672803</text:p>
          </table:table-cell>
          <table:table-cell office:value-type="float" office:value="2949643">
            <text:p>2949643</text:p>
          </table:table-cell>
          <table:table-cell office:value-type="float" office:value="2235562">
            <text:p>2235562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289600">
            <text:p>1289600</text:p>
          </table:table-cell>
          <table:table-cell office:value-type="float" office:value="2722903">
            <text:p>2722903</text:p>
          </table:table-cell>
          <table:table-cell office:value-type="float" office:value="2472404">
            <text:p>247240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75343">
            <text:p>1575343</text:p>
          </table:table-cell>
          <table:table-cell office:value-type="float" office:value="2590315">
            <text:p>2590315</text:p>
          </table:table-cell>
          <table:table-cell office:value-type="float" office:value="2033507">
            <text:p>2033507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32802">
            <text:p>1532802</text:p>
          </table:table-cell>
          <table:table-cell office:value-type="float" office:value="2445079">
            <text:p>2445079</text:p>
          </table:table-cell>
          <table:table-cell office:value-type="float" office:value="1915114">
            <text:p>191511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84408">
            <text:p>1484408</text:p>
          </table:table-cell>
          <table:table-cell office:value-type="float" office:value="2123460">
            <text:p>2123460</text:p>
          </table:table-cell>
          <table:table-cell office:value-type="float" office:value="2150162">
            <text:p>2150162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52803">
            <text:p>1552803</text:p>
          </table:table-cell>
          <table:table-cell office:value-type="float" office:value="2515239">
            <text:p>2515239</text:p>
          </table:table-cell>
          <table:table-cell office:value-type="float" office:value="2273381">
            <text:p>2273381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21974">
            <text:p>1621974</text:p>
          </table:table-cell>
          <table:table-cell office:value-type="float" office:value="2963166">
            <text:p>2963166</text:p>
          </table:table-cell>
          <table:table-cell office:value-type="float" office:value="2180943">
            <text:p>2180943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74689">
            <text:p>1574689</text:p>
          </table:table-cell>
          <table:table-cell office:value-type="float" office:value="2772682">
            <text:p>2772682</text:p>
          </table:table-cell>
          <table:table-cell office:value-type="float" office:value="2413224">
            <text:p>241322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33070">
            <text:p>1433070</text:p>
          </table:table-cell>
          <table:table-cell office:value-type="float" office:value="2162934">
            <text:p>2162934</text:p>
          </table:table-cell>
          <table:table-cell office:value-type="float" office:value="2578877">
            <text:p>2578877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69805">
            <text:p>1369805</text:p>
          </table:table-cell>
          <table:table-cell office:value-type="float" office:value="2637715">
            <text:p>2637715</text:p>
          </table:table-cell>
          <table:table-cell office:value-type="float" office:value="1982596">
            <text:p>1982596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920194">
            <text:p>1920194</text:p>
          </table:table-cell>
          <table:table-cell office:value-type="float" office:value="2243582">
            <text:p>2243582</text:p>
          </table:table-cell>
          <table:table-cell office:value-type="float" office:value="2284074">
            <text:p>2284074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48160">
            <text:p>1448160</text:p>
          </table:table-cell>
          <table:table-cell office:value-type="float" office:value="2469822">
            <text:p>2469822</text:p>
          </table:table-cell>
          <table:table-cell office:value-type="float" office:value="2931701">
            <text:p>2931701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868243">
            <text:p>1868243</text:p>
          </table:table-cell>
          <table:table-cell office:value-type="float" office:value="3180491">
            <text:p>3180491</text:p>
          </table:table-cell>
          <table:table-cell office:value-type="float" office:value="2288788">
            <text:p>2288788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77179">
            <text:p>2277179</text:p>
          </table:table-cell>
          <table:table-cell office:value-type="float" office:value="2520074">
            <text:p>2520074</text:p>
          </table:table-cell>
          <table:table-cell office:value-type="float" office:value="1647722">
            <text:p>1647722</text:p>
          </table:table-cell>
          <table:table-cell table:number-columns-repeated="1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08490">
            <text:p>1408490</text:p>
          </table:table-cell>
          <table:table-cell office:value-type="float" office:value="2563700">
            <text:p>2563700</text:p>
          </table:table-cell>
          <table:table-cell office:value-type="float" office:value="2364547">
            <text:p>2364547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499087">
            <text:p>1499087</text:p>
          </table:table-cell>
          <table:table-cell office:value-type="float" office:value="3011439">
            <text:p>3011439</text:p>
          </table:table-cell>
          <table:table-cell office:value-type="float" office:value="2444455">
            <text:p>2444455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403372">
            <text:p>1403372</text:p>
          </table:table-cell>
          <table:table-cell office:value-type="float" office:value="2434114">
            <text:p>2434114</text:p>
          </table:table-cell>
          <table:table-cell office:value-type="float" office:value="3286202">
            <text:p>3286202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54722">
            <text:p>1554722</text:p>
          </table:table-cell>
          <table:table-cell office:value-type="float" office:value="2677648">
            <text:p>2677648</text:p>
          </table:table-cell>
          <table:table-cell office:value-type="float" office:value="2770062">
            <text:p>2770062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71201">
            <text:p>1571201</text:p>
          </table:table-cell>
          <table:table-cell office:value-type="float" office:value="2803184">
            <text:p>2803184</text:p>
          </table:table-cell>
          <table:table-cell office:value-type="float" office:value="2197724">
            <text:p>219772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26870">
            <text:p>2326870</text:p>
          </table:table-cell>
          <table:table-cell office:value-type="float" office:value="2759498">
            <text:p>2759498</text:p>
          </table:table-cell>
          <table:table-cell office:value-type="float" office:value="1910526">
            <text:p>1910526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327073">
            <text:p>2327073</text:p>
          </table:table-cell>
          <table:table-cell office:value-type="float" office:value="2394108">
            <text:p>2394108</text:p>
          </table:table-cell>
          <table:table-cell office:value-type="float" office:value="2318343">
            <text:p>2318343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00636">
            <text:p>1300636</text:p>
          </table:table-cell>
          <table:table-cell office:value-type="float" office:value="2537628">
            <text:p>2537628</text:p>
          </table:table-cell>
          <table:table-cell office:value-type="float" office:value="2607153">
            <text:p>2607153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90418">
            <text:p>1690418</text:p>
          </table:table-cell>
          <table:table-cell office:value-type="float" office:value="2439429">
            <text:p>2439429</text:p>
          </table:table-cell>
          <table:table-cell office:value-type="float" office:value="2158308">
            <text:p>2158308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2254">
            <text:p>1632254</text:p>
          </table:table-cell>
          <table:table-cell office:value-type="float" office:value="3292850">
            <text:p>3292850</text:p>
          </table:table-cell>
          <table:table-cell office:value-type="float" office:value="2982461">
            <text:p>2982461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262805">
            <text:p>2262805</text:p>
          </table:table-cell>
          <table:table-cell office:value-type="float" office:value="2926418">
            <text:p>2926418</text:p>
          </table:table-cell>
          <table:table-cell office:value-type="float" office:value="2262555">
            <text:p>2262555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46103">
            <text:p>1546103</text:p>
          </table:table-cell>
          <table:table-cell office:value-type="float" office:value="2939929">
            <text:p>2939929</text:p>
          </table:table-cell>
          <table:table-cell office:value-type="float" office:value="2403719">
            <text:p>2403719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50021">
            <text:p>1750021</text:p>
          </table:table-cell>
          <table:table-cell office:value-type="float" office:value="2425707">
            <text:p>2425707</text:p>
          </table:table-cell>
          <table:table-cell office:value-type="float" office:value="2447121">
            <text:p>2447121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49866">
            <text:p>1749866</text:p>
          </table:table-cell>
          <table:table-cell office:value-type="float" office:value="2284946">
            <text:p>2284946</text:p>
          </table:table-cell>
          <table:table-cell office:value-type="float" office:value="2079954">
            <text:p>207995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887162">
            <text:p>1887162</text:p>
          </table:table-cell>
          <table:table-cell office:value-type="float" office:value="2827907">
            <text:p>2827907</text:p>
          </table:table-cell>
          <table:table-cell office:value-type="float" office:value="3149678">
            <text:p>3149678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04364">
            <text:p>1604364</text:p>
          </table:table-cell>
          <table:table-cell office:value-type="float" office:value="2676158">
            <text:p>2676158</text:p>
          </table:table-cell>
          <table:table-cell office:value-type="float" office:value="2563420">
            <text:p>2563420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80266">
            <text:p>2180266</text:p>
          </table:table-cell>
          <table:table-cell office:value-type="float" office:value="2820371">
            <text:p>2820371</text:p>
          </table:table-cell>
          <table:table-cell office:value-type="float" office:value="2326761">
            <text:p>2326761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48185">
            <text:p>1148185</text:p>
          </table:table-cell>
          <table:table-cell office:value-type="float" office:value="2406674">
            <text:p>2406674</text:p>
          </table:table-cell>
          <table:table-cell office:value-type="float" office:value="2162274">
            <text:p>216227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81087">
            <text:p>1581087</text:p>
          </table:table-cell>
          <table:table-cell office:value-type="float" office:value="2414878">
            <text:p>2414878</text:p>
          </table:table-cell>
          <table:table-cell office:value-type="float" office:value="2242497">
            <text:p>2242497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08185">
            <text:p>2108185</text:p>
          </table:table-cell>
          <table:table-cell office:value-type="float" office:value="2587878">
            <text:p>2587878</text:p>
          </table:table-cell>
          <table:table-cell office:value-type="float" office:value="2683645">
            <text:p>2683645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4335">
            <text:p>2044335</text:p>
          </table:table-cell>
          <table:table-cell office:value-type="float" office:value="3823492">
            <text:p>3823492</text:p>
          </table:table-cell>
          <table:table-cell office:value-type="float" office:value="2049047">
            <text:p>2049047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73346">
            <text:p>1673346</text:p>
          </table:table-cell>
          <table:table-cell office:value-type="float" office:value="3207115">
            <text:p>3207115</text:p>
          </table:table-cell>
          <table:table-cell office:value-type="float" office:value="2542030">
            <text:p>2542030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72703">
            <text:p>1572703</text:p>
          </table:table-cell>
          <table:table-cell office:value-type="float" office:value="2401000">
            <text:p>2401000</text:p>
          </table:table-cell>
          <table:table-cell office:value-type="float" office:value="2295519">
            <text:p>2295519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61603">
            <text:p>1561603</text:p>
          </table:table-cell>
          <table:table-cell office:value-type="float" office:value="2660546">
            <text:p>2660546</text:p>
          </table:table-cell>
          <table:table-cell office:value-type="float" office:value="2333899">
            <text:p>2333899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23104">
            <text:p>2123104</text:p>
          </table:table-cell>
          <table:table-cell office:value-type="float" office:value="3263608">
            <text:p>3263608</text:p>
          </table:table-cell>
          <table:table-cell office:value-type="float" office:value="2183489">
            <text:p>2183489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57402">
            <text:p>1757402</text:p>
          </table:table-cell>
          <table:table-cell office:value-type="float" office:value="2589676">
            <text:p>2589676</text:p>
          </table:table-cell>
          <table:table-cell office:value-type="float" office:value="2509306">
            <text:p>2509306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18161">
            <text:p>2518161</text:p>
          </table:table-cell>
          <table:table-cell office:value-type="float" office:value="2486126">
            <text:p>2486126</text:p>
          </table:table-cell>
          <table:table-cell office:value-type="float" office:value="2252414">
            <text:p>225241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90676">
            <text:p>1590676</text:p>
          </table:table-cell>
          <table:table-cell office:value-type="float" office:value="2615428">
            <text:p>2615428</text:p>
          </table:table-cell>
          <table:table-cell office:value-type="float" office:value="2370013">
            <text:p>2370013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953597">
            <text:p>1953597</text:p>
          </table:table-cell>
          <table:table-cell office:value-type="float" office:value="2517251">
            <text:p>2517251</text:p>
          </table:table-cell>
          <table:table-cell office:value-type="float" office:value="2274191">
            <text:p>2274191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487033">
            <text:p>1487033</text:p>
          </table:table-cell>
          <table:table-cell office:value-type="float" office:value="2409136">
            <text:p>2409136</text:p>
          </table:table-cell>
          <table:table-cell office:value-type="float" office:value="2507064">
            <text:p>250706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75427">
            <text:p>1575427</text:p>
          </table:table-cell>
          <table:table-cell office:value-type="float" office:value="3550802">
            <text:p>3550802</text:p>
          </table:table-cell>
          <table:table-cell office:value-type="float" office:value="2075719">
            <text:p>2075719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65793">
            <text:p>1765793</text:p>
          </table:table-cell>
          <table:table-cell office:value-type="float" office:value="3046003">
            <text:p>3046003</text:p>
          </table:table-cell>
          <table:table-cell office:value-type="float" office:value="2641425">
            <text:p>2641425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280787">
            <text:p>1280787</text:p>
          </table:table-cell>
          <table:table-cell office:value-type="float" office:value="2688127">
            <text:p>2688127</text:p>
          </table:table-cell>
          <table:table-cell office:value-type="float" office:value="6915788">
            <text:p>6915788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58632">
            <text:p>1358632</text:p>
          </table:table-cell>
          <table:table-cell office:value-type="float" office:value="2966073">
            <text:p>2966073</text:p>
          </table:table-cell>
          <table:table-cell office:value-type="float" office:value="4438748">
            <text:p>4438748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43688">
            <text:p>2143688</text:p>
          </table:table-cell>
          <table:table-cell office:value-type="float" office:value="2254295">
            <text:p>2254295</text:p>
          </table:table-cell>
          <table:table-cell office:value-type="float" office:value="3132446">
            <text:p>3132446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99854">
            <text:p>1699854</text:p>
          </table:table-cell>
          <table:table-cell office:value-type="float" office:value="2820992">
            <text:p>2820992</text:p>
          </table:table-cell>
          <table:table-cell office:value-type="float" office:value="4038774">
            <text:p>403877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99118">
            <text:p>1599118</text:p>
          </table:table-cell>
          <table:table-cell office:value-type="float" office:value="2535082">
            <text:p>2535082</text:p>
          </table:table-cell>
          <table:table-cell office:value-type="float" office:value="3065307">
            <text:p>3065307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89771">
            <text:p>1389771</text:p>
          </table:table-cell>
          <table:table-cell office:value-type="float" office:value="2749175">
            <text:p>2749175</text:p>
          </table:table-cell>
          <table:table-cell office:value-type="float" office:value="2177975">
            <text:p>2177975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30591">
            <text:p>2130591</text:p>
          </table:table-cell>
          <table:table-cell office:value-type="float" office:value="3239076">
            <text:p>3239076</text:p>
          </table:table-cell>
          <table:table-cell office:value-type="float" office:value="1949740">
            <text:p>1949740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09431">
            <text:p>1509431</text:p>
          </table:table-cell>
          <table:table-cell office:value-type="float" office:value="2675677">
            <text:p>2675677</text:p>
          </table:table-cell>
          <table:table-cell office:value-type="float" office:value="2491730">
            <text:p>2491730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23539">
            <text:p>1723539</text:p>
          </table:table-cell>
          <table:table-cell office:value-type="float" office:value="2330470">
            <text:p>2330470</text:p>
          </table:table-cell>
          <table:table-cell office:value-type="float" office:value="3315632">
            <text:p>3315632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472159">
            <text:p>1472159</text:p>
          </table:table-cell>
          <table:table-cell office:value-type="float" office:value="2166407">
            <text:p>2166407</text:p>
          </table:table-cell>
          <table:table-cell office:value-type="float" office:value="2377204">
            <text:p>237720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19460">
            <text:p>1619460</text:p>
          </table:table-cell>
          <table:table-cell office:value-type="float" office:value="2526839">
            <text:p>2526839</text:p>
          </table:table-cell>
          <table:table-cell office:value-type="float" office:value="1928749">
            <text:p>1928749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4169">
            <text:p>1634169</text:p>
          </table:table-cell>
          <table:table-cell office:value-type="float" office:value="2726490">
            <text:p>2726490</text:p>
          </table:table-cell>
          <table:table-cell office:value-type="float" office:value="2854622">
            <text:p>2854622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08679">
            <text:p>2008679</text:p>
          </table:table-cell>
          <table:table-cell office:value-type="float" office:value="2805550">
            <text:p>2805550</text:p>
          </table:table-cell>
          <table:table-cell office:value-type="float" office:value="2253857">
            <text:p>2253857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71564">
            <text:p>1371564</text:p>
          </table:table-cell>
          <table:table-cell office:value-type="float" office:value="3276927">
            <text:p>3276927</text:p>
          </table:table-cell>
          <table:table-cell office:value-type="float" office:value="2455050">
            <text:p>2455050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841107">
            <text:p>1841107</text:p>
          </table:table-cell>
          <table:table-cell office:value-type="float" office:value="2611397">
            <text:p>2611397</text:p>
          </table:table-cell>
          <table:table-cell office:value-type="float" office:value="1808452">
            <text:p>1808452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39995">
            <text:p>2039995</text:p>
          </table:table-cell>
          <table:table-cell office:value-type="float" office:value="2457365">
            <text:p>2457365</text:p>
          </table:table-cell>
          <table:table-cell office:value-type="float" office:value="2531894">
            <text:p>2531894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91354">
            <text:p>1791354</text:p>
          </table:table-cell>
          <table:table-cell office:value-type="float" office:value="2531637">
            <text:p>2531637</text:p>
          </table:table-cell>
          <table:table-cell office:value-type="float" office:value="2381811">
            <text:p>2381811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75349">
            <text:p>1775349</text:p>
          </table:table-cell>
          <table:table-cell office:value-type="float" office:value="2636360">
            <text:p>2636360</text:p>
          </table:table-cell>
          <table:table-cell office:value-type="float" office:value="2039133">
            <text:p>2039133</text:p>
          </table:table-cell>
          <table:table-cell table:number-columns-repeated="1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724511">
            <text:p>1724511</text:p>
          </table:table-cell>
          <table:table-cell office:value-type="float" office:value="2903366">
            <text:p>2903366</text:p>
          </table:table-cell>
          <table:table-cell office:value-type="float" office:value="2369927">
            <text:p>2369927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74422">
            <text:p>1674422</text:p>
          </table:table-cell>
          <table:table-cell office:value-type="float" office:value="3450509">
            <text:p>3450509</text:p>
          </table:table-cell>
          <table:table-cell office:value-type="float" office:value="3093166">
            <text:p>309316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36143">
            <text:p>2336143</text:p>
          </table:table-cell>
          <table:table-cell office:value-type="float" office:value="3849183">
            <text:p>3849183</text:p>
          </table:table-cell>
          <table:table-cell office:value-type="float" office:value="2338229">
            <text:p>2338229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24460">
            <text:p>1624460</text:p>
          </table:table-cell>
          <table:table-cell office:value-type="float" office:value="2723323">
            <text:p>2723323</text:p>
          </table:table-cell>
          <table:table-cell office:value-type="float" office:value="2477324">
            <text:p>2477324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82662">
            <text:p>1582662</text:p>
          </table:table-cell>
          <table:table-cell office:value-type="float" office:value="2928442">
            <text:p>2928442</text:p>
          </table:table-cell>
          <table:table-cell office:value-type="float" office:value="2593929">
            <text:p>2593929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00227">
            <text:p>1700227</text:p>
          </table:table-cell>
          <table:table-cell office:value-type="float" office:value="2790088">
            <text:p>2790088</text:p>
          </table:table-cell>
          <table:table-cell office:value-type="float" office:value="2536363">
            <text:p>2536363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71049">
            <text:p>1571049</text:p>
          </table:table-cell>
          <table:table-cell office:value-type="float" office:value="2421613">
            <text:p>2421613</text:p>
          </table:table-cell>
          <table:table-cell office:value-type="float" office:value="3283750">
            <text:p>3283750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07282">
            <text:p>1707282</text:p>
          </table:table-cell>
          <table:table-cell office:value-type="float" office:value="2481125">
            <text:p>2481125</text:p>
          </table:table-cell>
          <table:table-cell office:value-type="float" office:value="2102933">
            <text:p>2102933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27130">
            <text:p>1427130</text:p>
          </table:table-cell>
          <table:table-cell office:value-type="float" office:value="2651155">
            <text:p>2651155</text:p>
          </table:table-cell>
          <table:table-cell office:value-type="float" office:value="2263616">
            <text:p>226361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20222">
            <text:p>1520222</text:p>
          </table:table-cell>
          <table:table-cell office:value-type="float" office:value="2890204">
            <text:p>2890204</text:p>
          </table:table-cell>
          <table:table-cell office:value-type="float" office:value="2242961">
            <text:p>2242961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21762">
            <text:p>1721762</text:p>
          </table:table-cell>
          <table:table-cell office:value-type="float" office:value="2734326">
            <text:p>2734326</text:p>
          </table:table-cell>
          <table:table-cell office:value-type="float" office:value="2962526">
            <text:p>296252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29064">
            <text:p>1929064</text:p>
          </table:table-cell>
          <table:table-cell office:value-type="float" office:value="2775469">
            <text:p>2775469</text:p>
          </table:table-cell>
          <table:table-cell office:value-type="float" office:value="3157878">
            <text:p>3157878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13301">
            <text:p>1613301</text:p>
          </table:table-cell>
          <table:table-cell office:value-type="float" office:value="2611084">
            <text:p>2611084</text:p>
          </table:table-cell>
          <table:table-cell office:value-type="float" office:value="1852847">
            <text:p>1852847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51014">
            <text:p>1751014</text:p>
          </table:table-cell>
          <table:table-cell office:value-type="float" office:value="2972249">
            <text:p>2972249</text:p>
          </table:table-cell>
          <table:table-cell office:value-type="float" office:value="2459980">
            <text:p>2459980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246360">
            <text:p>2246360</text:p>
          </table:table-cell>
          <table:table-cell office:value-type="float" office:value="2750923">
            <text:p>2750923</text:p>
          </table:table-cell>
          <table:table-cell office:value-type="float" office:value="2488311">
            <text:p>2488311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47987">
            <text:p>1547987</text:p>
          </table:table-cell>
          <table:table-cell office:value-type="float" office:value="3446727">
            <text:p>3446727</text:p>
          </table:table-cell>
          <table:table-cell office:value-type="float" office:value="2705624">
            <text:p>2705624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79971">
            <text:p>1679971</text:p>
          </table:table-cell>
          <table:table-cell office:value-type="float" office:value="2483089">
            <text:p>2483089</text:p>
          </table:table-cell>
          <table:table-cell office:value-type="float" office:value="2545992">
            <text:p>2545992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73375">
            <text:p>1773375</text:p>
          </table:table-cell>
          <table:table-cell office:value-type="float" office:value="2622610">
            <text:p>2622610</text:p>
          </table:table-cell>
          <table:table-cell office:value-type="float" office:value="3744300">
            <text:p>3744300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803738">
            <text:p>1803738</text:p>
          </table:table-cell>
          <table:table-cell office:value-type="float" office:value="4069859">
            <text:p>4069859</text:p>
          </table:table-cell>
          <table:table-cell office:value-type="float" office:value="2924927">
            <text:p>2924927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15399">
            <text:p>1615399</text:p>
          </table:table-cell>
          <table:table-cell office:value-type="float" office:value="4550169">
            <text:p>4550169</text:p>
          </table:table-cell>
          <table:table-cell office:value-type="float" office:value="2994076">
            <text:p>299407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478748">
            <text:p>2478748</text:p>
          </table:table-cell>
          <table:table-cell office:value-type="float" office:value="5332478">
            <text:p>5332478</text:p>
          </table:table-cell>
          <table:table-cell office:value-type="float" office:value="2347496">
            <text:p>234749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173184">
            <text:p>2173184</text:p>
          </table:table-cell>
          <table:table-cell office:value-type="float" office:value="2814832">
            <text:p>2814832</text:p>
          </table:table-cell>
          <table:table-cell office:value-type="float" office:value="2837215">
            <text:p>2837215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53263">
            <text:p>1653263</text:p>
          </table:table-cell>
          <table:table-cell office:value-type="float" office:value="3272603">
            <text:p>3272603</text:p>
          </table:table-cell>
          <table:table-cell office:value-type="float" office:value="2508998">
            <text:p>2508998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17470">
            <text:p>1917470</text:p>
          </table:table-cell>
          <table:table-cell office:value-type="float" office:value="2564040">
            <text:p>2564040</text:p>
          </table:table-cell>
          <table:table-cell office:value-type="float" office:value="2671892">
            <text:p>2671892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06665">
            <text:p>1606665</text:p>
          </table:table-cell>
          <table:table-cell office:value-type="float" office:value="2843434">
            <text:p>2843434</text:p>
          </table:table-cell>
          <table:table-cell office:value-type="float" office:value="2779957">
            <text:p>2779957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60602">
            <text:p>1060602</text:p>
          </table:table-cell>
          <table:table-cell office:value-type="float" office:value="2901854">
            <text:p>2901854</text:p>
          </table:table-cell>
          <table:table-cell office:value-type="float" office:value="2569215">
            <text:p>2569215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60263">
            <text:p>1660263</text:p>
          </table:table-cell>
          <table:table-cell office:value-type="float" office:value="2909408">
            <text:p>2909408</text:p>
          </table:table-cell>
          <table:table-cell office:value-type="float" office:value="3274619">
            <text:p>3274619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63681">
            <text:p>1563681</text:p>
          </table:table-cell>
          <table:table-cell office:value-type="float" office:value="2584214">
            <text:p>2584214</text:p>
          </table:table-cell>
          <table:table-cell office:value-type="float" office:value="2804281">
            <text:p>2804281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28414">
            <text:p>1928414</text:p>
          </table:table-cell>
          <table:table-cell office:value-type="float" office:value="3012994">
            <text:p>3012994</text:p>
          </table:table-cell>
          <table:table-cell office:value-type="float" office:value="2409023">
            <text:p>2409023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54164">
            <text:p>1554164</text:p>
          </table:table-cell>
          <table:table-cell office:value-type="float" office:value="2664855">
            <text:p>2664855</text:p>
          </table:table-cell>
          <table:table-cell office:value-type="float" office:value="3044766">
            <text:p>304476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81299">
            <text:p>1781299</text:p>
          </table:table-cell>
          <table:table-cell office:value-type="float" office:value="3062480">
            <text:p>3062480</text:p>
          </table:table-cell>
          <table:table-cell office:value-type="float" office:value="2792949">
            <text:p>2792949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194937">
            <text:p>2194937</text:p>
          </table:table-cell>
          <table:table-cell office:value-type="float" office:value="2727695">
            <text:p>2727695</text:p>
          </table:table-cell>
          <table:table-cell office:value-type="float" office:value="1950876">
            <text:p>195087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79425">
            <text:p>1179425</text:p>
          </table:table-cell>
          <table:table-cell office:value-type="float" office:value="2322344">
            <text:p>2322344</text:p>
          </table:table-cell>
          <table:table-cell office:value-type="float" office:value="2310792">
            <text:p>2310792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99241">
            <text:p>1699241</text:p>
          </table:table-cell>
          <table:table-cell office:value-type="float" office:value="2679575">
            <text:p>2679575</text:p>
          </table:table-cell>
          <table:table-cell office:value-type="float" office:value="1790095">
            <text:p>1790095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97606">
            <text:p>1697606</text:p>
          </table:table-cell>
          <table:table-cell office:value-type="float" office:value="2370198">
            <text:p>2370198</text:p>
          </table:table-cell>
          <table:table-cell office:value-type="float" office:value="2328136">
            <text:p>2328136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92001">
            <text:p>1692001</text:p>
          </table:table-cell>
          <table:table-cell office:value-type="float" office:value="2717845">
            <text:p>2717845</text:p>
          </table:table-cell>
          <table:table-cell office:value-type="float" office:value="3337601">
            <text:p>3337601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063132">
            <text:p>2063132</text:p>
          </table:table-cell>
          <table:table-cell office:value-type="float" office:value="2850215">
            <text:p>2850215</text:p>
          </table:table-cell>
          <table:table-cell office:value-type="float" office:value="2188485">
            <text:p>2188485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27314">
            <text:p>1627314</text:p>
          </table:table-cell>
          <table:table-cell office:value-type="float" office:value="2283805">
            <text:p>2283805</text:p>
          </table:table-cell>
          <table:table-cell office:value-type="float" office:value="2743178">
            <text:p>2743178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63159">
            <text:p>2563159</text:p>
          </table:table-cell>
          <table:table-cell office:value-type="float" office:value="2542608">
            <text:p>2542608</text:p>
          </table:table-cell>
          <table:table-cell office:value-type="float" office:value="2350628">
            <text:p>2350628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58208">
            <text:p>2358208</text:p>
          </table:table-cell>
          <table:table-cell office:value-type="float" office:value="2661350">
            <text:p>2661350</text:p>
          </table:table-cell>
          <table:table-cell office:value-type="float" office:value="2860585">
            <text:p>2860585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67382">
            <text:p>1767382</text:p>
          </table:table-cell>
          <table:table-cell office:value-type="float" office:value="2948796">
            <text:p>2948796</text:p>
          </table:table-cell>
          <table:table-cell office:value-type="float" office:value="2570287">
            <text:p>2570287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43146">
            <text:p>1943146</text:p>
          </table:table-cell>
          <table:table-cell office:value-type="float" office:value="2509730">
            <text:p>2509730</text:p>
          </table:table-cell>
          <table:table-cell office:value-type="float" office:value="2415540">
            <text:p>2415540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551447">
            <text:p>2551447</text:p>
          </table:table-cell>
          <table:table-cell office:value-type="float" office:value="2696694">
            <text:p>2696694</text:p>
          </table:table-cell>
          <table:table-cell office:value-type="float" office:value="2247810">
            <text:p>2247810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60398">
            <text:p>1560398</text:p>
          </table:table-cell>
          <table:table-cell office:value-type="float" office:value="2554927">
            <text:p>2554927</text:p>
          </table:table-cell>
          <table:table-cell office:value-type="float" office:value="2388077">
            <text:p>2388077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69810">
            <text:p>1669810</text:p>
          </table:table-cell>
          <table:table-cell office:value-type="float" office:value="3210686">
            <text:p>3210686</text:p>
          </table:table-cell>
          <table:table-cell office:value-type="float" office:value="3251958">
            <text:p>3251958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88667">
            <text:p>1588667</text:p>
          </table:table-cell>
          <table:table-cell office:value-type="float" office:value="2692457">
            <text:p>2692457</text:p>
          </table:table-cell>
          <table:table-cell office:value-type="float" office:value="2823091">
            <text:p>2823091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225849">
            <text:p>2225849</text:p>
          </table:table-cell>
          <table:table-cell office:value-type="float" office:value="2515868">
            <text:p>2515868</text:p>
          </table:table-cell>
          <table:table-cell office:value-type="float" office:value="2446875">
            <text:p>2446875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285284">
            <text:p>2285284</text:p>
          </table:table-cell>
          <table:table-cell office:value-type="float" office:value="2896307">
            <text:p>2896307</text:p>
          </table:table-cell>
          <table:table-cell office:value-type="float" office:value="2244504">
            <text:p>2244504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56106">
            <text:p>1756106</text:p>
          </table:table-cell>
          <table:table-cell office:value-type="float" office:value="2554732">
            <text:p>2554732</text:p>
          </table:table-cell>
          <table:table-cell office:value-type="float" office:value="3089424">
            <text:p>3089424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06256">
            <text:p>1706256</text:p>
          </table:table-cell>
          <table:table-cell office:value-type="float" office:value="3037702">
            <text:p>3037702</text:p>
          </table:table-cell>
          <table:table-cell office:value-type="float" office:value="2377467">
            <text:p>2377467</text:p>
          </table:table-cell>
          <table:table-cell table:number-columns-repeated="1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712567">
            <text:p>1712567</text:p>
          </table:table-cell>
          <table:table-cell office:value-type="float" office:value="2716754">
            <text:p>2716754</text:p>
          </table:table-cell>
          <table:table-cell office:value-type="float" office:value="2515229">
            <text:p>2515229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41476">
            <text:p>2641476</text:p>
          </table:table-cell>
          <table:table-cell office:value-type="float" office:value="2885333">
            <text:p>2885333</text:p>
          </table:table-cell>
          <table:table-cell office:value-type="float" office:value="2143320">
            <text:p>2143320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36854">
            <text:p>1636854</text:p>
          </table:table-cell>
          <table:table-cell office:value-type="float" office:value="2697047">
            <text:p>2697047</text:p>
          </table:table-cell>
          <table:table-cell office:value-type="float" office:value="4019187">
            <text:p>4019187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88100">
            <text:p>1888100</text:p>
          </table:table-cell>
          <table:table-cell office:value-type="float" office:value="3277738">
            <text:p>3277738</text:p>
          </table:table-cell>
          <table:table-cell office:value-type="float" office:value="3695116">
            <text:p>3695116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17547">
            <text:p>1717547</text:p>
          </table:table-cell>
          <table:table-cell office:value-type="float" office:value="3082944">
            <text:p>3082944</text:p>
          </table:table-cell>
          <table:table-cell office:value-type="float" office:value="2336210">
            <text:p>2336210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63292">
            <text:p>2063292</text:p>
          </table:table-cell>
          <table:table-cell office:value-type="float" office:value="2905998">
            <text:p>2905998</text:p>
          </table:table-cell>
          <table:table-cell office:value-type="float" office:value="2097197">
            <text:p>2097197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19495">
            <text:p>1819495</text:p>
          </table:table-cell>
          <table:table-cell office:value-type="float" office:value="2618401">
            <text:p>2618401</text:p>
          </table:table-cell>
          <table:table-cell office:value-type="float" office:value="2835113">
            <text:p>2835113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40402">
            <text:p>1640402</text:p>
          </table:table-cell>
          <table:table-cell office:value-type="float" office:value="2791334">
            <text:p>2791334</text:p>
          </table:table-cell>
          <table:table-cell office:value-type="float" office:value="2636143">
            <text:p>2636143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55421">
            <text:p>1855421</text:p>
          </table:table-cell>
          <table:table-cell office:value-type="float" office:value="2472911">
            <text:p>2472911</text:p>
          </table:table-cell>
          <table:table-cell office:value-type="float" office:value="2627717">
            <text:p>2627717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52240">
            <text:p>1352240</text:p>
          </table:table-cell>
          <table:table-cell office:value-type="float" office:value="2853635">
            <text:p>2853635</text:p>
          </table:table-cell>
          <table:table-cell office:value-type="float" office:value="2323045">
            <text:p>2323045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59842">
            <text:p>1659842</text:p>
          </table:table-cell>
          <table:table-cell office:value-type="float" office:value="2450192">
            <text:p>2450192</text:p>
          </table:table-cell>
          <table:table-cell office:value-type="float" office:value="3498787">
            <text:p>3498787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50234">
            <text:p>1850234</text:p>
          </table:table-cell>
          <table:table-cell office:value-type="float" office:value="2916148">
            <text:p>2916148</text:p>
          </table:table-cell>
          <table:table-cell office:value-type="float" office:value="2361436">
            <text:p>2361436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44058">
            <text:p>1844058</text:p>
          </table:table-cell>
          <table:table-cell office:value-type="float" office:value="3330605">
            <text:p>3330605</text:p>
          </table:table-cell>
          <table:table-cell office:value-type="float" office:value="2475488">
            <text:p>2475488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00067">
            <text:p>1600067</text:p>
          </table:table-cell>
          <table:table-cell office:value-type="float" office:value="2547461">
            <text:p>2547461</text:p>
          </table:table-cell>
          <table:table-cell office:value-type="float" office:value="1930833">
            <text:p>1930833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95945">
            <text:p>1795945</text:p>
          </table:table-cell>
          <table:table-cell office:value-type="float" office:value="2877939">
            <text:p>2877939</text:p>
          </table:table-cell>
          <table:table-cell office:value-type="float" office:value="2412511">
            <text:p>2412511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280214">
            <text:p>2280214</text:p>
          </table:table-cell>
          <table:table-cell office:value-type="float" office:value="3300780">
            <text:p>3300780</text:p>
          </table:table-cell>
          <table:table-cell office:value-type="float" office:value="2372024">
            <text:p>237202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84044">
            <text:p>1884044</text:p>
          </table:table-cell>
          <table:table-cell office:value-type="float" office:value="2395674">
            <text:p>2395674</text:p>
          </table:table-cell>
          <table:table-cell office:value-type="float" office:value="3316027">
            <text:p>3316027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33621">
            <text:p>1733621</text:p>
          </table:table-cell>
          <table:table-cell office:value-type="float" office:value="3138263">
            <text:p>3138263</text:p>
          </table:table-cell>
          <table:table-cell office:value-type="float" office:value="2325293">
            <text:p>2325293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75197">
            <text:p>1775197</text:p>
          </table:table-cell>
          <table:table-cell office:value-type="float" office:value="2944348">
            <text:p>2944348</text:p>
          </table:table-cell>
          <table:table-cell office:value-type="float" office:value="2966947">
            <text:p>2966947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66807">
            <text:p>2566807</text:p>
          </table:table-cell>
          <table:table-cell office:value-type="float" office:value="3015876">
            <text:p>3015876</text:p>
          </table:table-cell>
          <table:table-cell office:value-type="float" office:value="2663343">
            <text:p>2663343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73574">
            <text:p>1673574</text:p>
          </table:table-cell>
          <table:table-cell office:value-type="float" office:value="2279047">
            <text:p>2279047</text:p>
          </table:table-cell>
          <table:table-cell office:value-type="float" office:value="3288454">
            <text:p>328845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21134">
            <text:p>2321134</text:p>
          </table:table-cell>
          <table:table-cell office:value-type="float" office:value="3164373">
            <text:p>3164373</text:p>
          </table:table-cell>
          <table:table-cell office:value-type="float" office:value="2206783">
            <text:p>2206783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85755">
            <text:p>1685755</text:p>
          </table:table-cell>
          <table:table-cell office:value-type="float" office:value="3113624">
            <text:p>3113624</text:p>
          </table:table-cell>
          <table:table-cell office:value-type="float" office:value="2628944">
            <text:p>262894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20766">
            <text:p>1620766</text:p>
          </table:table-cell>
          <table:table-cell office:value-type="float" office:value="2538030">
            <text:p>2538030</text:p>
          </table:table-cell>
          <table:table-cell office:value-type="float" office:value="2403594">
            <text:p>240359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75064">
            <text:p>1775064</text:p>
          </table:table-cell>
          <table:table-cell office:value-type="float" office:value="2726515">
            <text:p>2726515</text:p>
          </table:table-cell>
          <table:table-cell office:value-type="float" office:value="3297349">
            <text:p>3297349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61258">
            <text:p>1661258</text:p>
          </table:table-cell>
          <table:table-cell office:value-type="float" office:value="3091528">
            <text:p>3091528</text:p>
          </table:table-cell>
          <table:table-cell office:value-type="float" office:value="2819554">
            <text:p>281955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63464">
            <text:p>1763464</text:p>
          </table:table-cell>
          <table:table-cell office:value-type="float" office:value="3010338">
            <text:p>3010338</text:p>
          </table:table-cell>
          <table:table-cell office:value-type="float" office:value="2558664">
            <text:p>255866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83471">
            <text:p>1683471</text:p>
          </table:table-cell>
          <table:table-cell office:value-type="float" office:value="2722671">
            <text:p>2722671</text:p>
          </table:table-cell>
          <table:table-cell office:value-type="float" office:value="2845976">
            <text:p>2845976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47510">
            <text:p>1647510</text:p>
          </table:table-cell>
          <table:table-cell office:value-type="float" office:value="2946068">
            <text:p>2946068</text:p>
          </table:table-cell>
          <table:table-cell office:value-type="float" office:value="2660784">
            <text:p>266078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00851">
            <text:p>1500851</text:p>
          </table:table-cell>
          <table:table-cell office:value-type="float" office:value="3158206">
            <text:p>3158206</text:p>
          </table:table-cell>
          <table:table-cell office:value-type="float" office:value="2848675">
            <text:p>2848675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01613">
            <text:p>1701613</text:p>
          </table:table-cell>
          <table:table-cell office:value-type="float" office:value="2994953">
            <text:p>2994953</text:p>
          </table:table-cell>
          <table:table-cell office:value-type="float" office:value="2742705">
            <text:p>2742705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92865">
            <text:p>1792865</text:p>
          </table:table-cell>
          <table:table-cell office:value-type="float" office:value="2604667">
            <text:p>2604667</text:p>
          </table:table-cell>
          <table:table-cell office:value-type="float" office:value="2551381">
            <text:p>2551381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48080">
            <text:p>1848080</text:p>
          </table:table-cell>
          <table:table-cell office:value-type="float" office:value="3173318">
            <text:p>3173318</text:p>
          </table:table-cell>
          <table:table-cell office:value-type="float" office:value="2543855">
            <text:p>2543855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273032">
            <text:p>1273032</text:p>
          </table:table-cell>
          <table:table-cell office:value-type="float" office:value="3012770">
            <text:p>3012770</text:p>
          </table:table-cell>
          <table:table-cell office:value-type="float" office:value="3429572">
            <text:p>3429572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44337">
            <text:p>1544337</text:p>
          </table:table-cell>
          <table:table-cell office:value-type="float" office:value="3021493">
            <text:p>3021493</text:p>
          </table:table-cell>
          <table:table-cell office:value-type="float" office:value="2447659">
            <text:p>2447659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18739">
            <text:p>3218739</text:p>
          </table:table-cell>
          <table:table-cell office:value-type="float" office:value="3210932">
            <text:p>3210932</text:p>
          </table:table-cell>
          <table:table-cell office:value-type="float" office:value="2524152">
            <text:p>2524152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30292">
            <text:p>2330292</text:p>
          </table:table-cell>
          <table:table-cell office:value-type="float" office:value="2487078">
            <text:p>2487078</text:p>
          </table:table-cell>
          <table:table-cell office:value-type="float" office:value="2931215">
            <text:p>2931215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45022">
            <text:p>1745022</text:p>
          </table:table-cell>
          <table:table-cell office:value-type="float" office:value="2756455">
            <text:p>2756455</text:p>
          </table:table-cell>
          <table:table-cell office:value-type="float" office:value="2776684">
            <text:p>2776684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610514">
            <text:p>2610514</text:p>
          </table:table-cell>
          <table:table-cell office:value-type="float" office:value="3728872">
            <text:p>3728872</text:p>
          </table:table-cell>
          <table:table-cell office:value-type="float" office:value="2537761">
            <text:p>2537761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55473">
            <text:p>1755473</text:p>
          </table:table-cell>
          <table:table-cell office:value-type="float" office:value="2866898">
            <text:p>2866898</text:p>
          </table:table-cell>
          <table:table-cell office:value-type="float" office:value="2157828">
            <text:p>2157828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15872">
            <text:p>1615872</text:p>
          </table:table-cell>
          <table:table-cell office:value-type="float" office:value="2870875">
            <text:p>2870875</text:p>
          </table:table-cell>
          <table:table-cell office:value-type="float" office:value="2733678">
            <text:p>2733678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75529">
            <text:p>1875529</text:p>
          </table:table-cell>
          <table:table-cell office:value-type="float" office:value="2961187">
            <text:p>2961187</text:p>
          </table:table-cell>
          <table:table-cell office:value-type="float" office:value="3118891">
            <text:p>3118891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47123">
            <text:p>1747123</text:p>
          </table:table-cell>
          <table:table-cell office:value-type="float" office:value="3096657">
            <text:p>3096657</text:p>
          </table:table-cell>
          <table:table-cell office:value-type="float" office:value="2140806">
            <text:p>2140806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74597">
            <text:p>1774597</text:p>
          </table:table-cell>
          <table:table-cell office:value-type="float" office:value="3353841">
            <text:p>3353841</text:p>
          </table:table-cell>
          <table:table-cell office:value-type="float" office:value="2903745">
            <text:p>2903745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05620">
            <text:p>1705620</text:p>
          </table:table-cell>
          <table:table-cell office:value-type="float" office:value="3357080">
            <text:p>3357080</text:p>
          </table:table-cell>
          <table:table-cell office:value-type="float" office:value="2094867">
            <text:p>2094867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903335">
            <text:p>1903335</text:p>
          </table:table-cell>
          <table:table-cell office:value-type="float" office:value="3307793">
            <text:p>3307793</text:p>
          </table:table-cell>
          <table:table-cell office:value-type="float" office:value="4652006">
            <text:p>4652006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80950">
            <text:p>1680950</text:p>
          </table:table-cell>
          <table:table-cell office:value-type="float" office:value="2783994">
            <text:p>2783994</text:p>
          </table:table-cell>
          <table:table-cell office:value-type="float" office:value="2954950">
            <text:p>2954950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03518">
            <text:p>1703518</text:p>
          </table:table-cell>
          <table:table-cell office:value-type="float" office:value="3489776">
            <text:p>3489776</text:p>
          </table:table-cell>
          <table:table-cell office:value-type="float" office:value="3045042">
            <text:p>3045042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26594">
            <text:p>1826594</text:p>
          </table:table-cell>
          <table:table-cell office:value-type="float" office:value="2654247">
            <text:p>2654247</text:p>
          </table:table-cell>
          <table:table-cell office:value-type="float" office:value="2192243">
            <text:p>2192243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23718">
            <text:p>1623718</text:p>
          </table:table-cell>
          <table:table-cell office:value-type="float" office:value="3261207">
            <text:p>3261207</text:p>
          </table:table-cell>
          <table:table-cell office:value-type="float" office:value="2955712">
            <text:p>2955712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37923">
            <text:p>1637923</text:p>
          </table:table-cell>
          <table:table-cell office:value-type="float" office:value="2977865">
            <text:p>2977865</text:p>
          </table:table-cell>
          <table:table-cell office:value-type="float" office:value="2806362">
            <text:p>280636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712369">
            <text:p>2712369</text:p>
          </table:table-cell>
          <table:table-cell office:value-type="float" office:value="3272067">
            <text:p>3272067</text:p>
          </table:table-cell>
          <table:table-cell office:value-type="float" office:value="2996811">
            <text:p>2996811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96616">
            <text:p>1796616</text:p>
          </table:table-cell>
          <table:table-cell office:value-type="float" office:value="2853802">
            <text:p>2853802</text:p>
          </table:table-cell>
          <table:table-cell office:value-type="float" office:value="2295897">
            <text:p>2295897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28329">
            <text:p>1628329</text:p>
          </table:table-cell>
          <table:table-cell office:value-type="float" office:value="3192478">
            <text:p>3192478</text:p>
          </table:table-cell>
          <table:table-cell office:value-type="float" office:value="2648368">
            <text:p>2648368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63613">
            <text:p>1863613</text:p>
          </table:table-cell>
          <table:table-cell office:value-type="float" office:value="3238365">
            <text:p>3238365</text:p>
          </table:table-cell>
          <table:table-cell office:value-type="float" office:value="3474752">
            <text:p>347475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47359">
            <text:p>1747359</text:p>
          </table:table-cell>
          <table:table-cell office:value-type="float" office:value="3659738">
            <text:p>3659738</text:p>
          </table:table-cell>
          <table:table-cell office:value-type="float" office:value="2386709">
            <text:p>2386709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93391">
            <text:p>1693391</text:p>
          </table:table-cell>
          <table:table-cell office:value-type="float" office:value="2777651">
            <text:p>2777651</text:p>
          </table:table-cell>
          <table:table-cell office:value-type="float" office:value="2860461">
            <text:p>2860461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56151">
            <text:p>1756151</text:p>
          </table:table-cell>
          <table:table-cell office:value-type="float" office:value="2783713">
            <text:p>2783713</text:p>
          </table:table-cell>
          <table:table-cell office:value-type="float" office:value="3325586">
            <text:p>3325586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77209">
            <text:p>2677209</text:p>
          </table:table-cell>
          <table:table-cell office:value-type="float" office:value="3067037">
            <text:p>3067037</text:p>
          </table:table-cell>
          <table:table-cell office:value-type="float" office:value="2454400">
            <text:p>2454400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02127">
            <text:p>1702127</text:p>
          </table:table-cell>
          <table:table-cell office:value-type="float" office:value="3993819">
            <text:p>3993819</text:p>
          </table:table-cell>
          <table:table-cell office:value-type="float" office:value="3662925">
            <text:p>3662925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01898">
            <text:p>1801898</text:p>
          </table:table-cell>
          <table:table-cell office:value-type="float" office:value="4308570">
            <text:p>4308570</text:p>
          </table:table-cell>
          <table:table-cell office:value-type="float" office:value="3706131">
            <text:p>3706131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80851">
            <text:p>1980851</text:p>
          </table:table-cell>
          <table:table-cell office:value-type="float" office:value="3002876">
            <text:p>3002876</text:p>
          </table:table-cell>
          <table:table-cell office:value-type="float" office:value="2957168">
            <text:p>2957168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38905">
            <text:p>1338905</text:p>
          </table:table-cell>
          <table:table-cell office:value-type="float" office:value="3031196">
            <text:p>3031196</text:p>
          </table:table-cell>
          <table:table-cell office:value-type="float" office:value="3478229">
            <text:p>3478229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37377">
            <text:p>1837377</text:p>
          </table:table-cell>
          <table:table-cell office:value-type="float" office:value="3093522">
            <text:p>3093522</text:p>
          </table:table-cell>
          <table:table-cell office:value-type="float" office:value="2820017">
            <text:p>2820017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42029">
            <text:p>1842029</text:p>
          </table:table-cell>
          <table:table-cell office:value-type="float" office:value="3503021">
            <text:p>3503021</text:p>
          </table:table-cell>
          <table:table-cell office:value-type="float" office:value="2787262">
            <text:p>278726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53447">
            <text:p>1653447</text:p>
          </table:table-cell>
          <table:table-cell office:value-type="float" office:value="3638296">
            <text:p>3638296</text:p>
          </table:table-cell>
          <table:table-cell office:value-type="float" office:value="2306209">
            <text:p>2306209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49549">
            <text:p>1949549</text:p>
          </table:table-cell>
          <table:table-cell office:value-type="float" office:value="2692549">
            <text:p>2692549</text:p>
          </table:table-cell>
          <table:table-cell office:value-type="float" office:value="3289476">
            <text:p>3289476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48065">
            <text:p>2648065</text:p>
          </table:table-cell>
          <table:table-cell office:value-type="float" office:value="4049621">
            <text:p>4049621</text:p>
          </table:table-cell>
          <table:table-cell office:value-type="float" office:value="2293637">
            <text:p>2293637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70121">
            <text:p>1870121</text:p>
          </table:table-cell>
          <table:table-cell office:value-type="float" office:value="2942400">
            <text:p>2942400</text:p>
          </table:table-cell>
          <table:table-cell office:value-type="float" office:value="3203177">
            <text:p>3203177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48027">
            <text:p>2248027</text:p>
          </table:table-cell>
          <table:table-cell office:value-type="float" office:value="2924045">
            <text:p>2924045</text:p>
          </table:table-cell>
          <table:table-cell office:value-type="float" office:value="2647043">
            <text:p>2647043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30290">
            <text:p>2230290</text:p>
          </table:table-cell>
          <table:table-cell office:value-type="float" office:value="3045552">
            <text:p>3045552</text:p>
          </table:table-cell>
          <table:table-cell office:value-type="float" office:value="2401623">
            <text:p>2401623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62280">
            <text:p>1762280</text:p>
          </table:table-cell>
          <table:table-cell office:value-type="float" office:value="2878019">
            <text:p>2878019</text:p>
          </table:table-cell>
          <table:table-cell office:value-type="float" office:value="2608158">
            <text:p>2608158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27241">
            <text:p>2627241</text:p>
          </table:table-cell>
          <table:table-cell office:value-type="float" office:value="3092098">
            <text:p>3092098</text:p>
          </table:table-cell>
          <table:table-cell office:value-type="float" office:value="3041406">
            <text:p>3041406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90978">
            <text:p>1690978</text:p>
          </table:table-cell>
          <table:table-cell office:value-type="float" office:value="3441758">
            <text:p>3441758</text:p>
          </table:table-cell>
          <table:table-cell office:value-type="float" office:value="2917281">
            <text:p>2917281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11132">
            <text:p>1711132</text:p>
          </table:table-cell>
          <table:table-cell office:value-type="float" office:value="3321750">
            <text:p>3321750</text:p>
          </table:table-cell>
          <table:table-cell office:value-type="float" office:value="2629364">
            <text:p>2629364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20448">
            <text:p>1820448</text:p>
          </table:table-cell>
          <table:table-cell office:value-type="float" office:value="2903064">
            <text:p>2903064</text:p>
          </table:table-cell>
          <table:table-cell office:value-type="float" office:value="2308504">
            <text:p>2308504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30266">
            <text:p>2630266</text:p>
          </table:table-cell>
          <table:table-cell office:value-type="float" office:value="3268213">
            <text:p>3268213</text:p>
          </table:table-cell>
          <table:table-cell office:value-type="float" office:value="2297962">
            <text:p>229796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941878">
            <text:p>2941878</text:p>
          </table:table-cell>
          <table:table-cell office:value-type="float" office:value="3148096">
            <text:p>3148096</text:p>
          </table:table-cell>
          <table:table-cell office:value-type="float" office:value="2678768">
            <text:p>2678768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38344">
            <text:p>1738344</text:p>
          </table:table-cell>
          <table:table-cell office:value-type="float" office:value="3978947">
            <text:p>3978947</text:p>
          </table:table-cell>
          <table:table-cell office:value-type="float" office:value="2939127">
            <text:p>2939127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30929">
            <text:p>1830929</text:p>
          </table:table-cell>
          <table:table-cell office:value-type="float" office:value="2924735">
            <text:p>2924735</text:p>
          </table:table-cell>
          <table:table-cell office:value-type="float" office:value="3277321">
            <text:p>3277321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37062">
            <text:p>1737062</text:p>
          </table:table-cell>
          <table:table-cell office:value-type="float" office:value="3200733">
            <text:p>3200733</text:p>
          </table:table-cell>
          <table:table-cell office:value-type="float" office:value="2672066">
            <text:p>2672066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329488">
            <text:p>2329488</text:p>
          </table:table-cell>
          <table:table-cell office:value-type="float" office:value="3428344">
            <text:p>3428344</text:p>
          </table:table-cell>
          <table:table-cell office:value-type="float" office:value="2799821">
            <text:p>2799821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91904">
            <text:p>2891904</text:p>
          </table:table-cell>
          <table:table-cell office:value-type="float" office:value="3178937">
            <text:p>3178937</text:p>
          </table:table-cell>
          <table:table-cell office:value-type="float" office:value="2342208">
            <text:p>2342208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40315">
            <text:p>2240315</text:p>
          </table:table-cell>
          <table:table-cell office:value-type="float" office:value="2815988">
            <text:p>2815988</text:p>
          </table:table-cell>
          <table:table-cell office:value-type="float" office:value="2296143">
            <text:p>2296143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69562">
            <text:p>1669562</text:p>
          </table:table-cell>
          <table:table-cell office:value-type="float" office:value="3528962">
            <text:p>3528962</text:p>
          </table:table-cell>
          <table:table-cell office:value-type="float" office:value="3272240">
            <text:p>3272240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88441">
            <text:p>1788441</text:p>
          </table:table-cell>
          <table:table-cell office:value-type="float" office:value="2628107">
            <text:p>2628107</text:p>
          </table:table-cell>
          <table:table-cell office:value-type="float" office:value="1938872">
            <text:p>193887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41112">
            <text:p>2441112</text:p>
          </table:table-cell>
          <table:table-cell office:value-type="float" office:value="3294794">
            <text:p>3294794</text:p>
          </table:table-cell>
          <table:table-cell office:value-type="float" office:value="3461752">
            <text:p>346175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64280">
            <text:p>1364280</text:p>
          </table:table-cell>
          <table:table-cell office:value-type="float" office:value="2822840">
            <text:p>2822840</text:p>
          </table:table-cell>
          <table:table-cell office:value-type="float" office:value="2718379">
            <text:p>2718379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024183">
            <text:p>2024183</text:p>
          </table:table-cell>
          <table:table-cell office:value-type="float" office:value="3144530">
            <text:p>3144530</text:p>
          </table:table-cell>
          <table:table-cell office:value-type="float" office:value="2765751">
            <text:p>2765751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62656">
            <text:p>1662656</text:p>
          </table:table-cell>
          <table:table-cell office:value-type="float" office:value="3352782">
            <text:p>3352782</text:p>
          </table:table-cell>
          <table:table-cell office:value-type="float" office:value="2675646">
            <text:p>2675646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29949">
            <text:p>1729949</text:p>
          </table:table-cell>
          <table:table-cell office:value-type="float" office:value="2669935">
            <text:p>2669935</text:p>
          </table:table-cell>
          <table:table-cell office:value-type="float" office:value="3794595">
            <text:p>3794595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37893">
            <text:p>1837893</text:p>
          </table:table-cell>
          <table:table-cell office:value-type="float" office:value="3568307">
            <text:p>3568307</text:p>
          </table:table-cell>
          <table:table-cell office:value-type="float" office:value="2787918">
            <text:p>2787918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92385">
            <text:p>1792385</text:p>
          </table:table-cell>
          <table:table-cell office:value-type="float" office:value="2862057">
            <text:p>2862057</text:p>
          </table:table-cell>
          <table:table-cell office:value-type="float" office:value="2691906">
            <text:p>2691906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89334">
            <text:p>1689334</text:p>
          </table:table-cell>
          <table:table-cell office:value-type="float" office:value="3875669">
            <text:p>3875669</text:p>
          </table:table-cell>
          <table:table-cell office:value-type="float" office:value="2267318">
            <text:p>2267318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28622">
            <text:p>2628622</text:p>
          </table:table-cell>
          <table:table-cell office:value-type="float" office:value="2836500">
            <text:p>2836500</text:p>
          </table:table-cell>
          <table:table-cell office:value-type="float" office:value="3441782">
            <text:p>344178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67790">
            <text:p>1867790</text:p>
          </table:table-cell>
          <table:table-cell office:value-type="float" office:value="3173804">
            <text:p>3173804</text:p>
          </table:table-cell>
          <table:table-cell office:value-type="float" office:value="2707432">
            <text:p>2707432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075097">
            <text:p>2075097</text:p>
          </table:table-cell>
          <table:table-cell office:value-type="float" office:value="3788404">
            <text:p>3788404</text:p>
          </table:table-cell>
          <table:table-cell office:value-type="float" office:value="2915215">
            <text:p>2915215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31885">
            <text:p>1731885</text:p>
          </table:table-cell>
          <table:table-cell office:value-type="float" office:value="2901976">
            <text:p>2901976</text:p>
          </table:table-cell>
          <table:table-cell office:value-type="float" office:value="2137076">
            <text:p>2137076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92250">
            <text:p>1792250</text:p>
          </table:table-cell>
          <table:table-cell office:value-type="float" office:value="3025266">
            <text:p>3025266</text:p>
          </table:table-cell>
          <table:table-cell office:value-type="float" office:value="2640225">
            <text:p>2640225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40877">
            <text:p>1740877</text:p>
          </table:table-cell>
          <table:table-cell office:value-type="float" office:value="3197532">
            <text:p>3197532</text:p>
          </table:table-cell>
          <table:table-cell office:value-type="float" office:value="2582344">
            <text:p>2582344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85905">
            <text:p>1785905</text:p>
          </table:table-cell>
          <table:table-cell office:value-type="float" office:value="2887711">
            <text:p>2887711</text:p>
          </table:table-cell>
          <table:table-cell office:value-type="float" office:value="2655363">
            <text:p>265536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21580">
            <text:p>2021580</text:p>
          </table:table-cell>
          <table:table-cell office:value-type="float" office:value="3030118">
            <text:p>3030118</text:p>
          </table:table-cell>
          <table:table-cell office:value-type="float" office:value="3849707">
            <text:p>3849707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67441">
            <text:p>1767441</text:p>
          </table:table-cell>
          <table:table-cell office:value-type="float" office:value="3186327">
            <text:p>3186327</text:p>
          </table:table-cell>
          <table:table-cell office:value-type="float" office:value="2291129">
            <text:p>229112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78599">
            <text:p>1978599</text:p>
          </table:table-cell>
          <table:table-cell office:value-type="float" office:value="2894797">
            <text:p>2894797</text:p>
          </table:table-cell>
          <table:table-cell office:value-type="float" office:value="3057654">
            <text:p>3057654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31889">
            <text:p>2031889</text:p>
          </table:table-cell>
          <table:table-cell office:value-type="float" office:value="3225773">
            <text:p>3225773</text:p>
          </table:table-cell>
          <table:table-cell office:value-type="float" office:value="2869946">
            <text:p>2869946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50264">
            <text:p>1950264</text:p>
          </table:table-cell>
          <table:table-cell office:value-type="float" office:value="3155518">
            <text:p>3155518</text:p>
          </table:table-cell>
          <table:table-cell office:value-type="float" office:value="2459533">
            <text:p>245953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660683">
            <text:p>2660683</text:p>
          </table:table-cell>
          <table:table-cell office:value-type="float" office:value="3710430">
            <text:p>3710430</text:p>
          </table:table-cell>
          <table:table-cell office:value-type="float" office:value="3235226">
            <text:p>3235226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57968">
            <text:p>1757968</text:p>
          </table:table-cell>
          <table:table-cell office:value-type="float" office:value="2795358">
            <text:p>2795358</text:p>
          </table:table-cell>
          <table:table-cell office:value-type="float" office:value="2649424">
            <text:p>2649424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06275">
            <text:p>2006275</text:p>
          </table:table-cell>
          <table:table-cell office:value-type="float" office:value="3128073">
            <text:p>3128073</text:p>
          </table:table-cell>
          <table:table-cell office:value-type="float" office:value="2691177">
            <text:p>2691177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16276">
            <text:p>1916276</text:p>
          </table:table-cell>
          <table:table-cell office:value-type="float" office:value="3949978">
            <text:p>3949978</text:p>
          </table:table-cell>
          <table:table-cell office:value-type="float" office:value="3076943">
            <text:p>307694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897096">
            <text:p>1897096</text:p>
          </table:table-cell>
          <table:table-cell office:value-type="float" office:value="3552398">
            <text:p>3552398</text:p>
          </table:table-cell>
          <table:table-cell office:value-type="float" office:value="3177494">
            <text:p>3177494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65157">
            <text:p>1765157</text:p>
          </table:table-cell>
          <table:table-cell office:value-type="float" office:value="3182515">
            <text:p>3182515</text:p>
          </table:table-cell>
          <table:table-cell office:value-type="float" office:value="3101770">
            <text:p>3101770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67088">
            <text:p>2067088</text:p>
          </table:table-cell>
          <table:table-cell office:value-type="float" office:value="2817120">
            <text:p>2817120</text:p>
          </table:table-cell>
          <table:table-cell office:value-type="float" office:value="2671522">
            <text:p>2671522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68240">
            <text:p>1968240</text:p>
          </table:table-cell>
          <table:table-cell office:value-type="float" office:value="3706331">
            <text:p>3706331</text:p>
          </table:table-cell>
          <table:table-cell office:value-type="float" office:value="2655095">
            <text:p>2655095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96136">
            <text:p>1996136</text:p>
          </table:table-cell>
          <table:table-cell office:value-type="float" office:value="3253155">
            <text:p>3253155</text:p>
          </table:table-cell>
          <table:table-cell office:value-type="float" office:value="2620396">
            <text:p>2620396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12151">
            <text:p>1912151</text:p>
          </table:table-cell>
          <table:table-cell office:value-type="float" office:value="2823725">
            <text:p>2823725</text:p>
          </table:table-cell>
          <table:table-cell office:value-type="float" office:value="2814650">
            <text:p>2814650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41688">
            <text:p>2541688</text:p>
          </table:table-cell>
          <table:table-cell office:value-type="float" office:value="3827120">
            <text:p>3827120</text:p>
          </table:table-cell>
          <table:table-cell office:value-type="float" office:value="3098638">
            <text:p>3098638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71777">
            <text:p>1771777</text:p>
          </table:table-cell>
          <table:table-cell office:value-type="float" office:value="3615804">
            <text:p>3615804</text:p>
          </table:table-cell>
          <table:table-cell office:value-type="float" office:value="3144921">
            <text:p>3144921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552277">
            <text:p>1552277</text:p>
          </table:table-cell>
          <table:table-cell office:value-type="float" office:value="3908498">
            <text:p>3908498</text:p>
          </table:table-cell>
          <table:table-cell office:value-type="float" office:value="2957719">
            <text:p>295771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72434">
            <text:p>2072434</text:p>
          </table:table-cell>
          <table:table-cell office:value-type="float" office:value="2640022">
            <text:p>2640022</text:p>
          </table:table-cell>
          <table:table-cell office:value-type="float" office:value="2757586">
            <text:p>2757586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44145">
            <text:p>1744145</text:p>
          </table:table-cell>
          <table:table-cell office:value-type="float" office:value="3680987">
            <text:p>3680987</text:p>
          </table:table-cell>
          <table:table-cell office:value-type="float" office:value="3014667">
            <text:p>3014667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53347">
            <text:p>1753347</text:p>
          </table:table-cell>
          <table:table-cell office:value-type="float" office:value="3258817">
            <text:p>3258817</text:p>
          </table:table-cell>
          <table:table-cell office:value-type="float" office:value="3326613">
            <text:p>332661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275198">
            <text:p>2275198</text:p>
          </table:table-cell>
          <table:table-cell office:value-type="float" office:value="3291052">
            <text:p>3291052</text:p>
          </table:table-cell>
          <table:table-cell office:value-type="float" office:value="4116143">
            <text:p>411614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50339">
            <text:p>1650339</text:p>
          </table:table-cell>
          <table:table-cell office:value-type="float" office:value="2839112">
            <text:p>2839112</text:p>
          </table:table-cell>
          <table:table-cell office:value-type="float" office:value="2606913">
            <text:p>260691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33159">
            <text:p>1933159</text:p>
          </table:table-cell>
          <table:table-cell office:value-type="float" office:value="3617877">
            <text:p>3617877</text:p>
          </table:table-cell>
          <table:table-cell office:value-type="float" office:value="2563220">
            <text:p>2563220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64898">
            <text:p>1964898</text:p>
          </table:table-cell>
          <table:table-cell office:value-type="float" office:value="3302416">
            <text:p>3302416</text:p>
          </table:table-cell>
          <table:table-cell office:value-type="float" office:value="2488029">
            <text:p>248802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83332">
            <text:p>2583332</text:p>
          </table:table-cell>
          <table:table-cell office:value-type="float" office:value="4823883">
            <text:p>4823883</text:p>
          </table:table-cell>
          <table:table-cell office:value-type="float" office:value="2915193">
            <text:p>291519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596550">
            <text:p>1596550</text:p>
          </table:table-cell>
          <table:table-cell office:value-type="float" office:value="2909124">
            <text:p>2909124</text:p>
          </table:table-cell>
          <table:table-cell office:value-type="float" office:value="2869267">
            <text:p>2869267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28946">
            <text:p>1728946</text:p>
          </table:table-cell>
          <table:table-cell office:value-type="float" office:value="3130893">
            <text:p>3130893</text:p>
          </table:table-cell>
          <table:table-cell office:value-type="float" office:value="2469161">
            <text:p>2469161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28096">
            <text:p>2028096</text:p>
          </table:table-cell>
          <table:table-cell office:value-type="float" office:value="3318146">
            <text:p>3318146</text:p>
          </table:table-cell>
          <table:table-cell office:value-type="float" office:value="3296688">
            <text:p>3296688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41226">
            <text:p>1941226</text:p>
          </table:table-cell>
          <table:table-cell office:value-type="float" office:value="2961296">
            <text:p>2961296</text:p>
          </table:table-cell>
          <table:table-cell office:value-type="float" office:value="2948853">
            <text:p>294885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335148">
            <text:p>2335148</text:p>
          </table:table-cell>
          <table:table-cell office:value-type="float" office:value="3370819">
            <text:p>3370819</text:p>
          </table:table-cell>
          <table:table-cell office:value-type="float" office:value="2705103">
            <text:p>2705103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09176">
            <text:p>2509176</text:p>
          </table:table-cell>
          <table:table-cell office:value-type="float" office:value="2847305">
            <text:p>2847305</text:p>
          </table:table-cell>
          <table:table-cell office:value-type="float" office:value="3714249">
            <text:p>371424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54833">
            <text:p>3054833</text:p>
          </table:table-cell>
          <table:table-cell office:value-type="float" office:value="3284818">
            <text:p>3284818</text:p>
          </table:table-cell>
          <table:table-cell office:value-type="float" office:value="3109515">
            <text:p>3109515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345379">
            <text:p>2345379</text:p>
          </table:table-cell>
          <table:table-cell office:value-type="float" office:value="3198706">
            <text:p>3198706</text:p>
          </table:table-cell>
          <table:table-cell office:value-type="float" office:value="3132549">
            <text:p>313254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547354">
            <text:p>2547354</text:p>
          </table:table-cell>
          <table:table-cell office:value-type="float" office:value="3489491">
            <text:p>3489491</text:p>
          </table:table-cell>
          <table:table-cell office:value-type="float" office:value="3065489">
            <text:p>306548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13127">
            <text:p>1613127</text:p>
          </table:table-cell>
          <table:table-cell office:value-type="float" office:value="3354294">
            <text:p>3354294</text:p>
          </table:table-cell>
          <table:table-cell office:value-type="float" office:value="2744959">
            <text:p>274495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26610">
            <text:p>1926610</text:p>
          </table:table-cell>
          <table:table-cell office:value-type="float" office:value="3111082">
            <text:p>3111082</text:p>
          </table:table-cell>
          <table:table-cell office:value-type="float" office:value="2593709">
            <text:p>259370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06765">
            <text:p>1906765</text:p>
          </table:table-cell>
          <table:table-cell office:value-type="float" office:value="3094789">
            <text:p>3094789</text:p>
          </table:table-cell>
          <table:table-cell office:value-type="float" office:value="3823898">
            <text:p>3823898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09827">
            <text:p>1909827</text:p>
          </table:table-cell>
          <table:table-cell office:value-type="float" office:value="3175090">
            <text:p>3175090</text:p>
          </table:table-cell>
          <table:table-cell office:value-type="float" office:value="3128061">
            <text:p>3128061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895066">
            <text:p>1895066</text:p>
          </table:table-cell>
          <table:table-cell office:value-type="float" office:value="2976653">
            <text:p>2976653</text:p>
          </table:table-cell>
          <table:table-cell office:value-type="float" office:value="2678479">
            <text:p>267847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10471">
            <text:p>2010471</text:p>
          </table:table-cell>
          <table:table-cell office:value-type="float" office:value="3054583">
            <text:p>3054583</text:p>
          </table:table-cell>
          <table:table-cell office:value-type="float" office:value="2671482">
            <text:p>2671482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34150">
            <text:p>1934150</text:p>
          </table:table-cell>
          <table:table-cell office:value-type="float" office:value="2722596">
            <text:p>2722596</text:p>
          </table:table-cell>
          <table:table-cell office:value-type="float" office:value="2832204">
            <text:p>2832204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569695">
            <text:p>1569695</text:p>
          </table:table-cell>
          <table:table-cell office:value-type="float" office:value="2918041">
            <text:p>2918041</text:p>
          </table:table-cell>
          <table:table-cell office:value-type="float" office:value="2975957">
            <text:p>2975957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37274">
            <text:p>1737274</text:p>
          </table:table-cell>
          <table:table-cell office:value-type="float" office:value="3883499">
            <text:p>3883499</text:p>
          </table:table-cell>
          <table:table-cell office:value-type="float" office:value="4379865">
            <text:p>4379865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462805">
            <text:p>2462805</text:p>
          </table:table-cell>
          <table:table-cell office:value-type="float" office:value="3026046">
            <text:p>3026046</text:p>
          </table:table-cell>
          <table:table-cell office:value-type="float" office:value="3319619">
            <text:p>3319619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27080">
            <text:p>1627080</text:p>
          </table:table-cell>
          <table:table-cell office:value-type="float" office:value="3564350">
            <text:p>3564350</text:p>
          </table:table-cell>
          <table:table-cell office:value-type="float" office:value="2933706">
            <text:p>2933706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47874">
            <text:p>1747874</text:p>
          </table:table-cell>
          <table:table-cell office:value-type="float" office:value="2979920">
            <text:p>2979920</text:p>
          </table:table-cell>
          <table:table-cell office:value-type="float" office:value="2903034">
            <text:p>2903034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516185">
            <text:p>1516185</text:p>
          </table:table-cell>
          <table:table-cell office:value-type="float" office:value="3221421">
            <text:p>3221421</text:p>
          </table:table-cell>
          <table:table-cell office:value-type="float" office:value="2974340">
            <text:p>2974340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67715">
            <text:p>2867715</text:p>
          </table:table-cell>
          <table:table-cell office:value-type="float" office:value="3412252">
            <text:p>3412252</text:p>
          </table:table-cell>
          <table:table-cell office:value-type="float" office:value="2813376">
            <text:p>2813376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901323">
            <text:p>1901323</text:p>
          </table:table-cell>
          <table:table-cell office:value-type="float" office:value="3421381">
            <text:p>3421381</text:p>
          </table:table-cell>
          <table:table-cell office:value-type="float" office:value="3554120">
            <text:p>355412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18520">
            <text:p>1718520</text:p>
          </table:table-cell>
          <table:table-cell office:value-type="float" office:value="2687562">
            <text:p>2687562</text:p>
          </table:table-cell>
          <table:table-cell office:value-type="float" office:value="3036585">
            <text:p>3036585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18218">
            <text:p>1918218</text:p>
          </table:table-cell>
          <table:table-cell office:value-type="float" office:value="3334153">
            <text:p>3334153</text:p>
          </table:table-cell>
          <table:table-cell office:value-type="float" office:value="3327816">
            <text:p>3327816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535244">
            <text:p>2535244</text:p>
          </table:table-cell>
          <table:table-cell office:value-type="float" office:value="3246733">
            <text:p>3246733</text:p>
          </table:table-cell>
          <table:table-cell office:value-type="float" office:value="3463967">
            <text:p>3463967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94820">
            <text:p>1994820</text:p>
          </table:table-cell>
          <table:table-cell office:value-type="float" office:value="3374956">
            <text:p>3374956</text:p>
          </table:table-cell>
          <table:table-cell office:value-type="float" office:value="2711851">
            <text:p>271185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412407">
            <text:p>2412407</text:p>
          </table:table-cell>
          <table:table-cell office:value-type="float" office:value="2710208">
            <text:p>2710208</text:p>
          </table:table-cell>
          <table:table-cell office:value-type="float" office:value="2664871">
            <text:p>266487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62268">
            <text:p>2162268</text:p>
          </table:table-cell>
          <table:table-cell office:value-type="float" office:value="3228074">
            <text:p>3228074</text:p>
          </table:table-cell>
          <table:table-cell office:value-type="float" office:value="3890412">
            <text:p>3890412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532655">
            <text:p>2532655</text:p>
          </table:table-cell>
          <table:table-cell office:value-type="float" office:value="3657846">
            <text:p>3657846</text:p>
          </table:table-cell>
          <table:table-cell office:value-type="float" office:value="2829539">
            <text:p>2829539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646924">
            <text:p>1646924</text:p>
          </table:table-cell>
          <table:table-cell office:value-type="float" office:value="2553035">
            <text:p>2553035</text:p>
          </table:table-cell>
          <table:table-cell office:value-type="float" office:value="2863945">
            <text:p>2863945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873394">
            <text:p>1873394</text:p>
          </table:table-cell>
          <table:table-cell office:value-type="float" office:value="3443626">
            <text:p>3443626</text:p>
          </table:table-cell>
          <table:table-cell office:value-type="float" office:value="2808385">
            <text:p>2808385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82956">
            <text:p>1982956</text:p>
          </table:table-cell>
          <table:table-cell office:value-type="float" office:value="3102774">
            <text:p>3102774</text:p>
          </table:table-cell>
          <table:table-cell office:value-type="float" office:value="2901656">
            <text:p>2901656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01881">
            <text:p>1901881</text:p>
          </table:table-cell>
          <table:table-cell office:value-type="float" office:value="3229540">
            <text:p>3229540</text:p>
          </table:table-cell>
          <table:table-cell office:value-type="float" office:value="2129301">
            <text:p>212930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896800">
            <text:p>1896800</text:p>
          </table:table-cell>
          <table:table-cell office:value-type="float" office:value="4265862">
            <text:p>4265862</text:p>
          </table:table-cell>
          <table:table-cell office:value-type="float" office:value="2870301">
            <text:p>287030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00069">
            <text:p>1700069</text:p>
          </table:table-cell>
          <table:table-cell office:value-type="float" office:value="3531737">
            <text:p>3531737</text:p>
          </table:table-cell>
          <table:table-cell office:value-type="float" office:value="3153070">
            <text:p>315307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68993">
            <text:p>1968993</text:p>
          </table:table-cell>
          <table:table-cell office:value-type="float" office:value="3159678">
            <text:p>3159678</text:p>
          </table:table-cell>
          <table:table-cell office:value-type="float" office:value="3332283">
            <text:p>3332283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13284">
            <text:p>1713284</text:p>
          </table:table-cell>
          <table:table-cell office:value-type="float" office:value="3115209">
            <text:p>3115209</text:p>
          </table:table-cell>
          <table:table-cell office:value-type="float" office:value="3877521">
            <text:p>387752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16114">
            <text:p>2016114</text:p>
          </table:table-cell>
          <table:table-cell office:value-type="float" office:value="3204568">
            <text:p>3204568</text:p>
          </table:table-cell>
          <table:table-cell office:value-type="float" office:value="2714963">
            <text:p>2714963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281126">
            <text:p>2281126</text:p>
          </table:table-cell>
          <table:table-cell office:value-type="float" office:value="4923215">
            <text:p>4923215</text:p>
          </table:table-cell>
          <table:table-cell office:value-type="float" office:value="3829069">
            <text:p>3829069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578500">
            <text:p>2578500</text:p>
          </table:table-cell>
          <table:table-cell office:value-type="float" office:value="3292104">
            <text:p>3292104</text:p>
          </table:table-cell>
          <table:table-cell office:value-type="float" office:value="2542293">
            <text:p>2542293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48865">
            <text:p>1748865</text:p>
          </table:table-cell>
          <table:table-cell office:value-type="float" office:value="3715660">
            <text:p>3715660</text:p>
          </table:table-cell>
          <table:table-cell office:value-type="float" office:value="2750684">
            <text:p>2750684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458302">
            <text:p>2458302</text:p>
          </table:table-cell>
          <table:table-cell office:value-type="float" office:value="2653488">
            <text:p>2653488</text:p>
          </table:table-cell>
          <table:table-cell office:value-type="float" office:value="3113174">
            <text:p>3113174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86574">
            <text:p>2086574</text:p>
          </table:table-cell>
          <table:table-cell office:value-type="float" office:value="3789085">
            <text:p>3789085</text:p>
          </table:table-cell>
          <table:table-cell office:value-type="float" office:value="2293789">
            <text:p>2293789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45553">
            <text:p>1945553</text:p>
          </table:table-cell>
          <table:table-cell office:value-type="float" office:value="2912975">
            <text:p>2912975</text:p>
          </table:table-cell>
          <table:table-cell office:value-type="float" office:value="3632691">
            <text:p>363269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95637">
            <text:p>2195637</text:p>
          </table:table-cell>
          <table:table-cell office:value-type="float" office:value="3287120">
            <text:p>3287120</text:p>
          </table:table-cell>
          <table:table-cell office:value-type="float" office:value="3983620">
            <text:p>398362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96347">
            <text:p>2096347</text:p>
          </table:table-cell>
          <table:table-cell office:value-type="float" office:value="4003063">
            <text:p>4003063</text:p>
          </table:table-cell>
          <table:table-cell office:value-type="float" office:value="2574768">
            <text:p>2574768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585075">
            <text:p>1585075</text:p>
          </table:table-cell>
          <table:table-cell office:value-type="float" office:value="3642142">
            <text:p>3642142</text:p>
          </table:table-cell>
          <table:table-cell office:value-type="float" office:value="3023650">
            <text:p>302365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839577">
            <text:p>1839577</text:p>
          </table:table-cell>
          <table:table-cell office:value-type="float" office:value="3493302">
            <text:p>3493302</text:p>
          </table:table-cell>
          <table:table-cell office:value-type="float" office:value="2773918">
            <text:p>2773918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49664">
            <text:p>1749664</text:p>
          </table:table-cell>
          <table:table-cell office:value-type="float" office:value="4017638">
            <text:p>4017638</text:p>
          </table:table-cell>
          <table:table-cell office:value-type="float" office:value="2817759">
            <text:p>2817759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40498">
            <text:p>1940498</text:p>
          </table:table-cell>
          <table:table-cell office:value-type="float" office:value="3379956">
            <text:p>3379956</text:p>
          </table:table-cell>
          <table:table-cell office:value-type="float" office:value="3129902">
            <text:p>3129902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61449">
            <text:p>2061449</text:p>
          </table:table-cell>
          <table:table-cell office:value-type="float" office:value="3505166">
            <text:p>3505166</text:p>
          </table:table-cell>
          <table:table-cell office:value-type="float" office:value="3392930">
            <text:p>339293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89727">
            <text:p>1789727</text:p>
          </table:table-cell>
          <table:table-cell office:value-type="float" office:value="3285118">
            <text:p>3285118</text:p>
          </table:table-cell>
          <table:table-cell office:value-type="float" office:value="2646528">
            <text:p>2646528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610171">
            <text:p>2610171</text:p>
          </table:table-cell>
          <table:table-cell office:value-type="float" office:value="3107507">
            <text:p>3107507</text:p>
          </table:table-cell>
          <table:table-cell office:value-type="float" office:value="2833327">
            <text:p>2833327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485749">
            <text:p>1485749</text:p>
          </table:table-cell>
          <table:table-cell office:value-type="float" office:value="4101940">
            <text:p>4101940</text:p>
          </table:table-cell>
          <table:table-cell office:value-type="float" office:value="2416014">
            <text:p>2416014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96111">
            <text:p>1996111</text:p>
          </table:table-cell>
          <table:table-cell office:value-type="float" office:value="2943686">
            <text:p>2943686</text:p>
          </table:table-cell>
          <table:table-cell office:value-type="float" office:value="3162147">
            <text:p>3162147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68951">
            <text:p>2168951</text:p>
          </table:table-cell>
          <table:table-cell office:value-type="float" office:value="3093099">
            <text:p>3093099</text:p>
          </table:table-cell>
          <table:table-cell office:value-type="float" office:value="2799153">
            <text:p>2799153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26819">
            <text:p>2126819</text:p>
          </table:table-cell>
          <table:table-cell office:value-type="float" office:value="3135051">
            <text:p>3135051</text:p>
          </table:table-cell>
          <table:table-cell office:value-type="float" office:value="2806458">
            <text:p>2806458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31722">
            <text:p>2031722</text:p>
          </table:table-cell>
          <table:table-cell office:value-type="float" office:value="3561098">
            <text:p>3561098</text:p>
          </table:table-cell>
          <table:table-cell office:value-type="float" office:value="2983893">
            <text:p>2983893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55597">
            <text:p>2055597</text:p>
          </table:table-cell>
          <table:table-cell office:value-type="float" office:value="2771499">
            <text:p>2771499</text:p>
          </table:table-cell>
          <table:table-cell office:value-type="float" office:value="2982595">
            <text:p>2982595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45325">
            <text:p>1745325</text:p>
          </table:table-cell>
          <table:table-cell office:value-type="float" office:value="3811690">
            <text:p>3811690</text:p>
          </table:table-cell>
          <table:table-cell office:value-type="float" office:value="3292537">
            <text:p>3292537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36201">
            <text:p>2036201</text:p>
          </table:table-cell>
          <table:table-cell office:value-type="float" office:value="3439274">
            <text:p>3439274</text:p>
          </table:table-cell>
          <table:table-cell office:value-type="float" office:value="2845762">
            <text:p>2845762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82175">
            <text:p>1782175</text:p>
          </table:table-cell>
          <table:table-cell office:value-type="float" office:value="3803703">
            <text:p>3803703</text:p>
          </table:table-cell>
          <table:table-cell office:value-type="float" office:value="3087290">
            <text:p>308729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305623">
            <text:p>2305623</text:p>
          </table:table-cell>
          <table:table-cell office:value-type="float" office:value="3013101">
            <text:p>3013101</text:p>
          </table:table-cell>
          <table:table-cell office:value-type="float" office:value="3939650">
            <text:p>393965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499987">
            <text:p>2499987</text:p>
          </table:table-cell>
          <table:table-cell office:value-type="float" office:value="2800322">
            <text:p>2800322</text:p>
          </table:table-cell>
          <table:table-cell office:value-type="float" office:value="2907553">
            <text:p>2907553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548830">
            <text:p>1548830</text:p>
          </table:table-cell>
          <table:table-cell office:value-type="float" office:value="4518222">
            <text:p>4518222</text:p>
          </table:table-cell>
          <table:table-cell office:value-type="float" office:value="3402170">
            <text:p>3402170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393939">
            <text:p>2393939</text:p>
          </table:table-cell>
          <table:table-cell office:value-type="float" office:value="3469459">
            <text:p>3469459</text:p>
          </table:table-cell>
          <table:table-cell office:value-type="float" office:value="2837701">
            <text:p>283770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51831">
            <text:p>1751831</text:p>
          </table:table-cell>
          <table:table-cell office:value-type="float" office:value="3634028">
            <text:p>3634028</text:p>
          </table:table-cell>
          <table:table-cell office:value-type="float" office:value="2894004">
            <text:p>2894004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08081">
            <text:p>2008081</text:p>
          </table:table-cell>
          <table:table-cell office:value-type="float" office:value="4062809">
            <text:p>4062809</text:p>
          </table:table-cell>
          <table:table-cell office:value-type="float" office:value="2794192">
            <text:p>2794192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84042">
            <text:p>1784042</text:p>
          </table:table-cell>
          <table:table-cell office:value-type="float" office:value="4026211">
            <text:p>4026211</text:p>
          </table:table-cell>
          <table:table-cell office:value-type="float" office:value="3106791">
            <text:p>3106791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885498">
            <text:p>1885498</text:p>
          </table:table-cell>
          <table:table-cell office:value-type="float" office:value="3130629">
            <text:p>3130629</text:p>
          </table:table-cell>
          <table:table-cell office:value-type="float" office:value="3046622">
            <text:p>3046622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266664">
            <text:p>2266664</text:p>
          </table:table-cell>
          <table:table-cell office:value-type="float" office:value="3411364">
            <text:p>3411364</text:p>
          </table:table-cell>
          <table:table-cell office:value-type="float" office:value="2896879">
            <text:p>2896879</text:p>
          </table:table-cell>
          <table:table-cell table:number-columns-repeated="1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592783">
            <text:p>1592783</text:p>
          </table:table-cell>
          <table:table-cell office:value-type="float" office:value="5181129">
            <text:p>5181129</text:p>
          </table:table-cell>
          <table:table-cell office:value-type="float" office:value="2766788">
            <text:p>2766788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03304">
            <text:p>2003304</text:p>
          </table:table-cell>
          <table:table-cell office:value-type="float" office:value="4815555">
            <text:p>4815555</text:p>
          </table:table-cell>
          <table:table-cell office:value-type="float" office:value="5100552">
            <text:p>5100552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26125">
            <text:p>1826125</text:p>
          </table:table-cell>
          <table:table-cell office:value-type="float" office:value="3109406">
            <text:p>3109406</text:p>
          </table:table-cell>
          <table:table-cell office:value-type="float" office:value="3427202">
            <text:p>3427202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56886">
            <text:p>2356886</text:p>
          </table:table-cell>
          <table:table-cell office:value-type="float" office:value="3724693">
            <text:p>3724693</text:p>
          </table:table-cell>
          <table:table-cell office:value-type="float" office:value="3437120">
            <text:p>3437120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32726">
            <text:p>2432726</text:p>
          </table:table-cell>
          <table:table-cell office:value-type="float" office:value="3187097">
            <text:p>3187097</text:p>
          </table:table-cell>
          <table:table-cell office:value-type="float" office:value="3855790">
            <text:p>3855790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40244">
            <text:p>2340244</text:p>
          </table:table-cell>
          <table:table-cell office:value-type="float" office:value="4345041">
            <text:p>4345041</text:p>
          </table:table-cell>
          <table:table-cell office:value-type="float" office:value="3290834">
            <text:p>3290834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736272">
            <text:p>1736272</text:p>
          </table:table-cell>
          <table:table-cell office:value-type="float" office:value="3566575">
            <text:p>3566575</text:p>
          </table:table-cell>
          <table:table-cell office:value-type="float" office:value="2677537">
            <text:p>2677537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35096">
            <text:p>2135096</text:p>
          </table:table-cell>
          <table:table-cell office:value-type="float" office:value="3538556">
            <text:p>3538556</text:p>
          </table:table-cell>
          <table:table-cell office:value-type="float" office:value="3719057">
            <text:p>3719057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47924">
            <text:p>1947924</text:p>
          </table:table-cell>
          <table:table-cell office:value-type="float" office:value="3705347">
            <text:p>3705347</text:p>
          </table:table-cell>
          <table:table-cell office:value-type="float" office:value="3487343">
            <text:p>3487343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298611">
            <text:p>2298611</text:p>
          </table:table-cell>
          <table:table-cell office:value-type="float" office:value="3238752">
            <text:p>3238752</text:p>
          </table:table-cell>
          <table:table-cell office:value-type="float" office:value="2825326">
            <text:p>2825326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36543">
            <text:p>1836543</text:p>
          </table:table-cell>
          <table:table-cell office:value-type="float" office:value="4103293">
            <text:p>4103293</text:p>
          </table:table-cell>
          <table:table-cell office:value-type="float" office:value="3126024">
            <text:p>3126024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86998">
            <text:p>2186998</text:p>
          </table:table-cell>
          <table:table-cell office:value-type="float" office:value="3064981">
            <text:p>3064981</text:p>
          </table:table-cell>
          <table:table-cell office:value-type="float" office:value="3760799">
            <text:p>3760799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43318">
            <text:p>2743318</text:p>
          </table:table-cell>
          <table:table-cell office:value-type="float" office:value="4102947">
            <text:p>4102947</text:p>
          </table:table-cell>
          <table:table-cell office:value-type="float" office:value="2897194">
            <text:p>2897194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762719">
            <text:p>1762719</text:p>
          </table:table-cell>
          <table:table-cell office:value-type="float" office:value="3574210">
            <text:p>3574210</text:p>
          </table:table-cell>
          <table:table-cell office:value-type="float" office:value="2795781">
            <text:p>2795781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28589">
            <text:p>1928589</text:p>
          </table:table-cell>
          <table:table-cell office:value-type="float" office:value="3140406">
            <text:p>3140406</text:p>
          </table:table-cell>
          <table:table-cell office:value-type="float" office:value="3640705">
            <text:p>3640705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71532">
            <text:p>1971532</text:p>
          </table:table-cell>
          <table:table-cell office:value-type="float" office:value="3422837">
            <text:p>3422837</text:p>
          </table:table-cell>
          <table:table-cell office:value-type="float" office:value="3267143">
            <text:p>3267143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85687">
            <text:p>1885687</text:p>
          </table:table-cell>
          <table:table-cell office:value-type="float" office:value="5068016">
            <text:p>5068016</text:p>
          </table:table-cell>
          <table:table-cell office:value-type="float" office:value="3601929">
            <text:p>3601929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17046">
            <text:p>2017046</text:p>
          </table:table-cell>
          <table:table-cell office:value-type="float" office:value="3867409">
            <text:p>3867409</text:p>
          </table:table-cell>
          <table:table-cell office:value-type="float" office:value="2820026">
            <text:p>2820026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77956">
            <text:p>2877956</text:p>
          </table:table-cell>
          <table:table-cell office:value-type="float" office:value="3648358">
            <text:p>3648358</text:p>
          </table:table-cell>
          <table:table-cell office:value-type="float" office:value="2700544">
            <text:p>2700544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36117">
            <text:p>1636117</text:p>
          </table:table-cell>
          <table:table-cell office:value-type="float" office:value="3395875">
            <text:p>3395875</text:p>
          </table:table-cell>
          <table:table-cell office:value-type="float" office:value="2857996">
            <text:p>2857996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55121">
            <text:p>2555121</text:p>
          </table:table-cell>
          <table:table-cell office:value-type="float" office:value="4683420">
            <text:p>4683420</text:p>
          </table:table-cell>
          <table:table-cell office:value-type="float" office:value="2868722">
            <text:p>2868722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60898">
            <text:p>1560898</text:p>
          </table:table-cell>
          <table:table-cell office:value-type="float" office:value="6189872">
            <text:p>6189872</text:p>
          </table:table-cell>
          <table:table-cell office:value-type="float" office:value="3908342">
            <text:p>3908342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91656">
            <text:p>1991656</text:p>
          </table:table-cell>
          <table:table-cell office:value-type="float" office:value="5227610">
            <text:p>5227610</text:p>
          </table:table-cell>
          <table:table-cell office:value-type="float" office:value="3329615">
            <text:p>3329615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13907">
            <text:p>1913907</text:p>
          </table:table-cell>
          <table:table-cell office:value-type="float" office:value="5179422">
            <text:p>5179422</text:p>
          </table:table-cell>
          <table:table-cell office:value-type="float" office:value="3046080">
            <text:p>3046080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15921">
            <text:p>2115921</text:p>
          </table:table-cell>
          <table:table-cell office:value-type="float" office:value="3173312">
            <text:p>3173312</text:p>
          </table:table-cell>
          <table:table-cell office:value-type="float" office:value="3668068">
            <text:p>3668068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94266">
            <text:p>2894266</text:p>
          </table:table-cell>
          <table:table-cell office:value-type="float" office:value="3334188">
            <text:p>3334188</text:p>
          </table:table-cell>
          <table:table-cell office:value-type="float" office:value="2975460">
            <text:p>2975460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66474">
            <text:p>2366474</text:p>
          </table:table-cell>
          <table:table-cell office:value-type="float" office:value="4152956">
            <text:p>4152956</text:p>
          </table:table-cell>
          <table:table-cell office:value-type="float" office:value="3952012">
            <text:p>3952012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68664">
            <text:p>2068664</text:p>
          </table:table-cell>
          <table:table-cell office:value-type="float" office:value="3207872">
            <text:p>3207872</text:p>
          </table:table-cell>
          <table:table-cell office:value-type="float" office:value="3272122">
            <text:p>3272122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258035">
            <text:p>2258035</text:p>
          </table:table-cell>
          <table:table-cell office:value-type="float" office:value="3489734">
            <text:p>3489734</text:p>
          </table:table-cell>
          <table:table-cell office:value-type="float" office:value="4027174">
            <text:p>4027174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14146">
            <text:p>1614146</text:p>
          </table:table-cell>
          <table:table-cell office:value-type="float" office:value="3624478">
            <text:p>3624478</text:p>
          </table:table-cell>
          <table:table-cell office:value-type="float" office:value="3513947">
            <text:p>3513947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40046">
            <text:p>2040046</text:p>
          </table:table-cell>
          <table:table-cell office:value-type="float" office:value="4257183">
            <text:p>4257183</text:p>
          </table:table-cell>
          <table:table-cell office:value-type="float" office:value="3191711">
            <text:p>3191711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25713">
            <text:p>1625713</text:p>
          </table:table-cell>
          <table:table-cell office:value-type="float" office:value="3344157">
            <text:p>3344157</text:p>
          </table:table-cell>
          <table:table-cell office:value-type="float" office:value="2598835">
            <text:p>2598835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71576">
            <text:p>2071576</text:p>
          </table:table-cell>
          <table:table-cell office:value-type="float" office:value="3433964">
            <text:p>3433964</text:p>
          </table:table-cell>
          <table:table-cell office:value-type="float" office:value="3917575">
            <text:p>3917575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782112">
            <text:p>2782112</text:p>
          </table:table-cell>
          <table:table-cell office:value-type="float" office:value="3704421">
            <text:p>3704421</text:p>
          </table:table-cell>
          <table:table-cell office:value-type="float" office:value="2763331">
            <text:p>2763331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24641">
            <text:p>1924641</text:p>
          </table:table-cell>
          <table:table-cell office:value-type="float" office:value="3221625">
            <text:p>3221625</text:p>
          </table:table-cell>
          <table:table-cell office:value-type="float" office:value="3743889">
            <text:p>3743889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85435">
            <text:p>1585435</text:p>
          </table:table-cell>
          <table:table-cell office:value-type="float" office:value="3754411">
            <text:p>3754411</text:p>
          </table:table-cell>
          <table:table-cell office:value-type="float" office:value="3211786">
            <text:p>3211786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19704">
            <text:p>1619704</text:p>
          </table:table-cell>
          <table:table-cell office:value-type="float" office:value="3850039">
            <text:p>3850039</text:p>
          </table:table-cell>
          <table:table-cell office:value-type="float" office:value="2947657">
            <text:p>2947657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93706">
            <text:p>1993706</text:p>
          </table:table-cell>
          <table:table-cell office:value-type="float" office:value="2935255">
            <text:p>2935255</text:p>
          </table:table-cell>
          <table:table-cell office:value-type="float" office:value="3054811">
            <text:p>3054811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59666">
            <text:p>2359666</text:p>
          </table:table-cell>
          <table:table-cell office:value-type="float" office:value="3623862">
            <text:p>3623862</text:p>
          </table:table-cell>
          <table:table-cell office:value-type="float" office:value="3523756">
            <text:p>3523756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56666">
            <text:p>1956666</text:p>
          </table:table-cell>
          <table:table-cell office:value-type="float" office:value="3330806">
            <text:p>3330806</text:p>
          </table:table-cell>
          <table:table-cell office:value-type="float" office:value="3012916">
            <text:p>3012916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65041">
            <text:p>2465041</text:p>
          </table:table-cell>
          <table:table-cell office:value-type="float" office:value="3226132">
            <text:p>3226132</text:p>
          </table:table-cell>
          <table:table-cell office:value-type="float" office:value="3166280">
            <text:p>3166280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69567">
            <text:p>1969567</text:p>
          </table:table-cell>
          <table:table-cell office:value-type="float" office:value="4287023">
            <text:p>4287023</text:p>
          </table:table-cell>
          <table:table-cell office:value-type="float" office:value="3070877">
            <text:p>3070877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11838">
            <text:p>2011838</text:p>
          </table:table-cell>
          <table:table-cell office:value-type="float" office:value="3173463">
            <text:p>3173463</text:p>
          </table:table-cell>
          <table:table-cell office:value-type="float" office:value="2959445">
            <text:p>2959445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968932">
            <text:p>1968932</text:p>
          </table:table-cell>
          <table:table-cell office:value-type="float" office:value="3523562">
            <text:p>3523562</text:p>
          </table:table-cell>
          <table:table-cell office:value-type="float" office:value="2978421">
            <text:p>2978421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87070">
            <text:p>2087070</text:p>
          </table:table-cell>
          <table:table-cell office:value-type="float" office:value="3246460">
            <text:p>3246460</text:p>
          </table:table-cell>
          <table:table-cell office:value-type="float" office:value="3672367">
            <text:p>3672367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49471">
            <text:p>2549471</text:p>
          </table:table-cell>
          <table:table-cell office:value-type="float" office:value="3333831">
            <text:p>3333831</text:p>
          </table:table-cell>
          <table:table-cell office:value-type="float" office:value="2995072">
            <text:p>2995072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28848">
            <text:p>2028848</text:p>
          </table:table-cell>
          <table:table-cell office:value-type="float" office:value="3119938">
            <text:p>3119938</text:p>
          </table:table-cell>
          <table:table-cell office:value-type="float" office:value="2950844">
            <text:p>2950844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09297">
            <text:p>2009297</text:p>
          </table:table-cell>
          <table:table-cell office:value-type="float" office:value="3197958">
            <text:p>3197958</text:p>
          </table:table-cell>
          <table:table-cell office:value-type="float" office:value="2999069">
            <text:p>2999069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80108">
            <text:p>1580108</text:p>
          </table:table-cell>
          <table:table-cell office:value-type="float" office:value="3932530">
            <text:p>3932530</text:p>
          </table:table-cell>
          <table:table-cell office:value-type="float" office:value="3104434">
            <text:p>3104434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09514">
            <text:p>1609514</text:p>
          </table:table-cell>
          <table:table-cell office:value-type="float" office:value="3064716">
            <text:p>3064716</text:p>
          </table:table-cell>
          <table:table-cell office:value-type="float" office:value="2960179">
            <text:p>2960179</text:p>
          </table:table-cell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00129">
            <text:p>2100129</text:p>
          </table:table-cell>
          <table:table-cell office:value-type="float" office:value="3555496">
            <text:p>3555496</text:p>
          </table:table-cell>
          <table:table-cell office:value-type="float" office:value="3453774">
            <text:p>3453774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57801">
            <text:p>2057801</text:p>
          </table:table-cell>
          <table:table-cell office:value-type="float" office:value="4054491">
            <text:p>4054491</text:p>
          </table:table-cell>
          <table:table-cell office:value-type="float" office:value="3521085">
            <text:p>352108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823938">
            <text:p>1823938</text:p>
          </table:table-cell>
          <table:table-cell office:value-type="float" office:value="2907076">
            <text:p>2907076</text:p>
          </table:table-cell>
          <table:table-cell office:value-type="float" office:value="3306927">
            <text:p>3306927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48285">
            <text:p>3348285</text:p>
          </table:table-cell>
          <table:table-cell office:value-type="float" office:value="3030161">
            <text:p>3030161</text:p>
          </table:table-cell>
          <table:table-cell office:value-type="float" office:value="3651915">
            <text:p>365191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733202">
            <text:p>1733202</text:p>
          </table:table-cell>
          <table:table-cell office:value-type="float" office:value="3418434">
            <text:p>3418434</text:p>
          </table:table-cell>
          <table:table-cell office:value-type="float" office:value="3251225">
            <text:p>325122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04392">
            <text:p>2104392</text:p>
          </table:table-cell>
          <table:table-cell office:value-type="float" office:value="4195975">
            <text:p>4195975</text:p>
          </table:table-cell>
          <table:table-cell office:value-type="float" office:value="2759884">
            <text:p>2759884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613054">
            <text:p>2613054</text:p>
          </table:table-cell>
          <table:table-cell office:value-type="float" office:value="3432452">
            <text:p>3432452</text:p>
          </table:table-cell>
          <table:table-cell office:value-type="float" office:value="2719849">
            <text:p>2719849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09780">
            <text:p>2109780</text:p>
          </table:table-cell>
          <table:table-cell office:value-type="float" office:value="4060375">
            <text:p>4060375</text:p>
          </table:table-cell>
          <table:table-cell office:value-type="float" office:value="3986553">
            <text:p>398655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88969">
            <text:p>1988969</text:p>
          </table:table-cell>
          <table:table-cell office:value-type="float" office:value="3732710">
            <text:p>3732710</text:p>
          </table:table-cell>
          <table:table-cell office:value-type="float" office:value="2881225">
            <text:p>288122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211441">
            <text:p>2211441</text:p>
          </table:table-cell>
          <table:table-cell office:value-type="float" office:value="4510879">
            <text:p>4510879</text:p>
          </table:table-cell>
          <table:table-cell office:value-type="float" office:value="3844303">
            <text:p>384430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304411">
            <text:p>2304411</text:p>
          </table:table-cell>
          <table:table-cell office:value-type="float" office:value="3357496">
            <text:p>3357496</text:p>
          </table:table-cell>
          <table:table-cell office:value-type="float" office:value="3505611">
            <text:p>3505611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53605">
            <text:p>1653605</text:p>
          </table:table-cell>
          <table:table-cell office:value-type="float" office:value="4024540">
            <text:p>4024540</text:p>
          </table:table-cell>
          <table:table-cell office:value-type="float" office:value="3794733">
            <text:p>379473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41186">
            <text:p>3141186</text:p>
          </table:table-cell>
          <table:table-cell office:value-type="float" office:value="3649079">
            <text:p>3649079</text:p>
          </table:table-cell>
          <table:table-cell office:value-type="float" office:value="3174179">
            <text:p>3174179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02673">
            <text:p>2102673</text:p>
          </table:table-cell>
          <table:table-cell office:value-type="float" office:value="3565309">
            <text:p>3565309</text:p>
          </table:table-cell>
          <table:table-cell office:value-type="float" office:value="3371532">
            <text:p>3371532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01807">
            <text:p>2001807</text:p>
          </table:table-cell>
          <table:table-cell office:value-type="float" office:value="3987925">
            <text:p>3987925</text:p>
          </table:table-cell>
          <table:table-cell office:value-type="float" office:value="3250077">
            <text:p>3250077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393372">
            <text:p>2393372</text:p>
          </table:table-cell>
          <table:table-cell office:value-type="float" office:value="4137920">
            <text:p>4137920</text:p>
          </table:table-cell>
          <table:table-cell office:value-type="float" office:value="4481126">
            <text:p>4481126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05808">
            <text:p>2005808</text:p>
          </table:table-cell>
          <table:table-cell office:value-type="float" office:value="3237923">
            <text:p>3237923</text:p>
          </table:table-cell>
          <table:table-cell office:value-type="float" office:value="3078593">
            <text:p>307859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98556">
            <text:p>2498556</text:p>
          </table:table-cell>
          <table:table-cell office:value-type="float" office:value="4348319">
            <text:p>4348319</text:p>
          </table:table-cell>
          <table:table-cell office:value-type="float" office:value="2983670">
            <text:p>2983670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51519">
            <text:p>2051519</text:p>
          </table:table-cell>
          <table:table-cell office:value-type="float" office:value="3200610">
            <text:p>3200610</text:p>
          </table:table-cell>
          <table:table-cell office:value-type="float" office:value="3356171">
            <text:p>3356171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67016">
            <text:p>2167016</text:p>
          </table:table-cell>
          <table:table-cell office:value-type="float" office:value="3930668">
            <text:p>3930668</text:p>
          </table:table-cell>
          <table:table-cell office:value-type="float" office:value="3694877">
            <text:p>3694877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97931">
            <text:p>2097931</text:p>
          </table:table-cell>
          <table:table-cell office:value-type="float" office:value="3824566">
            <text:p>3824566</text:p>
          </table:table-cell>
          <table:table-cell office:value-type="float" office:value="3404371">
            <text:p>3404371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20762">
            <text:p>2020762</text:p>
          </table:table-cell>
          <table:table-cell office:value-type="float" office:value="3492356">
            <text:p>3492356</text:p>
          </table:table-cell>
          <table:table-cell office:value-type="float" office:value="3673651">
            <text:p>3673651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3337">
            <text:p>1993337</text:p>
          </table:table-cell>
          <table:table-cell office:value-type="float" office:value="5235286">
            <text:p>5235286</text:p>
          </table:table-cell>
          <table:table-cell office:value-type="float" office:value="3084261">
            <text:p>3084261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62352">
            <text:p>2062352</text:p>
          </table:table-cell>
          <table:table-cell office:value-type="float" office:value="4206223">
            <text:p>4206223</text:p>
          </table:table-cell>
          <table:table-cell office:value-type="float" office:value="2889274">
            <text:p>2889274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74456">
            <text:p>2174456</text:p>
          </table:table-cell>
          <table:table-cell office:value-type="float" office:value="3424193">
            <text:p>3424193</text:p>
          </table:table-cell>
          <table:table-cell office:value-type="float" office:value="3823883">
            <text:p>382388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46049">
            <text:p>2146049</text:p>
          </table:table-cell>
          <table:table-cell office:value-type="float" office:value="3460641">
            <text:p>3460641</text:p>
          </table:table-cell>
          <table:table-cell office:value-type="float" office:value="2703623">
            <text:p>270362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709350">
            <text:p>2709350</text:p>
          </table:table-cell>
          <table:table-cell office:value-type="float" office:value="3324344">
            <text:p>3324344</text:p>
          </table:table-cell>
          <table:table-cell office:value-type="float" office:value="3762287">
            <text:p>3762287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16971">
            <text:p>2116971</text:p>
          </table:table-cell>
          <table:table-cell office:value-type="float" office:value="3941095">
            <text:p>3941095</text:p>
          </table:table-cell>
          <table:table-cell office:value-type="float" office:value="3945529">
            <text:p>3945529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231471">
            <text:p>2231471</text:p>
          </table:table-cell>
          <table:table-cell office:value-type="float" office:value="4172512">
            <text:p>4172512</text:p>
          </table:table-cell>
          <table:table-cell office:value-type="float" office:value="3297240">
            <text:p>3297240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83451">
            <text:p>2083451</text:p>
          </table:table-cell>
          <table:table-cell office:value-type="float" office:value="3348626">
            <text:p>3348626</text:p>
          </table:table-cell>
          <table:table-cell office:value-type="float" office:value="3144575">
            <text:p>314457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78395">
            <text:p>1678395</text:p>
          </table:table-cell>
          <table:table-cell office:value-type="float" office:value="3630164">
            <text:p>3630164</text:p>
          </table:table-cell>
          <table:table-cell office:value-type="float" office:value="4793928">
            <text:p>4793928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21956">
            <text:p>2121956</text:p>
          </table:table-cell>
          <table:table-cell office:value-type="float" office:value="3732857">
            <text:p>3732857</text:p>
          </table:table-cell>
          <table:table-cell office:value-type="float" office:value="3616432">
            <text:p>3616432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372342">
            <text:p>2372342</text:p>
          </table:table-cell>
          <table:table-cell office:value-type="float" office:value="4326091">
            <text:p>4326091</text:p>
          </table:table-cell>
          <table:table-cell office:value-type="float" office:value="3112503">
            <text:p>311250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75788">
            <text:p>2075788</text:p>
          </table:table-cell>
          <table:table-cell office:value-type="float" office:value="3878790">
            <text:p>3878790</text:p>
          </table:table-cell>
          <table:table-cell office:value-type="float" office:value="3413463">
            <text:p>3413463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76400">
            <text:p>2076400</text:p>
          </table:table-cell>
          <table:table-cell office:value-type="float" office:value="3335244">
            <text:p>3335244</text:p>
          </table:table-cell>
          <table:table-cell office:value-type="float" office:value="3836530">
            <text:p>3836530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306237">
            <text:p>2306237</text:p>
          </table:table-cell>
          <table:table-cell office:value-type="float" office:value="3450510">
            <text:p>3450510</text:p>
          </table:table-cell>
          <table:table-cell office:value-type="float" office:value="3241080">
            <text:p>3241080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73195">
            <text:p>1973195</text:p>
          </table:table-cell>
          <table:table-cell office:value-type="float" office:value="4034039">
            <text:p>4034039</text:p>
          </table:table-cell>
          <table:table-cell office:value-type="float" office:value="3048335">
            <text:p>304833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37249">
            <text:p>1937249</text:p>
          </table:table-cell>
          <table:table-cell office:value-type="float" office:value="3499856">
            <text:p>3499856</text:p>
          </table:table-cell>
          <table:table-cell office:value-type="float" office:value="4679455">
            <text:p>467945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16385">
            <text:p>2416385</text:p>
          </table:table-cell>
          <table:table-cell office:value-type="float" office:value="3883046">
            <text:p>3883046</text:p>
          </table:table-cell>
          <table:table-cell office:value-type="float" office:value="2781455">
            <text:p>278145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96811">
            <text:p>2196811</text:p>
          </table:table-cell>
          <table:table-cell office:value-type="float" office:value="4099062">
            <text:p>4099062</text:p>
          </table:table-cell>
          <table:table-cell office:value-type="float" office:value="3957857">
            <text:p>3957857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22724">
            <text:p>2122724</text:p>
          </table:table-cell>
          <table:table-cell office:value-type="float" office:value="3681603">
            <text:p>3681603</text:p>
          </table:table-cell>
          <table:table-cell office:value-type="float" office:value="3146947">
            <text:p>3146947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7548">
            <text:p>1997548</text:p>
          </table:table-cell>
          <table:table-cell office:value-type="float" office:value="3800556">
            <text:p>3800556</text:p>
          </table:table-cell>
          <table:table-cell office:value-type="float" office:value="3564252">
            <text:p>3564252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24859">
            <text:p>2024859</text:p>
          </table:table-cell>
          <table:table-cell office:value-type="float" office:value="3882374">
            <text:p>3882374</text:p>
          </table:table-cell>
          <table:table-cell office:value-type="float" office:value="3522957">
            <text:p>3522957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2040">
            <text:p>3362040</text:p>
          </table:table-cell>
          <table:table-cell office:value-type="float" office:value="3648464">
            <text:p>3648464</text:p>
          </table:table-cell>
          <table:table-cell office:value-type="float" office:value="3797738">
            <text:p>3797738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827828">
            <text:p>2827828</text:p>
          </table:table-cell>
          <table:table-cell office:value-type="float" office:value="3680531">
            <text:p>3680531</text:p>
          </table:table-cell>
          <table:table-cell office:value-type="float" office:value="3348560">
            <text:p>3348560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31979">
            <text:p>2431979</text:p>
          </table:table-cell>
          <table:table-cell office:value-type="float" office:value="3132832">
            <text:p>3132832</text:p>
          </table:table-cell>
          <table:table-cell office:value-type="float" office:value="2958366">
            <text:p>2958366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274558">
            <text:p>2274558</text:p>
          </table:table-cell>
          <table:table-cell office:value-type="float" office:value="3895100">
            <text:p>3895100</text:p>
          </table:table-cell>
          <table:table-cell office:value-type="float" office:value="3394072">
            <text:p>3394072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227112">
            <text:p>2227112</text:p>
          </table:table-cell>
          <table:table-cell office:value-type="float" office:value="4202715">
            <text:p>4202715</text:p>
          </table:table-cell>
          <table:table-cell office:value-type="float" office:value="2803005">
            <text:p>280300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895605">
            <text:p>1895605</text:p>
          </table:table-cell>
          <table:table-cell office:value-type="float" office:value="4058739">
            <text:p>4058739</text:p>
          </table:table-cell>
          <table:table-cell office:value-type="float" office:value="3091315">
            <text:p>3091315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53786">
            <text:p>1653786</text:p>
          </table:table-cell>
          <table:table-cell office:value-type="float" office:value="3684146">
            <text:p>3684146</text:p>
          </table:table-cell>
          <table:table-cell office:value-type="float" office:value="3645542">
            <text:p>3645542</text:p>
          </table:table-cell>
          <table:table-cell table:number-columns-repeated="1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27637">
            <text:p>2027637</text:p>
          </table:table-cell>
          <table:table-cell office:value-type="float" office:value="3200181">
            <text:p>3200181</text:p>
          </table:table-cell>
          <table:table-cell office:value-type="float" office:value="3252769">
            <text:p>3252769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36359">
            <text:p>2136359</text:p>
          </table:table-cell>
          <table:table-cell office:value-type="float" office:value="4460114">
            <text:p>4460114</text:p>
          </table:table-cell>
          <table:table-cell office:value-type="float" office:value="4368754">
            <text:p>4368754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80140">
            <text:p>2180140</text:p>
          </table:table-cell>
          <table:table-cell office:value-type="float" office:value="4192000">
            <text:p>4192000</text:p>
          </table:table-cell>
          <table:table-cell office:value-type="float" office:value="3313069">
            <text:p>3313069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85193">
            <text:p>2285193</text:p>
          </table:table-cell>
          <table:table-cell office:value-type="float" office:value="3892548">
            <text:p>3892548</text:p>
          </table:table-cell>
          <table:table-cell office:value-type="float" office:value="3668677">
            <text:p>3668677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19936">
            <text:p>2019936</text:p>
          </table:table-cell>
          <table:table-cell office:value-type="float" office:value="3555369">
            <text:p>3555369</text:p>
          </table:table-cell>
          <table:table-cell office:value-type="float" office:value="3085902">
            <text:p>3085902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93837">
            <text:p>2293837</text:p>
          </table:table-cell>
          <table:table-cell office:value-type="float" office:value="4165168">
            <text:p>4165168</text:p>
          </table:table-cell>
          <table:table-cell office:value-type="float" office:value="3439707">
            <text:p>3439707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02238">
            <text:p>2002238</text:p>
          </table:table-cell>
          <table:table-cell office:value-type="float" office:value="4125420">
            <text:p>4125420</text:p>
          </table:table-cell>
          <table:table-cell office:value-type="float" office:value="3218917">
            <text:p>3218917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54030">
            <text:p>1654030</text:p>
          </table:table-cell>
          <table:table-cell office:value-type="float" office:value="4077115">
            <text:p>4077115</text:p>
          </table:table-cell>
          <table:table-cell office:value-type="float" office:value="3531108">
            <text:p>353110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42351">
            <text:p>2142351</text:p>
          </table:table-cell>
          <table:table-cell office:value-type="float" office:value="4179425">
            <text:p>4179425</text:p>
          </table:table-cell>
          <table:table-cell office:value-type="float" office:value="3713482">
            <text:p>3713482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362226">
            <text:p>2362226</text:p>
          </table:table-cell>
          <table:table-cell office:value-type="float" office:value="3345905">
            <text:p>3345905</text:p>
          </table:table-cell>
          <table:table-cell office:value-type="float" office:value="2486274">
            <text:p>2486274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911001">
            <text:p>2911001</text:p>
          </table:table-cell>
          <table:table-cell office:value-type="float" office:value="3834421">
            <text:p>3834421</text:p>
          </table:table-cell>
          <table:table-cell office:value-type="float" office:value="4035638">
            <text:p>403563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987296">
            <text:p>1987296</text:p>
          </table:table-cell>
          <table:table-cell office:value-type="float" office:value="4653283">
            <text:p>4653283</text:p>
          </table:table-cell>
          <table:table-cell office:value-type="float" office:value="3677263">
            <text:p>3677263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952724">
            <text:p>1952724</text:p>
          </table:table-cell>
          <table:table-cell office:value-type="float" office:value="3956034">
            <text:p>3956034</text:p>
          </table:table-cell>
          <table:table-cell office:value-type="float" office:value="3129432">
            <text:p>3129432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22269">
            <text:p>2222269</text:p>
          </table:table-cell>
          <table:table-cell office:value-type="float" office:value="3930450">
            <text:p>3930450</text:p>
          </table:table-cell>
          <table:table-cell office:value-type="float" office:value="3828368">
            <text:p>382836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93565">
            <text:p>2193565</text:p>
          </table:table-cell>
          <table:table-cell office:value-type="float" office:value="4119695">
            <text:p>4119695</text:p>
          </table:table-cell>
          <table:table-cell office:value-type="float" office:value="3816966">
            <text:p>3816966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72104">
            <text:p>2172104</text:p>
          </table:table-cell>
          <table:table-cell office:value-type="float" office:value="3732436">
            <text:p>3732436</text:p>
          </table:table-cell>
          <table:table-cell office:value-type="float" office:value="5137828">
            <text:p>513782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925958">
            <text:p>2925958</text:p>
          </table:table-cell>
          <table:table-cell office:value-type="float" office:value="4148678">
            <text:p>4148678</text:p>
          </table:table-cell>
          <table:table-cell office:value-type="float" office:value="3193929">
            <text:p>3193929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09343">
            <text:p>2209343</text:p>
          </table:table-cell>
          <table:table-cell office:value-type="float" office:value="4828426">
            <text:p>4828426</text:p>
          </table:table-cell>
          <table:table-cell office:value-type="float" office:value="3413540">
            <text:p>3413540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70395">
            <text:p>1670395</text:p>
          </table:table-cell>
          <table:table-cell office:value-type="float" office:value="5788316">
            <text:p>5788316</text:p>
          </table:table-cell>
          <table:table-cell office:value-type="float" office:value="2887174">
            <text:p>2887174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436563">
            <text:p>2436563</text:p>
          </table:table-cell>
          <table:table-cell office:value-type="float" office:value="3644463">
            <text:p>3644463</text:p>
          </table:table-cell>
          <table:table-cell office:value-type="float" office:value="3977014">
            <text:p>3977014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78286">
            <text:p>2178286</text:p>
          </table:table-cell>
          <table:table-cell office:value-type="float" office:value="4566135">
            <text:p>4566135</text:p>
          </table:table-cell>
          <table:table-cell office:value-type="float" office:value="3078928">
            <text:p>307892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82844">
            <text:p>2182844</text:p>
          </table:table-cell>
          <table:table-cell office:value-type="float" office:value="3997465">
            <text:p>3997465</text:p>
          </table:table-cell>
          <table:table-cell office:value-type="float" office:value="3314478">
            <text:p>331447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338119">
            <text:p>2338119</text:p>
          </table:table-cell>
          <table:table-cell office:value-type="float" office:value="3591674">
            <text:p>3591674</text:p>
          </table:table-cell>
          <table:table-cell office:value-type="float" office:value="3143980">
            <text:p>3143980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66411">
            <text:p>1766411</text:p>
          </table:table-cell>
          <table:table-cell office:value-type="float" office:value="4667356">
            <text:p>4667356</text:p>
          </table:table-cell>
          <table:table-cell office:value-type="float" office:value="3406350">
            <text:p>3406350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57656">
            <text:p>2057656</text:p>
          </table:table-cell>
          <table:table-cell office:value-type="float" office:value="3807050">
            <text:p>3807050</text:p>
          </table:table-cell>
          <table:table-cell office:value-type="float" office:value="3055450">
            <text:p>3055450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357656">
            <text:p>2357656</text:p>
          </table:table-cell>
          <table:table-cell office:value-type="float" office:value="3841531">
            <text:p>3841531</text:p>
          </table:table-cell>
          <table:table-cell office:value-type="float" office:value="4467331">
            <text:p>4467331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952912">
            <text:p>1952912</text:p>
          </table:table-cell>
          <table:table-cell office:value-type="float" office:value="3725830">
            <text:p>3725830</text:p>
          </table:table-cell>
          <table:table-cell office:value-type="float" office:value="4875542">
            <text:p>4875542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18324">
            <text:p>2118324</text:p>
          </table:table-cell>
          <table:table-cell office:value-type="float" office:value="4092363">
            <text:p>4092363</text:p>
          </table:table-cell>
          <table:table-cell office:value-type="float" office:value="3754237">
            <text:p>3754237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808627">
            <text:p>1808627</text:p>
          </table:table-cell>
          <table:table-cell office:value-type="float" office:value="3809355">
            <text:p>3809355</text:p>
          </table:table-cell>
          <table:table-cell office:value-type="float" office:value="3582731">
            <text:p>3582731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02903">
            <text:p>2002903</text:p>
          </table:table-cell>
          <table:table-cell office:value-type="float" office:value="4005001">
            <text:p>4005001</text:p>
          </table:table-cell>
          <table:table-cell office:value-type="float" office:value="4138948">
            <text:p>413894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351135">
            <text:p>2351135</text:p>
          </table:table-cell>
          <table:table-cell office:value-type="float" office:value="3526752">
            <text:p>3526752</text:p>
          </table:table-cell>
          <table:table-cell office:value-type="float" office:value="3450080">
            <text:p>3450080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125686">
            <text:p>2125686</text:p>
          </table:table-cell>
          <table:table-cell office:value-type="float" office:value="4440494">
            <text:p>4440494</text:p>
          </table:table-cell>
          <table:table-cell office:value-type="float" office:value="3501229">
            <text:p>3501229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89602">
            <text:p>1789602</text:p>
          </table:table-cell>
          <table:table-cell office:value-type="float" office:value="3226649">
            <text:p>3226649</text:p>
          </table:table-cell>
          <table:table-cell office:value-type="float" office:value="3593959">
            <text:p>3593959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54707">
            <text:p>1754707</text:p>
          </table:table-cell>
          <table:table-cell office:value-type="float" office:value="3825012">
            <text:p>3825012</text:p>
          </table:table-cell>
          <table:table-cell office:value-type="float" office:value="3832209">
            <text:p>3832209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88594">
            <text:p>2088594</text:p>
          </table:table-cell>
          <table:table-cell office:value-type="float" office:value="3926967">
            <text:p>3926967</text:p>
          </table:table-cell>
          <table:table-cell office:value-type="float" office:value="3607442">
            <text:p>3607442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612122">
            <text:p>2612122</text:p>
          </table:table-cell>
          <table:table-cell office:value-type="float" office:value="3595975">
            <text:p>3595975</text:p>
          </table:table-cell>
          <table:table-cell office:value-type="float" office:value="4155617">
            <text:p>4155617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12675">
            <text:p>2012675</text:p>
          </table:table-cell>
          <table:table-cell office:value-type="float" office:value="3839202">
            <text:p>3839202</text:p>
          </table:table-cell>
          <table:table-cell office:value-type="float" office:value="4010981">
            <text:p>4010981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86932">
            <text:p>2086932</text:p>
          </table:table-cell>
          <table:table-cell office:value-type="float" office:value="4037426">
            <text:p>4037426</text:p>
          </table:table-cell>
          <table:table-cell office:value-type="float" office:value="3174864">
            <text:p>3174864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21351">
            <text:p>2221351</text:p>
          </table:table-cell>
          <table:table-cell office:value-type="float" office:value="3476771">
            <text:p>3476771</text:p>
          </table:table-cell>
          <table:table-cell office:value-type="float" office:value="3119177">
            <text:p>3119177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652288">
            <text:p>2652288</text:p>
          </table:table-cell>
          <table:table-cell office:value-type="float" office:value="3410785">
            <text:p>3410785</text:p>
          </table:table-cell>
          <table:table-cell office:value-type="float" office:value="3361805">
            <text:p>3361805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923077">
            <text:p>1923077</text:p>
          </table:table-cell>
          <table:table-cell office:value-type="float" office:value="4837000">
            <text:p>4837000</text:p>
          </table:table-cell>
          <table:table-cell office:value-type="float" office:value="4032726">
            <text:p>4032726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67392">
            <text:p>2067392</text:p>
          </table:table-cell>
          <table:table-cell office:value-type="float" office:value="4597665">
            <text:p>4597665</text:p>
          </table:table-cell>
          <table:table-cell office:value-type="float" office:value="3691230">
            <text:p>3691230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94648">
            <text:p>2894648</text:p>
          </table:table-cell>
          <table:table-cell office:value-type="float" office:value="3704136">
            <text:p>3704136</text:p>
          </table:table-cell>
          <table:table-cell office:value-type="float" office:value="3954995">
            <text:p>3954995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69197">
            <text:p>2069197</text:p>
          </table:table-cell>
          <table:table-cell office:value-type="float" office:value="4224301">
            <text:p>4224301</text:p>
          </table:table-cell>
          <table:table-cell office:value-type="float" office:value="3737078">
            <text:p>3737078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414261">
            <text:p>2414261</text:p>
          </table:table-cell>
          <table:table-cell office:value-type="float" office:value="3612508">
            <text:p>3612508</text:p>
          </table:table-cell>
          <table:table-cell office:value-type="float" office:value="2727786">
            <text:p>2727786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531442">
            <text:p>2531442</text:p>
          </table:table-cell>
          <table:table-cell office:value-type="float" office:value="3694775">
            <text:p>3694775</text:p>
          </table:table-cell>
          <table:table-cell office:value-type="float" office:value="4191861">
            <text:p>4191861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12408">
            <text:p>1212408</text:p>
          </table:table-cell>
          <table:table-cell office:value-type="float" office:value="5043568">
            <text:p>5043568</text:p>
          </table:table-cell>
          <table:table-cell office:value-type="float" office:value="3177955">
            <text:p>3177955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77417">
            <text:p>2277417</text:p>
          </table:table-cell>
          <table:table-cell office:value-type="float" office:value="3958486">
            <text:p>3958486</text:p>
          </table:table-cell>
          <table:table-cell office:value-type="float" office:value="2938913">
            <text:p>2938913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62193">
            <text:p>2062193</text:p>
          </table:table-cell>
          <table:table-cell office:value-type="float" office:value="3192695">
            <text:p>3192695</text:p>
          </table:table-cell>
          <table:table-cell office:value-type="float" office:value="3473400">
            <text:p>3473400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974137">
            <text:p>1974137</text:p>
          </table:table-cell>
          <table:table-cell office:value-type="float" office:value="4756493">
            <text:p>4756493</text:p>
          </table:table-cell>
          <table:table-cell office:value-type="float" office:value="3893906">
            <text:p>3893906</text:p>
          </table:table-cell>
          <table:table-cell table:number-columns-repeated="1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95448">
            <text:p>2295448</text:p>
          </table:table-cell>
          <table:table-cell office:value-type="float" office:value="4214231">
            <text:p>4214231</text:p>
          </table:table-cell>
          <table:table-cell office:value-type="float" office:value="3629405">
            <text:p>3629405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99150">
            <text:p>2999150</text:p>
          </table:table-cell>
          <table:table-cell office:value-type="float" office:value="3672456">
            <text:p>3672456</text:p>
          </table:table-cell>
          <table:table-cell office:value-type="float" office:value="4082052">
            <text:p>4082052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29828">
            <text:p>2029828</text:p>
          </table:table-cell>
          <table:table-cell office:value-type="float" office:value="3872419">
            <text:p>3872419</text:p>
          </table:table-cell>
          <table:table-cell office:value-type="float" office:value="4090484">
            <text:p>4090484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268709">
            <text:p>3268709</text:p>
          </table:table-cell>
          <table:table-cell office:value-type="float" office:value="3866957">
            <text:p>3866957</text:p>
          </table:table-cell>
          <table:table-cell office:value-type="float" office:value="3972745">
            <text:p>3972745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05389">
            <text:p>2005389</text:p>
          </table:table-cell>
          <table:table-cell office:value-type="float" office:value="4524931">
            <text:p>4524931</text:p>
          </table:table-cell>
          <table:table-cell office:value-type="float" office:value="3926343">
            <text:p>3926343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05802">
            <text:p>2305802</text:p>
          </table:table-cell>
          <table:table-cell office:value-type="float" office:value="3515491">
            <text:p>3515491</text:p>
          </table:table-cell>
          <table:table-cell office:value-type="float" office:value="4360488">
            <text:p>4360488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03499">
            <text:p>2303499</text:p>
          </table:table-cell>
          <table:table-cell office:value-type="float" office:value="5070835">
            <text:p>5070835</text:p>
          </table:table-cell>
          <table:table-cell office:value-type="float" office:value="3248933">
            <text:p>3248933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71357">
            <text:p>2571357</text:p>
          </table:table-cell>
          <table:table-cell office:value-type="float" office:value="3541376">
            <text:p>3541376</text:p>
          </table:table-cell>
          <table:table-cell office:value-type="float" office:value="3417402">
            <text:p>3417402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66846">
            <text:p>2266846</text:p>
          </table:table-cell>
          <table:table-cell office:value-type="float" office:value="3830825">
            <text:p>3830825</text:p>
          </table:table-cell>
          <table:table-cell office:value-type="float" office:value="3897930">
            <text:p>3897930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39490">
            <text:p>2339490</text:p>
          </table:table-cell>
          <table:table-cell office:value-type="float" office:value="4251989">
            <text:p>4251989</text:p>
          </table:table-cell>
          <table:table-cell office:value-type="float" office:value="3055540">
            <text:p>3055540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06226">
            <text:p>1906226</text:p>
          </table:table-cell>
          <table:table-cell office:value-type="float" office:value="4078183">
            <text:p>4078183</text:p>
          </table:table-cell>
          <table:table-cell office:value-type="float" office:value="4221408">
            <text:p>4221408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50264">
            <text:p>2550264</text:p>
          </table:table-cell>
          <table:table-cell office:value-type="float" office:value="4050785">
            <text:p>4050785</text:p>
          </table:table-cell>
          <table:table-cell office:value-type="float" office:value="3610284">
            <text:p>3610284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28007">
            <text:p>3028007</text:p>
          </table:table-cell>
          <table:table-cell office:value-type="float" office:value="4244362">
            <text:p>4244362</text:p>
          </table:table-cell>
          <table:table-cell office:value-type="float" office:value="4077947">
            <text:p>4077947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50462">
            <text:p>2350462</text:p>
          </table:table-cell>
          <table:table-cell office:value-type="float" office:value="4131040">
            <text:p>4131040</text:p>
          </table:table-cell>
          <table:table-cell office:value-type="float" office:value="3525439">
            <text:p>3525439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52224">
            <text:p>2352224</text:p>
          </table:table-cell>
          <table:table-cell office:value-type="float" office:value="4000399">
            <text:p>4000399</text:p>
          </table:table-cell>
          <table:table-cell office:value-type="float" office:value="3400043">
            <text:p>3400043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64589">
            <text:p>2364589</text:p>
          </table:table-cell>
          <table:table-cell office:value-type="float" office:value="3626091">
            <text:p>3626091</text:p>
          </table:table-cell>
          <table:table-cell office:value-type="float" office:value="2939921">
            <text:p>2939921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04552">
            <text:p>2104552</text:p>
          </table:table-cell>
          <table:table-cell office:value-type="float" office:value="4774660">
            <text:p>4774660</text:p>
          </table:table-cell>
          <table:table-cell office:value-type="float" office:value="4069620">
            <text:p>4069620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00087">
            <text:p>2200087</text:p>
          </table:table-cell>
          <table:table-cell office:value-type="float" office:value="3788476">
            <text:p>3788476</text:p>
          </table:table-cell>
          <table:table-cell office:value-type="float" office:value="3588880">
            <text:p>3588880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406550">
            <text:p>2406550</text:p>
          </table:table-cell>
          <table:table-cell office:value-type="float" office:value="4371064">
            <text:p>4371064</text:p>
          </table:table-cell>
          <table:table-cell office:value-type="float" office:value="3724223">
            <text:p>3724223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92787">
            <text:p>2592787</text:p>
          </table:table-cell>
          <table:table-cell office:value-type="float" office:value="4207392">
            <text:p>4207392</text:p>
          </table:table-cell>
          <table:table-cell office:value-type="float" office:value="4514296">
            <text:p>4514296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39061">
            <text:p>2339061</text:p>
          </table:table-cell>
          <table:table-cell office:value-type="float" office:value="4587163">
            <text:p>4587163</text:p>
          </table:table-cell>
          <table:table-cell office:value-type="float" office:value="3270298">
            <text:p>3270298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608101">
            <text:p>2608101</text:p>
          </table:table-cell>
          <table:table-cell office:value-type="float" office:value="4075422">
            <text:p>4075422</text:p>
          </table:table-cell>
          <table:table-cell office:value-type="float" office:value="4176994">
            <text:p>4176994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02676">
            <text:p>2102676</text:p>
          </table:table-cell>
          <table:table-cell office:value-type="float" office:value="4116449">
            <text:p>4116449</text:p>
          </table:table-cell>
          <table:table-cell office:value-type="float" office:value="3517028">
            <text:p>3517028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71018">
            <text:p>2071018</text:p>
          </table:table-cell>
          <table:table-cell office:value-type="float" office:value="4207264">
            <text:p>4207264</text:p>
          </table:table-cell>
          <table:table-cell office:value-type="float" office:value="3303134">
            <text:p>3303134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35761">
            <text:p>2335761</text:p>
          </table:table-cell>
          <table:table-cell office:value-type="float" office:value="3721644">
            <text:p>3721644</text:p>
          </table:table-cell>
          <table:table-cell office:value-type="float" office:value="3243914">
            <text:p>3243914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64713">
            <text:p>2564713</text:p>
          </table:table-cell>
          <table:table-cell office:value-type="float" office:value="4107313">
            <text:p>4107313</text:p>
          </table:table-cell>
          <table:table-cell office:value-type="float" office:value="4189571">
            <text:p>4189571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98242">
            <text:p>1998242</text:p>
          </table:table-cell>
          <table:table-cell office:value-type="float" office:value="3870235">
            <text:p>3870235</text:p>
          </table:table-cell>
          <table:table-cell office:value-type="float" office:value="4250649">
            <text:p>4250649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600453">
            <text:p>3600453</text:p>
          </table:table-cell>
          <table:table-cell office:value-type="float" office:value="3907519">
            <text:p>3907519</text:p>
          </table:table-cell>
          <table:table-cell office:value-type="float" office:value="3193344">
            <text:p>3193344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680364">
            <text:p>2680364</text:p>
          </table:table-cell>
          <table:table-cell office:value-type="float" office:value="4425029">
            <text:p>4425029</text:p>
          </table:table-cell>
          <table:table-cell office:value-type="float" office:value="3709200">
            <text:p>3709200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79909">
            <text:p>2179909</text:p>
          </table:table-cell>
          <table:table-cell office:value-type="float" office:value="3770436">
            <text:p>3770436</text:p>
          </table:table-cell>
          <table:table-cell office:value-type="float" office:value="3445732">
            <text:p>3445732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20077">
            <text:p>2320077</text:p>
          </table:table-cell>
          <table:table-cell office:value-type="float" office:value="4310507">
            <text:p>4310507</text:p>
          </table:table-cell>
          <table:table-cell office:value-type="float" office:value="3897042">
            <text:p>3897042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25860">
            <text:p>2225860</text:p>
          </table:table-cell>
          <table:table-cell office:value-type="float" office:value="5415978">
            <text:p>5415978</text:p>
          </table:table-cell>
          <table:table-cell office:value-type="float" office:value="4237037">
            <text:p>4237037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477025">
            <text:p>2477025</text:p>
          </table:table-cell>
          <table:table-cell office:value-type="float" office:value="4142311">
            <text:p>4142311</text:p>
          </table:table-cell>
          <table:table-cell office:value-type="float" office:value="3062344">
            <text:p>3062344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50461">
            <text:p>1950461</text:p>
          </table:table-cell>
          <table:table-cell office:value-type="float" office:value="3779985">
            <text:p>3779985</text:p>
          </table:table-cell>
          <table:table-cell office:value-type="float" office:value="4136036">
            <text:p>4136036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07246">
            <text:p>2107246</text:p>
          </table:table-cell>
          <table:table-cell office:value-type="float" office:value="3808660">
            <text:p>3808660</text:p>
          </table:table-cell>
          <table:table-cell office:value-type="float" office:value="3424767">
            <text:p>3424767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59683">
            <text:p>2959683</text:p>
          </table:table-cell>
          <table:table-cell office:value-type="float" office:value="6830304">
            <text:p>6830304</text:p>
          </table:table-cell>
          <table:table-cell office:value-type="float" office:value="4095537">
            <text:p>4095537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67902">
            <text:p>2267902</text:p>
          </table:table-cell>
          <table:table-cell office:value-type="float" office:value="3633008">
            <text:p>3633008</text:p>
          </table:table-cell>
          <table:table-cell office:value-type="float" office:value="3803655">
            <text:p>3803655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81797">
            <text:p>2281797</text:p>
          </table:table-cell>
          <table:table-cell office:value-type="float" office:value="4732146">
            <text:p>4732146</text:p>
          </table:table-cell>
          <table:table-cell office:value-type="float" office:value="3780633">
            <text:p>3780633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000907">
            <text:p>3000907</text:p>
          </table:table-cell>
          <table:table-cell office:value-type="float" office:value="3971058">
            <text:p>3971058</text:p>
          </table:table-cell>
          <table:table-cell office:value-type="float" office:value="3632109">
            <text:p>3632109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71444">
            <text:p>2171444</text:p>
          </table:table-cell>
          <table:table-cell office:value-type="float" office:value="4467514">
            <text:p>4467514</text:p>
          </table:table-cell>
          <table:table-cell office:value-type="float" office:value="4240335">
            <text:p>4240335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94987">
            <text:p>2194987</text:p>
          </table:table-cell>
          <table:table-cell office:value-type="float" office:value="4228924">
            <text:p>4228924</text:p>
          </table:table-cell>
          <table:table-cell office:value-type="float" office:value="3632680">
            <text:p>3632680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83531">
            <text:p>1983531</text:p>
          </table:table-cell>
          <table:table-cell office:value-type="float" office:value="4376415">
            <text:p>4376415</text:p>
          </table:table-cell>
          <table:table-cell office:value-type="float" office:value="3184817">
            <text:p>3184817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68046">
            <text:p>2568046</text:p>
          </table:table-cell>
          <table:table-cell office:value-type="float" office:value="3693932">
            <text:p>3693932</text:p>
          </table:table-cell>
          <table:table-cell office:value-type="float" office:value="3708607">
            <text:p>3708607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30187">
            <text:p>2130187</text:p>
          </table:table-cell>
          <table:table-cell office:value-type="float" office:value="4238976">
            <text:p>4238976</text:p>
          </table:table-cell>
          <table:table-cell office:value-type="float" office:value="4461599">
            <text:p>4461599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08403">
            <text:p>2908403</text:p>
          </table:table-cell>
          <table:table-cell office:value-type="float" office:value="3981290">
            <text:p>3981290</text:p>
          </table:table-cell>
          <table:table-cell office:value-type="float" office:value="3374742">
            <text:p>3374742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94727">
            <text:p>2194727</text:p>
          </table:table-cell>
          <table:table-cell office:value-type="float" office:value="4221363">
            <text:p>4221363</text:p>
          </table:table-cell>
          <table:table-cell office:value-type="float" office:value="3867666">
            <text:p>3867666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66767">
            <text:p>2366767</text:p>
          </table:table-cell>
          <table:table-cell office:value-type="float" office:value="3829682">
            <text:p>3829682</text:p>
          </table:table-cell>
          <table:table-cell office:value-type="float" office:value="4088883">
            <text:p>4088883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693974">
            <text:p>2693974</text:p>
          </table:table-cell>
          <table:table-cell office:value-type="float" office:value="3982549">
            <text:p>3982549</text:p>
          </table:table-cell>
          <table:table-cell office:value-type="float" office:value="3462998">
            <text:p>3462998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89061">
            <text:p>1989061</text:p>
          </table:table-cell>
          <table:table-cell office:value-type="float" office:value="3928233">
            <text:p>3928233</text:p>
          </table:table-cell>
          <table:table-cell office:value-type="float" office:value="3293666">
            <text:p>3293666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106230">
            <text:p>2106230</text:p>
          </table:table-cell>
          <table:table-cell office:value-type="float" office:value="4037280">
            <text:p>4037280</text:p>
          </table:table-cell>
          <table:table-cell office:value-type="float" office:value="3581691">
            <text:p>3581691</text:p>
          </table:table-cell>
          <table:table-cell table:number-columns-repeated="1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64253">
            <text:p>2064253</text:p>
          </table:table-cell>
          <table:table-cell office:value-type="float" office:value="4122083">
            <text:p>4122083</text:p>
          </table:table-cell>
          <table:table-cell office:value-type="float" office:value="4383802">
            <text:p>438380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508364">
            <text:p>2508364</text:p>
          </table:table-cell>
          <table:table-cell office:value-type="float" office:value="5115263">
            <text:p>5115263</text:p>
          </table:table-cell>
          <table:table-cell office:value-type="float" office:value="3431192">
            <text:p>343119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099064">
            <text:p>2099064</text:p>
          </table:table-cell>
          <table:table-cell office:value-type="float" office:value="3764373">
            <text:p>3764373</text:p>
          </table:table-cell>
          <table:table-cell office:value-type="float" office:value="4272769">
            <text:p>4272769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03384">
            <text:p>2203384</text:p>
          </table:table-cell>
          <table:table-cell office:value-type="float" office:value="4475653">
            <text:p>4475653</text:p>
          </table:table-cell>
          <table:table-cell office:value-type="float" office:value="3540421">
            <text:p>3540421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764459">
            <text:p>2764459</text:p>
          </table:table-cell>
          <table:table-cell office:value-type="float" office:value="4448201">
            <text:p>4448201</text:p>
          </table:table-cell>
          <table:table-cell office:value-type="float" office:value="3708503">
            <text:p>3708503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91709">
            <text:p>2191709</text:p>
          </table:table-cell>
          <table:table-cell office:value-type="float" office:value="4489533">
            <text:p>4489533</text:p>
          </table:table-cell>
          <table:table-cell office:value-type="float" office:value="3688698">
            <text:p>3688698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09044">
            <text:p>2209044</text:p>
          </table:table-cell>
          <table:table-cell office:value-type="float" office:value="4195477">
            <text:p>4195477</text:p>
          </table:table-cell>
          <table:table-cell office:value-type="float" office:value="3395455">
            <text:p>339545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16585">
            <text:p>2416585</text:p>
          </table:table-cell>
          <table:table-cell office:value-type="float" office:value="4902580">
            <text:p>4902580</text:p>
          </table:table-cell>
          <table:table-cell office:value-type="float" office:value="3389317">
            <text:p>3389317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674930">
            <text:p>2674930</text:p>
          </table:table-cell>
          <table:table-cell office:value-type="float" office:value="4707640">
            <text:p>4707640</text:p>
          </table:table-cell>
          <table:table-cell office:value-type="float" office:value="3813281">
            <text:p>3813281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051486">
            <text:p>3051486</text:p>
          </table:table-cell>
          <table:table-cell office:value-type="float" office:value="4474619">
            <text:p>4474619</text:p>
          </table:table-cell>
          <table:table-cell office:value-type="float" office:value="3653718">
            <text:p>3653718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60848">
            <text:p>2160848</text:p>
          </table:table-cell>
          <table:table-cell office:value-type="float" office:value="4780653">
            <text:p>4780653</text:p>
          </table:table-cell>
          <table:table-cell office:value-type="float" office:value="3981002">
            <text:p>398100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43212">
            <text:p>2443212</text:p>
          </table:table-cell>
          <table:table-cell office:value-type="float" office:value="4884016">
            <text:p>4884016</text:p>
          </table:table-cell>
          <table:table-cell office:value-type="float" office:value="3225922">
            <text:p>322592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964102">
            <text:p>1964102</text:p>
          </table:table-cell>
          <table:table-cell office:value-type="float" office:value="4651569">
            <text:p>4651569</text:p>
          </table:table-cell>
          <table:table-cell office:value-type="float" office:value="3680378">
            <text:p>3680378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62132">
            <text:p>2262132</text:p>
          </table:table-cell>
          <table:table-cell office:value-type="float" office:value="3859579">
            <text:p>3859579</text:p>
          </table:table-cell>
          <table:table-cell office:value-type="float" office:value="3228126">
            <text:p>3228126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936910">
            <text:p>1936910</text:p>
          </table:table-cell>
          <table:table-cell office:value-type="float" office:value="4207697">
            <text:p>4207697</text:p>
          </table:table-cell>
          <table:table-cell office:value-type="float" office:value="3366602">
            <text:p>336660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77339">
            <text:p>2177339</text:p>
          </table:table-cell>
          <table:table-cell office:value-type="float" office:value="4854228">
            <text:p>4854228</text:p>
          </table:table-cell>
          <table:table-cell office:value-type="float" office:value="4107384">
            <text:p>4107384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15882">
            <text:p>2215882</text:p>
          </table:table-cell>
          <table:table-cell office:value-type="float" office:value="3584854">
            <text:p>3584854</text:p>
          </table:table-cell>
          <table:table-cell office:value-type="float" office:value="3640208">
            <text:p>3640208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17458">
            <text:p>2317458</text:p>
          </table:table-cell>
          <table:table-cell office:value-type="float" office:value="4858582">
            <text:p>4858582</text:p>
          </table:table-cell>
          <table:table-cell office:value-type="float" office:value="3733774">
            <text:p>3733774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881147">
            <text:p>1881147</text:p>
          </table:table-cell>
          <table:table-cell office:value-type="float" office:value="3778863">
            <text:p>3778863</text:p>
          </table:table-cell>
          <table:table-cell office:value-type="float" office:value="3698933">
            <text:p>3698933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84889">
            <text:p>2284889</text:p>
          </table:table-cell>
          <table:table-cell office:value-type="float" office:value="3859525">
            <text:p>3859525</text:p>
          </table:table-cell>
          <table:table-cell office:value-type="float" office:value="3787312">
            <text:p>378731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542362">
            <text:p>2542362</text:p>
          </table:table-cell>
          <table:table-cell office:value-type="float" office:value="4210064">
            <text:p>4210064</text:p>
          </table:table-cell>
          <table:table-cell office:value-type="float" office:value="3867630">
            <text:p>3867630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20324">
            <text:p>2220324</text:p>
          </table:table-cell>
          <table:table-cell office:value-type="float" office:value="4766573">
            <text:p>4766573</text:p>
          </table:table-cell>
          <table:table-cell office:value-type="float" office:value="4509400">
            <text:p>4509400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081620">
            <text:p>2081620</text:p>
          </table:table-cell>
          <table:table-cell office:value-type="float" office:value="3994073">
            <text:p>3994073</text:p>
          </table:table-cell>
          <table:table-cell office:value-type="float" office:value="3464192">
            <text:p>346419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05321">
            <text:p>2205321</text:p>
          </table:table-cell>
          <table:table-cell office:value-type="float" office:value="3766757">
            <text:p>3766757</text:p>
          </table:table-cell>
          <table:table-cell office:value-type="float" office:value="3369375">
            <text:p>336937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83027">
            <text:p>2283027</text:p>
          </table:table-cell>
          <table:table-cell office:value-type="float" office:value="4014655">
            <text:p>4014655</text:p>
          </table:table-cell>
          <table:table-cell office:value-type="float" office:value="3487395">
            <text:p>348739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70911">
            <text:p>2470911</text:p>
          </table:table-cell>
          <table:table-cell office:value-type="float" office:value="4740336">
            <text:p>4740336</text:p>
          </table:table-cell>
          <table:table-cell office:value-type="float" office:value="4008880">
            <text:p>4008880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86466">
            <text:p>2286466</text:p>
          </table:table-cell>
          <table:table-cell office:value-type="float" office:value="4780873">
            <text:p>4780873</text:p>
          </table:table-cell>
          <table:table-cell office:value-type="float" office:value="3757702">
            <text:p>3757702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025459">
            <text:p>3025459</text:p>
          </table:table-cell>
          <table:table-cell office:value-type="float" office:value="5533779">
            <text:p>5533779</text:p>
          </table:table-cell>
          <table:table-cell office:value-type="float" office:value="3800584">
            <text:p>3800584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76468">
            <text:p>2476468</text:p>
          </table:table-cell>
          <table:table-cell office:value-type="float" office:value="3803688">
            <text:p>3803688</text:p>
          </table:table-cell>
          <table:table-cell office:value-type="float" office:value="3373867">
            <text:p>3373867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93040">
            <text:p>2393040</text:p>
          </table:table-cell>
          <table:table-cell office:value-type="float" office:value="5566957">
            <text:p>5566957</text:p>
          </table:table-cell>
          <table:table-cell office:value-type="float" office:value="3798507">
            <text:p>3798507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45075">
            <text:p>2145075</text:p>
          </table:table-cell>
          <table:table-cell office:value-type="float" office:value="6572510">
            <text:p>6572510</text:p>
          </table:table-cell>
          <table:table-cell office:value-type="float" office:value="5115249">
            <text:p>5115249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882023">
            <text:p>1882023</text:p>
          </table:table-cell>
          <table:table-cell office:value-type="float" office:value="6569719">
            <text:p>6569719</text:p>
          </table:table-cell>
          <table:table-cell office:value-type="float" office:value="3577245">
            <text:p>357724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19715">
            <text:p>2219715</text:p>
          </table:table-cell>
          <table:table-cell office:value-type="float" office:value="3931616">
            <text:p>3931616</text:p>
          </table:table-cell>
          <table:table-cell office:value-type="float" office:value="4214984">
            <text:p>4214984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181643">
            <text:p>3181643</text:p>
          </table:table-cell>
          <table:table-cell office:value-type="float" office:value="3968474">
            <text:p>3968474</text:p>
          </table:table-cell>
          <table:table-cell office:value-type="float" office:value="3690885">
            <text:p>369088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45195">
            <text:p>2345195</text:p>
          </table:table-cell>
          <table:table-cell office:value-type="float" office:value="4488053">
            <text:p>4488053</text:p>
          </table:table-cell>
          <table:table-cell office:value-type="float" office:value="3644116">
            <text:p>3644116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916703">
            <text:p>1916703</text:p>
          </table:table-cell>
          <table:table-cell office:value-type="float" office:value="4152385">
            <text:p>4152385</text:p>
          </table:table-cell>
          <table:table-cell office:value-type="float" office:value="4462118">
            <text:p>4462118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615607">
            <text:p>2615607</text:p>
          </table:table-cell>
          <table:table-cell office:value-type="float" office:value="4085027">
            <text:p>4085027</text:p>
          </table:table-cell>
          <table:table-cell office:value-type="float" office:value="3304478">
            <text:p>3304478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829803">
            <text:p>2829803</text:p>
          </table:table-cell>
          <table:table-cell office:value-type="float" office:value="4180855">
            <text:p>4180855</text:p>
          </table:table-cell>
          <table:table-cell office:value-type="float" office:value="3657441">
            <text:p>3657441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28857">
            <text:p>2128857</text:p>
          </table:table-cell>
          <table:table-cell office:value-type="float" office:value="4176777">
            <text:p>4176777</text:p>
          </table:table-cell>
          <table:table-cell office:value-type="float" office:value="3952841">
            <text:p>3952841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615562">
            <text:p>2615562</text:p>
          </table:table-cell>
          <table:table-cell office:value-type="float" office:value="4790385">
            <text:p>4790385</text:p>
          </table:table-cell>
          <table:table-cell office:value-type="float" office:value="4028489">
            <text:p>4028489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40033">
            <text:p>2340033</text:p>
          </table:table-cell>
          <table:table-cell office:value-type="float" office:value="4125322">
            <text:p>4125322</text:p>
          </table:table-cell>
          <table:table-cell office:value-type="float" office:value="3598295">
            <text:p>359829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548475">
            <text:p>2548475</text:p>
          </table:table-cell>
          <table:table-cell office:value-type="float" office:value="4404870">
            <text:p>4404870</text:p>
          </table:table-cell>
          <table:table-cell office:value-type="float" office:value="3782190">
            <text:p>3782190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888062">
            <text:p>1888062</text:p>
          </table:table-cell>
          <table:table-cell office:value-type="float" office:value="3603283">
            <text:p>3603283</text:p>
          </table:table-cell>
          <table:table-cell office:value-type="float" office:value="3998774">
            <text:p>3998774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54818">
            <text:p>2254818</text:p>
          </table:table-cell>
          <table:table-cell office:value-type="float" office:value="5360489">
            <text:p>5360489</text:p>
          </table:table-cell>
          <table:table-cell office:value-type="float" office:value="3648935">
            <text:p>364893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54740">
            <text:p>2254740</text:p>
          </table:table-cell>
          <table:table-cell office:value-type="float" office:value="4251899">
            <text:p>4251899</text:p>
          </table:table-cell>
          <table:table-cell office:value-type="float" office:value="5983259">
            <text:p>5983259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63061">
            <text:p>2263061</text:p>
          </table:table-cell>
          <table:table-cell office:value-type="float" office:value="3820920">
            <text:p>3820920</text:p>
          </table:table-cell>
          <table:table-cell office:value-type="float" office:value="4922441">
            <text:p>4922441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99820">
            <text:p>2499820</text:p>
          </table:table-cell>
          <table:table-cell office:value-type="float" office:value="4847990">
            <text:p>4847990</text:p>
          </table:table-cell>
          <table:table-cell office:value-type="float" office:value="3736100">
            <text:p>3736100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05355">
            <text:p>2305355</text:p>
          </table:table-cell>
          <table:table-cell office:value-type="float" office:value="3531658">
            <text:p>3531658</text:p>
          </table:table-cell>
          <table:table-cell office:value-type="float" office:value="3458594">
            <text:p>3458594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059753">
            <text:p>2059753</text:p>
          </table:table-cell>
          <table:table-cell office:value-type="float" office:value="3907528">
            <text:p>3907528</text:p>
          </table:table-cell>
          <table:table-cell office:value-type="float" office:value="4148805">
            <text:p>4148805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65253">
            <text:p>2265253</text:p>
          </table:table-cell>
          <table:table-cell office:value-type="float" office:value="4016126">
            <text:p>4016126</text:p>
          </table:table-cell>
          <table:table-cell office:value-type="float" office:value="3848714">
            <text:p>3848714</text:p>
          </table:table-cell>
          <table:table-cell table:number-columns-repeated="1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86352">
            <text:p>2286352</text:p>
          </table:table-cell>
          <table:table-cell office:value-type="float" office:value="4919693">
            <text:p>4919693</text:p>
          </table:table-cell>
          <table:table-cell office:value-type="float" office:value="4634814">
            <text:p>4634814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790831">
            <text:p>2790831</text:p>
          </table:table-cell>
          <table:table-cell office:value-type="float" office:value="4263854">
            <text:p>4263854</text:p>
          </table:table-cell>
          <table:table-cell office:value-type="float" office:value="3649030">
            <text:p>3649030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57310">
            <text:p>2457310</text:p>
          </table:table-cell>
          <table:table-cell office:value-type="float" office:value="4393215">
            <text:p>4393215</text:p>
          </table:table-cell>
          <table:table-cell office:value-type="float" office:value="4494297">
            <text:p>4494297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37465">
            <text:p>2437465</text:p>
          </table:table-cell>
          <table:table-cell office:value-type="float" office:value="4476001">
            <text:p>4476001</text:p>
          </table:table-cell>
          <table:table-cell office:value-type="float" office:value="3962329">
            <text:p>396232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85254">
            <text:p>2285254</text:p>
          </table:table-cell>
          <table:table-cell office:value-type="float" office:value="3887399">
            <text:p>3887399</text:p>
          </table:table-cell>
          <table:table-cell office:value-type="float" office:value="3058589">
            <text:p>305858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665131">
            <text:p>2665131</text:p>
          </table:table-cell>
          <table:table-cell office:value-type="float" office:value="4089890">
            <text:p>4089890</text:p>
          </table:table-cell>
          <table:table-cell office:value-type="float" office:value="4092319">
            <text:p>409231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71334">
            <text:p>2371334</text:p>
          </table:table-cell>
          <table:table-cell office:value-type="float" office:value="5038472">
            <text:p>5038472</text:p>
          </table:table-cell>
          <table:table-cell office:value-type="float" office:value="3659365">
            <text:p>3659365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020419">
            <text:p>3020419</text:p>
          </table:table-cell>
          <table:table-cell office:value-type="float" office:value="4273053">
            <text:p>4273053</text:p>
          </table:table-cell>
          <table:table-cell office:value-type="float" office:value="3800669">
            <text:p>380066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45466">
            <text:p>2245466</text:p>
          </table:table-cell>
          <table:table-cell office:value-type="float" office:value="3645221">
            <text:p>3645221</text:p>
          </table:table-cell>
          <table:table-cell office:value-type="float" office:value="5503129">
            <text:p>550312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732813">
            <text:p>2732813</text:p>
          </table:table-cell>
          <table:table-cell office:value-type="float" office:value="5300036">
            <text:p>5300036</text:p>
          </table:table-cell>
          <table:table-cell office:value-type="float" office:value="3442632">
            <text:p>3442632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851086">
            <text:p>2851086</text:p>
          </table:table-cell>
          <table:table-cell office:value-type="float" office:value="4605858">
            <text:p>4605858</text:p>
          </table:table-cell>
          <table:table-cell office:value-type="float" office:value="3537482">
            <text:p>3537482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626134">
            <text:p>2626134</text:p>
          </table:table-cell>
          <table:table-cell office:value-type="float" office:value="3677751">
            <text:p>3677751</text:p>
          </table:table-cell>
          <table:table-cell office:value-type="float" office:value="3053994">
            <text:p>3053994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99665">
            <text:p>2299665</text:p>
          </table:table-cell>
          <table:table-cell office:value-type="float" office:value="3877893">
            <text:p>3877893</text:p>
          </table:table-cell>
          <table:table-cell office:value-type="float" office:value="5157183">
            <text:p>515718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72539">
            <text:p>3172539</text:p>
          </table:table-cell>
          <table:table-cell office:value-type="float" office:value="5305226">
            <text:p>5305226</text:p>
          </table:table-cell>
          <table:table-cell office:value-type="float" office:value="3374262">
            <text:p>3374262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37817">
            <text:p>3337817</text:p>
          </table:table-cell>
          <table:table-cell office:value-type="float" office:value="4592956">
            <text:p>4592956</text:p>
          </table:table-cell>
          <table:table-cell office:value-type="float" office:value="4062803">
            <text:p>406280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01928">
            <text:p>2301928</text:p>
          </table:table-cell>
          <table:table-cell office:value-type="float" office:value="4308746">
            <text:p>4308746</text:p>
          </table:table-cell>
          <table:table-cell office:value-type="float" office:value="4020068">
            <text:p>4020068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552698">
            <text:p>2552698</text:p>
          </table:table-cell>
          <table:table-cell office:value-type="float" office:value="4244235">
            <text:p>4244235</text:p>
          </table:table-cell>
          <table:table-cell office:value-type="float" office:value="3995795">
            <text:p>3995795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52901">
            <text:p>2252901</text:p>
          </table:table-cell>
          <table:table-cell office:value-type="float" office:value="3939939">
            <text:p>3939939</text:p>
          </table:table-cell>
          <table:table-cell office:value-type="float" office:value="3382960">
            <text:p>3382960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568047">
            <text:p>2568047</text:p>
          </table:table-cell>
          <table:table-cell office:value-type="float" office:value="5327529">
            <text:p>5327529</text:p>
          </table:table-cell>
          <table:table-cell office:value-type="float" office:value="4394160">
            <text:p>4394160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43069">
            <text:p>3143069</text:p>
          </table:table-cell>
          <table:table-cell office:value-type="float" office:value="3956120">
            <text:p>3956120</text:p>
          </table:table-cell>
          <table:table-cell office:value-type="float" office:value="3798664">
            <text:p>3798664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68999">
            <text:p>2268999</text:p>
          </table:table-cell>
          <table:table-cell office:value-type="float" office:value="4616780">
            <text:p>4616780</text:p>
          </table:table-cell>
          <table:table-cell office:value-type="float" office:value="4360034">
            <text:p>4360034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87153">
            <text:p>2287153</text:p>
          </table:table-cell>
          <table:table-cell office:value-type="float" office:value="4128000">
            <text:p>4128000</text:p>
          </table:table-cell>
          <table:table-cell office:value-type="float" office:value="3824392">
            <text:p>3824392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588818">
            <text:p>2588818</text:p>
          </table:table-cell>
          <table:table-cell office:value-type="float" office:value="4299600">
            <text:p>4299600</text:p>
          </table:table-cell>
          <table:table-cell office:value-type="float" office:value="4392947">
            <text:p>4392947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50233">
            <text:p>2250233</text:p>
          </table:table-cell>
          <table:table-cell office:value-type="float" office:value="3749503">
            <text:p>3749503</text:p>
          </table:table-cell>
          <table:table-cell office:value-type="float" office:value="3685817">
            <text:p>3685817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03170">
            <text:p>2403170</text:p>
          </table:table-cell>
          <table:table-cell office:value-type="float" office:value="4989347">
            <text:p>4989347</text:p>
          </table:table-cell>
          <table:table-cell office:value-type="float" office:value="5138754">
            <text:p>5138754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54185">
            <text:p>2354185</text:p>
          </table:table-cell>
          <table:table-cell office:value-type="float" office:value="4125817">
            <text:p>4125817</text:p>
          </table:table-cell>
          <table:table-cell office:value-type="float" office:value="3872173">
            <text:p>387217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22696">
            <text:p>2422696</text:p>
          </table:table-cell>
          <table:table-cell office:value-type="float" office:value="3963598">
            <text:p>3963598</text:p>
          </table:table-cell>
          <table:table-cell office:value-type="float" office:value="3698156">
            <text:p>3698156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53051">
            <text:p>2353051</text:p>
          </table:table-cell>
          <table:table-cell office:value-type="float" office:value="4158731">
            <text:p>4158731</text:p>
          </table:table-cell>
          <table:table-cell office:value-type="float" office:value="3675111">
            <text:p>3675111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875590">
            <text:p>2875590</text:p>
          </table:table-cell>
          <table:table-cell office:value-type="float" office:value="3578321">
            <text:p>3578321</text:p>
          </table:table-cell>
          <table:table-cell office:value-type="float" office:value="3754151">
            <text:p>3754151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35908">
            <text:p>2435908</text:p>
          </table:table-cell>
          <table:table-cell office:value-type="float" office:value="4178310">
            <text:p>4178310</text:p>
          </table:table-cell>
          <table:table-cell office:value-type="float" office:value="3407309">
            <text:p>340730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975857">
            <text:p>2975857</text:p>
          </table:table-cell>
          <table:table-cell office:value-type="float" office:value="4649622">
            <text:p>4649622</text:p>
          </table:table-cell>
          <table:table-cell office:value-type="float" office:value="3803241">
            <text:p>3803241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900469">
            <text:p>1900469</text:p>
          </table:table-cell>
          <table:table-cell office:value-type="float" office:value="3465645">
            <text:p>3465645</text:p>
          </table:table-cell>
          <table:table-cell office:value-type="float" office:value="4750119">
            <text:p>475011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44984">
            <text:p>2344984</text:p>
          </table:table-cell>
          <table:table-cell office:value-type="float" office:value="4910120">
            <text:p>4910120</text:p>
          </table:table-cell>
          <table:table-cell office:value-type="float" office:value="3755705">
            <text:p>3755705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566362">
            <text:p>2566362</text:p>
          </table:table-cell>
          <table:table-cell office:value-type="float" office:value="4211380">
            <text:p>4211380</text:p>
          </table:table-cell>
          <table:table-cell office:value-type="float" office:value="4497455">
            <text:p>4497455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614225">
            <text:p>2614225</text:p>
          </table:table-cell>
          <table:table-cell office:value-type="float" office:value="3968856">
            <text:p>3968856</text:p>
          </table:table-cell>
          <table:table-cell office:value-type="float" office:value="4058193">
            <text:p>405819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88298">
            <text:p>2488298</text:p>
          </table:table-cell>
          <table:table-cell office:value-type="float" office:value="4437243">
            <text:p>4437243</text:p>
          </table:table-cell>
          <table:table-cell office:value-type="float" office:value="3682070">
            <text:p>3682070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000536">
            <text:p>3000536</text:p>
          </table:table-cell>
          <table:table-cell office:value-type="float" office:value="3872681">
            <text:p>3872681</text:p>
          </table:table-cell>
          <table:table-cell office:value-type="float" office:value="4970778">
            <text:p>4970778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84945">
            <text:p>2284945</text:p>
          </table:table-cell>
          <table:table-cell office:value-type="float" office:value="5879356">
            <text:p>5879356</text:p>
          </table:table-cell>
          <table:table-cell office:value-type="float" office:value="3951318">
            <text:p>3951318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59483">
            <text:p>2359483</text:p>
          </table:table-cell>
          <table:table-cell office:value-type="float" office:value="3840514">
            <text:p>3840514</text:p>
          </table:table-cell>
          <table:table-cell office:value-type="float" office:value="3744933">
            <text:p>374493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181788">
            <text:p>3181788</text:p>
          </table:table-cell>
          <table:table-cell office:value-type="float" office:value="5119125">
            <text:p>5119125</text:p>
          </table:table-cell>
          <table:table-cell office:value-type="float" office:value="3504063">
            <text:p>350406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197598">
            <text:p>2197598</text:p>
          </table:table-cell>
          <table:table-cell office:value-type="float" office:value="4187363">
            <text:p>4187363</text:p>
          </table:table-cell>
          <table:table-cell office:value-type="float" office:value="4478706">
            <text:p>4478706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55949">
            <text:p>2255949</text:p>
          </table:table-cell>
          <table:table-cell office:value-type="float" office:value="4266798">
            <text:p>4266798</text:p>
          </table:table-cell>
          <table:table-cell office:value-type="float" office:value="3551567">
            <text:p>3551567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755859">
            <text:p>2755859</text:p>
          </table:table-cell>
          <table:table-cell office:value-type="float" office:value="3488599">
            <text:p>3488599</text:p>
          </table:table-cell>
          <table:table-cell office:value-type="float" office:value="4293371">
            <text:p>4293371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03642">
            <text:p>3503642</text:p>
          </table:table-cell>
          <table:table-cell office:value-type="float" office:value="4157984">
            <text:p>4157984</text:p>
          </table:table-cell>
          <table:table-cell office:value-type="float" office:value="3979433">
            <text:p>397943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88884">
            <text:p>2388884</text:p>
          </table:table-cell>
          <table:table-cell office:value-type="float" office:value="4789197">
            <text:p>4789197</text:p>
          </table:table-cell>
          <table:table-cell office:value-type="float" office:value="4471250">
            <text:p>4471250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87149">
            <text:p>2387149</text:p>
          </table:table-cell>
          <table:table-cell office:value-type="float" office:value="3929795">
            <text:p>3929795</text:p>
          </table:table-cell>
          <table:table-cell office:value-type="float" office:value="3795256">
            <text:p>3795256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136844">
            <text:p>2136844</text:p>
          </table:table-cell>
          <table:table-cell office:value-type="float" office:value="4408899">
            <text:p>4408899</text:p>
          </table:table-cell>
          <table:table-cell office:value-type="float" office:value="4728903">
            <text:p>4728903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93761">
            <text:p>2293761</text:p>
          </table:table-cell>
          <table:table-cell office:value-type="float" office:value="4168436">
            <text:p>4168436</text:p>
          </table:table-cell>
          <table:table-cell office:value-type="float" office:value="3387940">
            <text:p>3387940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96012">
            <text:p>2396012</text:p>
          </table:table-cell>
          <table:table-cell office:value-type="float" office:value="4011820">
            <text:p>4011820</text:p>
          </table:table-cell>
          <table:table-cell office:value-type="float" office:value="4257587">
            <text:p>4257587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18784">
            <text:p>2318784</text:p>
          </table:table-cell>
          <table:table-cell office:value-type="float" office:value="4151965">
            <text:p>4151965</text:p>
          </table:table-cell>
          <table:table-cell office:value-type="float" office:value="3676869">
            <text:p>3676869</text:p>
          </table:table-cell>
          <table:table-cell table:number-columns-repeated="1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369831">
            <text:p>2369831</text:p>
          </table:table-cell>
          <table:table-cell office:value-type="float" office:value="5338233">
            <text:p>5338233</text:p>
          </table:table-cell>
          <table:table-cell office:value-type="float" office:value="4614182">
            <text:p>4614182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10574">
            <text:p>2210574</text:p>
          </table:table-cell>
          <table:table-cell office:value-type="float" office:value="3555370">
            <text:p>3555370</text:p>
          </table:table-cell>
          <table:table-cell office:value-type="float" office:value="4103428">
            <text:p>4103428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91587">
            <text:p>2391587</text:p>
          </table:table-cell>
          <table:table-cell office:value-type="float" office:value="4641310">
            <text:p>4641310</text:p>
          </table:table-cell>
          <table:table-cell office:value-type="float" office:value="4496693">
            <text:p>4496693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85837">
            <text:p>2485837</text:p>
          </table:table-cell>
          <table:table-cell office:value-type="float" office:value="5558793">
            <text:p>5558793</text:p>
          </table:table-cell>
          <table:table-cell office:value-type="float" office:value="3762399">
            <text:p>376239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29228">
            <text:p>2329228</text:p>
          </table:table-cell>
          <table:table-cell office:value-type="float" office:value="4215485">
            <text:p>4215485</text:p>
          </table:table-cell>
          <table:table-cell office:value-type="float" office:value="5793412">
            <text:p>5793412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44748">
            <text:p>2444748</text:p>
          </table:table-cell>
          <table:table-cell office:value-type="float" office:value="4347703">
            <text:p>4347703</text:p>
          </table:table-cell>
          <table:table-cell office:value-type="float" office:value="4238108">
            <text:p>4238108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62741">
            <text:p>1962741</text:p>
          </table:table-cell>
          <table:table-cell office:value-type="float" office:value="3983974">
            <text:p>3983974</text:p>
          </table:table-cell>
          <table:table-cell office:value-type="float" office:value="3996025">
            <text:p>3996025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85302">
            <text:p>3085302</text:p>
          </table:table-cell>
          <table:table-cell office:value-type="float" office:value="4037927">
            <text:p>4037927</text:p>
          </table:table-cell>
          <table:table-cell office:value-type="float" office:value="5304901">
            <text:p>5304901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85973">
            <text:p>1985973</text:p>
          </table:table-cell>
          <table:table-cell office:value-type="float" office:value="4970135">
            <text:p>4970135</text:p>
          </table:table-cell>
          <table:table-cell office:value-type="float" office:value="3694478">
            <text:p>3694478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44727">
            <text:p>2344727</text:p>
          </table:table-cell>
          <table:table-cell office:value-type="float" office:value="6805385">
            <text:p>6805385</text:p>
          </table:table-cell>
          <table:table-cell office:value-type="float" office:value="4873379">
            <text:p>487337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24974">
            <text:p>3124974</text:p>
          </table:table-cell>
          <table:table-cell office:value-type="float" office:value="4678817">
            <text:p>4678817</text:p>
          </table:table-cell>
          <table:table-cell office:value-type="float" office:value="4199383">
            <text:p>4199383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080988">
            <text:p>2080988</text:p>
          </table:table-cell>
          <table:table-cell office:value-type="float" office:value="5337066">
            <text:p>5337066</text:p>
          </table:table-cell>
          <table:table-cell office:value-type="float" office:value="4014876">
            <text:p>4014876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928558">
            <text:p>2928558</text:p>
          </table:table-cell>
          <table:table-cell office:value-type="float" office:value="4029305">
            <text:p>4029305</text:p>
          </table:table-cell>
          <table:table-cell office:value-type="float" office:value="3525230">
            <text:p>3525230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20341">
            <text:p>2520341</text:p>
          </table:table-cell>
          <table:table-cell office:value-type="float" office:value="4773512">
            <text:p>4773512</text:p>
          </table:table-cell>
          <table:table-cell office:value-type="float" office:value="3706058">
            <text:p>3706058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067458">
            <text:p>2067458</text:p>
          </table:table-cell>
          <table:table-cell office:value-type="float" office:value="4126044">
            <text:p>4126044</text:p>
          </table:table-cell>
          <table:table-cell office:value-type="float" office:value="3953260">
            <text:p>3953260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9249">
            <text:p>3409249</text:p>
          </table:table-cell>
          <table:table-cell office:value-type="float" office:value="4313730">
            <text:p>4313730</text:p>
          </table:table-cell>
          <table:table-cell office:value-type="float" office:value="4875387">
            <text:p>4875387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88772">
            <text:p>2388772</text:p>
          </table:table-cell>
          <table:table-cell office:value-type="float" office:value="4024500">
            <text:p>4024500</text:p>
          </table:table-cell>
          <table:table-cell office:value-type="float" office:value="3455639">
            <text:p>345563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34834">
            <text:p>2234834</text:p>
          </table:table-cell>
          <table:table-cell office:value-type="float" office:value="4309887">
            <text:p>4309887</text:p>
          </table:table-cell>
          <table:table-cell office:value-type="float" office:value="4639824">
            <text:p>4639824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19993">
            <text:p>2319993</text:p>
          </table:table-cell>
          <table:table-cell office:value-type="float" office:value="4673544">
            <text:p>4673544</text:p>
          </table:table-cell>
          <table:table-cell office:value-type="float" office:value="3939302">
            <text:p>3939302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608830">
            <text:p>2608830</text:p>
          </table:table-cell>
          <table:table-cell office:value-type="float" office:value="5692371">
            <text:p>5692371</text:p>
          </table:table-cell>
          <table:table-cell office:value-type="float" office:value="4518369">
            <text:p>451836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30060">
            <text:p>2330060</text:p>
          </table:table-cell>
          <table:table-cell office:value-type="float" office:value="4283123">
            <text:p>4283123</text:p>
          </table:table-cell>
          <table:table-cell office:value-type="float" office:value="4063625">
            <text:p>4063625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616198">
            <text:p>2616198</text:p>
          </table:table-cell>
          <table:table-cell office:value-type="float" office:value="4832464">
            <text:p>4832464</text:p>
          </table:table-cell>
          <table:table-cell office:value-type="float" office:value="4987259">
            <text:p>498725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42277">
            <text:p>2342277</text:p>
          </table:table-cell>
          <table:table-cell office:value-type="float" office:value="5252963">
            <text:p>5252963</text:p>
          </table:table-cell>
          <table:table-cell office:value-type="float" office:value="6078384">
            <text:p>6078384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81271">
            <text:p>3181271</text:p>
          </table:table-cell>
          <table:table-cell office:value-type="float" office:value="4155776">
            <text:p>4155776</text:p>
          </table:table-cell>
          <table:table-cell office:value-type="float" office:value="4625369">
            <text:p>462536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688694">
            <text:p>2688694</text:p>
          </table:table-cell>
          <table:table-cell office:value-type="float" office:value="4588179">
            <text:p>4588179</text:p>
          </table:table-cell>
          <table:table-cell office:value-type="float" office:value="3191250">
            <text:p>3191250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675318">
            <text:p>2675318</text:p>
          </table:table-cell>
          <table:table-cell office:value-type="float" office:value="5193223">
            <text:p>5193223</text:p>
          </table:table-cell>
          <table:table-cell office:value-type="float" office:value="4055663">
            <text:p>4055663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63152">
            <text:p>3163152</text:p>
          </table:table-cell>
          <table:table-cell office:value-type="float" office:value="4735196">
            <text:p>4735196</text:p>
          </table:table-cell>
          <table:table-cell office:value-type="float" office:value="4835839">
            <text:p>483583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62273">
            <text:p>2362273</text:p>
          </table:table-cell>
          <table:table-cell office:value-type="float" office:value="4078869">
            <text:p>4078869</text:p>
          </table:table-cell>
          <table:table-cell office:value-type="float" office:value="3886403">
            <text:p>3886403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728465">
            <text:p>2728465</text:p>
          </table:table-cell>
          <table:table-cell office:value-type="float" office:value="4566282">
            <text:p>4566282</text:p>
          </table:table-cell>
          <table:table-cell office:value-type="float" office:value="6861656">
            <text:p>6861656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69087">
            <text:p>2469087</text:p>
          </table:table-cell>
          <table:table-cell office:value-type="float" office:value="6155583">
            <text:p>6155583</text:p>
          </table:table-cell>
          <table:table-cell office:value-type="float" office:value="4275262">
            <text:p>4275262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61190">
            <text:p>2361190</text:p>
          </table:table-cell>
          <table:table-cell office:value-type="float" office:value="4261193">
            <text:p>4261193</text:p>
          </table:table-cell>
          <table:table-cell office:value-type="float" office:value="3787958">
            <text:p>3787958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37944">
            <text:p>2437944</text:p>
          </table:table-cell>
          <table:table-cell office:value-type="float" office:value="5084884">
            <text:p>5084884</text:p>
          </table:table-cell>
          <table:table-cell office:value-type="float" office:value="4398797">
            <text:p>4398797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258305">
            <text:p>3258305</text:p>
          </table:table-cell>
          <table:table-cell office:value-type="float" office:value="4357610">
            <text:p>4357610</text:p>
          </table:table-cell>
          <table:table-cell office:value-type="float" office:value="3927067">
            <text:p>3927067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87127">
            <text:p>2587127</text:p>
          </table:table-cell>
          <table:table-cell office:value-type="float" office:value="4527135">
            <text:p>4527135</text:p>
          </table:table-cell>
          <table:table-cell office:value-type="float" office:value="4147787">
            <text:p>4147787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17798">
            <text:p>2217798</text:p>
          </table:table-cell>
          <table:table-cell office:value-type="float" office:value="4731598">
            <text:p>4731598</text:p>
          </table:table-cell>
          <table:table-cell office:value-type="float" office:value="3945369">
            <text:p>394536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31960">
            <text:p>2431960</text:p>
          </table:table-cell>
          <table:table-cell office:value-type="float" office:value="5416771">
            <text:p>5416771</text:p>
          </table:table-cell>
          <table:table-cell office:value-type="float" office:value="4522615">
            <text:p>4522615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21650">
            <text:p>2321650</text:p>
          </table:table-cell>
          <table:table-cell office:value-type="float" office:value="4481956">
            <text:p>4481956</text:p>
          </table:table-cell>
          <table:table-cell office:value-type="float" office:value="3443979">
            <text:p>3443979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368623">
            <text:p>2368623</text:p>
          </table:table-cell>
          <table:table-cell office:value-type="float" office:value="4544258">
            <text:p>4544258</text:p>
          </table:table-cell>
          <table:table-cell office:value-type="float" office:value="4697803">
            <text:p>4697803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37142">
            <text:p>1937142</text:p>
          </table:table-cell>
          <table:table-cell office:value-type="float" office:value="5283704">
            <text:p>5283704</text:p>
          </table:table-cell>
          <table:table-cell office:value-type="float" office:value="4045877">
            <text:p>4045877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900311">
            <text:p>2900311</text:p>
          </table:table-cell>
          <table:table-cell office:value-type="float" office:value="4436588">
            <text:p>4436588</text:p>
          </table:table-cell>
          <table:table-cell office:value-type="float" office:value="4404046">
            <text:p>4404046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76863">
            <text:p>2576863</text:p>
          </table:table-cell>
          <table:table-cell office:value-type="float" office:value="4742244">
            <text:p>4742244</text:p>
          </table:table-cell>
          <table:table-cell office:value-type="float" office:value="3658152">
            <text:p>3658152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996410">
            <text:p>2996410</text:p>
          </table:table-cell>
          <table:table-cell office:value-type="float" office:value="4103124">
            <text:p>4103124</text:p>
          </table:table-cell>
          <table:table-cell office:value-type="float" office:value="5557570">
            <text:p>5557570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41400">
            <text:p>2241400</text:p>
          </table:table-cell>
          <table:table-cell office:value-type="float" office:value="4873941">
            <text:p>4873941</text:p>
          </table:table-cell>
          <table:table-cell office:value-type="float" office:value="4440160">
            <text:p>4440160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48407">
            <text:p>2448407</text:p>
          </table:table-cell>
          <table:table-cell office:value-type="float" office:value="4875543">
            <text:p>4875543</text:p>
          </table:table-cell>
          <table:table-cell office:value-type="float" office:value="3996354">
            <text:p>3996354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23373">
            <text:p>2423373</text:p>
          </table:table-cell>
          <table:table-cell office:value-type="float" office:value="4887584">
            <text:p>4887584</text:p>
          </table:table-cell>
          <table:table-cell office:value-type="float" office:value="4140156">
            <text:p>4140156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22878">
            <text:p>3022878</text:p>
          </table:table-cell>
          <table:table-cell office:value-type="float" office:value="4818318">
            <text:p>4818318</text:p>
          </table:table-cell>
          <table:table-cell office:value-type="float" office:value="5193486">
            <text:p>5193486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685999">
            <text:p>2685999</text:p>
          </table:table-cell>
          <table:table-cell office:value-type="float" office:value="4549181">
            <text:p>4549181</text:p>
          </table:table-cell>
          <table:table-cell office:value-type="float" office:value="3725816">
            <text:p>3725816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54274">
            <text:p>2554274</text:p>
          </table:table-cell>
          <table:table-cell office:value-type="float" office:value="4470016">
            <text:p>4470016</text:p>
          </table:table-cell>
          <table:table-cell office:value-type="float" office:value="4353744">
            <text:p>4353744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64626">
            <text:p>3064626</text:p>
          </table:table-cell>
          <table:table-cell office:value-type="float" office:value="5118788">
            <text:p>5118788</text:p>
          </table:table-cell>
          <table:table-cell office:value-type="float" office:value="4364088">
            <text:p>4364088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23547">
            <text:p>2523547</text:p>
          </table:table-cell>
          <table:table-cell office:value-type="float" office:value="3838271">
            <text:p>3838271</text:p>
          </table:table-cell>
          <table:table-cell office:value-type="float" office:value="4131717">
            <text:p>4131717</text:p>
          </table:table-cell>
          <table:table-cell table:number-columns-repeated="1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86661">
            <text:p>3086661</text:p>
          </table:table-cell>
          <table:table-cell office:value-type="float" office:value="5066974">
            <text:p>5066974</text:p>
          </table:table-cell>
          <table:table-cell office:value-type="float" office:value="5143395">
            <text:p>5143395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48425">
            <text:p>2648425</text:p>
          </table:table-cell>
          <table:table-cell office:value-type="float" office:value="3991330">
            <text:p>3991330</text:p>
          </table:table-cell>
          <table:table-cell office:value-type="float" office:value="4180423">
            <text:p>4180423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748108">
            <text:p>2748108</text:p>
          </table:table-cell>
          <table:table-cell office:value-type="float" office:value="4995727">
            <text:p>4995727</text:p>
          </table:table-cell>
          <table:table-cell office:value-type="float" office:value="4155624">
            <text:p>4155624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562873">
            <text:p>2562873</text:p>
          </table:table-cell>
          <table:table-cell office:value-type="float" office:value="5055541">
            <text:p>5055541</text:p>
          </table:table-cell>
          <table:table-cell office:value-type="float" office:value="3652832">
            <text:p>3652832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723907">
            <text:p>3723907</text:p>
          </table:table-cell>
          <table:table-cell office:value-type="float" office:value="4566182">
            <text:p>4566182</text:p>
          </table:table-cell>
          <table:table-cell office:value-type="float" office:value="4714488">
            <text:p>471448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49779">
            <text:p>2349779</text:p>
          </table:table-cell>
          <table:table-cell office:value-type="float" office:value="5109461">
            <text:p>5109461</text:p>
          </table:table-cell>
          <table:table-cell office:value-type="float" office:value="4371108">
            <text:p>437110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719478">
            <text:p>2719478</text:p>
          </table:table-cell>
          <table:table-cell office:value-type="float" office:value="4774176">
            <text:p>4774176</text:p>
          </table:table-cell>
          <table:table-cell office:value-type="float" office:value="4256557">
            <text:p>4256557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12212">
            <text:p>2312212</text:p>
          </table:table-cell>
          <table:table-cell office:value-type="float" office:value="5338024">
            <text:p>5338024</text:p>
          </table:table-cell>
          <table:table-cell office:value-type="float" office:value="3903950">
            <text:p>3903950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22740">
            <text:p>3322740</text:p>
          </table:table-cell>
          <table:table-cell office:value-type="float" office:value="4462165">
            <text:p>4462165</text:p>
          </table:table-cell>
          <table:table-cell office:value-type="float" office:value="4716874">
            <text:p>4716874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439118">
            <text:p>2439118</text:p>
          </table:table-cell>
          <table:table-cell office:value-type="float" office:value="4579420">
            <text:p>4579420</text:p>
          </table:table-cell>
          <table:table-cell office:value-type="float" office:value="4123343">
            <text:p>4123343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53139">
            <text:p>2653139</text:p>
          </table:table-cell>
          <table:table-cell office:value-type="float" office:value="4336842">
            <text:p>4336842</text:p>
          </table:table-cell>
          <table:table-cell office:value-type="float" office:value="4800838">
            <text:p>480083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508607">
            <text:p>2508607</text:p>
          </table:table-cell>
          <table:table-cell office:value-type="float" office:value="4823665">
            <text:p>4823665</text:p>
          </table:table-cell>
          <table:table-cell office:value-type="float" office:value="4494812">
            <text:p>4494812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570901">
            <text:p>2570901</text:p>
          </table:table-cell>
          <table:table-cell office:value-type="float" office:value="5025082">
            <text:p>5025082</text:p>
          </table:table-cell>
          <table:table-cell office:value-type="float" office:value="3902224">
            <text:p>3902224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521332">
            <text:p>2521332</text:p>
          </table:table-cell>
          <table:table-cell office:value-type="float" office:value="5598567">
            <text:p>5598567</text:p>
          </table:table-cell>
          <table:table-cell office:value-type="float" office:value="3828497">
            <text:p>3828497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99256">
            <text:p>2099256</text:p>
          </table:table-cell>
          <table:table-cell office:value-type="float" office:value="4103223">
            <text:p>4103223</text:p>
          </table:table-cell>
          <table:table-cell office:value-type="float" office:value="4796936">
            <text:p>4796936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67327">
            <text:p>2867327</text:p>
          </table:table-cell>
          <table:table-cell office:value-type="float" office:value="4496375">
            <text:p>4496375</text:p>
          </table:table-cell>
          <table:table-cell office:value-type="float" office:value="4853615">
            <text:p>4853615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54725">
            <text:p>2354725</text:p>
          </table:table-cell>
          <table:table-cell office:value-type="float" office:value="5151524">
            <text:p>5151524</text:p>
          </table:table-cell>
          <table:table-cell office:value-type="float" office:value="4589005">
            <text:p>4589005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02935">
            <text:p>2902935</text:p>
          </table:table-cell>
          <table:table-cell office:value-type="float" office:value="5717898">
            <text:p>5717898</text:p>
          </table:table-cell>
          <table:table-cell office:value-type="float" office:value="5880438">
            <text:p>588043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97461">
            <text:p>2697461</text:p>
          </table:table-cell>
          <table:table-cell office:value-type="float" office:value="4512274">
            <text:p>4512274</text:p>
          </table:table-cell>
          <table:table-cell office:value-type="float" office:value="5231653">
            <text:p>5231653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78339">
            <text:p>3378339</text:p>
          </table:table-cell>
          <table:table-cell office:value-type="float" office:value="4464036">
            <text:p>4464036</text:p>
          </table:table-cell>
          <table:table-cell office:value-type="float" office:value="4832863">
            <text:p>4832863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13004">
            <text:p>2813004</text:p>
          </table:table-cell>
          <table:table-cell office:value-type="float" office:value="5216543">
            <text:p>5216543</text:p>
          </table:table-cell>
          <table:table-cell office:value-type="float" office:value="4043697">
            <text:p>4043697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534153">
            <text:p>2534153</text:p>
          </table:table-cell>
          <table:table-cell office:value-type="float" office:value="4565947">
            <text:p>4565947</text:p>
          </table:table-cell>
          <table:table-cell office:value-type="float" office:value="3874872">
            <text:p>3874872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827187">
            <text:p>3827187</text:p>
          </table:table-cell>
          <table:table-cell office:value-type="float" office:value="4557844">
            <text:p>4557844</text:p>
          </table:table-cell>
          <table:table-cell office:value-type="float" office:value="3975808">
            <text:p>397580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156112">
            <text:p>2156112</text:p>
          </table:table-cell>
          <table:table-cell office:value-type="float" office:value="4753045">
            <text:p>4753045</text:p>
          </table:table-cell>
          <table:table-cell office:value-type="float" office:value="4642023">
            <text:p>4642023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781392">
            <text:p>2781392</text:p>
          </table:table-cell>
          <table:table-cell office:value-type="float" office:value="5203054">
            <text:p>5203054</text:p>
          </table:table-cell>
          <table:table-cell office:value-type="float" office:value="4149376">
            <text:p>4149376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02388">
            <text:p>3402388</text:p>
          </table:table-cell>
          <table:table-cell office:value-type="float" office:value="4296631">
            <text:p>4296631</text:p>
          </table:table-cell>
          <table:table-cell office:value-type="float" office:value="5081751">
            <text:p>5081751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35843">
            <text:p>2335843</text:p>
          </table:table-cell>
          <table:table-cell office:value-type="float" office:value="4894372">
            <text:p>4894372</text:p>
          </table:table-cell>
          <table:table-cell office:value-type="float" office:value="3775157">
            <text:p>3775157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87102">
            <text:p>2987102</text:p>
          </table:table-cell>
          <table:table-cell office:value-type="float" office:value="5707378">
            <text:p>5707378</text:p>
          </table:table-cell>
          <table:table-cell office:value-type="float" office:value="4906616">
            <text:p>4906616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581650">
            <text:p>2581650</text:p>
          </table:table-cell>
          <table:table-cell office:value-type="float" office:value="4586616">
            <text:p>4586616</text:p>
          </table:table-cell>
          <table:table-cell office:value-type="float" office:value="4402409">
            <text:p>4402409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793012">
            <text:p>2793012</text:p>
          </table:table-cell>
          <table:table-cell office:value-type="float" office:value="5200194">
            <text:p>5200194</text:p>
          </table:table-cell>
          <table:table-cell office:value-type="float" office:value="4004389">
            <text:p>4004389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13839">
            <text:p>2613839</text:p>
          </table:table-cell>
          <table:table-cell office:value-type="float" office:value="4493996">
            <text:p>4493996</text:p>
          </table:table-cell>
          <table:table-cell office:value-type="float" office:value="4108030">
            <text:p>4108030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39193">
            <text:p>2639193</text:p>
          </table:table-cell>
          <table:table-cell office:value-type="float" office:value="5252324">
            <text:p>5252324</text:p>
          </table:table-cell>
          <table:table-cell office:value-type="float" office:value="4414245">
            <text:p>4414245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95733">
            <text:p>2695733</text:p>
          </table:table-cell>
          <table:table-cell office:value-type="float" office:value="5219933">
            <text:p>5219933</text:p>
          </table:table-cell>
          <table:table-cell office:value-type="float" office:value="3854526">
            <text:p>3854526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582340">
            <text:p>2582340</text:p>
          </table:table-cell>
          <table:table-cell office:value-type="float" office:value="5622084">
            <text:p>5622084</text:p>
          </table:table-cell>
          <table:table-cell office:value-type="float" office:value="3665459">
            <text:p>3665459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68609">
            <text:p>2368609</text:p>
          </table:table-cell>
          <table:table-cell office:value-type="float" office:value="5662110">
            <text:p>5662110</text:p>
          </table:table-cell>
          <table:table-cell office:value-type="float" office:value="4247728">
            <text:p>424772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27413">
            <text:p>3427413</text:p>
          </table:table-cell>
          <table:table-cell office:value-type="float" office:value="4977853">
            <text:p>4977853</text:p>
          </table:table-cell>
          <table:table-cell office:value-type="float" office:value="4370144">
            <text:p>4370144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18643">
            <text:p>2218643</text:p>
          </table:table-cell>
          <table:table-cell office:value-type="float" office:value="4980901">
            <text:p>4980901</text:p>
          </table:table-cell>
          <table:table-cell office:value-type="float" office:value="4387682">
            <text:p>4387682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752326">
            <text:p>2752326</text:p>
          </table:table-cell>
          <table:table-cell office:value-type="float" office:value="5170310">
            <text:p>5170310</text:p>
          </table:table-cell>
          <table:table-cell office:value-type="float" office:value="5383628">
            <text:p>538362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33367">
            <text:p>1833367</text:p>
          </table:table-cell>
          <table:table-cell office:value-type="float" office:value="5522684">
            <text:p>5522684</text:p>
          </table:table-cell>
          <table:table-cell office:value-type="float" office:value="6130288">
            <text:p>6130288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18236">
            <text:p>2818236</text:p>
          </table:table-cell>
          <table:table-cell office:value-type="float" office:value="4618724">
            <text:p>4618724</text:p>
          </table:table-cell>
          <table:table-cell office:value-type="float" office:value="5433493">
            <text:p>5433493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08080">
            <text:p>2908080</text:p>
          </table:table-cell>
          <table:table-cell office:value-type="float" office:value="4476364">
            <text:p>4476364</text:p>
          </table:table-cell>
          <table:table-cell office:value-type="float" office:value="4335615">
            <text:p>4335615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50217">
            <text:p>3250217</text:p>
          </table:table-cell>
          <table:table-cell office:value-type="float" office:value="4754430">
            <text:p>4754430</text:p>
          </table:table-cell>
          <table:table-cell office:value-type="float" office:value="4270051">
            <text:p>4270051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76358">
            <text:p>2676358</text:p>
          </table:table-cell>
          <table:table-cell office:value-type="float" office:value="4513386">
            <text:p>4513386</text:p>
          </table:table-cell>
          <table:table-cell office:value-type="float" office:value="4763552">
            <text:p>4763552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82221">
            <text:p>2282221</text:p>
          </table:table-cell>
          <table:table-cell office:value-type="float" office:value="6729169">
            <text:p>6729169</text:p>
          </table:table-cell>
          <table:table-cell office:value-type="float" office:value="4244195">
            <text:p>4244195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813991">
            <text:p>4813991</text:p>
          </table:table-cell>
          <table:table-cell office:value-type="float" office:value="4689736">
            <text:p>4689736</text:p>
          </table:table-cell>
          <table:table-cell office:value-type="float" office:value="4319681">
            <text:p>4319681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752931">
            <text:p>2752931</text:p>
          </table:table-cell>
          <table:table-cell office:value-type="float" office:value="5570421">
            <text:p>5570421</text:p>
          </table:table-cell>
          <table:table-cell office:value-type="float" office:value="4653732">
            <text:p>4653732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056325">
            <text:p>3056325</text:p>
          </table:table-cell>
          <table:table-cell office:value-type="float" office:value="6014423">
            <text:p>6014423</text:p>
          </table:table-cell>
          <table:table-cell office:value-type="float" office:value="4698510">
            <text:p>4698510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12493">
            <text:p>2212493</text:p>
          </table:table-cell>
          <table:table-cell office:value-type="float" office:value="4148351">
            <text:p>4148351</text:p>
          </table:table-cell>
          <table:table-cell office:value-type="float" office:value="4550686">
            <text:p>4550686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41955">
            <text:p>2841955</text:p>
          </table:table-cell>
          <table:table-cell office:value-type="float" office:value="5640521">
            <text:p>5640521</text:p>
          </table:table-cell>
          <table:table-cell office:value-type="float" office:value="4480462">
            <text:p>4480462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425233">
            <text:p>2425233</text:p>
          </table:table-cell>
          <table:table-cell office:value-type="float" office:value="3944253">
            <text:p>3944253</text:p>
          </table:table-cell>
          <table:table-cell office:value-type="float" office:value="4120845">
            <text:p>4120845</text:p>
          </table:table-cell>
          <table:table-cell table:number-columns-repeated="10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408606">
            <text:p>2408606</text:p>
          </table:table-cell>
          <table:table-cell office:value-type="float" office:value="4774605">
            <text:p>4774605</text:p>
          </table:table-cell>
          <table:table-cell office:value-type="float" office:value="4389724">
            <text:p>438972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74074">
            <text:p>2974074</text:p>
          </table:table-cell>
          <table:table-cell office:value-type="float" office:value="5452762">
            <text:p>5452762</text:p>
          </table:table-cell>
          <table:table-cell office:value-type="float" office:value="4473324">
            <text:p>447332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08003">
            <text:p>2608003</text:p>
          </table:table-cell>
          <table:table-cell office:value-type="float" office:value="5214856">
            <text:p>5214856</text:p>
          </table:table-cell>
          <table:table-cell office:value-type="float" office:value="4964986">
            <text:p>4964986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35099">
            <text:p>2935099</text:p>
          </table:table-cell>
          <table:table-cell office:value-type="float" office:value="5482931">
            <text:p>5482931</text:p>
          </table:table-cell>
          <table:table-cell office:value-type="float" office:value="4209107">
            <text:p>4209107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405153">
            <text:p>2405153</text:p>
          </table:table-cell>
          <table:table-cell office:value-type="float" office:value="5385623">
            <text:p>5385623</text:p>
          </table:table-cell>
          <table:table-cell office:value-type="float" office:value="4590991">
            <text:p>4590991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51040">
            <text:p>2651040</text:p>
          </table:table-cell>
          <table:table-cell office:value-type="float" office:value="5201418">
            <text:p>5201418</text:p>
          </table:table-cell>
          <table:table-cell office:value-type="float" office:value="4145054">
            <text:p>414505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389583">
            <text:p>2389583</text:p>
          </table:table-cell>
          <table:table-cell office:value-type="float" office:value="4780336">
            <text:p>4780336</text:p>
          </table:table-cell>
          <table:table-cell office:value-type="float" office:value="4169644">
            <text:p>416964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486632">
            <text:p>2486632</text:p>
          </table:table-cell>
          <table:table-cell office:value-type="float" office:value="5998275">
            <text:p>5998275</text:p>
          </table:table-cell>
          <table:table-cell office:value-type="float" office:value="4766946">
            <text:p>4766946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32620">
            <text:p>2832620</text:p>
          </table:table-cell>
          <table:table-cell office:value-type="float" office:value="5074358">
            <text:p>5074358</text:p>
          </table:table-cell>
          <table:table-cell office:value-type="float" office:value="5824592">
            <text:p>5824592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12487">
            <text:p>2612487</text:p>
          </table:table-cell>
          <table:table-cell office:value-type="float" office:value="7963278">
            <text:p>7963278</text:p>
          </table:table-cell>
          <table:table-cell office:value-type="float" office:value="4084308">
            <text:p>4084308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86928">
            <text:p>2686928</text:p>
          </table:table-cell>
          <table:table-cell office:value-type="float" office:value="10346014">
            <text:p>10346014</text:p>
          </table:table-cell>
          <table:table-cell office:value-type="float" office:value="5060301">
            <text:p>5060301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76623">
            <text:p>2576623</text:p>
          </table:table-cell>
          <table:table-cell office:value-type="float" office:value="5172427">
            <text:p>5172427</text:p>
          </table:table-cell>
          <table:table-cell office:value-type="float" office:value="4763680">
            <text:p>4763680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132457">
            <text:p>3132457</text:p>
          </table:table-cell>
          <table:table-cell office:value-type="float" office:value="4768322">
            <text:p>4768322</text:p>
          </table:table-cell>
          <table:table-cell office:value-type="float" office:value="5150028">
            <text:p>5150028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413504">
            <text:p>2413504</text:p>
          </table:table-cell>
          <table:table-cell office:value-type="float" office:value="5542554">
            <text:p>5542554</text:p>
          </table:table-cell>
          <table:table-cell office:value-type="float" office:value="5285124">
            <text:p>528512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86861">
            <text:p>2686861</text:p>
          </table:table-cell>
          <table:table-cell office:value-type="float" office:value="5611639">
            <text:p>5611639</text:p>
          </table:table-cell>
          <table:table-cell office:value-type="float" office:value="5300134">
            <text:p>530013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09424">
            <text:p>3409424</text:p>
          </table:table-cell>
          <table:table-cell office:value-type="float" office:value="4984941">
            <text:p>4984941</text:p>
          </table:table-cell>
          <table:table-cell office:value-type="float" office:value="4573176">
            <text:p>4573176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52735">
            <text:p>2652735</text:p>
          </table:table-cell>
          <table:table-cell office:value-type="float" office:value="5880272">
            <text:p>5880272</text:p>
          </table:table-cell>
          <table:table-cell office:value-type="float" office:value="4209875">
            <text:p>4209875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62742">
            <text:p>2962742</text:p>
          </table:table-cell>
          <table:table-cell office:value-type="float" office:value="5399980">
            <text:p>5399980</text:p>
          </table:table-cell>
          <table:table-cell office:value-type="float" office:value="4673728">
            <text:p>4673728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63556">
            <text:p>2563556</text:p>
          </table:table-cell>
          <table:table-cell office:value-type="float" office:value="5122313">
            <text:p>5122313</text:p>
          </table:table-cell>
          <table:table-cell office:value-type="float" office:value="4538409">
            <text:p>4538409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39698">
            <text:p>2839698</text:p>
          </table:table-cell>
          <table:table-cell office:value-type="float" office:value="4688535">
            <text:p>4688535</text:p>
          </table:table-cell>
          <table:table-cell office:value-type="float" office:value="3717816">
            <text:p>3717816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353826">
            <text:p>4353826</text:p>
          </table:table-cell>
          <table:table-cell office:value-type="float" office:value="4347316">
            <text:p>4347316</text:p>
          </table:table-cell>
          <table:table-cell office:value-type="float" office:value="4571391">
            <text:p>4571391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10178">
            <text:p>2510178</text:p>
          </table:table-cell>
          <table:table-cell office:value-type="float" office:value="4698252">
            <text:p>4698252</text:p>
          </table:table-cell>
          <table:table-cell office:value-type="float" office:value="4544867">
            <text:p>4544867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42074">
            <text:p>2542074</text:p>
          </table:table-cell>
          <table:table-cell office:value-type="float" office:value="5306551">
            <text:p>5306551</text:p>
          </table:table-cell>
          <table:table-cell office:value-type="float" office:value="4550786">
            <text:p>4550786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34784">
            <text:p>2534784</text:p>
          </table:table-cell>
          <table:table-cell office:value-type="float" office:value="4520478">
            <text:p>4520478</text:p>
          </table:table-cell>
          <table:table-cell office:value-type="float" office:value="5777783">
            <text:p>5777783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83371">
            <text:p>2783371</text:p>
          </table:table-cell>
          <table:table-cell office:value-type="float" office:value="5301941">
            <text:p>5301941</text:p>
          </table:table-cell>
          <table:table-cell office:value-type="float" office:value="3757878">
            <text:p>3757878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88605">
            <text:p>2588605</text:p>
          </table:table-cell>
          <table:table-cell office:value-type="float" office:value="5841687">
            <text:p>5841687</text:p>
          </table:table-cell>
          <table:table-cell office:value-type="float" office:value="5412114">
            <text:p>541211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60238">
            <text:p>3260238</text:p>
          </table:table-cell>
          <table:table-cell office:value-type="float" office:value="5248395">
            <text:p>5248395</text:p>
          </table:table-cell>
          <table:table-cell office:value-type="float" office:value="3741492">
            <text:p>3741492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198292">
            <text:p>2198292</text:p>
          </table:table-cell>
          <table:table-cell office:value-type="float" office:value="4608745">
            <text:p>4608745</text:p>
          </table:table-cell>
          <table:table-cell office:value-type="float" office:value="4543955">
            <text:p>4543955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77060">
            <text:p>2977060</text:p>
          </table:table-cell>
          <table:table-cell office:value-type="float" office:value="5716161">
            <text:p>5716161</text:p>
          </table:table-cell>
          <table:table-cell office:value-type="float" office:value="5539072">
            <text:p>5539072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68784">
            <text:p>3268784</text:p>
          </table:table-cell>
          <table:table-cell office:value-type="float" office:value="5036717">
            <text:p>5036717</text:p>
          </table:table-cell>
          <table:table-cell office:value-type="float" office:value="4442235">
            <text:p>4442235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385374">
            <text:p>2385374</text:p>
          </table:table-cell>
          <table:table-cell office:value-type="float" office:value="4629198">
            <text:p>4629198</text:p>
          </table:table-cell>
          <table:table-cell office:value-type="float" office:value="4244786">
            <text:p>4244786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95908">
            <text:p>3495908</text:p>
          </table:table-cell>
          <table:table-cell office:value-type="float" office:value="6022651">
            <text:p>6022651</text:p>
          </table:table-cell>
          <table:table-cell office:value-type="float" office:value="4382609">
            <text:p>4382609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52811">
            <text:p>2552811</text:p>
          </table:table-cell>
          <table:table-cell office:value-type="float" office:value="4660926">
            <text:p>4660926</text:p>
          </table:table-cell>
          <table:table-cell office:value-type="float" office:value="4522484">
            <text:p>452248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56462">
            <text:p>2756462</text:p>
          </table:table-cell>
          <table:table-cell office:value-type="float" office:value="5296633">
            <text:p>5296633</text:p>
          </table:table-cell>
          <table:table-cell office:value-type="float" office:value="4254900">
            <text:p>4254900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99038">
            <text:p>2599038</text:p>
          </table:table-cell>
          <table:table-cell office:value-type="float" office:value="5430237">
            <text:p>5430237</text:p>
          </table:table-cell>
          <table:table-cell office:value-type="float" office:value="5120276">
            <text:p>5120276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85067">
            <text:p>2985067</text:p>
          </table:table-cell>
          <table:table-cell office:value-type="float" office:value="6041598">
            <text:p>6041598</text:p>
          </table:table-cell>
          <table:table-cell office:value-type="float" office:value="5386325">
            <text:p>5386325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70092">
            <text:p>2870092</text:p>
          </table:table-cell>
          <table:table-cell office:value-type="float" office:value="6147867">
            <text:p>6147867</text:p>
          </table:table-cell>
          <table:table-cell office:value-type="float" office:value="4614975">
            <text:p>4614975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53064">
            <text:p>3253064</text:p>
          </table:table-cell>
          <table:table-cell office:value-type="float" office:value="6443167">
            <text:p>6443167</text:p>
          </table:table-cell>
          <table:table-cell office:value-type="float" office:value="4137648">
            <text:p>4137648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95679">
            <text:p>2595679</text:p>
          </table:table-cell>
          <table:table-cell office:value-type="float" office:value="5229579">
            <text:p>5229579</text:p>
          </table:table-cell>
          <table:table-cell office:value-type="float" office:value="5073087">
            <text:p>5073087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318974">
            <text:p>3318974</text:p>
          </table:table-cell>
          <table:table-cell office:value-type="float" office:value="4790696">
            <text:p>4790696</text:p>
          </table:table-cell>
          <table:table-cell office:value-type="float" office:value="4413271">
            <text:p>4413271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34872">
            <text:p>2634872</text:p>
          </table:table-cell>
          <table:table-cell office:value-type="float" office:value="6096078">
            <text:p>6096078</text:p>
          </table:table-cell>
          <table:table-cell office:value-type="float" office:value="3743172">
            <text:p>3743172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78947">
            <text:p>2678947</text:p>
          </table:table-cell>
          <table:table-cell office:value-type="float" office:value="4920752">
            <text:p>4920752</text:p>
          </table:table-cell>
          <table:table-cell office:value-type="float" office:value="3970604">
            <text:p>3970604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87091">
            <text:p>2787091</text:p>
          </table:table-cell>
          <table:table-cell office:value-type="float" office:value="4886691">
            <text:p>4886691</text:p>
          </table:table-cell>
          <table:table-cell office:value-type="float" office:value="4580380">
            <text:p>4580380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99170">
            <text:p>3499170</text:p>
          </table:table-cell>
          <table:table-cell office:value-type="float" office:value="6286655">
            <text:p>6286655</text:p>
          </table:table-cell>
          <table:table-cell office:value-type="float" office:value="5320031">
            <text:p>5320031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26132">
            <text:p>2226132</text:p>
          </table:table-cell>
          <table:table-cell office:value-type="float" office:value="5241508">
            <text:p>5241508</text:p>
          </table:table-cell>
          <table:table-cell office:value-type="float" office:value="4813229">
            <text:p>4813229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400868">
            <text:p>3400868</text:p>
          </table:table-cell>
          <table:table-cell office:value-type="float" office:value="5287321">
            <text:p>5287321</text:p>
          </table:table-cell>
          <table:table-cell office:value-type="float" office:value="6238422">
            <text:p>6238422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052612">
            <text:p>3052612</text:p>
          </table:table-cell>
          <table:table-cell office:value-type="float" office:value="5266512">
            <text:p>5266512</text:p>
          </table:table-cell>
          <table:table-cell office:value-type="float" office:value="3898407">
            <text:p>3898407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499826">
            <text:p>2499826</text:p>
          </table:table-cell>
          <table:table-cell office:value-type="float" office:value="4656837">
            <text:p>4656837</text:p>
          </table:table-cell>
          <table:table-cell office:value-type="float" office:value="3573721">
            <text:p>3573721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651032">
            <text:p>2651032</text:p>
          </table:table-cell>
          <table:table-cell office:value-type="float" office:value="4803101">
            <text:p>4803101</text:p>
          </table:table-cell>
          <table:table-cell office:value-type="float" office:value="4809593">
            <text:p>4809593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18210">
            <text:p>2818210</text:p>
          </table:table-cell>
          <table:table-cell office:value-type="float" office:value="4700327">
            <text:p>4700327</text:p>
          </table:table-cell>
          <table:table-cell office:value-type="float" office:value="4862483">
            <text:p>4862483</text:p>
          </table:table-cell>
          <table:table-cell table:number-columns-repeated="1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88987">
            <text:p>2788987</text:p>
          </table:table-cell>
          <table:table-cell office:value-type="float" office:value="5480771">
            <text:p>5480771</text:p>
          </table:table-cell>
          <table:table-cell office:value-type="float" office:value="4163810">
            <text:p>4163810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31844">
            <text:p>2231844</text:p>
          </table:table-cell>
          <table:table-cell office:value-type="float" office:value="5519914">
            <text:p>5519914</text:p>
          </table:table-cell>
          <table:table-cell office:value-type="float" office:value="4934709">
            <text:p>493470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40497">
            <text:p>2740497</text:p>
          </table:table-cell>
          <table:table-cell office:value-type="float" office:value="4679794">
            <text:p>4679794</text:p>
          </table:table-cell>
          <table:table-cell office:value-type="float" office:value="3893163">
            <text:p>389316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12735">
            <text:p>3712735</text:p>
          </table:table-cell>
          <table:table-cell office:value-type="float" office:value="6146113">
            <text:p>6146113</text:p>
          </table:table-cell>
          <table:table-cell office:value-type="float" office:value="5372810">
            <text:p>5372810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51594">
            <text:p>2651594</text:p>
          </table:table-cell>
          <table:table-cell office:value-type="float" office:value="6750004">
            <text:p>6750004</text:p>
          </table:table-cell>
          <table:table-cell office:value-type="float" office:value="4368558">
            <text:p>4368558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071355">
            <text:p>3071355</text:p>
          </table:table-cell>
          <table:table-cell office:value-type="float" office:value="5465122">
            <text:p>5465122</text:p>
          </table:table-cell>
          <table:table-cell office:value-type="float" office:value="3780443">
            <text:p>378044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11362">
            <text:p>2711362</text:p>
          </table:table-cell>
          <table:table-cell office:value-type="float" office:value="5643160">
            <text:p>5643160</text:p>
          </table:table-cell>
          <table:table-cell office:value-type="float" office:value="4450337">
            <text:p>4450337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81909">
            <text:p>2781909</text:p>
          </table:table-cell>
          <table:table-cell office:value-type="float" office:value="5394667">
            <text:p>5394667</text:p>
          </table:table-cell>
          <table:table-cell office:value-type="float" office:value="4875874">
            <text:p>4875874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77234">
            <text:p>2377234</text:p>
          </table:table-cell>
          <table:table-cell office:value-type="float" office:value="6205906">
            <text:p>6205906</text:p>
          </table:table-cell>
          <table:table-cell office:value-type="float" office:value="4652572">
            <text:p>4652572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63416">
            <text:p>2663416</text:p>
          </table:table-cell>
          <table:table-cell office:value-type="float" office:value="5212776">
            <text:p>5212776</text:p>
          </table:table-cell>
          <table:table-cell office:value-type="float" office:value="5357080">
            <text:p>5357080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31458">
            <text:p>2631458</text:p>
          </table:table-cell>
          <table:table-cell office:value-type="float" office:value="5588965">
            <text:p>5588965</text:p>
          </table:table-cell>
          <table:table-cell office:value-type="float" office:value="4180348">
            <text:p>4180348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71318">
            <text:p>2571318</text:p>
          </table:table-cell>
          <table:table-cell office:value-type="float" office:value="5373790">
            <text:p>5373790</text:p>
          </table:table-cell>
          <table:table-cell office:value-type="float" office:value="4218147">
            <text:p>4218147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62975">
            <text:p>3562975</text:p>
          </table:table-cell>
          <table:table-cell office:value-type="float" office:value="5238861">
            <text:p>5238861</text:p>
          </table:table-cell>
          <table:table-cell office:value-type="float" office:value="4688032">
            <text:p>4688032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34121">
            <text:p>2534121</text:p>
          </table:table-cell>
          <table:table-cell office:value-type="float" office:value="5216418">
            <text:p>5216418</text:p>
          </table:table-cell>
          <table:table-cell office:value-type="float" office:value="4446100">
            <text:p>4446100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17331">
            <text:p>2517331</text:p>
          </table:table-cell>
          <table:table-cell office:value-type="float" office:value="5566351">
            <text:p>5566351</text:p>
          </table:table-cell>
          <table:table-cell office:value-type="float" office:value="4997260">
            <text:p>4997260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265178">
            <text:p>4265178</text:p>
          </table:table-cell>
          <table:table-cell office:value-type="float" office:value="5002914">
            <text:p>5002914</text:p>
          </table:table-cell>
          <table:table-cell office:value-type="float" office:value="5175769">
            <text:p>517576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381528">
            <text:p>3381528</text:p>
          </table:table-cell>
          <table:table-cell office:value-type="float" office:value="4846334">
            <text:p>4846334</text:p>
          </table:table-cell>
          <table:table-cell office:value-type="float" office:value="4801601">
            <text:p>4801601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73346">
            <text:p>2973346</text:p>
          </table:table-cell>
          <table:table-cell office:value-type="float" office:value="5366107">
            <text:p>5366107</text:p>
          </table:table-cell>
          <table:table-cell office:value-type="float" office:value="4467399">
            <text:p>446739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634735">
            <text:p>5634735</text:p>
          </table:table-cell>
          <table:table-cell office:value-type="float" office:value="5466077">
            <text:p>5466077</text:p>
          </table:table-cell>
          <table:table-cell office:value-type="float" office:value="4496278">
            <text:p>4496278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09748">
            <text:p>2609748</text:p>
          </table:table-cell>
          <table:table-cell office:value-type="float" office:value="4575753">
            <text:p>4575753</text:p>
          </table:table-cell>
          <table:table-cell office:value-type="float" office:value="4279444">
            <text:p>4279444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31597">
            <text:p>2631597</text:p>
          </table:table-cell>
          <table:table-cell office:value-type="float" office:value="7149331">
            <text:p>7149331</text:p>
          </table:table-cell>
          <table:table-cell office:value-type="float" office:value="5775472">
            <text:p>5775472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28252">
            <text:p>3528252</text:p>
          </table:table-cell>
          <table:table-cell office:value-type="float" office:value="4796033">
            <text:p>4796033</text:p>
          </table:table-cell>
          <table:table-cell office:value-type="float" office:value="4318152">
            <text:p>4318152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82280">
            <text:p>2182280</text:p>
          </table:table-cell>
          <table:table-cell office:value-type="float" office:value="6170138">
            <text:p>6170138</text:p>
          </table:table-cell>
          <table:table-cell office:value-type="float" office:value="4270576">
            <text:p>4270576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10245">
            <text:p>2510245</text:p>
          </table:table-cell>
          <table:table-cell office:value-type="float" office:value="4845406">
            <text:p>4845406</text:p>
          </table:table-cell>
          <table:table-cell office:value-type="float" office:value="4967218">
            <text:p>4967218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12494">
            <text:p>2612494</text:p>
          </table:table-cell>
          <table:table-cell office:value-type="float" office:value="5811056">
            <text:p>5811056</text:p>
          </table:table-cell>
          <table:table-cell office:value-type="float" office:value="5857439">
            <text:p>585743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43137">
            <text:p>2843137</text:p>
          </table:table-cell>
          <table:table-cell office:value-type="float" office:value="5038081">
            <text:p>5038081</text:p>
          </table:table-cell>
          <table:table-cell office:value-type="float" office:value="5473953">
            <text:p>547395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36222">
            <text:p>2936222</text:p>
          </table:table-cell>
          <table:table-cell office:value-type="float" office:value="5675608">
            <text:p>5675608</text:p>
          </table:table-cell>
          <table:table-cell office:value-type="float" office:value="5939381">
            <text:p>5939381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92942">
            <text:p>2392942</text:p>
          </table:table-cell>
          <table:table-cell office:value-type="float" office:value="5668244">
            <text:p>5668244</text:p>
          </table:table-cell>
          <table:table-cell office:value-type="float" office:value="4222613">
            <text:p>422261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22678">
            <text:p>3522678</text:p>
          </table:table-cell>
          <table:table-cell office:value-type="float" office:value="5047184">
            <text:p>5047184</text:p>
          </table:table-cell>
          <table:table-cell office:value-type="float" office:value="5328023">
            <text:p>532802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65873">
            <text:p>2765873</text:p>
          </table:table-cell>
          <table:table-cell office:value-type="float" office:value="5407712">
            <text:p>5407712</text:p>
          </table:table-cell>
          <table:table-cell office:value-type="float" office:value="5448378">
            <text:p>5448378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95367">
            <text:p>2995367</text:p>
          </table:table-cell>
          <table:table-cell office:value-type="float" office:value="6450114">
            <text:p>6450114</text:p>
          </table:table-cell>
          <table:table-cell office:value-type="float" office:value="4610056">
            <text:p>4610056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81979">
            <text:p>2981979</text:p>
          </table:table-cell>
          <table:table-cell office:value-type="float" office:value="5937524">
            <text:p>5937524</text:p>
          </table:table-cell>
          <table:table-cell office:value-type="float" office:value="4871529">
            <text:p>487152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88634">
            <text:p>2788634</text:p>
          </table:table-cell>
          <table:table-cell office:value-type="float" office:value="6819976">
            <text:p>6819976</text:p>
          </table:table-cell>
          <table:table-cell office:value-type="float" office:value="6480383">
            <text:p>648038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09097">
            <text:p>2709097</text:p>
          </table:table-cell>
          <table:table-cell office:value-type="float" office:value="6268792">
            <text:p>6268792</text:p>
          </table:table-cell>
          <table:table-cell office:value-type="float" office:value="5014696">
            <text:p>5014696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28214">
            <text:p>2628214</text:p>
          </table:table-cell>
          <table:table-cell office:value-type="float" office:value="6649935">
            <text:p>6649935</text:p>
          </table:table-cell>
          <table:table-cell office:value-type="float" office:value="4589490">
            <text:p>4589490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12832">
            <text:p>2512832</text:p>
          </table:table-cell>
          <table:table-cell office:value-type="float" office:value="6612721">
            <text:p>6612721</text:p>
          </table:table-cell>
          <table:table-cell office:value-type="float" office:value="4214658">
            <text:p>4214658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16311">
            <text:p>2916311</text:p>
          </table:table-cell>
          <table:table-cell office:value-type="float" office:value="4979343">
            <text:p>4979343</text:p>
          </table:table-cell>
          <table:table-cell office:value-type="float" office:value="4865245">
            <text:p>4865245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00454">
            <text:p>2800454</text:p>
          </table:table-cell>
          <table:table-cell office:value-type="float" office:value="5683831">
            <text:p>5683831</text:p>
          </table:table-cell>
          <table:table-cell office:value-type="float" office:value="5253007">
            <text:p>5253007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29622">
            <text:p>2829622</text:p>
          </table:table-cell>
          <table:table-cell office:value-type="float" office:value="5579873">
            <text:p>5579873</text:p>
          </table:table-cell>
          <table:table-cell office:value-type="float" office:value="5204831">
            <text:p>5204831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86197">
            <text:p>2986197</text:p>
          </table:table-cell>
          <table:table-cell office:value-type="float" office:value="4548157">
            <text:p>4548157</text:p>
          </table:table-cell>
          <table:table-cell office:value-type="float" office:value="4885535">
            <text:p>4885535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09632">
            <text:p>2909632</text:p>
          </table:table-cell>
          <table:table-cell office:value-type="float" office:value="5181929">
            <text:p>5181929</text:p>
          </table:table-cell>
          <table:table-cell office:value-type="float" office:value="4714655">
            <text:p>4714655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40973">
            <text:p>2740973</text:p>
          </table:table-cell>
          <table:table-cell office:value-type="float" office:value="4803547">
            <text:p>4803547</text:p>
          </table:table-cell>
          <table:table-cell office:value-type="float" office:value="4174537">
            <text:p>4174537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89380">
            <text:p>2589380</text:p>
          </table:table-cell>
          <table:table-cell office:value-type="float" office:value="5932599">
            <text:p>5932599</text:p>
          </table:table-cell>
          <table:table-cell office:value-type="float" office:value="5114929">
            <text:p>511492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355725">
            <text:p>3355725</text:p>
          </table:table-cell>
          <table:table-cell office:value-type="float" office:value="4736749">
            <text:p>4736749</text:p>
          </table:table-cell>
          <table:table-cell office:value-type="float" office:value="6117699">
            <text:p>611769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153196">
            <text:p>3153196</text:p>
          </table:table-cell>
          <table:table-cell office:value-type="float" office:value="5272659">
            <text:p>5272659</text:p>
          </table:table-cell>
          <table:table-cell office:value-type="float" office:value="3771876">
            <text:p>3771876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80797">
            <text:p>2880797</text:p>
          </table:table-cell>
          <table:table-cell office:value-type="float" office:value="4841179">
            <text:p>4841179</text:p>
          </table:table-cell>
          <table:table-cell office:value-type="float" office:value="6180433">
            <text:p>618043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81779">
            <text:p>2381779</text:p>
          </table:table-cell>
          <table:table-cell office:value-type="float" office:value="5281086">
            <text:p>5281086</text:p>
          </table:table-cell>
          <table:table-cell office:value-type="float" office:value="4972519">
            <text:p>4972519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40279">
            <text:p>3540279</text:p>
          </table:table-cell>
          <table:table-cell office:value-type="float" office:value="5310099">
            <text:p>5310099</text:p>
          </table:table-cell>
          <table:table-cell office:value-type="float" office:value="4519228">
            <text:p>4519228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66059">
            <text:p>2866059</text:p>
          </table:table-cell>
          <table:table-cell office:value-type="float" office:value="5642284">
            <text:p>5642284</text:p>
          </table:table-cell>
          <table:table-cell office:value-type="float" office:value="5462416">
            <text:p>5462416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22560">
            <text:p>2722560</text:p>
          </table:table-cell>
          <table:table-cell office:value-type="float" office:value="6139850">
            <text:p>6139850</text:p>
          </table:table-cell>
          <table:table-cell office:value-type="float" office:value="4983593">
            <text:p>4983593</text:p>
          </table:table-cell>
          <table:table-cell table:number-columns-repeated="1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78872">
            <text:p>2278872</text:p>
          </table:table-cell>
          <table:table-cell office:value-type="float" office:value="4580237">
            <text:p>4580237</text:p>
          </table:table-cell>
          <table:table-cell office:value-type="float" office:value="5219833">
            <text:p>5219833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32280">
            <text:p>2832280</text:p>
          </table:table-cell>
          <table:table-cell office:value-type="float" office:value="5363412">
            <text:p>5363412</text:p>
          </table:table-cell>
          <table:table-cell office:value-type="float" office:value="4472687">
            <text:p>4472687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561525">
            <text:p>2561525</text:p>
          </table:table-cell>
          <table:table-cell office:value-type="float" office:value="6589661">
            <text:p>6589661</text:p>
          </table:table-cell>
          <table:table-cell office:value-type="float" office:value="5221249">
            <text:p>5221249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20024">
            <text:p>2620024</text:p>
          </table:table-cell>
          <table:table-cell office:value-type="float" office:value="5880317">
            <text:p>5880317</text:p>
          </table:table-cell>
          <table:table-cell office:value-type="float" office:value="4923874">
            <text:p>4923874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67816">
            <text:p>3267816</text:p>
          </table:table-cell>
          <table:table-cell office:value-type="float" office:value="4937821">
            <text:p>4937821</text:p>
          </table:table-cell>
          <table:table-cell office:value-type="float" office:value="4371974">
            <text:p>4371974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019103">
            <text:p>3019103</text:p>
          </table:table-cell>
          <table:table-cell office:value-type="float" office:value="5796118">
            <text:p>5796118</text:p>
          </table:table-cell>
          <table:table-cell office:value-type="float" office:value="4426261">
            <text:p>442626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85443">
            <text:p>2785443</text:p>
          </table:table-cell>
          <table:table-cell office:value-type="float" office:value="5934836">
            <text:p>5934836</text:p>
          </table:table-cell>
          <table:table-cell office:value-type="float" office:value="4646544">
            <text:p>4646544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40716">
            <text:p>2940716</text:p>
          </table:table-cell>
          <table:table-cell office:value-type="float" office:value="6114412">
            <text:p>6114412</text:p>
          </table:table-cell>
          <table:table-cell office:value-type="float" office:value="5228848">
            <text:p>5228848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067396">
            <text:p>3067396</text:p>
          </table:table-cell>
          <table:table-cell office:value-type="float" office:value="5482579">
            <text:p>5482579</text:p>
          </table:table-cell>
          <table:table-cell office:value-type="float" office:value="4432600">
            <text:p>4432600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97437">
            <text:p>2797437</text:p>
          </table:table-cell>
          <table:table-cell office:value-type="float" office:value="4826917">
            <text:p>4826917</text:p>
          </table:table-cell>
          <table:table-cell office:value-type="float" office:value="4652267">
            <text:p>4652267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17056">
            <text:p>2617056</text:p>
          </table:table-cell>
          <table:table-cell office:value-type="float" office:value="6162268">
            <text:p>6162268</text:p>
          </table:table-cell>
          <table:table-cell office:value-type="float" office:value="5289417">
            <text:p>5289417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45141">
            <text:p>3545141</text:p>
          </table:table-cell>
          <table:table-cell office:value-type="float" office:value="5743123">
            <text:p>5743123</text:p>
          </table:table-cell>
          <table:table-cell office:value-type="float" office:value="4952062">
            <text:p>4952062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585133">
            <text:p>2585133</text:p>
          </table:table-cell>
          <table:table-cell office:value-type="float" office:value="5882074">
            <text:p>5882074</text:p>
          </table:table-cell>
          <table:table-cell office:value-type="float" office:value="4087716">
            <text:p>4087716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58822">
            <text:p>3158822</text:p>
          </table:table-cell>
          <table:table-cell office:value-type="float" office:value="4906197">
            <text:p>4906197</text:p>
          </table:table-cell>
          <table:table-cell office:value-type="float" office:value="5475421">
            <text:p>547542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25877">
            <text:p>2625877</text:p>
          </table:table-cell>
          <table:table-cell office:value-type="float" office:value="6468851">
            <text:p>6468851</text:p>
          </table:table-cell>
          <table:table-cell office:value-type="float" office:value="5239310">
            <text:p>5239310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422651">
            <text:p>4422651</text:p>
          </table:table-cell>
          <table:table-cell office:value-type="float" office:value="5746434">
            <text:p>5746434</text:p>
          </table:table-cell>
          <table:table-cell office:value-type="float" office:value="4925302">
            <text:p>4925302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41613">
            <text:p>2941613</text:p>
          </table:table-cell>
          <table:table-cell office:value-type="float" office:value="5248462">
            <text:p>5248462</text:p>
          </table:table-cell>
          <table:table-cell office:value-type="float" office:value="4510863">
            <text:p>4510863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70997">
            <text:p>2770997</text:p>
          </table:table-cell>
          <table:table-cell office:value-type="float" office:value="4948430">
            <text:p>4948430</text:p>
          </table:table-cell>
          <table:table-cell office:value-type="float" office:value="5453019">
            <text:p>5453019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08593">
            <text:p>2808593</text:p>
          </table:table-cell>
          <table:table-cell office:value-type="float" office:value="5620643">
            <text:p>5620643</text:p>
          </table:table-cell>
          <table:table-cell office:value-type="float" office:value="4664711">
            <text:p>466471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50606">
            <text:p>3150606</text:p>
          </table:table-cell>
          <table:table-cell office:value-type="float" office:value="5645358">
            <text:p>5645358</text:p>
          </table:table-cell>
          <table:table-cell office:value-type="float" office:value="4929666">
            <text:p>4929666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34673">
            <text:p>2834673</text:p>
          </table:table-cell>
          <table:table-cell office:value-type="float" office:value="5284539">
            <text:p>5284539</text:p>
          </table:table-cell>
          <table:table-cell office:value-type="float" office:value="5910381">
            <text:p>591038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45389">
            <text:p>3545389</text:p>
          </table:table-cell>
          <table:table-cell office:value-type="float" office:value="5337266">
            <text:p>5337266</text:p>
          </table:table-cell>
          <table:table-cell office:value-type="float" office:value="4176403">
            <text:p>4176403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05584">
            <text:p>2605584</text:p>
          </table:table-cell>
          <table:table-cell office:value-type="float" office:value="5676004">
            <text:p>5676004</text:p>
          </table:table-cell>
          <table:table-cell office:value-type="float" office:value="5625002">
            <text:p>5625002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014928">
            <text:p>3014928</text:p>
          </table:table-cell>
          <table:table-cell office:value-type="float" office:value="5684907">
            <text:p>5684907</text:p>
          </table:table-cell>
          <table:table-cell office:value-type="float" office:value="5120727">
            <text:p>5120727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78235">
            <text:p>2778235</text:p>
          </table:table-cell>
          <table:table-cell office:value-type="float" office:value="4101064">
            <text:p>4101064</text:p>
          </table:table-cell>
          <table:table-cell office:value-type="float" office:value="4729916">
            <text:p>4729916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00806">
            <text:p>2700806</text:p>
          </table:table-cell>
          <table:table-cell office:value-type="float" office:value="4948349">
            <text:p>4948349</text:p>
          </table:table-cell>
          <table:table-cell office:value-type="float" office:value="5130108">
            <text:p>5130108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380880">
            <text:p>3380880</text:p>
          </table:table-cell>
          <table:table-cell office:value-type="float" office:value="5844955">
            <text:p>5844955</text:p>
          </table:table-cell>
          <table:table-cell office:value-type="float" office:value="5601612">
            <text:p>5601612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94828">
            <text:p>2994828</text:p>
          </table:table-cell>
          <table:table-cell office:value-type="float" office:value="5979878">
            <text:p>5979878</text:p>
          </table:table-cell>
          <table:table-cell office:value-type="float" office:value="4417029">
            <text:p>4417029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37698">
            <text:p>2737698</text:p>
          </table:table-cell>
          <table:table-cell office:value-type="float" office:value="5529736">
            <text:p>5529736</text:p>
          </table:table-cell>
          <table:table-cell office:value-type="float" office:value="5887730">
            <text:p>5887730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87087">
            <text:p>2887087</text:p>
          </table:table-cell>
          <table:table-cell office:value-type="float" office:value="5437283">
            <text:p>5437283</text:p>
          </table:table-cell>
          <table:table-cell office:value-type="float" office:value="3946059">
            <text:p>3946059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93322">
            <text:p>2793322</text:p>
          </table:table-cell>
          <table:table-cell office:value-type="float" office:value="5772382">
            <text:p>5772382</text:p>
          </table:table-cell>
          <table:table-cell office:value-type="float" office:value="5600824">
            <text:p>5600824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69875">
            <text:p>2869875</text:p>
          </table:table-cell>
          <table:table-cell office:value-type="float" office:value="4943701">
            <text:p>4943701</text:p>
          </table:table-cell>
          <table:table-cell office:value-type="float" office:value="4869747">
            <text:p>4869747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317156">
            <text:p>3317156</text:p>
          </table:table-cell>
          <table:table-cell office:value-type="float" office:value="5753343">
            <text:p>5753343</text:p>
          </table:table-cell>
          <table:table-cell office:value-type="float" office:value="4898768">
            <text:p>4898768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078114">
            <text:p>3078114</text:p>
          </table:table-cell>
          <table:table-cell office:value-type="float" office:value="5775420">
            <text:p>5775420</text:p>
          </table:table-cell>
          <table:table-cell office:value-type="float" office:value="5379318">
            <text:p>5379318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31161">
            <text:p>2731161</text:p>
          </table:table-cell>
          <table:table-cell office:value-type="float" office:value="5514864">
            <text:p>5514864</text:p>
          </table:table-cell>
          <table:table-cell office:value-type="float" office:value="4720084">
            <text:p>4720084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42208">
            <text:p>2742208</text:p>
          </table:table-cell>
          <table:table-cell office:value-type="float" office:value="5413487">
            <text:p>5413487</text:p>
          </table:table-cell>
          <table:table-cell office:value-type="float" office:value="7531479">
            <text:p>7531479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53122">
            <text:p>2653122</text:p>
          </table:table-cell>
          <table:table-cell office:value-type="float" office:value="6383677">
            <text:p>6383677</text:p>
          </table:table-cell>
          <table:table-cell office:value-type="float" office:value="5392731">
            <text:p>539273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17146">
            <text:p>2717146</text:p>
          </table:table-cell>
          <table:table-cell office:value-type="float" office:value="6815068">
            <text:p>6815068</text:p>
          </table:table-cell>
          <table:table-cell office:value-type="float" office:value="5162759">
            <text:p>5162759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01871">
            <text:p>2701871</text:p>
          </table:table-cell>
          <table:table-cell office:value-type="float" office:value="5798506">
            <text:p>5798506</text:p>
          </table:table-cell>
          <table:table-cell office:value-type="float" office:value="5850809">
            <text:p>5850809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34640">
            <text:p>3234640</text:p>
          </table:table-cell>
          <table:table-cell office:value-type="float" office:value="6096548">
            <text:p>6096548</text:p>
          </table:table-cell>
          <table:table-cell office:value-type="float" office:value="4835493">
            <text:p>4835493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10683">
            <text:p>3610683</text:p>
          </table:table-cell>
          <table:table-cell office:value-type="float" office:value="5546714">
            <text:p>5546714</text:p>
          </table:table-cell>
          <table:table-cell office:value-type="float" office:value="4293285">
            <text:p>4293285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16267">
            <text:p>2716267</text:p>
          </table:table-cell>
          <table:table-cell office:value-type="float" office:value="5775768">
            <text:p>5775768</text:p>
          </table:table-cell>
          <table:table-cell office:value-type="float" office:value="5300815">
            <text:p>5300815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48601">
            <text:p>2648601</text:p>
          </table:table-cell>
          <table:table-cell office:value-type="float" office:value="4872184">
            <text:p>4872184</text:p>
          </table:table-cell>
          <table:table-cell office:value-type="float" office:value="4422267">
            <text:p>4422267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35206">
            <text:p>2835206</text:p>
          </table:table-cell>
          <table:table-cell office:value-type="float" office:value="5346723">
            <text:p>5346723</text:p>
          </table:table-cell>
          <table:table-cell office:value-type="float" office:value="5104703">
            <text:p>5104703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82293">
            <text:p>3182293</text:p>
          </table:table-cell>
          <table:table-cell office:value-type="float" office:value="5816346">
            <text:p>5816346</text:p>
          </table:table-cell>
          <table:table-cell office:value-type="float" office:value="3914482">
            <text:p>3914482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313832">
            <text:p>3313832</text:p>
          </table:table-cell>
          <table:table-cell office:value-type="float" office:value="6012756">
            <text:p>6012756</text:p>
          </table:table-cell>
          <table:table-cell office:value-type="float" office:value="5885696">
            <text:p>5885696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40239">
            <text:p>2740239</text:p>
          </table:table-cell>
          <table:table-cell office:value-type="float" office:value="6177434">
            <text:p>6177434</text:p>
          </table:table-cell>
          <table:table-cell office:value-type="float" office:value="4292191">
            <text:p>429219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08086">
            <text:p>2708086</text:p>
          </table:table-cell>
          <table:table-cell office:value-type="float" office:value="6108950">
            <text:p>6108950</text:p>
          </table:table-cell>
          <table:table-cell office:value-type="float" office:value="4570261">
            <text:p>457026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97309">
            <text:p>2797309</text:p>
          </table:table-cell>
          <table:table-cell office:value-type="float" office:value="5548598">
            <text:p>5548598</text:p>
          </table:table-cell>
          <table:table-cell office:value-type="float" office:value="5062441">
            <text:p>506244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46535">
            <text:p>2646535</text:p>
          </table:table-cell>
          <table:table-cell office:value-type="float" office:value="5877026">
            <text:p>5877026</text:p>
          </table:table-cell>
          <table:table-cell office:value-type="float" office:value="4662081">
            <text:p>4662081</text:p>
          </table:table-cell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058626">
            <text:p>3058626</text:p>
          </table:table-cell>
          <table:table-cell office:value-type="float" office:value="5117313">
            <text:p>5117313</text:p>
          </table:table-cell>
          <table:table-cell office:value-type="float" office:value="5093273">
            <text:p>509327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13900">
            <text:p>3213900</text:p>
          </table:table-cell>
          <table:table-cell office:value-type="float" office:value="5538478">
            <text:p>5538478</text:p>
          </table:table-cell>
          <table:table-cell office:value-type="float" office:value="5602768">
            <text:p>560276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773853">
            <text:p>2773853</text:p>
          </table:table-cell>
          <table:table-cell office:value-type="float" office:value="6178815">
            <text:p>6178815</text:p>
          </table:table-cell>
          <table:table-cell office:value-type="float" office:value="5620156">
            <text:p>5620156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72481">
            <text:p>3072481</text:p>
          </table:table-cell>
          <table:table-cell office:value-type="float" office:value="6529285">
            <text:p>6529285</text:p>
          </table:table-cell>
          <table:table-cell office:value-type="float" office:value="4993201">
            <text:p>4993201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704443">
            <text:p>2704443</text:p>
          </table:table-cell>
          <table:table-cell office:value-type="float" office:value="5218618">
            <text:p>5218618</text:p>
          </table:table-cell>
          <table:table-cell office:value-type="float" office:value="4361271">
            <text:p>4361271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91351">
            <text:p>3491351</text:p>
          </table:table-cell>
          <table:table-cell office:value-type="float" office:value="7016462">
            <text:p>7016462</text:p>
          </table:table-cell>
          <table:table-cell office:value-type="float" office:value="5234798">
            <text:p>523479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579535">
            <text:p>2579535</text:p>
          </table:table-cell>
          <table:table-cell office:value-type="float" office:value="5201786">
            <text:p>5201786</text:p>
          </table:table-cell>
          <table:table-cell office:value-type="float" office:value="4832617">
            <text:p>4832617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732570">
            <text:p>2732570</text:p>
          </table:table-cell>
          <table:table-cell office:value-type="float" office:value="4951012">
            <text:p>4951012</text:p>
          </table:table-cell>
          <table:table-cell office:value-type="float" office:value="5564162">
            <text:p>5564162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77268">
            <text:p>2877268</text:p>
          </table:table-cell>
          <table:table-cell office:value-type="float" office:value="5726731">
            <text:p>5726731</text:p>
          </table:table-cell>
          <table:table-cell office:value-type="float" office:value="4148050">
            <text:p>4148050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15122">
            <text:p>3015122</text:p>
          </table:table-cell>
          <table:table-cell office:value-type="float" office:value="5749102">
            <text:p>5749102</text:p>
          </table:table-cell>
          <table:table-cell office:value-type="float" office:value="4970273">
            <text:p>497027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50959">
            <text:p>3050959</text:p>
          </table:table-cell>
          <table:table-cell office:value-type="float" office:value="5708399">
            <text:p>5708399</text:p>
          </table:table-cell>
          <table:table-cell office:value-type="float" office:value="5950057">
            <text:p>5950057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72185">
            <text:p>3672185</text:p>
          </table:table-cell>
          <table:table-cell office:value-type="float" office:value="5895540">
            <text:p>5895540</text:p>
          </table:table-cell>
          <table:table-cell office:value-type="float" office:value="4275862">
            <text:p>4275862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59535">
            <text:p>2959535</text:p>
          </table:table-cell>
          <table:table-cell office:value-type="float" office:value="5375647">
            <text:p>5375647</text:p>
          </table:table-cell>
          <table:table-cell office:value-type="float" office:value="5388285">
            <text:p>5388285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173582">
            <text:p>3173582</text:p>
          </table:table-cell>
          <table:table-cell office:value-type="float" office:value="5253619">
            <text:p>5253619</text:p>
          </table:table-cell>
          <table:table-cell office:value-type="float" office:value="5679344">
            <text:p>5679344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542575">
            <text:p>2542575</text:p>
          </table:table-cell>
          <table:table-cell office:value-type="float" office:value="6188225">
            <text:p>6188225</text:p>
          </table:table-cell>
          <table:table-cell office:value-type="float" office:value="4316172">
            <text:p>4316172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671520">
            <text:p>2671520</text:p>
          </table:table-cell>
          <table:table-cell office:value-type="float" office:value="6737141">
            <text:p>6737141</text:p>
          </table:table-cell>
          <table:table-cell office:value-type="float" office:value="7020526">
            <text:p>7020526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129732">
            <text:p>6129732</text:p>
          </table:table-cell>
          <table:table-cell office:value-type="float" office:value="7801210">
            <text:p>7801210</text:p>
          </table:table-cell>
          <table:table-cell office:value-type="float" office:value="4543073">
            <text:p>454307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43522">
            <text:p>3343522</text:p>
          </table:table-cell>
          <table:table-cell office:value-type="float" office:value="5374459">
            <text:p>5374459</text:p>
          </table:table-cell>
          <table:table-cell office:value-type="float" office:value="4179017">
            <text:p>4179017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05036">
            <text:p>2905036</text:p>
          </table:table-cell>
          <table:table-cell office:value-type="float" office:value="5410306">
            <text:p>5410306</text:p>
          </table:table-cell>
          <table:table-cell office:value-type="float" office:value="5182830">
            <text:p>5182830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38493">
            <text:p>2838493</text:p>
          </table:table-cell>
          <table:table-cell office:value-type="float" office:value="8242397">
            <text:p>8242397</text:p>
          </table:table-cell>
          <table:table-cell office:value-type="float" office:value="6311458">
            <text:p>631145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55234">
            <text:p>2355234</text:p>
          </table:table-cell>
          <table:table-cell office:value-type="float" office:value="5757060">
            <text:p>5757060</text:p>
          </table:table-cell>
          <table:table-cell office:value-type="float" office:value="5855607">
            <text:p>5855607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79508">
            <text:p>3279508</text:p>
          </table:table-cell>
          <table:table-cell office:value-type="float" office:value="5854367">
            <text:p>5854367</text:p>
          </table:table-cell>
          <table:table-cell office:value-type="float" office:value="5951353">
            <text:p>595135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28819">
            <text:p>3428819</text:p>
          </table:table-cell>
          <table:table-cell office:value-type="float" office:value="5762592">
            <text:p>5762592</text:p>
          </table:table-cell>
          <table:table-cell office:value-type="float" office:value="5109966">
            <text:p>5109966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87538">
            <text:p>2987538</text:p>
          </table:table-cell>
          <table:table-cell office:value-type="float" office:value="4960168">
            <text:p>4960168</text:p>
          </table:table-cell>
          <table:table-cell office:value-type="float" office:value="4586783">
            <text:p>458678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183269">
            <text:p>5183269</text:p>
          </table:table-cell>
          <table:table-cell office:value-type="float" office:value="6451966">
            <text:p>6451966</text:p>
          </table:table-cell>
          <table:table-cell office:value-type="float" office:value="4863283">
            <text:p>486328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27616">
            <text:p>3227616</text:p>
          </table:table-cell>
          <table:table-cell office:value-type="float" office:value="5952435">
            <text:p>5952435</text:p>
          </table:table-cell>
          <table:table-cell office:value-type="float" office:value="4701682">
            <text:p>4701682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96805">
            <text:p>3696805</text:p>
          </table:table-cell>
          <table:table-cell office:value-type="float" office:value="6792626">
            <text:p>6792626</text:p>
          </table:table-cell>
          <table:table-cell office:value-type="float" office:value="5810892">
            <text:p>5810892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45302">
            <text:p>2845302</text:p>
          </table:table-cell>
          <table:table-cell office:value-type="float" office:value="5778850">
            <text:p>5778850</text:p>
          </table:table-cell>
          <table:table-cell office:value-type="float" office:value="4366356">
            <text:p>4366356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47789">
            <text:p>2947789</text:p>
          </table:table-cell>
          <table:table-cell office:value-type="float" office:value="5679331">
            <text:p>5679331</text:p>
          </table:table-cell>
          <table:table-cell office:value-type="float" office:value="6017962">
            <text:p>6017962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175078">
            <text:p>3175078</text:p>
          </table:table-cell>
          <table:table-cell office:value-type="float" office:value="6081694">
            <text:p>6081694</text:p>
          </table:table-cell>
          <table:table-cell office:value-type="float" office:value="5990358">
            <text:p>599035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24742">
            <text:p>2924742</text:p>
          </table:table-cell>
          <table:table-cell office:value-type="float" office:value="5575742">
            <text:p>5575742</text:p>
          </table:table-cell>
          <table:table-cell office:value-type="float" office:value="4833698">
            <text:p>483369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76363">
            <text:p>2876363</text:p>
          </table:table-cell>
          <table:table-cell office:value-type="float" office:value="5496182">
            <text:p>5496182</text:p>
          </table:table-cell>
          <table:table-cell office:value-type="float" office:value="4735685">
            <text:p>4735685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68993">
            <text:p>2968993</text:p>
          </table:table-cell>
          <table:table-cell office:value-type="float" office:value="4826149">
            <text:p>4826149</text:p>
          </table:table-cell>
          <table:table-cell office:value-type="float" office:value="5713790">
            <text:p>5713790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551560">
            <text:p>3551560</text:p>
          </table:table-cell>
          <table:table-cell office:value-type="float" office:value="4800844">
            <text:p>4800844</text:p>
          </table:table-cell>
          <table:table-cell office:value-type="float" office:value="4570053">
            <text:p>457005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31286">
            <text:p>2831286</text:p>
          </table:table-cell>
          <table:table-cell office:value-type="float" office:value="6573528">
            <text:p>6573528</text:p>
          </table:table-cell>
          <table:table-cell office:value-type="float" office:value="6665748">
            <text:p>666574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93932">
            <text:p>3093932</text:p>
          </table:table-cell>
          <table:table-cell office:value-type="float" office:value="5438407">
            <text:p>5438407</text:p>
          </table:table-cell>
          <table:table-cell office:value-type="float" office:value="4757648">
            <text:p>475764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72709">
            <text:p>3372709</text:p>
          </table:table-cell>
          <table:table-cell office:value-type="float" office:value="6118909">
            <text:p>6118909</text:p>
          </table:table-cell>
          <table:table-cell office:value-type="float" office:value="5039917">
            <text:p>5039917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86082">
            <text:p>2986082</text:p>
          </table:table-cell>
          <table:table-cell office:value-type="float" office:value="5635116">
            <text:p>5635116</text:p>
          </table:table-cell>
          <table:table-cell office:value-type="float" office:value="10641981">
            <text:p>10641981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60631">
            <text:p>2960631</text:p>
          </table:table-cell>
          <table:table-cell office:value-type="float" office:value="4899240">
            <text:p>4899240</text:p>
          </table:table-cell>
          <table:table-cell office:value-type="float" office:value="6312557">
            <text:p>6312557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95925">
            <text:p>3095925</text:p>
          </table:table-cell>
          <table:table-cell office:value-type="float" office:value="5641697">
            <text:p>5641697</text:p>
          </table:table-cell>
          <table:table-cell office:value-type="float" office:value="5449269">
            <text:p>5449269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12961">
            <text:p>3612961</text:p>
          </table:table-cell>
          <table:table-cell office:value-type="float" office:value="6356773">
            <text:p>6356773</text:p>
          </table:table-cell>
          <table:table-cell office:value-type="float" office:value="4236734">
            <text:p>4236734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920356">
            <text:p>2920356</text:p>
          </table:table-cell>
          <table:table-cell office:value-type="float" office:value="5977585">
            <text:p>5977585</text:p>
          </table:table-cell>
          <table:table-cell office:value-type="float" office:value="5120653">
            <text:p>512065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103772">
            <text:p>3103772</text:p>
          </table:table-cell>
          <table:table-cell office:value-type="float" office:value="6731739">
            <text:p>6731739</text:p>
          </table:table-cell>
          <table:table-cell office:value-type="float" office:value="4950173">
            <text:p>4950173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79475">
            <text:p>2879475</text:p>
          </table:table-cell>
          <table:table-cell office:value-type="float" office:value="5829878">
            <text:p>5829878</text:p>
          </table:table-cell>
          <table:table-cell office:value-type="float" office:value="5903422">
            <text:p>5903422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44243">
            <text:p>3344243</text:p>
          </table:table-cell>
          <table:table-cell office:value-type="float" office:value="5285243">
            <text:p>5285243</text:p>
          </table:table-cell>
          <table:table-cell office:value-type="float" office:value="5391341">
            <text:p>5391341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404149">
            <text:p>3404149</text:p>
          </table:table-cell>
          <table:table-cell office:value-type="float" office:value="4935848">
            <text:p>4935848</text:p>
          </table:table-cell>
          <table:table-cell office:value-type="float" office:value="5213297">
            <text:p>5213297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86981">
            <text:p>2886981</text:p>
          </table:table-cell>
          <table:table-cell office:value-type="float" office:value="6349221">
            <text:p>6349221</text:p>
          </table:table-cell>
          <table:table-cell office:value-type="float" office:value="5068128">
            <text:p>5068128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94411">
            <text:p>3094411</text:p>
          </table:table-cell>
          <table:table-cell office:value-type="float" office:value="5538557">
            <text:p>5538557</text:p>
          </table:table-cell>
          <table:table-cell office:value-type="float" office:value="5068110">
            <text:p>5068110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75068">
            <text:p>3075068</text:p>
          </table:table-cell>
          <table:table-cell office:value-type="float" office:value="6097688">
            <text:p>6097688</text:p>
          </table:table-cell>
          <table:table-cell office:value-type="float" office:value="5848064">
            <text:p>5848064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634891">
            <text:p>2634891</text:p>
          </table:table-cell>
          <table:table-cell office:value-type="float" office:value="6244958">
            <text:p>6244958</text:p>
          </table:table-cell>
          <table:table-cell office:value-type="float" office:value="5046255">
            <text:p>5046255</text:p>
          </table:table-cell>
          <table:table-cell table:number-columns-repeated="1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090859">
            <text:p>3090859</text:p>
          </table:table-cell>
          <table:table-cell office:value-type="float" office:value="6553537">
            <text:p>6553537</text:p>
          </table:table-cell>
          <table:table-cell office:value-type="float" office:value="4250800">
            <text:p>4250800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802087">
            <text:p>3802087</text:p>
          </table:table-cell>
          <table:table-cell office:value-type="float" office:value="9418982">
            <text:p>9418982</text:p>
          </table:table-cell>
          <table:table-cell office:value-type="float" office:value="6070805">
            <text:p>607080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22734">
            <text:p>2722734</text:p>
          </table:table-cell>
          <table:table-cell office:value-type="float" office:value="6331351">
            <text:p>6331351</text:p>
          </table:table-cell>
          <table:table-cell office:value-type="float" office:value="5476558">
            <text:p>547655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383018">
            <text:p>3383018</text:p>
          </table:table-cell>
          <table:table-cell office:value-type="float" office:value="7255142">
            <text:p>7255142</text:p>
          </table:table-cell>
          <table:table-cell office:value-type="float" office:value="5653311">
            <text:p>5653311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260072">
            <text:p>3260072</text:p>
          </table:table-cell>
          <table:table-cell office:value-type="float" office:value="6257364">
            <text:p>6257364</text:p>
          </table:table-cell>
          <table:table-cell office:value-type="float" office:value="5802424">
            <text:p>5802424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10576">
            <text:p>3910576</text:p>
          </table:table-cell>
          <table:table-cell office:value-type="float" office:value="6560791">
            <text:p>6560791</text:p>
          </table:table-cell>
          <table:table-cell office:value-type="float" office:value="5174855">
            <text:p>517485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380063">
            <text:p>3380063</text:p>
          </table:table-cell>
          <table:table-cell office:value-type="float" office:value="7628405">
            <text:p>7628405</text:p>
          </table:table-cell>
          <table:table-cell office:value-type="float" office:value="5686788">
            <text:p>568678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810272">
            <text:p>2810272</text:p>
          </table:table-cell>
          <table:table-cell office:value-type="float" office:value="6991725">
            <text:p>6991725</text:p>
          </table:table-cell>
          <table:table-cell office:value-type="float" office:value="5016538">
            <text:p>501653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332923">
            <text:p>3332923</text:p>
          </table:table-cell>
          <table:table-cell office:value-type="float" office:value="6888038">
            <text:p>6888038</text:p>
          </table:table-cell>
          <table:table-cell office:value-type="float" office:value="5269473">
            <text:p>5269473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22454">
            <text:p>3022454</text:p>
          </table:table-cell>
          <table:table-cell office:value-type="float" office:value="5755233">
            <text:p>5755233</text:p>
          </table:table-cell>
          <table:table-cell office:value-type="float" office:value="4944558">
            <text:p>494455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88005">
            <text:p>3988005</text:p>
          </table:table-cell>
          <table:table-cell office:value-type="float" office:value="6013867">
            <text:p>6013867</text:p>
          </table:table-cell>
          <table:table-cell office:value-type="float" office:value="5387934">
            <text:p>5387934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68981">
            <text:p>2768981</text:p>
          </table:table-cell>
          <table:table-cell office:value-type="float" office:value="6484687">
            <text:p>6484687</text:p>
          </table:table-cell>
          <table:table-cell office:value-type="float" office:value="4383578">
            <text:p>438357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02787">
            <text:p>2902787</text:p>
          </table:table-cell>
          <table:table-cell office:value-type="float" office:value="6601983">
            <text:p>6601983</text:p>
          </table:table-cell>
          <table:table-cell office:value-type="float" office:value="5641005">
            <text:p>564100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19232">
            <text:p>3019232</text:p>
          </table:table-cell>
          <table:table-cell office:value-type="float" office:value="6704721">
            <text:p>6704721</text:p>
          </table:table-cell>
          <table:table-cell office:value-type="float" office:value="5118714">
            <text:p>5118714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153504">
            <text:p>4153504</text:p>
          </table:table-cell>
          <table:table-cell office:value-type="float" office:value="7456657">
            <text:p>7456657</text:p>
          </table:table-cell>
          <table:table-cell office:value-type="float" office:value="5401417">
            <text:p>5401417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57500">
            <text:p>3057500</text:p>
          </table:table-cell>
          <table:table-cell office:value-type="float" office:value="6220828">
            <text:p>6220828</text:p>
          </table:table-cell>
          <table:table-cell office:value-type="float" office:value="5088618">
            <text:p>508861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608567">
            <text:p>2608567</text:p>
          </table:table-cell>
          <table:table-cell office:value-type="float" office:value="6160275">
            <text:p>6160275</text:p>
          </table:table-cell>
          <table:table-cell office:value-type="float" office:value="5133979">
            <text:p>5133979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36151">
            <text:p>3036151</text:p>
          </table:table-cell>
          <table:table-cell office:value-type="float" office:value="8102052">
            <text:p>8102052</text:p>
          </table:table-cell>
          <table:table-cell office:value-type="float" office:value="5584226">
            <text:p>5584226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315240">
            <text:p>3315240</text:p>
          </table:table-cell>
          <table:table-cell office:value-type="float" office:value="5840554">
            <text:p>5840554</text:p>
          </table:table-cell>
          <table:table-cell office:value-type="float" office:value="5696223">
            <text:p>5696223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165735">
            <text:p>3165735</text:p>
          </table:table-cell>
          <table:table-cell office:value-type="float" office:value="5860658">
            <text:p>5860658</text:p>
          </table:table-cell>
          <table:table-cell office:value-type="float" office:value="7501599">
            <text:p>7501599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25802">
            <text:p>2725802</text:p>
          </table:table-cell>
          <table:table-cell office:value-type="float" office:value="6454561">
            <text:p>6454561</text:p>
          </table:table-cell>
          <table:table-cell office:value-type="float" office:value="6549281">
            <text:p>6549281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387009">
            <text:p>3387009</text:p>
          </table:table-cell>
          <table:table-cell office:value-type="float" office:value="6390920">
            <text:p>6390920</text:p>
          </table:table-cell>
          <table:table-cell office:value-type="float" office:value="7136059">
            <text:p>7136059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190761">
            <text:p>3190761</text:p>
          </table:table-cell>
          <table:table-cell office:value-type="float" office:value="5712097">
            <text:p>5712097</text:p>
          </table:table-cell>
          <table:table-cell office:value-type="float" office:value="5227536">
            <text:p>5227536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894658">
            <text:p>2894658</text:p>
          </table:table-cell>
          <table:table-cell office:value-type="float" office:value="6138422">
            <text:p>6138422</text:p>
          </table:table-cell>
          <table:table-cell office:value-type="float" office:value="5227635">
            <text:p>522763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126093">
            <text:p>3126093</text:p>
          </table:table-cell>
          <table:table-cell office:value-type="float" office:value="6075169">
            <text:p>6075169</text:p>
          </table:table-cell>
          <table:table-cell office:value-type="float" office:value="5467326">
            <text:p>5467326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846179">
            <text:p>3846179</text:p>
          </table:table-cell>
          <table:table-cell office:value-type="float" office:value="6343761">
            <text:p>6343761</text:p>
          </table:table-cell>
          <table:table-cell office:value-type="float" office:value="6025350">
            <text:p>6025350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66170">
            <text:p>3066170</text:p>
          </table:table-cell>
          <table:table-cell office:value-type="float" office:value="6448853">
            <text:p>6448853</text:p>
          </table:table-cell>
          <table:table-cell office:value-type="float" office:value="5435641">
            <text:p>5435641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87495">
            <text:p>4687495</text:p>
          </table:table-cell>
          <table:table-cell office:value-type="float" office:value="6466880">
            <text:p>6466880</text:p>
          </table:table-cell>
          <table:table-cell office:value-type="float" office:value="5680726">
            <text:p>5680726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558143">
            <text:p>2558143</text:p>
          </table:table-cell>
          <table:table-cell office:value-type="float" office:value="6526195">
            <text:p>6526195</text:p>
          </table:table-cell>
          <table:table-cell office:value-type="float" office:value="5518384">
            <text:p>5518384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43303">
            <text:p>2943303</text:p>
          </table:table-cell>
          <table:table-cell office:value-type="float" office:value="6394001">
            <text:p>6394001</text:p>
          </table:table-cell>
          <table:table-cell office:value-type="float" office:value="4244195">
            <text:p>424419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232746">
            <text:p>4232746</text:p>
          </table:table-cell>
          <table:table-cell office:value-type="float" office:value="6178291">
            <text:p>6178291</text:p>
          </table:table-cell>
          <table:table-cell office:value-type="float" office:value="5885465">
            <text:p>588546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37944">
            <text:p>2737944</text:p>
          </table:table-cell>
          <table:table-cell office:value-type="float" office:value="6282466">
            <text:p>6282466</text:p>
          </table:table-cell>
          <table:table-cell office:value-type="float" office:value="4718498">
            <text:p>471849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99039">
            <text:p>3699039</text:p>
          </table:table-cell>
          <table:table-cell office:value-type="float" office:value="7025983">
            <text:p>7025983</text:p>
          </table:table-cell>
          <table:table-cell office:value-type="float" office:value="4867589">
            <text:p>4867589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814563">
            <text:p>2814563</text:p>
          </table:table-cell>
          <table:table-cell office:value-type="float" office:value="5976731">
            <text:p>5976731</text:p>
          </table:table-cell>
          <table:table-cell office:value-type="float" office:value="4879613">
            <text:p>4879613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164865">
            <text:p>3164865</text:p>
          </table:table-cell>
          <table:table-cell office:value-type="float" office:value="5480771">
            <text:p>5480771</text:p>
          </table:table-cell>
          <table:table-cell office:value-type="float" office:value="5635557">
            <text:p>5635557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223273">
            <text:p>3223273</text:p>
          </table:table-cell>
          <table:table-cell office:value-type="float" office:value="7409278">
            <text:p>7409278</text:p>
          </table:table-cell>
          <table:table-cell office:value-type="float" office:value="5462871">
            <text:p>5462871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84519">
            <text:p>3084519</text:p>
          </table:table-cell>
          <table:table-cell office:value-type="float" office:value="5615096">
            <text:p>5615096</text:p>
          </table:table-cell>
          <table:table-cell office:value-type="float" office:value="5995808">
            <text:p>5995808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139068">
            <text:p>3139068</text:p>
          </table:table-cell>
          <table:table-cell office:value-type="float" office:value="6659318">
            <text:p>6659318</text:p>
          </table:table-cell>
          <table:table-cell office:value-type="float" office:value="5168010">
            <text:p>5168010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84341">
            <text:p>2984341</text:p>
          </table:table-cell>
          <table:table-cell office:value-type="float" office:value="5731240">
            <text:p>5731240</text:p>
          </table:table-cell>
          <table:table-cell office:value-type="float" office:value="5514782">
            <text:p>5514782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68848">
            <text:p>3668848</text:p>
          </table:table-cell>
          <table:table-cell office:value-type="float" office:value="6882413">
            <text:p>6882413</text:p>
          </table:table-cell>
          <table:table-cell office:value-type="float" office:value="5386532">
            <text:p>5386532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91354">
            <text:p>2791354</text:p>
          </table:table-cell>
          <table:table-cell office:value-type="float" office:value="6030351">
            <text:p>6030351</text:p>
          </table:table-cell>
          <table:table-cell office:value-type="float" office:value="4708045">
            <text:p>470804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53016">
            <text:p>2953016</text:p>
          </table:table-cell>
          <table:table-cell office:value-type="float" office:value="6140119">
            <text:p>6140119</text:p>
          </table:table-cell>
          <table:table-cell office:value-type="float" office:value="5982739">
            <text:p>5982739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501540">
            <text:p>3501540</text:p>
          </table:table-cell>
          <table:table-cell office:value-type="float" office:value="5415525">
            <text:p>5415525</text:p>
          </table:table-cell>
          <table:table-cell office:value-type="float" office:value="5055506">
            <text:p>5055506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59167">
            <text:p>2959167</text:p>
          </table:table-cell>
          <table:table-cell office:value-type="float" office:value="6910134">
            <text:p>6910134</text:p>
          </table:table-cell>
          <table:table-cell office:value-type="float" office:value="5226277">
            <text:p>5226277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12612">
            <text:p>2712612</text:p>
          </table:table-cell>
          <table:table-cell office:value-type="float" office:value="7530511">
            <text:p>7530511</text:p>
          </table:table-cell>
          <table:table-cell office:value-type="float" office:value="6277390">
            <text:p>6277390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19106">
            <text:p>4019106</text:p>
          </table:table-cell>
          <table:table-cell office:value-type="float" office:value="6029051">
            <text:p>6029051</text:p>
          </table:table-cell>
          <table:table-cell office:value-type="float" office:value="6151741">
            <text:p>6151741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345454">
            <text:p>3345454</text:p>
          </table:table-cell>
          <table:table-cell office:value-type="float" office:value="6129122">
            <text:p>6129122</text:p>
          </table:table-cell>
          <table:table-cell office:value-type="float" office:value="5766429">
            <text:p>5766429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06736">
            <text:p>2706736</text:p>
          </table:table-cell>
          <table:table-cell office:value-type="float" office:value="6224309">
            <text:p>6224309</text:p>
          </table:table-cell>
          <table:table-cell office:value-type="float" office:value="4989286">
            <text:p>4989286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90798">
            <text:p>3090798</text:p>
          </table:table-cell>
          <table:table-cell office:value-type="float" office:value="6773613">
            <text:p>6773613</text:p>
          </table:table-cell>
          <table:table-cell office:value-type="float" office:value="7907655">
            <text:p>7907655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29847">
            <text:p>3029847</text:p>
          </table:table-cell>
          <table:table-cell office:value-type="float" office:value="6443190">
            <text:p>6443190</text:p>
          </table:table-cell>
          <table:table-cell office:value-type="float" office:value="4916410">
            <text:p>4916410</text:p>
          </table:table-cell>
          <table:table-cell table:number-columns-repeated="1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101412">
            <text:p>3101412</text:p>
          </table:table-cell>
          <table:table-cell office:value-type="float" office:value="6011141">
            <text:p>6011141</text:p>
          </table:table-cell>
          <table:table-cell office:value-type="float" office:value="5766339">
            <text:p>5766339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602806">
            <text:p>4602806</text:p>
          </table:table-cell>
          <table:table-cell office:value-type="float" office:value="6550327">
            <text:p>6550327</text:p>
          </table:table-cell>
          <table:table-cell office:value-type="float" office:value="5403023">
            <text:p>5403023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81812">
            <text:p>3681812</text:p>
          </table:table-cell>
          <table:table-cell office:value-type="float" office:value="6591097">
            <text:p>6591097</text:p>
          </table:table-cell>
          <table:table-cell office:value-type="float" office:value="6618835">
            <text:p>6618835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969560">
            <text:p>3969560</text:p>
          </table:table-cell>
          <table:table-cell office:value-type="float" office:value="6524220">
            <text:p>6524220</text:p>
          </table:table-cell>
          <table:table-cell office:value-type="float" office:value="6581328">
            <text:p>6581328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949130">
            <text:p>2949130</text:p>
          </table:table-cell>
          <table:table-cell office:value-type="float" office:value="6604699">
            <text:p>6604699</text:p>
          </table:table-cell>
          <table:table-cell office:value-type="float" office:value="5135672">
            <text:p>5135672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936088">
            <text:p>2936088</text:p>
          </table:table-cell>
          <table:table-cell office:value-type="float" office:value="6542830">
            <text:p>6542830</text:p>
          </table:table-cell>
          <table:table-cell office:value-type="float" office:value="5925542">
            <text:p>5925542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479172">
            <text:p>2479172</text:p>
          </table:table-cell>
          <table:table-cell office:value-type="float" office:value="7002684">
            <text:p>7002684</text:p>
          </table:table-cell>
          <table:table-cell office:value-type="float" office:value="6450259">
            <text:p>6450259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705493">
            <text:p>4705493</text:p>
          </table:table-cell>
          <table:table-cell office:value-type="float" office:value="7254739">
            <text:p>7254739</text:p>
          </table:table-cell>
          <table:table-cell office:value-type="float" office:value="5714492">
            <text:p>5714492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077835">
            <text:p>3077835</text:p>
          </table:table-cell>
          <table:table-cell office:value-type="float" office:value="6512438">
            <text:p>6512438</text:p>
          </table:table-cell>
          <table:table-cell office:value-type="float" office:value="6096268">
            <text:p>6096268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285080">
            <text:p>3285080</text:p>
          </table:table-cell>
          <table:table-cell office:value-type="float" office:value="7641919">
            <text:p>7641919</text:p>
          </table:table-cell>
          <table:table-cell office:value-type="float" office:value="5601942">
            <text:p>5601942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99288">
            <text:p>3399288</text:p>
          </table:table-cell>
          <table:table-cell office:value-type="float" office:value="7140143">
            <text:p>7140143</text:p>
          </table:table-cell>
          <table:table-cell office:value-type="float" office:value="4820855">
            <text:p>4820855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97143">
            <text:p>3397143</text:p>
          </table:table-cell>
          <table:table-cell office:value-type="float" office:value="7324511">
            <text:p>7324511</text:p>
          </table:table-cell>
          <table:table-cell office:value-type="float" office:value="6563494">
            <text:p>6563494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481257">
            <text:p>4481257</text:p>
          </table:table-cell>
          <table:table-cell office:value-type="float" office:value="6832104">
            <text:p>6832104</text:p>
          </table:table-cell>
          <table:table-cell office:value-type="float" office:value="4383781">
            <text:p>4383781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584079">
            <text:p>3584079</text:p>
          </table:table-cell>
          <table:table-cell office:value-type="float" office:value="6791035">
            <text:p>6791035</text:p>
          </table:table-cell>
          <table:table-cell office:value-type="float" office:value="5221739">
            <text:p>5221739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968452">
            <text:p>2968452</text:p>
          </table:table-cell>
          <table:table-cell office:value-type="float" office:value="5474876">
            <text:p>5474876</text:p>
          </table:table-cell>
          <table:table-cell office:value-type="float" office:value="4947395">
            <text:p>4947395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187769">
            <text:p>3187769</text:p>
          </table:table-cell>
          <table:table-cell office:value-type="float" office:value="6817951">
            <text:p>6817951</text:p>
          </table:table-cell>
          <table:table-cell office:value-type="float" office:value="5920786">
            <text:p>5920786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41508">
            <text:p>3341508</text:p>
          </table:table-cell>
          <table:table-cell office:value-type="float" office:value="7036476">
            <text:p>7036476</text:p>
          </table:table-cell>
          <table:table-cell office:value-type="float" office:value="5088980">
            <text:p>5088980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12090">
            <text:p>3612090</text:p>
          </table:table-cell>
          <table:table-cell office:value-type="float" office:value="6647427">
            <text:p>6647427</text:p>
          </table:table-cell>
          <table:table-cell office:value-type="float" office:value="6587893">
            <text:p>6587893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181436">
            <text:p>3181436</text:p>
          </table:table-cell>
          <table:table-cell office:value-type="float" office:value="5852671">
            <text:p>5852671</text:p>
          </table:table-cell>
          <table:table-cell office:value-type="float" office:value="5707540">
            <text:p>5707540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79887">
            <text:p>4079887</text:p>
          </table:table-cell>
          <table:table-cell office:value-type="float" office:value="7459413">
            <text:p>7459413</text:p>
          </table:table-cell>
          <table:table-cell office:value-type="float" office:value="5338239">
            <text:p>5338239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10844">
            <text:p>3610844</text:p>
          </table:table-cell>
          <table:table-cell office:value-type="float" office:value="5498167">
            <text:p>5498167</text:p>
          </table:table-cell>
          <table:table-cell office:value-type="float" office:value="5881543">
            <text:p>5881543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150065">
            <text:p>3150065</text:p>
          </table:table-cell>
          <table:table-cell office:value-type="float" office:value="7084694">
            <text:p>7084694</text:p>
          </table:table-cell>
          <table:table-cell office:value-type="float" office:value="4890734">
            <text:p>4890734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503681">
            <text:p>3503681</text:p>
          </table:table-cell>
          <table:table-cell office:value-type="float" office:value="6539822">
            <text:p>6539822</text:p>
          </table:table-cell>
          <table:table-cell office:value-type="float" office:value="5213783">
            <text:p>5213783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547661">
            <text:p>3547661</text:p>
          </table:table-cell>
          <table:table-cell office:value-type="float" office:value="6108612">
            <text:p>6108612</text:p>
          </table:table-cell>
          <table:table-cell office:value-type="float" office:value="5943727">
            <text:p>5943727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120420">
            <text:p>3120420</text:p>
          </table:table-cell>
          <table:table-cell office:value-type="float" office:value="6045084">
            <text:p>6045084</text:p>
          </table:table-cell>
          <table:table-cell office:value-type="float" office:value="5036088">
            <text:p>5036088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47567">
            <text:p>3647567</text:p>
          </table:table-cell>
          <table:table-cell office:value-type="float" office:value="6274114">
            <text:p>6274114</text:p>
          </table:table-cell>
          <table:table-cell office:value-type="float" office:value="5511287">
            <text:p>5511287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582796">
            <text:p>3582796</text:p>
          </table:table-cell>
          <table:table-cell office:value-type="float" office:value="6738664">
            <text:p>6738664</text:p>
          </table:table-cell>
          <table:table-cell office:value-type="float" office:value="5403490">
            <text:p>5403490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229849">
            <text:p>3229849</text:p>
          </table:table-cell>
          <table:table-cell office:value-type="float" office:value="6462815">
            <text:p>6462815</text:p>
          </table:table-cell>
          <table:table-cell office:value-type="float" office:value="6524445">
            <text:p>6524445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897389">
            <text:p>2897389</text:p>
          </table:table-cell>
          <table:table-cell office:value-type="float" office:value="5940860">
            <text:p>5940860</text:p>
          </table:table-cell>
          <table:table-cell office:value-type="float" office:value="5261759">
            <text:p>5261759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764590">
            <text:p>3764590</text:p>
          </table:table-cell>
          <table:table-cell office:value-type="float" office:value="6783815">
            <text:p>6783815</text:p>
          </table:table-cell>
          <table:table-cell office:value-type="float" office:value="5680375">
            <text:p>5680375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430711">
            <text:p>3430711</text:p>
          </table:table-cell>
          <table:table-cell office:value-type="float" office:value="6306808">
            <text:p>6306808</text:p>
          </table:table-cell>
          <table:table-cell office:value-type="float" office:value="5028718">
            <text:p>5028718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652309">
            <text:p>2652309</text:p>
          </table:table-cell>
          <table:table-cell office:value-type="float" office:value="5847561">
            <text:p>5847561</text:p>
          </table:table-cell>
          <table:table-cell office:value-type="float" office:value="6083402">
            <text:p>6083402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052425">
            <text:p>3052425</text:p>
          </table:table-cell>
          <table:table-cell office:value-type="float" office:value="6815906">
            <text:p>6815906</text:p>
          </table:table-cell>
          <table:table-cell office:value-type="float" office:value="5117954">
            <text:p>5117954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94721">
            <text:p>3394721</text:p>
          </table:table-cell>
          <table:table-cell office:value-type="float" office:value="6034749">
            <text:p>6034749</text:p>
          </table:table-cell>
          <table:table-cell office:value-type="float" office:value="6646405">
            <text:p>6646405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75720">
            <text:p>3375720</text:p>
          </table:table-cell>
          <table:table-cell office:value-type="float" office:value="6159881">
            <text:p>6159881</text:p>
          </table:table-cell>
          <table:table-cell office:value-type="float" office:value="7063690">
            <text:p>7063690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231760">
            <text:p>3231760</text:p>
          </table:table-cell>
          <table:table-cell office:value-type="float" office:value="6257636">
            <text:p>6257636</text:p>
          </table:table-cell>
          <table:table-cell office:value-type="float" office:value="5288769">
            <text:p>5288769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247909">
            <text:p>3247909</text:p>
          </table:table-cell>
          <table:table-cell office:value-type="float" office:value="6706629">
            <text:p>6706629</text:p>
          </table:table-cell>
          <table:table-cell office:value-type="float" office:value="5384873">
            <text:p>5384873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231719">
            <text:p>3231719</text:p>
          </table:table-cell>
          <table:table-cell office:value-type="float" office:value="6047100">
            <text:p>6047100</text:p>
          </table:table-cell>
          <table:table-cell office:value-type="float" office:value="5747622">
            <text:p>5747622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755764">
            <text:p>3755764</text:p>
          </table:table-cell>
          <table:table-cell office:value-type="float" office:value="5891642">
            <text:p>5891642</text:p>
          </table:table-cell>
          <table:table-cell office:value-type="float" office:value="5120098">
            <text:p>5120098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763919">
            <text:p>3763919</text:p>
          </table:table-cell>
          <table:table-cell office:value-type="float" office:value="6399934">
            <text:p>6399934</text:p>
          </table:table-cell>
          <table:table-cell office:value-type="float" office:value="5178014">
            <text:p>5178014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825042">
            <text:p>2825042</text:p>
          </table:table-cell>
          <table:table-cell office:value-type="float" office:value="6133842">
            <text:p>6133842</text:p>
          </table:table-cell>
          <table:table-cell office:value-type="float" office:value="5074607">
            <text:p>5074607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172425">
            <text:p>3172425</text:p>
          </table:table-cell>
          <table:table-cell office:value-type="float" office:value="5496881">
            <text:p>5496881</text:p>
          </table:table-cell>
          <table:table-cell office:value-type="float" office:value="6469611">
            <text:p>6469611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81802">
            <text:p>3681802</text:p>
          </table:table-cell>
          <table:table-cell office:value-type="float" office:value="7151653">
            <text:p>7151653</text:p>
          </table:table-cell>
          <table:table-cell office:value-type="float" office:value="4606865">
            <text:p>4606865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119153">
            <text:p>3119153</text:p>
          </table:table-cell>
          <table:table-cell office:value-type="float" office:value="7194895">
            <text:p>7194895</text:p>
          </table:table-cell>
          <table:table-cell office:value-type="float" office:value="5351334">
            <text:p>5351334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582137">
            <text:p>3582137</text:p>
          </table:table-cell>
          <table:table-cell office:value-type="float" office:value="6274892">
            <text:p>6274892</text:p>
          </table:table-cell>
          <table:table-cell office:value-type="float" office:value="6649460">
            <text:p>6649460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040388">
            <text:p>3040388</text:p>
          </table:table-cell>
          <table:table-cell office:value-type="float" office:value="6401531">
            <text:p>6401531</text:p>
          </table:table-cell>
          <table:table-cell office:value-type="float" office:value="5215546">
            <text:p>5215546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144739">
            <text:p>3144739</text:p>
          </table:table-cell>
          <table:table-cell office:value-type="float" office:value="6074230">
            <text:p>6074230</text:p>
          </table:table-cell>
          <table:table-cell office:value-type="float" office:value="5002311">
            <text:p>5002311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901600">
            <text:p>2901600</text:p>
          </table:table-cell>
          <table:table-cell office:value-type="float" office:value="6358334">
            <text:p>6358334</text:p>
          </table:table-cell>
          <table:table-cell office:value-type="float" office:value="7267146">
            <text:p>7267146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511451">
            <text:p>2511451</text:p>
          </table:table-cell>
          <table:table-cell office:value-type="float" office:value="5317281">
            <text:p>5317281</text:p>
          </table:table-cell>
          <table:table-cell office:value-type="float" office:value="4853801">
            <text:p>4853801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23391">
            <text:p>4023391</text:p>
          </table:table-cell>
          <table:table-cell office:value-type="float" office:value="7422528">
            <text:p>7422528</text:p>
          </table:table-cell>
          <table:table-cell office:value-type="float" office:value="5409797">
            <text:p>5409797</text:p>
          </table:table-cell>
          <table:table-cell table:number-columns-repeated="1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593250">
            <text:p>3593250</text:p>
          </table:table-cell>
          <table:table-cell office:value-type="float" office:value="6270437">
            <text:p>6270437</text:p>
          </table:table-cell>
          <table:table-cell office:value-type="float" office:value="6230310">
            <text:p>6230310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05317">
            <text:p>3605317</text:p>
          </table:table-cell>
          <table:table-cell office:value-type="float" office:value="8595315">
            <text:p>8595315</text:p>
          </table:table-cell>
          <table:table-cell office:value-type="float" office:value="6350804">
            <text:p>6350804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32948">
            <text:p>3132948</text:p>
          </table:table-cell>
          <table:table-cell office:value-type="float" office:value="6472603">
            <text:p>6472603</text:p>
          </table:table-cell>
          <table:table-cell office:value-type="float" office:value="5763039">
            <text:p>576303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64314">
            <text:p>3464314</text:p>
          </table:table-cell>
          <table:table-cell office:value-type="float" office:value="7458456">
            <text:p>7458456</text:p>
          </table:table-cell>
          <table:table-cell office:value-type="float" office:value="5727031">
            <text:p>5727031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374400">
            <text:p>3374400</text:p>
          </table:table-cell>
          <table:table-cell office:value-type="float" office:value="6570887">
            <text:p>6570887</text:p>
          </table:table-cell>
          <table:table-cell office:value-type="float" office:value="5680823">
            <text:p>5680823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055463">
            <text:p>3055463</text:p>
          </table:table-cell>
          <table:table-cell office:value-type="float" office:value="6605094">
            <text:p>6605094</text:p>
          </table:table-cell>
          <table:table-cell office:value-type="float" office:value="4957662">
            <text:p>4957662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958847">
            <text:p>2958847</text:p>
          </table:table-cell>
          <table:table-cell office:value-type="float" office:value="6517289">
            <text:p>6517289</text:p>
          </table:table-cell>
          <table:table-cell office:value-type="float" office:value="6485568">
            <text:p>6485568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028403">
            <text:p>4028403</text:p>
          </table:table-cell>
          <table:table-cell office:value-type="float" office:value="6895799">
            <text:p>6895799</text:p>
          </table:table-cell>
          <table:table-cell office:value-type="float" office:value="5418333">
            <text:p>5418333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834451">
            <text:p>2834451</text:p>
          </table:table-cell>
          <table:table-cell office:value-type="float" office:value="6327521">
            <text:p>6327521</text:p>
          </table:table-cell>
          <table:table-cell office:value-type="float" office:value="5690319">
            <text:p>569031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511115">
            <text:p>3511115</text:p>
          </table:table-cell>
          <table:table-cell office:value-type="float" office:value="6938068">
            <text:p>6938068</text:p>
          </table:table-cell>
          <table:table-cell office:value-type="float" office:value="5486154">
            <text:p>5486154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3720">
            <text:p>3643720</text:p>
          </table:table-cell>
          <table:table-cell office:value-type="float" office:value="6005399">
            <text:p>6005399</text:p>
          </table:table-cell>
          <table:table-cell office:value-type="float" office:value="5515649">
            <text:p>551564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070955">
            <text:p>4070955</text:p>
          </table:table-cell>
          <table:table-cell office:value-type="float" office:value="6574506">
            <text:p>6574506</text:p>
          </table:table-cell>
          <table:table-cell office:value-type="float" office:value="5831240">
            <text:p>5831240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725952">
            <text:p>2725952</text:p>
          </table:table-cell>
          <table:table-cell office:value-type="float" office:value="6246580">
            <text:p>6246580</text:p>
          </table:table-cell>
          <table:table-cell office:value-type="float" office:value="5924161">
            <text:p>5924161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28742">
            <text:p>3128742</text:p>
          </table:table-cell>
          <table:table-cell office:value-type="float" office:value="6754691">
            <text:p>6754691</text:p>
          </table:table-cell>
          <table:table-cell office:value-type="float" office:value="6180157">
            <text:p>6180157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19069">
            <text:p>3219069</text:p>
          </table:table-cell>
          <table:table-cell office:value-type="float" office:value="6822061">
            <text:p>6822061</text:p>
          </table:table-cell>
          <table:table-cell office:value-type="float" office:value="5764391">
            <text:p>5764391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07834">
            <text:p>3207834</text:p>
          </table:table-cell>
          <table:table-cell office:value-type="float" office:value="5365517">
            <text:p>5365517</text:p>
          </table:table-cell>
          <table:table-cell office:value-type="float" office:value="6620232">
            <text:p>6620232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07458">
            <text:p>3107458</text:p>
          </table:table-cell>
          <table:table-cell office:value-type="float" office:value="6369992">
            <text:p>6369992</text:p>
          </table:table-cell>
          <table:table-cell office:value-type="float" office:value="5605638">
            <text:p>5605638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512265">
            <text:p>3512265</text:p>
          </table:table-cell>
          <table:table-cell office:value-type="float" office:value="6637041">
            <text:p>6637041</text:p>
          </table:table-cell>
          <table:table-cell office:value-type="float" office:value="5662799">
            <text:p>566279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30167">
            <text:p>3130167</text:p>
          </table:table-cell>
          <table:table-cell office:value-type="float" office:value="6951587">
            <text:p>6951587</text:p>
          </table:table-cell>
          <table:table-cell office:value-type="float" office:value="5038039">
            <text:p>503803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15395">
            <text:p>3615395</text:p>
          </table:table-cell>
          <table:table-cell office:value-type="float" office:value="5487085">
            <text:p>5487085</text:p>
          </table:table-cell>
          <table:table-cell office:value-type="float" office:value="5823203">
            <text:p>5823203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08444">
            <text:p>3208444</text:p>
          </table:table-cell>
          <table:table-cell office:value-type="float" office:value="7224256">
            <text:p>7224256</text:p>
          </table:table-cell>
          <table:table-cell office:value-type="float" office:value="6154489">
            <text:p>615448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862011">
            <text:p>2862011</text:p>
          </table:table-cell>
          <table:table-cell office:value-type="float" office:value="6137336">
            <text:p>6137336</text:p>
          </table:table-cell>
          <table:table-cell office:value-type="float" office:value="5910875">
            <text:p>5910875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85923">
            <text:p>3485923</text:p>
          </table:table-cell>
          <table:table-cell office:value-type="float" office:value="7517589">
            <text:p>7517589</text:p>
          </table:table-cell>
          <table:table-cell office:value-type="float" office:value="5197797">
            <text:p>5197797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161414">
            <text:p>4161414</text:p>
          </table:table-cell>
          <table:table-cell office:value-type="float" office:value="6270045">
            <text:p>6270045</text:p>
          </table:table-cell>
          <table:table-cell office:value-type="float" office:value="5381006">
            <text:p>5381006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065659">
            <text:p>3065659</text:p>
          </table:table-cell>
          <table:table-cell office:value-type="float" office:value="7229029">
            <text:p>7229029</text:p>
          </table:table-cell>
          <table:table-cell office:value-type="float" office:value="5822716">
            <text:p>5822716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326873">
            <text:p>3326873</text:p>
          </table:table-cell>
          <table:table-cell office:value-type="float" office:value="7558486">
            <text:p>7558486</text:p>
          </table:table-cell>
          <table:table-cell office:value-type="float" office:value="5754267">
            <text:p>5754267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88400">
            <text:p>3288400</text:p>
          </table:table-cell>
          <table:table-cell office:value-type="float" office:value="8501836">
            <text:p>8501836</text:p>
          </table:table-cell>
          <table:table-cell office:value-type="float" office:value="5524289">
            <text:p>552428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90732">
            <text:p>3190732</text:p>
          </table:table-cell>
          <table:table-cell office:value-type="float" office:value="6778466">
            <text:p>6778466</text:p>
          </table:table-cell>
          <table:table-cell office:value-type="float" office:value="6500223">
            <text:p>6500223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03165">
            <text:p>3803165</text:p>
          </table:table-cell>
          <table:table-cell office:value-type="float" office:value="8490933">
            <text:p>8490933</text:p>
          </table:table-cell>
          <table:table-cell office:value-type="float" office:value="5484552">
            <text:p>5484552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91177">
            <text:p>3491177</text:p>
          </table:table-cell>
          <table:table-cell office:value-type="float" office:value="6009570">
            <text:p>6009570</text:p>
          </table:table-cell>
          <table:table-cell office:value-type="float" office:value="6429821">
            <text:p>6429821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353437">
            <text:p>3353437</text:p>
          </table:table-cell>
          <table:table-cell office:value-type="float" office:value="6434554">
            <text:p>6434554</text:p>
          </table:table-cell>
          <table:table-cell office:value-type="float" office:value="5781008">
            <text:p>5781008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61316">
            <text:p>3961316</text:p>
          </table:table-cell>
          <table:table-cell office:value-type="float" office:value="7029909">
            <text:p>7029909</text:p>
          </table:table-cell>
          <table:table-cell office:value-type="float" office:value="5397302">
            <text:p>5397302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44665">
            <text:p>3444665</text:p>
          </table:table-cell>
          <table:table-cell office:value-type="float" office:value="7454302">
            <text:p>7454302</text:p>
          </table:table-cell>
          <table:table-cell office:value-type="float" office:value="6261204">
            <text:p>6261204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43146">
            <text:p>3243146</text:p>
          </table:table-cell>
          <table:table-cell office:value-type="float" office:value="5956927">
            <text:p>5956927</text:p>
          </table:table-cell>
          <table:table-cell office:value-type="float" office:value="5630675">
            <text:p>5630675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53965">
            <text:p>3153965</text:p>
          </table:table-cell>
          <table:table-cell office:value-type="float" office:value="6239412">
            <text:p>6239412</text:p>
          </table:table-cell>
          <table:table-cell office:value-type="float" office:value="5492982">
            <text:p>5492982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18852">
            <text:p>3418852</text:p>
          </table:table-cell>
          <table:table-cell office:value-type="float" office:value="7167968">
            <text:p>7167968</text:p>
          </table:table-cell>
          <table:table-cell office:value-type="float" office:value="6558697">
            <text:p>6558697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879969">
            <text:p>2879969</text:p>
          </table:table-cell>
          <table:table-cell office:value-type="float" office:value="6587834">
            <text:p>6587834</text:p>
          </table:table-cell>
          <table:table-cell office:value-type="float" office:value="10623744">
            <text:p>10623744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63817">
            <text:p>3163817</text:p>
          </table:table-cell>
          <table:table-cell office:value-type="float" office:value="6556821">
            <text:p>6556821</text:p>
          </table:table-cell>
          <table:table-cell office:value-type="float" office:value="8009834">
            <text:p>8009834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026624">
            <text:p>3026624</text:p>
          </table:table-cell>
          <table:table-cell office:value-type="float" office:value="7303510">
            <text:p>7303510</text:p>
          </table:table-cell>
          <table:table-cell office:value-type="float" office:value="5701011">
            <text:p>5701011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30685">
            <text:p>3230685</text:p>
          </table:table-cell>
          <table:table-cell office:value-type="float" office:value="7064681">
            <text:p>7064681</text:p>
          </table:table-cell>
          <table:table-cell office:value-type="float" office:value="6030151">
            <text:p>6030151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09179">
            <text:p>3409179</text:p>
          </table:table-cell>
          <table:table-cell office:value-type="float" office:value="6094978">
            <text:p>6094978</text:p>
          </table:table-cell>
          <table:table-cell office:value-type="float" office:value="5328903">
            <text:p>5328903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51084">
            <text:p>3151084</text:p>
          </table:table-cell>
          <table:table-cell office:value-type="float" office:value="7039623">
            <text:p>7039623</text:p>
          </table:table-cell>
          <table:table-cell office:value-type="float" office:value="6264776">
            <text:p>6264776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95060">
            <text:p>3995060</text:p>
          </table:table-cell>
          <table:table-cell office:value-type="float" office:value="6144927">
            <text:p>6144927</text:p>
          </table:table-cell>
          <table:table-cell office:value-type="float" office:value="6727610">
            <text:p>6727610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963732">
            <text:p>2963732</text:p>
          </table:table-cell>
          <table:table-cell office:value-type="float" office:value="5816261">
            <text:p>5816261</text:p>
          </table:table-cell>
          <table:table-cell office:value-type="float" office:value="6539090">
            <text:p>6539090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359490">
            <text:p>3359490</text:p>
          </table:table-cell>
          <table:table-cell office:value-type="float" office:value="7615721">
            <text:p>7615721</text:p>
          </table:table-cell>
          <table:table-cell office:value-type="float" office:value="5801644">
            <text:p>5801644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82795">
            <text:p>3282795</text:p>
          </table:table-cell>
          <table:table-cell office:value-type="float" office:value="6192218">
            <text:p>6192218</text:p>
          </table:table-cell>
          <table:table-cell office:value-type="float" office:value="6031704">
            <text:p>6031704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08794">
            <text:p>3408794</text:p>
          </table:table-cell>
          <table:table-cell office:value-type="float" office:value="5645134">
            <text:p>5645134</text:p>
          </table:table-cell>
          <table:table-cell office:value-type="float" office:value="6388310">
            <text:p>6388310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067661">
            <text:p>3067661</text:p>
          </table:table-cell>
          <table:table-cell office:value-type="float" office:value="6887556">
            <text:p>6887556</text:p>
          </table:table-cell>
          <table:table-cell office:value-type="float" office:value="5713379">
            <text:p>5713379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23893">
            <text:p>3423893</text:p>
          </table:table-cell>
          <table:table-cell office:value-type="float" office:value="7523746">
            <text:p>7523746</text:p>
          </table:table-cell>
          <table:table-cell office:value-type="float" office:value="6032132">
            <text:p>6032132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339065">
            <text:p>3339065</text:p>
          </table:table-cell>
          <table:table-cell office:value-type="float" office:value="6753778">
            <text:p>6753778</text:p>
          </table:table-cell>
          <table:table-cell office:value-type="float" office:value="5577390">
            <text:p>5577390</text:p>
          </table:table-cell>
          <table:table-cell table:number-columns-repeated="1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303360">
            <text:p>3303360</text:p>
          </table:table-cell>
          <table:table-cell office:value-type="float" office:value="5761538">
            <text:p>5761538</text:p>
          </table:table-cell>
          <table:table-cell office:value-type="float" office:value="6184601">
            <text:p>6184601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742735">
            <text:p>2742735</text:p>
          </table:table-cell>
          <table:table-cell office:value-type="float" office:value="6815497">
            <text:p>6815497</text:p>
          </table:table-cell>
          <table:table-cell office:value-type="float" office:value="5698161">
            <text:p>5698161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54751">
            <text:p>3054751</text:p>
          </table:table-cell>
          <table:table-cell office:value-type="float" office:value="7335223">
            <text:p>7335223</text:p>
          </table:table-cell>
          <table:table-cell office:value-type="float" office:value="6200286">
            <text:p>6200286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293365">
            <text:p>6293365</text:p>
          </table:table-cell>
          <table:table-cell office:value-type="float" office:value="7161496">
            <text:p>7161496</text:p>
          </table:table-cell>
          <table:table-cell office:value-type="float" office:value="6713546">
            <text:p>6713546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287484">
            <text:p>3287484</text:p>
          </table:table-cell>
          <table:table-cell office:value-type="float" office:value="7070576">
            <text:p>7070576</text:p>
          </table:table-cell>
          <table:table-cell office:value-type="float" office:value="6746886">
            <text:p>6746886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282069">
            <text:p>3282069</text:p>
          </table:table-cell>
          <table:table-cell office:value-type="float" office:value="7048248">
            <text:p>7048248</text:p>
          </table:table-cell>
          <table:table-cell office:value-type="float" office:value="5730339">
            <text:p>5730339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133264">
            <text:p>3133264</text:p>
          </table:table-cell>
          <table:table-cell office:value-type="float" office:value="7874045">
            <text:p>7874045</text:p>
          </table:table-cell>
          <table:table-cell office:value-type="float" office:value="6475923">
            <text:p>6475923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71238">
            <text:p>3771238</text:p>
          </table:table-cell>
          <table:table-cell office:value-type="float" office:value="7244775">
            <text:p>7244775</text:p>
          </table:table-cell>
          <table:table-cell office:value-type="float" office:value="6548678">
            <text:p>6548678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97154">
            <text:p>3097154</text:p>
          </table:table-cell>
          <table:table-cell office:value-type="float" office:value="7461566">
            <text:p>7461566</text:p>
          </table:table-cell>
          <table:table-cell office:value-type="float" office:value="6928180">
            <text:p>692818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24695">
            <text:p>3624695</text:p>
          </table:table-cell>
          <table:table-cell office:value-type="float" office:value="7690815">
            <text:p>7690815</text:p>
          </table:table-cell>
          <table:table-cell office:value-type="float" office:value="5795651">
            <text:p>5795651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10018">
            <text:p>2910018</text:p>
          </table:table-cell>
          <table:table-cell office:value-type="float" office:value="6717384">
            <text:p>6717384</text:p>
          </table:table-cell>
          <table:table-cell office:value-type="float" office:value="9483492">
            <text:p>9483492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76313">
            <text:p>3876313</text:p>
          </table:table-cell>
          <table:table-cell office:value-type="float" office:value="6261183">
            <text:p>6261183</text:p>
          </table:table-cell>
          <table:table-cell office:value-type="float" office:value="9645501">
            <text:p>9645501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59640">
            <text:p>3059640</text:p>
          </table:table-cell>
          <table:table-cell office:value-type="float" office:value="6482119">
            <text:p>6482119</text:p>
          </table:table-cell>
          <table:table-cell office:value-type="float" office:value="5477512">
            <text:p>5477512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209717">
            <text:p>3209717</text:p>
          </table:table-cell>
          <table:table-cell office:value-type="float" office:value="6588264">
            <text:p>6588264</text:p>
          </table:table-cell>
          <table:table-cell office:value-type="float" office:value="6161907">
            <text:p>6161907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425446">
            <text:p>3425446</text:p>
          </table:table-cell>
          <table:table-cell office:value-type="float" office:value="7524454">
            <text:p>7524454</text:p>
          </table:table-cell>
          <table:table-cell office:value-type="float" office:value="6032621">
            <text:p>6032621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274851">
            <text:p>3274851</text:p>
          </table:table-cell>
          <table:table-cell office:value-type="float" office:value="6545017">
            <text:p>6545017</text:p>
          </table:table-cell>
          <table:table-cell office:value-type="float" office:value="5959122">
            <text:p>5959122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335848">
            <text:p>3335848</text:p>
          </table:table-cell>
          <table:table-cell office:value-type="float" office:value="7768996">
            <text:p>7768996</text:p>
          </table:table-cell>
          <table:table-cell office:value-type="float" office:value="6083812">
            <text:p>6083812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329061">
            <text:p>3329061</text:p>
          </table:table-cell>
          <table:table-cell office:value-type="float" office:value="7856552">
            <text:p>7856552</text:p>
          </table:table-cell>
          <table:table-cell office:value-type="float" office:value="6636474">
            <text:p>6636474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147045">
            <text:p>3147045</text:p>
          </table:table-cell>
          <table:table-cell office:value-type="float" office:value="7185852">
            <text:p>7185852</text:p>
          </table:table-cell>
          <table:table-cell office:value-type="float" office:value="5566680">
            <text:p>556668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86490">
            <text:p>3086490</text:p>
          </table:table-cell>
          <table:table-cell office:value-type="float" office:value="7102382">
            <text:p>7102382</text:p>
          </table:table-cell>
          <table:table-cell office:value-type="float" office:value="6190894">
            <text:p>6190894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45641">
            <text:p>4845641</text:p>
          </table:table-cell>
          <table:table-cell office:value-type="float" office:value="7826744">
            <text:p>7826744</text:p>
          </table:table-cell>
          <table:table-cell office:value-type="float" office:value="7269112">
            <text:p>7269112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589366">
            <text:p>3589366</text:p>
          </table:table-cell>
          <table:table-cell office:value-type="float" office:value="6596588">
            <text:p>6596588</text:p>
          </table:table-cell>
          <table:table-cell office:value-type="float" office:value="6157204">
            <text:p>6157204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968800">
            <text:p>3968800</text:p>
          </table:table-cell>
          <table:table-cell office:value-type="float" office:value="8146425">
            <text:p>8146425</text:p>
          </table:table-cell>
          <table:table-cell office:value-type="float" office:value="6214940">
            <text:p>621494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215669">
            <text:p>4215669</text:p>
          </table:table-cell>
          <table:table-cell office:value-type="float" office:value="6586167">
            <text:p>6586167</text:p>
          </table:table-cell>
          <table:table-cell office:value-type="float" office:value="7592011">
            <text:p>7592011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98811">
            <text:p>3098811</text:p>
          </table:table-cell>
          <table:table-cell office:value-type="float" office:value="6748075">
            <text:p>6748075</text:p>
          </table:table-cell>
          <table:table-cell office:value-type="float" office:value="5816625">
            <text:p>581662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088369">
            <text:p>4088369</text:p>
          </table:table-cell>
          <table:table-cell office:value-type="float" office:value="6724314">
            <text:p>6724314</text:p>
          </table:table-cell>
          <table:table-cell office:value-type="float" office:value="6944299">
            <text:p>6944299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69620">
            <text:p>2969620</text:p>
          </table:table-cell>
          <table:table-cell office:value-type="float" office:value="6886120">
            <text:p>6886120</text:p>
          </table:table-cell>
          <table:table-cell office:value-type="float" office:value="6171220">
            <text:p>617122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07795">
            <text:p>3007795</text:p>
          </table:table-cell>
          <table:table-cell office:value-type="float" office:value="7072223">
            <text:p>7072223</text:p>
          </table:table-cell>
          <table:table-cell office:value-type="float" office:value="6901440">
            <text:p>690144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82052">
            <text:p>2982052</text:p>
          </table:table-cell>
          <table:table-cell office:value-type="float" office:value="8493275">
            <text:p>8493275</text:p>
          </table:table-cell>
          <table:table-cell office:value-type="float" office:value="5835033">
            <text:p>5835033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105768">
            <text:p>3105768</text:p>
          </table:table-cell>
          <table:table-cell office:value-type="float" office:value="7767785">
            <text:p>7767785</text:p>
          </table:table-cell>
          <table:table-cell office:value-type="float" office:value="7500429">
            <text:p>7500429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58218">
            <text:p>3058218</text:p>
          </table:table-cell>
          <table:table-cell office:value-type="float" office:value="6853313">
            <text:p>6853313</text:p>
          </table:table-cell>
          <table:table-cell office:value-type="float" office:value="5257350">
            <text:p>525735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412155">
            <text:p>3412155</text:p>
          </table:table-cell>
          <table:table-cell office:value-type="float" office:value="6711135">
            <text:p>6711135</text:p>
          </table:table-cell>
          <table:table-cell office:value-type="float" office:value="6319124">
            <text:p>6319124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439373">
            <text:p>3439373</text:p>
          </table:table-cell>
          <table:table-cell office:value-type="float" office:value="7792530">
            <text:p>7792530</text:p>
          </table:table-cell>
          <table:table-cell office:value-type="float" office:value="5811385">
            <text:p>581138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322516">
            <text:p>3322516</text:p>
          </table:table-cell>
          <table:table-cell office:value-type="float" office:value="7101360">
            <text:p>7101360</text:p>
          </table:table-cell>
          <table:table-cell office:value-type="float" office:value="6218220">
            <text:p>621822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51436">
            <text:p>3051436</text:p>
          </table:table-cell>
          <table:table-cell office:value-type="float" office:value="6907518">
            <text:p>6907518</text:p>
          </table:table-cell>
          <table:table-cell office:value-type="float" office:value="6230467">
            <text:p>6230467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910286">
            <text:p>3910286</text:p>
          </table:table-cell>
          <table:table-cell office:value-type="float" office:value="7161071">
            <text:p>7161071</text:p>
          </table:table-cell>
          <table:table-cell office:value-type="float" office:value="7342558">
            <text:p>7342558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886798">
            <text:p>2886798</text:p>
          </table:table-cell>
          <table:table-cell office:value-type="float" office:value="7860703">
            <text:p>7860703</text:p>
          </table:table-cell>
          <table:table-cell office:value-type="float" office:value="6874693">
            <text:p>6874693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39462">
            <text:p>3839462</text:p>
          </table:table-cell>
          <table:table-cell office:value-type="float" office:value="7177792">
            <text:p>7177792</text:p>
          </table:table-cell>
          <table:table-cell office:value-type="float" office:value="5327498">
            <text:p>5327498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408744">
            <text:p>3408744</text:p>
          </table:table-cell>
          <table:table-cell office:value-type="float" office:value="6364883">
            <text:p>6364883</text:p>
          </table:table-cell>
          <table:table-cell office:value-type="float" office:value="6234980">
            <text:p>623498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02387">
            <text:p>2902387</text:p>
          </table:table-cell>
          <table:table-cell office:value-type="float" office:value="6465159">
            <text:p>6465159</text:p>
          </table:table-cell>
          <table:table-cell office:value-type="float" office:value="5681676">
            <text:p>5681676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826990">
            <text:p>3826990</text:p>
          </table:table-cell>
          <table:table-cell office:value-type="float" office:value="7262799">
            <text:p>7262799</text:p>
          </table:table-cell>
          <table:table-cell office:value-type="float" office:value="5811557">
            <text:p>5811557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427297">
            <text:p>3427297</text:p>
          </table:table-cell>
          <table:table-cell office:value-type="float" office:value="6937631">
            <text:p>6937631</text:p>
          </table:table-cell>
          <table:table-cell office:value-type="float" office:value="6244653">
            <text:p>6244653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354000">
            <text:p>3354000</text:p>
          </table:table-cell>
          <table:table-cell office:value-type="float" office:value="6773071">
            <text:p>6773071</text:p>
          </table:table-cell>
          <table:table-cell office:value-type="float" office:value="6466680">
            <text:p>646668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33058">
            <text:p>3033058</text:p>
          </table:table-cell>
          <table:table-cell office:value-type="float" office:value="6957385">
            <text:p>6957385</text:p>
          </table:table-cell>
          <table:table-cell office:value-type="float" office:value="5634082">
            <text:p>5634082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36747">
            <text:p>3636747</text:p>
          </table:table-cell>
          <table:table-cell office:value-type="float" office:value="7473742">
            <text:p>7473742</text:p>
          </table:table-cell>
          <table:table-cell office:value-type="float" office:value="5824746">
            <text:p>5824746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450099">
            <text:p>3450099</text:p>
          </table:table-cell>
          <table:table-cell office:value-type="float" office:value="7859174">
            <text:p>7859174</text:p>
          </table:table-cell>
          <table:table-cell office:value-type="float" office:value="5545319">
            <text:p>5545319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300849">
            <text:p>3300849</text:p>
          </table:table-cell>
          <table:table-cell office:value-type="float" office:value="8202944">
            <text:p>8202944</text:p>
          </table:table-cell>
          <table:table-cell office:value-type="float" office:value="7046645">
            <text:p>704664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550500">
            <text:p>3550500</text:p>
          </table:table-cell>
          <table:table-cell office:value-type="float" office:value="6982361">
            <text:p>6982361</text:p>
          </table:table-cell>
          <table:table-cell office:value-type="float" office:value="9018141">
            <text:p>9018141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532775">
            <text:p>3532775</text:p>
          </table:table-cell>
          <table:table-cell office:value-type="float" office:value="8657916">
            <text:p>8657916</text:p>
          </table:table-cell>
          <table:table-cell office:value-type="float" office:value="8187900">
            <text:p>8187900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652299">
            <text:p>2652299</text:p>
          </table:table-cell>
          <table:table-cell office:value-type="float" office:value="7521686">
            <text:p>7521686</text:p>
          </table:table-cell>
          <table:table-cell office:value-type="float" office:value="6567385">
            <text:p>656738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216336">
            <text:p>3216336</text:p>
          </table:table-cell>
          <table:table-cell office:value-type="float" office:value="6653805">
            <text:p>6653805</text:p>
          </table:table-cell>
          <table:table-cell office:value-type="float" office:value="7050053">
            <text:p>7050053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501041">
            <text:p>3501041</text:p>
          </table:table-cell>
          <table:table-cell office:value-type="float" office:value="7984898">
            <text:p>7984898</text:p>
          </table:table-cell>
          <table:table-cell office:value-type="float" office:value="8656997">
            <text:p>8656997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37174">
            <text:p>3137174</text:p>
          </table:table-cell>
          <table:table-cell office:value-type="float" office:value="8480808">
            <text:p>8480808</text:p>
          </table:table-cell>
          <table:table-cell office:value-type="float" office:value="7978432">
            <text:p>7978432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63904">
            <text:p>3163904</text:p>
          </table:table-cell>
          <table:table-cell office:value-type="float" office:value="6901124">
            <text:p>6901124</text:p>
          </table:table-cell>
          <table:table-cell office:value-type="float" office:value="7221275">
            <text:p>722127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156355">
            <text:p>4156355</text:p>
          </table:table-cell>
          <table:table-cell office:value-type="float" office:value="7057759">
            <text:p>7057759</text:p>
          </table:table-cell>
          <table:table-cell office:value-type="float" office:value="7513508">
            <text:p>7513508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576998">
            <text:p>4576998</text:p>
          </table:table-cell>
          <table:table-cell office:value-type="float" office:value="7023173">
            <text:p>7023173</text:p>
          </table:table-cell>
          <table:table-cell office:value-type="float" office:value="6684048">
            <text:p>6684048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05126">
            <text:p>3105126</text:p>
          </table:table-cell>
          <table:table-cell office:value-type="float" office:value="7175956">
            <text:p>7175956</text:p>
          </table:table-cell>
          <table:table-cell office:value-type="float" office:value="7770203">
            <text:p>7770203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1545">
            <text:p>3651545</text:p>
          </table:table-cell>
          <table:table-cell office:value-type="float" office:value="7367031">
            <text:p>7367031</text:p>
          </table:table-cell>
          <table:table-cell office:value-type="float" office:value="7211580">
            <text:p>7211580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44075">
            <text:p>3244075</text:p>
          </table:table-cell>
          <table:table-cell office:value-type="float" office:value="9597339">
            <text:p>9597339</text:p>
          </table:table-cell>
          <table:table-cell office:value-type="float" office:value="6883539">
            <text:p>6883539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415777">
            <text:p>3415777</text:p>
          </table:table-cell>
          <table:table-cell office:value-type="float" office:value="7479035">
            <text:p>7479035</text:p>
          </table:table-cell>
          <table:table-cell office:value-type="float" office:value="7327571">
            <text:p>7327571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575264">
            <text:p>3575264</text:p>
          </table:table-cell>
          <table:table-cell office:value-type="float" office:value="7567008">
            <text:p>7567008</text:p>
          </table:table-cell>
          <table:table-cell office:value-type="float" office:value="7148426">
            <text:p>7148426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20804">
            <text:p>3220804</text:p>
          </table:table-cell>
          <table:table-cell office:value-type="float" office:value="8355196">
            <text:p>8355196</text:p>
          </table:table-cell>
          <table:table-cell office:value-type="float" office:value="6926633">
            <text:p>6926633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728849">
            <text:p>3728849</text:p>
          </table:table-cell>
          <table:table-cell office:value-type="float" office:value="7693022">
            <text:p>7693022</text:p>
          </table:table-cell>
          <table:table-cell office:value-type="float" office:value="7790328">
            <text:p>7790328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03244">
            <text:p>3203244</text:p>
          </table:table-cell>
          <table:table-cell office:value-type="float" office:value="6817243">
            <text:p>6817243</text:p>
          </table:table-cell>
          <table:table-cell office:value-type="float" office:value="6136657">
            <text:p>6136657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326883">
            <text:p>4326883</text:p>
          </table:table-cell>
          <table:table-cell office:value-type="float" office:value="7592196">
            <text:p>7592196</text:p>
          </table:table-cell>
          <table:table-cell office:value-type="float" office:value="7619464">
            <text:p>7619464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774981">
            <text:p>3774981</text:p>
          </table:table-cell>
          <table:table-cell office:value-type="float" office:value="7217110">
            <text:p>7217110</text:p>
          </table:table-cell>
          <table:table-cell office:value-type="float" office:value="8650192">
            <text:p>8650192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804449">
            <text:p>2804449</text:p>
          </table:table-cell>
          <table:table-cell office:value-type="float" office:value="7678575">
            <text:p>7678575</text:p>
          </table:table-cell>
          <table:table-cell office:value-type="float" office:value="7587102">
            <text:p>7587102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29809">
            <text:p>3929809</text:p>
          </table:table-cell>
          <table:table-cell office:value-type="float" office:value="7460224">
            <text:p>7460224</text:p>
          </table:table-cell>
          <table:table-cell office:value-type="float" office:value="8996175">
            <text:p>899617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370096">
            <text:p>3370096</text:p>
          </table:table-cell>
          <table:table-cell office:value-type="float" office:value="6809029">
            <text:p>6809029</text:p>
          </table:table-cell>
          <table:table-cell office:value-type="float" office:value="7114943">
            <text:p>7114943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475138">
            <text:p>3475138</text:p>
          </table:table-cell>
          <table:table-cell office:value-type="float" office:value="7277160">
            <text:p>7277160</text:p>
          </table:table-cell>
          <table:table-cell office:value-type="float" office:value="8131907">
            <text:p>8131907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3299">
            <text:p>3653299</text:p>
          </table:table-cell>
          <table:table-cell office:value-type="float" office:value="8595660">
            <text:p>8595660</text:p>
          </table:table-cell>
          <table:table-cell office:value-type="float" office:value="6891570">
            <text:p>6891570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162448">
            <text:p>4162448</text:p>
          </table:table-cell>
          <table:table-cell office:value-type="float" office:value="7809066">
            <text:p>7809066</text:p>
          </table:table-cell>
          <table:table-cell office:value-type="float" office:value="7257661">
            <text:p>7257661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409071">
            <text:p>3409071</text:p>
          </table:table-cell>
          <table:table-cell office:value-type="float" office:value="7232404">
            <text:p>7232404</text:p>
          </table:table-cell>
          <table:table-cell office:value-type="float" office:value="9119703">
            <text:p>9119703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89282">
            <text:p>3289282</text:p>
          </table:table-cell>
          <table:table-cell office:value-type="float" office:value="6888243">
            <text:p>6888243</text:p>
          </table:table-cell>
          <table:table-cell office:value-type="float" office:value="6592354">
            <text:p>6592354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81726">
            <text:p>3681726</text:p>
          </table:table-cell>
          <table:table-cell office:value-type="float" office:value="10775523">
            <text:p>10775523</text:p>
          </table:table-cell>
          <table:table-cell office:value-type="float" office:value="18053416">
            <text:p>18053416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02462">
            <text:p>3202462</text:p>
          </table:table-cell>
          <table:table-cell office:value-type="float" office:value="8572694">
            <text:p>8572694</text:p>
          </table:table-cell>
          <table:table-cell office:value-type="float" office:value="6702360">
            <text:p>6702360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922591">
            <text:p>2922591</text:p>
          </table:table-cell>
          <table:table-cell office:value-type="float" office:value="6798723">
            <text:p>6798723</text:p>
          </table:table-cell>
          <table:table-cell office:value-type="float" office:value="21995881">
            <text:p>21995881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600156">
            <text:p>4600156</text:p>
          </table:table-cell>
          <table:table-cell office:value-type="float" office:value="7835120">
            <text:p>7835120</text:p>
          </table:table-cell>
          <table:table-cell office:value-type="float" office:value="5470126">
            <text:p>5470126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38776">
            <text:p>3138776</text:p>
          </table:table-cell>
          <table:table-cell office:value-type="float" office:value="7353849">
            <text:p>7353849</text:p>
          </table:table-cell>
          <table:table-cell office:value-type="float" office:value="5789805">
            <text:p>578980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585714">
            <text:p>3585714</text:p>
          </table:table-cell>
          <table:table-cell office:value-type="float" office:value="5885009">
            <text:p>5885009</text:p>
          </table:table-cell>
          <table:table-cell office:value-type="float" office:value="7146365">
            <text:p>714636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64529">
            <text:p>3264529</text:p>
          </table:table-cell>
          <table:table-cell office:value-type="float" office:value="7757601">
            <text:p>7757601</text:p>
          </table:table-cell>
          <table:table-cell office:value-type="float" office:value="8348205">
            <text:p>834820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709244">
            <text:p>3709244</text:p>
          </table:table-cell>
          <table:table-cell office:value-type="float" office:value="6194405">
            <text:p>6194405</text:p>
          </table:table-cell>
          <table:table-cell office:value-type="float" office:value="7650874">
            <text:p>7650874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514897">
            <text:p>5514897</text:p>
          </table:table-cell>
          <table:table-cell office:value-type="float" office:value="7525091">
            <text:p>7525091</text:p>
          </table:table-cell>
          <table:table-cell office:value-type="float" office:value="7574207">
            <text:p>7574207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64177">
            <text:p>3964177</text:p>
          </table:table-cell>
          <table:table-cell office:value-type="float" office:value="10452742">
            <text:p>10452742</text:p>
          </table:table-cell>
          <table:table-cell office:value-type="float" office:value="6150539">
            <text:p>6150539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39036">
            <text:p>3639036</text:p>
          </table:table-cell>
          <table:table-cell office:value-type="float" office:value="8198025">
            <text:p>8198025</text:p>
          </table:table-cell>
          <table:table-cell office:value-type="float" office:value="6114185">
            <text:p>611418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079316">
            <text:p>4079316</text:p>
          </table:table-cell>
          <table:table-cell office:value-type="float" office:value="6970715">
            <text:p>6970715</text:p>
          </table:table-cell>
          <table:table-cell office:value-type="float" office:value="6029754">
            <text:p>6029754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24734">
            <text:p>3224734</text:p>
          </table:table-cell>
          <table:table-cell office:value-type="float" office:value="6263135">
            <text:p>6263135</text:p>
          </table:table-cell>
          <table:table-cell office:value-type="float" office:value="6284985">
            <text:p>628498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80901">
            <text:p>3980901</text:p>
          </table:table-cell>
          <table:table-cell office:value-type="float" office:value="7940228">
            <text:p>7940228</text:p>
          </table:table-cell>
          <table:table-cell office:value-type="float" office:value="6817696">
            <text:p>6817696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86177">
            <text:p>3686177</text:p>
          </table:table-cell>
          <table:table-cell office:value-type="float" office:value="7011780">
            <text:p>7011780</text:p>
          </table:table-cell>
          <table:table-cell office:value-type="float" office:value="6352610">
            <text:p>6352610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00791">
            <text:p>3200791</text:p>
          </table:table-cell>
          <table:table-cell office:value-type="float" office:value="6715735">
            <text:p>6715735</text:p>
          </table:table-cell>
          <table:table-cell office:value-type="float" office:value="7272552">
            <text:p>7272552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469808">
            <text:p>3469808</text:p>
          </table:table-cell>
          <table:table-cell office:value-type="float" office:value="6950090">
            <text:p>6950090</text:p>
          </table:table-cell>
          <table:table-cell office:value-type="float" office:value="6533728">
            <text:p>6533728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091023">
            <text:p>4091023</text:p>
          </table:table-cell>
          <table:table-cell office:value-type="float" office:value="7296185">
            <text:p>7296185</text:p>
          </table:table-cell>
          <table:table-cell office:value-type="float" office:value="6710839">
            <text:p>6710839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63901">
            <text:p>3263901</text:p>
          </table:table-cell>
          <table:table-cell office:value-type="float" office:value="7810561">
            <text:p>7810561</text:p>
          </table:table-cell>
          <table:table-cell office:value-type="float" office:value="6403143">
            <text:p>6403143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65409">
            <text:p>3165409</text:p>
          </table:table-cell>
          <table:table-cell office:value-type="float" office:value="6559675">
            <text:p>6559675</text:p>
          </table:table-cell>
          <table:table-cell office:value-type="float" office:value="6452821">
            <text:p>6452821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46176">
            <text:p>3646176</text:p>
          </table:table-cell>
          <table:table-cell office:value-type="float" office:value="7832304">
            <text:p>7832304</text:p>
          </table:table-cell>
          <table:table-cell office:value-type="float" office:value="6132038">
            <text:p>6132038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02131">
            <text:p>3602131</text:p>
          </table:table-cell>
          <table:table-cell office:value-type="float" office:value="6727376">
            <text:p>6727376</text:p>
          </table:table-cell>
          <table:table-cell office:value-type="float" office:value="7395922">
            <text:p>7395922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03854">
            <text:p>3603854</text:p>
          </table:table-cell>
          <table:table-cell office:value-type="float" office:value="9853740">
            <text:p>9853740</text:p>
          </table:table-cell>
          <table:table-cell office:value-type="float" office:value="6528332">
            <text:p>6528332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494964">
            <text:p>3494964</text:p>
          </table:table-cell>
          <table:table-cell office:value-type="float" office:value="7295866">
            <text:p>7295866</text:p>
          </table:table-cell>
          <table:table-cell office:value-type="float" office:value="5604885">
            <text:p>5604885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59859">
            <text:p>3159859</text:p>
          </table:table-cell>
          <table:table-cell office:value-type="float" office:value="7181038">
            <text:p>7181038</text:p>
          </table:table-cell>
          <table:table-cell office:value-type="float" office:value="5929110">
            <text:p>5929110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831493">
            <text:p>3831493</text:p>
          </table:table-cell>
          <table:table-cell office:value-type="float" office:value="7989931">
            <text:p>7989931</text:p>
          </table:table-cell>
          <table:table-cell office:value-type="float" office:value="5519644">
            <text:p>5519644</text:p>
          </table:table-cell>
          <table:table-cell table:number-columns-repeated="1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493750">
            <text:p>3493750</text:p>
          </table:table-cell>
          <table:table-cell office:value-type="float" office:value="7216297">
            <text:p>7216297</text:p>
          </table:table-cell>
          <table:table-cell office:value-type="float" office:value="7839997">
            <text:p>7839997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27197">
            <text:p>3427197</text:p>
          </table:table-cell>
          <table:table-cell office:value-type="float" office:value="8266705">
            <text:p>8266705</text:p>
          </table:table-cell>
          <table:table-cell office:value-type="float" office:value="6695337">
            <text:p>6695337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13719">
            <text:p>3313719</text:p>
          </table:table-cell>
          <table:table-cell office:value-type="float" office:value="7073121">
            <text:p>7073121</text:p>
          </table:table-cell>
          <table:table-cell office:value-type="float" office:value="7929275">
            <text:p>792927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15468">
            <text:p>3715468</text:p>
          </table:table-cell>
          <table:table-cell office:value-type="float" office:value="8204016">
            <text:p>8204016</text:p>
          </table:table-cell>
          <table:table-cell office:value-type="float" office:value="6523778">
            <text:p>6523778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43646">
            <text:p>3643646</text:p>
          </table:table-cell>
          <table:table-cell office:value-type="float" office:value="7030981">
            <text:p>7030981</text:p>
          </table:table-cell>
          <table:table-cell office:value-type="float" office:value="6661905">
            <text:p>666190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93539">
            <text:p>3693539</text:p>
          </table:table-cell>
          <table:table-cell office:value-type="float" office:value="7915670">
            <text:p>7915670</text:p>
          </table:table-cell>
          <table:table-cell office:value-type="float" office:value="6535310">
            <text:p>6535310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94840">
            <text:p>3694840</text:p>
          </table:table-cell>
          <table:table-cell office:value-type="float" office:value="7279714">
            <text:p>7279714</text:p>
          </table:table-cell>
          <table:table-cell office:value-type="float" office:value="6428057">
            <text:p>6428057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94273">
            <text:p>3394273</text:p>
          </table:table-cell>
          <table:table-cell office:value-type="float" office:value="6726104">
            <text:p>6726104</text:p>
          </table:table-cell>
          <table:table-cell office:value-type="float" office:value="6276402">
            <text:p>627640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1292">
            <text:p>3661292</text:p>
          </table:table-cell>
          <table:table-cell office:value-type="float" office:value="7233486">
            <text:p>7233486</text:p>
          </table:table-cell>
          <table:table-cell office:value-type="float" office:value="12574783">
            <text:p>12574783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30773">
            <text:p>3730773</text:p>
          </table:table-cell>
          <table:table-cell office:value-type="float" office:value="8510076">
            <text:p>8510076</text:p>
          </table:table-cell>
          <table:table-cell office:value-type="float" office:value="8221158">
            <text:p>8221158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050938">
            <text:p>4050938</text:p>
          </table:table-cell>
          <table:table-cell office:value-type="float" office:value="9486434">
            <text:p>9486434</text:p>
          </table:table-cell>
          <table:table-cell office:value-type="float" office:value="7096324">
            <text:p>7096324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90160">
            <text:p>3290160</text:p>
          </table:table-cell>
          <table:table-cell office:value-type="float" office:value="7978658">
            <text:p>7978658</text:p>
          </table:table-cell>
          <table:table-cell office:value-type="float" office:value="6595602">
            <text:p>659560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03528">
            <text:p>3603528</text:p>
          </table:table-cell>
          <table:table-cell office:value-type="float" office:value="8447778">
            <text:p>8447778</text:p>
          </table:table-cell>
          <table:table-cell office:value-type="float" office:value="10314214">
            <text:p>10314214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279338">
            <text:p>4279338</text:p>
          </table:table-cell>
          <table:table-cell office:value-type="float" office:value="7645575">
            <text:p>7645575</text:p>
          </table:table-cell>
          <table:table-cell office:value-type="float" office:value="6968424">
            <text:p>6968424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198181">
            <text:p>3198181</text:p>
          </table:table-cell>
          <table:table-cell office:value-type="float" office:value="8138893">
            <text:p>8138893</text:p>
          </table:table-cell>
          <table:table-cell office:value-type="float" office:value="6753148">
            <text:p>6753148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72755">
            <text:p>3272755</text:p>
          </table:table-cell>
          <table:table-cell office:value-type="float" office:value="8028810">
            <text:p>8028810</text:p>
          </table:table-cell>
          <table:table-cell office:value-type="float" office:value="6131765">
            <text:p>613176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917424">
            <text:p>3917424</text:p>
          </table:table-cell>
          <table:table-cell office:value-type="float" office:value="7524842">
            <text:p>7524842</text:p>
          </table:table-cell>
          <table:table-cell office:value-type="float" office:value="7255951">
            <text:p>7255951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73023">
            <text:p>3373023</text:p>
          </table:table-cell>
          <table:table-cell office:value-type="float" office:value="8071890">
            <text:p>8071890</text:p>
          </table:table-cell>
          <table:table-cell office:value-type="float" office:value="6235002">
            <text:p>623500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394461">
            <text:p>4394461</text:p>
          </table:table-cell>
          <table:table-cell office:value-type="float" office:value="7825192">
            <text:p>7825192</text:p>
          </table:table-cell>
          <table:table-cell office:value-type="float" office:value="6324432">
            <text:p>632443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26741">
            <text:p>3226741</text:p>
          </table:table-cell>
          <table:table-cell office:value-type="float" office:value="8136421">
            <text:p>8136421</text:p>
          </table:table-cell>
          <table:table-cell office:value-type="float" office:value="6807451">
            <text:p>6807451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86026">
            <text:p>3286026</text:p>
          </table:table-cell>
          <table:table-cell office:value-type="float" office:value="7732796">
            <text:p>7732796</text:p>
          </table:table-cell>
          <table:table-cell office:value-type="float" office:value="6128053">
            <text:p>6128053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43379">
            <text:p>3643379</text:p>
          </table:table-cell>
          <table:table-cell office:value-type="float" office:value="7833530">
            <text:p>7833530</text:p>
          </table:table-cell>
          <table:table-cell office:value-type="float" office:value="6243244">
            <text:p>6243244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114578">
            <text:p>4114578</text:p>
          </table:table-cell>
          <table:table-cell office:value-type="float" office:value="7920532">
            <text:p>7920532</text:p>
          </table:table-cell>
          <table:table-cell office:value-type="float" office:value="7427632">
            <text:p>742763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191234">
            <text:p>3191234</text:p>
          </table:table-cell>
          <table:table-cell office:value-type="float" office:value="7368987">
            <text:p>7368987</text:p>
          </table:table-cell>
          <table:table-cell office:value-type="float" office:value="6455113">
            <text:p>6455113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07525">
            <text:p>4507525</text:p>
          </table:table-cell>
          <table:table-cell office:value-type="float" office:value="8135895">
            <text:p>8135895</text:p>
          </table:table-cell>
          <table:table-cell office:value-type="float" office:value="6608341">
            <text:p>6608341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75364">
            <text:p>3675364</text:p>
          </table:table-cell>
          <table:table-cell office:value-type="float" office:value="7476357">
            <text:p>7476357</text:p>
          </table:table-cell>
          <table:table-cell office:value-type="float" office:value="8153236">
            <text:p>8153236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591003">
            <text:p>3591003</text:p>
          </table:table-cell>
          <table:table-cell office:value-type="float" office:value="7243745">
            <text:p>7243745</text:p>
          </table:table-cell>
          <table:table-cell office:value-type="float" office:value="6224955">
            <text:p>622495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733074">
            <text:p>4733074</text:p>
          </table:table-cell>
          <table:table-cell office:value-type="float" office:value="7415811">
            <text:p>7415811</text:p>
          </table:table-cell>
          <table:table-cell office:value-type="float" office:value="9945182">
            <text:p>994518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49113">
            <text:p>3249113</text:p>
          </table:table-cell>
          <table:table-cell office:value-type="float" office:value="7524921">
            <text:p>7524921</text:p>
          </table:table-cell>
          <table:table-cell office:value-type="float" office:value="8115533">
            <text:p>8115533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526971">
            <text:p>3526971</text:p>
          </table:table-cell>
          <table:table-cell office:value-type="float" office:value="8187672">
            <text:p>8187672</text:p>
          </table:table-cell>
          <table:table-cell office:value-type="float" office:value="6251825">
            <text:p>625182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61373">
            <text:p>3261373</text:p>
          </table:table-cell>
          <table:table-cell office:value-type="float" office:value="7340703">
            <text:p>7340703</text:p>
          </table:table-cell>
          <table:table-cell office:value-type="float" office:value="6111651">
            <text:p>6111651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251050">
            <text:p>4251050</text:p>
          </table:table-cell>
          <table:table-cell office:value-type="float" office:value="7764751">
            <text:p>7764751</text:p>
          </table:table-cell>
          <table:table-cell office:value-type="float" office:value="7021108">
            <text:p>7021108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539731">
            <text:p>3539731</text:p>
          </table:table-cell>
          <table:table-cell office:value-type="float" office:value="8032993">
            <text:p>8032993</text:p>
          </table:table-cell>
          <table:table-cell office:value-type="float" office:value="6108722">
            <text:p>610872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553962">
            <text:p>3553962</text:p>
          </table:table-cell>
          <table:table-cell office:value-type="float" office:value="7963069">
            <text:p>7963069</text:p>
          </table:table-cell>
          <table:table-cell office:value-type="float" office:value="6879905">
            <text:p>687990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128107">
            <text:p>4128107</text:p>
          </table:table-cell>
          <table:table-cell office:value-type="float" office:value="8686854">
            <text:p>8686854</text:p>
          </table:table-cell>
          <table:table-cell office:value-type="float" office:value="6637477">
            <text:p>6637477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05338">
            <text:p>3305338</text:p>
          </table:table-cell>
          <table:table-cell office:value-type="float" office:value="7113990">
            <text:p>7113990</text:p>
          </table:table-cell>
          <table:table-cell office:value-type="float" office:value="6706711">
            <text:p>6706711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199106">
            <text:p>4199106</text:p>
          </table:table-cell>
          <table:table-cell office:value-type="float" office:value="7247994">
            <text:p>7247994</text:p>
          </table:table-cell>
          <table:table-cell office:value-type="float" office:value="7237584">
            <text:p>7237584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54281">
            <text:p>3754281</text:p>
          </table:table-cell>
          <table:table-cell office:value-type="float" office:value="6329791">
            <text:p>6329791</text:p>
          </table:table-cell>
          <table:table-cell office:value-type="float" office:value="7881164">
            <text:p>7881164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249647">
            <text:p>4249647</text:p>
          </table:table-cell>
          <table:table-cell office:value-type="float" office:value="6547628">
            <text:p>6547628</text:p>
          </table:table-cell>
          <table:table-cell office:value-type="float" office:value="6657422">
            <text:p>665742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30071">
            <text:p>3730071</text:p>
          </table:table-cell>
          <table:table-cell office:value-type="float" office:value="7980615">
            <text:p>7980615</text:p>
          </table:table-cell>
          <table:table-cell office:value-type="float" office:value="7529465">
            <text:p>752946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819451">
            <text:p>3819451</text:p>
          </table:table-cell>
          <table:table-cell office:value-type="float" office:value="7002823">
            <text:p>7002823</text:p>
          </table:table-cell>
          <table:table-cell office:value-type="float" office:value="6310671">
            <text:p>6310671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253429">
            <text:p>4253429</text:p>
          </table:table-cell>
          <table:table-cell office:value-type="float" office:value="7844586">
            <text:p>7844586</text:p>
          </table:table-cell>
          <table:table-cell office:value-type="float" office:value="5767678">
            <text:p>5767678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903470">
            <text:p>3903470</text:p>
          </table:table-cell>
          <table:table-cell office:value-type="float" office:value="8175528">
            <text:p>8175528</text:p>
          </table:table-cell>
          <table:table-cell office:value-type="float" office:value="8453142">
            <text:p>8453142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23673">
            <text:p>3323673</text:p>
          </table:table-cell>
          <table:table-cell office:value-type="float" office:value="7094167">
            <text:p>7094167</text:p>
          </table:table-cell>
          <table:table-cell office:value-type="float" office:value="7594353">
            <text:p>7594353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026579">
            <text:p>4026579</text:p>
          </table:table-cell>
          <table:table-cell office:value-type="float" office:value="7503613">
            <text:p>7503613</text:p>
          </table:table-cell>
          <table:table-cell office:value-type="float" office:value="7925646">
            <text:p>7925646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40260">
            <text:p>3640260</text:p>
          </table:table-cell>
          <table:table-cell office:value-type="float" office:value="6990367">
            <text:p>6990367</text:p>
          </table:table-cell>
          <table:table-cell office:value-type="float" office:value="6494619">
            <text:p>6494619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83746">
            <text:p>4583746</text:p>
          </table:table-cell>
          <table:table-cell office:value-type="float" office:value="7545187">
            <text:p>7545187</text:p>
          </table:table-cell>
          <table:table-cell office:value-type="float" office:value="6375375">
            <text:p>637537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841273">
            <text:p>3841273</text:p>
          </table:table-cell>
          <table:table-cell office:value-type="float" office:value="5836046">
            <text:p>5836046</text:p>
          </table:table-cell>
          <table:table-cell office:value-type="float" office:value="7955184">
            <text:p>7955184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41547">
            <text:p>3441547</text:p>
          </table:table-cell>
          <table:table-cell office:value-type="float" office:value="7135319">
            <text:p>7135319</text:p>
          </table:table-cell>
          <table:table-cell office:value-type="float" office:value="9197946">
            <text:p>9197946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10823">
            <text:p>3210823</text:p>
          </table:table-cell>
          <table:table-cell office:value-type="float" office:value="7487162">
            <text:p>7487162</text:p>
          </table:table-cell>
          <table:table-cell office:value-type="float" office:value="7663585">
            <text:p>7663585</text:p>
          </table:table-cell>
          <table:table-cell table:number-columns-repeated="1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865105">
            <text:p>3865105</text:p>
          </table:table-cell>
          <table:table-cell office:value-type="float" office:value="7280122">
            <text:p>7280122</text:p>
          </table:table-cell>
          <table:table-cell office:value-type="float" office:value="6221299">
            <text:p>6221299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432221">
            <text:p>4432221</text:p>
          </table:table-cell>
          <table:table-cell office:value-type="float" office:value="8399026">
            <text:p>8399026</text:p>
          </table:table-cell>
          <table:table-cell office:value-type="float" office:value="8129603">
            <text:p>8129603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911082">
            <text:p>3911082</text:p>
          </table:table-cell>
          <table:table-cell office:value-type="float" office:value="6950400">
            <text:p>6950400</text:p>
          </table:table-cell>
          <table:table-cell office:value-type="float" office:value="6143442">
            <text:p>6143442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67780">
            <text:p>3467780</text:p>
          </table:table-cell>
          <table:table-cell office:value-type="float" office:value="7841580">
            <text:p>7841580</text:p>
          </table:table-cell>
          <table:table-cell office:value-type="float" office:value="6823352">
            <text:p>6823352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30556">
            <text:p>4530556</text:p>
          </table:table-cell>
          <table:table-cell office:value-type="float" office:value="8066074">
            <text:p>8066074</text:p>
          </table:table-cell>
          <table:table-cell office:value-type="float" office:value="7357904">
            <text:p>7357904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15936">
            <text:p>3615936</text:p>
          </table:table-cell>
          <table:table-cell office:value-type="float" office:value="8348670">
            <text:p>8348670</text:p>
          </table:table-cell>
          <table:table-cell office:value-type="float" office:value="6961670">
            <text:p>6961670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50162">
            <text:p>3550162</text:p>
          </table:table-cell>
          <table:table-cell office:value-type="float" office:value="7469023">
            <text:p>7469023</text:p>
          </table:table-cell>
          <table:table-cell office:value-type="float" office:value="6404346">
            <text:p>6404346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98097">
            <text:p>4098097</text:p>
          </table:table-cell>
          <table:table-cell office:value-type="float" office:value="7835061">
            <text:p>7835061</text:p>
          </table:table-cell>
          <table:table-cell office:value-type="float" office:value="6352931">
            <text:p>6352931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841336">
            <text:p>3841336</text:p>
          </table:table-cell>
          <table:table-cell office:value-type="float" office:value="9977241">
            <text:p>9977241</text:p>
          </table:table-cell>
          <table:table-cell office:value-type="float" office:value="6884581">
            <text:p>6884581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874309">
            <text:p>3874309</text:p>
          </table:table-cell>
          <table:table-cell office:value-type="float" office:value="7014289">
            <text:p>7014289</text:p>
          </table:table-cell>
          <table:table-cell office:value-type="float" office:value="7059914">
            <text:p>7059914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372707">
            <text:p>5372707</text:p>
          </table:table-cell>
          <table:table-cell office:value-type="float" office:value="7980516">
            <text:p>7980516</text:p>
          </table:table-cell>
          <table:table-cell office:value-type="float" office:value="6377508">
            <text:p>6377508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25970">
            <text:p>3425970</text:p>
          </table:table-cell>
          <table:table-cell office:value-type="float" office:value="8220946">
            <text:p>8220946</text:p>
          </table:table-cell>
          <table:table-cell office:value-type="float" office:value="7598487">
            <text:p>7598487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730202">
            <text:p>3730202</text:p>
          </table:table-cell>
          <table:table-cell office:value-type="float" office:value="8729570">
            <text:p>8729570</text:p>
          </table:table-cell>
          <table:table-cell office:value-type="float" office:value="6344888">
            <text:p>6344888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75475">
            <text:p>4575475</text:p>
          </table:table-cell>
          <table:table-cell office:value-type="float" office:value="7119442">
            <text:p>7119442</text:p>
          </table:table-cell>
          <table:table-cell office:value-type="float" office:value="6582037">
            <text:p>6582037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33491">
            <text:p>4033491</text:p>
          </table:table-cell>
          <table:table-cell office:value-type="float" office:value="8899560">
            <text:p>8899560</text:p>
          </table:table-cell>
          <table:table-cell office:value-type="float" office:value="7126309">
            <text:p>7126309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729580">
            <text:p>3729580</text:p>
          </table:table-cell>
          <table:table-cell office:value-type="float" office:value="9972784">
            <text:p>9972784</text:p>
          </table:table-cell>
          <table:table-cell office:value-type="float" office:value="5450587">
            <text:p>5450587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01969">
            <text:p>3501969</text:p>
          </table:table-cell>
          <table:table-cell office:value-type="float" office:value="8206161">
            <text:p>8206161</text:p>
          </table:table-cell>
          <table:table-cell office:value-type="float" office:value="5751872">
            <text:p>5751872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441307">
            <text:p>4441307</text:p>
          </table:table-cell>
          <table:table-cell office:value-type="float" office:value="7621463">
            <text:p>7621463</text:p>
          </table:table-cell>
          <table:table-cell office:value-type="float" office:value="6004258">
            <text:p>6004258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13866">
            <text:p>3513866</text:p>
          </table:table-cell>
          <table:table-cell office:value-type="float" office:value="6636482">
            <text:p>6636482</text:p>
          </table:table-cell>
          <table:table-cell office:value-type="float" office:value="6660991">
            <text:p>6660991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949096">
            <text:p>3949096</text:p>
          </table:table-cell>
          <table:table-cell office:value-type="float" office:value="7556287">
            <text:p>7556287</text:p>
          </table:table-cell>
          <table:table-cell office:value-type="float" office:value="5972972">
            <text:p>5972972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118706">
            <text:p>3118706</text:p>
          </table:table-cell>
          <table:table-cell office:value-type="float" office:value="8586566">
            <text:p>8586566</text:p>
          </table:table-cell>
          <table:table-cell office:value-type="float" office:value="5433441">
            <text:p>5433441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108079">
            <text:p>4108079</text:p>
          </table:table-cell>
          <table:table-cell office:value-type="float" office:value="7072995">
            <text:p>7072995</text:p>
          </table:table-cell>
          <table:table-cell office:value-type="float" office:value="6735053">
            <text:p>6735053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762398">
            <text:p>3762398</text:p>
          </table:table-cell>
          <table:table-cell office:value-type="float" office:value="8284563">
            <text:p>8284563</text:p>
          </table:table-cell>
          <table:table-cell office:value-type="float" office:value="7773416">
            <text:p>7773416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47685">
            <text:p>3247685</text:p>
          </table:table-cell>
          <table:table-cell office:value-type="float" office:value="7858419">
            <text:p>7858419</text:p>
          </table:table-cell>
          <table:table-cell office:value-type="float" office:value="6071540">
            <text:p>6071540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45999">
            <text:p>4345999</text:p>
          </table:table-cell>
          <table:table-cell office:value-type="float" office:value="6877785">
            <text:p>6877785</text:p>
          </table:table-cell>
          <table:table-cell office:value-type="float" office:value="6701042">
            <text:p>6701042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46978">
            <text:p>3546978</text:p>
          </table:table-cell>
          <table:table-cell office:value-type="float" office:value="8942349">
            <text:p>8942349</text:p>
          </table:table-cell>
          <table:table-cell office:value-type="float" office:value="7209321">
            <text:p>7209321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54497">
            <text:p>3554497</text:p>
          </table:table-cell>
          <table:table-cell office:value-type="float" office:value="8268343">
            <text:p>8268343</text:p>
          </table:table-cell>
          <table:table-cell office:value-type="float" office:value="6667733">
            <text:p>6667733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705805">
            <text:p>3705805</text:p>
          </table:table-cell>
          <table:table-cell office:value-type="float" office:value="7200003">
            <text:p>7200003</text:p>
          </table:table-cell>
          <table:table-cell office:value-type="float" office:value="7144752">
            <text:p>7144752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30116">
            <text:p>4530116</text:p>
          </table:table-cell>
          <table:table-cell office:value-type="float" office:value="7671765">
            <text:p>7671765</text:p>
          </table:table-cell>
          <table:table-cell office:value-type="float" office:value="7122765">
            <text:p>7122765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91006">
            <text:p>3491006</text:p>
          </table:table-cell>
          <table:table-cell office:value-type="float" office:value="8470802">
            <text:p>8470802</text:p>
          </table:table-cell>
          <table:table-cell office:value-type="float" office:value="6982129">
            <text:p>6982129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724372">
            <text:p>3724372</text:p>
          </table:table-cell>
          <table:table-cell office:value-type="float" office:value="6623963">
            <text:p>6623963</text:p>
          </table:table-cell>
          <table:table-cell office:value-type="float" office:value="6634873">
            <text:p>6634873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382811">
            <text:p>3382811</text:p>
          </table:table-cell>
          <table:table-cell office:value-type="float" office:value="7803801">
            <text:p>7803801</text:p>
          </table:table-cell>
          <table:table-cell office:value-type="float" office:value="7002974">
            <text:p>7002974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746568">
            <text:p>3746568</text:p>
          </table:table-cell>
          <table:table-cell office:value-type="float" office:value="7703135">
            <text:p>7703135</text:p>
          </table:table-cell>
          <table:table-cell office:value-type="float" office:value="7035334">
            <text:p>7035334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79184">
            <text:p>3579184</text:p>
          </table:table-cell>
          <table:table-cell office:value-type="float" office:value="7754796">
            <text:p>7754796</text:p>
          </table:table-cell>
          <table:table-cell office:value-type="float" office:value="6289307">
            <text:p>6289307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32746">
            <text:p>3532746</text:p>
          </table:table-cell>
          <table:table-cell office:value-type="float" office:value="8540974">
            <text:p>8540974</text:p>
          </table:table-cell>
          <table:table-cell office:value-type="float" office:value="6492281">
            <text:p>6492281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190914">
            <text:p>3190914</text:p>
          </table:table-cell>
          <table:table-cell office:value-type="float" office:value="8192674">
            <text:p>8192674</text:p>
          </table:table-cell>
          <table:table-cell office:value-type="float" office:value="5981999">
            <text:p>5981999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829725">
            <text:p>4829725</text:p>
          </table:table-cell>
          <table:table-cell office:value-type="float" office:value="7159989">
            <text:p>7159989</text:p>
          </table:table-cell>
          <table:table-cell office:value-type="float" office:value="6382785">
            <text:p>6382785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38489">
            <text:p>3538489</text:p>
          </table:table-cell>
          <table:table-cell office:value-type="float" office:value="8011751">
            <text:p>8011751</text:p>
          </table:table-cell>
          <table:table-cell office:value-type="float" office:value="6553645">
            <text:p>6553645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25854">
            <text:p>3225854</text:p>
          </table:table-cell>
          <table:table-cell office:value-type="float" office:value="16021259">
            <text:p>16021259</text:p>
          </table:table-cell>
          <table:table-cell office:value-type="float" office:value="6896862">
            <text:p>6896862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46258">
            <text:p>3546258</text:p>
          </table:table-cell>
          <table:table-cell office:value-type="float" office:value="7355924">
            <text:p>7355924</text:p>
          </table:table-cell>
          <table:table-cell office:value-type="float" office:value="8444236">
            <text:p>8444236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10599">
            <text:p>3610599</text:p>
          </table:table-cell>
          <table:table-cell office:value-type="float" office:value="7468184">
            <text:p>7468184</text:p>
          </table:table-cell>
          <table:table-cell office:value-type="float" office:value="9171464">
            <text:p>9171464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102059">
            <text:p>4102059</text:p>
          </table:table-cell>
          <table:table-cell office:value-type="float" office:value="7779481">
            <text:p>7779481</text:p>
          </table:table-cell>
          <table:table-cell office:value-type="float" office:value="7013033">
            <text:p>7013033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74628">
            <text:p>3674628</text:p>
          </table:table-cell>
          <table:table-cell office:value-type="float" office:value="7993399">
            <text:p>7993399</text:p>
          </table:table-cell>
          <table:table-cell office:value-type="float" office:value="7075079">
            <text:p>7075079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297026">
            <text:p>4297026</text:p>
          </table:table-cell>
          <table:table-cell office:value-type="float" office:value="8267419">
            <text:p>8267419</text:p>
          </table:table-cell>
          <table:table-cell office:value-type="float" office:value="6578850">
            <text:p>6578850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14183">
            <text:p>3414183</text:p>
          </table:table-cell>
          <table:table-cell office:value-type="float" office:value="7122336">
            <text:p>7122336</text:p>
          </table:table-cell>
          <table:table-cell office:value-type="float" office:value="6770668">
            <text:p>6770668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14134">
            <text:p>4014134</text:p>
          </table:table-cell>
          <table:table-cell office:value-type="float" office:value="7738212">
            <text:p>7738212</text:p>
          </table:table-cell>
          <table:table-cell office:value-type="float" office:value="5791991">
            <text:p>5791991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333050">
            <text:p>3333050</text:p>
          </table:table-cell>
          <table:table-cell office:value-type="float" office:value="8246312">
            <text:p>8246312</text:p>
          </table:table-cell>
          <table:table-cell office:value-type="float" office:value="6936690">
            <text:p>6936690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86618">
            <text:p>3486618</text:p>
          </table:table-cell>
          <table:table-cell office:value-type="float" office:value="8418056">
            <text:p>8418056</text:p>
          </table:table-cell>
          <table:table-cell office:value-type="float" office:value="6737087">
            <text:p>6737087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28289">
            <text:p>3228289</text:p>
          </table:table-cell>
          <table:table-cell office:value-type="float" office:value="8814249">
            <text:p>8814249</text:p>
          </table:table-cell>
          <table:table-cell office:value-type="float" office:value="6916397">
            <text:p>6916397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318387">
            <text:p>3318387</text:p>
          </table:table-cell>
          <table:table-cell office:value-type="float" office:value="8167751">
            <text:p>8167751</text:p>
          </table:table-cell>
          <table:table-cell office:value-type="float" office:value="6963565">
            <text:p>6963565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234426">
            <text:p>4234426</text:p>
          </table:table-cell>
          <table:table-cell office:value-type="float" office:value="7801112">
            <text:p>7801112</text:p>
          </table:table-cell>
          <table:table-cell office:value-type="float" office:value="6939519">
            <text:p>6939519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879653">
            <text:p>5879653</text:p>
          </table:table-cell>
          <table:table-cell office:value-type="float" office:value="8882213">
            <text:p>8882213</text:p>
          </table:table-cell>
          <table:table-cell office:value-type="float" office:value="7694019">
            <text:p>7694019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286464">
            <text:p>4286464</text:p>
          </table:table-cell>
          <table:table-cell office:value-type="float" office:value="8926921">
            <text:p>8926921</text:p>
          </table:table-cell>
          <table:table-cell office:value-type="float" office:value="6161731">
            <text:p>6161731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999214">
            <text:p>4999214</text:p>
          </table:table-cell>
          <table:table-cell office:value-type="float" office:value="7542288">
            <text:p>7542288</text:p>
          </table:table-cell>
          <table:table-cell office:value-type="float" office:value="7389454">
            <text:p>7389454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277418">
            <text:p>3277418</text:p>
          </table:table-cell>
          <table:table-cell office:value-type="float" office:value="10063083">
            <text:p>10063083</text:p>
          </table:table-cell>
          <table:table-cell office:value-type="float" office:value="8093075">
            <text:p>8093075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55543">
            <text:p>3755543</text:p>
          </table:table-cell>
          <table:table-cell office:value-type="float" office:value="9822322">
            <text:p>9822322</text:p>
          </table:table-cell>
          <table:table-cell office:value-type="float" office:value="6968456">
            <text:p>696845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883635">
            <text:p>3883635</text:p>
          </table:table-cell>
          <table:table-cell office:value-type="float" office:value="8765309">
            <text:p>8765309</text:p>
          </table:table-cell>
          <table:table-cell office:value-type="float" office:value="5946942">
            <text:p>5946942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60828">
            <text:p>3960828</text:p>
          </table:table-cell>
          <table:table-cell office:value-type="float" office:value="8961274">
            <text:p>8961274</text:p>
          </table:table-cell>
          <table:table-cell office:value-type="float" office:value="7602477">
            <text:p>7602477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389732">
            <text:p>3389732</text:p>
          </table:table-cell>
          <table:table-cell office:value-type="float" office:value="9696391">
            <text:p>9696391</text:p>
          </table:table-cell>
          <table:table-cell office:value-type="float" office:value="6469826">
            <text:p>646982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57999">
            <text:p>3757999</text:p>
          </table:table-cell>
          <table:table-cell office:value-type="float" office:value="8889311">
            <text:p>8889311</text:p>
          </table:table-cell>
          <table:table-cell office:value-type="float" office:value="6833549">
            <text:p>6833549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58207">
            <text:p>4358207</text:p>
          </table:table-cell>
          <table:table-cell office:value-type="float" office:value="8143316">
            <text:p>8143316</text:p>
          </table:table-cell>
          <table:table-cell office:value-type="float" office:value="7275310">
            <text:p>7275310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587793">
            <text:p>3587793</text:p>
          </table:table-cell>
          <table:table-cell office:value-type="float" office:value="9177958">
            <text:p>9177958</text:p>
          </table:table-cell>
          <table:table-cell office:value-type="float" office:value="6438376">
            <text:p>643837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89636">
            <text:p>3789636</text:p>
          </table:table-cell>
          <table:table-cell office:value-type="float" office:value="8228106">
            <text:p>8228106</text:p>
          </table:table-cell>
          <table:table-cell office:value-type="float" office:value="7196315">
            <text:p>7196315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84088">
            <text:p>3784088</text:p>
          </table:table-cell>
          <table:table-cell office:value-type="float" office:value="8554478">
            <text:p>8554478</text:p>
          </table:table-cell>
          <table:table-cell office:value-type="float" office:value="5691156">
            <text:p>569115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468936">
            <text:p>3468936</text:p>
          </table:table-cell>
          <table:table-cell office:value-type="float" office:value="8081789">
            <text:p>8081789</text:p>
          </table:table-cell>
          <table:table-cell office:value-type="float" office:value="5932685">
            <text:p>5932685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224794">
            <text:p>4224794</text:p>
          </table:table-cell>
          <table:table-cell office:value-type="float" office:value="8754497">
            <text:p>8754497</text:p>
          </table:table-cell>
          <table:table-cell office:value-type="float" office:value="6759169">
            <text:p>6759169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72688">
            <text:p>3972688</text:p>
          </table:table-cell>
          <table:table-cell office:value-type="float" office:value="6974378">
            <text:p>6974378</text:p>
          </table:table-cell>
          <table:table-cell office:value-type="float" office:value="6627644">
            <text:p>6627644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003076">
            <text:p>6003076</text:p>
          </table:table-cell>
          <table:table-cell office:value-type="float" office:value="8249852">
            <text:p>8249852</text:p>
          </table:table-cell>
          <table:table-cell office:value-type="float" office:value="6714064">
            <text:p>6714064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24193">
            <text:p>3724193</text:p>
          </table:table-cell>
          <table:table-cell office:value-type="float" office:value="7543923">
            <text:p>7543923</text:p>
          </table:table-cell>
          <table:table-cell office:value-type="float" office:value="7464267">
            <text:p>7464267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259809">
            <text:p>3259809</text:p>
          </table:table-cell>
          <table:table-cell office:value-type="float" office:value="8672172">
            <text:p>8672172</text:p>
          </table:table-cell>
          <table:table-cell office:value-type="float" office:value="6216687">
            <text:p>6216687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98508">
            <text:p>3698508</text:p>
          </table:table-cell>
          <table:table-cell office:value-type="float" office:value="8389953">
            <text:p>8389953</text:p>
          </table:table-cell>
          <table:table-cell office:value-type="float" office:value="9031186">
            <text:p>903118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78437">
            <text:p>4078437</text:p>
          </table:table-cell>
          <table:table-cell office:value-type="float" office:value="8761427">
            <text:p>8761427</text:p>
          </table:table-cell>
          <table:table-cell office:value-type="float" office:value="10728336">
            <text:p>1072833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158527">
            <text:p>3158527</text:p>
          </table:table-cell>
          <table:table-cell office:value-type="float" office:value="8944159">
            <text:p>8944159</text:p>
          </table:table-cell>
          <table:table-cell office:value-type="float" office:value="7301067">
            <text:p>7301067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766414">
            <text:p>4766414</text:p>
          </table:table-cell>
          <table:table-cell office:value-type="float" office:value="7835309">
            <text:p>7835309</text:p>
          </table:table-cell>
          <table:table-cell office:value-type="float" office:value="7198045">
            <text:p>7198045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363543">
            <text:p>3363543</text:p>
          </table:table-cell>
          <table:table-cell office:value-type="float" office:value="9128614">
            <text:p>9128614</text:p>
          </table:table-cell>
          <table:table-cell office:value-type="float" office:value="6805488">
            <text:p>6805488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24633">
            <text:p>4124633</text:p>
          </table:table-cell>
          <table:table-cell office:value-type="float" office:value="9311137">
            <text:p>9311137</text:p>
          </table:table-cell>
          <table:table-cell office:value-type="float" office:value="6968011">
            <text:p>6968011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19328">
            <text:p>4119328</text:p>
          </table:table-cell>
          <table:table-cell office:value-type="float" office:value="8920034">
            <text:p>8920034</text:p>
          </table:table-cell>
          <table:table-cell office:value-type="float" office:value="6391183">
            <text:p>6391183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36672">
            <text:p>3936672</text:p>
          </table:table-cell>
          <table:table-cell office:value-type="float" office:value="8092148">
            <text:p>8092148</text:p>
          </table:table-cell>
          <table:table-cell office:value-type="float" office:value="6082494">
            <text:p>6082494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11085">
            <text:p>3611085</text:p>
          </table:table-cell>
          <table:table-cell office:value-type="float" office:value="7957366">
            <text:p>7957366</text:p>
          </table:table-cell>
          <table:table-cell office:value-type="float" office:value="6354697">
            <text:p>6354697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27138">
            <text:p>4027138</text:p>
          </table:table-cell>
          <table:table-cell office:value-type="float" office:value="8584467">
            <text:p>8584467</text:p>
          </table:table-cell>
          <table:table-cell office:value-type="float" office:value="7000073">
            <text:p>7000073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424296">
            <text:p>3424296</text:p>
          </table:table-cell>
          <table:table-cell office:value-type="float" office:value="8194233">
            <text:p>8194233</text:p>
          </table:table-cell>
          <table:table-cell office:value-type="float" office:value="7049741">
            <text:p>7049741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854285">
            <text:p>3854285</text:p>
          </table:table-cell>
          <table:table-cell office:value-type="float" office:value="8146583">
            <text:p>8146583</text:p>
          </table:table-cell>
          <table:table-cell office:value-type="float" office:value="7565312">
            <text:p>7565312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703167">
            <text:p>4703167</text:p>
          </table:table-cell>
          <table:table-cell office:value-type="float" office:value="7840655">
            <text:p>7840655</text:p>
          </table:table-cell>
          <table:table-cell office:value-type="float" office:value="7922281">
            <text:p>7922281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34507">
            <text:p>4434507</text:p>
          </table:table-cell>
          <table:table-cell office:value-type="float" office:value="8259883">
            <text:p>8259883</text:p>
          </table:table-cell>
          <table:table-cell office:value-type="float" office:value="6690105">
            <text:p>6690105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33153">
            <text:p>4033153</text:p>
          </table:table-cell>
          <table:table-cell office:value-type="float" office:value="7501207">
            <text:p>7501207</text:p>
          </table:table-cell>
          <table:table-cell office:value-type="float" office:value="7012311">
            <text:p>7012311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49493">
            <text:p>3649493</text:p>
          </table:table-cell>
          <table:table-cell office:value-type="float" office:value="8667837">
            <text:p>8667837</text:p>
          </table:table-cell>
          <table:table-cell office:value-type="float" office:value="7621360">
            <text:p>7621360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81491">
            <text:p>4081491</text:p>
          </table:table-cell>
          <table:table-cell office:value-type="float" office:value="7222840">
            <text:p>7222840</text:p>
          </table:table-cell>
          <table:table-cell office:value-type="float" office:value="6969384">
            <text:p>6969384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83234">
            <text:p>4083234</text:p>
          </table:table-cell>
          <table:table-cell office:value-type="float" office:value="8558738">
            <text:p>8558738</text:p>
          </table:table-cell>
          <table:table-cell office:value-type="float" office:value="6754326">
            <text:p>675432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511478">
            <text:p>3511478</text:p>
          </table:table-cell>
          <table:table-cell office:value-type="float" office:value="7886461">
            <text:p>7886461</text:p>
          </table:table-cell>
          <table:table-cell office:value-type="float" office:value="7348535">
            <text:p>7348535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876351">
            <text:p>4876351</text:p>
          </table:table-cell>
          <table:table-cell office:value-type="float" office:value="7810985">
            <text:p>7810985</text:p>
          </table:table-cell>
          <table:table-cell office:value-type="float" office:value="7189642">
            <text:p>7189642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14182">
            <text:p>3714182</text:p>
          </table:table-cell>
          <table:table-cell office:value-type="float" office:value="8189062">
            <text:p>8189062</text:p>
          </table:table-cell>
          <table:table-cell office:value-type="float" office:value="6686815">
            <text:p>6686815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813389">
            <text:p>3813389</text:p>
          </table:table-cell>
          <table:table-cell office:value-type="float" office:value="8218712">
            <text:p>8218712</text:p>
          </table:table-cell>
          <table:table-cell office:value-type="float" office:value="6328380">
            <text:p>6328380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509619">
            <text:p>6509619</text:p>
          </table:table-cell>
          <table:table-cell office:value-type="float" office:value="8361407">
            <text:p>8361407</text:p>
          </table:table-cell>
          <table:table-cell office:value-type="float" office:value="7735907">
            <text:p>7735907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14554">
            <text:p>3914554</text:p>
          </table:table-cell>
          <table:table-cell office:value-type="float" office:value="9088067">
            <text:p>9088067</text:p>
          </table:table-cell>
          <table:table-cell office:value-type="float" office:value="6380797">
            <text:p>6380797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94629">
            <text:p>3794629</text:p>
          </table:table-cell>
          <table:table-cell office:value-type="float" office:value="7960256">
            <text:p>7960256</text:p>
          </table:table-cell>
          <table:table-cell office:value-type="float" office:value="6358600">
            <text:p>6358600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85232">
            <text:p>3985232</text:p>
          </table:table-cell>
          <table:table-cell office:value-type="float" office:value="7913460">
            <text:p>7913460</text:p>
          </table:table-cell>
          <table:table-cell office:value-type="float" office:value="6323842">
            <text:p>6323842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30292">
            <text:p>3930292</text:p>
          </table:table-cell>
          <table:table-cell office:value-type="float" office:value="7853179">
            <text:p>7853179</text:p>
          </table:table-cell>
          <table:table-cell office:value-type="float" office:value="7045129">
            <text:p>7045129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23724">
            <text:p>3623724</text:p>
          </table:table-cell>
          <table:table-cell office:value-type="float" office:value="8711508">
            <text:p>8711508</text:p>
          </table:table-cell>
          <table:table-cell office:value-type="float" office:value="6277626">
            <text:p>6277626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04177">
            <text:p>3604177</text:p>
          </table:table-cell>
          <table:table-cell office:value-type="float" office:value="8080519">
            <text:p>8080519</text:p>
          </table:table-cell>
          <table:table-cell office:value-type="float" office:value="6770593">
            <text:p>6770593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71472">
            <text:p>4071472</text:p>
          </table:table-cell>
          <table:table-cell office:value-type="float" office:value="11087258">
            <text:p>11087258</text:p>
          </table:table-cell>
          <table:table-cell office:value-type="float" office:value="7673821">
            <text:p>7673821</text:p>
          </table:table-cell>
          <table:table-cell table:number-columns-repeated="1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746309">
            <text:p>2746309</text:p>
          </table:table-cell>
          <table:table-cell office:value-type="float" office:value="8092769">
            <text:p>8092769</text:p>
          </table:table-cell>
          <table:table-cell office:value-type="float" office:value="7132525">
            <text:p>7132525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39399">
            <text:p>3739399</text:p>
          </table:table-cell>
          <table:table-cell office:value-type="float" office:value="8814002">
            <text:p>8814002</text:p>
          </table:table-cell>
          <table:table-cell office:value-type="float" office:value="6927310">
            <text:p>6927310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24348">
            <text:p>4524348</text:p>
          </table:table-cell>
          <table:table-cell office:value-type="float" office:value="8217940">
            <text:p>8217940</text:p>
          </table:table-cell>
          <table:table-cell office:value-type="float" office:value="6560723">
            <text:p>6560723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983343">
            <text:p>3983343</text:p>
          </table:table-cell>
          <table:table-cell office:value-type="float" office:value="9205305">
            <text:p>9205305</text:p>
          </table:table-cell>
          <table:table-cell office:value-type="float" office:value="7819098">
            <text:p>781909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89832">
            <text:p>3489832</text:p>
          </table:table-cell>
          <table:table-cell office:value-type="float" office:value="7774103">
            <text:p>7774103</text:p>
          </table:table-cell>
          <table:table-cell office:value-type="float" office:value="7512826">
            <text:p>7512826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37751">
            <text:p>4237751</text:p>
          </table:table-cell>
          <table:table-cell office:value-type="float" office:value="7913029">
            <text:p>7913029</text:p>
          </table:table-cell>
          <table:table-cell office:value-type="float" office:value="7400942">
            <text:p>7400942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775093">
            <text:p>4775093</text:p>
          </table:table-cell>
          <table:table-cell office:value-type="float" office:value="8367959">
            <text:p>8367959</text:p>
          </table:table-cell>
          <table:table-cell office:value-type="float" office:value="7340212">
            <text:p>7340212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961336">
            <text:p>3961336</text:p>
          </table:table-cell>
          <table:table-cell office:value-type="float" office:value="8907171">
            <text:p>8907171</text:p>
          </table:table-cell>
          <table:table-cell office:value-type="float" office:value="8736497">
            <text:p>8736497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686596">
            <text:p>3686596</text:p>
          </table:table-cell>
          <table:table-cell office:value-type="float" office:value="8189071">
            <text:p>8189071</text:p>
          </table:table-cell>
          <table:table-cell office:value-type="float" office:value="7201913">
            <text:p>7201913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15462">
            <text:p>4115462</text:p>
          </table:table-cell>
          <table:table-cell office:value-type="float" office:value="9171114">
            <text:p>9171114</text:p>
          </table:table-cell>
          <table:table-cell office:value-type="float" office:value="6959358">
            <text:p>695935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783811">
            <text:p>4783811</text:p>
          </table:table-cell>
          <table:table-cell office:value-type="float" office:value="7103578">
            <text:p>7103578</text:p>
          </table:table-cell>
          <table:table-cell office:value-type="float" office:value="6305734">
            <text:p>6305734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321807">
            <text:p>4321807</text:p>
          </table:table-cell>
          <table:table-cell office:value-type="float" office:value="6851439">
            <text:p>6851439</text:p>
          </table:table-cell>
          <table:table-cell office:value-type="float" office:value="6733225">
            <text:p>6733225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699654">
            <text:p>3699654</text:p>
          </table:table-cell>
          <table:table-cell office:value-type="float" office:value="9005862">
            <text:p>9005862</text:p>
          </table:table-cell>
          <table:table-cell office:value-type="float" office:value="7682258">
            <text:p>768225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06198">
            <text:p>3706198</text:p>
          </table:table-cell>
          <table:table-cell office:value-type="float" office:value="8008808">
            <text:p>8008808</text:p>
          </table:table-cell>
          <table:table-cell office:value-type="float" office:value="6756241">
            <text:p>675624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72742">
            <text:p>3472742</text:p>
          </table:table-cell>
          <table:table-cell office:value-type="float" office:value="9107788">
            <text:p>9107788</text:p>
          </table:table-cell>
          <table:table-cell office:value-type="float" office:value="7527618">
            <text:p>752761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8189">
            <text:p>3748189</text:p>
          </table:table-cell>
          <table:table-cell office:value-type="float" office:value="8389284">
            <text:p>8389284</text:p>
          </table:table-cell>
          <table:table-cell office:value-type="float" office:value="7174468">
            <text:p>717446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930297">
            <text:p>3930297</text:p>
          </table:table-cell>
          <table:table-cell office:value-type="float" office:value="8965200">
            <text:p>8965200</text:p>
          </table:table-cell>
          <table:table-cell office:value-type="float" office:value="7054905">
            <text:p>7054905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63745">
            <text:p>4463745</text:p>
          </table:table-cell>
          <table:table-cell office:value-type="float" office:value="9791717">
            <text:p>9791717</text:p>
          </table:table-cell>
          <table:table-cell office:value-type="float" office:value="8331424">
            <text:p>8331424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43198">
            <text:p>4143198</text:p>
          </table:table-cell>
          <table:table-cell office:value-type="float" office:value="7524777">
            <text:p>7524777</text:p>
          </table:table-cell>
          <table:table-cell office:value-type="float" office:value="6765153">
            <text:p>6765153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46769">
            <text:p>4146769</text:p>
          </table:table-cell>
          <table:table-cell office:value-type="float" office:value="8393315">
            <text:p>8393315</text:p>
          </table:table-cell>
          <table:table-cell office:value-type="float" office:value="7225045">
            <text:p>7225045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46568">
            <text:p>3446568</text:p>
          </table:table-cell>
          <table:table-cell office:value-type="float" office:value="7609997">
            <text:p>7609997</text:p>
          </table:table-cell>
          <table:table-cell office:value-type="float" office:value="7351588">
            <text:p>735158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51635">
            <text:p>4251635</text:p>
          </table:table-cell>
          <table:table-cell office:value-type="float" office:value="9355549">
            <text:p>9355549</text:p>
          </table:table-cell>
          <table:table-cell office:value-type="float" office:value="7963094">
            <text:p>7963094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844909">
            <text:p>3844909</text:p>
          </table:table-cell>
          <table:table-cell office:value-type="float" office:value="8594872">
            <text:p>8594872</text:p>
          </table:table-cell>
          <table:table-cell office:value-type="float" office:value="7251931">
            <text:p>725193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45047">
            <text:p>3445047</text:p>
          </table:table-cell>
          <table:table-cell office:value-type="float" office:value="9402792">
            <text:p>9402792</text:p>
          </table:table-cell>
          <table:table-cell office:value-type="float" office:value="6485218">
            <text:p>648521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07463">
            <text:p>4207463</text:p>
          </table:table-cell>
          <table:table-cell office:value-type="float" office:value="8001644">
            <text:p>8001644</text:p>
          </table:table-cell>
          <table:table-cell office:value-type="float" office:value="8642294">
            <text:p>8642294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340171">
            <text:p>3340171</text:p>
          </table:table-cell>
          <table:table-cell office:value-type="float" office:value="8713538">
            <text:p>8713538</text:p>
          </table:table-cell>
          <table:table-cell office:value-type="float" office:value="7457679">
            <text:p>7457679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073492">
            <text:p>4073492</text:p>
          </table:table-cell>
          <table:table-cell office:value-type="float" office:value="7832882">
            <text:p>7832882</text:p>
          </table:table-cell>
          <table:table-cell office:value-type="float" office:value="7731872">
            <text:p>7731872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859783">
            <text:p>3859783</text:p>
          </table:table-cell>
          <table:table-cell office:value-type="float" office:value="8894389">
            <text:p>8894389</text:p>
          </table:table-cell>
          <table:table-cell office:value-type="float" office:value="7153913">
            <text:p>7153913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346432">
            <text:p>3346432</text:p>
          </table:table-cell>
          <table:table-cell office:value-type="float" office:value="8803573">
            <text:p>8803573</text:p>
          </table:table-cell>
          <table:table-cell office:value-type="float" office:value="7261452">
            <text:p>7261452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53915">
            <text:p>4253915</text:p>
          </table:table-cell>
          <table:table-cell office:value-type="float" office:value="8077120">
            <text:p>8077120</text:p>
          </table:table-cell>
          <table:table-cell office:value-type="float" office:value="6715022">
            <text:p>6715022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994776">
            <text:p>3994776</text:p>
          </table:table-cell>
          <table:table-cell office:value-type="float" office:value="8008067">
            <text:p>8008067</text:p>
          </table:table-cell>
          <table:table-cell office:value-type="float" office:value="7064391">
            <text:p>706439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49194">
            <text:p>4149194</text:p>
          </table:table-cell>
          <table:table-cell office:value-type="float" office:value="8709935">
            <text:p>8709935</text:p>
          </table:table-cell>
          <table:table-cell office:value-type="float" office:value="7665164">
            <text:p>7665164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23463">
            <text:p>3723463</text:p>
          </table:table-cell>
          <table:table-cell office:value-type="float" office:value="8879348">
            <text:p>8879348</text:p>
          </table:table-cell>
          <table:table-cell office:value-type="float" office:value="6683969">
            <text:p>6683969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20709">
            <text:p>4220709</text:p>
          </table:table-cell>
          <table:table-cell office:value-type="float" office:value="8674362">
            <text:p>8674362</text:p>
          </table:table-cell>
          <table:table-cell office:value-type="float" office:value="10530109">
            <text:p>10530109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372199">
            <text:p>4372199</text:p>
          </table:table-cell>
          <table:table-cell office:value-type="float" office:value="8030264">
            <text:p>8030264</text:p>
          </table:table-cell>
          <table:table-cell office:value-type="float" office:value="7067728">
            <text:p>706772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964873">
            <text:p>3964873</text:p>
          </table:table-cell>
          <table:table-cell office:value-type="float" office:value="9012911">
            <text:p>9012911</text:p>
          </table:table-cell>
          <table:table-cell office:value-type="float" office:value="7153801">
            <text:p>715380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051477">
            <text:p>4051477</text:p>
          </table:table-cell>
          <table:table-cell office:value-type="float" office:value="7730218">
            <text:p>7730218</text:p>
          </table:table-cell>
          <table:table-cell office:value-type="float" office:value="7341389">
            <text:p>7341389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43870">
            <text:p>4243870</text:p>
          </table:table-cell>
          <table:table-cell office:value-type="float" office:value="9798251">
            <text:p>9798251</text:p>
          </table:table-cell>
          <table:table-cell office:value-type="float" office:value="6657958">
            <text:p>6657958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378288">
            <text:p>4378288</text:p>
          </table:table-cell>
          <table:table-cell office:value-type="float" office:value="8012720">
            <text:p>8012720</text:p>
          </table:table-cell>
          <table:table-cell office:value-type="float" office:value="7280201">
            <text:p>728020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50386">
            <text:p>4550386</text:p>
          </table:table-cell>
          <table:table-cell office:value-type="float" office:value="8959202">
            <text:p>8959202</text:p>
          </table:table-cell>
          <table:table-cell office:value-type="float" office:value="7222627">
            <text:p>7222627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698174">
            <text:p>3698174</text:p>
          </table:table-cell>
          <table:table-cell office:value-type="float" office:value="8623851">
            <text:p>8623851</text:p>
          </table:table-cell>
          <table:table-cell office:value-type="float" office:value="6575233">
            <text:p>6575233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064675">
            <text:p>4064675</text:p>
          </table:table-cell>
          <table:table-cell office:value-type="float" office:value="9453481">
            <text:p>9453481</text:p>
          </table:table-cell>
          <table:table-cell office:value-type="float" office:value="7127236">
            <text:p>7127236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22485">
            <text:p>4422485</text:p>
          </table:table-cell>
          <table:table-cell office:value-type="float" office:value="16624849">
            <text:p>16624849</text:p>
          </table:table-cell>
          <table:table-cell office:value-type="float" office:value="6659691">
            <text:p>665969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392376">
            <text:p>3392376</text:p>
          </table:table-cell>
          <table:table-cell office:value-type="float" office:value="8394759">
            <text:p>8394759</text:p>
          </table:table-cell>
          <table:table-cell office:value-type="float" office:value="7006191">
            <text:p>700619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089629">
            <text:p>4089629</text:p>
          </table:table-cell>
          <table:table-cell office:value-type="float" office:value="8993075">
            <text:p>8993075</text:p>
          </table:table-cell>
          <table:table-cell office:value-type="float" office:value="6838914">
            <text:p>6838914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072371">
            <text:p>4072371</text:p>
          </table:table-cell>
          <table:table-cell office:value-type="float" office:value="7936698">
            <text:p>7936698</text:p>
          </table:table-cell>
          <table:table-cell office:value-type="float" office:value="7135509">
            <text:p>7135509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04954">
            <text:p>4504954</text:p>
          </table:table-cell>
          <table:table-cell office:value-type="float" office:value="7775606">
            <text:p>7775606</text:p>
          </table:table-cell>
          <table:table-cell office:value-type="float" office:value="6665387">
            <text:p>6665387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602356">
            <text:p>3602356</text:p>
          </table:table-cell>
          <table:table-cell office:value-type="float" office:value="8513294">
            <text:p>8513294</text:p>
          </table:table-cell>
          <table:table-cell office:value-type="float" office:value="8023160">
            <text:p>8023160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77998">
            <text:p>4577998</text:p>
          </table:table-cell>
          <table:table-cell office:value-type="float" office:value="8441494">
            <text:p>8441494</text:p>
          </table:table-cell>
          <table:table-cell office:value-type="float" office:value="6801976">
            <text:p>6801976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291907">
            <text:p>4291907</text:p>
          </table:table-cell>
          <table:table-cell office:value-type="float" office:value="8320232">
            <text:p>8320232</text:p>
          </table:table-cell>
          <table:table-cell office:value-type="float" office:value="8437371">
            <text:p>8437371</text:p>
          </table:table-cell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56670">
            <text:p>3456670</text:p>
          </table:table-cell>
          <table:table-cell office:value-type="float" office:value="7405472">
            <text:p>7405472</text:p>
          </table:table-cell>
          <table:table-cell office:value-type="float" office:value="6647840">
            <text:p>6647840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641098">
            <text:p>3641098</text:p>
          </table:table-cell>
          <table:table-cell office:value-type="float" office:value="8965793">
            <text:p>8965793</text:p>
          </table:table-cell>
          <table:table-cell office:value-type="float" office:value="8209872">
            <text:p>8209872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82752">
            <text:p>4582752</text:p>
          </table:table-cell>
          <table:table-cell office:value-type="float" office:value="10357605">
            <text:p>10357605</text:p>
          </table:table-cell>
          <table:table-cell office:value-type="float" office:value="7024454">
            <text:p>7024454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975736">
            <text:p>3975736</text:p>
          </table:table-cell>
          <table:table-cell office:value-type="float" office:value="11009592">
            <text:p>11009592</text:p>
          </table:table-cell>
          <table:table-cell office:value-type="float" office:value="7850516">
            <text:p>785051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627328">
            <text:p>6627328</text:p>
          </table:table-cell>
          <table:table-cell office:value-type="float" office:value="8392256">
            <text:p>8392256</text:p>
          </table:table-cell>
          <table:table-cell office:value-type="float" office:value="6188639">
            <text:p>6188639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957965">
            <text:p>3957965</text:p>
          </table:table-cell>
          <table:table-cell office:value-type="float" office:value="9253231">
            <text:p>9253231</text:p>
          </table:table-cell>
          <table:table-cell office:value-type="float" office:value="7895895">
            <text:p>7895895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602128">
            <text:p>4602128</text:p>
          </table:table-cell>
          <table:table-cell office:value-type="float" office:value="9089153">
            <text:p>9089153</text:p>
          </table:table-cell>
          <table:table-cell office:value-type="float" office:value="6932397">
            <text:p>6932397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94587">
            <text:p>4394587</text:p>
          </table:table-cell>
          <table:table-cell office:value-type="float" office:value="8640080">
            <text:p>8640080</text:p>
          </table:table-cell>
          <table:table-cell office:value-type="float" office:value="6597207">
            <text:p>6597207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011975">
            <text:p>4011975</text:p>
          </table:table-cell>
          <table:table-cell office:value-type="float" office:value="9307346">
            <text:p>9307346</text:p>
          </table:table-cell>
          <table:table-cell office:value-type="float" office:value="7344789">
            <text:p>7344789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23958">
            <text:p>4323958</text:p>
          </table:table-cell>
          <table:table-cell office:value-type="float" office:value="8889513">
            <text:p>8889513</text:p>
          </table:table-cell>
          <table:table-cell office:value-type="float" office:value="7156026">
            <text:p>715602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989002">
            <text:p>3989002</text:p>
          </table:table-cell>
          <table:table-cell office:value-type="float" office:value="9394948">
            <text:p>9394948</text:p>
          </table:table-cell>
          <table:table-cell office:value-type="float" office:value="7493171">
            <text:p>7493171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914648">
            <text:p>3914648</text:p>
          </table:table-cell>
          <table:table-cell office:value-type="float" office:value="8587640">
            <text:p>8587640</text:p>
          </table:table-cell>
          <table:table-cell office:value-type="float" office:value="6714176">
            <text:p>671417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050999">
            <text:p>4050999</text:p>
          </table:table-cell>
          <table:table-cell office:value-type="float" office:value="8866599">
            <text:p>8866599</text:p>
          </table:table-cell>
          <table:table-cell office:value-type="float" office:value="6961493">
            <text:p>6961493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476117">
            <text:p>4476117</text:p>
          </table:table-cell>
          <table:table-cell office:value-type="float" office:value="9114688">
            <text:p>9114688</text:p>
          </table:table-cell>
          <table:table-cell office:value-type="float" office:value="7428086">
            <text:p>742808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86142">
            <text:p>3586142</text:p>
          </table:table-cell>
          <table:table-cell office:value-type="float" office:value="8856264">
            <text:p>8856264</text:p>
          </table:table-cell>
          <table:table-cell office:value-type="float" office:value="7055118">
            <text:p>7055118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172162">
            <text:p>4172162</text:p>
          </table:table-cell>
          <table:table-cell office:value-type="float" office:value="9253955">
            <text:p>9253955</text:p>
          </table:table-cell>
          <table:table-cell office:value-type="float" office:value="6761909">
            <text:p>6761909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96040">
            <text:p>3796040</text:p>
          </table:table-cell>
          <table:table-cell office:value-type="float" office:value="8920222">
            <text:p>8920222</text:p>
          </table:table-cell>
          <table:table-cell office:value-type="float" office:value="6920192">
            <text:p>6920192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096956">
            <text:p>4096956</text:p>
          </table:table-cell>
          <table:table-cell office:value-type="float" office:value="9102328">
            <text:p>9102328</text:p>
          </table:table-cell>
          <table:table-cell office:value-type="float" office:value="6932955">
            <text:p>6932955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88457">
            <text:p>3788457</text:p>
          </table:table-cell>
          <table:table-cell office:value-type="float" office:value="9039231">
            <text:p>9039231</text:p>
          </table:table-cell>
          <table:table-cell office:value-type="float" office:value="6022893">
            <text:p>6022893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496723">
            <text:p>3496723</text:p>
          </table:table-cell>
          <table:table-cell office:value-type="float" office:value="9339794">
            <text:p>9339794</text:p>
          </table:table-cell>
          <table:table-cell office:value-type="float" office:value="6950189">
            <text:p>6950189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910506">
            <text:p>3910506</text:p>
          </table:table-cell>
          <table:table-cell office:value-type="float" office:value="9111629">
            <text:p>9111629</text:p>
          </table:table-cell>
          <table:table-cell office:value-type="float" office:value="6941931">
            <text:p>6941931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85313">
            <text:p>4385313</text:p>
          </table:table-cell>
          <table:table-cell office:value-type="float" office:value="8025133">
            <text:p>8025133</text:p>
          </table:table-cell>
          <table:table-cell office:value-type="float" office:value="6983929">
            <text:p>6983929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071826">
            <text:p>4071826</text:p>
          </table:table-cell>
          <table:table-cell office:value-type="float" office:value="8628161">
            <text:p>8628161</text:p>
          </table:table-cell>
          <table:table-cell office:value-type="float" office:value="7167453">
            <text:p>7167453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127988">
            <text:p>4127988</text:p>
          </table:table-cell>
          <table:table-cell office:value-type="float" office:value="8231842">
            <text:p>8231842</text:p>
          </table:table-cell>
          <table:table-cell office:value-type="float" office:value="7836546">
            <text:p>783654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418397">
            <text:p>3418397</text:p>
          </table:table-cell>
          <table:table-cell office:value-type="float" office:value="9663632">
            <text:p>9663632</text:p>
          </table:table-cell>
          <table:table-cell office:value-type="float" office:value="6961745">
            <text:p>6961745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46346">
            <text:p>4346346</text:p>
          </table:table-cell>
          <table:table-cell office:value-type="float" office:value="8560228">
            <text:p>8560228</text:p>
          </table:table-cell>
          <table:table-cell office:value-type="float" office:value="6891363">
            <text:p>6891363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186829">
            <text:p>4186829</text:p>
          </table:table-cell>
          <table:table-cell office:value-type="float" office:value="9865002">
            <text:p>9865002</text:p>
          </table:table-cell>
          <table:table-cell office:value-type="float" office:value="6979605">
            <text:p>6979605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193994">
            <text:p>4193994</text:p>
          </table:table-cell>
          <table:table-cell office:value-type="float" office:value="8686805">
            <text:p>8686805</text:p>
          </table:table-cell>
          <table:table-cell office:value-type="float" office:value="8173595">
            <text:p>8173595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188462">
            <text:p>4188462</text:p>
          </table:table-cell>
          <table:table-cell office:value-type="float" office:value="8934931">
            <text:p>8934931</text:p>
          </table:table-cell>
          <table:table-cell office:value-type="float" office:value="8204854">
            <text:p>8204854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90732">
            <text:p>3790732</text:p>
          </table:table-cell>
          <table:table-cell office:value-type="float" office:value="8363641">
            <text:p>8363641</text:p>
          </table:table-cell>
          <table:table-cell office:value-type="float" office:value="7563753">
            <text:p>7563753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709183">
            <text:p>4709183</text:p>
          </table:table-cell>
          <table:table-cell office:value-type="float" office:value="9100816">
            <text:p>9100816</text:p>
          </table:table-cell>
          <table:table-cell office:value-type="float" office:value="7573017">
            <text:p>7573017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93794">
            <text:p>3593794</text:p>
          </table:table-cell>
          <table:table-cell office:value-type="float" office:value="9376530">
            <text:p>9376530</text:p>
          </table:table-cell>
          <table:table-cell office:value-type="float" office:value="8929353">
            <text:p>8929353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25148">
            <text:p>4525148</text:p>
          </table:table-cell>
          <table:table-cell office:value-type="float" office:value="9456562">
            <text:p>9456562</text:p>
          </table:table-cell>
          <table:table-cell office:value-type="float" office:value="7605804">
            <text:p>7605804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224836">
            <text:p>4224836</text:p>
          </table:table-cell>
          <table:table-cell office:value-type="float" office:value="8635133">
            <text:p>8635133</text:p>
          </table:table-cell>
          <table:table-cell office:value-type="float" office:value="6740690">
            <text:p>6740690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484961">
            <text:p>3484961</text:p>
          </table:table-cell>
          <table:table-cell office:value-type="float" office:value="8399448">
            <text:p>8399448</text:p>
          </table:table-cell>
          <table:table-cell office:value-type="float" office:value="9237426">
            <text:p>923742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007861">
            <text:p>5007861</text:p>
          </table:table-cell>
          <table:table-cell office:value-type="float" office:value="9238596">
            <text:p>9238596</text:p>
          </table:table-cell>
          <table:table-cell office:value-type="float" office:value="7103161">
            <text:p>7103161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019247">
            <text:p>4019247</text:p>
          </table:table-cell>
          <table:table-cell office:value-type="float" office:value="10012471">
            <text:p>10012471</text:p>
          </table:table-cell>
          <table:table-cell office:value-type="float" office:value="8175626">
            <text:p>817562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600026">
            <text:p>4600026</text:p>
          </table:table-cell>
          <table:table-cell office:value-type="float" office:value="8497988">
            <text:p>8497988</text:p>
          </table:table-cell>
          <table:table-cell office:value-type="float" office:value="7687992">
            <text:p>7687992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921078">
            <text:p>4921078</text:p>
          </table:table-cell>
          <table:table-cell office:value-type="float" office:value="9123085">
            <text:p>9123085</text:p>
          </table:table-cell>
          <table:table-cell office:value-type="float" office:value="7562434">
            <text:p>7562434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760771">
            <text:p>6760771</text:p>
          </table:table-cell>
          <table:table-cell office:value-type="float" office:value="7431587">
            <text:p>7431587</text:p>
          </table:table-cell>
          <table:table-cell office:value-type="float" office:value="7450131">
            <text:p>7450131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028492">
            <text:p>5028492</text:p>
          </table:table-cell>
          <table:table-cell office:value-type="float" office:value="9029392">
            <text:p>9029392</text:p>
          </table:table-cell>
          <table:table-cell office:value-type="float" office:value="7109091">
            <text:p>7109091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972647">
            <text:p>3972647</text:p>
          </table:table-cell>
          <table:table-cell office:value-type="float" office:value="8154883">
            <text:p>8154883</text:p>
          </table:table-cell>
          <table:table-cell office:value-type="float" office:value="9810303">
            <text:p>9810303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35070">
            <text:p>3535070</text:p>
          </table:table-cell>
          <table:table-cell office:value-type="float" office:value="8514699">
            <text:p>8514699</text:p>
          </table:table-cell>
          <table:table-cell office:value-type="float" office:value="8155716">
            <text:p>8155716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02284">
            <text:p>4302284</text:p>
          </table:table-cell>
          <table:table-cell office:value-type="float" office:value="8791257">
            <text:p>8791257</text:p>
          </table:table-cell>
          <table:table-cell office:value-type="float" office:value="8567877">
            <text:p>8567877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83167">
            <text:p>4383167</text:p>
          </table:table-cell>
          <table:table-cell office:value-type="float" office:value="9582406">
            <text:p>9582406</text:p>
          </table:table-cell>
          <table:table-cell office:value-type="float" office:value="9623870">
            <text:p>9623870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691518">
            <text:p>4691518</text:p>
          </table:table-cell>
          <table:table-cell office:value-type="float" office:value="8031311">
            <text:p>8031311</text:p>
          </table:table-cell>
          <table:table-cell office:value-type="float" office:value="9469451">
            <text:p>9469451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402941">
            <text:p>3402941</text:p>
          </table:table-cell>
          <table:table-cell office:value-type="float" office:value="14594516">
            <text:p>14594516</text:p>
          </table:table-cell>
          <table:table-cell office:value-type="float" office:value="9506382">
            <text:p>9506382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410080">
            <text:p>4410080</text:p>
          </table:table-cell>
          <table:table-cell office:value-type="float" office:value="10212119">
            <text:p>10212119</text:p>
          </table:table-cell>
          <table:table-cell office:value-type="float" office:value="12994095">
            <text:p>12994095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469044">
            <text:p>3469044</text:p>
          </table:table-cell>
          <table:table-cell office:value-type="float" office:value="8653171">
            <text:p>8653171</text:p>
          </table:table-cell>
          <table:table-cell office:value-type="float" office:value="9249714">
            <text:p>9249714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609">
            <text:p>3765609</text:p>
          </table:table-cell>
          <table:table-cell office:value-type="float" office:value="8726797">
            <text:p>8726797</text:p>
          </table:table-cell>
          <table:table-cell office:value-type="float" office:value="8231249">
            <text:p>8231249</text:p>
          </table:table-cell>
          <table:table-cell table:number-columns-repeated="1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810697">
            <text:p>3810697</text:p>
          </table:table-cell>
          <table:table-cell office:value-type="float" office:value="7566696">
            <text:p>7566696</text:p>
          </table:table-cell>
          <table:table-cell office:value-type="float" office:value="7760236">
            <text:p>7760236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01189">
            <text:p>4201189</text:p>
          </table:table-cell>
          <table:table-cell office:value-type="float" office:value="8660076">
            <text:p>8660076</text:p>
          </table:table-cell>
          <table:table-cell office:value-type="float" office:value="8790236">
            <text:p>8790236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50559">
            <text:p>4150559</text:p>
          </table:table-cell>
          <table:table-cell office:value-type="float" office:value="8989934">
            <text:p>8989934</text:p>
          </table:table-cell>
          <table:table-cell office:value-type="float" office:value="9110107">
            <text:p>9110107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57963">
            <text:p>4757963</text:p>
          </table:table-cell>
          <table:table-cell office:value-type="float" office:value="9225462">
            <text:p>9225462</text:p>
          </table:table-cell>
          <table:table-cell office:value-type="float" office:value="6865943">
            <text:p>6865943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58641">
            <text:p>4858641</text:p>
          </table:table-cell>
          <table:table-cell office:value-type="float" office:value="8318024">
            <text:p>8318024</text:p>
          </table:table-cell>
          <table:table-cell office:value-type="float" office:value="7579299">
            <text:p>7579299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85392">
            <text:p>4285392</text:p>
          </table:table-cell>
          <table:table-cell office:value-type="float" office:value="9403059">
            <text:p>9403059</text:p>
          </table:table-cell>
          <table:table-cell office:value-type="float" office:value="9969963">
            <text:p>9969963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21894">
            <text:p>4221894</text:p>
          </table:table-cell>
          <table:table-cell office:value-type="float" office:value="9514668">
            <text:p>9514668</text:p>
          </table:table-cell>
          <table:table-cell office:value-type="float" office:value="9541223">
            <text:p>9541223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807235">
            <text:p>3807235</text:p>
          </table:table-cell>
          <table:table-cell office:value-type="float" office:value="9458808">
            <text:p>9458808</text:p>
          </table:table-cell>
          <table:table-cell office:value-type="float" office:value="9531734">
            <text:p>9531734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47648">
            <text:p>4547648</text:p>
          </table:table-cell>
          <table:table-cell office:value-type="float" office:value="10372388">
            <text:p>10372388</text:p>
          </table:table-cell>
          <table:table-cell office:value-type="float" office:value="8765310">
            <text:p>8765310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394125">
            <text:p>4394125</text:p>
          </table:table-cell>
          <table:table-cell office:value-type="float" office:value="8622569">
            <text:p>8622569</text:p>
          </table:table-cell>
          <table:table-cell office:value-type="float" office:value="11084738">
            <text:p>11084738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33094">
            <text:p>4533094</text:p>
          </table:table-cell>
          <table:table-cell office:value-type="float" office:value="9053156">
            <text:p>9053156</text:p>
          </table:table-cell>
          <table:table-cell office:value-type="float" office:value="7661829">
            <text:p>7661829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57100">
            <text:p>4857100</text:p>
          </table:table-cell>
          <table:table-cell office:value-type="float" office:value="9105219">
            <text:p>9105219</text:p>
          </table:table-cell>
          <table:table-cell office:value-type="float" office:value="8149760">
            <text:p>8149760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815670">
            <text:p>6815670</text:p>
          </table:table-cell>
          <table:table-cell office:value-type="float" office:value="8890796">
            <text:p>8890796</text:p>
          </table:table-cell>
          <table:table-cell office:value-type="float" office:value="7803560">
            <text:p>7803560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64620">
            <text:p>3764620</text:p>
          </table:table-cell>
          <table:table-cell office:value-type="float" office:value="9658529">
            <text:p>9658529</text:p>
          </table:table-cell>
          <table:table-cell office:value-type="float" office:value="7391202">
            <text:p>7391202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99796">
            <text:p>3799796</text:p>
          </table:table-cell>
          <table:table-cell office:value-type="float" office:value="9888873">
            <text:p>9888873</text:p>
          </table:table-cell>
          <table:table-cell office:value-type="float" office:value="7900574">
            <text:p>7900574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58477">
            <text:p>4058477</text:p>
          </table:table-cell>
          <table:table-cell office:value-type="float" office:value="8685038">
            <text:p>8685038</text:p>
          </table:table-cell>
          <table:table-cell office:value-type="float" office:value="8330814">
            <text:p>8330814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867676">
            <text:p>3867676</text:p>
          </table:table-cell>
          <table:table-cell office:value-type="float" office:value="8690037">
            <text:p>8690037</text:p>
          </table:table-cell>
          <table:table-cell office:value-type="float" office:value="9337609">
            <text:p>9337609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955549">
            <text:p>4955549</text:p>
          </table:table-cell>
          <table:table-cell office:value-type="float" office:value="11151921">
            <text:p>11151921</text:p>
          </table:table-cell>
          <table:table-cell office:value-type="float" office:value="8147124">
            <text:p>8147124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62578">
            <text:p>4562578</text:p>
          </table:table-cell>
          <table:table-cell office:value-type="float" office:value="8962112">
            <text:p>8962112</text:p>
          </table:table-cell>
          <table:table-cell office:value-type="float" office:value="8176819">
            <text:p>8176819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497414">
            <text:p>3497414</text:p>
          </table:table-cell>
          <table:table-cell office:value-type="float" office:value="9948790">
            <text:p>9948790</text:p>
          </table:table-cell>
          <table:table-cell office:value-type="float" office:value="7916510">
            <text:p>7916510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73441">
            <text:p>4073441</text:p>
          </table:table-cell>
          <table:table-cell office:value-type="float" office:value="9492341">
            <text:p>9492341</text:p>
          </table:table-cell>
          <table:table-cell office:value-type="float" office:value="7235170">
            <text:p>7235170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25688">
            <text:p>4725688</text:p>
          </table:table-cell>
          <table:table-cell office:value-type="float" office:value="8616499">
            <text:p>8616499</text:p>
          </table:table-cell>
          <table:table-cell office:value-type="float" office:value="7567858">
            <text:p>7567858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375138">
            <text:p>4375138</text:p>
          </table:table-cell>
          <table:table-cell office:value-type="float" office:value="8926614">
            <text:p>8926614</text:p>
          </table:table-cell>
          <table:table-cell office:value-type="float" office:value="8050480">
            <text:p>8050480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350263">
            <text:p>4350263</text:p>
          </table:table-cell>
          <table:table-cell office:value-type="float" office:value="9052902">
            <text:p>9052902</text:p>
          </table:table-cell>
          <table:table-cell office:value-type="float" office:value="7790048">
            <text:p>7790048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295316">
            <text:p>3295316</text:p>
          </table:table-cell>
          <table:table-cell office:value-type="float" office:value="9545629">
            <text:p>9545629</text:p>
          </table:table-cell>
          <table:table-cell office:value-type="float" office:value="7581534">
            <text:p>7581534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44589">
            <text:p>4044589</text:p>
          </table:table-cell>
          <table:table-cell office:value-type="float" office:value="8563604">
            <text:p>8563604</text:p>
          </table:table-cell>
          <table:table-cell office:value-type="float" office:value="8281069">
            <text:p>8281069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49294">
            <text:p>4149294</text:p>
          </table:table-cell>
          <table:table-cell office:value-type="float" office:value="8463590">
            <text:p>8463590</text:p>
          </table:table-cell>
          <table:table-cell office:value-type="float" office:value="6828715">
            <text:p>6828715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04675">
            <text:p>4104675</text:p>
          </table:table-cell>
          <table:table-cell office:value-type="float" office:value="9663570">
            <text:p>9663570</text:p>
          </table:table-cell>
          <table:table-cell office:value-type="float" office:value="8076241">
            <text:p>8076241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74302">
            <text:p>4774302</text:p>
          </table:table-cell>
          <table:table-cell office:value-type="float" office:value="9587599">
            <text:p>9587599</text:p>
          </table:table-cell>
          <table:table-cell office:value-type="float" office:value="8501411">
            <text:p>8501411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14175">
            <text:p>4614175</text:p>
          </table:table-cell>
          <table:table-cell office:value-type="float" office:value="8613519">
            <text:p>8613519</text:p>
          </table:table-cell>
          <table:table-cell office:value-type="float" office:value="8285991">
            <text:p>8285991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457406">
            <text:p>4457406</text:p>
          </table:table-cell>
          <table:table-cell office:value-type="float" office:value="8625503">
            <text:p>8625503</text:p>
          </table:table-cell>
          <table:table-cell office:value-type="float" office:value="8339131">
            <text:p>8339131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84838">
            <text:p>4784838</text:p>
          </table:table-cell>
          <table:table-cell office:value-type="float" office:value="8952906">
            <text:p>8952906</text:p>
          </table:table-cell>
          <table:table-cell office:value-type="float" office:value="8604317">
            <text:p>8604317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519481">
            <text:p>3519481</text:p>
          </table:table-cell>
          <table:table-cell office:value-type="float" office:value="9270416">
            <text:p>9270416</text:p>
          </table:table-cell>
          <table:table-cell office:value-type="float" office:value="7352313">
            <text:p>7352313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964532">
            <text:p>3964532</text:p>
          </table:table-cell>
          <table:table-cell office:value-type="float" office:value="9337602">
            <text:p>9337602</text:p>
          </table:table-cell>
          <table:table-cell office:value-type="float" office:value="8386989">
            <text:p>8386989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66636">
            <text:p>4166636</text:p>
          </table:table-cell>
          <table:table-cell office:value-type="float" office:value="8039867">
            <text:p>8039867</text:p>
          </table:table-cell>
          <table:table-cell office:value-type="float" office:value="7480483">
            <text:p>7480483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78432">
            <text:p>4078432</text:p>
          </table:table-cell>
          <table:table-cell office:value-type="float" office:value="10349796">
            <text:p>10349796</text:p>
          </table:table-cell>
          <table:table-cell office:value-type="float" office:value="8668815">
            <text:p>8668815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767422">
            <text:p>4767422</text:p>
          </table:table-cell>
          <table:table-cell office:value-type="float" office:value="9204318">
            <text:p>9204318</text:p>
          </table:table-cell>
          <table:table-cell office:value-type="float" office:value="7384801">
            <text:p>7384801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28291">
            <text:p>4628291</text:p>
          </table:table-cell>
          <table:table-cell office:value-type="float" office:value="9917024">
            <text:p>9917024</text:p>
          </table:table-cell>
          <table:table-cell office:value-type="float" office:value="9261364">
            <text:p>9261364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08587">
            <text:p>4508587</text:p>
          </table:table-cell>
          <table:table-cell office:value-type="float" office:value="11531426">
            <text:p>11531426</text:p>
          </table:table-cell>
          <table:table-cell office:value-type="float" office:value="8417696">
            <text:p>8417696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925177">
            <text:p>3925177</text:p>
          </table:table-cell>
          <table:table-cell office:value-type="float" office:value="10518919">
            <text:p>10518919</text:p>
          </table:table-cell>
          <table:table-cell office:value-type="float" office:value="10288246">
            <text:p>10288246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393605">
            <text:p>4393605</text:p>
          </table:table-cell>
          <table:table-cell office:value-type="float" office:value="9080974">
            <text:p>9080974</text:p>
          </table:table-cell>
          <table:table-cell office:value-type="float" office:value="7513292">
            <text:p>7513292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46749">
            <text:p>4246749</text:p>
          </table:table-cell>
          <table:table-cell office:value-type="float" office:value="8346672">
            <text:p>8346672</text:p>
          </table:table-cell>
          <table:table-cell office:value-type="float" office:value="9631066">
            <text:p>9631066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93227">
            <text:p>4693227</text:p>
          </table:table-cell>
          <table:table-cell office:value-type="float" office:value="9056881">
            <text:p>9056881</text:p>
          </table:table-cell>
          <table:table-cell office:value-type="float" office:value="7971972">
            <text:p>7971972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57731">
            <text:p>4157731</text:p>
          </table:table-cell>
          <table:table-cell office:value-type="float" office:value="9095910">
            <text:p>9095910</text:p>
          </table:table-cell>
          <table:table-cell office:value-type="float" office:value="7957849">
            <text:p>7957849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56370">
            <text:p>4556370</text:p>
          </table:table-cell>
          <table:table-cell office:value-type="float" office:value="8655562">
            <text:p>8655562</text:p>
          </table:table-cell>
          <table:table-cell office:value-type="float" office:value="12567977">
            <text:p>12567977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12589">
            <text:p>4112589</text:p>
          </table:table-cell>
          <table:table-cell office:value-type="float" office:value="8667702">
            <text:p>8667702</text:p>
          </table:table-cell>
          <table:table-cell office:value-type="float" office:value="8252726">
            <text:p>8252726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92848">
            <text:p>4292848</text:p>
          </table:table-cell>
          <table:table-cell office:value-type="float" office:value="8937402">
            <text:p>8937402</text:p>
          </table:table-cell>
          <table:table-cell office:value-type="float" office:value="7678473">
            <text:p>7678473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93183">
            <text:p>4093183</text:p>
          </table:table-cell>
          <table:table-cell office:value-type="float" office:value="10631690">
            <text:p>10631690</text:p>
          </table:table-cell>
          <table:table-cell office:value-type="float" office:value="7786707">
            <text:p>7786707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12926">
            <text:p>4612926</text:p>
          </table:table-cell>
          <table:table-cell office:value-type="float" office:value="9011647">
            <text:p>9011647</text:p>
          </table:table-cell>
          <table:table-cell office:value-type="float" office:value="7447192">
            <text:p>7447192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562750">
            <text:p>3562750</text:p>
          </table:table-cell>
          <table:table-cell office:value-type="float" office:value="9455067">
            <text:p>9455067</text:p>
          </table:table-cell>
          <table:table-cell office:value-type="float" office:value="9233018">
            <text:p>9233018</text:p>
          </table:table-cell>
          <table:table-cell table:number-columns-repeated="1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17101">
            <text:p>6317101</text:p>
          </table:table-cell>
          <table:table-cell office:value-type="float" office:value="9763076">
            <text:p>9763076</text:p>
          </table:table-cell>
          <table:table-cell office:value-type="float" office:value="11011360">
            <text:p>11011360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04421">
            <text:p>3804421</text:p>
          </table:table-cell>
          <table:table-cell office:value-type="float" office:value="9490216">
            <text:p>9490216</text:p>
          </table:table-cell>
          <table:table-cell office:value-type="float" office:value="7988323">
            <text:p>7988323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97006">
            <text:p>3897006</text:p>
          </table:table-cell>
          <table:table-cell office:value-type="float" office:value="10880505">
            <text:p>10880505</text:p>
          </table:table-cell>
          <table:table-cell office:value-type="float" office:value="8812648">
            <text:p>8812648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022542">
            <text:p>4022542</text:p>
          </table:table-cell>
          <table:table-cell office:value-type="float" office:value="9740019">
            <text:p>9740019</text:p>
          </table:table-cell>
          <table:table-cell office:value-type="float" office:value="7511843">
            <text:p>7511843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223654">
            <text:p>7223654</text:p>
          </table:table-cell>
          <table:table-cell office:value-type="float" office:value="8952041">
            <text:p>8952041</text:p>
          </table:table-cell>
          <table:table-cell office:value-type="float" office:value="8105972">
            <text:p>8105972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749734">
            <text:p>4749734</text:p>
          </table:table-cell>
          <table:table-cell office:value-type="float" office:value="11044901">
            <text:p>11044901</text:p>
          </table:table-cell>
          <table:table-cell office:value-type="float" office:value="8191116">
            <text:p>8191116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654318">
            <text:p>4654318</text:p>
          </table:table-cell>
          <table:table-cell office:value-type="float" office:value="9949411">
            <text:p>9949411</text:p>
          </table:table-cell>
          <table:table-cell office:value-type="float" office:value="7916231">
            <text:p>7916231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007649">
            <text:p>4007649</text:p>
          </table:table-cell>
          <table:table-cell office:value-type="float" office:value="8482355">
            <text:p>8482355</text:p>
          </table:table-cell>
          <table:table-cell office:value-type="float" office:value="8017482">
            <text:p>8017482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501194">
            <text:p>3501194</text:p>
          </table:table-cell>
          <table:table-cell office:value-type="float" office:value="9851188">
            <text:p>9851188</text:p>
          </table:table-cell>
          <table:table-cell office:value-type="float" office:value="8042384">
            <text:p>8042384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143518">
            <text:p>4143518</text:p>
          </table:table-cell>
          <table:table-cell office:value-type="float" office:value="8948739">
            <text:p>8948739</text:p>
          </table:table-cell>
          <table:table-cell office:value-type="float" office:value="7155323">
            <text:p>7155323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431879">
            <text:p>4431879</text:p>
          </table:table-cell>
          <table:table-cell office:value-type="float" office:value="12222977">
            <text:p>12222977</text:p>
          </table:table-cell>
          <table:table-cell office:value-type="float" office:value="8671461">
            <text:p>8671461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552585">
            <text:p>4552585</text:p>
          </table:table-cell>
          <table:table-cell office:value-type="float" office:value="8857519">
            <text:p>8857519</text:p>
          </table:table-cell>
          <table:table-cell office:value-type="float" office:value="7434435">
            <text:p>7434435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225226">
            <text:p>4225226</text:p>
          </table:table-cell>
          <table:table-cell office:value-type="float" office:value="10046157">
            <text:p>10046157</text:p>
          </table:table-cell>
          <table:table-cell office:value-type="float" office:value="9370446">
            <text:p>9370446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375624">
            <text:p>4375624</text:p>
          </table:table-cell>
          <table:table-cell office:value-type="float" office:value="11043534">
            <text:p>11043534</text:p>
          </table:table-cell>
          <table:table-cell office:value-type="float" office:value="8188362">
            <text:p>8188362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204034">
            <text:p>6204034</text:p>
          </table:table-cell>
          <table:table-cell office:value-type="float" office:value="8477808">
            <text:p>8477808</text:p>
          </table:table-cell>
          <table:table-cell office:value-type="float" office:value="8056940">
            <text:p>8056940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95053">
            <text:p>4995053</text:p>
          </table:table-cell>
          <table:table-cell office:value-type="float" office:value="8816041">
            <text:p>8816041</text:p>
          </table:table-cell>
          <table:table-cell office:value-type="float" office:value="7605322">
            <text:p>7605322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024475">
            <text:p>4024475</text:p>
          </table:table-cell>
          <table:table-cell office:value-type="float" office:value="8962262">
            <text:p>8962262</text:p>
          </table:table-cell>
          <table:table-cell office:value-type="float" office:value="7141540">
            <text:p>7141540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794522">
            <text:p>4794522</text:p>
          </table:table-cell>
          <table:table-cell office:value-type="float" office:value="11797153">
            <text:p>11797153</text:p>
          </table:table-cell>
          <table:table-cell office:value-type="float" office:value="8110648">
            <text:p>8110648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125055">
            <text:p>4125055</text:p>
          </table:table-cell>
          <table:table-cell office:value-type="float" office:value="9114627">
            <text:p>9114627</text:p>
          </table:table-cell>
          <table:table-cell office:value-type="float" office:value="7205267">
            <text:p>7205267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232029">
            <text:p>5232029</text:p>
          </table:table-cell>
          <table:table-cell office:value-type="float" office:value="8687012">
            <text:p>8687012</text:p>
          </table:table-cell>
          <table:table-cell office:value-type="float" office:value="10382006">
            <text:p>10382006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25521">
            <text:p>4825521</text:p>
          </table:table-cell>
          <table:table-cell office:value-type="float" office:value="9273076">
            <text:p>9273076</text:p>
          </table:table-cell>
          <table:table-cell office:value-type="float" office:value="8392765">
            <text:p>8392765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620444">
            <text:p>4620444</text:p>
          </table:table-cell>
          <table:table-cell office:value-type="float" office:value="8989137">
            <text:p>8989137</text:p>
          </table:table-cell>
          <table:table-cell office:value-type="float" office:value="8827794">
            <text:p>8827794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154533">
            <text:p>5154533</text:p>
          </table:table-cell>
          <table:table-cell office:value-type="float" office:value="9904682">
            <text:p>9904682</text:p>
          </table:table-cell>
          <table:table-cell office:value-type="float" office:value="8699144">
            <text:p>8699144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179099">
            <text:p>4179099</text:p>
          </table:table-cell>
          <table:table-cell office:value-type="float" office:value="9894907">
            <text:p>9894907</text:p>
          </table:table-cell>
          <table:table-cell office:value-type="float" office:value="7878283">
            <text:p>7878283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079002">
            <text:p>4079002</text:p>
          </table:table-cell>
          <table:table-cell office:value-type="float" office:value="9988306">
            <text:p>9988306</text:p>
          </table:table-cell>
          <table:table-cell office:value-type="float" office:value="8731486">
            <text:p>8731486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88345">
            <text:p>3888345</text:p>
          </table:table-cell>
          <table:table-cell office:value-type="float" office:value="8837000">
            <text:p>8837000</text:p>
          </table:table-cell>
          <table:table-cell office:value-type="float" office:value="8492628">
            <text:p>8492628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490370">
            <text:p>4490370</text:p>
          </table:table-cell>
          <table:table-cell office:value-type="float" office:value="9266155">
            <text:p>9266155</text:p>
          </table:table-cell>
          <table:table-cell office:value-type="float" office:value="7717716">
            <text:p>7717716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095735">
            <text:p>5095735</text:p>
          </table:table-cell>
          <table:table-cell office:value-type="float" office:value="11555426">
            <text:p>11555426</text:p>
          </table:table-cell>
          <table:table-cell office:value-type="float" office:value="7156720">
            <text:p>7156720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18282">
            <text:p>3818282</text:p>
          </table:table-cell>
          <table:table-cell office:value-type="float" office:value="10196561">
            <text:p>10196561</text:p>
          </table:table-cell>
          <table:table-cell office:value-type="float" office:value="7943032">
            <text:p>7943032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630869">
            <text:p>4630869</text:p>
          </table:table-cell>
          <table:table-cell office:value-type="float" office:value="9442343">
            <text:p>9442343</text:p>
          </table:table-cell>
          <table:table-cell office:value-type="float" office:value="8809286">
            <text:p>8809286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214661">
            <text:p>6214661</text:p>
          </table:table-cell>
          <table:table-cell office:value-type="float" office:value="10362990">
            <text:p>10362990</text:p>
          </table:table-cell>
          <table:table-cell office:value-type="float" office:value="7948495">
            <text:p>7948495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151545">
            <text:p>4151545</text:p>
          </table:table-cell>
          <table:table-cell office:value-type="float" office:value="9172476">
            <text:p>9172476</text:p>
          </table:table-cell>
          <table:table-cell office:value-type="float" office:value="9761857">
            <text:p>9761857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141293">
            <text:p>5141293</text:p>
          </table:table-cell>
          <table:table-cell office:value-type="float" office:value="9435840">
            <text:p>9435840</text:p>
          </table:table-cell>
          <table:table-cell office:value-type="float" office:value="7491205">
            <text:p>7491205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158950">
            <text:p>4158950</text:p>
          </table:table-cell>
          <table:table-cell office:value-type="float" office:value="10257386">
            <text:p>10257386</text:p>
          </table:table-cell>
          <table:table-cell office:value-type="float" office:value="7741255">
            <text:p>7741255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93179">
            <text:p>3893179</text:p>
          </table:table-cell>
          <table:table-cell office:value-type="float" office:value="9309003">
            <text:p>9309003</text:p>
          </table:table-cell>
          <table:table-cell office:value-type="float" office:value="7952953">
            <text:p>7952953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333581">
            <text:p>4333581</text:p>
          </table:table-cell>
          <table:table-cell office:value-type="float" office:value="9332413">
            <text:p>9332413</text:p>
          </table:table-cell>
          <table:table-cell office:value-type="float" office:value="7905560">
            <text:p>7905560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243863">
            <text:p>4243863</text:p>
          </table:table-cell>
          <table:table-cell office:value-type="float" office:value="8602698">
            <text:p>8602698</text:p>
          </table:table-cell>
          <table:table-cell office:value-type="float" office:value="7548482">
            <text:p>7548482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224532">
            <text:p>5224532</text:p>
          </table:table-cell>
          <table:table-cell office:value-type="float" office:value="9176015">
            <text:p>9176015</text:p>
          </table:table-cell>
          <table:table-cell office:value-type="float" office:value="8936687">
            <text:p>8936687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482288">
            <text:p>3482288</text:p>
          </table:table-cell>
          <table:table-cell office:value-type="float" office:value="8745531">
            <text:p>8745531</text:p>
          </table:table-cell>
          <table:table-cell office:value-type="float" office:value="8183270">
            <text:p>8183270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252259">
            <text:p>4252259</text:p>
          </table:table-cell>
          <table:table-cell office:value-type="float" office:value="10326307">
            <text:p>10326307</text:p>
          </table:table-cell>
          <table:table-cell office:value-type="float" office:value="8748417">
            <text:p>8748417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287364">
            <text:p>4287364</text:p>
          </table:table-cell>
          <table:table-cell office:value-type="float" office:value="9586683">
            <text:p>9586683</text:p>
          </table:table-cell>
          <table:table-cell office:value-type="float" office:value="8070856">
            <text:p>8070856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780857">
            <text:p>4780857</text:p>
          </table:table-cell>
          <table:table-cell office:value-type="float" office:value="10952261">
            <text:p>10952261</text:p>
          </table:table-cell>
          <table:table-cell office:value-type="float" office:value="8572300">
            <text:p>8572300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920474">
            <text:p>3920474</text:p>
          </table:table-cell>
          <table:table-cell office:value-type="float" office:value="9924694">
            <text:p>9924694</text:p>
          </table:table-cell>
          <table:table-cell office:value-type="float" office:value="7795468">
            <text:p>7795468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613018">
            <text:p>4613018</text:p>
          </table:table-cell>
          <table:table-cell office:value-type="float" office:value="9590071">
            <text:p>9590071</text:p>
          </table:table-cell>
          <table:table-cell office:value-type="float" office:value="7745379">
            <text:p>7745379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998204">
            <text:p>3998204</text:p>
          </table:table-cell>
          <table:table-cell office:value-type="float" office:value="9348103">
            <text:p>9348103</text:p>
          </table:table-cell>
          <table:table-cell office:value-type="float" office:value="7568483">
            <text:p>7568483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467126">
            <text:p>4467126</text:p>
          </table:table-cell>
          <table:table-cell office:value-type="float" office:value="10119427">
            <text:p>10119427</text:p>
          </table:table-cell>
          <table:table-cell office:value-type="float" office:value="8494469">
            <text:p>8494469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075874">
            <text:p>4075874</text:p>
          </table:table-cell>
          <table:table-cell office:value-type="float" office:value="12635765">
            <text:p>12635765</text:p>
          </table:table-cell>
          <table:table-cell office:value-type="float" office:value="8400603">
            <text:p>8400603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137798">
            <text:p>4137798</text:p>
          </table:table-cell>
          <table:table-cell office:value-type="float" office:value="9037817">
            <text:p>9037817</text:p>
          </table:table-cell>
          <table:table-cell office:value-type="float" office:value="8070362">
            <text:p>8070362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620113">
            <text:p>4620113</text:p>
          </table:table-cell>
          <table:table-cell office:value-type="float" office:value="10260957">
            <text:p>10260957</text:p>
          </table:table-cell>
          <table:table-cell office:value-type="float" office:value="7539231">
            <text:p>7539231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42324">
            <text:p>4942324</text:p>
          </table:table-cell>
          <table:table-cell office:value-type="float" office:value="10582614">
            <text:p>10582614</text:p>
          </table:table-cell>
          <table:table-cell office:value-type="float" office:value="8562529">
            <text:p>8562529</text:p>
          </table:table-cell>
          <table:table-cell table:number-columns-repeated="1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329844">
            <text:p>4329844</text:p>
          </table:table-cell>
          <table:table-cell office:value-type="float" office:value="10124379">
            <text:p>10124379</text:p>
          </table:table-cell>
          <table:table-cell office:value-type="float" office:value="8920858">
            <text:p>892085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183233">
            <text:p>4183233</text:p>
          </table:table-cell>
          <table:table-cell office:value-type="float" office:value="9785019">
            <text:p>9785019</text:p>
          </table:table-cell>
          <table:table-cell office:value-type="float" office:value="9513822">
            <text:p>9513822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408345">
            <text:p>6408345</text:p>
          </table:table-cell>
          <table:table-cell office:value-type="float" office:value="9458877">
            <text:p>9458877</text:p>
          </table:table-cell>
          <table:table-cell office:value-type="float" office:value="8161494">
            <text:p>816149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91544">
            <text:p>4691544</text:p>
          </table:table-cell>
          <table:table-cell office:value-type="float" office:value="10045685">
            <text:p>10045685</text:p>
          </table:table-cell>
          <table:table-cell office:value-type="float" office:value="8345325">
            <text:p>8345325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79390">
            <text:p>5179390</text:p>
          </table:table-cell>
          <table:table-cell office:value-type="float" office:value="9670045">
            <text:p>9670045</text:p>
          </table:table-cell>
          <table:table-cell office:value-type="float" office:value="8515950">
            <text:p>8515950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73212">
            <text:p>4673212</text:p>
          </table:table-cell>
          <table:table-cell office:value-type="float" office:value="10094750">
            <text:p>10094750</text:p>
          </table:table-cell>
          <table:table-cell office:value-type="float" office:value="8808585">
            <text:p>8808585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26536">
            <text:p>4326536</text:p>
          </table:table-cell>
          <table:table-cell office:value-type="float" office:value="11628956">
            <text:p>11628956</text:p>
          </table:table-cell>
          <table:table-cell office:value-type="float" office:value="9392596">
            <text:p>9392596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129953">
            <text:p>5129953</text:p>
          </table:table-cell>
          <table:table-cell office:value-type="float" office:value="11929446">
            <text:p>11929446</text:p>
          </table:table-cell>
          <table:table-cell office:value-type="float" office:value="8598385">
            <text:p>8598385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83699">
            <text:p>4683699</text:p>
          </table:table-cell>
          <table:table-cell office:value-type="float" office:value="9347666">
            <text:p>9347666</text:p>
          </table:table-cell>
          <table:table-cell office:value-type="float" office:value="9003458">
            <text:p>900345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262396">
            <text:p>5262396</text:p>
          </table:table-cell>
          <table:table-cell office:value-type="float" office:value="9765530">
            <text:p>9765530</text:p>
          </table:table-cell>
          <table:table-cell office:value-type="float" office:value="8349338">
            <text:p>834933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74282">
            <text:p>3774282</text:p>
          </table:table-cell>
          <table:table-cell office:value-type="float" office:value="10900786">
            <text:p>10900786</text:p>
          </table:table-cell>
          <table:table-cell office:value-type="float" office:value="8154554">
            <text:p>815455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223233">
            <text:p>5223233</text:p>
          </table:table-cell>
          <table:table-cell office:value-type="float" office:value="8943001">
            <text:p>8943001</text:p>
          </table:table-cell>
          <table:table-cell office:value-type="float" office:value="8048755">
            <text:p>8048755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38400">
            <text:p>4638400</text:p>
          </table:table-cell>
          <table:table-cell office:value-type="float" office:value="11286109">
            <text:p>11286109</text:p>
          </table:table-cell>
          <table:table-cell office:value-type="float" office:value="8289014">
            <text:p>828901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968935">
            <text:p>3968935</text:p>
          </table:table-cell>
          <table:table-cell office:value-type="float" office:value="10967369">
            <text:p>10967369</text:p>
          </table:table-cell>
          <table:table-cell office:value-type="float" office:value="7785457">
            <text:p>7785457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773625">
            <text:p>4773625</text:p>
          </table:table-cell>
          <table:table-cell office:value-type="float" office:value="10585448">
            <text:p>10585448</text:p>
          </table:table-cell>
          <table:table-cell office:value-type="float" office:value="8599665">
            <text:p>8599665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048350">
            <text:p>4048350</text:p>
          </table:table-cell>
          <table:table-cell office:value-type="float" office:value="12692990">
            <text:p>12692990</text:p>
          </table:table-cell>
          <table:table-cell office:value-type="float" office:value="7673054">
            <text:p>767305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99318">
            <text:p>4399318</text:p>
          </table:table-cell>
          <table:table-cell office:value-type="float" office:value="10292506">
            <text:p>10292506</text:p>
          </table:table-cell>
          <table:table-cell office:value-type="float" office:value="8733322">
            <text:p>8733322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83573">
            <text:p>4383573</text:p>
          </table:table-cell>
          <table:table-cell office:value-type="float" office:value="10014733">
            <text:p>10014733</text:p>
          </table:table-cell>
          <table:table-cell office:value-type="float" office:value="8783408">
            <text:p>878340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405734">
            <text:p>5405734</text:p>
          </table:table-cell>
          <table:table-cell office:value-type="float" office:value="10302977">
            <text:p>10302977</text:p>
          </table:table-cell>
          <table:table-cell office:value-type="float" office:value="8802396">
            <text:p>8802396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077538">
            <text:p>4077538</text:p>
          </table:table-cell>
          <table:table-cell office:value-type="float" office:value="9880506">
            <text:p>9880506</text:p>
          </table:table-cell>
          <table:table-cell office:value-type="float" office:value="8304581">
            <text:p>8304581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960654">
            <text:p>3960654</text:p>
          </table:table-cell>
          <table:table-cell office:value-type="float" office:value="9052499">
            <text:p>9052499</text:p>
          </table:table-cell>
          <table:table-cell office:value-type="float" office:value="8391021">
            <text:p>8391021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42122">
            <text:p>4642122</text:p>
          </table:table-cell>
          <table:table-cell office:value-type="float" office:value="10188782">
            <text:p>10188782</text:p>
          </table:table-cell>
          <table:table-cell office:value-type="float" office:value="8149263">
            <text:p>8149263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89791">
            <text:p>5389791</text:p>
          </table:table-cell>
          <table:table-cell office:value-type="float" office:value="10193335">
            <text:p>10193335</text:p>
          </table:table-cell>
          <table:table-cell office:value-type="float" office:value="8615554">
            <text:p>861555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256513">
            <text:p>4256513</text:p>
          </table:table-cell>
          <table:table-cell office:value-type="float" office:value="8928668">
            <text:p>8928668</text:p>
          </table:table-cell>
          <table:table-cell office:value-type="float" office:value="9038531">
            <text:p>9038531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883480">
            <text:p>4883480</text:p>
          </table:table-cell>
          <table:table-cell office:value-type="float" office:value="9751727">
            <text:p>9751727</text:p>
          </table:table-cell>
          <table:table-cell office:value-type="float" office:value="8974383">
            <text:p>8974383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921897">
            <text:p>3921897</text:p>
          </table:table-cell>
          <table:table-cell office:value-type="float" office:value="11231947">
            <text:p>11231947</text:p>
          </table:table-cell>
          <table:table-cell office:value-type="float" office:value="8063441">
            <text:p>8063441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585969">
            <text:p>4585969</text:p>
          </table:table-cell>
          <table:table-cell office:value-type="float" office:value="9149709">
            <text:p>9149709</text:p>
          </table:table-cell>
          <table:table-cell office:value-type="float" office:value="8791664">
            <text:p>879166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435223">
            <text:p>4435223</text:p>
          </table:table-cell>
          <table:table-cell office:value-type="float" office:value="9923369">
            <text:p>9923369</text:p>
          </table:table-cell>
          <table:table-cell office:value-type="float" office:value="8721544">
            <text:p>872154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84916">
            <text:p>3784916</text:p>
          </table:table-cell>
          <table:table-cell office:value-type="float" office:value="9736746">
            <text:p>9736746</text:p>
          </table:table-cell>
          <table:table-cell office:value-type="float" office:value="8960535">
            <text:p>8960535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898014">
            <text:p>3898014</text:p>
          </table:table-cell>
          <table:table-cell office:value-type="float" office:value="11109764">
            <text:p>11109764</text:p>
          </table:table-cell>
          <table:table-cell office:value-type="float" office:value="8452611">
            <text:p>8452611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592868">
            <text:p>4592868</text:p>
          </table:table-cell>
          <table:table-cell office:value-type="float" office:value="10694983">
            <text:p>10694983</text:p>
          </table:table-cell>
          <table:table-cell office:value-type="float" office:value="8931558">
            <text:p>893155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266168">
            <text:p>5266168</text:p>
          </table:table-cell>
          <table:table-cell office:value-type="float" office:value="10011525">
            <text:p>10011525</text:p>
          </table:table-cell>
          <table:table-cell office:value-type="float" office:value="9883979">
            <text:p>9883979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920436">
            <text:p>3920436</text:p>
          </table:table-cell>
          <table:table-cell office:value-type="float" office:value="10131224">
            <text:p>10131224</text:p>
          </table:table-cell>
          <table:table-cell office:value-type="float" office:value="9509829">
            <text:p>9509829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73963">
            <text:p>4973963</text:p>
          </table:table-cell>
          <table:table-cell office:value-type="float" office:value="9844942">
            <text:p>9844942</text:p>
          </table:table-cell>
          <table:table-cell office:value-type="float" office:value="7987937">
            <text:p>7987937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832541">
            <text:p>5832541</text:p>
          </table:table-cell>
          <table:table-cell office:value-type="float" office:value="12689417">
            <text:p>12689417</text:p>
          </table:table-cell>
          <table:table-cell office:value-type="float" office:value="9125770">
            <text:p>9125770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46130">
            <text:p>4646130</text:p>
          </table:table-cell>
          <table:table-cell office:value-type="float" office:value="9493189">
            <text:p>9493189</text:p>
          </table:table-cell>
          <table:table-cell office:value-type="float" office:value="9055505">
            <text:p>9055505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098779">
            <text:p>4098779</text:p>
          </table:table-cell>
          <table:table-cell office:value-type="float" office:value="10032818">
            <text:p>10032818</text:p>
          </table:table-cell>
          <table:table-cell office:value-type="float" office:value="8683508">
            <text:p>868350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84615">
            <text:p>4984615</text:p>
          </table:table-cell>
          <table:table-cell office:value-type="float" office:value="9452929">
            <text:p>9452929</text:p>
          </table:table-cell>
          <table:table-cell office:value-type="float" office:value="8236637">
            <text:p>8236637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06731">
            <text:p>5006731</text:p>
          </table:table-cell>
          <table:table-cell office:value-type="float" office:value="10720251">
            <text:p>10720251</text:p>
          </table:table-cell>
          <table:table-cell office:value-type="float" office:value="8135268">
            <text:p>813526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36023">
            <text:p>4636023</text:p>
          </table:table-cell>
          <table:table-cell office:value-type="float" office:value="8536265">
            <text:p>8536265</text:p>
          </table:table-cell>
          <table:table-cell office:value-type="float" office:value="8330648">
            <text:p>8330648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91393">
            <text:p>4991393</text:p>
          </table:table-cell>
          <table:table-cell office:value-type="float" office:value="9152277">
            <text:p>9152277</text:p>
          </table:table-cell>
          <table:table-cell office:value-type="float" office:value="10634057">
            <text:p>10634057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75161">
            <text:p>3775161</text:p>
          </table:table-cell>
          <table:table-cell office:value-type="float" office:value="10625641">
            <text:p>10625641</text:p>
          </table:table-cell>
          <table:table-cell office:value-type="float" office:value="9660113">
            <text:p>9660113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413202">
            <text:p>4413202</text:p>
          </table:table-cell>
          <table:table-cell office:value-type="float" office:value="10769829">
            <text:p>10769829</text:p>
          </table:table-cell>
          <table:table-cell office:value-type="float" office:value="8084066">
            <text:p>8084066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745316">
            <text:p>4745316</text:p>
          </table:table-cell>
          <table:table-cell office:value-type="float" office:value="9103342">
            <text:p>9103342</text:p>
          </table:table-cell>
          <table:table-cell office:value-type="float" office:value="7838067">
            <text:p>7838067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105722">
            <text:p>4105722</text:p>
          </table:table-cell>
          <table:table-cell office:value-type="float" office:value="10060012">
            <text:p>10060012</text:p>
          </table:table-cell>
          <table:table-cell office:value-type="float" office:value="8140762">
            <text:p>8140762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065282">
            <text:p>4065282</text:p>
          </table:table-cell>
          <table:table-cell office:value-type="float" office:value="10743267">
            <text:p>10743267</text:p>
          </table:table-cell>
          <table:table-cell office:value-type="float" office:value="8221864">
            <text:p>822186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650164">
            <text:p>4650164</text:p>
          </table:table-cell>
          <table:table-cell office:value-type="float" office:value="9035323">
            <text:p>9035323</text:p>
          </table:table-cell>
          <table:table-cell office:value-type="float" office:value="8546310">
            <text:p>8546310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737150">
            <text:p>4737150</text:p>
          </table:table-cell>
          <table:table-cell office:value-type="float" office:value="10326344">
            <text:p>10326344</text:p>
          </table:table-cell>
          <table:table-cell office:value-type="float" office:value="8879284">
            <text:p>887928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201013">
            <text:p>4201013</text:p>
          </table:table-cell>
          <table:table-cell office:value-type="float" office:value="9962393">
            <text:p>9962393</text:p>
          </table:table-cell>
          <table:table-cell office:value-type="float" office:value="8437304">
            <text:p>8437304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28163">
            <text:p>5028163</text:p>
          </table:table-cell>
          <table:table-cell office:value-type="float" office:value="12101996">
            <text:p>12101996</text:p>
          </table:table-cell>
          <table:table-cell office:value-type="float" office:value="9136142">
            <text:p>9136142</text:p>
          </table:table-cell>
          <table:table-cell table:number-columns-repeated="1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155432">
            <text:p>4155432</text:p>
          </table:table-cell>
          <table:table-cell office:value-type="float" office:value="10660361">
            <text:p>10660361</text:p>
          </table:table-cell>
          <table:table-cell office:value-type="float" office:value="8875810">
            <text:p>8875810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129936">
            <text:p>4129936</text:p>
          </table:table-cell>
          <table:table-cell office:value-type="float" office:value="10908201">
            <text:p>10908201</text:p>
          </table:table-cell>
          <table:table-cell office:value-type="float" office:value="9723638">
            <text:p>972363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523491">
            <text:p>4523491</text:p>
          </table:table-cell>
          <table:table-cell office:value-type="float" office:value="10098374">
            <text:p>10098374</text:p>
          </table:table-cell>
          <table:table-cell office:value-type="float" office:value="8565543">
            <text:p>8565543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554599">
            <text:p>4554599</text:p>
          </table:table-cell>
          <table:table-cell office:value-type="float" office:value="10043663">
            <text:p>10043663</text:p>
          </table:table-cell>
          <table:table-cell office:value-type="float" office:value="7839491">
            <text:p>7839491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56250">
            <text:p>5056250</text:p>
          </table:table-cell>
          <table:table-cell office:value-type="float" office:value="9933410">
            <text:p>9933410</text:p>
          </table:table-cell>
          <table:table-cell office:value-type="float" office:value="7721458">
            <text:p>772145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461733">
            <text:p>4461733</text:p>
          </table:table-cell>
          <table:table-cell office:value-type="float" office:value="10031309">
            <text:p>10031309</text:p>
          </table:table-cell>
          <table:table-cell office:value-type="float" office:value="7918052">
            <text:p>791805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389407">
            <text:p>4389407</text:p>
          </table:table-cell>
          <table:table-cell office:value-type="float" office:value="10002471">
            <text:p>10002471</text:p>
          </table:table-cell>
          <table:table-cell office:value-type="float" office:value="9385529">
            <text:p>9385529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544124">
            <text:p>4544124</text:p>
          </table:table-cell>
          <table:table-cell office:value-type="float" office:value="10552337">
            <text:p>10552337</text:p>
          </table:table-cell>
          <table:table-cell office:value-type="float" office:value="8104782">
            <text:p>810478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33690">
            <text:p>4833690</text:p>
          </table:table-cell>
          <table:table-cell office:value-type="float" office:value="10087712">
            <text:p>10087712</text:p>
          </table:table-cell>
          <table:table-cell office:value-type="float" office:value="9710569">
            <text:p>9710569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578179">
            <text:p>4578179</text:p>
          </table:table-cell>
          <table:table-cell office:value-type="float" office:value="10327174">
            <text:p>10327174</text:p>
          </table:table-cell>
          <table:table-cell office:value-type="float" office:value="8682256">
            <text:p>8682256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45512">
            <text:p>6145512</text:p>
          </table:table-cell>
          <table:table-cell office:value-type="float" office:value="10910264">
            <text:p>10910264</text:p>
          </table:table-cell>
          <table:table-cell office:value-type="float" office:value="8925742">
            <text:p>892574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730508">
            <text:p>6730508</text:p>
          </table:table-cell>
          <table:table-cell office:value-type="float" office:value="11320164">
            <text:p>11320164</text:p>
          </table:table-cell>
          <table:table-cell office:value-type="float" office:value="8766832">
            <text:p>876683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786837">
            <text:p>4786837</text:p>
          </table:table-cell>
          <table:table-cell office:value-type="float" office:value="12150928">
            <text:p>12150928</text:p>
          </table:table-cell>
          <table:table-cell office:value-type="float" office:value="9168698">
            <text:p>916869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63749">
            <text:p>5163749</text:p>
          </table:table-cell>
          <table:table-cell office:value-type="float" office:value="9982005">
            <text:p>9982005</text:p>
          </table:table-cell>
          <table:table-cell office:value-type="float" office:value="10836473">
            <text:p>10836473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72511">
            <text:p>5172511</text:p>
          </table:table-cell>
          <table:table-cell office:value-type="float" office:value="10565372">
            <text:p>10565372</text:p>
          </table:table-cell>
          <table:table-cell office:value-type="float" office:value="10062242">
            <text:p>1006224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71134">
            <text:p>5171134</text:p>
          </table:table-cell>
          <table:table-cell office:value-type="float" office:value="10802301">
            <text:p>10802301</text:p>
          </table:table-cell>
          <table:table-cell office:value-type="float" office:value="8979061">
            <text:p>8979061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44232">
            <text:p>3944232</text:p>
          </table:table-cell>
          <table:table-cell office:value-type="float" office:value="9536043">
            <text:p>9536043</text:p>
          </table:table-cell>
          <table:table-cell office:value-type="float" office:value="9492231">
            <text:p>9492231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583188">
            <text:p>4583188</text:p>
          </table:table-cell>
          <table:table-cell office:value-type="float" office:value="10682089">
            <text:p>10682089</text:p>
          </table:table-cell>
          <table:table-cell office:value-type="float" office:value="9612150">
            <text:p>9612150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367791">
            <text:p>5367791</text:p>
          </table:table-cell>
          <table:table-cell office:value-type="float" office:value="10253356">
            <text:p>10253356</text:p>
          </table:table-cell>
          <table:table-cell office:value-type="float" office:value="9390793">
            <text:p>9390793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20968">
            <text:p>5120968</text:p>
          </table:table-cell>
          <table:table-cell office:value-type="float" office:value="9715191">
            <text:p>9715191</text:p>
          </table:table-cell>
          <table:table-cell office:value-type="float" office:value="8915015">
            <text:p>8915015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01394">
            <text:p>4801394</text:p>
          </table:table-cell>
          <table:table-cell office:value-type="float" office:value="9107225">
            <text:p>9107225</text:p>
          </table:table-cell>
          <table:table-cell office:value-type="float" office:value="9200052">
            <text:p>920005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155696">
            <text:p>4155696</text:p>
          </table:table-cell>
          <table:table-cell office:value-type="float" office:value="10630080">
            <text:p>10630080</text:p>
          </table:table-cell>
          <table:table-cell office:value-type="float" office:value="8466869">
            <text:p>8466869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83824">
            <text:p>5083824</text:p>
          </table:table-cell>
          <table:table-cell office:value-type="float" office:value="10606288">
            <text:p>10606288</text:p>
          </table:table-cell>
          <table:table-cell office:value-type="float" office:value="8575293">
            <text:p>8575293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03520">
            <text:p>4803520</text:p>
          </table:table-cell>
          <table:table-cell office:value-type="float" office:value="10707407">
            <text:p>10707407</text:p>
          </table:table-cell>
          <table:table-cell office:value-type="float" office:value="9166873">
            <text:p>9166873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741089">
            <text:p>4741089</text:p>
          </table:table-cell>
          <table:table-cell office:value-type="float" office:value="9851001">
            <text:p>9851001</text:p>
          </table:table-cell>
          <table:table-cell office:value-type="float" office:value="9980497">
            <text:p>9980497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246482">
            <text:p>5246482</text:p>
          </table:table-cell>
          <table:table-cell office:value-type="float" office:value="10822501">
            <text:p>10822501</text:p>
          </table:table-cell>
          <table:table-cell office:value-type="float" office:value="8166799">
            <text:p>8166799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42655">
            <text:p>4842655</text:p>
          </table:table-cell>
          <table:table-cell office:value-type="float" office:value="10578740">
            <text:p>10578740</text:p>
          </table:table-cell>
          <table:table-cell office:value-type="float" office:value="8847039">
            <text:p>8847039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00564">
            <text:p>4800564</text:p>
          </table:table-cell>
          <table:table-cell office:value-type="float" office:value="10151466">
            <text:p>10151466</text:p>
          </table:table-cell>
          <table:table-cell office:value-type="float" office:value="7803915">
            <text:p>7803915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68900">
            <text:p>4868900</text:p>
          </table:table-cell>
          <table:table-cell office:value-type="float" office:value="10457118">
            <text:p>10457118</text:p>
          </table:table-cell>
          <table:table-cell office:value-type="float" office:value="8363410">
            <text:p>8363410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274931">
            <text:p>5274931</text:p>
          </table:table-cell>
          <table:table-cell office:value-type="float" office:value="9195078">
            <text:p>9195078</text:p>
          </table:table-cell>
          <table:table-cell office:value-type="float" office:value="8846451">
            <text:p>8846451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461943">
            <text:p>4461943</text:p>
          </table:table-cell>
          <table:table-cell office:value-type="float" office:value="10419458">
            <text:p>10419458</text:p>
          </table:table-cell>
          <table:table-cell office:value-type="float" office:value="8616364">
            <text:p>8616364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11488">
            <text:p>5011488</text:p>
          </table:table-cell>
          <table:table-cell office:value-type="float" office:value="10314635">
            <text:p>10314635</text:p>
          </table:table-cell>
          <table:table-cell office:value-type="float" office:value="8242949">
            <text:p>8242949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207259">
            <text:p>4207259</text:p>
          </table:table-cell>
          <table:table-cell office:value-type="float" office:value="11022728">
            <text:p>11022728</text:p>
          </table:table-cell>
          <table:table-cell office:value-type="float" office:value="7905698">
            <text:p>790569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381253">
            <text:p>4381253</text:p>
          </table:table-cell>
          <table:table-cell office:value-type="float" office:value="9768325">
            <text:p>9768325</text:p>
          </table:table-cell>
          <table:table-cell office:value-type="float" office:value="8371191">
            <text:p>8371191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324335">
            <text:p>4324335</text:p>
          </table:table-cell>
          <table:table-cell office:value-type="float" office:value="10133758">
            <text:p>10133758</text:p>
          </table:table-cell>
          <table:table-cell office:value-type="float" office:value="8313418">
            <text:p>831341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182474">
            <text:p>5182474</text:p>
          </table:table-cell>
          <table:table-cell office:value-type="float" office:value="9868077">
            <text:p>9868077</text:p>
          </table:table-cell>
          <table:table-cell office:value-type="float" office:value="8084131">
            <text:p>8084131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10698">
            <text:p>3910698</text:p>
          </table:table-cell>
          <table:table-cell office:value-type="float" office:value="10626054">
            <text:p>10626054</text:p>
          </table:table-cell>
          <table:table-cell office:value-type="float" office:value="8080575">
            <text:p>8080575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740446">
            <text:p>4740446</text:p>
          </table:table-cell>
          <table:table-cell office:value-type="float" office:value="9398838">
            <text:p>9398838</text:p>
          </table:table-cell>
          <table:table-cell office:value-type="float" office:value="8502338">
            <text:p>850233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27672">
            <text:p>4827672</text:p>
          </table:table-cell>
          <table:table-cell office:value-type="float" office:value="10637412">
            <text:p>10637412</text:p>
          </table:table-cell>
          <table:table-cell office:value-type="float" office:value="8600298">
            <text:p>860029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218926">
            <text:p>4218926</text:p>
          </table:table-cell>
          <table:table-cell office:value-type="float" office:value="11171806">
            <text:p>11171806</text:p>
          </table:table-cell>
          <table:table-cell office:value-type="float" office:value="8488776">
            <text:p>8488776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405829">
            <text:p>4405829</text:p>
          </table:table-cell>
          <table:table-cell office:value-type="float" office:value="9951813">
            <text:p>9951813</text:p>
          </table:table-cell>
          <table:table-cell office:value-type="float" office:value="7864022">
            <text:p>786402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23602">
            <text:p>5023602</text:p>
          </table:table-cell>
          <table:table-cell office:value-type="float" office:value="10262429">
            <text:p>10262429</text:p>
          </table:table-cell>
          <table:table-cell office:value-type="float" office:value="8450494">
            <text:p>8450494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202508">
            <text:p>4202508</text:p>
          </table:table-cell>
          <table:table-cell office:value-type="float" office:value="11443283">
            <text:p>11443283</text:p>
          </table:table-cell>
          <table:table-cell office:value-type="float" office:value="10056460">
            <text:p>10056460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388884">
            <text:p>5388884</text:p>
          </table:table-cell>
          <table:table-cell office:value-type="float" office:value="10024436">
            <text:p>10024436</text:p>
          </table:table-cell>
          <table:table-cell office:value-type="float" office:value="8320172">
            <text:p>832017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39687">
            <text:p>4839687</text:p>
          </table:table-cell>
          <table:table-cell office:value-type="float" office:value="11552128">
            <text:p>11552128</text:p>
          </table:table-cell>
          <table:table-cell office:value-type="float" office:value="9276028">
            <text:p>9276028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35415">
            <text:p>4935415</text:p>
          </table:table-cell>
          <table:table-cell office:value-type="float" office:value="10758906">
            <text:p>10758906</text:p>
          </table:table-cell>
          <table:table-cell office:value-type="float" office:value="8204582">
            <text:p>8204582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60649">
            <text:p>4860649</text:p>
          </table:table-cell>
          <table:table-cell office:value-type="float" office:value="11548120">
            <text:p>11548120</text:p>
          </table:table-cell>
          <table:table-cell office:value-type="float" office:value="8352824">
            <text:p>8352824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094800">
            <text:p>4094800</text:p>
          </table:table-cell>
          <table:table-cell office:value-type="float" office:value="10170723">
            <text:p>10170723</text:p>
          </table:table-cell>
          <table:table-cell office:value-type="float" office:value="7824419">
            <text:p>7824419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817394">
            <text:p>3817394</text:p>
          </table:table-cell>
          <table:table-cell office:value-type="float" office:value="9923582">
            <text:p>9923582</text:p>
          </table:table-cell>
          <table:table-cell office:value-type="float" office:value="8585461">
            <text:p>8585461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702548">
            <text:p>4702548</text:p>
          </table:table-cell>
          <table:table-cell office:value-type="float" office:value="11557517">
            <text:p>11557517</text:p>
          </table:table-cell>
          <table:table-cell office:value-type="float" office:value="7737674">
            <text:p>7737674</text:p>
          </table:table-cell>
          <table:table-cell table:number-columns-repeated="1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38036">
            <text:p>4938036</text:p>
          </table:table-cell>
          <table:table-cell office:value-type="float" office:value="10453228">
            <text:p>10453228</text:p>
          </table:table-cell>
          <table:table-cell office:value-type="float" office:value="9224365">
            <text:p>9224365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139739">
            <text:p>4139739</text:p>
          </table:table-cell>
          <table:table-cell office:value-type="float" office:value="11010866">
            <text:p>11010866</text:p>
          </table:table-cell>
          <table:table-cell office:value-type="float" office:value="13891472">
            <text:p>13891472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01582">
            <text:p>5601582</text:p>
          </table:table-cell>
          <table:table-cell office:value-type="float" office:value="10750465">
            <text:p>10750465</text:p>
          </table:table-cell>
          <table:table-cell office:value-type="float" office:value="8895158">
            <text:p>8895158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487728">
            <text:p>4487728</text:p>
          </table:table-cell>
          <table:table-cell office:value-type="float" office:value="11462049">
            <text:p>11462049</text:p>
          </table:table-cell>
          <table:table-cell office:value-type="float" office:value="12152602">
            <text:p>12152602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203142">
            <text:p>4203142</text:p>
          </table:table-cell>
          <table:table-cell office:value-type="float" office:value="10592275">
            <text:p>10592275</text:p>
          </table:table-cell>
          <table:table-cell office:value-type="float" office:value="8168568">
            <text:p>8168568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590212">
            <text:p>4590212</text:p>
          </table:table-cell>
          <table:table-cell office:value-type="float" office:value="11428148">
            <text:p>11428148</text:p>
          </table:table-cell>
          <table:table-cell office:value-type="float" office:value="8056400">
            <text:p>8056400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79270">
            <text:p>4879270</text:p>
          </table:table-cell>
          <table:table-cell office:value-type="float" office:value="12029966">
            <text:p>12029966</text:p>
          </table:table-cell>
          <table:table-cell office:value-type="float" office:value="8554025">
            <text:p>8554025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064000">
            <text:p>6064000</text:p>
          </table:table-cell>
          <table:table-cell office:value-type="float" office:value="9721283">
            <text:p>9721283</text:p>
          </table:table-cell>
          <table:table-cell office:value-type="float" office:value="9038207">
            <text:p>9038207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40764">
            <text:p>4940764</text:p>
          </table:table-cell>
          <table:table-cell office:value-type="float" office:value="11243108">
            <text:p>11243108</text:p>
          </table:table-cell>
          <table:table-cell office:value-type="float" office:value="9585031">
            <text:p>9585031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10585">
            <text:p>6210585</text:p>
          </table:table-cell>
          <table:table-cell office:value-type="float" office:value="11388817">
            <text:p>11388817</text:p>
          </table:table-cell>
          <table:table-cell office:value-type="float" office:value="9348795">
            <text:p>9348795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08142">
            <text:p>5308142</text:p>
          </table:table-cell>
          <table:table-cell office:value-type="float" office:value="12045506">
            <text:p>12045506</text:p>
          </table:table-cell>
          <table:table-cell office:value-type="float" office:value="9784400">
            <text:p>9784400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39799">
            <text:p>5039799</text:p>
          </table:table-cell>
          <table:table-cell office:value-type="float" office:value="11487653">
            <text:p>11487653</text:p>
          </table:table-cell>
          <table:table-cell office:value-type="float" office:value="7777766">
            <text:p>7777766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96481">
            <text:p>3996481</text:p>
          </table:table-cell>
          <table:table-cell office:value-type="float" office:value="10349558">
            <text:p>10349558</text:p>
          </table:table-cell>
          <table:table-cell office:value-type="float" office:value="10727241">
            <text:p>10727241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396172">
            <text:p>4396172</text:p>
          </table:table-cell>
          <table:table-cell office:value-type="float" office:value="11747675">
            <text:p>11747675</text:p>
          </table:table-cell>
          <table:table-cell office:value-type="float" office:value="9716580">
            <text:p>9716580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12875">
            <text:p>5012875</text:p>
          </table:table-cell>
          <table:table-cell office:value-type="float" office:value="17301796">
            <text:p>17301796</text:p>
          </table:table-cell>
          <table:table-cell office:value-type="float" office:value="8123313">
            <text:p>8123313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60142">
            <text:p>4860142</text:p>
          </table:table-cell>
          <table:table-cell office:value-type="float" office:value="11300057">
            <text:p>11300057</text:p>
          </table:table-cell>
          <table:table-cell office:value-type="float" office:value="8282338">
            <text:p>8282338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252847">
            <text:p>4252847</text:p>
          </table:table-cell>
          <table:table-cell office:value-type="float" office:value="12682016">
            <text:p>12682016</text:p>
          </table:table-cell>
          <table:table-cell office:value-type="float" office:value="8920886">
            <text:p>8920886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06833">
            <text:p>5306833</text:p>
          </table:table-cell>
          <table:table-cell office:value-type="float" office:value="11800600">
            <text:p>11800600</text:p>
          </table:table-cell>
          <table:table-cell office:value-type="float" office:value="8439359">
            <text:p>8439359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728127">
            <text:p>4728127</text:p>
          </table:table-cell>
          <table:table-cell office:value-type="float" office:value="10645384">
            <text:p>10645384</text:p>
          </table:table-cell>
          <table:table-cell office:value-type="float" office:value="9224266">
            <text:p>9224266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02621">
            <text:p>5602621</text:p>
          </table:table-cell>
          <table:table-cell office:value-type="float" office:value="11060313">
            <text:p>11060313</text:p>
          </table:table-cell>
          <table:table-cell office:value-type="float" office:value="9013280">
            <text:p>9013280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36302">
            <text:p>5236302</text:p>
          </table:table-cell>
          <table:table-cell office:value-type="float" office:value="9341646">
            <text:p>9341646</text:p>
          </table:table-cell>
          <table:table-cell office:value-type="float" office:value="9131979">
            <text:p>9131979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17480">
            <text:p>5217480</text:p>
          </table:table-cell>
          <table:table-cell office:value-type="float" office:value="9945896">
            <text:p>9945896</text:p>
          </table:table-cell>
          <table:table-cell office:value-type="float" office:value="8249512">
            <text:p>8249512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87605">
            <text:p>5287605</text:p>
          </table:table-cell>
          <table:table-cell office:value-type="float" office:value="10839615">
            <text:p>10839615</text:p>
          </table:table-cell>
          <table:table-cell office:value-type="float" office:value="8772153">
            <text:p>8772153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095338">
            <text:p>4095338</text:p>
          </table:table-cell>
          <table:table-cell office:value-type="float" office:value="10861957">
            <text:p>10861957</text:p>
          </table:table-cell>
          <table:table-cell office:value-type="float" office:value="8380146">
            <text:p>8380146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327715">
            <text:p>4327715</text:p>
          </table:table-cell>
          <table:table-cell office:value-type="float" office:value="10047611">
            <text:p>10047611</text:p>
          </table:table-cell>
          <table:table-cell office:value-type="float" office:value="8645890">
            <text:p>8645890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759370">
            <text:p>4759370</text:p>
          </table:table-cell>
          <table:table-cell office:value-type="float" office:value="10314301">
            <text:p>10314301</text:p>
          </table:table-cell>
          <table:table-cell office:value-type="float" office:value="8836886">
            <text:p>8836886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92134">
            <text:p>4992134</text:p>
          </table:table-cell>
          <table:table-cell office:value-type="float" office:value="10857282">
            <text:p>10857282</text:p>
          </table:table-cell>
          <table:table-cell office:value-type="float" office:value="9793672">
            <text:p>9793672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95262">
            <text:p>5095262</text:p>
          </table:table-cell>
          <table:table-cell office:value-type="float" office:value="10937577">
            <text:p>10937577</text:p>
          </table:table-cell>
          <table:table-cell office:value-type="float" office:value="8883752">
            <text:p>8883752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377715">
            <text:p>4377715</text:p>
          </table:table-cell>
          <table:table-cell office:value-type="float" office:value="11213543">
            <text:p>11213543</text:p>
          </table:table-cell>
          <table:table-cell office:value-type="float" office:value="8791890">
            <text:p>8791890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86934">
            <text:p>4886934</text:p>
          </table:table-cell>
          <table:table-cell office:value-type="float" office:value="10564225">
            <text:p>10564225</text:p>
          </table:table-cell>
          <table:table-cell office:value-type="float" office:value="9223961">
            <text:p>9223961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02109">
            <text:p>4902109</text:p>
          </table:table-cell>
          <table:table-cell office:value-type="float" office:value="10403225">
            <text:p>10403225</text:p>
          </table:table-cell>
          <table:table-cell office:value-type="float" office:value="9352403">
            <text:p>9352403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15529">
            <text:p>5315529</text:p>
          </table:table-cell>
          <table:table-cell office:value-type="float" office:value="11335201">
            <text:p>11335201</text:p>
          </table:table-cell>
          <table:table-cell office:value-type="float" office:value="9036610">
            <text:p>9036610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84309">
            <text:p>5184309</text:p>
          </table:table-cell>
          <table:table-cell office:value-type="float" office:value="10276124">
            <text:p>10276124</text:p>
          </table:table-cell>
          <table:table-cell office:value-type="float" office:value="10491917">
            <text:p>10491917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60105">
            <text:p>5060105</text:p>
          </table:table-cell>
          <table:table-cell office:value-type="float" office:value="11027218">
            <text:p>11027218</text:p>
          </table:table-cell>
          <table:table-cell office:value-type="float" office:value="9080855">
            <text:p>9080855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614484">
            <text:p>4614484</text:p>
          </table:table-cell>
          <table:table-cell office:value-type="float" office:value="12069429">
            <text:p>12069429</text:p>
          </table:table-cell>
          <table:table-cell office:value-type="float" office:value="8560989">
            <text:p>8560989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495932">
            <text:p>5495932</text:p>
          </table:table-cell>
          <table:table-cell office:value-type="float" office:value="10515223">
            <text:p>10515223</text:p>
          </table:table-cell>
          <table:table-cell office:value-type="float" office:value="9427479">
            <text:p>9427479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546718">
            <text:p>4546718</text:p>
          </table:table-cell>
          <table:table-cell office:value-type="float" office:value="10547382">
            <text:p>10547382</text:p>
          </table:table-cell>
          <table:table-cell office:value-type="float" office:value="9597893">
            <text:p>9597893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486788">
            <text:p>5486788</text:p>
          </table:table-cell>
          <table:table-cell office:value-type="float" office:value="9807888">
            <text:p>9807888</text:p>
          </table:table-cell>
          <table:table-cell office:value-type="float" office:value="8449408">
            <text:p>8449408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39541">
            <text:p>5239541</text:p>
          </table:table-cell>
          <table:table-cell office:value-type="float" office:value="9073961">
            <text:p>9073961</text:p>
          </table:table-cell>
          <table:table-cell office:value-type="float" office:value="11783448">
            <text:p>11783448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59558">
            <text:p>6259558</text:p>
          </table:table-cell>
          <table:table-cell office:value-type="float" office:value="11124283">
            <text:p>11124283</text:p>
          </table:table-cell>
          <table:table-cell office:value-type="float" office:value="9664387">
            <text:p>9664387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44043">
            <text:p>4944043</text:p>
          </table:table-cell>
          <table:table-cell office:value-type="float" office:value="10896961">
            <text:p>10896961</text:p>
          </table:table-cell>
          <table:table-cell office:value-type="float" office:value="8558301">
            <text:p>8558301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59355">
            <text:p>5059355</text:p>
          </table:table-cell>
          <table:table-cell office:value-type="float" office:value="11743804">
            <text:p>11743804</text:p>
          </table:table-cell>
          <table:table-cell office:value-type="float" office:value="8599714">
            <text:p>8599714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798320">
            <text:p>3798320</text:p>
          </table:table-cell>
          <table:table-cell office:value-type="float" office:value="10920199">
            <text:p>10920199</text:p>
          </table:table-cell>
          <table:table-cell office:value-type="float" office:value="8945979">
            <text:p>8945979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437819">
            <text:p>4437819</text:p>
          </table:table-cell>
          <table:table-cell office:value-type="float" office:value="10639445">
            <text:p>10639445</text:p>
          </table:table-cell>
          <table:table-cell office:value-type="float" office:value="9179616">
            <text:p>9179616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35603">
            <text:p>5035603</text:p>
          </table:table-cell>
          <table:table-cell office:value-type="float" office:value="10736866">
            <text:p>10736866</text:p>
          </table:table-cell>
          <table:table-cell office:value-type="float" office:value="8888005">
            <text:p>8888005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20462">
            <text:p>5120462</text:p>
          </table:table-cell>
          <table:table-cell office:value-type="float" office:value="11958520">
            <text:p>11958520</text:p>
          </table:table-cell>
          <table:table-cell office:value-type="float" office:value="9361966">
            <text:p>9361966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44748">
            <text:p>5144748</text:p>
          </table:table-cell>
          <table:table-cell office:value-type="float" office:value="12185999">
            <text:p>12185999</text:p>
          </table:table-cell>
          <table:table-cell office:value-type="float" office:value="8517882">
            <text:p>8517882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488624">
            <text:p>5488624</text:p>
          </table:table-cell>
          <table:table-cell office:value-type="float" office:value="10393338">
            <text:p>10393338</text:p>
          </table:table-cell>
          <table:table-cell office:value-type="float" office:value="10046232">
            <text:p>10046232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645811">
            <text:p>4645811</text:p>
          </table:table-cell>
          <table:table-cell office:value-type="float" office:value="13792573">
            <text:p>13792573</text:p>
          </table:table-cell>
          <table:table-cell office:value-type="float" office:value="7567851">
            <text:p>7567851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76617">
            <text:p>5176617</text:p>
          </table:table-cell>
          <table:table-cell office:value-type="float" office:value="9527823">
            <text:p>9527823</text:p>
          </table:table-cell>
          <table:table-cell office:value-type="float" office:value="8627307">
            <text:p>8627307</text:p>
          </table:table-cell>
          <table:table-cell table:number-columns-repeated="1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74127">
            <text:p>4874127</text:p>
          </table:table-cell>
          <table:table-cell office:value-type="float" office:value="10218645">
            <text:p>10218645</text:p>
          </table:table-cell>
          <table:table-cell office:value-type="float" office:value="9555178">
            <text:p>9555178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580886">
            <text:p>4580886</text:p>
          </table:table-cell>
          <table:table-cell office:value-type="float" office:value="13361292">
            <text:p>13361292</text:p>
          </table:table-cell>
          <table:table-cell office:value-type="float" office:value="9317343">
            <text:p>9317343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58359">
            <text:p>5258359</text:p>
          </table:table-cell>
          <table:table-cell office:value-type="float" office:value="10822643">
            <text:p>10822643</text:p>
          </table:table-cell>
          <table:table-cell office:value-type="float" office:value="8816401">
            <text:p>881640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87231">
            <text:p>5487231</text:p>
          </table:table-cell>
          <table:table-cell office:value-type="float" office:value="10637538">
            <text:p>10637538</text:p>
          </table:table-cell>
          <table:table-cell office:value-type="float" office:value="9522260">
            <text:p>9522260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685155">
            <text:p>4685155</text:p>
          </table:table-cell>
          <table:table-cell office:value-type="float" office:value="11027653">
            <text:p>11027653</text:p>
          </table:table-cell>
          <table:table-cell office:value-type="float" office:value="11108400">
            <text:p>11108400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972664">
            <text:p>4972664</text:p>
          </table:table-cell>
          <table:table-cell office:value-type="float" office:value="12051308">
            <text:p>12051308</text:p>
          </table:table-cell>
          <table:table-cell office:value-type="float" office:value="9009850">
            <text:p>9009850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905430">
            <text:p>4905430</text:p>
          </table:table-cell>
          <table:table-cell office:value-type="float" office:value="13868540">
            <text:p>13868540</text:p>
          </table:table-cell>
          <table:table-cell office:value-type="float" office:value="8348941">
            <text:p>834894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450670">
            <text:p>4450670</text:p>
          </table:table-cell>
          <table:table-cell office:value-type="float" office:value="11345151">
            <text:p>11345151</text:p>
          </table:table-cell>
          <table:table-cell office:value-type="float" office:value="9310143">
            <text:p>9310143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943978">
            <text:p>4943978</text:p>
          </table:table-cell>
          <table:table-cell office:value-type="float" office:value="11768534">
            <text:p>11768534</text:p>
          </table:table-cell>
          <table:table-cell office:value-type="float" office:value="9124145">
            <text:p>9124145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773193">
            <text:p>4773193</text:p>
          </table:table-cell>
          <table:table-cell office:value-type="float" office:value="11137417">
            <text:p>11137417</text:p>
          </table:table-cell>
          <table:table-cell office:value-type="float" office:value="9113639">
            <text:p>9113639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578478">
            <text:p>5578478</text:p>
          </table:table-cell>
          <table:table-cell office:value-type="float" office:value="11414833">
            <text:p>11414833</text:p>
          </table:table-cell>
          <table:table-cell office:value-type="float" office:value="9001904">
            <text:p>900190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845161">
            <text:p>4845161</text:p>
          </table:table-cell>
          <table:table-cell office:value-type="float" office:value="10267236">
            <text:p>10267236</text:p>
          </table:table-cell>
          <table:table-cell office:value-type="float" office:value="9479931">
            <text:p>947993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856866">
            <text:p>4856866</text:p>
          </table:table-cell>
          <table:table-cell office:value-type="float" office:value="10730527">
            <text:p>10730527</text:p>
          </table:table-cell>
          <table:table-cell office:value-type="float" office:value="8901722">
            <text:p>8901722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775163">
            <text:p>4775163</text:p>
          </table:table-cell>
          <table:table-cell office:value-type="float" office:value="10962505">
            <text:p>10962505</text:p>
          </table:table-cell>
          <table:table-cell office:value-type="float" office:value="9729870">
            <text:p>9729870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788236">
            <text:p>5788236</text:p>
          </table:table-cell>
          <table:table-cell office:value-type="float" office:value="11139537">
            <text:p>11139537</text:p>
          </table:table-cell>
          <table:table-cell office:value-type="float" office:value="9117725">
            <text:p>9117725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918846">
            <text:p>4918846</text:p>
          </table:table-cell>
          <table:table-cell office:value-type="float" office:value="11222728">
            <text:p>11222728</text:p>
          </table:table-cell>
          <table:table-cell office:value-type="float" office:value="11586670">
            <text:p>11586670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662557">
            <text:p>5662557</text:p>
          </table:table-cell>
          <table:table-cell office:value-type="float" office:value="9604516">
            <text:p>9604516</text:p>
          </table:table-cell>
          <table:table-cell office:value-type="float" office:value="9618501">
            <text:p>961850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706707">
            <text:p>4706707</text:p>
          </table:table-cell>
          <table:table-cell office:value-type="float" office:value="12271406">
            <text:p>12271406</text:p>
          </table:table-cell>
          <table:table-cell office:value-type="float" office:value="9659492">
            <text:p>9659492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694706">
            <text:p>4694706</text:p>
          </table:table-cell>
          <table:table-cell office:value-type="float" office:value="11839336">
            <text:p>11839336</text:p>
          </table:table-cell>
          <table:table-cell office:value-type="float" office:value="9352164">
            <text:p>935216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992456">
            <text:p>5992456</text:p>
          </table:table-cell>
          <table:table-cell office:value-type="float" office:value="10215896">
            <text:p>10215896</text:p>
          </table:table-cell>
          <table:table-cell office:value-type="float" office:value="9734098">
            <text:p>9734098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63522">
            <text:p>5063522</text:p>
          </table:table-cell>
          <table:table-cell office:value-type="float" office:value="12029725">
            <text:p>12029725</text:p>
          </table:table-cell>
          <table:table-cell office:value-type="float" office:value="9409315">
            <text:p>9409315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19115">
            <text:p>5019115</text:p>
          </table:table-cell>
          <table:table-cell office:value-type="float" office:value="11471666">
            <text:p>11471666</text:p>
          </table:table-cell>
          <table:table-cell office:value-type="float" office:value="9960412">
            <text:p>9960412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17116">
            <text:p>5017116</text:p>
          </table:table-cell>
          <table:table-cell office:value-type="float" office:value="11490535">
            <text:p>11490535</text:p>
          </table:table-cell>
          <table:table-cell office:value-type="float" office:value="8848205">
            <text:p>8848205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568888">
            <text:p>5568888</text:p>
          </table:table-cell>
          <table:table-cell office:value-type="float" office:value="10736633">
            <text:p>10736633</text:p>
          </table:table-cell>
          <table:table-cell office:value-type="float" office:value="8260173">
            <text:p>8260173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818453">
            <text:p>4818453</text:p>
          </table:table-cell>
          <table:table-cell office:value-type="float" office:value="11124147">
            <text:p>11124147</text:p>
          </table:table-cell>
          <table:table-cell office:value-type="float" office:value="11814535">
            <text:p>11814535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50141">
            <text:p>6350141</text:p>
          </table:table-cell>
          <table:table-cell office:value-type="float" office:value="11182114">
            <text:p>11182114</text:p>
          </table:table-cell>
          <table:table-cell office:value-type="float" office:value="9467770">
            <text:p>9467770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04364">
            <text:p>5004364</text:p>
          </table:table-cell>
          <table:table-cell office:value-type="float" office:value="10545947">
            <text:p>10545947</text:p>
          </table:table-cell>
          <table:table-cell office:value-type="float" office:value="9123882">
            <text:p>9123882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22330">
            <text:p>5222330</text:p>
          </table:table-cell>
          <table:table-cell office:value-type="float" office:value="13219671">
            <text:p>13219671</text:p>
          </table:table-cell>
          <table:table-cell office:value-type="float" office:value="9595444">
            <text:p>959544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42820">
            <text:p>5042820</text:p>
          </table:table-cell>
          <table:table-cell office:value-type="float" office:value="11316661">
            <text:p>11316661</text:p>
          </table:table-cell>
          <table:table-cell office:value-type="float" office:value="9036098">
            <text:p>9036098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625043">
            <text:p>4625043</text:p>
          </table:table-cell>
          <table:table-cell office:value-type="float" office:value="10994856">
            <text:p>10994856</text:p>
          </table:table-cell>
          <table:table-cell office:value-type="float" office:value="8868837">
            <text:p>8868837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664913">
            <text:p>5664913</text:p>
          </table:table-cell>
          <table:table-cell office:value-type="float" office:value="10921708">
            <text:p>10921708</text:p>
          </table:table-cell>
          <table:table-cell office:value-type="float" office:value="10085813">
            <text:p>10085813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274978">
            <text:p>4274978</text:p>
          </table:table-cell>
          <table:table-cell office:value-type="float" office:value="10539455">
            <text:p>10539455</text:p>
          </table:table-cell>
          <table:table-cell office:value-type="float" office:value="9750171">
            <text:p>975017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42772">
            <text:p>5042772</text:p>
          </table:table-cell>
          <table:table-cell office:value-type="float" office:value="13933447">
            <text:p>13933447</text:p>
          </table:table-cell>
          <table:table-cell office:value-type="float" office:value="9315704">
            <text:p>931570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225917">
            <text:p>4225917</text:p>
          </table:table-cell>
          <table:table-cell office:value-type="float" office:value="10402994">
            <text:p>10402994</text:p>
          </table:table-cell>
          <table:table-cell office:value-type="float" office:value="12811164">
            <text:p>1281116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444614">
            <text:p>4444614</text:p>
          </table:table-cell>
          <table:table-cell office:value-type="float" office:value="10199282">
            <text:p>10199282</text:p>
          </table:table-cell>
          <table:table-cell office:value-type="float" office:value="12298564">
            <text:p>1229856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78188">
            <text:p>5478188</text:p>
          </table:table-cell>
          <table:table-cell office:value-type="float" office:value="12051164">
            <text:p>12051164</text:p>
          </table:table-cell>
          <table:table-cell office:value-type="float" office:value="8589019">
            <text:p>8589019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234514">
            <text:p>4234514</text:p>
          </table:table-cell>
          <table:table-cell office:value-type="float" office:value="10016879">
            <text:p>10016879</text:p>
          </table:table-cell>
          <table:table-cell office:value-type="float" office:value="12014811">
            <text:p>1201481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799340">
            <text:p>4799340</text:p>
          </table:table-cell>
          <table:table-cell office:value-type="float" office:value="11531221">
            <text:p>11531221</text:p>
          </table:table-cell>
          <table:table-cell office:value-type="float" office:value="11158505">
            <text:p>11158505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361523">
            <text:p>5361523</text:p>
          </table:table-cell>
          <table:table-cell office:value-type="float" office:value="10913185">
            <text:p>10913185</text:p>
          </table:table-cell>
          <table:table-cell office:value-type="float" office:value="12248408">
            <text:p>12248408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175967">
            <text:p>4175967</text:p>
          </table:table-cell>
          <table:table-cell office:value-type="float" office:value="11192552">
            <text:p>11192552</text:p>
          </table:table-cell>
          <table:table-cell office:value-type="float" office:value="9483902">
            <text:p>9483902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612661">
            <text:p>4612661</text:p>
          </table:table-cell>
          <table:table-cell office:value-type="float" office:value="11969984">
            <text:p>11969984</text:p>
          </table:table-cell>
          <table:table-cell office:value-type="float" office:value="12344865">
            <text:p>12344865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03470">
            <text:p>5403470</text:p>
          </table:table-cell>
          <table:table-cell office:value-type="float" office:value="11444345">
            <text:p>11444345</text:p>
          </table:table-cell>
          <table:table-cell office:value-type="float" office:value="9035026">
            <text:p>9035026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15732">
            <text:p>5415732</text:p>
          </table:table-cell>
          <table:table-cell office:value-type="float" office:value="11610586">
            <text:p>11610586</text:p>
          </table:table-cell>
          <table:table-cell office:value-type="float" office:value="14310359">
            <text:p>14310359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992996">
            <text:p>5992996</text:p>
          </table:table-cell>
          <table:table-cell office:value-type="float" office:value="10156432">
            <text:p>10156432</text:p>
          </table:table-cell>
          <table:table-cell office:value-type="float" office:value="11310004">
            <text:p>1131000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737293">
            <text:p>4737293</text:p>
          </table:table-cell>
          <table:table-cell office:value-type="float" office:value="18015589">
            <text:p>18015589</text:p>
          </table:table-cell>
          <table:table-cell office:value-type="float" office:value="13411383">
            <text:p>13411383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399282">
            <text:p>5399282</text:p>
          </table:table-cell>
          <table:table-cell office:value-type="float" office:value="10604496">
            <text:p>10604496</text:p>
          </table:table-cell>
          <table:table-cell office:value-type="float" office:value="10644510">
            <text:p>10644510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40566">
            <text:p>5140566</text:p>
          </table:table-cell>
          <table:table-cell office:value-type="float" office:value="10792799">
            <text:p>10792799</text:p>
          </table:table-cell>
          <table:table-cell office:value-type="float" office:value="9193318">
            <text:p>9193318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01985">
            <text:p>5101985</text:p>
          </table:table-cell>
          <table:table-cell office:value-type="float" office:value="10847525">
            <text:p>10847525</text:p>
          </table:table-cell>
          <table:table-cell office:value-type="float" office:value="9360891">
            <text:p>936089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219886">
            <text:p>10219886</text:p>
          </table:table-cell>
          <table:table-cell office:value-type="float" office:value="10085686">
            <text:p>10085686</text:p>
          </table:table-cell>
          <table:table-cell office:value-type="float" office:value="11629191">
            <text:p>11629191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111800">
            <text:p>7111800</text:p>
          </table:table-cell>
          <table:table-cell office:value-type="float" office:value="11278408">
            <text:p>11278408</text:p>
          </table:table-cell>
          <table:table-cell office:value-type="float" office:value="9721674">
            <text:p>972167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26282">
            <text:p>5426282</text:p>
          </table:table-cell>
          <table:table-cell office:value-type="float" office:value="10577417">
            <text:p>10577417</text:p>
          </table:table-cell>
          <table:table-cell office:value-type="float" office:value="9781965">
            <text:p>978196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96879">
            <text:p>5496879</text:p>
          </table:table-cell>
          <table:table-cell office:value-type="float" office:value="11543127">
            <text:p>11543127</text:p>
          </table:table-cell>
          <table:table-cell office:value-type="float" office:value="11334609">
            <text:p>11334609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549174">
            <text:p>5549174</text:p>
          </table:table-cell>
          <table:table-cell office:value-type="float" office:value="11531363">
            <text:p>11531363</text:p>
          </table:table-cell>
          <table:table-cell office:value-type="float" office:value="9614755">
            <text:p>961475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924155">
            <text:p>5924155</text:p>
          </table:table-cell>
          <table:table-cell office:value-type="float" office:value="11540592">
            <text:p>11540592</text:p>
          </table:table-cell>
          <table:table-cell office:value-type="float" office:value="8983865">
            <text:p>898386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13927">
            <text:p>4813927</text:p>
          </table:table-cell>
          <table:table-cell office:value-type="float" office:value="11377271">
            <text:p>11377271</text:p>
          </table:table-cell>
          <table:table-cell office:value-type="float" office:value="9844890">
            <text:p>9844890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437289">
            <text:p>4437289</text:p>
          </table:table-cell>
          <table:table-cell office:value-type="float" office:value="13010905">
            <text:p>13010905</text:p>
          </table:table-cell>
          <table:table-cell office:value-type="float" office:value="11369030">
            <text:p>11369030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12869">
            <text:p>5412869</text:p>
          </table:table-cell>
          <table:table-cell office:value-type="float" office:value="11059541">
            <text:p>11059541</text:p>
          </table:table-cell>
          <table:table-cell office:value-type="float" office:value="10666118">
            <text:p>10666118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43879">
            <text:p>5043879</text:p>
          </table:table-cell>
          <table:table-cell office:value-type="float" office:value="11327013">
            <text:p>11327013</text:p>
          </table:table-cell>
          <table:table-cell office:value-type="float" office:value="9782106">
            <text:p>9782106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91840">
            <text:p>5691840</text:p>
          </table:table-cell>
          <table:table-cell office:value-type="float" office:value="10534388">
            <text:p>10534388</text:p>
          </table:table-cell>
          <table:table-cell office:value-type="float" office:value="8468957">
            <text:p>8468957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811448">
            <text:p>5811448</text:p>
          </table:table-cell>
          <table:table-cell office:value-type="float" office:value="11887072">
            <text:p>11887072</text:p>
          </table:table-cell>
          <table:table-cell office:value-type="float" office:value="10041284">
            <text:p>10041284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34518">
            <text:p>4834518</text:p>
          </table:table-cell>
          <table:table-cell office:value-type="float" office:value="10442493">
            <text:p>10442493</text:p>
          </table:table-cell>
          <table:table-cell office:value-type="float" office:value="9151739">
            <text:p>9151739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365566">
            <text:p>5365566</text:p>
          </table:table-cell>
          <table:table-cell office:value-type="float" office:value="11391242">
            <text:p>11391242</text:p>
          </table:table-cell>
          <table:table-cell office:value-type="float" office:value="10377052">
            <text:p>10377052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541122">
            <text:p>4541122</text:p>
          </table:table-cell>
          <table:table-cell office:value-type="float" office:value="11264533">
            <text:p>11264533</text:p>
          </table:table-cell>
          <table:table-cell office:value-type="float" office:value="8932314">
            <text:p>8932314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990283">
            <text:p>5990283</text:p>
          </table:table-cell>
          <table:table-cell office:value-type="float" office:value="11117643">
            <text:p>11117643</text:p>
          </table:table-cell>
          <table:table-cell office:value-type="float" office:value="9627295">
            <text:p>962729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116482">
            <text:p>5116482</text:p>
          </table:table-cell>
          <table:table-cell office:value-type="float" office:value="10998347">
            <text:p>10998347</text:p>
          </table:table-cell>
          <table:table-cell office:value-type="float" office:value="10056994">
            <text:p>10056994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32444">
            <text:p>4932444</text:p>
          </table:table-cell>
          <table:table-cell office:value-type="float" office:value="10513678">
            <text:p>10513678</text:p>
          </table:table-cell>
          <table:table-cell office:value-type="float" office:value="8949831">
            <text:p>8949831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81161">
            <text:p>4881161</text:p>
          </table:table-cell>
          <table:table-cell office:value-type="float" office:value="10991564">
            <text:p>10991564</text:p>
          </table:table-cell>
          <table:table-cell office:value-type="float" office:value="9335570">
            <text:p>9335570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523295">
            <text:p>5523295</text:p>
          </table:table-cell>
          <table:table-cell office:value-type="float" office:value="11014917">
            <text:p>11014917</text:p>
          </table:table-cell>
          <table:table-cell office:value-type="float" office:value="9431364">
            <text:p>9431364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43087">
            <text:p>5443087</text:p>
          </table:table-cell>
          <table:table-cell office:value-type="float" office:value="11270572">
            <text:p>11270572</text:p>
          </table:table-cell>
          <table:table-cell office:value-type="float" office:value="10409630">
            <text:p>10409630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04584">
            <text:p>5004584</text:p>
          </table:table-cell>
          <table:table-cell office:value-type="float" office:value="11575630">
            <text:p>11575630</text:p>
          </table:table-cell>
          <table:table-cell office:value-type="float" office:value="9000346">
            <text:p>9000346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91307">
            <text:p>4891307</text:p>
          </table:table-cell>
          <table:table-cell office:value-type="float" office:value="12628427">
            <text:p>12628427</text:p>
          </table:table-cell>
          <table:table-cell office:value-type="float" office:value="10148411">
            <text:p>10148411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17495">
            <text:p>4817495</text:p>
          </table:table-cell>
          <table:table-cell office:value-type="float" office:value="11093292">
            <text:p>11093292</text:p>
          </table:table-cell>
          <table:table-cell office:value-type="float" office:value="10547328">
            <text:p>10547328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51853">
            <text:p>5651853</text:p>
          </table:table-cell>
          <table:table-cell office:value-type="float" office:value="10541486">
            <text:p>10541486</text:p>
          </table:table-cell>
          <table:table-cell office:value-type="float" office:value="9539478">
            <text:p>9539478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95624">
            <text:p>5695624</text:p>
          </table:table-cell>
          <table:table-cell office:value-type="float" office:value="13382423">
            <text:p>13382423</text:p>
          </table:table-cell>
          <table:table-cell office:value-type="float" office:value="9246555">
            <text:p>924655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90590">
            <text:p>5290590</text:p>
          </table:table-cell>
          <table:table-cell office:value-type="float" office:value="11260470">
            <text:p>11260470</text:p>
          </table:table-cell>
          <table:table-cell office:value-type="float" office:value="10935125">
            <text:p>1093512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50673">
            <text:p>4850673</text:p>
          </table:table-cell>
          <table:table-cell office:value-type="float" office:value="11873555">
            <text:p>11873555</text:p>
          </table:table-cell>
          <table:table-cell office:value-type="float" office:value="10625798">
            <text:p>10625798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55822">
            <text:p>5255822</text:p>
          </table:table-cell>
          <table:table-cell office:value-type="float" office:value="11169091">
            <text:p>11169091</text:p>
          </table:table-cell>
          <table:table-cell office:value-type="float" office:value="9944329">
            <text:p>9944329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508851">
            <text:p>5508851</text:p>
          </table:table-cell>
          <table:table-cell office:value-type="float" office:value="11461535">
            <text:p>11461535</text:p>
          </table:table-cell>
          <table:table-cell office:value-type="float" office:value="9868135">
            <text:p>986813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378137">
            <text:p>4378137</text:p>
          </table:table-cell>
          <table:table-cell office:value-type="float" office:value="12817160">
            <text:p>12817160</text:p>
          </table:table-cell>
          <table:table-cell office:value-type="float" office:value="9709523">
            <text:p>9709523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142582">
            <text:p>5142582</text:p>
          </table:table-cell>
          <table:table-cell office:value-type="float" office:value="11086896">
            <text:p>11086896</text:p>
          </table:table-cell>
          <table:table-cell office:value-type="float" office:value="8934940">
            <text:p>8934940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72669">
            <text:p>4972669</text:p>
          </table:table-cell>
          <table:table-cell office:value-type="float" office:value="10896402">
            <text:p>10896402</text:p>
          </table:table-cell>
          <table:table-cell office:value-type="float" office:value="12833061">
            <text:p>12833061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484116">
            <text:p>4484116</text:p>
          </table:table-cell>
          <table:table-cell office:value-type="float" office:value="11053918">
            <text:p>11053918</text:p>
          </table:table-cell>
          <table:table-cell office:value-type="float" office:value="10776662">
            <text:p>10776662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69542">
            <text:p>5069542</text:p>
          </table:table-cell>
          <table:table-cell office:value-type="float" office:value="12047815">
            <text:p>12047815</text:p>
          </table:table-cell>
          <table:table-cell office:value-type="float" office:value="10309386">
            <text:p>10309386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32768">
            <text:p>4832768</text:p>
          </table:table-cell>
          <table:table-cell office:value-type="float" office:value="11353751">
            <text:p>11353751</text:p>
          </table:table-cell>
          <table:table-cell office:value-type="float" office:value="12169965">
            <text:p>1216996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653862">
            <text:p>4653862</text:p>
          </table:table-cell>
          <table:table-cell office:value-type="float" office:value="11794937">
            <text:p>11794937</text:p>
          </table:table-cell>
          <table:table-cell office:value-type="float" office:value="10100082">
            <text:p>10100082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39767">
            <text:p>5439767</text:p>
          </table:table-cell>
          <table:table-cell office:value-type="float" office:value="11764704">
            <text:p>11764704</text:p>
          </table:table-cell>
          <table:table-cell office:value-type="float" office:value="9447279">
            <text:p>9447279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771401">
            <text:p>4771401</text:p>
          </table:table-cell>
          <table:table-cell office:value-type="float" office:value="11515229">
            <text:p>11515229</text:p>
          </table:table-cell>
          <table:table-cell office:value-type="float" office:value="9608311">
            <text:p>9608311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872684">
            <text:p>5872684</text:p>
          </table:table-cell>
          <table:table-cell office:value-type="float" office:value="11120137">
            <text:p>11120137</text:p>
          </table:table-cell>
          <table:table-cell office:value-type="float" office:value="10560408">
            <text:p>10560408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18244">
            <text:p>5418244</text:p>
          </table:table-cell>
          <table:table-cell office:value-type="float" office:value="10320963">
            <text:p>10320963</text:p>
          </table:table-cell>
          <table:table-cell office:value-type="float" office:value="11146582">
            <text:p>11146582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81167">
            <text:p>4981167</text:p>
          </table:table-cell>
          <table:table-cell office:value-type="float" office:value="11328501">
            <text:p>11328501</text:p>
          </table:table-cell>
          <table:table-cell office:value-type="float" office:value="10358777">
            <text:p>10358777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02262">
            <text:p>4902262</text:p>
          </table:table-cell>
          <table:table-cell office:value-type="float" office:value="11734222">
            <text:p>11734222</text:p>
          </table:table-cell>
          <table:table-cell office:value-type="float" office:value="11749092">
            <text:p>11749092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27728">
            <text:p>5227728</text:p>
          </table:table-cell>
          <table:table-cell office:value-type="float" office:value="12356699">
            <text:p>12356699</text:p>
          </table:table-cell>
          <table:table-cell office:value-type="float" office:value="10868418">
            <text:p>10868418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832892">
            <text:p>4832892</text:p>
          </table:table-cell>
          <table:table-cell office:value-type="float" office:value="11539235">
            <text:p>11539235</text:p>
          </table:table-cell>
          <table:table-cell office:value-type="float" office:value="11666424">
            <text:p>11666424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97291">
            <text:p>4997291</text:p>
          </table:table-cell>
          <table:table-cell office:value-type="float" office:value="11339765">
            <text:p>11339765</text:p>
          </table:table-cell>
          <table:table-cell office:value-type="float" office:value="9261161">
            <text:p>9261161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310077">
            <text:p>4310077</text:p>
          </table:table-cell>
          <table:table-cell office:value-type="float" office:value="10571006">
            <text:p>10571006</text:p>
          </table:table-cell>
          <table:table-cell office:value-type="float" office:value="13710824">
            <text:p>13710824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32557">
            <text:p>4932557</text:p>
          </table:table-cell>
          <table:table-cell office:value-type="float" office:value="12125799">
            <text:p>12125799</text:p>
          </table:table-cell>
          <table:table-cell office:value-type="float" office:value="10211840">
            <text:p>10211840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86425">
            <text:p>5086425</text:p>
          </table:table-cell>
          <table:table-cell office:value-type="float" office:value="10623130">
            <text:p>10623130</text:p>
          </table:table-cell>
          <table:table-cell office:value-type="float" office:value="10514331">
            <text:p>10514331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27973">
            <text:p>5227973</text:p>
          </table:table-cell>
          <table:table-cell office:value-type="float" office:value="11184824">
            <text:p>11184824</text:p>
          </table:table-cell>
          <table:table-cell office:value-type="float" office:value="11454155">
            <text:p>11454155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315833">
            <text:p>5315833</text:p>
          </table:table-cell>
          <table:table-cell office:value-type="float" office:value="11873210">
            <text:p>11873210</text:p>
          </table:table-cell>
          <table:table-cell office:value-type="float" office:value="9786228">
            <text:p>9786228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655164">
            <text:p>4655164</text:p>
          </table:table-cell>
          <table:table-cell office:value-type="float" office:value="11178028">
            <text:p>11178028</text:p>
          </table:table-cell>
          <table:table-cell office:value-type="float" office:value="9481179">
            <text:p>9481179</text:p>
          </table:table-cell>
          <table:table-cell table:number-columns-repeated="1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551165">
            <text:p>5551165</text:p>
          </table:table-cell>
          <table:table-cell office:value-type="float" office:value="11884248">
            <text:p>11884248</text:p>
          </table:table-cell>
          <table:table-cell office:value-type="float" office:value="9651715">
            <text:p>9651715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987038">
            <text:p>5987038</text:p>
          </table:table-cell>
          <table:table-cell office:value-type="float" office:value="10548789">
            <text:p>10548789</text:p>
          </table:table-cell>
          <table:table-cell office:value-type="float" office:value="10368627">
            <text:p>10368627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358302">
            <text:p>5358302</text:p>
          </table:table-cell>
          <table:table-cell office:value-type="float" office:value="11633593">
            <text:p>11633593</text:p>
          </table:table-cell>
          <table:table-cell office:value-type="float" office:value="9664161">
            <text:p>9664161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933295">
            <text:p>5933295</text:p>
          </table:table-cell>
          <table:table-cell office:value-type="float" office:value="13361803">
            <text:p>13361803</text:p>
          </table:table-cell>
          <table:table-cell office:value-type="float" office:value="11100368">
            <text:p>11100368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876871">
            <text:p>4876871</text:p>
          </table:table-cell>
          <table:table-cell office:value-type="float" office:value="11415768">
            <text:p>11415768</text:p>
          </table:table-cell>
          <table:table-cell office:value-type="float" office:value="10046330">
            <text:p>10046330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783668">
            <text:p>4783668</text:p>
          </table:table-cell>
          <table:table-cell office:value-type="float" office:value="12308412">
            <text:p>12308412</text:p>
          </table:table-cell>
          <table:table-cell office:value-type="float" office:value="10598416">
            <text:p>10598416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56897">
            <text:p>5156897</text:p>
          </table:table-cell>
          <table:table-cell office:value-type="float" office:value="11976204">
            <text:p>11976204</text:p>
          </table:table-cell>
          <table:table-cell office:value-type="float" office:value="9382964">
            <text:p>9382964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36130">
            <text:p>5136130</text:p>
          </table:table-cell>
          <table:table-cell office:value-type="float" office:value="11956990">
            <text:p>11956990</text:p>
          </table:table-cell>
          <table:table-cell office:value-type="float" office:value="15111745">
            <text:p>15111745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910536">
            <text:p>5910536</text:p>
          </table:table-cell>
          <table:table-cell office:value-type="float" office:value="12161930">
            <text:p>12161930</text:p>
          </table:table-cell>
          <table:table-cell office:value-type="float" office:value="10066773">
            <text:p>10066773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795631">
            <text:p>4795631</text:p>
          </table:table-cell>
          <table:table-cell office:value-type="float" office:value="11781326">
            <text:p>11781326</text:p>
          </table:table-cell>
          <table:table-cell office:value-type="float" office:value="10624608">
            <text:p>10624608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744875">
            <text:p>4744875</text:p>
          </table:table-cell>
          <table:table-cell office:value-type="float" office:value="11343597">
            <text:p>11343597</text:p>
          </table:table-cell>
          <table:table-cell office:value-type="float" office:value="9835029">
            <text:p>9835029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89729">
            <text:p>5189729</text:p>
          </table:table-cell>
          <table:table-cell office:value-type="float" office:value="12375448">
            <text:p>12375448</text:p>
          </table:table-cell>
          <table:table-cell office:value-type="float" office:value="10006112">
            <text:p>10006112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087327">
            <text:p>5087327</text:p>
          </table:table-cell>
          <table:table-cell office:value-type="float" office:value="10530419">
            <text:p>10530419</text:p>
          </table:table-cell>
          <table:table-cell office:value-type="float" office:value="10342637">
            <text:p>10342637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089700">
            <text:p>6089700</text:p>
          </table:table-cell>
          <table:table-cell office:value-type="float" office:value="10899027">
            <text:p>10899027</text:p>
          </table:table-cell>
          <table:table-cell office:value-type="float" office:value="10532967">
            <text:p>10532967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51503">
            <text:p>5251503</text:p>
          </table:table-cell>
          <table:table-cell office:value-type="float" office:value="11608900">
            <text:p>11608900</text:p>
          </table:table-cell>
          <table:table-cell office:value-type="float" office:value="10116618">
            <text:p>10116618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827635">
            <text:p>4827635</text:p>
          </table:table-cell>
          <table:table-cell office:value-type="float" office:value="12002887">
            <text:p>12002887</text:p>
          </table:table-cell>
          <table:table-cell office:value-type="float" office:value="10333489">
            <text:p>10333489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489993">
            <text:p>5489993</text:p>
          </table:table-cell>
          <table:table-cell office:value-type="float" office:value="11432957">
            <text:p>11432957</text:p>
          </table:table-cell>
          <table:table-cell office:value-type="float" office:value="15664435">
            <text:p>15664435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874602">
            <text:p>4874602</text:p>
          </table:table-cell>
          <table:table-cell office:value-type="float" office:value="12214348">
            <text:p>12214348</text:p>
          </table:table-cell>
          <table:table-cell office:value-type="float" office:value="11351964">
            <text:p>11351964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091353">
            <text:p>6091353</text:p>
          </table:table-cell>
          <table:table-cell office:value-type="float" office:value="11414980">
            <text:p>11414980</text:p>
          </table:table-cell>
          <table:table-cell office:value-type="float" office:value="11532192">
            <text:p>11532192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675081">
            <text:p>4675081</text:p>
          </table:table-cell>
          <table:table-cell office:value-type="float" office:value="11894445">
            <text:p>11894445</text:p>
          </table:table-cell>
          <table:table-cell office:value-type="float" office:value="11452763">
            <text:p>11452763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034703">
            <text:p>6034703</text:p>
          </table:table-cell>
          <table:table-cell office:value-type="float" office:value="13942982">
            <text:p>13942982</text:p>
          </table:table-cell>
          <table:table-cell office:value-type="float" office:value="12145773">
            <text:p>12145773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389306">
            <text:p>5389306</text:p>
          </table:table-cell>
          <table:table-cell office:value-type="float" office:value="14609270">
            <text:p>14609270</text:p>
          </table:table-cell>
          <table:table-cell office:value-type="float" office:value="12749041">
            <text:p>12749041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637477">
            <text:p>5637477</text:p>
          </table:table-cell>
          <table:table-cell office:value-type="float" office:value="15331762">
            <text:p>15331762</text:p>
          </table:table-cell>
          <table:table-cell office:value-type="float" office:value="11689462">
            <text:p>11689462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845160">
            <text:p>4845160</text:p>
          </table:table-cell>
          <table:table-cell office:value-type="float" office:value="11304716">
            <text:p>11304716</text:p>
          </table:table-cell>
          <table:table-cell office:value-type="float" office:value="13871598">
            <text:p>13871598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686912">
            <text:p>6686912</text:p>
          </table:table-cell>
          <table:table-cell office:value-type="float" office:value="11711619">
            <text:p>11711619</text:p>
          </table:table-cell>
          <table:table-cell office:value-type="float" office:value="11686441">
            <text:p>11686441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728086">
            <text:p>4728086</text:p>
          </table:table-cell>
          <table:table-cell office:value-type="float" office:value="11882671">
            <text:p>11882671</text:p>
          </table:table-cell>
          <table:table-cell office:value-type="float" office:value="14392689">
            <text:p>14392689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90535">
            <text:p>5290535</text:p>
          </table:table-cell>
          <table:table-cell office:value-type="float" office:value="11578444">
            <text:p>11578444</text:p>
          </table:table-cell>
          <table:table-cell office:value-type="float" office:value="11141895">
            <text:p>11141895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955575">
            <text:p>5955575</text:p>
          </table:table-cell>
          <table:table-cell office:value-type="float" office:value="11481302">
            <text:p>11481302</text:p>
          </table:table-cell>
          <table:table-cell office:value-type="float" office:value="9886105">
            <text:p>9886105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062552">
            <text:p>5062552</text:p>
          </table:table-cell>
          <table:table-cell office:value-type="float" office:value="12405663">
            <text:p>12405663</text:p>
          </table:table-cell>
          <table:table-cell office:value-type="float" office:value="10151352">
            <text:p>10151352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606229">
            <text:p>5606229</text:p>
          </table:table-cell>
          <table:table-cell office:value-type="float" office:value="13060349">
            <text:p>13060349</text:p>
          </table:table-cell>
          <table:table-cell office:value-type="float" office:value="10045455">
            <text:p>10045455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69235">
            <text:p>5169235</text:p>
          </table:table-cell>
          <table:table-cell office:value-type="float" office:value="12853848">
            <text:p>12853848</text:p>
          </table:table-cell>
          <table:table-cell office:value-type="float" office:value="10163321">
            <text:p>10163321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069045">
            <text:p>5069045</text:p>
          </table:table-cell>
          <table:table-cell office:value-type="float" office:value="11339286">
            <text:p>11339286</text:p>
          </table:table-cell>
          <table:table-cell office:value-type="float" office:value="11951782">
            <text:p>11951782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92761">
            <text:p>5192761</text:p>
          </table:table-cell>
          <table:table-cell office:value-type="float" office:value="13043198">
            <text:p>13043198</text:p>
          </table:table-cell>
          <table:table-cell office:value-type="float" office:value="9759879">
            <text:p>9759879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796116">
            <text:p>5796116</text:p>
          </table:table-cell>
          <table:table-cell office:value-type="float" office:value="10718729">
            <text:p>10718729</text:p>
          </table:table-cell>
          <table:table-cell office:value-type="float" office:value="9856447">
            <text:p>9856447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000048">
            <text:p>5000048</text:p>
          </table:table-cell>
          <table:table-cell office:value-type="float" office:value="11711310">
            <text:p>11711310</text:p>
          </table:table-cell>
          <table:table-cell office:value-type="float" office:value="11028594">
            <text:p>11028594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965286">
            <text:p>4965286</text:p>
          </table:table-cell>
          <table:table-cell office:value-type="float" office:value="12790701">
            <text:p>12790701</text:p>
          </table:table-cell>
          <table:table-cell office:value-type="float" office:value="9699067">
            <text:p>9699067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378626">
            <text:p>5378626</text:p>
          </table:table-cell>
          <table:table-cell office:value-type="float" office:value="13205292">
            <text:p>13205292</text:p>
          </table:table-cell>
          <table:table-cell office:value-type="float" office:value="9273432">
            <text:p>9273432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27833">
            <text:p>5827833</text:p>
          </table:table-cell>
          <table:table-cell office:value-type="float" office:value="11510509">
            <text:p>11510509</text:p>
          </table:table-cell>
          <table:table-cell office:value-type="float" office:value="10071632">
            <text:p>10071632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90415">
            <text:p>5190415</text:p>
          </table:table-cell>
          <table:table-cell office:value-type="float" office:value="11760697">
            <text:p>11760697</text:p>
          </table:table-cell>
          <table:table-cell office:value-type="float" office:value="9500783">
            <text:p>9500783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509926">
            <text:p>5509926</text:p>
          </table:table-cell>
          <table:table-cell office:value-type="float" office:value="11047634">
            <text:p>11047634</text:p>
          </table:table-cell>
          <table:table-cell office:value-type="float" office:value="10929104">
            <text:p>10929104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960568">
            <text:p>4960568</text:p>
          </table:table-cell>
          <table:table-cell office:value-type="float" office:value="12321858">
            <text:p>12321858</text:p>
          </table:table-cell>
          <table:table-cell office:value-type="float" office:value="10478479">
            <text:p>10478479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903319">
            <text:p>5903319</text:p>
          </table:table-cell>
          <table:table-cell office:value-type="float" office:value="11079661">
            <text:p>11079661</text:p>
          </table:table-cell>
          <table:table-cell office:value-type="float" office:value="9804294">
            <text:p>9804294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924188">
            <text:p>4924188</text:p>
          </table:table-cell>
          <table:table-cell office:value-type="float" office:value="12372475">
            <text:p>12372475</text:p>
          </table:table-cell>
          <table:table-cell office:value-type="float" office:value="10413173">
            <text:p>10413173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564331">
            <text:p>4564331</text:p>
          </table:table-cell>
          <table:table-cell office:value-type="float" office:value="11687009">
            <text:p>11687009</text:p>
          </table:table-cell>
          <table:table-cell office:value-type="float" office:value="10436800">
            <text:p>10436800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799245">
            <text:p>5799245</text:p>
          </table:table-cell>
          <table:table-cell office:value-type="float" office:value="12409556">
            <text:p>12409556</text:p>
          </table:table-cell>
          <table:table-cell office:value-type="float" office:value="10472428">
            <text:p>10472428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14367">
            <text:p>5214367</text:p>
          </table:table-cell>
          <table:table-cell office:value-type="float" office:value="11444492">
            <text:p>11444492</text:p>
          </table:table-cell>
          <table:table-cell office:value-type="float" office:value="9713908">
            <text:p>9713908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424953">
            <text:p>5424953</text:p>
          </table:table-cell>
          <table:table-cell office:value-type="float" office:value="13241802">
            <text:p>13241802</text:p>
          </table:table-cell>
          <table:table-cell office:value-type="float" office:value="9984716">
            <text:p>9984716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724408">
            <text:p>4724408</text:p>
          </table:table-cell>
          <table:table-cell office:value-type="float" office:value="12007377">
            <text:p>12007377</text:p>
          </table:table-cell>
          <table:table-cell office:value-type="float" office:value="11100530">
            <text:p>11100530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97820">
            <text:p>5897820</text:p>
          </table:table-cell>
          <table:table-cell office:value-type="float" office:value="12305001">
            <text:p>12305001</text:p>
          </table:table-cell>
          <table:table-cell office:value-type="float" office:value="9491713">
            <text:p>9491713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30261">
            <text:p>5230261</text:p>
          </table:table-cell>
          <table:table-cell office:value-type="float" office:value="12335525">
            <text:p>12335525</text:p>
          </table:table-cell>
          <table:table-cell office:value-type="float" office:value="9760565">
            <text:p>9760565</text:p>
          </table:table-cell>
          <table:table-cell table:number-columns-repeated="1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684468">
            <text:p>4684468</text:p>
          </table:table-cell>
          <table:table-cell office:value-type="float" office:value="12965594">
            <text:p>12965594</text:p>
          </table:table-cell>
          <table:table-cell office:value-type="float" office:value="11267183">
            <text:p>11267183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83942">
            <text:p>4883942</text:p>
          </table:table-cell>
          <table:table-cell office:value-type="float" office:value="12066754">
            <text:p>12066754</text:p>
          </table:table-cell>
          <table:table-cell office:value-type="float" office:value="10403833">
            <text:p>10403833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65260">
            <text:p>4965260</text:p>
          </table:table-cell>
          <table:table-cell office:value-type="float" office:value="11993067">
            <text:p>11993067</text:p>
          </table:table-cell>
          <table:table-cell office:value-type="float" office:value="10438783">
            <text:p>10438783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697559">
            <text:p>5697559</text:p>
          </table:table-cell>
          <table:table-cell office:value-type="float" office:value="12644294">
            <text:p>12644294</text:p>
          </table:table-cell>
          <table:table-cell office:value-type="float" office:value="10542725">
            <text:p>10542725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170715">
            <text:p>5170715</text:p>
          </table:table-cell>
          <table:table-cell office:value-type="float" office:value="12350486">
            <text:p>12350486</text:p>
          </table:table-cell>
          <table:table-cell office:value-type="float" office:value="10657773">
            <text:p>10657773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09936">
            <text:p>5409936</text:p>
          </table:table-cell>
          <table:table-cell office:value-type="float" office:value="12322497">
            <text:p>12322497</text:p>
          </table:table-cell>
          <table:table-cell office:value-type="float" office:value="11510565">
            <text:p>11510565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195064">
            <text:p>6195064</text:p>
          </table:table-cell>
          <table:table-cell office:value-type="float" office:value="12198498">
            <text:p>12198498</text:p>
          </table:table-cell>
          <table:table-cell office:value-type="float" office:value="12760682">
            <text:p>12760682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94575">
            <text:p>5594575</text:p>
          </table:table-cell>
          <table:table-cell office:value-type="float" office:value="12187251">
            <text:p>12187251</text:p>
          </table:table-cell>
          <table:table-cell office:value-type="float" office:value="10001351">
            <text:p>1000135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17143">
            <text:p>5417143</text:p>
          </table:table-cell>
          <table:table-cell office:value-type="float" office:value="11969899">
            <text:p>11969899</text:p>
          </table:table-cell>
          <table:table-cell office:value-type="float" office:value="11019866">
            <text:p>11019866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485157">
            <text:p>6485157</text:p>
          </table:table-cell>
          <table:table-cell office:value-type="float" office:value="15784349">
            <text:p>15784349</text:p>
          </table:table-cell>
          <table:table-cell office:value-type="float" office:value="10108592">
            <text:p>10108592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07479">
            <text:p>5807479</text:p>
          </table:table-cell>
          <table:table-cell office:value-type="float" office:value="12049319">
            <text:p>12049319</text:p>
          </table:table-cell>
          <table:table-cell office:value-type="float" office:value="9974727">
            <text:p>9974727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263188">
            <text:p>6263188</text:p>
          </table:table-cell>
          <table:table-cell office:value-type="float" office:value="13113717">
            <text:p>13113717</text:p>
          </table:table-cell>
          <table:table-cell office:value-type="float" office:value="10901301">
            <text:p>1090130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668840">
            <text:p>5668840</text:p>
          </table:table-cell>
          <table:table-cell office:value-type="float" office:value="12248922">
            <text:p>12248922</text:p>
          </table:table-cell>
          <table:table-cell office:value-type="float" office:value="8822352">
            <text:p>8822352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04316">
            <text:p>5404316</text:p>
          </table:table-cell>
          <table:table-cell office:value-type="float" office:value="13658045">
            <text:p>13658045</text:p>
          </table:table-cell>
          <table:table-cell office:value-type="float" office:value="9710748">
            <text:p>9710748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624582">
            <text:p>5624582</text:p>
          </table:table-cell>
          <table:table-cell office:value-type="float" office:value="11845776">
            <text:p>11845776</text:p>
          </table:table-cell>
          <table:table-cell office:value-type="float" office:value="10243791">
            <text:p>1024379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192375">
            <text:p>5192375</text:p>
          </table:table-cell>
          <table:table-cell office:value-type="float" office:value="12659008">
            <text:p>12659008</text:p>
          </table:table-cell>
          <table:table-cell office:value-type="float" office:value="10813691">
            <text:p>1081369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294883">
            <text:p>5294883</text:p>
          </table:table-cell>
          <table:table-cell office:value-type="float" office:value="12886513">
            <text:p>12886513</text:p>
          </table:table-cell>
          <table:table-cell office:value-type="float" office:value="12572227">
            <text:p>12572227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45335">
            <text:p>5345335</text:p>
          </table:table-cell>
          <table:table-cell office:value-type="float" office:value="15196758">
            <text:p>15196758</text:p>
          </table:table-cell>
          <table:table-cell office:value-type="float" office:value="16359559">
            <text:p>1635955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70675">
            <text:p>4870675</text:p>
          </table:table-cell>
          <table:table-cell office:value-type="float" office:value="12224375">
            <text:p>12224375</text:p>
          </table:table-cell>
          <table:table-cell office:value-type="float" office:value="12846064">
            <text:p>12846064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20451">
            <text:p>5420451</text:p>
          </table:table-cell>
          <table:table-cell office:value-type="float" office:value="12956323">
            <text:p>12956323</text:p>
          </table:table-cell>
          <table:table-cell office:value-type="float" office:value="9813305">
            <text:p>9813305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42652">
            <text:p>4842652</text:p>
          </table:table-cell>
          <table:table-cell office:value-type="float" office:value="13409136">
            <text:p>13409136</text:p>
          </table:table-cell>
          <table:table-cell office:value-type="float" office:value="10490117">
            <text:p>10490117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34379">
            <text:p>7134379</text:p>
          </table:table-cell>
          <table:table-cell office:value-type="float" office:value="11705352">
            <text:p>11705352</text:p>
          </table:table-cell>
          <table:table-cell office:value-type="float" office:value="10633068">
            <text:p>10633068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09879">
            <text:p>4909879</text:p>
          </table:table-cell>
          <table:table-cell office:value-type="float" office:value="11864339">
            <text:p>11864339</text:p>
          </table:table-cell>
          <table:table-cell office:value-type="float" office:value="11239198">
            <text:p>11239198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365324">
            <text:p>7365324</text:p>
          </table:table-cell>
          <table:table-cell office:value-type="float" office:value="11595976">
            <text:p>11595976</text:p>
          </table:table-cell>
          <table:table-cell office:value-type="float" office:value="13803161">
            <text:p>1380316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81893">
            <text:p>6081893</text:p>
          </table:table-cell>
          <table:table-cell office:value-type="float" office:value="12854725">
            <text:p>12854725</text:p>
          </table:table-cell>
          <table:table-cell office:value-type="float" office:value="10299709">
            <text:p>1029970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155317">
            <text:p>5155317</text:p>
          </table:table-cell>
          <table:table-cell office:value-type="float" office:value="12685613">
            <text:p>12685613</text:p>
          </table:table-cell>
          <table:table-cell office:value-type="float" office:value="10353571">
            <text:p>1035357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629157">
            <text:p>10629157</text:p>
          </table:table-cell>
          <table:table-cell office:value-type="float" office:value="11489148">
            <text:p>11489148</text:p>
          </table:table-cell>
          <table:table-cell office:value-type="float" office:value="10754871">
            <text:p>1075487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238836">
            <text:p>5238836</text:p>
          </table:table-cell>
          <table:table-cell office:value-type="float" office:value="12536615">
            <text:p>12536615</text:p>
          </table:table-cell>
          <table:table-cell office:value-type="float" office:value="10238994">
            <text:p>10238994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70983">
            <text:p>5070983</text:p>
          </table:table-cell>
          <table:table-cell office:value-type="float" office:value="13084657">
            <text:p>13084657</text:p>
          </table:table-cell>
          <table:table-cell office:value-type="float" office:value="10447379">
            <text:p>1044737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188653">
            <text:p>5188653</text:p>
          </table:table-cell>
          <table:table-cell office:value-type="float" office:value="12792884">
            <text:p>12792884</text:p>
          </table:table-cell>
          <table:table-cell office:value-type="float" office:value="10950605">
            <text:p>10950605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23402">
            <text:p>5723402</text:p>
          </table:table-cell>
          <table:table-cell office:value-type="float" office:value="13635773">
            <text:p>13635773</text:p>
          </table:table-cell>
          <table:table-cell office:value-type="float" office:value="10851766">
            <text:p>10851766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41242">
            <text:p>5441242</text:p>
          </table:table-cell>
          <table:table-cell office:value-type="float" office:value="12459093">
            <text:p>12459093</text:p>
          </table:table-cell>
          <table:table-cell office:value-type="float" office:value="9789260">
            <text:p>9789260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298728">
            <text:p>5298728</text:p>
          </table:table-cell>
          <table:table-cell office:value-type="float" office:value="15477434">
            <text:p>15477434</text:p>
          </table:table-cell>
          <table:table-cell office:value-type="float" office:value="9514569">
            <text:p>951456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23136">
            <text:p>5823136</text:p>
          </table:table-cell>
          <table:table-cell office:value-type="float" office:value="12157951">
            <text:p>12157951</text:p>
          </table:table-cell>
          <table:table-cell office:value-type="float" office:value="9665439">
            <text:p>966543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819980">
            <text:p>5819980</text:p>
          </table:table-cell>
          <table:table-cell office:value-type="float" office:value="10763827">
            <text:p>10763827</text:p>
          </table:table-cell>
          <table:table-cell office:value-type="float" office:value="10393417">
            <text:p>10393417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427894">
            <text:p>5427894</text:p>
          </table:table-cell>
          <table:table-cell office:value-type="float" office:value="12614627">
            <text:p>12614627</text:p>
          </table:table-cell>
          <table:table-cell office:value-type="float" office:value="9269098">
            <text:p>9269098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690710">
            <text:p>4690710</text:p>
          </table:table-cell>
          <table:table-cell office:value-type="float" office:value="11731517">
            <text:p>11731517</text:p>
          </table:table-cell>
          <table:table-cell office:value-type="float" office:value="9652375">
            <text:p>9652375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33031">
            <text:p>5333031</text:p>
          </table:table-cell>
          <table:table-cell office:value-type="float" office:value="11410578">
            <text:p>11410578</text:p>
          </table:table-cell>
          <table:table-cell office:value-type="float" office:value="10154561">
            <text:p>1015456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698900">
            <text:p>5698900</text:p>
          </table:table-cell>
          <table:table-cell office:value-type="float" office:value="12138598">
            <text:p>12138598</text:p>
          </table:table-cell>
          <table:table-cell office:value-type="float" office:value="10922047">
            <text:p>10922047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55512">
            <text:p>4855512</text:p>
          </table:table-cell>
          <table:table-cell office:value-type="float" office:value="12842261">
            <text:p>12842261</text:p>
          </table:table-cell>
          <table:table-cell office:value-type="float" office:value="10695431">
            <text:p>10695431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04885">
            <text:p>5704885</text:p>
          </table:table-cell>
          <table:table-cell office:value-type="float" office:value="14479470">
            <text:p>14479470</text:p>
          </table:table-cell>
          <table:table-cell office:value-type="float" office:value="9836509">
            <text:p>983650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53969">
            <text:p>5053969</text:p>
          </table:table-cell>
          <table:table-cell office:value-type="float" office:value="13366556">
            <text:p>13366556</text:p>
          </table:table-cell>
          <table:table-cell office:value-type="float" office:value="10047256">
            <text:p>10047256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182401">
            <text:p>5182401</text:p>
          </table:table-cell>
          <table:table-cell office:value-type="float" office:value="11041194">
            <text:p>11041194</text:p>
          </table:table-cell>
          <table:table-cell office:value-type="float" office:value="10945375">
            <text:p>10945375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229711">
            <text:p>5229711</text:p>
          </table:table-cell>
          <table:table-cell office:value-type="float" office:value="12975739">
            <text:p>12975739</text:p>
          </table:table-cell>
          <table:table-cell office:value-type="float" office:value="9937988">
            <text:p>9937988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167419">
            <text:p>5167419</text:p>
          </table:table-cell>
          <table:table-cell office:value-type="float" office:value="13973682">
            <text:p>13973682</text:p>
          </table:table-cell>
          <table:table-cell office:value-type="float" office:value="10524735">
            <text:p>10524735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81057">
            <text:p>5081057</text:p>
          </table:table-cell>
          <table:table-cell office:value-type="float" office:value="14844962">
            <text:p>14844962</text:p>
          </table:table-cell>
          <table:table-cell office:value-type="float" office:value="9777669">
            <text:p>977766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388492">
            <text:p>6388492</text:p>
          </table:table-cell>
          <table:table-cell office:value-type="float" office:value="12056666">
            <text:p>12056666</text:p>
          </table:table-cell>
          <table:table-cell office:value-type="float" office:value="10062920">
            <text:p>10062920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181001">
            <text:p>6181001</text:p>
          </table:table-cell>
          <table:table-cell office:value-type="float" office:value="14699025">
            <text:p>14699025</text:p>
          </table:table-cell>
          <table:table-cell office:value-type="float" office:value="8953084">
            <text:p>8953084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10078">
            <text:p>5510078</text:p>
          </table:table-cell>
          <table:table-cell office:value-type="float" office:value="12068907">
            <text:p>12068907</text:p>
          </table:table-cell>
          <table:table-cell office:value-type="float" office:value="9993409">
            <text:p>9993409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498056">
            <text:p>7498056</text:p>
          </table:table-cell>
          <table:table-cell office:value-type="float" office:value="11613496">
            <text:p>11613496</text:p>
          </table:table-cell>
          <table:table-cell office:value-type="float" office:value="10750124">
            <text:p>10750124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61601">
            <text:p>5361601</text:p>
          </table:table-cell>
          <table:table-cell office:value-type="float" office:value="11824826">
            <text:p>11824826</text:p>
          </table:table-cell>
          <table:table-cell office:value-type="float" office:value="10842872">
            <text:p>1084287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02:19:56.87</dc:date>
    <meta:document-statistic meta:table-count="1" meta:cell-count="19790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5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cm" chart:symbol-height="0.2cm">
        <chart:symbol-image/>
      </style:chart-properties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99cm" svg:height="11.974cm" xlink:href=".." xlink:type="simple" chart:class="chart:line" chart:column-mapping="3 0 1 2" chart:style-name="ch1">
        <chart:title svg:x="8.494cm" svg:y="0.375cm" chart:style-name="ch2">
          <text:p>Costo Temporal Búsqueda Local</text:p>
        </chart:title>
        <chart:subtitle svg:x="10.319cm" svg:y="1.393cm" chart:style-name="ch3">
          <text:p>50 repeticiones</text:p>
        </chart:subtitle>
        <chart:legend chart:legend-position="end" svg:x="19.469cm" svg:y="4.889cm" style:legend-expansion="high" chart:style-name="ch4"/>
        <chart:plot-area chart:style-name="ch5" table:cell-range-address="Hoja1.F1:Hoja1.J97" chart:data-source-has-labels="both" svg:x="1.504cm" svg:y="2.553cm" svg:width="17.795cm" svg:height="8.283cm">
          <chartooo:coordinate-region svg:x="3.237cm" svg:y="2.553cm" svg:width="16.019cm" svg:height="7.237cm"/>
          <chart:axis chart:dimension="x" chart:name="primary-x" chart:style-name="ch6" chartooo:axis-type="auto">
            <chartooo:date-scale/>
            <chart:title svg:x="9.854cm" svg:y="11.076cm" chart:style-name="ch7">
              <text:p>Nodos</text:p>
            </chart:title>
            <chart:categories table:cell-range-address="Hoja1.F2:Hoja1.F97"/>
          </chart:axis>
          <chart:axis chart:dimension="y" chart:name="primary-y" chart:style-name="ch8">
            <chart:title svg:x="0.45cm" svg:y="7.294cm" chart:style-name="ch9">
              <text:p>NSegs.</text:p>
            </chart:title>
            <chart:grid chart:style-name="ch10" chart:class="major"/>
          </chart:axis>
          <chart:series chart:style-name="ch11" chart:values-cell-range-address="Hoja1.J2:Hoja1.J97" chart:label-cell-address="Hoja1.J1:Hoja1.J1" chart:class="chart:line">
            <chart:data-point chart:repeated="96"/>
          </chart:series>
          <chart:series chart:style-name="ch12" chart:values-cell-range-address="Hoja1.G2:Hoja1.G97" chart:label-cell-address="Hoja1.G1:Hoja1.G1" chart:class="chart:line">
            <chart:data-point chart:repeated="96"/>
          </chart:series>
          <chart:series chart:style-name="ch13" chart:values-cell-range-address="Hoja1.H2:Hoja1.H97" chart:label-cell-address="Hoja1.H1:Hoja1.H1" chart:class="chart:line">
            <chart:data-point chart:repeated="96"/>
          </chart:series>
          <chart:series chart:style-name="ch14" chart:values-cell-range-address="Hoja1.I2:Hoja1.I97" chart:label-cell-address="Hoja1.I1:Hoja1.I1" chart:class="chart:line">
            <chart:data-point chart:repeated="9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órico</text:p>
                <draw:g>
                  <svg:desc>Hoja1.J1:Hoja1.J1</svg:desc>
                </draw:g>
              </table:table-cell>
              <table:table-cell office:value-type="string">
                <text:p>BusquedaLocal Azar</text:p>
                <draw:g>
                  <svg:desc>Hoja1.G1:Hoja1.G1</svg:desc>
                </draw:g>
              </table:table-cell>
              <table:table-cell office:value-type="string">
                <text:p>BusquedaLocal Star</text:p>
                <draw:g>
                  <svg:desc>Hoja1.H1:Hoja1.H1</svg:desc>
                </draw:g>
              </table:table-cell>
              <table:table-cell office:value-type="string">
                <text:p>BusquedaLocal Web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F2:Hoja1.F97</svg:desc>
                </draw:g>
              </table:table-cell>
              <table:table-cell office:value-type="float" office:value="1875">
                <text:p>1875</text:p>
                <draw:g>
                  <svg:desc>Hoja1.J2:Hoja1.J97</svg:desc>
                </draw:g>
              </table:table-cell>
              <table:table-cell office:value-type="float" office:value="21703.64">
                <text:p>21703.64</text:p>
                <draw:g>
                  <svg:desc>Hoja1.G2:Hoja1.G97</svg:desc>
                </draw:g>
              </table:table-cell>
              <table:table-cell office:value-type="float" office:value="17250.6">
                <text:p>17250.6</text:p>
                <draw:g>
                  <svg:desc>Hoja1.H2:Hoja1.H97</svg:desc>
                </draw:g>
              </table:table-cell>
              <table:table-cell office:value-type="float" office:value="31106.56">
                <text:p>31106.56</text:p>
                <draw:g>
                  <svg:desc>Hoja1.I2:Hoja1.I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40">
                <text:p>3240</text:p>
              </table:table-cell>
              <table:table-cell office:value-type="float" office:value="20364.66">
                <text:p>20364.66</text:p>
              </table:table-cell>
              <table:table-cell office:value-type="float" office:value="21022.42">
                <text:p>21022.42</text:p>
              </table:table-cell>
              <table:table-cell office:value-type="float" office:value="21641.72">
                <text:p>21641.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145">
                <text:p>5145</text:p>
              </table:table-cell>
              <table:table-cell office:value-type="float" office:value="35220.02">
                <text:p>35220.02</text:p>
              </table:table-cell>
              <table:table-cell office:value-type="float" office:value="23660.06">
                <text:p>23660.06</text:p>
              </table:table-cell>
              <table:table-cell office:value-type="float" office:value="22411.18">
                <text:p>22411.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680">
                <text:p>7680</text:p>
              </table:table-cell>
              <table:table-cell office:value-type="float" office:value="26655.08">
                <text:p>26655.08</text:p>
              </table:table-cell>
              <table:table-cell office:value-type="float" office:value="27566.2">
                <text:p>27566.2</text:p>
              </table:table-cell>
              <table:table-cell office:value-type="float" office:value="30180.38">
                <text:p>30180.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935">
                <text:p>10935</text:p>
              </table:table-cell>
              <table:table-cell office:value-type="float" office:value="34387.24">
                <text:p>34387.24</text:p>
              </table:table-cell>
              <table:table-cell office:value-type="float" office:value="31299.34">
                <text:p>31299.34</text:p>
              </table:table-cell>
              <table:table-cell office:value-type="float" office:value="37033.54">
                <text:p>37033.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00">
                <text:p>15000</text:p>
              </table:table-cell>
              <table:table-cell office:value-type="float" office:value="37653.1">
                <text:p>37653.1</text:p>
              </table:table-cell>
              <table:table-cell office:value-type="float" office:value="39024.66">
                <text:p>39024.66</text:p>
              </table:table-cell>
              <table:table-cell office:value-type="float" office:value="34476.08">
                <text:p>34476.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965">
                <text:p>19965</text:p>
              </table:table-cell>
              <table:table-cell office:value-type="float" office:value="46154.78">
                <text:p>46154.78</text:p>
              </table:table-cell>
              <table:table-cell office:value-type="float" office:value="37192.8">
                <text:p>37192.8</text:p>
              </table:table-cell>
              <table:table-cell office:value-type="float" office:value="40439.66">
                <text:p>40439.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920">
                <text:p>25920</text:p>
              </table:table-cell>
              <table:table-cell office:value-type="float" office:value="54991.26">
                <text:p>54991.26</text:p>
              </table:table-cell>
              <table:table-cell office:value-type="float" office:value="47154.32">
                <text:p>47154.32</text:p>
              </table:table-cell>
              <table:table-cell office:value-type="float" office:value="45738.74">
                <text:p>45738.7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955">
                <text:p>32955</text:p>
              </table:table-cell>
              <table:table-cell office:value-type="float" office:value="53824.72">
                <text:p>53824.72</text:p>
              </table:table-cell>
              <table:table-cell office:value-type="float" office:value="56784.64">
                <text:p>56784.64</text:p>
              </table:table-cell>
              <table:table-cell office:value-type="float" office:value="52706.78">
                <text:p>52706.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1160">
                <text:p>41160</text:p>
              </table:table-cell>
              <table:table-cell office:value-type="float" office:value="61732.72">
                <text:p>61732.72</text:p>
              </table:table-cell>
              <table:table-cell office:value-type="float" office:value="63587.82">
                <text:p>63587.82</text:p>
              </table:table-cell>
              <table:table-cell office:value-type="float" office:value="75676.42">
                <text:p>75676.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625">
                <text:p>50625</text:p>
              </table:table-cell>
              <table:table-cell office:value-type="float" office:value="64220.34">
                <text:p>64220.34</text:p>
              </table:table-cell>
              <table:table-cell office:value-type="float" office:value="66286.46">
                <text:p>66286.46</text:p>
              </table:table-cell>
              <table:table-cell office:value-type="float" office:value="68202.94">
                <text:p>68202.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440">
                <text:p>61440</text:p>
              </table:table-cell>
              <table:table-cell office:value-type="float" office:value="82390.38">
                <text:p>82390.38</text:p>
              </table:table-cell>
              <table:table-cell office:value-type="float" office:value="77585.04">
                <text:p>77585.04</text:p>
              </table:table-cell>
              <table:table-cell office:value-type="float" office:value="76358.94">
                <text:p>76358.9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695">
                <text:p>73695</text:p>
              </table:table-cell>
              <table:table-cell office:value-type="float" office:value="92490.82">
                <text:p>92490.82</text:p>
              </table:table-cell>
              <table:table-cell office:value-type="float" office:value="82024.38">
                <text:p>82024.38</text:p>
              </table:table-cell>
              <table:table-cell office:value-type="float" office:value="89120.24">
                <text:p>89120.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7480">
                <text:p>87480</text:p>
              </table:table-cell>
              <table:table-cell office:value-type="float" office:value="103172.68">
                <text:p>103172.68</text:p>
              </table:table-cell>
              <table:table-cell office:value-type="float" office:value="96259.84">
                <text:p>96259.84</text:p>
              </table:table-cell>
              <table:table-cell office:value-type="float" office:value="114380.02">
                <text:p>114380.0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2885">
                <text:p>102885</text:p>
              </table:table-cell>
              <table:table-cell office:value-type="float" office:value="99028.5">
                <text:p>99028.5</text:p>
              </table:table-cell>
              <table:table-cell office:value-type="float" office:value="109252.82">
                <text:p>109252.82</text:p>
              </table:table-cell>
              <table:table-cell office:value-type="float" office:value="116512.38">
                <text:p>116512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0000">
                <text:p>120000</text:p>
              </table:table-cell>
              <table:table-cell office:value-type="float" office:value="113405">
                <text:p>113405</text:p>
              </table:table-cell>
              <table:table-cell office:value-type="float" office:value="119169.54">
                <text:p>119169.54</text:p>
              </table:table-cell>
              <table:table-cell office:value-type="float" office:value="116592.68">
                <text:p>116592.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8915">
                <text:p>138915</text:p>
              </table:table-cell>
              <table:table-cell office:value-type="float" office:value="123824.2">
                <text:p>123824.2</text:p>
              </table:table-cell>
              <table:table-cell office:value-type="float" office:value="133259.28">
                <text:p>133259.28</text:p>
              </table:table-cell>
              <table:table-cell office:value-type="float" office:value="131448.28">
                <text:p>131448.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9720">
                <text:p>159720</text:p>
              </table:table-cell>
              <table:table-cell office:value-type="float" office:value="140540.34">
                <text:p>140540.34</text:p>
              </table:table-cell>
              <table:table-cell office:value-type="float" office:value="157088.16">
                <text:p>157088.16</text:p>
              </table:table-cell>
              <table:table-cell office:value-type="float" office:value="159808">
                <text:p>1598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2505">
                <text:p>182505</text:p>
              </table:table-cell>
              <table:table-cell office:value-type="float" office:value="172374.4">
                <text:p>172374.4</text:p>
              </table:table-cell>
              <table:table-cell office:value-type="float" office:value="161940.84">
                <text:p>161940.84</text:p>
              </table:table-cell>
              <table:table-cell office:value-type="float" office:value="155419.34">
                <text:p>155419.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07360">
                <text:p>207360</text:p>
              </table:table-cell>
              <table:table-cell office:value-type="float" office:value="178697.28">
                <text:p>178697.28</text:p>
              </table:table-cell>
              <table:table-cell office:value-type="float" office:value="187637.52">
                <text:p>187637.52</text:p>
              </table:table-cell>
              <table:table-cell office:value-type="float" office:value="183509.52">
                <text:p>183509.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34375">
                <text:p>234375</text:p>
              </table:table-cell>
              <table:table-cell office:value-type="float" office:value="189368.4">
                <text:p>189368.4</text:p>
              </table:table-cell>
              <table:table-cell office:value-type="float" office:value="193820.3">
                <text:p>193820.3</text:p>
              </table:table-cell>
              <table:table-cell office:value-type="float" office:value="181263.88">
                <text:p>181263.8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3640">
                <text:p>263640</text:p>
              </table:table-cell>
              <table:table-cell office:value-type="float" office:value="185184.24">
                <text:p>185184.24</text:p>
              </table:table-cell>
              <table:table-cell office:value-type="float" office:value="206975.56">
                <text:p>206975.56</text:p>
              </table:table-cell>
              <table:table-cell office:value-type="float" office:value="196850.56">
                <text:p>196850.5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95245">
                <text:p>295245</text:p>
              </table:table-cell>
              <table:table-cell office:value-type="float" office:value="203390.62">
                <text:p>203390.62</text:p>
              </table:table-cell>
              <table:table-cell office:value-type="float" office:value="242825.84">
                <text:p>242825.84</text:p>
              </table:table-cell>
              <table:table-cell office:value-type="float" office:value="216209.9">
                <text:p>216209.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9280">
                <text:p>329280</text:p>
              </table:table-cell>
              <table:table-cell office:value-type="float" office:value="232333.82">
                <text:p>232333.82</text:p>
              </table:table-cell>
              <table:table-cell office:value-type="float" office:value="257680.4">
                <text:p>257680.4</text:p>
              </table:table-cell>
              <table:table-cell office:value-type="float" office:value="238950.88">
                <text:p>238950.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65835">
                <text:p>365835</text:p>
              </table:table-cell>
              <table:table-cell office:value-type="float" office:value="234024.04">
                <text:p>234024.04</text:p>
              </table:table-cell>
              <table:table-cell office:value-type="float" office:value="259121.8">
                <text:p>259121.8</text:p>
              </table:table-cell>
              <table:table-cell office:value-type="float" office:value="265282.84">
                <text:p>265282.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5000">
                <text:p>405000</text:p>
              </table:table-cell>
              <table:table-cell office:value-type="float" office:value="260527.36">
                <text:p>260527.36</text:p>
              </table:table-cell>
              <table:table-cell office:value-type="float" office:value="378650.94">
                <text:p>378650.94</text:p>
              </table:table-cell>
              <table:table-cell office:value-type="float" office:value="271468.24">
                <text:p>271468.2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46865">
                <text:p>446865</text:p>
              </table:table-cell>
              <table:table-cell office:value-type="float" office:value="291931.46">
                <text:p>291931.46</text:p>
              </table:table-cell>
              <table:table-cell office:value-type="float" office:value="302612.04">
                <text:p>302612.04</text:p>
              </table:table-cell>
              <table:table-cell office:value-type="float" office:value="287566.82">
                <text:p>287566.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1520">
                <text:p>491520</text:p>
              </table:table-cell>
              <table:table-cell office:value-type="float" office:value="303728.74">
                <text:p>303728.74</text:p>
              </table:table-cell>
              <table:table-cell office:value-type="float" office:value="337788.2">
                <text:p>337788.2</text:p>
              </table:table-cell>
              <table:table-cell office:value-type="float" office:value="319719.14">
                <text:p>319719.1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39055">
                <text:p>539055</text:p>
              </table:table-cell>
              <table:table-cell office:value-type="float" office:value="323507.12">
                <text:p>323507.12</text:p>
              </table:table-cell>
              <table:table-cell office:value-type="float" office:value="366077.62">
                <text:p>366077.62</text:p>
              </table:table-cell>
              <table:table-cell office:value-type="float" office:value="377806.24">
                <text:p>377806.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89560">
                <text:p>589560</text:p>
              </table:table-cell>
              <table:table-cell office:value-type="float" office:value="350685.94">
                <text:p>350685.94</text:p>
              </table:table-cell>
              <table:table-cell office:value-type="float" office:value="403284.2">
                <text:p>403284.2</text:p>
              </table:table-cell>
              <table:table-cell office:value-type="float" office:value="372131.84">
                <text:p>372131.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43125">
                <text:p>643125</text:p>
              </table:table-cell>
              <table:table-cell office:value-type="float" office:value="362492.68">
                <text:p>362492.68</text:p>
              </table:table-cell>
              <table:table-cell office:value-type="float" office:value="428170.02">
                <text:p>428170.02</text:p>
              </table:table-cell>
              <table:table-cell office:value-type="float" office:value="417973.08">
                <text:p>417973.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99840">
                <text:p>699840</text:p>
              </table:table-cell>
              <table:table-cell office:value-type="float" office:value="404240.38">
                <text:p>404240.38</text:p>
              </table:table-cell>
              <table:table-cell office:value-type="float" office:value="445906.44">
                <text:p>445906.44</text:p>
              </table:table-cell>
              <table:table-cell office:value-type="float" office:value="430643.34">
                <text:p>430643.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59795">
                <text:p>759795</text:p>
              </table:table-cell>
              <table:table-cell office:value-type="float" office:value="390133.26">
                <text:p>390133.26</text:p>
              </table:table-cell>
              <table:table-cell office:value-type="float" office:value="537615.44">
                <text:p>537615.44</text:p>
              </table:table-cell>
              <table:table-cell office:value-type="float" office:value="498987.96">
                <text:p>498987.9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23080">
                <text:p>823080</text:p>
              </table:table-cell>
              <table:table-cell office:value-type="float" office:value="446835.1">
                <text:p>446835.1</text:p>
              </table:table-cell>
              <table:table-cell office:value-type="float" office:value="560620.84">
                <text:p>560620.84</text:p>
              </table:table-cell>
              <table:table-cell office:value-type="float" office:value="499198.92">
                <text:p>499198.9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89785">
                <text:p>889785</text:p>
              </table:table-cell>
              <table:table-cell office:value-type="float" office:value="446461.9">
                <text:p>446461.9</text:p>
              </table:table-cell>
              <table:table-cell office:value-type="float" office:value="571437.12">
                <text:p>571437.12</text:p>
              </table:table-cell>
              <table:table-cell office:value-type="float" office:value="522886.84">
                <text:p>522886.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0000">
                <text:p>960000</text:p>
              </table:table-cell>
              <table:table-cell office:value-type="float" office:value="493427.7">
                <text:p>493427.7</text:p>
              </table:table-cell>
              <table:table-cell office:value-type="float" office:value="599632.86">
                <text:p>599632.86</text:p>
              </table:table-cell>
              <table:table-cell office:value-type="float" office:value="620300.58">
                <text:p>620300.5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33815">
                <text:p>1033815</text:p>
              </table:table-cell>
              <table:table-cell office:value-type="float" office:value="511571.74">
                <text:p>511571.74</text:p>
              </table:table-cell>
              <table:table-cell office:value-type="float" office:value="679642.06">
                <text:p>679642.06</text:p>
              </table:table-cell>
              <table:table-cell office:value-type="float" office:value="592249.18">
                <text:p>592249.1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11320">
                <text:p>1111320</text:p>
              </table:table-cell>
              <table:table-cell office:value-type="float" office:value="544928.32">
                <text:p>544928.32</text:p>
              </table:table-cell>
              <table:table-cell office:value-type="float" office:value="744134.94">
                <text:p>744134.94</text:p>
              </table:table-cell>
              <table:table-cell office:value-type="float" office:value="649506.56">
                <text:p>649506.5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92605">
                <text:p>1192605</text:p>
              </table:table-cell>
              <table:table-cell office:value-type="float" office:value="594653.66">
                <text:p>594653.66</text:p>
              </table:table-cell>
              <table:table-cell office:value-type="float" office:value="795241.22">
                <text:p>795241.22</text:p>
              </table:table-cell>
              <table:table-cell office:value-type="float" office:value="713099.82">
                <text:p>713099.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77760">
                <text:p>1277760</text:p>
              </table:table-cell>
              <table:table-cell office:value-type="float" office:value="616097.1">
                <text:p>616097.1</text:p>
              </table:table-cell>
              <table:table-cell office:value-type="float" office:value="836144.5">
                <text:p>836144.5</text:p>
              </table:table-cell>
              <table:table-cell office:value-type="float" office:value="809910.76">
                <text:p>809910.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66875">
                <text:p>1366875</text:p>
              </table:table-cell>
              <table:table-cell office:value-type="float" office:value="671562.72">
                <text:p>671562.72</text:p>
              </table:table-cell>
              <table:table-cell office:value-type="float" office:value="929201.76">
                <text:p>929201.76</text:p>
              </table:table-cell>
              <table:table-cell office:value-type="float" office:value="850361.6">
                <text:p>850361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460040">
                <text:p>1460040</text:p>
              </table:table-cell>
              <table:table-cell office:value-type="float" office:value="711846.08">
                <text:p>711846.08</text:p>
              </table:table-cell>
              <table:table-cell office:value-type="float" office:value="1067252.94">
                <text:p>1067252.94</text:p>
              </table:table-cell>
              <table:table-cell office:value-type="float" office:value="951558.46">
                <text:p>951558.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557345">
                <text:p>1557345</text:p>
              </table:table-cell>
              <table:table-cell office:value-type="float" office:value="802938.04">
                <text:p>802938.04</text:p>
              </table:table-cell>
              <table:table-cell office:value-type="float" office:value="1249668.02">
                <text:p>1249668.02</text:p>
              </table:table-cell>
              <table:table-cell office:value-type="float" office:value="920864.08">
                <text:p>920864.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58880">
                <text:p>1658880</text:p>
              </table:table-cell>
              <table:table-cell office:value-type="float" office:value="821282.64">
                <text:p>821282.64</text:p>
              </table:table-cell>
              <table:table-cell office:value-type="float" office:value="1067733.5">
                <text:p>1067733.5</text:p>
              </table:table-cell>
              <table:table-cell office:value-type="float" office:value="972916.66">
                <text:p>972916.6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764735">
                <text:p>1764735</text:p>
              </table:table-cell>
              <table:table-cell office:value-type="float" office:value="863958.78">
                <text:p>863958.78</text:p>
              </table:table-cell>
              <table:table-cell office:value-type="float" office:value="1136996.68">
                <text:p>1136996.68</text:p>
              </table:table-cell>
              <table:table-cell office:value-type="float" office:value="1082056.12">
                <text:p>1082056.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75000">
                <text:p>1875000</text:p>
              </table:table-cell>
              <table:table-cell office:value-type="float" office:value="854515.38">
                <text:p>854515.38</text:p>
              </table:table-cell>
              <table:table-cell office:value-type="float" office:value="1240344.58">
                <text:p>1240344.58</text:p>
              </table:table-cell>
              <table:table-cell office:value-type="float" office:value="1123379.3">
                <text:p>1123379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989765">
                <text:p>1989765</text:p>
              </table:table-cell>
              <table:table-cell office:value-type="float" office:value="929848.02">
                <text:p>929848.02</text:p>
              </table:table-cell>
              <table:table-cell office:value-type="float" office:value="1267703.32">
                <text:p>1267703.32</text:p>
              </table:table-cell>
              <table:table-cell office:value-type="float" office:value="1253327.04">
                <text:p>1253327.0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09120">
                <text:p>2109120</text:p>
              </table:table-cell>
              <table:table-cell office:value-type="float" office:value="943571.2">
                <text:p>943571.2</text:p>
              </table:table-cell>
              <table:table-cell office:value-type="float" office:value="1390661.92">
                <text:p>1390661.92</text:p>
              </table:table-cell>
              <table:table-cell office:value-type="float" office:value="1282078.84">
                <text:p>1282078.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33155">
                <text:p>2233155</text:p>
              </table:table-cell>
              <table:table-cell office:value-type="float" office:value="1056445.32">
                <text:p>1056445.32</text:p>
              </table:table-cell>
              <table:table-cell office:value-type="float" office:value="1500786.7">
                <text:p>1500786.7</text:p>
              </table:table-cell>
              <table:table-cell office:value-type="float" office:value="1345267.06">
                <text:p>1345267.0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61960">
                <text:p>2361960</text:p>
              </table:table-cell>
              <table:table-cell office:value-type="float" office:value="1089587.96">
                <text:p>1089587.96</text:p>
              </table:table-cell>
              <table:table-cell office:value-type="float" office:value="1586761.1">
                <text:p>1586761.1</text:p>
              </table:table-cell>
              <table:table-cell office:value-type="float" office:value="1480138.92">
                <text:p>1480138.9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495625">
                <text:p>2495625</text:p>
              </table:table-cell>
              <table:table-cell office:value-type="float" office:value="1134934.16">
                <text:p>1134934.16</text:p>
              </table:table-cell>
              <table:table-cell office:value-type="float" office:value="1647820.84">
                <text:p>1647820.84</text:p>
              </table:table-cell>
              <table:table-cell office:value-type="float" office:value="1457501.5">
                <text:p>1457501.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634240">
                <text:p>2634240</text:p>
              </table:table-cell>
              <table:table-cell office:value-type="float" office:value="1185150.1">
                <text:p>1185150.1</text:p>
              </table:table-cell>
              <table:table-cell office:value-type="float" office:value="1784810.52">
                <text:p>1784810.52</text:p>
              </table:table-cell>
              <table:table-cell office:value-type="float" office:value="1574188.3">
                <text:p>1574188.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777895">
                <text:p>2777895</text:p>
              </table:table-cell>
              <table:table-cell office:value-type="float" office:value="1259936.96">
                <text:p>1259936.96</text:p>
              </table:table-cell>
              <table:table-cell office:value-type="float" office:value="1834559.34">
                <text:p>1834559.34</text:p>
              </table:table-cell>
              <table:table-cell office:value-type="float" office:value="1768811.8">
                <text:p>1768811.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926680">
                <text:p>2926680</text:p>
              </table:table-cell>
              <table:table-cell office:value-type="float" office:value="1457302.78">
                <text:p>1457302.78</text:p>
              </table:table-cell>
              <table:table-cell office:value-type="float" office:value="2040405.16">
                <text:p>2040405.16</text:p>
              </table:table-cell>
              <table:table-cell office:value-type="float" office:value="1838629.04">
                <text:p>1838629.0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080685">
                <text:p>3080685</text:p>
              </table:table-cell>
              <table:table-cell office:value-type="float" office:value="1360810.3">
                <text:p>1360810.3</text:p>
              </table:table-cell>
              <table:table-cell office:value-type="float" office:value="2042719.14">
                <text:p>2042719.14</text:p>
              </table:table-cell>
              <table:table-cell office:value-type="float" office:value="1959700.82">
                <text:p>1959700.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40000">
                <text:p>3240000</text:p>
              </table:table-cell>
              <table:table-cell office:value-type="float" office:value="1438452.16">
                <text:p>1438452.16</text:p>
              </table:table-cell>
              <table:table-cell office:value-type="float" office:value="2231540.5">
                <text:p>2231540.5</text:p>
              </table:table-cell>
              <table:table-cell office:value-type="float" office:value="2000184.38">
                <text:p>2000184.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404715">
                <text:p>3404715</text:p>
              </table:table-cell>
              <table:table-cell office:value-type="float" office:value="1474174.1">
                <text:p>1474174.1</text:p>
              </table:table-cell>
              <table:table-cell office:value-type="float" office:value="2305461.34">
                <text:p>2305461.34</text:p>
              </table:table-cell>
              <table:table-cell office:value-type="float" office:value="2093105.74">
                <text:p>2093105.7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574920">
                <text:p>3574920</text:p>
              </table:table-cell>
              <table:table-cell office:value-type="float" office:value="1465969.3">
                <text:p>1465969.3</text:p>
              </table:table-cell>
              <table:table-cell office:value-type="float" office:value="2362977.9">
                <text:p>2362977.9</text:p>
              </table:table-cell>
              <table:table-cell office:value-type="float" office:value="2241928.54">
                <text:p>2241928.5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50705">
                <text:p>3750705</text:p>
              </table:table-cell>
              <table:table-cell office:value-type="float" office:value="1616475.6">
                <text:p>1616475.6</text:p>
              </table:table-cell>
              <table:table-cell office:value-type="float" office:value="2555668.04">
                <text:p>2555668.04</text:p>
              </table:table-cell>
              <table:table-cell office:value-type="float" office:value="2304213.1">
                <text:p>2304213.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932160">
                <text:p>3932160</text:p>
              </table:table-cell>
              <table:table-cell office:value-type="float" office:value="1737212.3">
                <text:p>1737212.3</text:p>
              </table:table-cell>
              <table:table-cell office:value-type="float" office:value="2722645.04">
                <text:p>2722645.04</text:p>
              </table:table-cell>
              <table:table-cell office:value-type="float" office:value="2591156.26">
                <text:p>2591156.2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119375">
                <text:p>4119375</text:p>
              </table:table-cell>
              <table:table-cell office:value-type="float" office:value="1800905.12">
                <text:p>1800905.12</text:p>
              </table:table-cell>
              <table:table-cell office:value-type="float" office:value="2893112.54">
                <text:p>2893112.54</text:p>
              </table:table-cell>
              <table:table-cell office:value-type="float" office:value="2620795.62">
                <text:p>2620795.6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312440">
                <text:p>4312440</text:p>
              </table:table-cell>
              <table:table-cell office:value-type="float" office:value="1837048.98">
                <text:p>1837048.98</text:p>
              </table:table-cell>
              <table:table-cell office:value-type="float" office:value="2944499.7">
                <text:p>2944499.7</text:p>
              </table:table-cell>
              <table:table-cell office:value-type="float" office:value="2736712.56">
                <text:p>2736712.5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11445">
                <text:p>4511445</text:p>
              </table:table-cell>
              <table:table-cell office:value-type="float" office:value="1971044.18">
                <text:p>1971044.18</text:p>
              </table:table-cell>
              <table:table-cell office:value-type="float" office:value="3204203.52">
                <text:p>3204203.52</text:p>
              </table:table-cell>
              <table:table-cell office:value-type="float" office:value="2805156.48">
                <text:p>2805156.4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716480">
                <text:p>4716480</text:p>
              </table:table-cell>
              <table:table-cell office:value-type="float" office:value="2005042.24">
                <text:p>2005042.24</text:p>
              </table:table-cell>
              <table:table-cell office:value-type="float" office:value="3272875.98">
                <text:p>3272875.98</text:p>
              </table:table-cell>
              <table:table-cell office:value-type="float" office:value="2996979.82">
                <text:p>2996979.8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927635">
                <text:p>4927635</text:p>
              </table:table-cell>
              <table:table-cell office:value-type="float" office:value="2008150.8">
                <text:p>2008150.8</text:p>
              </table:table-cell>
              <table:table-cell office:value-type="float" office:value="3455228.28">
                <text:p>3455228.28</text:p>
              </table:table-cell>
              <table:table-cell office:value-type="float" office:value="3017655.34">
                <text:p>3017655.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145000">
                <text:p>5145000</text:p>
              </table:table-cell>
              <table:table-cell office:value-type="float" office:value="2072037.22">
                <text:p>2072037.22</text:p>
              </table:table-cell>
              <table:table-cell office:value-type="float" office:value="3719981">
                <text:p>3719981</text:p>
              </table:table-cell>
              <table:table-cell office:value-type="float" office:value="3282549.46">
                <text:p>3282549.4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368665">
                <text:p>5368665</text:p>
              </table:table-cell>
              <table:table-cell office:value-type="float" office:value="2198947.58">
                <text:p>2198947.58</text:p>
              </table:table-cell>
              <table:table-cell office:value-type="float" office:value="3758981.68">
                <text:p>3758981.68</text:p>
              </table:table-cell>
              <table:table-cell office:value-type="float" office:value="3426975.8">
                <text:p>3426975.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98720">
                <text:p>5598720</text:p>
              </table:table-cell>
              <table:table-cell office:value-type="float" office:value="2158759.56">
                <text:p>2158759.56</text:p>
              </table:table-cell>
              <table:table-cell office:value-type="float" office:value="4037498.34">
                <text:p>4037498.34</text:p>
              </table:table-cell>
              <table:table-cell office:value-type="float" office:value="3599952.7">
                <text:p>3599952.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835255">
                <text:p>5835255</text:p>
              </table:table-cell>
              <table:table-cell office:value-type="float" office:value="2387773.68">
                <text:p>2387773.68</text:p>
              </table:table-cell>
              <table:table-cell office:value-type="float" office:value="4158808.06">
                <text:p>4158808.06</text:p>
              </table:table-cell>
              <table:table-cell office:value-type="float" office:value="3747489.76">
                <text:p>3747489.7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078360">
                <text:p>6078360</text:p>
              </table:table-cell>
              <table:table-cell office:value-type="float" office:value="2331876.94">
                <text:p>2331876.94</text:p>
              </table:table-cell>
              <table:table-cell office:value-type="float" office:value="4455524.78">
                <text:p>4455524.78</text:p>
              </table:table-cell>
              <table:table-cell office:value-type="float" office:value="3843785.88">
                <text:p>3843785.8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28125">
                <text:p>6328125</text:p>
              </table:table-cell>
              <table:table-cell office:value-type="float" office:value="2541459.4">
                <text:p>2541459.4</text:p>
              </table:table-cell>
              <table:table-cell office:value-type="float" office:value="4324900.64">
                <text:p>4324900.64</text:p>
              </table:table-cell>
              <table:table-cell office:value-type="float" office:value="4004030.26">
                <text:p>4004030.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584640">
                <text:p>6584640</text:p>
              </table:table-cell>
              <table:table-cell office:value-type="float" office:value="2558559.94">
                <text:p>2558559.94</text:p>
              </table:table-cell>
              <table:table-cell office:value-type="float" office:value="4687723.94">
                <text:p>4687723.94</text:p>
              </table:table-cell>
              <table:table-cell office:value-type="float" office:value="4359535.94">
                <text:p>4359535.9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847995">
                <text:p>6847995</text:p>
              </table:table-cell>
              <table:table-cell office:value-type="float" office:value="2743412.28">
                <text:p>2743412.28</text:p>
              </table:table-cell>
              <table:table-cell office:value-type="float" office:value="4937194.28">
                <text:p>4937194.28</text:p>
              </table:table-cell>
              <table:table-cell office:value-type="float" office:value="4459289.08">
                <text:p>4459289.0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118280">
                <text:p>7118280</text:p>
              </table:table-cell>
              <table:table-cell office:value-type="float" office:value="2813732.94">
                <text:p>2813732.94</text:p>
              </table:table-cell>
              <table:table-cell office:value-type="float" office:value="5420323.64">
                <text:p>5420323.64</text:p>
              </table:table-cell>
              <table:table-cell office:value-type="float" office:value="4630140.18">
                <text:p>4630140.1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395585">
                <text:p>7395585</text:p>
              </table:table-cell>
              <table:table-cell office:value-type="float" office:value="2902347.26">
                <text:p>2902347.26</text:p>
              </table:table-cell>
              <table:table-cell office:value-type="float" office:value="5522406.06">
                <text:p>5522406.06</text:p>
              </table:table-cell>
              <table:table-cell office:value-type="float" office:value="4885165.54">
                <text:p>4885165.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680000">
                <text:p>7680000</text:p>
              </table:table-cell>
              <table:table-cell office:value-type="float" office:value="2941892.58">
                <text:p>2941892.58</text:p>
              </table:table-cell>
              <table:table-cell office:value-type="float" office:value="5631774.04">
                <text:p>5631774.04</text:p>
              </table:table-cell>
              <table:table-cell office:value-type="float" office:value="4985845.3">
                <text:p>4985845.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71615">
                <text:p>7971615</text:p>
              </table:table-cell>
              <table:table-cell office:value-type="float" office:value="3151680.18">
                <text:p>3151680.18</text:p>
              </table:table-cell>
              <table:table-cell office:value-type="float" office:value="5881503.24">
                <text:p>5881503.24</text:p>
              </table:table-cell>
              <table:table-cell office:value-type="float" office:value="5324909.7">
                <text:p>5324909.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70520">
                <text:p>8270520</text:p>
              </table:table-cell>
              <table:table-cell office:value-type="float" office:value="3220515.24">
                <text:p>3220515.24</text:p>
              </table:table-cell>
              <table:table-cell office:value-type="float" office:value="6487256.5">
                <text:p>6487256.5</text:p>
              </table:table-cell>
              <table:table-cell office:value-type="float" office:value="5536145.56">
                <text:p>5536145.5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576805">
                <text:p>8576805</text:p>
              </table:table-cell>
              <table:table-cell office:value-type="float" office:value="3394141.64">
                <text:p>3394141.64</text:p>
              </table:table-cell>
              <table:table-cell office:value-type="float" office:value="6492851.14">
                <text:p>6492851.14</text:p>
              </table:table-cell>
              <table:table-cell office:value-type="float" office:value="5644912.54">
                <text:p>5644912.5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890560">
                <text:p>8890560</text:p>
              </table:table-cell>
              <table:table-cell office:value-type="float" office:value="3335824.04">
                <text:p>3335824.04</text:p>
              </table:table-cell>
              <table:table-cell office:value-type="float" office:value="6731688.7">
                <text:p>6731688.7</text:p>
              </table:table-cell>
              <table:table-cell office:value-type="float" office:value="5995228.48">
                <text:p>5995228.4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211875">
                <text:p>9211875</text:p>
              </table:table-cell>
              <table:table-cell office:value-type="float" office:value="3420508">
                <text:p>3420508</text:p>
              </table:table-cell>
              <table:table-cell office:value-type="float" office:value="7205202.76">
                <text:p>7205202.76</text:p>
              </table:table-cell>
              <table:table-cell office:value-type="float" office:value="6503461.8">
                <text:p>6503461.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9540840">
                <text:p>9540840</text:p>
              </table:table-cell>
              <table:table-cell office:value-type="float" office:value="3601864.14">
                <text:p>3601864.14</text:p>
              </table:table-cell>
              <table:table-cell office:value-type="float" office:value="7580453.94">
                <text:p>7580453.94</text:p>
              </table:table-cell>
              <table:table-cell office:value-type="float" office:value="7560285.74">
                <text:p>7560285.7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9877545">
                <text:p>9877545</text:p>
              </table:table-cell>
              <table:table-cell office:value-type="float" office:value="3725631.7">
                <text:p>3725631.7</text:p>
              </table:table-cell>
              <table:table-cell office:value-type="float" office:value="7625358.4">
                <text:p>7625358.4</text:p>
              </table:table-cell>
              <table:table-cell office:value-type="float" office:value="7172242.78">
                <text:p>7172242.7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0222080">
                <text:p>10222080</text:p>
              </table:table-cell>
              <table:table-cell office:value-type="float" office:value="3800334.62">
                <text:p>3800334.62</text:p>
              </table:table-cell>
              <table:table-cell office:value-type="float" office:value="8101258.84">
                <text:p>8101258.84</text:p>
              </table:table-cell>
              <table:table-cell office:value-type="float" office:value="6768749.66">
                <text:p>6768749.6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574535">
                <text:p>10574535</text:p>
              </table:table-cell>
              <table:table-cell office:value-type="float" office:value="4012140.5">
                <text:p>4012140.5</text:p>
              </table:table-cell>
              <table:table-cell office:value-type="float" office:value="8469996.28">
                <text:p>8469996.28</text:p>
              </table:table-cell>
              <table:table-cell office:value-type="float" office:value="7003456.28">
                <text:p>7003456.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935000">
                <text:p>10935000</text:p>
              </table:table-cell>
              <table:table-cell office:value-type="float" office:value="4016436.3">
                <text:p>4016436.3</text:p>
              </table:table-cell>
              <table:table-cell office:value-type="float" office:value="8625718.14">
                <text:p>8625718.14</text:p>
              </table:table-cell>
              <table:table-cell office:value-type="float" office:value="7292297.16">
                <text:p>7292297.1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1303565">
                <text:p>11303565</text:p>
              </table:table-cell>
              <table:table-cell office:value-type="float" office:value="4214472.4">
                <text:p>4214472.4</text:p>
              </table:table-cell>
              <table:table-cell office:value-type="float" office:value="9071614.1">
                <text:p>9071614.1</text:p>
              </table:table-cell>
              <table:table-cell office:value-type="float" office:value="7733767.38">
                <text:p>7733767.3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680320">
                <text:p>11680320</text:p>
              </table:table-cell>
              <table:table-cell office:value-type="float" office:value="4365667.64">
                <text:p>4365667.64</text:p>
              </table:table-cell>
              <table:table-cell office:value-type="float" office:value="9271513.72">
                <text:p>9271513.72</text:p>
              </table:table-cell>
              <table:table-cell office:value-type="float" office:value="8429773.16">
                <text:p>8429773.1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2065355">
                <text:p>12065355</text:p>
              </table:table-cell>
              <table:table-cell office:value-type="float" office:value="4500317.3">
                <text:p>4500317.3</text:p>
              </table:table-cell>
              <table:table-cell office:value-type="float" office:value="9791909.76">
                <text:p>9791909.76</text:p>
              </table:table-cell>
              <table:table-cell office:value-type="float" office:value="8170306.44">
                <text:p>8170306.4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2458760">
                <text:p>12458760</text:p>
              </table:table-cell>
              <table:table-cell office:value-type="float" office:value="4596322.54">
                <text:p>4596322.54</text:p>
              </table:table-cell>
              <table:table-cell office:value-type="float" office:value="10220145.46">
                <text:p>10220145.46</text:p>
              </table:table-cell>
              <table:table-cell office:value-type="float" office:value="8647122.48">
                <text:p>8647122.4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2860625">
                <text:p>12860625</text:p>
              </table:table-cell>
              <table:table-cell office:value-type="float" office:value="4767054.8">
                <text:p>4767054.8</text:p>
              </table:table-cell>
              <table:table-cell office:value-type="float" office:value="10420330.48">
                <text:p>10420330.48</text:p>
              </table:table-cell>
              <table:table-cell office:value-type="float" office:value="8726399.84">
                <text:p>8726399.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271040">
                <text:p>13271040</text:p>
              </table:table-cell>
              <table:table-cell office:value-type="float" office:value="4954550.36">
                <text:p>4954550.36</text:p>
              </table:table-cell>
              <table:table-cell office:value-type="float" office:value="11083305.9">
                <text:p>11083305.9</text:p>
              </table:table-cell>
              <table:table-cell office:value-type="float" office:value="9194058.96">
                <text:p>9194058.9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3690095">
                <text:p>13690095</text:p>
              </table:table-cell>
              <table:table-cell office:value-type="float" office:value="5197464.26">
                <text:p>5197464.26</text:p>
              </table:table-cell>
              <table:table-cell office:value-type="float" office:value="11377714.1">
                <text:p>11377714.1</text:p>
              </table:table-cell>
              <table:table-cell office:value-type="float" office:value="10054742.34">
                <text:p>10054742.3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117880">
                <text:p>14117880</text:p>
              </table:table-cell>
              <table:table-cell office:value-type="float" office:value="5136650.46">
                <text:p>5136650.46</text:p>
              </table:table-cell>
              <table:table-cell office:value-type="float" office:value="11426254.98">
                <text:p>11426254.98</text:p>
              </table:table-cell>
              <table:table-cell office:value-type="float" office:value="10210865.02">
                <text:p>10210865.0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4554485">
                <text:p>14554485</text:p>
              </table:table-cell>
              <table:table-cell office:value-type="float" office:value="5318478.4">
                <text:p>5318478.4</text:p>
              </table:table-cell>
              <table:table-cell office:value-type="float" office:value="12086443.1">
                <text:p>12086443.1</text:p>
              </table:table-cell>
              <table:table-cell office:value-type="float" office:value="10820996.78">
                <text:p>10820996.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000000">
                <text:p>15000000</text:p>
              </table:table-cell>
              <table:table-cell office:value-type="float" office:value="5655995.06">
                <text:p>5655995.06</text:p>
              </table:table-cell>
              <table:table-cell office:value-type="float" office:value="12691009.56">
                <text:p>12691009.56</text:p>
              </table:table-cell>
              <table:table-cell office:value-type="float" office:value="10625850.24">
                <text:p>1062585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